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2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36"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3.175cm" style:use-optimal-column-width="true"/>
    </style:style>
    <style:style style:name="co2" style:family="table-column">
      <style:table-column-properties fo:break-before="auto" style:column-width="0.9525cm" style:use-optimal-column-width="true"/>
    </style:style>
    <style:style style:name="co3" style:family="table-column">
      <style:table-column-properties fo:break-before="auto" style:column-width="1.29116666666667cm" style:use-optimal-column-width="true"/>
    </style:style>
    <style:style style:name="co4" style:family="table-column">
      <style:table-column-properties fo:break-before="auto" style:column-width="1.31233333333333cm" style:use-optimal-column-width="true"/>
    </style:style>
    <style:style style:name="co5" style:family="table-column">
      <style:table-column-properties fo:break-before="auto" style:column-width="1.3335cm" style:use-optimal-column-width="true"/>
    </style:style>
    <style:style style:name="co6" style:family="table-column">
      <style:table-column-properties fo:break-before="auto" style:column-width="0.5715cm" style:use-optimal-column-width="true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43933333333333cm" style:use-optimal-column-width="true"/>
    </style:style>
    <style:style style:name="co9" style:family="table-column">
      <style:table-column-properties fo:break-before="auto" style:column-width="1.41816666666667cm" style:use-optimal-column-width="true"/>
    </style:style>
    <style:style style:name="co10" style:family="table-column">
      <style:table-column-properties fo:break-before="auto" style:column-width="1.524cm" style:use-optimal-column-width="true"/>
    </style:style>
    <style:style style:name="co11" style:family="table-column">
      <style:table-column-properties fo:break-before="auto" style:column-width="0.762cm" style:use-optimal-column-width="true"/>
    </style:style>
    <style:style style:name="co12" style:family="table-column">
      <style:table-column-properties fo:break-before="auto" style:column-width="1.143cm" style:use-optimal-column-width="true"/>
    </style:style>
    <style:style style:name="co13" style:family="table-column">
      <style:table-column-properties fo:break-before="auto" style:column-width="1.37583333333333cm" style:use-optimal-column-width="true"/>
    </style:style>
    <style:style style:name="co14" style:family="table-column">
      <style:table-column-properties fo:break-before="auto" style:column-width="2.64583333333333cm" style:use-optimal-column-width="true"/>
    </style:style>
    <style:style style:name="co15" style:family="table-column">
      <style:table-column-properties fo:break-before="auto" style:column-width="1.9685cm" style:use-optimal-column-width="true"/>
    </style:style>
    <style:style style:name="co16" style:family="table-column">
      <style:table-column-properties fo:break-before="auto" style:column-width="2.62466666666667cm"/>
    </style:style>
    <style:style style:name="co17" style:family="table-column">
      <style:table-column-properties fo:break-before="auto" style:column-width="1.227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8" style:family="table-cell" style:parent-style-name="Default" style:data-style-name="N2">
      <style:text-properties style:font-name="Calibri" style:font-name-asian="Calibri" style:font-name-complex="Calibri" style:font-family-generic="swiss"/>
      <style:map style:condition="of:cell-content()=0" style:apply-style-name="cf8"/>
      <style:map style:condition="of:cell-content()&lt;0" style:apply-style-name="cf7"/>
      <style:map style:condition="of:cell-content()&gt;0" style:apply-style-name="cf9"/>
    </style:style>
    <style:style style:name="ce9" style:family="table-cell" style:parent-style-name="Default" style:data-style-name="N2">
      <style:text-properties style:font-name="Calibri" style:font-name-asian="Calibri" style:font-name-complex="Calibri" style:font-family-generic="swiss"/>
      <style:map style:condition="of:cell-content()=0" style:apply-style-name="cf8"/>
      <style:map style:condition="of:cell-content()&lt;0" style:apply-style-name="cf7"/>
      <style:map style:condition="of:cell-content()&gt;0" style:apply-style-name="cf9"/>
    </style:style>
    <style:style style:name="ce10" style:family="table-cell" style:parent-style-name="Default" style:data-style-name="N2">
      <style:text-properties style:font-name="Calibri" style:font-name-asian="Calibri" style:font-name-complex="Calibri" style:font-family-generic="swiss"/>
      <style:map style:condition="of:cell-content()=0" style:apply-style-name="cf8"/>
      <style:map style:condition="of:cell-content()&lt;0" style:apply-style-name="cf7"/>
      <style:map style:condition="of:cell-content()&gt;0" style:apply-style-name="cf9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d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16363" table:default-cell-style-name="ce2"/>
        <table:table-row table:style-name="ro1">
          <table:table-cell table:style-name="ce2"/>
          <table:table-cell office:value-type="string" table:number-columns-spanned="6" table:number-rows-spanned="1" table:style-name="ce5">
            <text:p>20-11-2017</text:p>
          </table:table-cell>
          <table:covered-table-cell table:number-columns-repeated="5"/>
          <table:table-cell table:style-name="ce3"/>
          <table:table-cell office:value-type="string" table:number-columns-spanned="6" table:number-rows-spanned="1" table:style-name="ce5">
            <text:p>04-12-2017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1" table:style-name="ce5">
            <text:p>18-12-2017</text:p>
          </table:table-cell>
          <table:covered-table-cell table:number-columns-repeated="5"/>
          <table:table-cell table:number-columns-repeated="16363"/>
        </table:table-row>
        <table:table-row table:style-name="ro1"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eashooter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3288" table:style-name="ce2">
            <text:p>23288</text:p>
          </table:table-cell>
          <table:table-cell office:value-type="float" office:value="303.03188028627198" table:formula="of:=IFERROR([.E3]/([.B3]*60+[.C3]+[.D3]/60);0)" table:style-name="ce4">
            <text:p>303.0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3288" table:style-name="ce2">
            <text:p>23288</text:p>
          </table:table-cell>
          <table:table-cell office:value-type="float" office:value="303.03188028627198" table:formula="of:=IFERROR([.L3]/([.I3]*60+[.J3]+[.K3]/60);0)" table:style-name="ce4">
            <text:p>303.0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3288" table:style-name="ce2">
            <text:p>23288</text:p>
          </table:table-cell>
          <table:table-cell office:value-type="float" office:value="303.03188028627198" table:formula="of:=IFERROR([.S3]/([.P3]*60+[.Q3]+[.R3]/60);0)" table:style-name="ce4">
            <text:p>303.03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ire Pea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Ice pea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Toxic Pea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Commando Pea</text:p>
          </table:table-cell>
          <table:table-cell office:value-type="float" office:value="4" table:style-name="ce2">
            <text:p>4</text:p>
          </table:table-cell>
          <table:table-cell office:value-type="float" office:value="47" table:style-name="ce2">
            <text:p>47</text:p>
          </table:table-cell>
          <table:table-cell office:value-type="float" office:value="11" table:style-name="ce2">
            <text:p>11</text:p>
          </table:table-cell>
          <table:table-cell office:value-type="float" office:value="116440" table:style-name="ce2">
            <text:p>116440</text:p>
          </table:table-cell>
          <table:table-cell office:value-type="float" office:value="405.45528408101677" table:formula="of:=IFERROR([.E7]/([.B7]*60+[.C7]+[.D7]/60);0)" table:style-name="ce4">
            <text:p>405.46</text:p>
          </table:table-cell>
          <table:table-cell office:value-type="float" office:value="51" table:style-name="ce2">
            <text:p>51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47" table:style-name="ce2">
            <text:p>47</text:p>
          </table:table-cell>
          <table:table-cell office:value-type="float" office:value="11" table:style-name="ce2">
            <text:p>11</text:p>
          </table:table-cell>
          <table:table-cell office:value-type="float" office:value="116440" table:style-name="ce2">
            <text:p>116440</text:p>
          </table:table-cell>
          <table:table-cell office:value-type="float" office:value="405.45528408101677" table:formula="of:=IFERROR([.L7]/([.I7]*60+[.J7]+[.K7]/60);0)" table:style-name="ce4">
            <text:p>405.46</text:p>
          </table:table-cell>
          <table:table-cell office:value-type="float" office:value="51" table:style-name="ce2">
            <text:p>51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47" table:style-name="ce2">
            <text:p>47</text:p>
          </table:table-cell>
          <table:table-cell office:value-type="float" office:value="11" table:style-name="ce2">
            <text:p>11</text:p>
          </table:table-cell>
          <table:table-cell office:value-type="float" office:value="116440" table:style-name="ce2">
            <text:p>116440</text:p>
          </table:table-cell>
          <table:table-cell office:value-type="float" office:value="405.45528408101677" table:formula="of:=IFERROR([.S7]/([.P7]*60+[.Q7]+[.R7]/60);0)" table:style-name="ce4">
            <text:p>405.46</text:p>
          </table:table-cell>
          <table:table-cell office:value-type="float" office:value="51" table:style-name="ce2">
            <text:p>5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gent Pea</text:p>
          </table:table-cell>
          <table:table-cell office:value-type="float" office:value="2" table:style-name="ce2">
            <text:p>2</text:p>
          </table:table-cell>
          <table:table-cell office:value-type="float" office:value="57" table:style-name="ce2">
            <text:p>57</text:p>
          </table:table-cell>
          <table:table-cell office:value-type="float" office:value="15" table:style-name="ce2">
            <text:p>15</text:p>
          </table:table-cell>
          <table:table-cell office:value-type="float" office:value="69864" table:style-name="ce2">
            <text:p>69864</text:p>
          </table:table-cell>
          <table:table-cell office:value-type="float" office:value="394.15514809590974" table:formula="of:=IFERROR([.E8]/([.B8]*60+[.C8]+[.D8]/60);0)" table:style-name="ce4">
            <text:p>394.16</text:p>
          </table:table-cell>
          <table:table-cell office:value-type="float" office:value="31" table:style-name="ce2">
            <text:p>3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77504" table:style-name="ce2">
            <text:p>77504</text:p>
          </table:table-cell>
          <table:table-cell office:value-type="float" office:value="377.14841849148416" table:formula="of:=IFERROR([.L8]/([.I8]*60+[.J8]+[.K8]/60);0)" table:style-name="ce4">
            <text:p>377.15</text:p>
          </table:table-cell>
          <table:table-cell office:value-type="float" office:value="35" table:style-name="ce2">
            <text:p>35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77504" table:style-name="ce2">
            <text:p>77504</text:p>
          </table:table-cell>
          <table:table-cell office:value-type="float" office:value="377.14841849148416" table:formula="of:=IFERROR([.S8]/([.P8]*60+[.Q8]+[.R8]/60);0)" table:style-name="ce4">
            <text:p>377.15</text:p>
          </table:table-cell>
          <table:table-cell office:value-type="float" office:value="35" table:style-name="ce2">
            <text:p>3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aw Pea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Plasma Pea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Rock Pea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Electro Pea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46902" table:style-name="ce2">
            <text:p>46902</text:p>
          </table:table-cell>
          <table:table-cell office:value-type="float" office:value="231.93933899282948" table:formula="of:=IFERROR([.E12]/([.B12]*60+[.C12]+[.D12]/60);0)" table:style-name="ce4">
            <text:p>231.94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2">
            <text:p>46</text:p>
          </table:table-cell>
          <table:table-cell office:value-type="float" office:value="54874" table:style-name="ce2">
            <text:p>54874</text:p>
          </table:table-cell>
          <table:table-cell office:value-type="float" office:value="244.13762420287705" table:formula="of:=IFERROR([.L12]/([.I12]*60+[.J12]+[.K12]/60);0)" table:style-name="ce4">
            <text:p>244.14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2">
            <text:p>46</text:p>
          </table:table-cell>
          <table:table-cell office:value-type="float" office:value="54874" table:style-name="ce2">
            <text:p>54874</text:p>
          </table:table-cell>
          <table:table-cell office:value-type="float" office:value="244.13762420287705" table:formula="of:=IFERROR([.S12]/([.P12]*60+[.Q12]+[.R12]/60);0)" table:style-name="ce4">
            <text:p>244.14</text:p>
          </table:table-cell>
          <table:table-cell office:value-type="float" office:value="25" table:style-name="ce2">
            <text:p>25</text:p>
          </table:table-cell>
          <table:table-cell table:number-columns-repeated="16363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Sunflower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23288" table:style-name="ce2">
            <text:p>23288</text:p>
          </table:table-cell>
          <table:table-cell office:value-type="float" office:value="324.94883720930233" table:formula="of:=IFERROR([.E14]/([.B14]*60+[.C14]+[.D14]/60);0)" table:style-name="ce4">
            <text:p>324.9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23288" table:style-name="ce2">
            <text:p>23288</text:p>
          </table:table-cell>
          <table:table-cell office:value-type="float" office:value="324.94883720930233" table:formula="of:=IFERROR([.L14]/([.I14]*60+[.J14]+[.K14]/60);0)" table:style-name="ce4">
            <text:p>324.9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23288" table:style-name="ce2">
            <text:p>23288</text:p>
          </table:table-cell>
          <table:table-cell office:value-type="float" office:value="324.94883720930233" table:formula="of:=IFERROR([.S14]/([.P14]*60+[.Q14]+[.R14]/60);0)" table:style-name="ce4">
            <text:p>324.95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ire Flowe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Power Flowe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Shadow Flower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46576" table:style-name="ce2">
            <text:p>46576</text:p>
          </table:table-cell>
          <table:table-cell office:value-type="float" office:value="360.86776859504135" table:formula="of:=IFERROR([.E17]/([.B17]*60+[.C17]+[.D17]/60);0)" table:style-name="ce4">
            <text:p>360.87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46576" table:style-name="ce2">
            <text:p>46576</text:p>
          </table:table-cell>
          <table:table-cell office:value-type="float" office:value="360.86776859504135" table:formula="of:=IFERROR([.L17]/([.I17]*60+[.J17]+[.K17]/60);0)" table:style-name="ce4">
            <text:p>360.87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46576" table:style-name="ce2">
            <text:p>46576</text:p>
          </table:table-cell>
          <table:table-cell office:value-type="float" office:value="360.86776859504135" table:formula="of:=IFERROR([.S17]/([.P17]*60+[.Q17]+[.R17]/60);0)" table:style-name="ce4">
            <text:p>360.87</text:p>
          </table:table-cell>
          <table:table-cell office:value-type="float" office:value="21" table:style-name="ce2">
            <text:p>2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ystic Flower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Metal Petal</text:p>
          </table:table-cell>
          <table:table-cell office:value-type="float" office:value="0" table:style-name="ce2">
            <text:p>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8801" table:style-name="ce2">
            <text:p>8801</text:p>
          </table:table-cell>
          <table:table-cell office:value-type="float" office:value="211.05515587529973" table:formula="of:=IFERROR([.E19]/([.B19]*60+[.C19]+[.D19]/60);0)" table:style-name="ce4">
            <text:p>211.06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23288" table:style-name="ce2">
            <text:p>23288</text:p>
          </table:table-cell>
          <table:table-cell office:value-type="float" office:value="332.21112696148361" table:formula="of:=IFERROR([.L19]/([.I19]*60+[.J19]+[.K19]/60);0)" table:style-name="ce4">
            <text:p>332.21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23288" table:style-name="ce2">
            <text:p>23288</text:p>
          </table:table-cell>
          <table:table-cell office:value-type="float" office:value="332.21112696148361" table:formula="of:=IFERROR([.S19]/([.P19]*60+[.Q19]+[.R19]/60);0)" table:style-name="ce4">
            <text:p>332.21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un Pharaoh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Alien Flower</text:p>
          </table:table-cell>
          <table:table-cell office:value-type="float" office:value="0" table:style-name="ce2">
            <text:p>0</text:p>
          </table:table-cell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office:value-type="float" office:value="23288" table:style-name="ce2">
            <text:p>23288</text:p>
          </table:table-cell>
          <table:table-cell office:value-type="float" office:value="475.10370622237338" table:formula="of:=IFERROR([.E21]/([.B21]*60+[.C21]+[.D21]/60);0)" table:style-name="ce4">
            <text:p>475.10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office:value-type="float" office:value="23288" table:style-name="ce2">
            <text:p>23288</text:p>
          </table:table-cell>
          <table:table-cell office:value-type="float" office:value="475.10370622237338" table:formula="of:=IFERROR([.L21]/([.I21]*60+[.J21]+[.K21]/60);0)" table:style-name="ce4">
            <text:p>475.10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office:value-type="float" office:value="23288" table:style-name="ce2">
            <text:p>23288</text:p>
          </table:table-cell>
          <table:table-cell office:value-type="float" office:value="475.10370622237338" table:formula="of:=IFERROR([.S21]/([.P21]*60+[.Q21]+[.R21]/60);0)" table:style-name="ce4">
            <text:p>475.10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Vampire Flowe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tuffy Flowe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homper</text:p>
          </table:table-cell>
          <table:table-cell office:value-type="float" office:value="2" table:style-name="ce2">
            <text:p>2</text:p>
          </table:table-cell>
          <table:table-cell office:value-type="float" office:value="49" table:style-name="ce2">
            <text:p>49</text:p>
          </table:table-cell>
          <table:table-cell office:value-type="float" office:value="2" table:style-name="ce2">
            <text:p>2</text:p>
          </table:table-cell>
          <table:table-cell office:value-type="float" office:value="24758" table:style-name="ce2">
            <text:p>24758</text:p>
          </table:table-cell>
          <table:table-cell office:value-type="float" office:value="146.46815223821733" table:formula="of:=IFERROR([.E25]/([.B25]*60+[.C25]+[.D25]/60);0)" table:style-name="ce4">
            <text:p>146.47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49" table:style-name="ce2">
            <text:p>49</text:p>
          </table:table-cell>
          <table:table-cell office:value-type="float" office:value="2" table:style-name="ce2">
            <text:p>2</text:p>
          </table:table-cell>
          <table:table-cell office:value-type="float" office:value="24758" table:style-name="ce2">
            <text:p>24758</text:p>
          </table:table-cell>
          <table:table-cell office:value-type="float" office:value="146.46815223821733" table:formula="of:=IFERROR([.L25]/([.I25]*60+[.J25]+[.K25]/60);0)" table:style-name="ce4">
            <text:p>146.47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49" table:style-name="ce2">
            <text:p>49</text:p>
          </table:table-cell>
          <table:table-cell office:value-type="float" office:value="2" table:style-name="ce2">
            <text:p>2</text:p>
          </table:table-cell>
          <table:table-cell office:value-type="float" office:value="24758" table:style-name="ce2">
            <text:p>24758</text:p>
          </table:table-cell>
          <table:table-cell office:value-type="float" office:value="146.46815223821733" table:formula="of:=IFERROR([.S25]/([.P25]*60+[.Q25]+[.R25]/60);0)" table:style-name="ce4">
            <text:p>146.47</text:p>
          </table:table-cell>
          <table:table-cell office:value-type="float" office:value="12" table:style-name="ce2">
            <text:p>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ire Chomper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30" table:style-name="ce2">
            <text:p>30</text:p>
          </table:table-cell>
          <table:table-cell office:value-type="float" office:value="1680" table:style-name="ce2">
            <text:p>1680</text:p>
          </table:table-cell>
          <table:table-cell office:value-type="float" office:value="134.4" table:formula="of:=IFERROR([.E26]/([.B26]*60+[.C26]+[.D26]/60);0)" table:style-name="ce4">
            <text:p>134.4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45" table:style-name="ce2">
            <text:p>45</text:p>
          </table:table-cell>
          <table:table-cell office:value-type="float" office:value="23288" table:style-name="ce2">
            <text:p>23288</text:p>
          </table:table-cell>
          <table:table-cell office:value-type="float" office:value="311.54515050167225" table:formula="of:=IFERROR([.L26]/([.I26]*60+[.J26]+[.K26]/60);0)" table:style-name="ce4">
            <text:p>311.5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55" table:style-name="ce2">
            <text:p>55</text:p>
          </table:table-cell>
          <table:table-cell office:value-type="float" office:value="23507" table:style-name="ce2">
            <text:p>23507</text:p>
          </table:table-cell>
          <table:table-cell office:value-type="float" office:value="283.50150753768844" table:formula="of:=IFERROR([.S26]/([.P26]*60+[.Q26]+[.R26]/60);0)" table:style-name="ce4">
            <text:p>283.50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ot Rod Chompe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27]/([.B27]*60+[.C27]+[.D27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27]/([.I27]*60+[.J27]+[.K27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1" table:style-name="ce2">
            <text:p>41</text:p>
          </table:table-cell>
          <table:table-cell office:value-type="float" office:value="2304" table:style-name="ce2">
            <text:p>2304</text:p>
          </table:table-cell>
          <table:table-cell office:value-type="float" office:value="625.52036199095016" table:formula="of:=IFERROR([.S27]/([.P27]*60+[.Q27]+[.R27]/60);0)" table:style-name="ce4">
            <text:p>625.52</text:p>
          </table:table-cell>
          <table:table-cell office:value-type="float" office:value="3" table:style-name="ce2">
            <text:p>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ower Chompe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28]/([.B28]*60+[.C28]+[.D28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50" table:style-name="ce2">
            <text:p>50</text:p>
          </table:table-cell>
          <table:table-cell office:value-type="float" office:value="16566" table:style-name="ce2">
            <text:p>16566</text:p>
          </table:table-cell>
          <table:table-cell office:value-type="float" office:value="617.36645962732916" table:formula="of:=IFERROR([.L28]/([.I28]*60+[.J28]+[.K28]/60);0)" table:style-name="ce4">
            <text:p>617.37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5" table:style-name="ce2">
            <text:p>35</text:p>
          </table:table-cell>
          <table:table-cell office:value-type="float" office:value="52" table:style-name="ce2">
            <text:p>52</text:p>
          </table:table-cell>
          <table:table-cell office:value-type="float" office:value="23288" table:style-name="ce2">
            <text:p>23288</text:p>
          </table:table-cell>
          <table:table-cell office:value-type="float" office:value="649.29368029739771" table:formula="of:=IFERROR([.S28]/([.P28]*60+[.Q28]+[.R28]/60);0)" table:style-name="ce4">
            <text:p>649.29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ount Chompul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29]/([.B29]*60+[.C29]+[.D29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34" table:style-name="ce2">
            <text:p>34</text:p>
          </table:table-cell>
          <table:table-cell office:value-type="float" office:value="2640" table:style-name="ce2">
            <text:p>2640</text:p>
          </table:table-cell>
          <table:table-cell office:value-type="float" office:value="228.24207492795389" table:formula="of:=IFERROR([.L29]/([.I29]*60+[.J29]+[.K29]/60);0)" table:style-name="ce4">
            <text:p>228.24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34" table:style-name="ce2">
            <text:p>34</text:p>
          </table:table-cell>
          <table:table-cell office:value-type="float" office:value="2640" table:style-name="ce2">
            <text:p>2640</text:p>
          </table:table-cell>
          <table:table-cell office:value-type="float" office:value="228.24207492795389" table:formula="of:=IFERROR([.S29]/([.P29]*60+[.Q29]+[.R29]/60);0)" table:style-name="ce4">
            <text:p>228.24</text:p>
          </table:table-cell>
          <table:table-cell office:value-type="float" office:value="3" table:style-name="ce2">
            <text:p>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Toxic Chomper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0" table:style-name="ce2">
            <text:p>30</text:p>
          </table:table-cell>
          <table:table-cell office:value-type="float" office:value="530" table:style-name="ce2">
            <text:p>530</text:p>
          </table:table-cell>
          <table:table-cell office:value-type="float" office:value="117.77777777777777" table:formula="of:=IFERROR([.E30]/([.B30]*60+[.C30]+[.D30]/60);0)" table:style-name="ce4">
            <text:p>117.78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41" table:style-name="ce2">
            <text:p>41</text:p>
          </table:table-cell>
          <table:table-cell office:value-type="float" office:value="7420" table:style-name="ce2">
            <text:p>7420</text:p>
          </table:table-cell>
          <table:table-cell office:value-type="float" office:value="258.68680999418945" table:formula="of:=IFERROR([.L30]/([.I30]*60+[.J30]+[.K30]/60);0)" table:style-name="ce4">
            <text:p>258.69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4" table:style-name="ce2">
            <text:p>54</text:p>
          </table:table-cell>
          <table:table-cell office:value-type="float" office:value="44" table:style-name="ce2">
            <text:p>44</text:p>
          </table:table-cell>
          <table:table-cell office:value-type="float" office:value="23288" table:style-name="ce2">
            <text:p>23288</text:p>
          </table:table-cell>
          <table:table-cell office:value-type="float" office:value="425.48112058465284" table:formula="of:=IFERROR([.S30]/([.P30]*60+[.Q30]+[.R30]/60);0)" table:style-name="ce4">
            <text:p>425.48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rmor Chompe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31]/([.B31]*60+[.C31]+[.D31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" table:style-name="ce2">
            <text:p>36</text:p>
          </table:table-cell>
          <table:table-cell office:value-type="float" office:value="183" table:style-name="ce2">
            <text:p>183</text:p>
          </table:table-cell>
          <table:table-cell office:value-type="float" office:value="17.264150943396228" table:formula="of:=IFERROR([.L31]/([.I31]*60+[.J31]+[.K31]/60);0)" table:style-name="ce4">
            <text:p>17.2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36" table:style-name="ce2">
            <text:p>36</text:p>
          </table:table-cell>
          <table:table-cell office:value-type="float" office:value="183" table:style-name="ce2">
            <text:p>183</text:p>
          </table:table-cell>
          <table:table-cell office:value-type="float" office:value="17.264150943396228" table:formula="of:=IFERROR([.S31]/([.P31]*60+[.Q31]+[.R31]/60);0)" table:style-name="ce4">
            <text:p>17.26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homp Thing</text:p>
          </table:table-cell>
          <table:table-cell office:value-type="float" office:value="2" table:style-name="ce2">
            <text:p>2</text:p>
          </table:table-cell>
          <table:table-cell office:value-type="float" office:value="43" table:style-name="ce2">
            <text:p>43</text:p>
          </table:table-cell>
          <table:table-cell office:value-type="float" office:value="56" table:style-name="ce2">
            <text:p>56</text:p>
          </table:table-cell>
          <table:table-cell office:value-type="float" office:value="31848" table:style-name="ce2">
            <text:p>31848</text:p>
          </table:table-cell>
          <table:table-cell office:value-type="float" office:value="194.2740951606344" table:formula="of:=IFERROR([.E32]/([.B32]*60+[.C32]+[.D32]/60);0)" table:style-name="ce4">
            <text:p>194.27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43" table:style-name="ce2">
            <text:p>43</text:p>
          </table:table-cell>
          <table:table-cell office:value-type="float" office:value="56" table:style-name="ce2">
            <text:p>56</text:p>
          </table:table-cell>
          <table:table-cell office:value-type="float" office:value="31848" table:style-name="ce2">
            <text:p>31848</text:p>
          </table:table-cell>
          <table:table-cell office:value-type="float" office:value="194.2740951606344" table:formula="of:=IFERROR([.L32]/([.I32]*60+[.J32]+[.K32]/60);0)" table:style-name="ce4">
            <text:p>194.27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43" table:style-name="ce2">
            <text:p>43</text:p>
          </table:table-cell>
          <table:table-cell office:value-type="float" office:value="56" table:style-name="ce2">
            <text:p>56</text:p>
          </table:table-cell>
          <table:table-cell office:value-type="float" office:value="31848" table:style-name="ce2">
            <text:p>31848</text:p>
          </table:table-cell>
          <table:table-cell office:value-type="float" office:value="194.2740951606344" table:formula="of:=IFERROR([.S32]/([.P32]*60+[.Q32]+[.R32]/60);0)" table:style-name="ce4">
            <text:p>194.27</text:p>
          </table:table-cell>
          <table:table-cell office:value-type="float" office:value="16" table:style-name="ce2">
            <text:p>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Yeti Chomper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70" table:style-name="ce2">
            <text:p>270</text:p>
          </table:table-cell>
          <table:table-cell office:value-type="float" office:value="133.88429752066116" table:formula="of:=IFERROR([.E33]/([.B33]*60+[.C33]+[.D33]/60);0)" table:style-name="ce4">
            <text:p>133.88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42" table:style-name="ce2">
            <text:p>42</text:p>
          </table:table-cell>
          <table:table-cell office:value-type="float" office:value="4490" table:style-name="ce2">
            <text:p>4490</text:p>
          </table:table-cell>
          <table:table-cell office:value-type="float" office:value="253.67231638418079" table:formula="of:=IFERROR([.L33]/([.I33]*60+[.J33]+[.K33]/60);0)" table:style-name="ce4">
            <text:p>253.67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5" table:style-name="ce2">
            <text:p>25</text:p>
          </table:table-cell>
          <table:table-cell office:value-type="float" office:value="6920" table:style-name="ce2">
            <text:p>6920</text:p>
          </table:table-cell>
          <table:table-cell office:value-type="float" office:value="295.51601423487546" table:formula="of:=IFERROR([.S33]/([.P33]*60+[.Q33]+[.R33]/60);0)" table:style-name="ce4">
            <text:p>295.52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isco Chompe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Uni Chompe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actus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40" table:style-name="ce2">
            <text:p>40</text:p>
          </table:table-cell>
          <table:table-cell office:value-type="float" office:value="70" table:style-name="ce2">
            <text:p>70</text:p>
          </table:table-cell>
          <table:table-cell office:value-type="float" office:value="3.5593220338983049" table:formula="of:=IFERROR([.E37]/([.B37]*60+[.C37]+[.D37]/60);0)" table:style-name="ce4">
            <text:p>3.5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40" table:style-name="ce2">
            <text:p>40</text:p>
          </table:table-cell>
          <table:table-cell office:value-type="float" office:value="70" table:style-name="ce2">
            <text:p>70</text:p>
          </table:table-cell>
          <table:table-cell office:value-type="float" office:value="3.5593220338983049" table:formula="of:=IFERROR([.L37]/([.I37]*60+[.J37]+[.K37]/60);0)" table:style-name="ce4">
            <text:p>3.5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8370" table:style-name="ce2">
            <text:p>8370</text:p>
          </table:table-cell>
          <table:table-cell office:value-type="float" office:value="278.22714681440442" table:formula="of:=IFERROR([.S37]/([.P37]*60+[.Q37]+[.R37]/60);0)" table:style-name="ce4">
            <text:p>278.23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ire Cactus</text:p>
          </table:table-cell>
          <table:table-cell office:value-type="float" office:value="1" table:style-name="ce2">
            <text:p>1</text:p>
          </table:table-cell>
          <table:table-cell office:value-type="float" office:value="51" table:style-name="ce2">
            <text:p>51</text:p>
          </table:table-cell>
          <table:table-cell office:value-type="float" office:value="33" table:style-name="ce2">
            <text:p>33</text:p>
          </table:table-cell>
          <table:table-cell office:value-type="float" office:value="23392" table:style-name="ce2">
            <text:p>23392</text:p>
          </table:table-cell>
          <table:table-cell office:value-type="float" office:value="209.69968623935455" table:formula="of:=IFERROR([.E38]/([.B38]*60+[.C38]+[.D38]/60);0)" table:style-name="ce4">
            <text:p>209.70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1" table:style-name="ce2">
            <text:p>51</text:p>
          </table:table-cell>
          <table:table-cell office:value-type="float" office:value="33" table:style-name="ce2">
            <text:p>33</text:p>
          </table:table-cell>
          <table:table-cell office:value-type="float" office:value="23392" table:style-name="ce2">
            <text:p>23392</text:p>
          </table:table-cell>
          <table:table-cell office:value-type="float" office:value="209.69968623935455" table:formula="of:=IFERROR([.L38]/([.I38]*60+[.J38]+[.K38]/60);0)" table:style-name="ce4">
            <text:p>209.70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1" table:style-name="ce2">
            <text:p>51</text:p>
          </table:table-cell>
          <table:table-cell office:value-type="float" office:value="33" table:style-name="ce2">
            <text:p>33</text:p>
          </table:table-cell>
          <table:table-cell office:value-type="float" office:value="23392" table:style-name="ce2">
            <text:p>23392</text:p>
          </table:table-cell>
          <table:table-cell office:value-type="float" office:value="209.69968623935455" table:formula="of:=IFERROR([.S38]/([.P38]*60+[.Q38]+[.R38]/60);0)" table:style-name="ce4">
            <text:p>209.70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Ice Cactu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39]/([.B39]*60+[.C39]+[.D39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1" table:style-name="ce2">
            <text:p>51</text:p>
          </table:table-cell>
          <table:table-cell office:value-type="float" office:value="25" table:style-name="ce2">
            <text:p>25</text:p>
          </table:table-cell>
          <table:table-cell office:value-type="float" office:value="23288" table:style-name="ce2">
            <text:p>23288</text:p>
          </table:table-cell>
          <table:table-cell office:value-type="float" office:value="452.92706645056728" table:formula="of:=IFERROR([.L39]/([.I39]*60+[.J39]+[.K39]/60);0)" table:style-name="ce4">
            <text:p>452.9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1" table:style-name="ce2">
            <text:p>51</text:p>
          </table:table-cell>
          <table:table-cell office:value-type="float" office:value="25" table:style-name="ce2">
            <text:p>25</text:p>
          </table:table-cell>
          <table:table-cell office:value-type="float" office:value="23288" table:style-name="ce2">
            <text:p>23288</text:p>
          </table:table-cell>
          <table:table-cell office:value-type="float" office:value="452.92706645056728" table:formula="of:=IFERROR([.S39]/([.P39]*60+[.Q39]+[.R39]/60);0)" table:style-name="ce4">
            <text:p>452.93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ower Cactus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40]/([.I40]*60+[.J40]+[.K4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23288" table:style-name="ce2">
            <text:p>23288</text:p>
          </table:table-cell>
          <table:table-cell office:value-type="float" office:value="514.65193370165741" table:formula="of:=IFERROR([.S40]/([.P40]*60+[.Q40]+[.R40]/60);0)" table:style-name="ce4">
            <text:p>514.65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uture Cactu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Camo Cactus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487" table:style-name="ce2">
            <text:p>2487</text:p>
          </table:table-cell>
          <table:table-cell office:value-type="float" office:value="171.32032146957519" table:formula="of:=IFERROR([.E42]/([.B42]*60+[.C42]+[.D42]/60);0)" table:style-name="ce4">
            <text:p>171.3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3317" table:style-name="ce2">
            <text:p>3317</text:p>
          </table:table-cell>
          <table:table-cell office:value-type="float" office:value="160.5" table:formula="of:=IFERROR([.L42]/([.I42]*60+[.J42]+[.K42]/60);0)" table:style-name="ce4">
            <text:p>160.5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5" table:style-name="ce2">
            <text:p>5</text:p>
          </table:table-cell>
          <table:table-cell office:value-type="float" office:value="13207" table:style-name="ce2">
            <text:p>13207</text:p>
          </table:table-cell>
          <table:table-cell office:value-type="float" office:value="299.59168241965972" table:formula="of:=IFERROR([.S42]/([.P42]*60+[.Q42]+[.R42]/60);0)" table:style-name="ce4">
            <text:p>299.59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Bandit Cactus</text:p>
          </table:table-cell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21" table:style-name="ce2">
            <text:p>21</text:p>
          </table:table-cell>
          <table:table-cell office:value-type="float" office:value="9510" table:style-name="ce2">
            <text:p>9510</text:p>
          </table:table-cell>
          <table:table-cell office:value-type="float" office:value="214.43066516347238" table:formula="of:=IFERROR([.E43]/([.B43]*60+[.C43]+[.D43]/60);0)" table:style-name="ce4">
            <text:p>214.43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42" table:style-name="ce2">
            <text:p>42</text:p>
          </table:table-cell>
          <table:table-cell office:value-type="float" office:value="13598" table:style-name="ce2">
            <text:p>13598</text:p>
          </table:table-cell>
          <table:table-cell office:value-type="float" office:value="235.66724436741765" table:formula="of:=IFERROR([.L43]/([.I43]*60+[.J43]+[.K43]/60);0)" table:style-name="ce4">
            <text:p>235.67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6" table:style-name="ce2">
            <text:p>6</text:p>
          </table:table-cell>
          <table:table-cell office:value-type="float" office:value="23288" table:style-name="ce2">
            <text:p>23288</text:p>
          </table:table-cell>
          <table:table-cell office:value-type="float" office:value="287.15166461159066" table:formula="of:=IFERROR([.S43]/([.P43]*60+[.Q43]+[.R43]/60);0)" table:style-name="ce4">
            <text:p>287.15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Jade Cactus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44]/([.I44]*60+[.J44]+[.K44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35" table:style-name="ce2">
            <text:p>35</text:p>
          </table:table-cell>
          <table:table-cell office:value-type="float" office:value="23288" table:style-name="ce2">
            <text:p>23288</text:p>
          </table:table-cell>
          <table:table-cell office:value-type="float" office:value="573.8316221765914" table:formula="of:=IFERROR([.S44]/([.P44]*60+[.Q44]+[.R44]/60);0)" table:style-name="ce4">
            <text:p>573.83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Zen Cactus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1260" table:style-name="ce2">
            <text:p>1260</text:p>
          </table:table-cell>
          <table:table-cell office:value-type="float" office:value="50.132625994694962" table:formula="of:=IFERROR([.E45]/([.B45]*60+[.C45]+[.D45]/60);0)" table:style-name="ce4">
            <text:p>50.13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3" table:style-name="ce2">
            <text:p>43</text:p>
          </table:table-cell>
          <table:table-cell office:value-type="float" office:value="51" table:style-name="ce2">
            <text:p>51</text:p>
          </table:table-cell>
          <table:table-cell office:value-type="float" office:value="10430" table:style-name="ce2">
            <text:p>10430</text:p>
          </table:table-cell>
          <table:table-cell office:value-type="float" office:value="237.8563283922463" table:formula="of:=IFERROR([.L45]/([.I45]*60+[.J45]+[.K45]/60);0)" table:style-name="ce4">
            <text:p>237.86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3288" table:style-name="ce2">
            <text:p>23288</text:p>
          </table:table-cell>
          <table:table-cell office:value-type="float" office:value="312.9406494960806" table:formula="of:=IFERROR([.S45]/([.P45]*60+[.Q45]+[.R45]/60);0)" table:style-name="ce4">
            <text:p>312.94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etrified Cactus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Citron</text:p>
          </table:table-cell>
          <table:table-cell office:value-type="float" office:value="0" table:style-name="ce2">
            <text:p>0</text:p>
          </table:table-cell>
          <table:table-cell office:value-type="float" office:value="52" table:style-name="ce2">
            <text:p>52</text:p>
          </table:table-cell>
          <table:table-cell office:value-type="float" office:value="51" table:style-name="ce2">
            <text:p>51</text:p>
          </table:table-cell>
          <table:table-cell office:value-type="float" office:value="2610" table:style-name="ce2">
            <text:p>2610</text:p>
          </table:table-cell>
          <table:table-cell office:value-type="float" office:value="49.385052034058653" table:formula="of:=IFERROR([.E48]/([.B48]*60+[.C48]+[.D48]/60);0)" table:style-name="ce4">
            <text:p>49.39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19" table:style-name="ce2">
            <text:p>19</text:p>
          </table:table-cell>
          <table:table-cell office:value-type="float" office:value="23514" table:style-name="ce2">
            <text:p>23514</text:p>
          </table:table-cell>
          <table:table-cell office:value-type="float" office:value="217.0857054931528" table:formula="of:=IFERROR([.L48]/([.I48]*60+[.J48]+[.K48]/60);0)" table:style-name="ce4">
            <text:p>217.09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32304" table:style-name="ce2">
            <text:p>32304</text:p>
          </table:table-cell>
          <table:table-cell office:value-type="float" office:value="243.46690114307248" table:formula="of:=IFERROR([.S48]/([.P48]*60+[.Q48]+[.R48]/60);0)" table:style-name="ce4">
            <text:p>243.47</text:p>
          </table:table-cell>
          <table:table-cell office:value-type="float" office:value="16" table:style-name="ce2">
            <text:p>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ozen Citron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Electro Citron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23288" table:style-name="ce2">
            <text:p>23288</text:p>
          </table:table-cell>
          <table:table-cell office:value-type="float" office:value="317.85259326660599" table:formula="of:=IFERROR([.E50]/([.B50]*60+[.C50]+[.D50]/60);0)" table:style-name="ce4">
            <text:p>317.8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23228" table:style-name="ce2">
            <text:p>23228</text:p>
          </table:table-cell>
          <table:table-cell office:value-type="float" office:value="317.03366696997273" table:formula="of:=IFERROR([.L50]/([.I50]*60+[.J50]+[.K50]/60);0)" table:style-name="ce4">
            <text:p>317.0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23288" table:style-name="ce2">
            <text:p>23288</text:p>
          </table:table-cell>
          <table:table-cell office:value-type="float" office:value="317.85259326660599" table:formula="of:=IFERROR([.S50]/([.P50]*60+[.Q50]+[.R50]/60);0)" table:style-name="ce4">
            <text:p>317.85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Toxic Citron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Party Citron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Iron Citron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Rose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44" table:style-name="ce2">
            <text:p>44</text:p>
          </table:table-cell>
          <table:table-cell office:value-type="float" office:value="5748" table:style-name="ce2">
            <text:p>5748</text:p>
          </table:table-cell>
          <table:table-cell office:value-type="float" office:value="73.005927180355627" table:formula="of:=IFERROR([.E55]/([.B55]*60+[.C55]+[.D55]/60);0)" table:style-name="ce4">
            <text:p>73.01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44" table:style-name="ce2">
            <text:p>44</text:p>
          </table:table-cell>
          <table:table-cell office:value-type="float" office:value="5748" table:style-name="ce2">
            <text:p>5748</text:p>
          </table:table-cell>
          <table:table-cell office:value-type="float" office:value="73.005927180355627" table:formula="of:=IFERROR([.L55]/([.I55]*60+[.J55]+[.K55]/60);0)" table:style-name="ce4">
            <text:p>73.01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44" table:style-name="ce2">
            <text:p>44</text:p>
          </table:table-cell>
          <table:table-cell office:value-type="float" office:value="5748" table:style-name="ce2">
            <text:p>5748</text:p>
          </table:table-cell>
          <table:table-cell office:value-type="float" office:value="73.005927180355627" table:formula="of:=IFERROR([.S55]/([.P55]*60+[.Q55]+[.R55]/60);0)" table:style-name="ce4">
            <text:p>73.01</text:p>
          </table:table-cell>
          <table:table-cell office:value-type="float" office:value="4" table:style-name="ce2">
            <text:p>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ruid Rose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Fire Rose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Frost Rose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58]/([.I58]*60+[.J58]+[.K58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2">
            <text:p>23</text:p>
          </table:table-cell>
          <table:table-cell office:value-type="float" office:value="11111" table:style-name="ce2">
            <text:p>11111</text:p>
          </table:table-cell>
          <table:table-cell office:value-type="float" office:value="378.13953488372096" table:formula="of:=IFERROR([.S58]/([.P58]*60+[.Q58]+[.R58]/60);0)" table:style-name="ce4">
            <text:p>378.14</text:p>
          </table:table-cell>
          <table:table-cell office:value-type="float" office:value="6" table:style-name="ce2">
            <text:p>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rty Rose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55" table:style-name="ce2">
            <text:p>55</text:p>
          </table:table-cell>
          <table:table-cell office:value-type="float" office:value="4681" table:style-name="ce2">
            <text:p>4681</text:p>
          </table:table-cell>
          <table:table-cell office:value-type="float" office:value="247.45374449339207" table:formula="of:=IFERROR([.E59]/([.B59]*60+[.C59]+[.D59]/60);0)" table:style-name="ce4">
            <text:p>247.45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35" table:style-name="ce2">
            <text:p>35</text:p>
          </table:table-cell>
          <table:table-cell office:value-type="float" office:value="17415" table:style-name="ce2">
            <text:p>17415</text:p>
          </table:table-cell>
          <table:table-cell office:value-type="float" office:value="302.43125904486249" table:formula="of:=IFERROR([.L59]/([.I59]*60+[.J59]+[.K59]/60);0)" table:style-name="ce4">
            <text:p>302.43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29" table:style-name="ce2">
            <text:p>29</text:p>
          </table:table-cell>
          <table:table-cell office:value-type="float" office:value="23288" table:style-name="ce2">
            <text:p>23288</text:p>
          </table:table-cell>
          <table:table-cell office:value-type="float" office:value="300.55495805549577" table:formula="of:=IFERROR([.S59]/([.P59]*60+[.Q59]+[.R59]/60);0)" table:style-name="ce4">
            <text:p>300.55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Nec'Rose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2646" table:style-name="ce2">
            <text:p>2646</text:p>
          </table:table-cell>
          <table:table-cell office:value-type="float" office:value="261.980198019802" table:formula="of:=IFERROR([.E60]/([.B60]*60+[.C60]+[.D60]/60);0)" table:style-name="ce4">
            <text:p>261.98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2646" table:style-name="ce2">
            <text:p>2646</text:p>
          </table:table-cell>
          <table:table-cell office:value-type="float" office:value="261.980198019802" table:formula="of:=IFERROR([.L60]/([.I60]*60+[.J60]+[.K60]/60);0)" table:style-name="ce4">
            <text:p>261.98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2646" table:style-name="ce2">
            <text:p>2646</text:p>
          </table:table-cell>
          <table:table-cell office:value-type="float" office:value="261.980198019802" table:formula="of:=IFERROR([.S60]/([.P60]*60+[.Q60]+[.R60]/60);0)" table:style-name="ce4">
            <text:p>261.98</text:p>
          </table:table-cell>
          <table:table-cell office:value-type="float" office:value="3" table:style-name="ce2">
            <text:p>3</text:p>
          </table:table-cell>
          <table:table-cell table:number-columns-repeated="16363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Kernel Corn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2">
            <text:p>13</text:p>
          </table:table-cell>
          <table:table-cell office:value-type="float" office:value="33" table:style-name="ce2">
            <text:p>33</text:p>
          </table:table-cell>
          <table:table-cell office:value-type="float" office:value="44018" table:style-name="ce2">
            <text:p>44018</text:p>
          </table:table-cell>
          <table:table-cell office:value-type="float" office:value="173.60678367185957" table:formula="of:=IFERROR([.E62]/([.B62]*60+[.C62]+[.D62]/60);0)" table:style-name="ce4">
            <text:p>173.61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44032" table:style-name="ce2">
            <text:p>44032</text:p>
          </table:table-cell>
          <table:table-cell office:value-type="float" office:value="172.52791745575655" table:formula="of:=IFERROR([.L62]/([.I62]*60+[.J62]+[.K62]/60);0)" table:style-name="ce4">
            <text:p>172.53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44032" table:style-name="ce2">
            <text:p>44032</text:p>
          </table:table-cell>
          <table:table-cell office:value-type="float" office:value="172.52791745575655" table:formula="of:=IFERROR([.S62]/([.P62]*60+[.Q62]+[.R62]/60);0)" table:style-name="ce4">
            <text:p>172.53</text:p>
          </table:table-cell>
          <table:table-cell office:value-type="float" office:value="19" table:style-name="ce2">
            <text:p>1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BBQ Corn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44" table:style-name="ce2">
            <text:p>44</text:p>
          </table:table-cell>
          <table:table-cell office:value-type="float" office:value="23288" table:style-name="ce2">
            <text:p>23288</text:p>
          </table:table-cell>
          <table:table-cell office:value-type="float" office:value="324.64684014869886" table:formula="of:=IFERROR([.E63]/([.B63]*60+[.C63]+[.D63]/60);0)" table:style-name="ce4">
            <text:p>324.6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34308" table:style-name="ce2">
            <text:p>34308</text:p>
          </table:table-cell>
          <table:table-cell office:value-type="float" office:value="375.90942293644997" table:formula="of:=IFERROR([.L63]/([.I63]*60+[.J63]+[.K63]/60);0)" table:style-name="ce4">
            <text:p>375.91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34308" table:style-name="ce2">
            <text:p>34308</text:p>
          </table:table-cell>
          <table:table-cell office:value-type="float" office:value="375.90942293644997" table:formula="of:=IFERROR([.S63]/([.P63]*60+[.Q63]+[.R63]/60);0)" table:style-name="ce4">
            <text:p>375.91</text:p>
          </table:table-cell>
          <table:table-cell office:value-type="float" office:value="16" table:style-name="ce2">
            <text:p>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b Cob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Pops Corn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893" table:style-name="ce2">
            <text:p>1893</text:p>
          </table:table-cell>
          <table:table-cell office:value-type="float" office:value="206.13430127041741" table:formula="of:=IFERROR([.E65]/([.B65]*60+[.C65]+[.D65]/60);0)" table:style-name="ce4">
            <text:p>206.13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49" table:style-name="ce2">
            <text:p>49</text:p>
          </table:table-cell>
          <table:table-cell office:value-type="float" office:value="23288" table:style-name="ce2">
            <text:p>23288</text:p>
          </table:table-cell>
          <table:table-cell office:value-type="float" office:value="417.2230516572111" table:formula="of:=IFERROR([.L65]/([.I65]*60+[.J65]+[.K65]/60);0)" table:style-name="ce4">
            <text:p>417.22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49" table:style-name="ce2">
            <text:p>49</text:p>
          </table:table-cell>
          <table:table-cell office:value-type="float" office:value="23288" table:style-name="ce2">
            <text:p>23288</text:p>
          </table:table-cell>
          <table:table-cell office:value-type="float" office:value="417.2230516572111" table:formula="of:=IFERROR([.S65]/([.P65]*60+[.Q65]+[.R65]/60);0)" table:style-name="ce4">
            <text:p>417.22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rty Corn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ommando Corn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Torchwood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Foot Soldier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35" table:style-name="ce2">
            <text:p>35</text:p>
          </table:table-cell>
          <table:table-cell office:value-type="float" office:value="2205" table:style-name="ce2">
            <text:p>2205</text:p>
          </table:table-cell>
          <table:table-cell office:value-type="float" office:value="141.49732620320856" table:formula="of:=IFERROR([.E71]/([.B71]*60+[.C71]+[.D71]/60);0)" table:style-name="ce4">
            <text:p>141.5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3288" table:style-name="ce2">
            <text:p>23288</text:p>
          </table:table-cell>
          <table:table-cell office:value-type="float" office:value="316.9872958257713" table:formula="of:=IFERROR([.L71]/([.I71]*60+[.J71]+[.K71]/60);0)" table:style-name="ce4">
            <text:p>316.99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3288" table:style-name="ce2">
            <text:p>23288</text:p>
          </table:table-cell>
          <table:table-cell office:value-type="float" office:value="316.9872958257713" table:formula="of:=IFERROR([.S71]/([.P71]*60+[.Q71]+[.R71]/60);0)" table:style-name="ce4">
            <text:p>316.99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uper Commando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" table:style-name="ce2">
            <text:p>35</text:p>
          </table:table-cell>
          <table:table-cell office:value-type="float" office:value="210" table:style-name="ce2">
            <text:p>210</text:p>
          </table:table-cell>
          <table:table-cell office:value-type="float" office:value="360" table:formula="of:=IFERROR([.E72]/([.B72]*60+[.C72]+[.D72]/60);0)" table:style-name="ce4">
            <text:p>36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27" table:style-name="ce2">
            <text:p>27</text:p>
          </table:table-cell>
          <table:table-cell office:value-type="float" office:value="23288" table:style-name="ce2">
            <text:p>23288</text:p>
          </table:table-cell>
          <table:table-cell office:value-type="float" office:value="405.361183637946" table:formula="of:=IFERROR([.L72]/([.I72]*60+[.J72]+[.K72]/60);0)" table:style-name="ce4">
            <text:p>405.36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27" table:style-name="ce2">
            <text:p>27</text:p>
          </table:table-cell>
          <table:table-cell office:value-type="float" office:value="23288" table:style-name="ce2">
            <text:p>23288</text:p>
          </table:table-cell>
          <table:table-cell office:value-type="float" office:value="405.361183637946" table:formula="of:=IFERROR([.S72]/([.P72]*60+[.Q72]+[.R72]/60);0)" table:style-name="ce4">
            <text:p>405.36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rctic Trooper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59" table:style-name="ce2">
            <text:p>59</text:p>
          </table:table-cell>
          <table:table-cell office:value-type="float" office:value="24958" table:style-name="ce2">
            <text:p>24958</text:p>
          </table:table-cell>
          <table:table-cell office:value-type="float" office:value="211.53835287469983" table:formula="of:=IFERROR([.E73]/([.B73]*60+[.C73]+[.D73]/60);0)" table:style-name="ce4">
            <text:p>211.54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59" table:style-name="ce2">
            <text:p>59</text:p>
          </table:table-cell>
          <table:table-cell office:value-type="float" office:value="24958" table:style-name="ce2">
            <text:p>24958</text:p>
          </table:table-cell>
          <table:table-cell office:value-type="float" office:value="211.53835287469983" table:formula="of:=IFERROR([.L73]/([.I73]*60+[.J73]+[.K73]/60);0)" table:style-name="ce4">
            <text:p>211.54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59" table:style-name="ce2">
            <text:p>59</text:p>
          </table:table-cell>
          <table:table-cell office:value-type="float" office:value="24958" table:style-name="ce2">
            <text:p>24958</text:p>
          </table:table-cell>
          <table:table-cell office:value-type="float" office:value="211.53835287469983" table:formula="of:=IFERROR([.S73]/([.P73]*60+[.Q73]+[.R73]/60);0)" table:style-name="ce4">
            <text:p>211.54</text:p>
          </table:table-cell>
          <table:table-cell office:value-type="float" office:value="12" table:style-name="ce2">
            <text:p>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Tank Commander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General Supremo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75]/([.I75]*60+[.J75]+[.K75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23" table:style-name="ce2">
            <text:p>23</text:p>
          </table:table-cell>
          <table:table-cell office:value-type="float" office:value="23288" table:style-name="ce2">
            <text:p>23288</text:p>
          </table:table-cell>
          <table:table-cell office:value-type="float" office:value="491.48083010903974" table:formula="of:=IFERROR([.S75]/([.P75]*60+[.Q75]+[.R75]/60);0)" table:style-name="ce4">
            <text:p>491.48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mo Range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23288" table:style-name="ce2">
            <text:p>23288</text:p>
          </table:table-cell>
          <table:table-cell office:value-type="float" office:value="378.66666666666669" table:formula="of:=IFERROR([.E76]/([.B76]*60+[.C76]+[.D76]/60);0)" table:style-name="ce4">
            <text:p>378.67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23288" table:style-name="ce2">
            <text:p>23288</text:p>
          </table:table-cell>
          <table:table-cell office:value-type="float" office:value="378.66666666666669" table:formula="of:=IFERROR([.L76]/([.I76]*60+[.J76]+[.K76]/60);0)" table:style-name="ce4">
            <text:p>378.67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23288" table:style-name="ce2">
            <text:p>23288</text:p>
          </table:table-cell>
          <table:table-cell office:value-type="float" office:value="378.66666666666669" table:formula="of:=IFERROR([.S76]/([.P76]*60+[.Q76]+[.R76]/60);0)" table:style-name="ce4">
            <text:p>378.67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ky Troppe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Centurion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14" table:style-name="ce2">
            <text:p>14</text:p>
          </table:table-cell>
          <table:table-cell office:value-type="float" office:value="440" table:style-name="ce2">
            <text:p>440</text:p>
          </table:table-cell>
          <table:table-cell office:value-type="float" office:value="70.588235294117652" table:formula="of:=IFERROR([.E78]/([.B78]*60+[.C78]+[.D78]/60);0)" table:style-name="ce4">
            <text:p>70.5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15" table:style-name="ce2">
            <text:p>15</text:p>
          </table:table-cell>
          <table:table-cell office:value-type="float" office:value="23228" table:style-name="ce2">
            <text:p>23228</text:p>
          </table:table-cell>
          <table:table-cell office:value-type="float" office:value="405.72925764192138" table:formula="of:=IFERROR([.L78]/([.I78]*60+[.J78]+[.K78]/60);0)" table:style-name="ce4">
            <text:p>405.7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46" table:style-name="ce2">
            <text:p>46</text:p>
          </table:table-cell>
          <table:table-cell office:value-type="float" office:value="31076" table:style-name="ce2">
            <text:p>31076</text:p>
          </table:table-cell>
          <table:table-cell office:value-type="float" office:value="394.53237410071944" table:formula="of:=IFERROR([.S78]/([.P78]*60+[.Q78]+[.R78]/60);0)" table:style-name="ce4">
            <text:p>394.53</text:p>
          </table:table-cell>
          <table:table-cell office:value-type="float" office:value="15" table:style-name="ce2">
            <text:p>1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rk Range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Scuba Soldier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80]/([.I80]*60+[.J80]+[.K8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80]/([.P80]*60+[.Q80]+[.R8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Engineer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49" table:style-name="ce2">
            <text:p>49</text:p>
          </table:table-cell>
          <table:table-cell office:value-type="float" office:value="9687" table:style-name="ce2">
            <text:p>9687</text:p>
          </table:table-cell>
          <table:table-cell office:value-type="float" office:value="444.01833460656991" table:formula="of:=IFERROR([.E82]/([.B82]*60+[.C82]+[.D82]/60);0)" table:style-name="ce4">
            <text:p>444.02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5" table:style-name="ce2">
            <text:p>5</text:p>
          </table:table-cell>
          <table:table-cell office:value-type="float" office:value="23288" table:style-name="ce2">
            <text:p>23288</text:p>
          </table:table-cell>
          <table:table-cell office:value-type="float" office:value="494.61238938053094" table:formula="of:=IFERROR([.L82]/([.I82]*60+[.J82]+[.K82]/60);0)" table:style-name="ce4">
            <text:p>494.61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5" table:style-name="ce2">
            <text:p>5</text:p>
          </table:table-cell>
          <table:table-cell office:value-type="float" office:value="23288" table:style-name="ce2">
            <text:p>23288</text:p>
          </table:table-cell>
          <table:table-cell office:value-type="float" office:value="494.61238938053094" table:formula="of:=IFERROR([.S82]/([.P82]*60+[.Q82]+[.R82]/60);0)" table:style-name="ce4">
            <text:p>494.61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Welder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51" table:style-name="ce2">
            <text:p>51</text:p>
          </table:table-cell>
          <table:table-cell office:value-type="float" office:value="98839" table:style-name="ce2">
            <text:p>98839</text:p>
          </table:table-cell>
          <table:table-cell office:value-type="float" office:value="273.14909492883788" table:formula="of:=IFERROR([.E83]/([.B83]*60+[.C83]+[.D83]/60);0)" table:style-name="ce4">
            <text:p>273.15</text:p>
          </table:table-cell>
          <table:table-cell office:value-type="float" office:value="44" table:style-name="ce2">
            <text:p>44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98839" table:style-name="ce2">
            <text:p>98839</text:p>
          </table:table-cell>
          <table:table-cell office:value-type="float" office:value="272.1962638270528" table:formula="of:=IFERROR([.L83]/([.I83]*60+[.J83]+[.K83]/60);0)" table:style-name="ce4">
            <text:p>272.20</text:p>
          </table:table-cell>
          <table:table-cell office:value-type="float" office:value="44" table:style-name="ce2">
            <text:p>44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30" table:style-name="ce2">
            <text:p>30</text:p>
          </table:table-cell>
          <table:table-cell office:value-type="float" office:value="15" table:style-name="ce2">
            <text:p>15</text:p>
          </table:table-cell>
          <table:table-cell office:value-type="float" office:value="116440" table:style-name="ce2">
            <text:p>116440</text:p>
          </table:table-cell>
          <table:table-cell office:value-type="float" office:value="298.37283792440741" table:formula="of:=IFERROR([.S83]/([.P83]*60+[.Q83]+[.R83]/60);0)" table:style-name="ce4">
            <text:p>298.37</text:p>
          </table:table-cell>
          <table:table-cell office:value-type="float" office:value="51" table:style-name="ce2">
            <text:p>5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lectrician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Mechanic</text:p>
          </table:table-cell>
          <table:table-cell office:value-type="float" office:value="2" table:style-name="ce2">
            <text:p>2</text:p>
          </table:table-cell>
          <table:table-cell office:value-type="float" office:value="46" table:style-name="ce2">
            <text:p>46</text:p>
          </table:table-cell>
          <table:table-cell office:value-type="float" office:value="14" table:style-name="ce2">
            <text:p>14</text:p>
          </table:table-cell>
          <table:table-cell office:value-type="float" office:value="46816" table:style-name="ce2">
            <text:p>46816</text:p>
          </table:table-cell>
          <table:table-cell office:value-type="float" office:value="281.62823340685787" table:formula="of:=IFERROR([.E85]/([.B85]*60+[.C85]+[.D85]/60);0)" table:style-name="ce4">
            <text:p>281.63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46" table:style-name="ce2">
            <text:p>46</text:p>
          </table:table-cell>
          <table:table-cell office:value-type="float" office:value="14" table:style-name="ce2">
            <text:p>14</text:p>
          </table:table-cell>
          <table:table-cell office:value-type="float" office:value="46816" table:style-name="ce2">
            <text:p>46816</text:p>
          </table:table-cell>
          <table:table-cell office:value-type="float" office:value="281.62823340685787" table:formula="of:=IFERROR([.L85]/([.I85]*60+[.J85]+[.K85]/60);0)" table:style-name="ce4">
            <text:p>281.63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46" table:style-name="ce2">
            <text:p>46</text:p>
          </table:table-cell>
          <table:table-cell office:value-type="float" office:value="15" table:style-name="ce2">
            <text:p>15</text:p>
          </table:table-cell>
          <table:table-cell office:value-type="float" office:value="46816" table:style-name="ce2">
            <text:p>46816</text:p>
          </table:table-cell>
          <table:table-cell office:value-type="float" office:value="281.60000000000002" table:formula="of:=IFERROR([.S85]/([.P85]*60+[.Q85]+[.R85]/60);0)" table:style-name="ce4">
            <text:p>281.60</text:p>
          </table:table-cell>
          <table:table-cell office:value-type="float" office:value="21" table:style-name="ce2">
            <text:p>2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inter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86]/([.I86]*60+[.J86]+[.K86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15892" table:style-name="ce2">
            <text:p>15892</text:p>
          </table:table-cell>
          <table:table-cell office:value-type="float" office:value="453.84102808186577" table:formula="of:=IFERROR([.S86]/([.P86]*60+[.Q86]+[.R86]/60);0)" table:style-name="ce4">
            <text:p>453.84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lumbe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Landscape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anitation</text:p>
          </table:table-cell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19" table:style-name="ce2">
            <text:p>19</text:p>
          </table:table-cell>
          <table:table-cell office:value-type="float" office:value="9540" table:style-name="ce2">
            <text:p>9540</text:p>
          </table:table-cell>
          <table:table-cell office:value-type="float" office:value="295.20371325425475" table:formula="of:=IFERROR([.E89]/([.B89]*60+[.C89]+[.D89]/60);0)" table:style-name="ce4">
            <text:p>295.2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8" table:style-name="ce2">
            <text:p>58</text:p>
          </table:table-cell>
          <table:table-cell office:value-type="float" office:value="40" table:style-name="ce2">
            <text:p>40</text:p>
          </table:table-cell>
          <table:table-cell office:value-type="float" office:value="23288" table:style-name="ce2">
            <text:p>23288</text:p>
          </table:table-cell>
          <table:table-cell office:value-type="float" office:value="396.9545454545455" table:formula="of:=IFERROR([.L89]/([.I89]*60+[.J89]+[.K89]/60);0)" table:style-name="ce4">
            <text:p>396.9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8" table:style-name="ce2">
            <text:p>58</text:p>
          </table:table-cell>
          <table:table-cell office:value-type="float" office:value="40" table:style-name="ce2">
            <text:p>40</text:p>
          </table:table-cell>
          <table:table-cell office:value-type="float" office:value="23288" table:style-name="ce2">
            <text:p>23288</text:p>
          </table:table-cell>
          <table:table-cell office:value-type="float" office:value="396.9545454545455" table:formula="of:=IFERROR([.S89]/([.P89]*60+[.Q89]+[.R89]/60);0)" table:style-name="ce4">
            <text:p>396.95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adie Z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AC Perry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91]/([.I91]*60+[.J91]+[.K91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91]/([.P91]*60+[.Q91]+[.R91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Scientist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11.111111111111111" table:formula="of:=IFERROR([.E93]/([.B93]*60+[.C93]+[.D93]/60);0)" table:style-name="ce4">
            <text:p>11.1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4705" table:style-name="ce2">
            <text:p>4705</text:p>
          </table:table-cell>
          <table:table-cell office:value-type="float" office:value="324.48275862068965" table:formula="of:=IFERROR([.L93]/([.I93]*60+[.J93]+[.K93]/60);0)" table:style-name="ce4">
            <text:p>324.48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4705" table:style-name="ce2">
            <text:p>4705</text:p>
          </table:table-cell>
          <table:table-cell office:value-type="float" office:value="324.48275862068965" table:formula="of:=IFERROR([.S93]/([.P93]*60+[.Q93]+[.R93]/60);0)" table:style-name="ce4">
            <text:p>324.48</text:p>
          </table:table-cell>
          <table:table-cell office:value-type="float" office:value="4" table:style-name="ce2">
            <text:p>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arine Biologist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7765" table:style-name="ce2">
            <text:p>7765</text:p>
          </table:table-cell>
          <table:table-cell office:value-type="float" office:value="451.01645692158763" table:formula="of:=IFERROR([.S94]/([.P94]*60+[.Q94]+[.R94]/60);0)" table:style-name="ce4">
            <text:p>451.02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r. Toxic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3288" table:style-name="ce2">
            <text:p>23288</text:p>
          </table:table-cell>
          <table:table-cell office:value-type="float" office:value="282.79295689131754" table:formula="of:=IFERROR([.E95]/([.B95]*60+[.C95]+[.D95]/60);0)" table:style-name="ce4">
            <text:p>282.79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3288" table:style-name="ce2">
            <text:p>23288</text:p>
          </table:table-cell>
          <table:table-cell office:value-type="float" office:value="282.79295689131754" table:formula="of:=IFERROR([.L95]/([.I95]*60+[.J95]+[.K95]/60);0)" table:style-name="ce4">
            <text:p>282.79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3288" table:style-name="ce2">
            <text:p>23288</text:p>
          </table:table-cell>
          <table:table-cell office:value-type="float" office:value="282.79295689131754" table:formula="of:=IFERROR([.S95]/([.P95]*60+[.Q95]+[.R95]/60);0)" table:style-name="ce4">
            <text:p>282.79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hysicist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Astronaut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Chemist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21" table:style-name="ce2">
            <text:p>21</text:p>
          </table:table-cell>
          <table:table-cell office:value-type="float" office:value="12255" table:style-name="ce2">
            <text:p>12255</text:p>
          </table:table-cell>
          <table:table-cell office:value-type="float" office:value="319.55671447196869" table:formula="of:=IFERROR([.E98]/([.B98]*60+[.C98]+[.D98]/60);0)" table:style-name="ce4">
            <text:p>319.56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53" table:style-name="ce2">
            <text:p>53</text:p>
          </table:table-cell>
          <table:table-cell office:value-type="float" office:value="23288" table:style-name="ce2">
            <text:p>23288</text:p>
          </table:table-cell>
          <table:table-cell office:value-type="float" office:value="310.99042955708876" table:formula="of:=IFERROR([.L98]/([.I98]*60+[.J98]+[.K98]/60);0)" table:style-name="ce4">
            <text:p>310.99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53" table:style-name="ce2">
            <text:p>53</text:p>
          </table:table-cell>
          <table:table-cell office:value-type="float" office:value="23288" table:style-name="ce2">
            <text:p>23288</text:p>
          </table:table-cell>
          <table:table-cell office:value-type="float" office:value="310.99042955708876" table:formula="of:=IFERROR([.S98]/([.P98]*60+[.Q98]+[.R98]/60);0)" table:style-name="ce4">
            <text:p>310.99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rchaeologist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2" table:style-name="ce2">
            <text:p>32</text:p>
          </table:table-cell>
          <table:table-cell office:value-type="float" office:value="1600" table:style-name="ce2">
            <text:p>1600</text:p>
          </table:table-cell>
          <table:table-cell office:value-type="float" office:value="352.94117647058823" table:formula="of:=IFERROR([.E99]/([.B99]*60+[.C99]+[.D99]/60);0)" table:style-name="ce4">
            <text:p>352.9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3" table:style-name="ce2">
            <text:p>53</text:p>
          </table:table-cell>
          <table:table-cell office:value-type="float" office:value="38" table:style-name="ce2">
            <text:p>38</text:p>
          </table:table-cell>
          <table:table-cell office:value-type="float" office:value="23288" table:style-name="ce2">
            <text:p>23288</text:p>
          </table:table-cell>
          <table:table-cell office:value-type="float" office:value="434.20758234928525" table:formula="of:=IFERROR([.L99]/([.I99]*60+[.J99]+[.K99]/60);0)" table:style-name="ce4">
            <text:p>434.21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4" table:style-name="ce2">
            <text:p>54</text:p>
          </table:table-cell>
          <table:table-cell office:value-type="float" office:value="24208" table:style-name="ce2">
            <text:p>24208</text:p>
          </table:table-cell>
          <table:table-cell office:value-type="float" office:value="373.00462249614787" table:formula="of:=IFERROR([.S99]/([.P99]*60+[.Q99]+[.R99]/60);0)" table:style-name="ce4">
            <text:p>373.00</text:p>
          </table:table-cell>
          <table:table-cell office:value-type="float" office:value="12" table:style-name="ce2">
            <text:p>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leontologist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Zoologist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10" table:style-name="ce2">
            <text:p>910</text:p>
          </table:table-cell>
          <table:table-cell office:value-type="float" office:value="99.092558983666052" table:formula="of:=IFERROR([.E101]/([.B101]*60+[.C101]+[.D101]/60);0)" table:style-name="ce4">
            <text:p>99.09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56" table:style-name="ce2">
            <text:p>56</text:p>
          </table:table-cell>
          <table:table-cell office:value-type="float" office:value="1570" table:style-name="ce2">
            <text:p>1570</text:p>
          </table:table-cell>
          <table:table-cell office:value-type="float" office:value="158.05369127516778" table:formula="of:=IFERROR([.L101]/([.I101]*60+[.J101]+[.K101]/60);0)" table:style-name="ce4">
            <text:p>158.05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56" table:style-name="ce2">
            <text:p>56</text:p>
          </table:table-cell>
          <table:table-cell office:value-type="float" office:value="1570" table:style-name="ce2">
            <text:p>1570</text:p>
          </table:table-cell>
          <table:table-cell office:value-type="float" office:value="158.05369127516778" table:formula="of:=IFERROR([.S101]/([.P101]*60+[.Q101]+[.R101]/60);0)" table:style-name="ce4">
            <text:p>158.05</text:p>
          </table:table-cell>
          <table:table-cell office:value-type="float" office:value="2" table:style-name="ce2">
            <text:p>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omputer Scientist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All-Star</text:p>
          </table:table-cell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42" table:style-name="ce2">
            <text:p>42</text:p>
          </table:table-cell>
          <table:table-cell office:value-type="float" office:value="11661" table:style-name="ce2">
            <text:p>11661</text:p>
          </table:table-cell>
          <table:table-cell office:value-type="float" office:value="209.35368043087971" table:formula="of:=IFERROR([.E104]/([.B104]*60+[.C104]+[.D104]/60);0)" table:style-name="ce4">
            <text:p>209.35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34" table:style-name="ce2">
            <text:p>34</text:p>
          </table:table-cell>
          <table:table-cell office:value-type="float" office:value="11968" table:style-name="ce2">
            <text:p>11968</text:p>
          </table:table-cell>
          <table:table-cell office:value-type="float" office:value="144.94953572870409" table:formula="of:=IFERROR([.L104]/([.I104]*60+[.J104]+[.K104]/60);0)" table:style-name="ce4">
            <text:p>144.95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34" table:style-name="ce2">
            <text:p>34</text:p>
          </table:table-cell>
          <table:table-cell office:value-type="float" office:value="11968" table:style-name="ce2">
            <text:p>11968</text:p>
          </table:table-cell>
          <table:table-cell office:value-type="float" office:value="144.94953572870409" table:formula="of:=IFERROR([.S104]/([.P104]*60+[.Q104]+[.R104]/60);0)" table:style-name="ce4">
            <text:p>144.95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ricket Star</text:p>
          </table:table-cell>
          <table:table-cell office:value-type="float" office:value="6" table:style-name="ce2">
            <text:p>6</text:p>
          </table:table-cell>
          <table:table-cell office:value-type="float" office:value="39" table:style-name="ce2">
            <text:p>39</text:p>
          </table:table-cell>
          <table:table-cell office:value-type="float" office:value="53" table:style-name="ce2">
            <text:p>53</text:p>
          </table:table-cell>
          <table:table-cell office:value-type="float" office:value="116440" table:style-name="ce2">
            <text:p>116440</text:p>
          </table:table-cell>
          <table:table-cell office:value-type="float" office:value="291.1849289376068" table:formula="of:=IFERROR([.E105]/([.B105]*60+[.C105]+[.D105]/60);0)" table:style-name="ce4">
            <text:p>291.18</text:p>
          </table:table-cell>
          <table:table-cell office:value-type="float" office:value="51" table:style-name="ce2">
            <text:p>51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39" table:style-name="ce2">
            <text:p>39</text:p>
          </table:table-cell>
          <table:table-cell office:value-type="float" office:value="53" table:style-name="ce2">
            <text:p>53</text:p>
          </table:table-cell>
          <table:table-cell office:value-type="float" office:value="116440" table:style-name="ce2">
            <text:p>116440</text:p>
          </table:table-cell>
          <table:table-cell office:value-type="float" office:value="291.1849289376068" table:formula="of:=IFERROR([.L105]/([.I105]*60+[.J105]+[.K105]/60);0)" table:style-name="ce4">
            <text:p>291.18</text:p>
          </table:table-cell>
          <table:table-cell office:value-type="float" office:value="51" table:style-name="ce2">
            <text:p>51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39" table:style-name="ce2">
            <text:p>39</text:p>
          </table:table-cell>
          <table:table-cell office:value-type="float" office:value="53" table:style-name="ce2">
            <text:p>53</text:p>
          </table:table-cell>
          <table:table-cell office:value-type="float" office:value="116440" table:style-name="ce2">
            <text:p>116440</text:p>
          </table:table-cell>
          <table:table-cell office:value-type="float" office:value="291.1849289376068" table:formula="of:=IFERROR([.S105]/([.P105]*60+[.Q105]+[.R105]/60);0)" table:style-name="ce4">
            <text:p>291.18</text:p>
          </table:table-cell>
          <table:table-cell office:value-type="float" office:value="51" table:style-name="ce2">
            <text:p>5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oalie Sta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Baseball Star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Hockey Star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Rugby Star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109]/([.I109]*60+[.J109]+[.K109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109]/([.P109]*60+[.Q109]+[.R109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Wrestling Star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42" table:style-name="ce2">
            <text:p>42</text:p>
          </table:table-cell>
          <table:table-cell office:value-type="float" office:value="7428" table:style-name="ce2">
            <text:p>7428</text:p>
          </table:table-cell>
          <table:table-cell office:value-type="float" office:value="278.20224719101122" table:formula="of:=IFERROR([.E110]/([.B110]*60+[.C110]+[.D110]/60);0)" table:style-name="ce4">
            <text:p>278.20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16316" table:style-name="ce2">
            <text:p>16316</text:p>
          </table:table-cell>
          <table:table-cell office:value-type="float" office:value="377.10323574730353" table:formula="of:=IFERROR([.L110]/([.I110]*60+[.J110]+[.K110]/60);0)" table:style-name="ce4">
            <text:p>377.10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16316" table:style-name="ce2">
            <text:p>16316</text:p>
          </table:table-cell>
          <table:table-cell office:value-type="float" office:value="377.10323574730353" table:formula="of:=IFERROR([.S110]/([.P110]*60+[.Q110]+[.R110]/60);0)" table:style-name="ce4">
            <text:p>377.10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olf Sta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Moto-X Star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112]/([.I112]*60+[.J112]+[.K112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112]/([.P112]*60+[.Q112]+[.R112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Tennis Star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</text:p>
          </table:table-cell>
          <table:table-cell office:value-type="float" office:value="2" table:style-name="ce2">
            <text:p>2</text:p>
          </table:table-cell>
          <table:table-cell office:value-type="float" office:value="56" table:style-name="ce2">
            <text:p>56</text:p>
          </table:table-cell>
          <table:table-cell office:value-type="float" office:value="46" table:style-name="ce2">
            <text:p>46</text:p>
          </table:table-cell>
          <table:table-cell office:value-type="float" office:value="19117" table:style-name="ce2">
            <text:p>19117</text:p>
          </table:table-cell>
          <table:table-cell office:value-type="float" office:value="108.14821798981707" table:formula="of:=IFERROR([.E115]/([.B115]*60+[.C115]+[.D115]/60);0)" table:style-name="ce4">
            <text:p>108.15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23288" table:style-name="ce2">
            <text:p>23288</text:p>
          </table:table-cell>
          <table:table-cell office:value-type="float" office:value="113.99853145141552" table:formula="of:=IFERROR([.L115]/([.I115]*60+[.J115]+[.K115]/60);0)" table:style-name="ce4">
            <text:p>114.00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3288" table:style-name="ce2">
            <text:p>23288</text:p>
          </table:table-cell>
          <table:table-cell office:value-type="float" office:value="111.1864406779661" table:formula="of:=IFERROR([.S115]/([.P115]*60+[.Q115]+[.R115]/60);0)" table:style-name="ce4">
            <text:p>111.19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il' Drake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Pylon Imp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117]/([.I117]*60+[.J117]+[.K117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3" table:style-name="ce2">
            <text:p>53</text:p>
          </table:table-cell>
          <table:table-cell office:value-type="float" office:value="31" table:style-name="ce2">
            <text:p>31</text:p>
          </table:table-cell>
          <table:table-cell office:value-type="float" office:value="23288" table:style-name="ce2">
            <text:p>23288</text:p>
          </table:table-cell>
          <table:table-cell office:value-type="float" office:value="435.15415758330738" table:formula="of:=IFERROR([.S117]/([.P117]*60+[.Q117]+[.R117]/60);0)" table:style-name="ce4">
            <text:p>435.15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.H.R.IMP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Z7 Imp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Party Imp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callywag Imp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aptain Deadbeard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6" table:style-name="ce2">
            <text:p>26</text:p>
          </table:table-cell>
          <table:table-cell office:value-type="float" office:value="370" table:style-name="ce2">
            <text:p>370</text:p>
          </table:table-cell>
          <table:table-cell office:value-type="float" office:value="83.458646616541344" table:formula="of:=IFERROR([.E123]/([.B123]*60+[.C123]+[.D123]/60);0)" table:style-name="ce4">
            <text:p>83.4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6" table:style-name="ce2">
            <text:p>26</text:p>
          </table:table-cell>
          <table:table-cell office:value-type="float" office:value="370" table:style-name="ce2">
            <text:p>370</text:p>
          </table:table-cell>
          <table:table-cell office:value-type="float" office:value="83.458646616541344" table:formula="of:=IFERROR([.L123]/([.I123]*60+[.J123]+[.K123]/60);0)" table:style-name="ce4">
            <text:p>83.4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6" table:style-name="ce2">
            <text:p>26</text:p>
          </table:table-cell>
          <table:table-cell office:value-type="float" office:value="370" table:style-name="ce2">
            <text:p>370</text:p>
          </table:table-cell>
          <table:table-cell office:value-type="float" office:value="83.458646616541344" table:formula="of:=IFERROR([.S123]/([.P123]*60+[.Q123]+[.R123]/60);0)" table:style-name="ce4">
            <text:p>83.46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ptain Canno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124]/([.B124]*60+[.C124]+[.D124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124]/([.I124]*60+[.J124]+[.K124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124]/([.P124]*60+[.Q124]+[.R124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ptain Flameface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59" table:style-name="ce2">
            <text:p>59</text:p>
          </table:table-cell>
          <table:table-cell office:value-type="float" office:value="7602" table:style-name="ce2">
            <text:p>7602</text:p>
          </table:table-cell>
          <table:table-cell office:value-type="float" office:value="149.10755148741418" table:formula="of:=IFERROR([.E125]/([.B125]*60+[.C125]+[.D125]/60);0)" table:style-name="ce4">
            <text:p>149.1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float" office:value="13412" table:style-name="ce2">
            <text:p>13412</text:p>
          </table:table-cell>
          <table:table-cell office:value-type="float" office:value="205.7581181283559" table:formula="of:=IFERROR([.L125]/([.I125]*60+[.J125]+[.K125]/60);0)" table:style-name="ce4">
            <text:p>205.76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35" table:style-name="ce2">
            <text:p>35</text:p>
          </table:table-cell>
          <table:table-cell office:value-type="float" office:value="23288" table:style-name="ce2">
            <text:p>23288</text:p>
          </table:table-cell>
          <table:table-cell office:value-type="float" office:value="227.01543460601138" table:formula="of:=IFERROR([.S125]/([.P125]*60+[.Q125]+[.R125]/60);0)" table:style-name="ce4">
            <text:p>227.02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ptain Sharkbit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126]/([.B126]*60+[.C126]+[.D126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126]/([.I126]*60+[.J126]+[.K126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46" table:style-name="ce2">
            <text:p>46</text:p>
          </table:table-cell>
          <table:table-cell office:value-type="float" office:value="6830" table:style-name="ce2">
            <text:p>6830</text:p>
          </table:table-cell>
          <table:table-cell office:value-type="float" office:value="384.42776735459665" table:formula="of:=IFERROR([.S126]/([.P126]*60+[.Q126]+[.R126]/60);0)" table:style-name="ce4">
            <text:p>384.43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ptain Squawk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57" table:style-name="ce2">
            <text:p>57</text:p>
          </table:table-cell>
          <table:table-cell office:value-type="float" office:value="4050" table:style-name="ce2">
            <text:p>4050</text:p>
          </table:table-cell>
          <table:table-cell office:value-type="float" office:value="253.91849529780566" table:formula="of:=IFERROR([.E127]/([.B127]*60+[.C127]+[.D127]/60);0)" table:style-name="ce4">
            <text:p>253.9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57" table:style-name="ce2">
            <text:p>57</text:p>
          </table:table-cell>
          <table:table-cell office:value-type="float" office:value="4050" table:style-name="ce2">
            <text:p>4050</text:p>
          </table:table-cell>
          <table:table-cell office:value-type="float" office:value="253.91849529780566" table:formula="of:=IFERROR([.L127]/([.I127]*60+[.J127]+[.K127]/60);0)" table:style-name="ce4">
            <text:p>253.9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float" office:value="4050" table:style-name="ce2">
            <text:p>4050</text:p>
          </table:table-cell>
          <table:table-cell office:value-type="float" office:value="246.45030425963489" table:formula="of:=IFERROR([.S127]/([.P127]*60+[.Q127]+[.R127]/60);0)" table:style-name="ce4">
            <text:p>246.45</text:p>
          </table:table-cell>
          <table:table-cell office:value-type="float" office:value="4" table:style-name="ce2">
            <text:p>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ptain Partyman</text:p>
          </table:table-cell>
          <table:table-cell table:number-columns-repeated="16383" table:style-name="ce2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Super Brainz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18" table:style-name="ce2">
            <text:p>18</text:p>
          </table:table-cell>
          <table:table-cell office:value-type="float" office:value="4607" table:style-name="ce2">
            <text:p>4607</text:p>
          </table:table-cell>
          <table:table-cell office:value-type="float" office:value="134.31486880466474" table:formula="of:=IFERROR([.E130]/([.B130]*60+[.C130]+[.D130]/60);0)" table:style-name="ce4">
            <text:p>134.31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18" table:style-name="ce2">
            <text:p>18</text:p>
          </table:table-cell>
          <table:table-cell office:value-type="float" office:value="4607" table:style-name="ce2">
            <text:p>4607</text:p>
          </table:table-cell>
          <table:table-cell office:value-type="float" office:value="134.31486880466474" table:formula="of:=IFERROR([.L130]/([.I130]*60+[.J130]+[.K130]/60);0)" table:style-name="ce4">
            <text:p>134.31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52" table:style-name="ce2">
            <text:p>52</text:p>
          </table:table-cell>
          <table:table-cell office:value-type="float" office:value="23288" table:style-name="ce2">
            <text:p>23288</text:p>
          </table:table-cell>
          <table:table-cell office:value-type="float" office:value="319.59743824336692" table:formula="of:=IFERROR([.S130]/([.P130]*60+[.Q130]+[.R130]/60);0)" table:style-name="ce4">
            <text:p>319.60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ozmic Brainz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37" table:style-name="ce2">
            <text:p>37</text:p>
          </table:table-cell>
          <table:table-cell office:value-type="float" office:value="830" table:style-name="ce2">
            <text:p>830</text:p>
          </table:table-cell>
          <table:table-cell office:value-type="float" office:value="65.785997357992073" table:formula="of:=IFERROR([.E131]/([.B131]*60+[.C131]+[.D131]/60);0)" table:style-name="ce4">
            <text:p>65.79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37" table:style-name="ce2">
            <text:p>37</text:p>
          </table:table-cell>
          <table:table-cell office:value-type="float" office:value="830" table:style-name="ce2">
            <text:p>830</text:p>
          </table:table-cell>
          <table:table-cell office:value-type="float" office:value="65.785997357992073" table:formula="of:=IFERROR([.L131]/([.I131]*60+[.J131]+[.K131]/60);0)" table:style-name="ce4">
            <text:p>65.79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846" table:style-name="ce2">
            <text:p>846</text:p>
          </table:table-cell>
          <table:table-cell office:value-type="float" office:value="58.954703832752614" table:formula="of:=IFERROR([.S131]/([.P131]*60+[.Q131]+[.R131]/60);0)" table:style-name="ce4">
            <text:p>58.95</text:p>
          </table:table-cell>
          <table:table-cell office:value-type="float" office:value="2" table:style-name="ce2">
            <text:p>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lectro Brainz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Breakfast Brainz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Toxic Brainz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Party Brainz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Hover Goat-3000</text:p>
          </table:table-cell>
          <table:table-cell table:number-columns-repeated="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number-rows-repeated="1048438" table:style-name="ro1">
          <table:table-cell table:number-columns-repeated="16384"/>
        </table:table-row>
      </table:table>
      <table:table table:name="Thomas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6" table:default-cell-style-name="ce2"/>
        <table:table-column table:style-name="co7" table:number-columns-repeated="16363" table:default-cell-style-name="ce2"/>
        <table:table-row table:style-name="ro1">
          <table:table-cell table:style-name="ce2"/>
          <table:table-cell office:value-type="string" table:number-columns-spanned="6" table:number-rows-spanned="1" table:style-name="ce5">
            <text:p>20-11-2017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1" table:style-name="ce5">
            <text:p>04-12-2017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1" table:style-name="ce5">
            <text:p>18-12-2017</text:p>
          </table:table-cell>
          <table:covered-table-cell table:number-columns-repeated="5"/>
          <table:table-cell table:number-columns-repeated="16363"/>
        </table:table-row>
        <table:table-row table:style-name="ro1"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eashooter</text:p>
          </table:table-cell>
          <table:table-cell office:value-type="float" office:value="3" table:style-name="ce2">
            <text:p>3</text:p>
          </table:table-cell>
          <table:table-cell office:value-type="float" office:value="53" table:style-name="ce2">
            <text:p>53</text:p>
          </table:table-cell>
          <table:table-cell office:value-type="float" office:value="9" table:style-name="ce2">
            <text:p>9</text:p>
          </table:table-cell>
          <table:table-cell office:value-type="float" office:value="35108" table:style-name="ce2">
            <text:p>35108</text:p>
          </table:table-cell>
          <table:table-cell office:value-type="float" office:value="150.58117092000859" table:formula="of:=IFERROR([.E3]/([.B3]*60+[.C3]+[.D3]/60);0)" table:style-name="ce4">
            <text:p>150.58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54" table:style-name="ce2">
            <text:p>54</text:p>
          </table:table-cell>
          <table:table-cell office:value-type="float" office:value="43" table:style-name="ce2">
            <text:p>43</text:p>
          </table:table-cell>
          <table:table-cell office:value-type="float" office:value="35108" table:style-name="ce2">
            <text:p>35108</text:p>
          </table:table-cell>
          <table:table-cell office:value-type="float" office:value="149.57608464105658" table:formula="of:=IFERROR([.L3]/([.I3]*60+[.J3]+[.K3]/60);0)" table:style-name="ce4">
            <text:p>149.58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54" table:style-name="ce2">
            <text:p>54</text:p>
          </table:table-cell>
          <table:table-cell office:value-type="float" office:value="43" table:style-name="ce2">
            <text:p>43</text:p>
          </table:table-cell>
          <table:table-cell office:value-type="float" office:value="35108" table:style-name="ce2">
            <text:p>35108</text:p>
          </table:table-cell>
          <table:table-cell office:value-type="float" office:value="149.57608464105658" table:formula="of:=IFERROR([.S3]/([.P3]*60+[.Q3]+[.R3]/60);0)" table:style-name="ce4">
            <text:p>149.58</text:p>
          </table:table-cell>
          <table:table-cell office:value-type="float" office:value="17" table:style-name="ce2">
            <text:p>1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ire Pea</text:p>
          </table:table-cell>
          <table:table-cell office:value-type="float" office:value="6" table:style-name="ce2">
            <text:p>6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93152" table:style-name="ce2">
            <text:p>93152</text:p>
          </table:table-cell>
          <table:table-cell office:value-type="float" office:value="247.6458859497541" table:formula="of:=IFERROR([.E4]/([.B4]*60+[.C4]+[.D4]/60);0)" table:style-name="ce4">
            <text:p>247.65</text:p>
          </table:table-cell>
          <table:table-cell office:value-type="float" office:value="41" table:style-name="ce2">
            <text:p>41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93152" table:style-name="ce2">
            <text:p>93152</text:p>
          </table:table-cell>
          <table:table-cell office:value-type="float" office:value="247.6458859497541" table:formula="of:=IFERROR([.L4]/([.I4]*60+[.J4]+[.K4]/60);0)" table:style-name="ce4">
            <text:p>247.65</text:p>
          </table:table-cell>
          <table:table-cell office:value-type="float" office:value="41" table:style-name="ce2">
            <text:p>41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19" table:style-name="ce2">
            <text:p>19</text:p>
          </table:table-cell>
          <table:table-cell office:value-type="float" office:value="25" table:style-name="ce2">
            <text:p>25</text:p>
          </table:table-cell>
          <table:table-cell office:value-type="float" office:value="93181" table:style-name="ce2">
            <text:p>93181</text:p>
          </table:table-cell>
          <table:table-cell office:value-type="float" office:value="245.5901603338458" table:formula="of:=IFERROR([.S4]/([.P4]*60+[.Q4]+[.R4]/60);0)" table:style-name="ce4">
            <text:p>245.59</text:p>
          </table:table-cell>
          <table:table-cell office:value-type="float" office:value="41" table:style-name="ce2">
            <text:p>4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Ice pea</text:p>
          </table:table-cell>
          <table:table-cell office:value-type="float" office:value="0" table:style-name="ce2">
            <text:p>0</text:p>
          </table:table-cell>
          <table:table-cell office:value-type="float" office:value="41" table:style-name="ce2">
            <text:p>41</text:p>
          </table:table-cell>
          <table:table-cell office:value-type="float" office:value="7" table:style-name="ce2">
            <text:p>7</text:p>
          </table:table-cell>
          <table:table-cell office:value-type="float" office:value="7240" table:style-name="ce2">
            <text:p>7240</text:p>
          </table:table-cell>
          <table:table-cell office:value-type="float" office:value="176.08431293068503" table:formula="of:=IFERROR([.E5]/([.B5]*60+[.C5]+[.D5]/60);0)" table:style-name="ce4">
            <text:p>176.0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4" table:style-name="ce2">
            <text:p>54</text:p>
          </table:table-cell>
          <table:table-cell office:value-type="float" office:value="21" table:style-name="ce2">
            <text:p>21</text:p>
          </table:table-cell>
          <table:table-cell office:value-type="float" office:value="15880" table:style-name="ce2">
            <text:p>15880</text:p>
          </table:table-cell>
          <table:table-cell office:value-type="float" office:value="292.1803127874885" table:formula="of:=IFERROR([.L5]/([.I5]*60+[.J5]+[.K5]/60);0)" table:style-name="ce4">
            <text:p>292.18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41" table:style-name="ce2">
            <text:p>41</text:p>
          </table:table-cell>
          <table:table-cell office:value-type="float" office:value="23288" table:style-name="ce2">
            <text:p>23288</text:p>
          </table:table-cell>
          <table:table-cell office:value-type="float" office:value="334.19756039225064" table:formula="of:=IFERROR([.S5]/([.P5]*60+[.Q5]+[.R5]/60);0)" table:style-name="ce4">
            <text:p>334.20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Toxic Pe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6]/([.B6]*60+[.C6]+[.D6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44" table:style-name="ce2">
            <text:p>44</text:p>
          </table:table-cell>
          <table:table-cell office:value-type="float" office:value="6180" table:style-name="ce2">
            <text:p>6180</text:p>
          </table:table-cell>
          <table:table-cell office:value-type="float" office:value="249.86522911051213" table:formula="of:=IFERROR([.L6]/([.I6]*60+[.J6]+[.K6]/60);0)" table:style-name="ce4">
            <text:p>249.87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3" table:style-name="ce2">
            <text:p>43</text:p>
          </table:table-cell>
          <table:table-cell office:value-type="float" office:value="28" table:style-name="ce2">
            <text:p>28</text:p>
          </table:table-cell>
          <table:table-cell office:value-type="float" office:value="10220" table:style-name="ce2">
            <text:p>10220</text:p>
          </table:table-cell>
          <table:table-cell office:value-type="float" office:value="235.12269938650306" table:formula="of:=IFERROR([.S6]/([.P6]*60+[.Q6]+[.R6]/60);0)" table:style-name="ce4">
            <text:p>235.12</text:p>
          </table:table-cell>
          <table:table-cell office:value-type="float" office:value="6" table:style-name="ce2">
            <text:p>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ommando Pea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39" table:style-name="ce2">
            <text:p>39</text:p>
          </table:table-cell>
          <table:table-cell office:value-type="float" office:value="46686" table:style-name="ce2">
            <text:p>46686</text:p>
          </table:table-cell>
          <table:table-cell office:value-type="float" office:value="193.99958445875754" table:formula="of:=IFERROR([.E7]/([.B7]*60+[.C7]+[.D7]/60);0)" table:style-name="ce4">
            <text:p>194.00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39" table:style-name="ce2">
            <text:p>39</text:p>
          </table:table-cell>
          <table:table-cell office:value-type="float" office:value="46686" table:style-name="ce2">
            <text:p>46686</text:p>
          </table:table-cell>
          <table:table-cell office:value-type="float" office:value="193.99958445875754" table:formula="of:=IFERROR([.L7]/([.I7]*60+[.J7]+[.K7]/60);0)" table:style-name="ce4">
            <text:p>194.00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46686" table:style-name="ce2">
            <text:p>46686</text:p>
          </table:table-cell>
          <table:table-cell office:value-type="float" office:value="193.62411004354738" table:formula="of:=IFERROR([.S7]/([.P7]*60+[.Q7]+[.R7]/60);0)" table:style-name="ce4">
            <text:p>193.62</text:p>
          </table:table-cell>
          <table:table-cell office:value-type="float" office:value="21" table:style-name="ce2">
            <text:p>2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gent Pea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2890" table:style-name="ce2">
            <text:p>2890</text:p>
          </table:table-cell>
          <table:table-cell office:value-type="float" office:value="562.98701298701292" table:formula="of:=IFERROR([.E8]/([.B8]*60+[.C8]+[.D8]/60);0)" table:style-name="ce4">
            <text:p>562.99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9" table:style-name="ce2">
            <text:p>39</text:p>
          </table:table-cell>
          <table:table-cell office:value-type="float" office:value="39" table:style-name="ce2">
            <text:p>39</text:p>
          </table:table-cell>
          <table:table-cell office:value-type="float" office:value="14090" table:style-name="ce2">
            <text:p>14090</text:p>
          </table:table-cell>
          <table:table-cell office:value-type="float" office:value="355.35939470365702" table:formula="of:=IFERROR([.L8]/([.I8]*60+[.J8]+[.K8]/60);0)" table:style-name="ce4">
            <text:p>355.36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9" table:style-name="ce2">
            <text:p>39</text:p>
          </table:table-cell>
          <table:table-cell office:value-type="float" office:value="39" table:style-name="ce2">
            <text:p>39</text:p>
          </table:table-cell>
          <table:table-cell office:value-type="float" office:value="14090" table:style-name="ce2">
            <text:p>14090</text:p>
          </table:table-cell>
          <table:table-cell office:value-type="float" office:value="355.35939470365702" table:formula="of:=IFERROR([.S8]/([.P8]*60+[.Q8]+[.R8]/60);0)" table:style-name="ce4">
            <text:p>355.36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aw Pea</text:p>
          </table:table-cell>
          <table:table-cell table:number-columns-repeated="7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9]/([.I9]*60+[.J9]+[.K9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40" table:style-name="ce2">
            <text:p>40</text:p>
          </table:table-cell>
          <table:table-cell office:value-type="float" office:value="10670" table:style-name="ce2">
            <text:p>10670</text:p>
          </table:table-cell>
          <table:table-cell office:value-type="float" office:value="316.93069306930693" table:formula="of:=IFERROR([.S9]/([.P9]*60+[.Q9]+[.R9]/60);0)" table:style-name="ce4">
            <text:p>316.93</text:p>
          </table:table-cell>
          <table:table-cell office:value-type="float" office:value="6" table:style-name="ce2">
            <text:p>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lasma Pea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4860" table:style-name="ce2">
            <text:p>4860</text:p>
          </table:table-cell>
          <table:table-cell office:value-type="float" office:value="523.51885098743264" table:formula="of:=IFERROR([.E10]/([.B10]*60+[.C10]+[.D10]/60);0)" table:style-name="ce4">
            <text:p>523.5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21" table:style-name="ce2">
            <text:p>21</text:p>
          </table:table-cell>
          <table:table-cell office:value-type="float" office:value="10142" table:style-name="ce2">
            <text:p>10142</text:p>
          </table:table-cell>
          <table:table-cell office:value-type="float" office:value="271.53949129852742" table:formula="of:=IFERROR([.L10]/([.I10]*60+[.J10]+[.K10]/60);0)" table:style-name="ce4">
            <text:p>271.54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37" table:style-name="ce2">
            <text:p>37</text:p>
          </table:table-cell>
          <table:table-cell office:value-type="float" office:value="20470" table:style-name="ce2">
            <text:p>20470</text:p>
          </table:table-cell>
          <table:table-cell office:value-type="float" office:value="281.89120954785403" table:formula="of:=IFERROR([.S10]/([.P10]*60+[.Q10]+[.R10]/60);0)" table:style-name="ce4">
            <text:p>281.89</text:p>
          </table:table-cell>
          <table:table-cell office:value-type="float" office:value="9" table:style-name="ce2">
            <text:p>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ck Pea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700" table:style-name="ce2">
            <text:p>700</text:p>
          </table:table-cell>
          <table:table-cell office:value-type="float" office:value="456.52173913043481" table:formula="of:=IFERROR([.E11]/([.B11]*60+[.C11]+[.D11]/60);0)" table:style-name="ce4">
            <text:p>456.5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56" table:style-name="ce2">
            <text:p>56</text:p>
          </table:table-cell>
          <table:table-cell office:value-type="float" office:value="11950" table:style-name="ce2">
            <text:p>11950</text:p>
          </table:table-cell>
          <table:table-cell office:value-type="float" office:value="362.85425101214577" table:formula="of:=IFERROR([.L11]/([.I11]*60+[.J11]+[.K11]/60);0)" table:style-name="ce4">
            <text:p>362.85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56" table:style-name="ce2">
            <text:p>56</text:p>
          </table:table-cell>
          <table:table-cell office:value-type="float" office:value="11950" table:style-name="ce2">
            <text:p>11950</text:p>
          </table:table-cell>
          <table:table-cell office:value-type="float" office:value="362.85425101214577" table:formula="of:=IFERROR([.S11]/([.P11]*60+[.Q11]+[.R11]/60);0)" table:style-name="ce4">
            <text:p>362.85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lectro Pea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30" table:style-name="ce2">
            <text:p>30</text:p>
          </table:table-cell>
          <table:table-cell office:value-type="float" office:value="19780" table:style-name="ce2">
            <text:p>19780</text:p>
          </table:table-cell>
          <table:table-cell office:value-type="float" office:value="284.60431654676262" table:formula="of:=IFERROR([.E12]/([.B12]*60+[.C12]+[.D12]/60);0)" table:style-name="ce4">
            <text:p>284.6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30" table:style-name="ce2">
            <text:p>30</text:p>
          </table:table-cell>
          <table:table-cell office:value-type="float" office:value="19780" table:style-name="ce2">
            <text:p>19780</text:p>
          </table:table-cell>
          <table:table-cell office:value-type="float" office:value="284.60431654676262" table:formula="of:=IFERROR([.L12]/([.I12]*60+[.J12]+[.K12]/60);0)" table:style-name="ce4">
            <text:p>284.6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30" table:style-name="ce2">
            <text:p>30</text:p>
          </table:table-cell>
          <table:table-cell office:value-type="float" office:value="19780" table:style-name="ce2">
            <text:p>19780</text:p>
          </table:table-cell>
          <table:table-cell office:value-type="float" office:value="284.60431654676262" table:formula="of:=IFERROR([.S12]/([.P12]*60+[.Q12]+[.R12]/60);0)" table:style-name="ce4">
            <text:p>284.60</text:p>
          </table:table-cell>
          <table:table-cell office:value-type="float" office:value="9" table:style-name="ce2">
            <text:p>9</text:p>
          </table:table-cell>
          <table:table-cell table:number-columns-repeated="16363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Sunflower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2">
            <text:p>24</text:p>
          </table:table-cell>
          <table:table-cell office:value-type="float" office:value="70834" table:style-name="ce2">
            <text:p>70834</text:p>
          </table:table-cell>
          <table:table-cell office:value-type="float" office:value="232.70039421813405" table:formula="of:=IFERROR([.E14]/([.B14]*60+[.C14]+[.D14]/60);0)" table:style-name="ce4">
            <text:p>232.70</text:p>
          </table:table-cell>
          <table:table-cell office:value-type="float" office:value="32" table:style-name="ce2">
            <text:p>32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2">
            <text:p>24</text:p>
          </table:table-cell>
          <table:table-cell office:value-type="float" office:value="70834" table:style-name="ce2">
            <text:p>70834</text:p>
          </table:table-cell>
          <table:table-cell office:value-type="float" office:value="232.70039421813405" table:formula="of:=IFERROR([.L14]/([.I14]*60+[.J14]+[.K14]/60);0)" table:style-name="ce4">
            <text:p>232.70</text:p>
          </table:table-cell>
          <table:table-cell office:value-type="float" office:value="32" table:style-name="ce2">
            <text:p>32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2">
            <text:p>24</text:p>
          </table:table-cell>
          <table:table-cell office:value-type="float" office:value="70834" table:style-name="ce2">
            <text:p>70834</text:p>
          </table:table-cell>
          <table:table-cell office:value-type="float" office:value="232.70039421813405" table:formula="of:=IFERROR([.S14]/([.P14]*60+[.Q14]+[.R14]/60);0)" table:style-name="ce4">
            <text:p>232.70</text:p>
          </table:table-cell>
          <table:table-cell office:value-type="float" office:value="31" table:style-name="ce2">
            <text:p>3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ire Flower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40" table:style-name="ce2">
            <text:p>40</text:p>
          </table:table-cell>
          <table:table-cell office:value-type="float" office:value="4862" table:style-name="ce2">
            <text:p>4862</text:p>
          </table:table-cell>
          <table:table-cell office:value-type="float" office:value="214.5" table:formula="of:=IFERROR([.E15]/([.B15]*60+[.C15]+[.D15]/60);0)" table:style-name="ce4">
            <text:p>214.5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44" table:style-name="ce2">
            <text:p>44</text:p>
          </table:table-cell>
          <table:table-cell office:value-type="float" office:value="7772" table:style-name="ce2">
            <text:p>7772</text:p>
          </table:table-cell>
          <table:table-cell office:value-type="float" office:value="230.39525691699603" table:formula="of:=IFERROR([.L15]/([.I15]*60+[.J15]+[.K15]/60);0)" table:style-name="ce4">
            <text:p>230.40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8422" table:style-name="ce2">
            <text:p>18422</text:p>
          </table:table-cell>
          <table:table-cell office:value-type="float" office:value="253.74655647382923" table:formula="of:=IFERROR([.S15]/([.P15]*60+[.Q15]+[.R15]/60);0)" table:style-name="ce4">
            <text:p>253.75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ower Flower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3288" table:style-name="ce2">
            <text:p>23288</text:p>
          </table:table-cell>
          <table:table-cell office:value-type="float" office:value="337.42574257425741" table:formula="of:=IFERROR([.E16]/([.B16]*60+[.C16]+[.D16]/60);0)" table:style-name="ce4">
            <text:p>337.4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3288" table:style-name="ce2">
            <text:p>23288</text:p>
          </table:table-cell>
          <table:table-cell office:value-type="float" office:value="337.42574257425741" table:formula="of:=IFERROR([.L16]/([.I16]*60+[.J16]+[.K16]/60);0)" table:style-name="ce4">
            <text:p>337.4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3288" table:style-name="ce2">
            <text:p>23288</text:p>
          </table:table-cell>
          <table:table-cell office:value-type="float" office:value="337.42574257425741" table:formula="of:=IFERROR([.S16]/([.P16]*60+[.Q16]+[.R16]/60);0)" table:style-name="ce4">
            <text:p>337.43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hadow Flowe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17]/([.B17]*60+[.C17]+[.D17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8460" table:style-name="ce2">
            <text:p>8460</text:p>
          </table:table-cell>
          <table:table-cell office:value-type="float" office:value="395.01945525291825" table:formula="of:=IFERROR([.L17]/([.I17]*60+[.J17]+[.K17]/60);0)" table:style-name="ce4">
            <text:p>395.02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52" table:style-name="ce2">
            <text:p>52</text:p>
          </table:table-cell>
          <table:table-cell office:value-type="float" office:value="8460" table:style-name="ce2">
            <text:p>8460</text:p>
          </table:table-cell>
          <table:table-cell office:value-type="float" office:value="369.97084548104954" table:formula="of:=IFERROR([.S17]/([.P17]*60+[.Q17]+[.R17]/60);0)" table:style-name="ce4">
            <text:p>369.97</text:p>
          </table:table-cell>
          <table:table-cell office:value-type="float" office:value="6" table:style-name="ce2">
            <text:p>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ystic Flower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50" table:style-name="ce2">
            <text:p>50</text:p>
          </table:table-cell>
          <table:table-cell office:value-type="float" office:value="4.1436464088397793" table:formula="of:=IFERROR([.E18]/([.B18]*60+[.C18]+[.D18]/60);0)" table:style-name="ce4">
            <text:p>4.1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38" table:style-name="ce2">
            <text:p>38</text:p>
          </table:table-cell>
          <table:table-cell office:value-type="float" office:value="1740" table:style-name="ce2">
            <text:p>1740</text:p>
          </table:table-cell>
          <table:table-cell office:value-type="float" office:value="104.60921843687375" table:formula="of:=IFERROR([.L18]/([.I18]*60+[.J18]+[.K18]/60);0)" table:style-name="ce4">
            <text:p>104.6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34" table:style-name="ce2">
            <text:p>34</text:p>
          </table:table-cell>
          <table:table-cell office:value-type="float" office:value="5550" table:style-name="ce2">
            <text:p>5550</text:p>
          </table:table-cell>
          <table:table-cell office:value-type="float" office:value="194.28238039673278" table:formula="of:=IFERROR([.S18]/([.P18]*60+[.Q18]+[.R18]/60);0)" table:style-name="ce4">
            <text:p>194.28</text:p>
          </table:table-cell>
          <table:table-cell office:value-type="float" office:value="4" table:style-name="ce2">
            <text:p>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etal Pe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19]/([.B19]*60+[.C19]+[.D19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19]/([.I19]*60+[.J19]+[.K19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19]/([.P19]*60+[.Q19]+[.R19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un Pharaoh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20]/([.B20]*60+[.C20]+[.D2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20]/([.I20]*60+[.J20]+[.K2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39" table:style-name="ce2">
            <text:p>39</text:p>
          </table:table-cell>
          <table:table-cell office:value-type="float" office:value="9658" table:style-name="ce2">
            <text:p>9658</text:p>
          </table:table-cell>
          <table:table-cell office:value-type="float" office:value="315.10603588907014" table:formula="of:=IFERROR([.S20]/([.P20]*60+[.Q20]+[.R20]/60);0)" table:style-name="ce4">
            <text:p>315.11</text:p>
          </table:table-cell>
          <table:table-cell office:value-type="float" office:value="6" table:style-name="ce2">
            <text:p>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lien Flowe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21]/([.B21]*60+[.C21]+[.D21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21]/([.I21]*60+[.J21]+[.K21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21]/([.P21]*60+[.Q21]+[.R21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Vampire Flower</text:p>
          </table:table-cell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26" table:style-name="ce2">
            <text:p>26</text:p>
          </table:table-cell>
          <table:table-cell office:value-type="float" office:value="13170" table:style-name="ce2">
            <text:p>13170</text:p>
          </table:table-cell>
          <table:table-cell office:value-type="float" office:value="296.39909977494375" table:formula="of:=IFERROR([.E22]/([.B22]*60+[.C22]+[.D22]/60);0)" table:style-name="ce4">
            <text:p>296.4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36" table:style-name="ce2">
            <text:p>36</text:p>
          </table:table-cell>
          <table:table-cell office:value-type="float" office:value="26238" table:style-name="ce2">
            <text:p>26238</text:p>
          </table:table-cell>
          <table:table-cell office:value-type="float" office:value="200.90352220520674" table:formula="of:=IFERROR([.L22]/([.I22]*60+[.J22]+[.K22]/60);0)" table:style-name="ce4">
            <text:p>200.90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26558" table:style-name="ce2">
            <text:p>26558</text:p>
          </table:table-cell>
          <table:table-cell office:value-type="float" office:value="177.74456218627998" table:formula="of:=IFERROR([.S22]/([.P22]*60+[.Q22]+[.R22]/60);0)" table:style-name="ce4">
            <text:p>177.74</text:p>
          </table:table-cell>
          <table:table-cell office:value-type="float" office:value="13" table:style-name="ce2">
            <text:p>1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tuffy Flower</text:p>
          </table:table-cell>
          <table:table-cell office:value-type="float" office:value="0" table:style-name="ce2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26" table:style-name="ce2">
            <text:p>26</text:p>
          </table:table-cell>
          <table:table-cell office:value-type="float" office:value="17286" table:style-name="ce2">
            <text:p>17286</text:p>
          </table:table-cell>
          <table:table-cell office:value-type="float" office:value="356.90295939435651" table:formula="of:=IFERROR([.E23]/([.B23]*60+[.C23]+[.D23]/60);0)" table:style-name="ce4">
            <text:p>356.90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21796" table:style-name="ce2">
            <text:p>21796</text:p>
          </table:table-cell>
          <table:table-cell office:value-type="float" office:value="313.9126260201632" table:formula="of:=IFERROR([.L23]/([.I23]*60+[.J23]+[.K23]/60);0)" table:style-name="ce4">
            <text:p>313.91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21796" table:style-name="ce2">
            <text:p>21796</text:p>
          </table:table-cell>
          <table:table-cell office:value-type="float" office:value="313.9126260201632" table:formula="of:=IFERROR([.S23]/([.P23]*60+[.Q23]+[.R23]/60);0)" table:style-name="ce4">
            <text:p>313.91</text:p>
          </table:table-cell>
          <table:table-cell office:value-type="float" office:value="9" table:style-name="ce2">
            <text:p>9</text:p>
          </table:table-cell>
          <table:table-cell table:number-columns-repeated="16363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hompe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7" table:style-name="ce2">
            <text:p>17</text:p>
          </table:table-cell>
          <table:table-cell office:value-type="float" office:value="13652" table:style-name="ce2">
            <text:p>13652</text:p>
          </table:table-cell>
          <table:table-cell office:value-type="float" office:value="219.19186513245918" table:formula="of:=IFERROR([.E25]/([.B25]*60+[.C25]+[.D25]/60);0)" table:style-name="ce4">
            <text:p>219.19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13687" table:style-name="ce2">
            <text:p>13687</text:p>
          </table:table-cell>
          <table:table-cell office:value-type="float" office:value="209.70888661899897" table:formula="of:=IFERROR([.L25]/([.I25]*60+[.J25]+[.K25]/60);0)" table:style-name="ce4">
            <text:p>209.71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13687" table:style-name="ce2">
            <text:p>13687</text:p>
          </table:table-cell>
          <table:table-cell office:value-type="float" office:value="209.70888661899897" table:formula="of:=IFERROR([.S25]/([.P25]*60+[.Q25]+[.R25]/60);0)" table:style-name="ce4">
            <text:p>209.71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ire Chomper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2">
            <text:p>32</text:p>
          </table:table-cell>
          <table:table-cell office:value-type="float" office:value="7" table:style-name="ce2">
            <text:p>7</text:p>
          </table:table-cell>
          <table:table-cell office:value-type="float" office:value="40862" table:style-name="ce2">
            <text:p>40862</text:p>
          </table:table-cell>
          <table:table-cell office:value-type="float" office:value="268.62276761257806" table:formula="of:=IFERROR([.E26]/([.B26]*60+[.C26]+[.D26]/60);0)" table:style-name="ce4">
            <text:p>268.62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2" table:style-name="ce2">
            <text:p>32</text:p>
          </table:table-cell>
          <table:table-cell office:value-type="float" office:value="7" table:style-name="ce2">
            <text:p>7</text:p>
          </table:table-cell>
          <table:table-cell office:value-type="float" office:value="40862" table:style-name="ce2">
            <text:p>40862</text:p>
          </table:table-cell>
          <table:table-cell office:value-type="float" office:value="268.62276761257806" table:formula="of:=IFERROR([.L26]/([.I26]*60+[.J26]+[.K26]/60);0)" table:style-name="ce4">
            <text:p>268.62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59" table:style-name="ce2">
            <text:p>59</text:p>
          </table:table-cell>
          <table:table-cell office:value-type="float" office:value="36" table:style-name="ce2">
            <text:p>36</text:p>
          </table:table-cell>
          <table:table-cell office:value-type="float" office:value="46576" table:style-name="ce2">
            <text:p>46576</text:p>
          </table:table-cell>
          <table:table-cell office:value-type="float" office:value="259.33184855233856" table:formula="of:=IFERROR([.S26]/([.P26]*60+[.Q26]+[.R26]/60);0)" table:style-name="ce4">
            <text:p>259.33</text:p>
          </table:table-cell>
          <table:table-cell office:value-type="float" office:value="21" table:style-name="ce2">
            <text:p>2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ot Rod Chomper</text:p>
          </table:table-cell>
          <table:table-cell office:value-type="float" office:value="0" table:style-name="ce2">
            <text:p>0</text:p>
          </table:table-cell>
          <table:table-cell office:value-type="float" office:value="52" table:style-name="ce2">
            <text:p>52</text:p>
          </table:table-cell>
          <table:table-cell office:value-type="float" office:value="5" table:style-name="ce2">
            <text:p>5</text:p>
          </table:table-cell>
          <table:table-cell office:value-type="float" office:value="4184" table:style-name="ce2">
            <text:p>4184</text:p>
          </table:table-cell>
          <table:table-cell office:value-type="float" office:value="80.332799999999992" table:formula="of:=IFERROR([.E27]/([.B27]*60+[.C27]+[.D27]/60);0)" table:style-name="ce4">
            <text:p>80.33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8" table:style-name="ce2">
            <text:p>58</text:p>
          </table:table-cell>
          <table:table-cell office:value-type="float" office:value="59" table:style-name="ce2">
            <text:p>59</text:p>
          </table:table-cell>
          <table:table-cell office:value-type="float" office:value="7594" table:style-name="ce2">
            <text:p>7594</text:p>
          </table:table-cell>
          <table:table-cell office:value-type="float" office:value="128.74823396439672" table:formula="of:=IFERROR([.L27]/([.I27]*60+[.J27]+[.K27]/60);0)" table:style-name="ce4">
            <text:p>128.75</text:p>
          </table:table-cell>
          <table:table-cell office:value-type="float" office:value="5" table:style-name="ce2">
            <text:p>5</text:p>
          </table:table-cell>
          <table:table-cell table:style-name="ce4"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16694" table:style-name="ce2">
            <text:p>16694</text:p>
          </table:table-cell>
          <table:table-cell office:value-type="float" office:value="213.06955966815573" table:formula="of:=IFERROR([.S27]/([.P27]*60+[.Q27]+[.R27]/60);0)" table:style-name="ce4">
            <text:p>213.07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ower Chomper</text:p>
          </table:table-cell>
          <table:table-cell office:value-type="float" office:value="2" table:style-name="ce2">
            <text:p>2</text:p>
          </table:table-cell>
          <table:table-cell office:value-type="float" office:value="50" table:style-name="ce2">
            <text:p>50</text:p>
          </table:table-cell>
          <table:table-cell office:value-type="float" office:value="43" table:style-name="ce2">
            <text:p>43</text:p>
          </table:table-cell>
          <table:table-cell office:value-type="float" office:value="15385" table:style-name="ce2">
            <text:p>15385</text:p>
          </table:table-cell>
          <table:table-cell office:value-type="float" office:value="90.12008200722444" table:formula="of:=IFERROR([.E28]/([.B28]*60+[.C28]+[.D28]/60);0)" table:style-name="ce4">
            <text:p>90.12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50" table:style-name="ce2">
            <text:p>50</text:p>
          </table:table-cell>
          <table:table-cell office:value-type="float" office:value="43" table:style-name="ce2">
            <text:p>43</text:p>
          </table:table-cell>
          <table:table-cell office:value-type="float" office:value="15385" table:style-name="ce2">
            <text:p>15385</text:p>
          </table:table-cell>
          <table:table-cell office:value-type="float" office:value="90.12008200722444" table:formula="of:=IFERROR([.L28]/([.I28]*60+[.J28]+[.K28]/60);0)" table:style-name="ce4">
            <text:p>90.12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31" table:style-name="ce2">
            <text:p>31</text:p>
          </table:table-cell>
          <table:table-cell office:value-type="float" office:value="53" table:style-name="ce2">
            <text:p>53</text:p>
          </table:table-cell>
          <table:table-cell office:value-type="float" office:value="23288" table:style-name="ce2">
            <text:p>23288</text:p>
          </table:table-cell>
          <table:table-cell office:value-type="float" office:value="109.90954141430032" table:formula="of:=IFERROR([.S28]/([.P28]*60+[.Q28]+[.R28]/60);0)" table:style-name="ce4">
            <text:p>109.91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ount Chompula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4260" table:style-name="ce2">
            <text:p>4260</text:p>
          </table:table-cell>
          <table:table-cell office:value-type="float" office:value="312.85189718482252" table:formula="of:=IFERROR([.E29]/([.B29]*60+[.C29]+[.D29]/60);0)" table:style-name="ce4">
            <text:p>312.85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50" table:style-name="ce2">
            <text:p>50</text:p>
          </table:table-cell>
          <table:table-cell office:value-type="float" office:value="9010" table:style-name="ce2">
            <text:p>9010</text:p>
          </table:table-cell>
          <table:table-cell office:value-type="float" office:value="335.77639751552795" table:formula="of:=IFERROR([.L29]/([.I29]*60+[.J29]+[.K29]/60);0)" table:style-name="ce4">
            <text:p>335.78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34" table:style-name="ce2">
            <text:p>34</text:p>
          </table:table-cell>
          <table:table-cell office:value-type="float" office:value="13710" table:style-name="ce2">
            <text:p>13710</text:p>
          </table:table-cell>
          <table:table-cell office:value-type="float" office:value="282.29238160603978" table:formula="of:=IFERROR([.S29]/([.P29]*60+[.Q29]+[.R29]/60);0)" table:style-name="ce4">
            <text:p>282.29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Toxic Chomper</text:p>
          </table:table-cell>
          <table:table-cell table:number-columns-repeated="7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30]/([.I30]*60+[.J30]+[.K3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30]/([.P30]*60+[.Q30]+[.R3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rmor Chompe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6770" table:style-name="ce2">
            <text:p>6770</text:p>
          </table:table-cell>
          <table:table-cell office:value-type="float" office:value="111.93166161476991" table:formula="of:=IFERROR([.E31]/([.B31]*60+[.C31]+[.D31]/60);0)" table:style-name="ce4">
            <text:p>111.93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32" table:style-name="ce2">
            <text:p>32</text:p>
          </table:table-cell>
          <table:table-cell office:value-type="float" office:value="13500" table:style-name="ce2">
            <text:p>13500</text:p>
          </table:table-cell>
          <table:table-cell office:value-type="float" office:value="156.00924499229583" table:formula="of:=IFERROR([.L31]/([.I31]*60+[.J31]+[.K31]/60);0)" table:style-name="ce4">
            <text:p>156.01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56" table:style-name="ce2">
            <text:p>56</text:p>
          </table:table-cell>
          <table:table-cell office:value-type="float" office:value="17490" table:style-name="ce2">
            <text:p>17490</text:p>
          </table:table-cell>
          <table:table-cell office:value-type="float" office:value="188.19942611190817" table:formula="of:=IFERROR([.S31]/([.P31]*60+[.Q31]+[.R31]/60);0)" table:style-name="ce4">
            <text:p>188.20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homp Thing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47" table:style-name="ce2">
            <text:p>47</text:p>
          </table:table-cell>
          <table:table-cell office:value-type="float" office:value="20710" table:style-name="ce2">
            <text:p>20710</text:p>
          </table:table-cell>
          <table:table-cell office:value-type="float" office:value="266.25241054210414" table:formula="of:=IFERROR([.E32]/([.B32]*60+[.C32]+[.D32]/60);0)" table:style-name="ce4">
            <text:p>266.25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50" table:style-name="ce2">
            <text:p>50</text:p>
          </table:table-cell>
          <table:table-cell office:value-type="float" office:value="23288" table:style-name="ce2">
            <text:p>23288</text:p>
          </table:table-cell>
          <table:table-cell office:value-type="float" office:value="215.96290571870171" table:formula="of:=IFERROR([.L32]/([.I32]*60+[.J32]+[.K32]/60);0)" table:style-name="ce4">
            <text:p>215.96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50" table:style-name="ce2">
            <text:p>50</text:p>
          </table:table-cell>
          <table:table-cell office:value-type="float" office:value="23288" table:style-name="ce2">
            <text:p>23288</text:p>
          </table:table-cell>
          <table:table-cell office:value-type="float" office:value="215.96290571870171" table:formula="of:=IFERROR([.S32]/([.P32]*60+[.Q32]+[.R32]/60);0)" table:style-name="ce4">
            <text:p>215.96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Yeti Chomper</text:p>
          </table:table-cell>
          <table:table-cell table:number-columns-repeated="7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33]/([.I33]*60+[.J33]+[.K33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40" table:style-name="ce2">
            <text:p>40</text:p>
          </table:table-cell>
          <table:table-cell office:value-type="float" office:value="5960" table:style-name="ce2">
            <text:p>5960</text:p>
          </table:table-cell>
          <table:table-cell office:value-type="float" office:value="436.09756097560978" table:formula="of:=IFERROR([.S33]/([.P33]*60+[.Q33]+[.R33]/60);0)" table:style-name="ce4">
            <text:p>436.10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isco Chomper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Uni Chomper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actus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9" table:style-name="ce2">
            <text:p>9</text:p>
          </table:table-cell>
          <table:table-cell office:value-type="float" office:value="4855" table:style-name="ce2">
            <text:p>4855</text:p>
          </table:table-cell>
          <table:table-cell office:value-type="float" office:value="120.92154420921544" table:formula="of:=IFERROR([.E37]/([.B37]*60+[.C37]+[.D37]/60);0)" table:style-name="ce4">
            <text:p>120.9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5" table:style-name="ce2">
            <text:p>45</text:p>
          </table:table-cell>
          <table:table-cell office:value-type="float" office:value="30" table:style-name="ce2">
            <text:p>30</text:p>
          </table:table-cell>
          <table:table-cell office:value-type="float" office:value="5155" table:style-name="ce2">
            <text:p>5155</text:p>
          </table:table-cell>
          <table:table-cell office:value-type="float" office:value="113.2967032967033" table:formula="of:=IFERROR([.L37]/([.I37]*60+[.J37]+[.K37]/60);0)" table:style-name="ce4">
            <text:p>113.3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6" table:style-name="ce2">
            <text:p>46</text:p>
          </table:table-cell>
          <table:table-cell office:value-type="float" office:value="51" table:style-name="ce2">
            <text:p>51</text:p>
          </table:table-cell>
          <table:table-cell office:value-type="float" office:value="5155" table:style-name="ce2">
            <text:p>5155</text:p>
          </table:table-cell>
          <table:table-cell office:value-type="float" office:value="110.03201707577374" table:formula="of:=IFERROR([.S37]/([.P37]*60+[.Q37]+[.R37]/60);0)" table:style-name="ce4">
            <text:p>110.03</text:p>
          </table:table-cell>
          <table:table-cell office:value-type="float" office:value="4" table:style-name="ce2">
            <text:p>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ire Cactu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38]/([.B38]*60+[.C38]+[.D38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2" table:style-name="ce2">
            <text:p>32</text:p>
          </table:table-cell>
          <table:table-cell office:value-type="float" office:value="3730" table:style-name="ce2">
            <text:p>3730</text:p>
          </table:table-cell>
          <table:table-cell office:value-type="float" office:value="570.91836734693879" table:formula="of:=IFERROR([.L38]/([.I38]*60+[.J38]+[.K38]/60);0)" table:style-name="ce4">
            <text:p>570.9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2" table:style-name="ce2">
            <text:p>32</text:p>
          </table:table-cell>
          <table:table-cell office:value-type="float" office:value="3730" table:style-name="ce2">
            <text:p>3730</text:p>
          </table:table-cell>
          <table:table-cell office:value-type="float" office:value="570.91836734693879" table:formula="of:=IFERROR([.S38]/([.P38]*60+[.Q38]+[.R38]/60);0)" table:style-name="ce4">
            <text:p>570.92</text:p>
          </table:table-cell>
          <table:table-cell office:value-type="float" office:value="4" table:style-name="ce2">
            <text:p>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Ice Cactus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39]/([.I39]*60+[.J39]+[.K39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58" table:style-name="ce2">
            <text:p>58</text:p>
          </table:table-cell>
          <table:table-cell office:value-type="float" office:value="16659" table:style-name="ce2">
            <text:p>16659</text:p>
          </table:table-cell>
          <table:table-cell office:value-type="float" office:value="210.96243140565639" table:formula="of:=IFERROR([.S39]/([.P39]*60+[.Q39]+[.R39]/60);0)" table:style-name="ce4">
            <text:p>210.96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ower Cactu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40]/([.B40]*60+[.C40]+[.D4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40]/([.I40]*60+[.J40]+[.K4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40]/([.P40]*60+[.Q40]+[.R4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uture Cactus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45" table:style-name="ce2">
            <text:p>45</text:p>
          </table:table-cell>
          <table:table-cell office:value-type="float" office:value="170" table:style-name="ce2">
            <text:p>170</text:p>
          </table:table-cell>
          <table:table-cell office:value-type="float" office:value="13.333333333333334" table:formula="of:=IFERROR([.E41]/([.B41]*60+[.C41]+[.D41]/60);0)" table:style-name="ce4">
            <text:p>13.33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3" table:style-name="ce2">
            <text:p>3</text:p>
          </table:table-cell>
          <table:table-cell office:value-type="float" office:value="4400" table:style-name="ce2">
            <text:p>4400</text:p>
          </table:table-cell>
          <table:table-cell office:value-type="float" office:value="182.95218295218294" table:formula="of:=IFERROR([.L41]/([.I41]*60+[.J41]+[.K41]/60);0)" table:style-name="ce4">
            <text:p>182.95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3" table:style-name="ce2">
            <text:p>3</text:p>
          </table:table-cell>
          <table:table-cell office:value-type="float" office:value="4400" table:style-name="ce2">
            <text:p>4400</text:p>
          </table:table-cell>
          <table:table-cell office:value-type="float" office:value="182.95218295218294" table:formula="of:=IFERROR([.S41]/([.P41]*60+[.Q41]+[.R41]/60);0)" table:style-name="ce4">
            <text:p>182.95</text:p>
          </table:table-cell>
          <table:table-cell office:value-type="float" office:value="4" table:style-name="ce2">
            <text:p>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mo Cactu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42]/([.B42]*60+[.C42]+[.D42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58" table:style-name="ce2">
            <text:p>58</text:p>
          </table:table-cell>
          <table:table-cell office:value-type="float" office:value="21265" table:style-name="ce2">
            <text:p>21265</text:p>
          </table:table-cell>
          <table:table-cell office:value-type="float" office:value="283.65940417963537" table:formula="of:=IFERROR([.L42]/([.I42]*60+[.J42]+[.K42]/60);0)" table:style-name="ce4">
            <text:p>283.66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58" table:style-name="ce2">
            <text:p>58</text:p>
          </table:table-cell>
          <table:table-cell office:value-type="float" office:value="21265" table:style-name="ce2">
            <text:p>21265</text:p>
          </table:table-cell>
          <table:table-cell office:value-type="float" office:value="283.65940417963537" table:formula="of:=IFERROR([.S42]/([.P42]*60+[.Q42]+[.R42]/60);0)" table:style-name="ce4">
            <text:p>283.66</text:p>
          </table:table-cell>
          <table:table-cell office:value-type="float" office:value="9" table:style-name="ce2">
            <text:p>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Bandit Cactus</text:p>
          </table:table-cell>
          <table:table-cell office:value-type="float" office:value="0" table:style-name="ce2">
            <text:p>0</text:p>
          </table:table-cell>
          <table:table-cell office:value-type="float" office:value="43" table:style-name="ce2">
            <text:p>43</text:p>
          </table:table-cell>
          <table:table-cell office:value-type="float" office:value="14" table:style-name="ce2">
            <text:p>14</text:p>
          </table:table-cell>
          <table:table-cell office:value-type="float" office:value="2833" table:style-name="ce2">
            <text:p>2833</text:p>
          </table:table-cell>
          <table:table-cell office:value-type="float" office:value="65.528141865844248" table:formula="of:=IFERROR([.E43]/([.B43]*60+[.C43]+[.D43]/60);0)" table:style-name="ce4">
            <text:p>65.53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34" table:style-name="ce2">
            <text:p>34</text:p>
          </table:table-cell>
          <table:table-cell office:value-type="float" office:value="2833" table:style-name="ce2">
            <text:p>2833</text:p>
          </table:table-cell>
          <table:table-cell office:value-type="float" office:value="63.567688855646963" table:formula="of:=IFERROR([.L43]/([.I43]*60+[.J43]+[.K43]/60);0)" table:style-name="ce4">
            <text:p>63.57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34" table:style-name="ce2">
            <text:p>34</text:p>
          </table:table-cell>
          <table:table-cell office:value-type="float" office:value="2833" table:style-name="ce2">
            <text:p>2833</text:p>
          </table:table-cell>
          <table:table-cell office:value-type="float" office:value="63.567688855646963" table:formula="of:=IFERROR([.S43]/([.P43]*60+[.Q43]+[.R43]/60);0)" table:style-name="ce4">
            <text:p>63.57</text:p>
          </table:table-cell>
          <table:table-cell office:value-type="float" office:value="3" table:style-name="ce2">
            <text:p>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Jade Cactus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4017" table:style-name="ce2">
            <text:p>4017</text:p>
          </table:table-cell>
          <table:table-cell office:value-type="float" office:value="198.86138613861388" table:formula="of:=IFERROR([.E44]/([.B44]*60+[.C44]+[.D44]/60);0)" table:style-name="ce4">
            <text:p>198.86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4" table:style-name="ce2">
            <text:p>54</text:p>
          </table:table-cell>
          <table:table-cell office:value-type="float" office:value="17447" table:style-name="ce2">
            <text:p>17447</text:p>
          </table:table-cell>
          <table:table-cell office:value-type="float" office:value="264.74962063732926" table:formula="of:=IFERROR([.L44]/([.I44]*60+[.J44]+[.K44]/60);0)" table:style-name="ce4">
            <text:p>264.7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4" table:style-name="ce2">
            <text:p>54</text:p>
          </table:table-cell>
          <table:table-cell office:value-type="float" office:value="17447" table:style-name="ce2">
            <text:p>17447</text:p>
          </table:table-cell>
          <table:table-cell office:value-type="float" office:value="264.74962063732926" table:formula="of:=IFERROR([.S44]/([.P44]*60+[.Q44]+[.R44]/60);0)" table:style-name="ce4">
            <text:p>264.75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Zen Cactus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3450" table:style-name="ce2">
            <text:p>3450</text:p>
          </table:table-cell>
          <table:table-cell office:value-type="float" office:value="261.36363636363637" table:formula="of:=IFERROR([.E45]/([.B45]*60+[.C45]+[.D45]/60);0)" table:style-name="ce4">
            <text:p>261.36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3" table:style-name="ce2">
            <text:p>23</text:p>
          </table:table-cell>
          <table:table-cell office:value-type="float" office:value="23288" table:style-name="ce2">
            <text:p>23288</text:p>
          </table:table-cell>
          <table:table-cell office:value-type="float" office:value="361.70851669686766" table:formula="of:=IFERROR([.L45]/([.I45]*60+[.J45]+[.K45]/60);0)" table:style-name="ce4">
            <text:p>361.71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3" table:style-name="ce2">
            <text:p>23</text:p>
          </table:table-cell>
          <table:table-cell office:value-type="float" office:value="23288" table:style-name="ce2">
            <text:p>23288</text:p>
          </table:table-cell>
          <table:table-cell office:value-type="float" office:value="361.70851669686766" table:formula="of:=IFERROR([.S45]/([.P45]*60+[.Q45]+[.R45]/60);0)" table:style-name="ce4">
            <text:p>361.71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etrified Cactus</text:p>
          </table:table-cell>
          <table:table-cell table:number-columns-repeated="9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46]/([.I46]*60+[.J46]+[.K46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46]/([.P46]*60+[.Q46]+[.R46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itron</text:p>
          </table:table-cell>
          <table:table-cell office:value-type="float" office:value="6" table:style-name="ce2">
            <text:p>6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46714" table:style-name="ce2">
            <text:p>46714</text:p>
          </table:table-cell>
          <table:table-cell office:value-type="float" office:value="124.20632810422759" table:formula="of:=IFERROR([.E48]/([.B48]*60+[.C48]+[.D48]/60);0)" table:style-name="ce4">
            <text:p>124.21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58" table:style-name="ce2">
            <text:p>58</text:p>
          </table:table-cell>
          <table:table-cell office:value-type="float" office:value="23" table:style-name="ce2">
            <text:p>23</text:p>
          </table:table-cell>
          <table:table-cell office:value-type="float" office:value="46734" table:style-name="ce2">
            <text:p>46734</text:p>
          </table:table-cell>
          <table:table-cell office:value-type="float" office:value="111.70139027207904" table:formula="of:=IFERROR([.L48]/([.I48]*60+[.J48]+[.K48]/60);0)" table:style-name="ce4">
            <text:p>111.70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56" table:style-name="ce2">
            <text:p>56</text:p>
          </table:table-cell>
          <table:table-cell office:value-type="float" office:value="47572" table:style-name="ce2">
            <text:p>47572</text:p>
          </table:table-cell>
          <table:table-cell office:value-type="float" office:value="109.62974343217084" table:formula="of:=IFERROR([.S48]/([.P48]*60+[.Q48]+[.R48]/60);0)" table:style-name="ce4">
            <text:p>109.63</text:p>
          </table:table-cell>
          <table:table-cell office:value-type="float" office:value="22" table:style-name="ce2">
            <text:p>2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ozen Citron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42" table:style-name="ce2">
            <text:p>42</text:p>
          </table:table-cell>
          <table:table-cell office:value-type="float" office:value="116440" table:style-name="ce2">
            <text:p>116440</text:p>
          </table:table-cell>
          <table:table-cell office:value-type="float" office:value="274.17000235460324" table:formula="of:=IFERROR([.E49]/([.B49]*60+[.C49]+[.D49]/60);0)" table:style-name="ce4">
            <text:p>274.17</text:p>
          </table:table-cell>
          <table:table-cell office:value-type="float" office:value="51" table:style-name="ce2">
            <text:p>51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47" table:style-name="ce2">
            <text:p>47</text:p>
          </table:table-cell>
          <table:table-cell office:value-type="float" office:value="116440" table:style-name="ce2">
            <text:p>116440</text:p>
          </table:table-cell>
          <table:table-cell office:value-type="float" office:value="273.4724233765217" table:formula="of:=IFERROR([.L49]/([.I49]*60+[.J49]+[.K49]/60);0)" table:style-name="ce4">
            <text:p>273.47</text:p>
          </table:table-cell>
          <table:table-cell office:value-type="float" office:value="51" table:style-name="ce2">
            <text:p>51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47" table:style-name="ce2">
            <text:p>47</text:p>
          </table:table-cell>
          <table:table-cell office:value-type="float" office:value="116440" table:style-name="ce2">
            <text:p>116440</text:p>
          </table:table-cell>
          <table:table-cell office:value-type="float" office:value="273.4724233765217" table:formula="of:=IFERROR([.S49]/([.P49]*60+[.Q49]+[.R49]/60);0)" table:style-name="ce4">
            <text:p>273.47</text:p>
          </table:table-cell>
          <table:table-cell office:value-type="float" office:value="51" table:style-name="ce2">
            <text:p>5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lectro Citron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25" table:style-name="ce2">
            <text:p>25</text:p>
          </table:table-cell>
          <table:table-cell office:value-type="float" office:value="12913" table:style-name="ce2">
            <text:p>12913</text:p>
          </table:table-cell>
          <table:table-cell office:value-type="float" office:value="128.59419087136928" table:formula="of:=IFERROR([.E50]/([.B50]*60+[.C50]+[.D50]/60);0)" table:style-name="ce4">
            <text:p>128.59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9" table:style-name="ce2">
            <text:p>39</text:p>
          </table:table-cell>
          <table:table-cell office:value-type="float" office:value="2" table:style-name="ce2">
            <text:p>2</text:p>
          </table:table-cell>
          <table:table-cell office:value-type="float" office:value="23597" table:style-name="ce2">
            <text:p>23597</text:p>
          </table:table-cell>
          <table:table-cell office:value-type="float" office:value="148.37769859568226" table:formula="of:=IFERROR([.L50]/([.I50]*60+[.J50]+[.K50]/60);0)" table:style-name="ce4">
            <text:p>148.38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53" table:style-name="ce2">
            <text:p>53</text:p>
          </table:table-cell>
          <table:table-cell office:value-type="float" office:value="10" table:style-name="ce2">
            <text:p>10</text:p>
          </table:table-cell>
          <table:table-cell office:value-type="float" office:value="25308" table:style-name="ce2">
            <text:p>25308</text:p>
          </table:table-cell>
          <table:table-cell office:value-type="float" office:value="146.14821944177095" table:formula="of:=IFERROR([.S50]/([.P50]*60+[.Q50]+[.R50]/60);0)" table:style-name="ce4">
            <text:p>146.15</text:p>
          </table:table-cell>
          <table:table-cell office:value-type="float" office:value="12" table:style-name="ce2">
            <text:p>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Toxic Citron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8" table:style-name="ce2">
            <text:p>38</text:p>
          </table:table-cell>
          <table:table-cell office:value-type="float" office:value="23288" table:style-name="ce2">
            <text:p>23288</text:p>
          </table:table-cell>
          <table:table-cell office:value-type="float" office:value="365.97171293871139" table:formula="of:=IFERROR([.E51]/([.B51]*60+[.C51]+[.D51]/60);0)" table:style-name="ce4">
            <text:p>365.97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8" table:style-name="ce2">
            <text:p>38</text:p>
          </table:table-cell>
          <table:table-cell office:value-type="float" office:value="23288" table:style-name="ce2">
            <text:p>23288</text:p>
          </table:table-cell>
          <table:table-cell office:value-type="float" office:value="365.97171293871139" table:formula="of:=IFERROR([.L51]/([.I51]*60+[.J51]+[.K51]/60);0)" table:style-name="ce4">
            <text:p>365.97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2">
            <text:p>27</text:p>
          </table:table-cell>
          <table:table-cell office:value-type="float" office:value="29853" table:style-name="ce2">
            <text:p>29853</text:p>
          </table:table-cell>
          <table:table-cell office:value-type="float" office:value="330.04975124378109" table:formula="of:=IFERROR([.S51]/([.P51]*60+[.Q51]+[.R51]/60);0)" table:style-name="ce4">
            <text:p>330.05</text:p>
          </table:table-cell>
          <table:table-cell office:value-type="float" office:value="15" table:style-name="ce2">
            <text:p>1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rty Citron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Iron Citron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Rose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53" table:style-name="ce2">
            <text:p>53</text:p>
          </table:table-cell>
          <table:table-cell office:value-type="float" office:value="4342" table:style-name="ce2">
            <text:p>4342</text:p>
          </table:table-cell>
          <table:table-cell office:value-type="float" office:value="34.220412452384075" table:formula="of:=IFERROR([.E55]/([.B55]*60+[.C55]+[.D55]/60);0)" table:style-name="ce4">
            <text:p>34.2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45" table:style-name="ce2">
            <text:p>45</text:p>
          </table:table-cell>
          <table:table-cell office:value-type="float" office:value="23288" table:style-name="ce2">
            <text:p>23288</text:p>
          </table:table-cell>
          <table:table-cell office:value-type="float" office:value="176.75901328273244" table:formula="of:=IFERROR([.L55]/([.I55]*60+[.J55]+[.K55]/60);0)" table:style-name="ce4">
            <text:p>176.76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45" table:style-name="ce2">
            <text:p>45</text:p>
          </table:table-cell>
          <table:table-cell office:value-type="float" office:value="23288" table:style-name="ce2">
            <text:p>23288</text:p>
          </table:table-cell>
          <table:table-cell office:value-type="float" office:value="176.75901328273244" table:formula="of:=IFERROR([.S55]/([.P55]*60+[.Q55]+[.R55]/60);0)" table:style-name="ce4">
            <text:p>176.76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ruid Rose</text:p>
          </table:table-cell>
          <table:table-cell office:value-type="float" office:value="0" table:style-name="ce2">
            <text:p>0</text:p>
          </table:table-cell>
          <table:table-cell office:value-type="float" office:value="31" table:style-name="ce2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8160" table:style-name="ce2">
            <text:p>8160</text:p>
          </table:table-cell>
          <table:table-cell office:value-type="float" office:value="260.42553191489361" table:formula="of:=IFERROR([.E56]/([.B56]*60+[.C56]+[.D56]/60);0)" table:style-name="ce4">
            <text:p>260.43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1" table:style-name="ce2">
            <text:p>51</text:p>
          </table:table-cell>
          <table:table-cell office:value-type="float" office:value="17782" table:style-name="ce2">
            <text:p>17782</text:p>
          </table:table-cell>
          <table:table-cell office:value-type="float" office:value="278.4964761158966" table:formula="of:=IFERROR([.L56]/([.I56]*60+[.J56]+[.K56]/60);0)" table:style-name="ce4">
            <text:p>278.50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30" table:style-name="ce2">
            <text:p>30</text:p>
          </table:table-cell>
          <table:table-cell office:value-type="float" office:value="17843" table:style-name="ce2">
            <text:p>17843</text:p>
          </table:table-cell>
          <table:table-cell office:value-type="float" office:value="268.31578947368422" table:formula="of:=IFERROR([.S56]/([.P56]*60+[.Q56]+[.R56]/60);0)" table:style-name="ce4">
            <text:p>268.32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ire Rose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25" table:style-name="ce2">
            <text:p>25</text:p>
          </table:table-cell>
          <table:table-cell office:value-type="float" office:value="7340" table:style-name="ce2">
            <text:p>7340</text:p>
          </table:table-cell>
          <table:table-cell office:value-type="float" office:value="327.43494423791822" table:formula="of:=IFERROR([.E57]/([.B57]*60+[.C57]+[.D57]/60);0)" table:style-name="ce4">
            <text:p>327.43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18" table:style-name="ce2">
            <text:p>18</text:p>
          </table:table-cell>
          <table:table-cell office:value-type="float" office:value="7477" table:style-name="ce2">
            <text:p>7477</text:p>
          </table:table-cell>
          <table:table-cell office:value-type="float" office:value="255.18771331058019" table:formula="of:=IFERROR([.L57]/([.I57]*60+[.J57]+[.K57]/60);0)" table:style-name="ce4">
            <text:p>255.19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18" table:style-name="ce2">
            <text:p>18</text:p>
          </table:table-cell>
          <table:table-cell office:value-type="float" office:value="7477" table:style-name="ce2">
            <text:p>7477</text:p>
          </table:table-cell>
          <table:table-cell office:value-type="float" office:value="255.18771331058019" table:formula="of:=IFERROR([.S57]/([.P57]*60+[.Q57]+[.R57]/60);0)" table:style-name="ce4">
            <text:p>255.19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ost Ros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58]/([.B58]*60+[.C58]+[.D58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11692" table:style-name="ce2">
            <text:p>11692</text:p>
          </table:table-cell>
          <table:table-cell office:value-type="float" office:value="287.39041376485051" table:formula="of:=IFERROR([.L58]/([.I58]*60+[.J58]+[.K58]/60);0)" table:style-name="ce4">
            <text:p>287.39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9" table:style-name="ce2">
            <text:p>49</text:p>
          </table:table-cell>
          <table:table-cell office:value-type="float" office:value="17372" table:style-name="ce2">
            <text:p>17372</text:p>
          </table:table-cell>
          <table:table-cell office:value-type="float" office:value="285.64538229651959" table:formula="of:=IFERROR([.S58]/([.P58]*60+[.Q58]+[.R58]/60);0)" table:style-name="ce4">
            <text:p>285.65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rty Rose</text:p>
          </table:table-cell>
          <table:table-cell table:number-columns-repeated="11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Nec'Rose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2008" table:style-name="ce2">
            <text:p>2008</text:p>
          </table:table-cell>
          <table:table-cell office:value-type="float" office:value="149.66459627329192" table:formula="of:=IFERROR([.E60]/([.B60]*60+[.C60]+[.D60]/60);0)" table:style-name="ce4">
            <text:p>149.6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2568" table:style-name="ce2">
            <text:p>2568</text:p>
          </table:table-cell>
          <table:table-cell office:value-type="float" office:value="160" table:formula="of:=IFERROR([.L60]/([.I60]*60+[.J60]+[.K60]/60);0)" table:style-name="ce4">
            <text:p>160.0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44" table:style-name="ce2">
            <text:p>44</text:p>
          </table:table-cell>
          <table:table-cell office:value-type="float" office:value="23125" table:style-name="ce2">
            <text:p>23125</text:p>
          </table:table-cell>
          <table:table-cell office:value-type="float" office:value="1115.353697749196" table:formula="of:=IFERROR([.S60]/([.P60]*60+[.Q60]+[.R60]/60);0)" table:style-name="ce4">
            <text:p>1115.35</text:p>
          </table:table-cell>
          <table:table-cell office:value-type="float" office:value="9" table:style-name="ce2">
            <text:p>9</text:p>
          </table:table-cell>
          <table:table-cell table:number-columns-repeated="16363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Kernel Corn</text:p>
          </table:table-cell>
          <table:table-cell office:value-type="float" office:value="2" table:style-name="ce2">
            <text:p>2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2">
            <text:p>29</text:p>
          </table:table-cell>
          <table:table-cell office:value-type="float" office:value="18921" table:style-name="ce2">
            <text:p>18921</text:p>
          </table:table-cell>
          <table:table-cell office:value-type="float" office:value="123.2772287979151" table:formula="of:=IFERROR([.E62]/([.B62]*60+[.C62]+[.D62]/60);0)" table:style-name="ce4">
            <text:p>123.2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57" table:style-name="ce2">
            <text:p>57</text:p>
          </table:table-cell>
          <table:table-cell office:value-type="float" office:value="45" table:style-name="ce2">
            <text:p>45</text:p>
          </table:table-cell>
          <table:table-cell office:value-type="float" office:value="23288" table:style-name="ce2">
            <text:p>23288</text:p>
          </table:table-cell>
          <table:table-cell office:value-type="float" office:value="131.0154711673699" table:formula="of:=IFERROR([.L62]/([.I62]*60+[.J62]+[.K62]/60);0)" table:style-name="ce4">
            <text:p>131.02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59" table:style-name="ce2">
            <text:p>59</text:p>
          </table:table-cell>
          <table:table-cell office:value-type="float" office:value="10" table:style-name="ce2">
            <text:p>10</text:p>
          </table:table-cell>
          <table:table-cell office:value-type="float" office:value="23288" table:style-name="ce2">
            <text:p>23288</text:p>
          </table:table-cell>
          <table:table-cell office:value-type="float" office:value="129.97953488372093" table:formula="of:=IFERROR([.S62]/([.P62]*60+[.Q62]+[.R62]/60);0)" table:style-name="ce4">
            <text:p>129.98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BBQ Corn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2">
            <text:p>22</text:p>
          </table:table-cell>
          <table:table-cell office:value-type="float" office:value="4" table:style-name="ce2">
            <text:p>4</text:p>
          </table:table-cell>
          <table:table-cell office:value-type="float" office:value="48389" table:style-name="ce2">
            <text:p>48389</text:p>
          </table:table-cell>
          <table:table-cell office:value-type="float" office:value="340.60769591740967" table:formula="of:=IFERROR([.E63]/([.B63]*60+[.C63]+[.D63]/60);0)" table:style-name="ce4">
            <text:p>340.61</text:p>
          </table:table-cell>
          <table:table-cell office:value-type="float" office:value="22" table:style-name="ce2">
            <text:p>2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2" table:style-name="ce2">
            <text:p>22</text:p>
          </table:table-cell>
          <table:table-cell office:value-type="float" office:value="4" table:style-name="ce2">
            <text:p>4</text:p>
          </table:table-cell>
          <table:table-cell office:value-type="float" office:value="48389" table:style-name="ce2">
            <text:p>48389</text:p>
          </table:table-cell>
          <table:table-cell office:value-type="float" office:value="340.60769591740967" table:formula="of:=IFERROR([.L63]/([.I63]*60+[.J63]+[.K63]/60);0)" table:style-name="ce4">
            <text:p>340.61</text:p>
          </table:table-cell>
          <table:table-cell office:value-type="float" office:value="22" table:style-name="ce2">
            <text:p>2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2" table:style-name="ce2">
            <text:p>22</text:p>
          </table:table-cell>
          <table:table-cell office:value-type="float" office:value="4" table:style-name="ce2">
            <text:p>4</text:p>
          </table:table-cell>
          <table:table-cell office:value-type="float" office:value="48389" table:style-name="ce2">
            <text:p>48389</text:p>
          </table:table-cell>
          <table:table-cell office:value-type="float" office:value="340.60769591740967" table:formula="of:=IFERROR([.S63]/([.P63]*60+[.Q63]+[.R63]/60);0)" table:style-name="ce4">
            <text:p>340.61</text:p>
          </table:table-cell>
          <table:table-cell office:value-type="float" office:value="22" table:style-name="ce2">
            <text:p>2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b Cob</text:p>
          </table:table-cell>
          <table:table-cell table:number-columns-repeated="7" table:style-name="ce2"/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22320" table:style-name="ce2">
            <text:p>22320</text:p>
          </table:table-cell>
          <table:table-cell office:value-type="float" office:value="471.3833157338965" table:formula="of:=IFERROR([.L64]/([.I64]*60+[.J64]+[.K64]/60);0)" table:style-name="ce4">
            <text:p>471.3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35" table:style-name="ce2">
            <text:p>35</text:p>
          </table:table-cell>
          <table:table-cell office:value-type="float" office:value="23328" table:style-name="ce2">
            <text:p>23328</text:p>
          </table:table-cell>
          <table:table-cell office:value-type="float" office:value="340.14094775212641" table:formula="of:=IFERROR([.S64]/([.P64]*60+[.Q64]+[.R64]/60);0)" table:style-name="ce4">
            <text:p>340.14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ops Corn</text:p>
          </table:table-cell>
          <table:table-cell office:value-type="float" office:value="0" table:style-name="ce2">
            <text:p>0</text:p>
          </table:table-cell>
          <table:table-cell office:value-type="float" office:value="58" table:style-name="ce2">
            <text:p>58</text:p>
          </table:table-cell>
          <table:table-cell office:value-type="float" office:value="35" table:style-name="ce2">
            <text:p>35</text:p>
          </table:table-cell>
          <table:table-cell office:value-type="float" office:value="3347" table:style-name="ce2">
            <text:p>3347</text:p>
          </table:table-cell>
          <table:table-cell office:value-type="float" office:value="57.132290184921764" table:formula="of:=IFERROR([.E65]/([.B65]*60+[.C65]+[.D65]/60);0)" table:style-name="ce4">
            <text:p>57.13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30" table:style-name="ce2">
            <text:p>30</text:p>
          </table:table-cell>
          <table:table-cell office:value-type="float" office:value="14477" table:style-name="ce2">
            <text:p>14477</text:p>
          </table:table-cell>
          <table:table-cell office:value-type="float" office:value="134.66976744186047" table:formula="of:=IFERROR([.L65]/([.I65]*60+[.J65]+[.K65]/60);0)" table:style-name="ce4">
            <text:p>134.67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30" table:style-name="ce2">
            <text:p>30</text:p>
          </table:table-cell>
          <table:table-cell office:value-type="float" office:value="14477" table:style-name="ce2">
            <text:p>14477</text:p>
          </table:table-cell>
          <table:table-cell office:value-type="float" office:value="134.66976744186047" table:formula="of:=IFERROR([.S65]/([.P65]*60+[.Q65]+[.R65]/60);0)" table:style-name="ce4">
            <text:p>134.67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rty Corn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ommando Corn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Torchwood</text:p>
          </table:table-cell>
          <table:table-cell office:value-type="float" office:value="0" table:style-name="ce2">
            <text:p>0</text:p>
          </table:table-cell>
          <table:table-cell office:value-type="float" office:value="36" table:style-name="ce2">
            <text:p>36</text:p>
          </table:table-cell>
          <table:table-cell office:value-type="float" office:value="51" table:style-name="ce2">
            <text:p>51</text:p>
          </table:table-cell>
          <table:table-cell office:value-type="float" office:value="14135" table:style-name="ce2">
            <text:p>14135</text:p>
          </table:table-cell>
          <table:table-cell office:value-type="float" office:value="383.58208955223881" table:formula="of:=IFERROR([.E69]/([.B69]*60+[.C69]+[.D69]/60);0)" table:style-name="ce4">
            <text:p>383.58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2">
            <text:p>28</text:p>
          </table:table-cell>
          <table:table-cell office:value-type="float" office:value="18605" table:style-name="ce2">
            <text:p>18605</text:p>
          </table:table-cell>
          <table:table-cell office:value-type="float" office:value="297.83884738527212" table:formula="of:=IFERROR([.L69]/([.I69]*60+[.J69]+[.K69]/60);0)" table:style-name="ce4">
            <text:p>297.84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2">
            <text:p>28</text:p>
          </table:table-cell>
          <table:table-cell office:value-type="float" office:value="18605" table:style-name="ce2">
            <text:p>18605</text:p>
          </table:table-cell>
          <table:table-cell office:value-type="float" office:value="297.83884738527212" table:formula="of:=IFERROR([.S69]/([.P69]*60+[.Q69]+[.R69]/60);0)" table:style-name="ce4">
            <text:p>297.84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Foot Soldier</text:p>
          </table:table-cell>
          <table:table-cell office:value-type="float" office:value="2" table:style-name="ce2">
            <text:p>2</text:p>
          </table:table-cell>
          <table:table-cell office:value-type="float" office:value="53" table:style-name="ce2">
            <text:p>53</text:p>
          </table:table-cell>
          <table:table-cell office:value-type="float" office:value="22" table:style-name="ce2">
            <text:p>22</text:p>
          </table:table-cell>
          <table:table-cell office:value-type="float" office:value="28116" table:style-name="ce2">
            <text:p>28116</text:p>
          </table:table-cell>
          <table:table-cell office:value-type="float" office:value="162.17650451836184" table:formula="of:=IFERROR([.E71]/([.B71]*60+[.C71]+[.D71]/60);0)" table:style-name="ce4">
            <text:p>162.18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53" table:style-name="ce2">
            <text:p>53</text:p>
          </table:table-cell>
          <table:table-cell office:value-type="float" office:value="22" table:style-name="ce2">
            <text:p>22</text:p>
          </table:table-cell>
          <table:table-cell office:value-type="float" office:value="28116" table:style-name="ce2">
            <text:p>28116</text:p>
          </table:table-cell>
          <table:table-cell office:value-type="float" office:value="162.17650451836184" table:formula="of:=IFERROR([.L71]/([.I71]*60+[.J71]+[.K71]/60);0)" table:style-name="ce4">
            <text:p>162.18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53" table:style-name="ce2">
            <text:p>53</text:p>
          </table:table-cell>
          <table:table-cell office:value-type="float" office:value="22" table:style-name="ce2">
            <text:p>22</text:p>
          </table:table-cell>
          <table:table-cell office:value-type="float" office:value="28116" table:style-name="ce2">
            <text:p>28116</text:p>
          </table:table-cell>
          <table:table-cell office:value-type="float" office:value="162.17650451836184" table:formula="of:=IFERROR([.S71]/([.P71]*60+[.Q71]+[.R71]/60);0)" table:style-name="ce4">
            <text:p>162.18</text:p>
          </table:table-cell>
          <table:table-cell office:value-type="float" office:value="14" table:style-name="ce2">
            <text:p>1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uper Commando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72]/([.B72]*60+[.C72]+[.D72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72]/([.I72]*60+[.J72]+[.K72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72]/([.P72]*60+[.Q72]+[.R72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rctic Trooper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790" table:style-name="ce2">
            <text:p>790</text:p>
          </table:table-cell>
          <table:table-cell office:value-type="float" office:value="190.36144578313252" table:formula="of:=IFERROR([.E73]/([.B73]*60+[.C73]+[.D73]/60);0)" table:style-name="ce4">
            <text:p>190.3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38" table:style-name="ce2">
            <text:p>38</text:p>
          </table:table-cell>
          <table:table-cell office:value-type="float" office:value="1600" table:style-name="ce2">
            <text:p>1600</text:p>
          </table:table-cell>
          <table:table-cell office:value-type="float" office:value="185.32818532818533" table:formula="of:=IFERROR([.L73]/([.I73]*60+[.J73]+[.K73]/60);0)" table:style-name="ce4">
            <text:p>185.33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5" table:style-name="ce2">
            <text:p>5</text:p>
          </table:table-cell>
          <table:table-cell office:value-type="float" office:value="9886" table:style-name="ce2">
            <text:p>9886</text:p>
          </table:table-cell>
          <table:table-cell office:value-type="float" office:value="179.47352496217852" table:formula="of:=IFERROR([.S73]/([.P73]*60+[.Q73]+[.R73]/60);0)" table:style-name="ce4">
            <text:p>179.47</text:p>
          </table:table-cell>
          <table:table-cell office:value-type="float" office:value="6" table:style-name="ce2">
            <text:p>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Tank Commander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59" table:style-name="ce2">
            <text:p>59</text:p>
          </table:table-cell>
          <table:table-cell office:value-type="float" office:value="2922" table:style-name="ce2">
            <text:p>2922</text:p>
          </table:table-cell>
          <table:table-cell office:value-type="float" office:value="266.03945371775421" table:formula="of:=IFERROR([.E74]/([.B74]*60+[.C74]+[.D74]/60);0)" table:style-name="ce4">
            <text:p>266.04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42" table:style-name="ce2">
            <text:p>42</text:p>
          </table:table-cell>
          <table:table-cell office:value-type="float" office:value="7038" table:style-name="ce2">
            <text:p>7038</text:p>
          </table:table-cell>
          <table:table-cell office:value-type="float" office:value="215.22935779816513" table:formula="of:=IFERROR([.L74]/([.I74]*60+[.J74]+[.K74]/60);0)" table:style-name="ce4">
            <text:p>215.23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42" table:style-name="ce2">
            <text:p>42</text:p>
          </table:table-cell>
          <table:table-cell office:value-type="float" office:value="7038" table:style-name="ce2">
            <text:p>7038</text:p>
          </table:table-cell>
          <table:table-cell office:value-type="float" office:value="215.22935779816513" table:formula="of:=IFERROR([.S74]/([.P74]*60+[.Q74]+[.R74]/60);0)" table:style-name="ce4">
            <text:p>215.23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eneral Supremo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27" table:style-name="ce2">
            <text:p>27</text:p>
          </table:table-cell>
          <table:table-cell office:value-type="float" office:value="3680" table:style-name="ce2">
            <text:p>3680</text:p>
          </table:table-cell>
          <table:table-cell office:value-type="float" office:value="189.20308483290489" table:formula="of:=IFERROR([.E75]/([.B75]*60+[.C75]+[.D75]/60);0)" table:style-name="ce4">
            <text:p>189.2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6" table:style-name="ce2">
            <text:p>46</text:p>
          </table:table-cell>
          <table:table-cell office:value-type="float" office:value="32" table:style-name="ce2">
            <text:p>32</text:p>
          </table:table-cell>
          <table:table-cell office:value-type="float" office:value="12040" table:style-name="ce2">
            <text:p>12040</text:p>
          </table:table-cell>
          <table:table-cell office:value-type="float" office:value="258.73925501432666" table:formula="of:=IFERROR([.L75]/([.I75]*60+[.J75]+[.K75]/60);0)" table:style-name="ce4">
            <text:p>258.74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office:value-type="float" office:value="12040" table:style-name="ce2">
            <text:p>12040</text:p>
          </table:table-cell>
          <table:table-cell office:value-type="float" office:value="254.72496473906912" table:formula="of:=IFERROR([.S75]/([.P75]*60+[.Q75]+[.R75]/60);0)" table:style-name="ce4">
            <text:p>254.72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mo Ranger</text:p>
          </table:table-cell>
          <table:table-cell table:number-columns-repeated="7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76]/([.I76]*60+[.J76]+[.K76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76]/([.P76]*60+[.Q76]+[.R76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ky Troppe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77]/([.B77]*60+[.C77]+[.D77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5440" table:style-name="ce2">
            <text:p>5440</text:p>
          </table:table-cell>
          <table:table-cell office:value-type="float" office:value="265.1502843216897" table:formula="of:=IFERROR([.L77]/([.I77]*60+[.J77]+[.K77]/60);0)" table:style-name="ce4">
            <text:p>265.15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5440" table:style-name="ce2">
            <text:p>5440</text:p>
          </table:table-cell>
          <table:table-cell office:value-type="float" office:value="265.1502843216897" table:formula="of:=IFERROR([.S77]/([.P77]*60+[.Q77]+[.R77]/60);0)" table:style-name="ce4">
            <text:p>265.15</text:p>
          </table:table-cell>
          <table:table-cell office:value-type="float" office:value="4" table:style-name="ce2">
            <text:p>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enturion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5" table:style-name="ce2">
            <text:p>35</text:p>
          </table:table-cell>
          <table:table-cell office:value-type="float" office:value="11357" table:style-name="ce2">
            <text:p>11357</text:p>
          </table:table-cell>
          <table:table-cell office:value-type="float" office:value="175.85032258064518" table:formula="of:=IFERROR([.E78]/([.B78]*60+[.C78]+[.D78]/60);0)" table:style-name="ce4">
            <text:p>175.85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23288" table:style-name="ce2">
            <text:p>23288</text:p>
          </table:table-cell>
          <table:table-cell office:value-type="float" office:value="225.51323434473855" table:formula="of:=IFERROR([.L78]/([.I78]*60+[.J78]+[.K78]/60);0)" table:style-name="ce4">
            <text:p>225.51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1" table:style-name="ce2">
            <text:p>51</text:p>
          </table:table-cell>
          <table:table-cell office:value-type="float" office:value="34" table:style-name="ce2">
            <text:p>34</text:p>
          </table:table-cell>
          <table:table-cell office:value-type="float" office:value="26318" table:style-name="ce2">
            <text:p>26318</text:p>
          </table:table-cell>
          <table:table-cell office:value-type="float" office:value="235.89483119211235" table:formula="of:=IFERROR([.S78]/([.P78]*60+[.Q78]+[.R78]/60);0)" table:style-name="ce4">
            <text:p>235.89</text:p>
          </table:table-cell>
          <table:table-cell office:value-type="float" office:value="13" table:style-name="ce2">
            <text:p>1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rk Ranger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79]/([.B79]*60+[.C79]+[.D79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32" table:style-name="ce2">
            <text:p>32</text:p>
          </table:table-cell>
          <table:table-cell office:value-type="float" office:value="23288" table:style-name="ce2">
            <text:p>23288</text:p>
          </table:table-cell>
          <table:table-cell office:value-type="float" office:value="233.97186872069659" table:formula="of:=IFERROR([.L79]/([.I79]*60+[.J79]+[.K79]/60);0)" table:style-name="ce4">
            <text:p>233.97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32" table:style-name="ce2">
            <text:p>32</text:p>
          </table:table-cell>
          <table:table-cell office:value-type="float" office:value="23288" table:style-name="ce2">
            <text:p>23288</text:p>
          </table:table-cell>
          <table:table-cell office:value-type="float" office:value="233.97186872069659" table:formula="of:=IFERROR([.S79]/([.P79]*60+[.Q79]+[.R79]/60);0)" table:style-name="ce4">
            <text:p>233.97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cuba Soldie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80]/([.B80]*60+[.C80]+[.D8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29" table:style-name="ce2">
            <text:p>29</text:p>
          </table:table-cell>
          <table:table-cell office:value-type="float" office:value="44" table:style-name="ce2">
            <text:p>44</text:p>
          </table:table-cell>
          <table:table-cell office:value-type="float" office:value="11170" table:style-name="ce2">
            <text:p>11170</text:p>
          </table:table-cell>
          <table:table-cell office:value-type="float" office:value="375.67264573991031" table:formula="of:=IFERROR([.L80]/([.I80]*60+[.J80]+[.K80]/60);0)" table:style-name="ce4">
            <text:p>375.67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44" table:style-name="ce2">
            <text:p>44</text:p>
          </table:table-cell>
          <table:table-cell office:value-type="float" office:value="11170" table:style-name="ce2">
            <text:p>11170</text:p>
          </table:table-cell>
          <table:table-cell office:value-type="float" office:value="375.67264573991031" table:formula="of:=IFERROR([.S80]/([.P80]*60+[.Q80]+[.R80]/60);0)" table:style-name="ce4">
            <text:p>375.67</text:p>
          </table:table-cell>
          <table:table-cell office:value-type="float" office:value="6" table:style-name="ce2">
            <text:p>6</text:p>
          </table:table-cell>
          <table:table-cell table:number-columns-repeated="16363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Engineer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35" table:style-name="ce2">
            <text:p>35</text:p>
          </table:table-cell>
          <table:table-cell office:value-type="float" office:value="7" table:style-name="ce2">
            <text:p>7</text:p>
          </table:table-cell>
          <table:table-cell office:value-type="float" office:value="0.60431654676258995" table:formula="of:=IFERROR([.E82]/([.B82]*60+[.C82]+[.D82]/60);0)" table:style-name="ce4">
            <text:p>0.6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9" table:style-name="ce2">
            <text:p>49</text:p>
          </table:table-cell>
          <table:table-cell office:value-type="float" office:value="23288" table:style-name="ce2">
            <text:p>23288</text:p>
          </table:table-cell>
          <table:table-cell office:value-type="float" office:value="364.92034473752938" table:formula="of:=IFERROR([.L82]/([.I82]*60+[.J82]+[.K82]/60);0)" table:style-name="ce4">
            <text:p>364.92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9" table:style-name="ce2">
            <text:p>49</text:p>
          </table:table-cell>
          <table:table-cell office:value-type="float" office:value="23288" table:style-name="ce2">
            <text:p>23288</text:p>
          </table:table-cell>
          <table:table-cell office:value-type="float" office:value="364.92034473752938" table:formula="of:=IFERROR([.S82]/([.P82]*60+[.Q82]+[.R82]/60);0)" table:style-name="ce4">
            <text:p>364.92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Welder</text:p>
          </table:table-cell>
          <table:table-cell office:value-type="float" office:value="6" table:style-name="ce2">
            <text:p>6</text:p>
          </table:table-cell>
          <table:table-cell office:value-type="float" office:value="36" table:style-name="ce2">
            <text:p>36</text:p>
          </table:table-cell>
          <table:table-cell office:value-type="float" office:value="16" table:style-name="ce2">
            <text:p>16</text:p>
          </table:table-cell>
          <table:table-cell office:value-type="float" office:value="89634" table:style-name="ce2">
            <text:p>89634</text:p>
          </table:table-cell>
          <table:table-cell office:value-type="float" office:value="226.19616419919248" table:formula="of:=IFERROR([.E83]/([.B83]*60+[.C83]+[.D83]/60);0)" table:style-name="ce4">
            <text:p>226.20</text:p>
          </table:table-cell>
          <table:table-cell office:value-type="float" office:value="39" table:style-name="ce2">
            <text:p>39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36" table:style-name="ce2">
            <text:p>36</text:p>
          </table:table-cell>
          <table:table-cell office:value-type="float" office:value="32" table:style-name="ce2">
            <text:p>32</text:p>
          </table:table-cell>
          <table:table-cell office:value-type="float" office:value="89634" table:style-name="ce2">
            <text:p>89634</text:p>
          </table:table-cell>
          <table:table-cell office:value-type="float" office:value="226.04404841963685" table:formula="of:=IFERROR([.L83]/([.I83]*60+[.J83]+[.K83]/60);0)" table:style-name="ce4">
            <text:p>226.04</text:p>
          </table:table-cell>
          <table:table-cell office:value-type="float" office:value="39" table:style-name="ce2">
            <text:p>39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56" table:style-name="ce2">
            <text:p>56</text:p>
          </table:table-cell>
          <table:table-cell office:value-type="float" office:value="37" table:style-name="ce2">
            <text:p>37</text:p>
          </table:table-cell>
          <table:table-cell office:value-type="float" office:value="93512" table:style-name="ce2">
            <text:p>93512</text:p>
          </table:table-cell>
          <table:table-cell office:value-type="float" office:value="224.45573468816258" table:formula="of:=IFERROR([.S83]/([.P83]*60+[.Q83]+[.R83]/60);0)" table:style-name="ce4">
            <text:p>224.46</text:p>
          </table:table-cell>
          <table:table-cell office:value-type="float" office:value="41" table:style-name="ce2">
            <text:p>4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lectrician</text:p>
          </table:table-cell>
          <table:table-cell office:value-type="float" office:value="2" table:style-name="ce2">
            <text:p>2</text:p>
          </table:table-cell>
          <table:table-cell office:value-type="float" office:value="27" table:style-name="ce2">
            <text:p>27</text:p>
          </table:table-cell>
          <table:table-cell office:value-type="float" office:value="43" table:style-name="ce2">
            <text:p>43</text:p>
          </table:table-cell>
          <table:table-cell office:value-type="float" office:value="35384" table:style-name="ce2">
            <text:p>35384</text:p>
          </table:table-cell>
          <table:table-cell office:value-type="float" office:value="239.53965925758772" table:formula="of:=IFERROR([.E84]/([.B84]*60+[.C84]+[.D84]/60);0)" table:style-name="ce4">
            <text:p>239.54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7" table:style-name="ce2">
            <text:p>27</text:p>
          </table:table-cell>
          <table:table-cell office:value-type="float" office:value="43" table:style-name="ce2">
            <text:p>43</text:p>
          </table:table-cell>
          <table:table-cell office:value-type="float" office:value="35384" table:style-name="ce2">
            <text:p>35384</text:p>
          </table:table-cell>
          <table:table-cell office:value-type="float" office:value="239.53965925758772" table:formula="of:=IFERROR([.L84]/([.I84]*60+[.J84]+[.K84]/60);0)" table:style-name="ce4">
            <text:p>239.54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7" table:style-name="ce2">
            <text:p>27</text:p>
          </table:table-cell>
          <table:table-cell office:value-type="float" office:value="43" table:style-name="ce2">
            <text:p>43</text:p>
          </table:table-cell>
          <table:table-cell office:value-type="float" office:value="35384" table:style-name="ce2">
            <text:p>35384</text:p>
          </table:table-cell>
          <table:table-cell office:value-type="float" office:value="239.53965925758772" table:formula="of:=IFERROR([.S84]/([.P84]*60+[.Q84]+[.R84]/60);0)" table:style-name="ce4">
            <text:p>239.54</text:p>
          </table:table-cell>
          <table:table-cell office:value-type="float" office:value="17" table:style-name="ce2">
            <text:p>1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echanic</text:p>
          </table:table-cell>
          <table:table-cell table:number-columns-repeated="7" table:style-name="ce2"/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23" table:style-name="ce2">
            <text:p>23</text:p>
          </table:table-cell>
          <table:table-cell office:value-type="float" office:value="23288" table:style-name="ce2">
            <text:p>23288</text:p>
          </table:table-cell>
          <table:table-cell office:value-type="float" office:value="420.48751128498344" table:formula="of:=IFERROR([.L85]/([.I85]*60+[.J85]+[.K85]/60);0)" table:style-name="ce4">
            <text:p>420.49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23" table:style-name="ce2">
            <text:p>23</text:p>
          </table:table-cell>
          <table:table-cell office:value-type="float" office:value="23288" table:style-name="ce2">
            <text:p>23288</text:p>
          </table:table-cell>
          <table:table-cell office:value-type="float" office:value="420.48751128498344" table:formula="of:=IFERROR([.S85]/([.P85]*60+[.Q85]+[.R85]/60);0)" table:style-name="ce4">
            <text:p>420.49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inter</text:p>
          </table:table-cell>
          <table:table-cell table:number-columns-repeated="7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86]/([.I86]*60+[.J86]+[.K86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58" table:style-name="ce2">
            <text:p>58</text:p>
          </table:table-cell>
          <table:table-cell office:value-type="float" office:value="14580" table:style-name="ce2">
            <text:p>14580</text:p>
          </table:table-cell>
          <table:table-cell office:value-type="float" office:value="486.54060066740828" table:formula="of:=IFERROR([.S86]/([.P86]*60+[.Q86]+[.R86]/60);0)" table:style-name="ce4">
            <text:p>486.54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lumber</text:p>
          </table:table-cell>
          <table:table-cell office:value-type="float" office:value="0" table:style-name="ce2">
            <text:p>0</text:p>
          </table:table-cell>
          <table:table-cell office:value-type="float" office:value="56" table:style-name="ce2">
            <text:p>56</text:p>
          </table:table-cell>
          <table:table-cell office:value-type="float" office:value="6" table:style-name="ce2">
            <text:p>6</text:p>
          </table:table-cell>
          <table:table-cell office:value-type="float" office:value="26258" table:style-name="ce2">
            <text:p>26258</text:p>
          </table:table-cell>
          <table:table-cell office:value-type="float" office:value="468.05704099821747" table:formula="of:=IFERROR([.E87]/([.B87]*60+[.C87]+[.D87]/60);0)" table:style-name="ce4">
            <text:p>468.06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6" table:style-name="ce2">
            <text:p>56</text:p>
          </table:table-cell>
          <table:table-cell office:value-type="float" office:value="6" table:style-name="ce2">
            <text:p>6</text:p>
          </table:table-cell>
          <table:table-cell office:value-type="float" office:value="23258" table:style-name="ce2">
            <text:p>23258</text:p>
          </table:table-cell>
          <table:table-cell office:value-type="float" office:value="414.58110516934045" table:formula="of:=IFERROR([.L87]/([.I87]*60+[.J87]+[.K87]/60);0)" table:style-name="ce4">
            <text:p>414.58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6" table:style-name="ce2">
            <text:p>56</text:p>
          </table:table-cell>
          <table:table-cell office:value-type="float" office:value="6" table:style-name="ce2">
            <text:p>6</text:p>
          </table:table-cell>
          <table:table-cell office:value-type="float" office:value="23258" table:style-name="ce2">
            <text:p>23258</text:p>
          </table:table-cell>
          <table:table-cell office:value-type="float" office:value="414.58110516934045" table:formula="of:=IFERROR([.S87]/([.P87]*60+[.Q87]+[.R87]/60);0)" table:style-name="ce4">
            <text:p>414.58</text:p>
          </table:table-cell>
          <table:table-cell office:value-type="float" office:value="13" table:style-name="ce2">
            <text:p>1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andscaper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float" office:value="1600" table:style-name="ce2">
            <text:p>1600</text:p>
          </table:table-cell>
          <table:table-cell office:value-type="float" office:value="510.63829787234044" table:formula="of:=IFERROR([.E88]/([.B88]*60+[.C88]+[.D88]/60);0)" table:style-name="ce4">
            <text:p>510.6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21" table:style-name="ce2">
            <text:p>21</text:p>
          </table:table-cell>
          <table:table-cell office:value-type="float" office:value="23288" table:style-name="ce2">
            <text:p>23288</text:p>
          </table:table-cell>
          <table:table-cell office:value-type="float" office:value="525.09582863585115" table:formula="of:=IFERROR([.L88]/([.I88]*60+[.J88]+[.K88]/60);0)" table:style-name="ce4">
            <text:p>525.10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4" table:style-name="ce2">
            <text:p>44</text:p>
          </table:table-cell>
          <table:table-cell office:value-type="float" office:value="21" table:style-name="ce2">
            <text:p>21</text:p>
          </table:table-cell>
          <table:table-cell office:value-type="float" office:value="23288" table:style-name="ce2">
            <text:p>23288</text:p>
          </table:table-cell>
          <table:table-cell office:value-type="float" office:value="525.09582863585115" table:formula="of:=IFERROR([.S88]/([.P88]*60+[.Q88]+[.R88]/60);0)" table:style-name="ce4">
            <text:p>525.10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anitatio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89]/([.B89]*60+[.C89]+[.D89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1" table:style-name="ce2">
            <text:p>41</text:p>
          </table:table-cell>
          <table:table-cell office:value-type="float" office:value="23288" table:style-name="ce2">
            <text:p>23288</text:p>
          </table:table-cell>
          <table:table-cell office:value-type="float" office:value="354.54960669880739" table:formula="of:=IFERROR([.L89]/([.I89]*60+[.J89]+[.K89]/60);0)" table:style-name="ce4">
            <text:p>354.5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1" table:style-name="ce2">
            <text:p>41</text:p>
          </table:table-cell>
          <table:table-cell office:value-type="float" office:value="23288" table:style-name="ce2">
            <text:p>23288</text:p>
          </table:table-cell>
          <table:table-cell office:value-type="float" office:value="354.54960669880739" table:formula="of:=IFERROR([.S89]/([.P89]*60+[.Q89]+[.R89]/60);0)" table:style-name="ce4">
            <text:p>354.55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adie Z</text:p>
          </table:table-cell>
          <table:table-cell office:value-type="float" office:value="0" table:style-name="ce2">
            <text:p>0</text:p>
          </table:table-cell>
          <table:table-cell office:value-type="float" office:value="49" table:style-name="ce2">
            <text:p>49</text:p>
          </table:table-cell>
          <table:table-cell office:value-type="float" office:value="9" table:style-name="ce2">
            <text:p>9</text:p>
          </table:table-cell>
          <table:table-cell office:value-type="float" office:value="9790" table:style-name="ce2">
            <text:p>9790</text:p>
          </table:table-cell>
          <table:table-cell office:value-type="float" office:value="199.18616480162768" table:formula="of:=IFERROR([.E90]/([.B90]*60+[.C90]+[.D90]/60);0)" table:style-name="ce4">
            <text:p>199.19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7" table:style-name="ce2">
            <text:p>57</text:p>
          </table:table-cell>
          <table:table-cell office:value-type="float" office:value="47" table:style-name="ce2">
            <text:p>47</text:p>
          </table:table-cell>
          <table:table-cell office:value-type="float" office:value="10015" table:style-name="ce2">
            <text:p>10015</text:p>
          </table:table-cell>
          <table:table-cell office:value-type="float" office:value="173.31987308912605" table:formula="of:=IFERROR([.L90]/([.I90]*60+[.J90]+[.K90]/60);0)" table:style-name="ce4">
            <text:p>173.32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6715" table:style-name="ce2">
            <text:p>16715</text:p>
          </table:table-cell>
          <table:table-cell office:value-type="float" office:value="229.97019032332034" table:formula="of:=IFERROR([.S90]/([.P90]*60+[.Q90]+[.R90]/60);0)" table:style-name="ce4">
            <text:p>229.97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C Perry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00" table:style-name="ce2">
            <text:p>100</text:p>
          </table:table-cell>
          <table:table-cell office:value-type="float" office:value="86.956521739130437" table:formula="of:=IFERROR([.E91]/([.B91]*60+[.C91]+[.D91]/60);0)" table:style-name="ce4">
            <text:p>86.9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00" table:style-name="ce2">
            <text:p>100</text:p>
          </table:table-cell>
          <table:table-cell office:value-type="float" office:value="86.956521739130437" table:formula="of:=IFERROR([.L91]/([.I91]*60+[.J91]+[.K91]/60);0)" table:style-name="ce4">
            <text:p>86.9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23288" table:style-name="ce2">
            <text:p>23288</text:p>
          </table:table-cell>
          <table:table-cell office:value-type="float" office:value="357.36061381074165" table:formula="of:=IFERROR([.S91]/([.P91]*60+[.Q91]+[.R91]/60);0)" table:style-name="ce4">
            <text:p>357.36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cientist</text:p>
          </table:table-cell>
          <table:table-cell office:value-type="float" office:value="0" table:style-name="ce2">
            <text:p>0</text:p>
          </table:table-cell>
          <table:table-cell office:value-type="float" office:value="46" table:style-name="ce2">
            <text:p>46</text:p>
          </table:table-cell>
          <table:table-cell office:value-type="float" office:value="59" table:style-name="ce2">
            <text:p>59</text:p>
          </table:table-cell>
          <table:table-cell office:value-type="float" office:value="6280" table:style-name="ce2">
            <text:p>6280</text:p>
          </table:table-cell>
          <table:table-cell office:value-type="float" office:value="133.66442000709472" table:formula="of:=IFERROR([.E93]/([.B93]*60+[.C93]+[.D93]/60);0)" table:style-name="ce4">
            <text:p>133.6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8" table:style-name="ce2">
            <text:p>18</text:p>
          </table:table-cell>
          <table:table-cell office:value-type="float" office:value="8860" table:style-name="ce2">
            <text:p>8860</text:p>
          </table:table-cell>
          <table:table-cell office:value-type="float" office:value="135.68147013782541" table:formula="of:=IFERROR([.L93]/([.I93]*60+[.J93]+[.K93]/60);0)" table:style-name="ce4">
            <text:p>135.68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12710" table:style-name="ce2">
            <text:p>12710</text:p>
          </table:table-cell>
          <table:table-cell office:value-type="float" office:value="143.69700395703788" table:formula="of:=IFERROR([.S93]/([.P93]*60+[.Q93]+[.R93]/60);0)" table:style-name="ce4">
            <text:p>143.70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arine Biologist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59" table:style-name="ce2">
            <text:p>59</text:p>
          </table:table-cell>
          <table:table-cell office:value-type="float" office:value="1411" table:style-name="ce2">
            <text:p>1411</text:p>
          </table:table-cell>
          <table:table-cell office:value-type="float" office:value="47.059477487493048" table:formula="of:=IFERROR([.E94]/([.B94]*60+[.C94]+[.D94]/60);0)" table:style-name="ce4">
            <text:p>47.0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8" table:style-name="ce2">
            <text:p>58</text:p>
          </table:table-cell>
          <table:table-cell office:value-type="float" office:value="32" table:style-name="ce2">
            <text:p>32</text:p>
          </table:table-cell>
          <table:table-cell office:value-type="float" office:value="7358" table:style-name="ce2">
            <text:p>7358</text:p>
          </table:table-cell>
          <table:table-cell office:value-type="float" office:value="125.70615034168566" table:formula="of:=IFERROR([.L94]/([.I94]*60+[.J94]+[.K94]/60);0)" table:style-name="ce4">
            <text:p>125.7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7" table:style-name="ce2">
            <text:p>27</text:p>
          </table:table-cell>
          <table:table-cell office:value-type="float" office:value="11418" table:style-name="ce2">
            <text:p>11418</text:p>
          </table:table-cell>
          <table:table-cell office:value-type="float" office:value="177.16058960434444" table:formula="of:=IFERROR([.S94]/([.P94]*60+[.Q94]+[.R94]/60);0)" table:style-name="ce4">
            <text:p>177.16</text:p>
          </table:table-cell>
          <table:table-cell office:value-type="float" office:value="6" table:style-name="ce2">
            <text:p>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r. Toxic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23288" table:style-name="ce2">
            <text:p>23288</text:p>
          </table:table-cell>
          <table:table-cell office:value-type="float" office:value="302.17993079584778" table:formula="of:=IFERROR([.E95]/([.B95]*60+[.C95]+[.D95]/60);0)" table:style-name="ce4">
            <text:p>302.18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23288" table:style-name="ce2">
            <text:p>23288</text:p>
          </table:table-cell>
          <table:table-cell office:value-type="float" office:value="302.17993079584778" table:formula="of:=IFERROR([.L95]/([.I95]*60+[.J95]+[.K95]/60);0)" table:style-name="ce4">
            <text:p>302.18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23288" table:style-name="ce2">
            <text:p>23288</text:p>
          </table:table-cell>
          <table:table-cell office:value-type="float" office:value="302.17993079584778" table:formula="of:=IFERROR([.S95]/([.P95]*60+[.Q95]+[.R95]/60);0)" table:style-name="ce4">
            <text:p>302.18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hysicist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3" table:style-name="ce2">
            <text:p>43</text:p>
          </table:table-cell>
          <table:table-cell office:value-type="float" office:value="1050" table:style-name="ce2">
            <text:p>1050</text:p>
          </table:table-cell>
          <table:table-cell office:value-type="float" office:value="183.67346938775509" table:formula="of:=IFERROR([.E96]/([.B96]*60+[.C96]+[.D96]/60);0)" table:style-name="ce4">
            <text:p>183.6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3" table:style-name="ce2">
            <text:p>43</text:p>
          </table:table-cell>
          <table:table-cell office:value-type="float" office:value="1050" table:style-name="ce2">
            <text:p>1050</text:p>
          </table:table-cell>
          <table:table-cell office:value-type="float" office:value="183.67346938775509" table:formula="of:=IFERROR([.L96]/([.I96]*60+[.J96]+[.K96]/60);0)" table:style-name="ce4">
            <text:p>183.6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3" table:style-name="ce2">
            <text:p>43</text:p>
          </table:table-cell>
          <table:table-cell office:value-type="float" office:value="1050" table:style-name="ce2">
            <text:p>1050</text:p>
          </table:table-cell>
          <table:table-cell office:value-type="float" office:value="183.67346938775509" table:formula="of:=IFERROR([.S96]/([.P96]*60+[.Q96]+[.R96]/60);0)" table:style-name="ce4">
            <text:p>183.67</text:p>
          </table:table-cell>
          <table:table-cell office:value-type="float" office:value="2" table:style-name="ce2">
            <text:p>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stronaut</text:p>
          </table:table-cell>
          <table:table-cell office:value-type="float" office:value="0" table:style-name="ce2">
            <text:p>0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4502" table:style-name="ce2">
            <text:p>4502</text:p>
          </table:table-cell>
          <table:table-cell office:value-type="float" office:value="165.41334966319658" table:formula="of:=IFERROR([.E97]/([.B97]*60+[.C97]+[.D97]/60);0)" table:style-name="ce4">
            <text:p>165.41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21" table:style-name="ce2">
            <text:p>21</text:p>
          </table:table-cell>
          <table:table-cell office:value-type="float" office:value="8652" table:style-name="ce2">
            <text:p>8652</text:p>
          </table:table-cell>
          <table:table-cell office:value-type="float" office:value="251.8777292576419" table:formula="of:=IFERROR([.L97]/([.I97]*60+[.J97]+[.K97]/60);0)" table:style-name="ce4">
            <text:p>251.88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5" table:style-name="ce2">
            <text:p>35</text:p>
          </table:table-cell>
          <table:table-cell office:value-type="float" office:value="33" table:style-name="ce2">
            <text:p>33</text:p>
          </table:table-cell>
          <table:table-cell office:value-type="float" office:value="8932" table:style-name="ce2">
            <text:p>8932</text:p>
          </table:table-cell>
          <table:table-cell office:value-type="float" office:value="251.25175808720115" table:formula="of:=IFERROR([.S97]/([.P97]*60+[.Q97]+[.R97]/60);0)" table:style-name="ce4">
            <text:p>251.25</text:p>
          </table:table-cell>
          <table:table-cell office:value-type="float" office:value="6" table:style-name="ce2">
            <text:p>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hemist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51" table:style-name="ce2">
            <text:p>51</text:p>
          </table:table-cell>
          <table:table-cell office:value-type="float" office:value="5070" table:style-name="ce2">
            <text:p>5070</text:p>
          </table:table-cell>
          <table:table-cell office:value-type="float" office:value="268.9655172413793" table:formula="of:=IFERROR([.E98]/([.B98]*60+[.C98]+[.D98]/60);0)" table:style-name="ce4">
            <text:p>268.97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51" table:style-name="ce2">
            <text:p>51</text:p>
          </table:table-cell>
          <table:table-cell office:value-type="float" office:value="5070" table:style-name="ce2">
            <text:p>5070</text:p>
          </table:table-cell>
          <table:table-cell office:value-type="float" office:value="268.9655172413793" table:formula="of:=IFERROR([.L98]/([.I98]*60+[.J98]+[.K98]/60);0)" table:style-name="ce4">
            <text:p>268.97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51" table:style-name="ce2">
            <text:p>51</text:p>
          </table:table-cell>
          <table:table-cell office:value-type="float" office:value="5070" table:style-name="ce2">
            <text:p>5070</text:p>
          </table:table-cell>
          <table:table-cell office:value-type="float" office:value="268.9655172413793" table:formula="of:=IFERROR([.S98]/([.P98]*60+[.Q98]+[.R98]/60);0)" table:style-name="ce4">
            <text:p>268.97</text:p>
          </table:table-cell>
          <table:table-cell office:value-type="float" office:value="4" table:style-name="ce2">
            <text:p>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Archaeologist</text:p>
          </table:table-cell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9410" table:style-name="ce2">
            <text:p>9410</text:p>
          </table:table-cell>
          <table:table-cell office:value-type="float" office:value="312.97117516629714" table:formula="of:=IFERROR([.E99]/([.B99]*60+[.C99]+[.D99]/60);0)" table:style-name="ce4">
            <text:p>312.97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9410" table:style-name="ce2">
            <text:p>9410</text:p>
          </table:table-cell>
          <table:table-cell office:value-type="float" office:value="312.97117516629714" table:formula="of:=IFERROR([.L99]/([.I99]*60+[.J99]+[.K99]/60);0)" table:style-name="ce4">
            <text:p>312.97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9410" table:style-name="ce2">
            <text:p>9410</text:p>
          </table:table-cell>
          <table:table-cell office:value-type="float" office:value="312.97117516629714" table:formula="of:=IFERROR([.S99]/([.P99]*60+[.Q99]+[.R99]/60);0)" table:style-name="ce4">
            <text:p>312.97</text:p>
          </table:table-cell>
          <table:table-cell office:value-type="float" office:value="6" table:style-name="ce2">
            <text:p>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leontologist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51" table:style-name="ce2">
            <text:p>51</text:p>
          </table:table-cell>
          <table:table-cell office:value-type="float" office:value="23288" table:style-name="ce2">
            <text:p>23288</text:p>
          </table:table-cell>
          <table:table-cell office:value-type="float" office:value="237.99693408277977" table:formula="of:=IFERROR([.E100]/([.B100]*60+[.C100]+[.D100]/60);0)" table:style-name="ce4">
            <text:p>238.00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51" table:style-name="ce2">
            <text:p>51</text:p>
          </table:table-cell>
          <table:table-cell office:value-type="float" office:value="23288" table:style-name="ce2">
            <text:p>23288</text:p>
          </table:table-cell>
          <table:table-cell office:value-type="float" office:value="237.99693408277977" table:formula="of:=IFERROR([.L100]/([.I100]*60+[.J100]+[.K100]/60);0)" table:style-name="ce4">
            <text:p>238.00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33" table:style-name="ce2">
            <text:p>33</text:p>
          </table:table-cell>
          <table:table-cell office:value-type="float" office:value="28108" table:style-name="ce2">
            <text:p>28108</text:p>
          </table:table-cell>
          <table:table-cell office:value-type="float" office:value="261.34821013482104" table:formula="of:=IFERROR([.S100]/([.P100]*60+[.Q100]+[.R100]/60);0)" table:style-name="ce4">
            <text:p>261.35</text:p>
          </table:table-cell>
          <table:table-cell office:value-type="float" office:value="14" table:style-name="ce2">
            <text:p>1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Zoologist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22" table:style-name="ce2">
            <text:p>22</text:p>
          </table:table-cell>
          <table:table-cell office:value-type="float" office:value="6280" table:style-name="ce2">
            <text:p>6280</text:p>
          </table:table-cell>
          <table:table-cell office:value-type="float" office:value="341.92377495462796" table:formula="of:=IFERROR([.E101]/([.B101]*60+[.C101]+[.D101]/60);0)" table:style-name="ce4">
            <text:p>341.92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18" table:style-name="ce2">
            <text:p>18</text:p>
          </table:table-cell>
          <table:table-cell office:value-type="float" office:value="14200" table:style-name="ce2">
            <text:p>14200</text:p>
          </table:table-cell>
          <table:table-cell office:value-type="float" office:value="468.64686468646863" table:formula="of:=IFERROR([.L101]/([.I101]*60+[.J101]+[.K101]/60);0)" table:style-name="ce4">
            <text:p>468.65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43" table:style-name="ce2">
            <text:p>43</text:p>
          </table:table-cell>
          <table:table-cell office:value-type="float" office:value="19810" table:style-name="ce2">
            <text:p>19810</text:p>
          </table:table-cell>
          <table:table-cell office:value-type="float" office:value="390.60138021689119" table:formula="of:=IFERROR([.S101]/([.P101]*60+[.Q101]+[.R101]/60);0)" table:style-name="ce4">
            <text:p>390.60</text:p>
          </table:table-cell>
          <table:table-cell office:value-type="float" office:value="9" table:style-name="ce2">
            <text:p>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omputer Scientist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All-Star</text:p>
          </table:table-cell>
          <table:table-cell office:value-type="float" office:value="0" table:style-name="ce2">
            <text:p>0</text:p>
          </table:table-cell>
          <table:table-cell office:value-type="float" office:value="52" table:style-name="ce2">
            <text:p>52</text:p>
          </table:table-cell>
          <table:table-cell office:value-type="float" office:value="45" table:style-name="ce2">
            <text:p>45</text:p>
          </table:table-cell>
          <table:table-cell office:value-type="float" office:value="23288" table:style-name="ce2">
            <text:p>23288</text:p>
          </table:table-cell>
          <table:table-cell office:value-type="float" office:value="441.478672985782" table:formula="of:=IFERROR([.E104]/([.B104]*60+[.C104]+[.D104]/60);0)" table:style-name="ce4">
            <text:p>441.48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2" table:style-name="ce2">
            <text:p>52</text:p>
          </table:table-cell>
          <table:table-cell office:value-type="float" office:value="45" table:style-name="ce2">
            <text:p>45</text:p>
          </table:table-cell>
          <table:table-cell office:value-type="float" office:value="23288" table:style-name="ce2">
            <text:p>23288</text:p>
          </table:table-cell>
          <table:table-cell office:value-type="float" office:value="441.478672985782" table:formula="of:=IFERROR([.L104]/([.I104]*60+[.J104]+[.K104]/60);0)" table:style-name="ce4">
            <text:p>441.48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52" table:style-name="ce2">
            <text:p>52</text:p>
          </table:table-cell>
          <table:table-cell office:value-type="float" office:value="45" table:style-name="ce2">
            <text:p>45</text:p>
          </table:table-cell>
          <table:table-cell office:value-type="float" office:value="23288" table:style-name="ce2">
            <text:p>23288</text:p>
          </table:table-cell>
          <table:table-cell office:value-type="float" office:value="441.478672985782" table:formula="of:=IFERROR([.S104]/([.P104]*60+[.Q104]+[.R104]/60);0)" table:style-name="ce4">
            <text:p>441.48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ricket Star</text:p>
          </table:table-cell>
          <table:table-cell office:value-type="float" office:value="6" table:style-name="ce2">
            <text:p>6</text:p>
          </table:table-cell>
          <table:table-cell office:value-type="float" office:value="43" table:style-name="ce2">
            <text:p>43</text:p>
          </table:table-cell>
          <table:table-cell office:value-type="float" office:value="35" table:style-name="ce2">
            <text:p>35</text:p>
          </table:table-cell>
          <table:table-cell office:value-type="float" office:value="116440" table:style-name="ce2">
            <text:p>116440</text:p>
          </table:table-cell>
          <table:table-cell office:value-type="float" office:value="288.51538302704938" table:formula="of:=IFERROR([.E105]/([.B105]*60+[.C105]+[.D105]/60);0)" table:style-name="ce4">
            <text:p>288.52</text:p>
          </table:table-cell>
          <table:table-cell office:value-type="float" office:value="51" table:style-name="ce2">
            <text:p>51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46" table:style-name="ce2">
            <text:p>46</text:p>
          </table:table-cell>
          <table:table-cell office:value-type="float" office:value="42" table:style-name="ce2">
            <text:p>42</text:p>
          </table:table-cell>
          <table:table-cell office:value-type="float" office:value="116440" table:style-name="ce2">
            <text:p>116440</text:p>
          </table:table-cell>
          <table:table-cell office:value-type="float" office:value="286.30440127858373" table:formula="of:=IFERROR([.L105]/([.I105]*60+[.J105]+[.K105]/60);0)" table:style-name="ce4">
            <text:p>286.30</text:p>
          </table:table-cell>
          <table:table-cell office:value-type="float" office:value="51" table:style-name="ce2">
            <text:p>51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48" table:style-name="ce2">
            <text:p>48</text:p>
          </table:table-cell>
          <table:table-cell office:value-type="float" office:value="2" table:style-name="ce2">
            <text:p>2</text:p>
          </table:table-cell>
          <table:table-cell office:value-type="float" office:value="116440" table:style-name="ce2">
            <text:p>116440</text:p>
          </table:table-cell>
          <table:table-cell office:value-type="float" office:value="285.3688424148354" table:formula="of:=IFERROR([.S105]/([.P105]*60+[.Q105]+[.R105]/60);0)" table:style-name="ce4">
            <text:p>285.37</text:p>
          </table:table-cell>
          <table:table-cell office:value-type="float" office:value="51" table:style-name="ce2">
            <text:p>5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oalie Star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7" table:style-name="ce2">
            <text:p>17</text:p>
          </table:table-cell>
          <table:table-cell office:value-type="float" office:value="640" table:style-name="ce2">
            <text:p>640</text:p>
          </table:table-cell>
          <table:table-cell office:value-type="float" office:value="121.13564668769716" table:formula="of:=IFERROR([.E106]/([.B106]*60+[.C106]+[.D106]/60);0)" table:style-name="ce4">
            <text:p>121.1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42" table:style-name="ce2">
            <text:p>42</text:p>
          </table:table-cell>
          <table:table-cell office:value-type="float" office:value="23288" table:style-name="ce2">
            <text:p>23288</text:p>
          </table:table-cell>
          <table:table-cell office:value-type="float" office:value="488.21802935010481" table:formula="of:=IFERROR([.L106]/([.I106]*60+[.J106]+[.K106]/60);0)" table:style-name="ce4">
            <text:p>488.22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42" table:style-name="ce2">
            <text:p>42</text:p>
          </table:table-cell>
          <table:table-cell office:value-type="float" office:value="23288" table:style-name="ce2">
            <text:p>23288</text:p>
          </table:table-cell>
          <table:table-cell office:value-type="float" office:value="488.21802935010481" table:formula="of:=IFERROR([.S106]/([.P106]*60+[.Q106]+[.R106]/60);0)" table:style-name="ce4">
            <text:p>488.22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Baseball Star</text:p>
          </table:table-cell>
          <table:table-cell table:number-columns-repeated="7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107]/([.I107]*60+[.J107]+[.K107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44" table:style-name="ce2">
            <text:p>44</text:p>
          </table:table-cell>
          <table:table-cell office:value-type="float" office:value="12630" table:style-name="ce2">
            <text:p>12630</text:p>
          </table:table-cell>
          <table:table-cell office:value-type="float" office:value="490.80310880829012" table:formula="of:=IFERROR([.S107]/([.P107]*60+[.Q107]+[.R107]/60);0)" table:style-name="ce4">
            <text:p>490.80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ockey Star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16420" table:style-name="ce2">
            <text:p>16420</text:p>
          </table:table-cell>
          <table:table-cell office:value-type="float" office:value="220.74837553215323" table:formula="of:=IFERROR([.E108]/([.B108]*60+[.C108]+[.D108]/60);0)" table:style-name="ce4">
            <text:p>220.7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16683" table:style-name="ce2">
            <text:p>16683</text:p>
          </table:table-cell>
          <table:table-cell office:value-type="float" office:value="208.32049947970864" table:formula="of:=IFERROR([.L108]/([.I108]*60+[.J108]+[.K108]/60);0)" table:style-name="ce4">
            <text:p>208.32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16683" table:style-name="ce2">
            <text:p>16683</text:p>
          </table:table-cell>
          <table:table-cell office:value-type="float" office:value="208.32049947970864" table:formula="of:=IFERROR([.S108]/([.P108]*60+[.Q108]+[.R108]/60);0)" table:style-name="ce4">
            <text:p>208.32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ugby Star</text:p>
          </table:table-cell>
          <table:table-cell office:value-type="float" office:value="3" table:style-name="ce2">
            <text:p>3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69864" table:style-name="ce2">
            <text:p>69864</text:p>
          </table:table-cell>
          <table:table-cell office:value-type="float" office:value="312.28786411383447" table:formula="of:=IFERROR([.E109]/([.B109]*60+[.C109]+[.D109]/60);0)" table:style-name="ce4">
            <text:p>312.29</text:p>
          </table:table-cell>
          <table:table-cell office:value-type="float" office:value="31" table:style-name="ce2">
            <text:p>3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70264" table:style-name="ce2">
            <text:p>70264</text:p>
          </table:table-cell>
          <table:table-cell office:value-type="float" office:value="311.91476768274634" table:formula="of:=IFERROR([.L109]/([.I109]*60+[.J109]+[.K109]/60);0)" table:style-name="ce4">
            <text:p>311.91</text:p>
          </table:table-cell>
          <table:table-cell office:value-type="float" office:value="31" table:style-name="ce2">
            <text:p>3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70264" table:style-name="ce2">
            <text:p>70264</text:p>
          </table:table-cell>
          <table:table-cell office:value-type="float" office:value="311.91476768274634" table:formula="of:=IFERROR([.S109]/([.P109]*60+[.Q109]+[.R109]/60);0)" table:style-name="ce4">
            <text:p>311.91</text:p>
          </table:table-cell>
          <table:table-cell office:value-type="float" office:value="31" table:style-name="ce2">
            <text:p>3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Wrestling Star</text:p>
          </table:table-cell>
          <table:table-cell table:number-columns-repeated="7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L110]/([.I110]*60+[.J110]+[.K11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S110]/([.P110]*60+[.Q110]+[.R110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olf Star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3" table:style-name="ce2">
            <text:p>3</text:p>
          </table:table-cell>
          <table:table-cell office:value-type="float" office:value="9040" table:style-name="ce2">
            <text:p>9040</text:p>
          </table:table-cell>
          <table:table-cell office:value-type="float" office:value="322.28163992869872" table:formula="of:=IFERROR([.E111]/([.B111]*60+[.C111]+[.D111]/60);0)" table:style-name="ce4">
            <text:p>322.28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12050" table:style-name="ce2">
            <text:p>12050</text:p>
          </table:table-cell>
          <table:table-cell office:value-type="float" office:value="296.31147540983608" table:formula="of:=IFERROR([.L111]/([.I111]*60+[.J111]+[.K111]/60);0)" table:style-name="ce4">
            <text:p>296.31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12050" table:style-name="ce2">
            <text:p>12050</text:p>
          </table:table-cell>
          <table:table-cell office:value-type="float" office:value="296.31147540983608" table:formula="of:=IFERROR([.S111]/([.P111]*60+[.Q111]+[.R111]/60);0)" table:style-name="ce4">
            <text:p>296.31</text:p>
          </table:table-cell>
          <table:table-cell office:value-type="float" office:value="7" table:style-name="ce2">
            <text:p>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o-X Star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56" table:style-name="ce2">
            <text:p>56</text:p>
          </table:table-cell>
          <table:table-cell office:value-type="float" office:value="1980" table:style-name="ce2">
            <text:p>1980</text:p>
          </table:table-cell>
          <table:table-cell office:value-type="float" office:value="285.57692307692309" table:formula="of:=IFERROR([.E112]/([.B112]*60+[.C112]+[.D112]/60);0)" table:style-name="ce4">
            <text:p>285.58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56" table:style-name="ce2">
            <text:p>56</text:p>
          </table:table-cell>
          <table:table-cell office:value-type="float" office:value="1980" table:style-name="ce2">
            <text:p>1980</text:p>
          </table:table-cell>
          <table:table-cell office:value-type="float" office:value="285.57692307692309" table:formula="of:=IFERROR([.L112]/([.I112]*60+[.J112]+[.K112]/60);0)" table:style-name="ce4">
            <text:p>285.58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56" table:style-name="ce2">
            <text:p>56</text:p>
          </table:table-cell>
          <table:table-cell office:value-type="float" office:value="1980" table:style-name="ce2">
            <text:p>1980</text:p>
          </table:table-cell>
          <table:table-cell office:value-type="float" office:value="285.57692307692309" table:formula="of:=IFERROR([.S112]/([.P112]*60+[.Q112]+[.R112]/60);0)" table:style-name="ce4">
            <text:p>285.58</text:p>
          </table:table-cell>
          <table:table-cell office:value-type="float" office:value="2" table:style-name="ce2">
            <text:p>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Tennis Star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23288" table:style-name="ce2">
            <text:p>23288</text:p>
          </table:table-cell>
          <table:table-cell office:value-type="float" office:value="175.09774436090225" table:formula="of:=IFERROR([.E113]/([.B113]*60+[.C113]+[.D113]/60);0)" table:style-name="ce4">
            <text:p>175.10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float" office:value="59" table:style-name="ce2">
            <text:p>59</text:p>
          </table:table-cell>
          <table:table-cell office:value-type="float" office:value="23288" table:style-name="ce2">
            <text:p>23288</text:p>
          </table:table-cell>
          <table:table-cell office:value-type="float" office:value="172.52500308680087" table:formula="of:=IFERROR([.L113]/([.I113]*60+[.J113]+[.K113]/60);0)" table:style-name="ce4">
            <text:p>172.5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float" office:value="59" table:style-name="ce2">
            <text:p>59</text:p>
          </table:table-cell>
          <table:table-cell office:value-type="float" office:value="23288" table:style-name="ce2">
            <text:p>23288</text:p>
          </table:table-cell>
          <table:table-cell office:value-type="float" office:value="172.52500308680087" table:formula="of:=IFERROR([.S113]/([.P113]*60+[.Q113]+[.R113]/60);0)" table:style-name="ce4">
            <text:p>172.53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4" table:style-name="ce2"/>
        </table:table-row>
        <table:table-row table:style-name="ro1">
          <table:table-cell office:value-type="string" table:style-name="ce2">
            <text:p>Imp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5" table:style-name="ce2">
            <text:p>35</text:p>
          </table:table-cell>
          <table:table-cell office:value-type="float" office:value="32287" table:style-name="ce2">
            <text:p>32287</text:p>
          </table:table-cell>
          <table:table-cell office:value-type="float" office:value="132.55011973999316" table:formula="of:=IFERROR([.E115]/([.B115]*60+[.C115]+[.D115]/60);0)" table:style-name="ce4">
            <text:p>132.55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32597" table:style-name="ce2">
            <text:p>32597</text:p>
          </table:table-cell>
          <table:table-cell office:value-type="float" office:value="123.33333333333333" table:formula="of:=IFERROR([.L115]/([.I115]*60+[.J115]+[.K115]/60);0)" table:style-name="ce4">
            <text:p>123.33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32597" table:style-name="ce2">
            <text:p>32597</text:p>
          </table:table-cell>
          <table:table-cell office:value-type="float" office:value="123.33333333333333" table:formula="of:=IFERROR([.S115]/([.P115]*60+[.Q115]+[.R115]/60);0)" table:style-name="ce4">
            <text:p>123.33</text:p>
          </table:table-cell>
          <table:table-cell office:value-type="float" office:value="16" table:style-name="ce2">
            <text:p>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il' Drake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3251" table:style-name="ce2">
            <text:p>3251</text:p>
          </table:table-cell>
          <table:table-cell office:value-type="float" office:value="367.34463276836158" table:formula="of:=IFERROR([.E116]/([.B116]*60+[.C116]+[.D116]/60);0)" table:style-name="ce4">
            <text:p>367.34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28" table:style-name="ce2">
            <text:p>28</text:p>
          </table:table-cell>
          <table:table-cell office:value-type="float" office:value="23288" table:style-name="ce2">
            <text:p>23288</text:p>
          </table:table-cell>
          <table:table-cell office:value-type="float" office:value="308.58657243816253" table:formula="of:=IFERROR([.L116]/([.I116]*60+[.J116]+[.K116]/60);0)" table:style-name="ce4">
            <text:p>308.59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52" table:style-name="ce2">
            <text:p>52</text:p>
          </table:table-cell>
          <table:table-cell office:value-type="float" office:value="23749" table:style-name="ce2">
            <text:p>23749</text:p>
          </table:table-cell>
          <table:table-cell office:value-type="float" office:value="286.59292035398232" table:formula="of:=IFERROR([.S116]/([.P116]*60+[.Q116]+[.R116]/60);0)" table:style-name="ce4">
            <text:p>286.59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ylon Imp</text:p>
          </table:table-cell>
          <table:table-cell office:value-type="float" office:value="0" table:style-name="ce2">
            <text:p>0</text:p>
          </table:table-cell>
          <table:table-cell office:value-type="float" office:value="42" table:style-name="ce2">
            <text:p>42</text:p>
          </table:table-cell>
          <table:table-cell office:value-type="float" office:value="50" table:style-name="ce2">
            <text:p>50</text:p>
          </table:table-cell>
          <table:table-cell office:value-type="float" office:value="10520" table:style-name="ce2">
            <text:p>10520</text:p>
          </table:table-cell>
          <table:table-cell office:value-type="float" office:value="245.60311284046691" table:formula="of:=IFERROR([.E117]/([.B117]*60+[.C117]+[.D117]/60);0)" table:style-name="ce4">
            <text:p>245.6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620" table:style-name="ce2">
            <text:p>15620</text:p>
          </table:table-cell>
          <table:table-cell office:value-type="float" office:value="207.52878653675819" table:formula="of:=IFERROR([.L117]/([.I117]*60+[.J117]+[.K117]/60);0)" table:style-name="ce4">
            <text:p>207.53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39" table:style-name="ce2">
            <text:p>39</text:p>
          </table:table-cell>
          <table:table-cell office:value-type="float" office:value="18150" table:style-name="ce2">
            <text:p>18150</text:p>
          </table:table-cell>
          <table:table-cell office:value-type="float" office:value="209.46335833814194" table:formula="of:=IFERROR([.S117]/([.P117]*60+[.Q117]+[.R117]/60);0)" table:style-name="ce4">
            <text:p>209.46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S.H.R.IMP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14690" table:style-name="ce2">
            <text:p>14690</text:p>
          </table:table-cell>
          <table:table-cell office:value-type="float" office:value="178.31276552700788" table:formula="of:=IFERROR([.E118]/([.B118]*60+[.C118]+[.D118]/60);0)" table:style-name="ce4">
            <text:p>178.31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23288" table:style-name="ce2">
            <text:p>23288</text:p>
          </table:table-cell>
          <table:table-cell office:value-type="float" office:value="236.06690319310692" table:formula="of:=IFERROR([.L118]/([.I118]*60+[.J118]+[.K118]/60);0)" table:style-name="ce4">
            <text:p>236.07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23288" table:style-name="ce2">
            <text:p>23288</text:p>
          </table:table-cell>
          <table:table-cell office:value-type="float" office:value="236.06690319310692" table:formula="of:=IFERROR([.S118]/([.P118]*60+[.Q118]+[.R118]/60);0)" table:style-name="ce4">
            <text:p>236.07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Z7 Imp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Party Imp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callywag Imp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aptain Deadbeard</text:p>
          </table:table-cell>
          <table:table-cell office:value-type="float" office:value="1" table:style-name="ce2">
            <text:p>1</text:p>
          </table:table-cell>
          <table:table-cell office:value-type="float" office:value="41" table:style-name="ce2">
            <text:p>41</text:p>
          </table:table-cell>
          <table:table-cell office:value-type="float" office:value="58" table:style-name="ce2">
            <text:p>58</text:p>
          </table:table-cell>
          <table:table-cell office:value-type="float" office:value="23288" table:style-name="ce2">
            <text:p>23288</text:p>
          </table:table-cell>
          <table:table-cell office:value-type="float" office:value="228.3883622098725" table:formula="of:=IFERROR([.E123]/([.B123]*60+[.C123]+[.D123]/60);0)" table:style-name="ce4">
            <text:p>228.39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23288" table:style-name="ce2">
            <text:p>23288</text:p>
          </table:table-cell>
          <table:table-cell office:value-type="float" office:value="228.23913753675271" table:formula="of:=IFERROR([.L123]/([.I123]*60+[.J123]+[.K123]/60);0)" table:style-name="ce4">
            <text:p>228.24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3" table:style-name="ce2">
            <text:p>43</text:p>
          </table:table-cell>
          <table:table-cell office:value-type="float" office:value="24" table:style-name="ce2">
            <text:p>24</text:p>
          </table:table-cell>
          <table:table-cell office:value-type="float" office:value="23288" table:style-name="ce2">
            <text:p>23288</text:p>
          </table:table-cell>
          <table:table-cell office:value-type="float" office:value="225.22243713733073" table:formula="of:=IFERROR([.S123]/([.P123]*60+[.Q123]+[.R123]/60);0)" table:style-name="ce4">
            <text:p>225.22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ptain Cannon</text:p>
          </table:table-cell>
          <table:table-cell table:number-columns-repeated="7" table:style-name="ce2"/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9" table:style-name="ce2">
            <text:p>59</text:p>
          </table:table-cell>
          <table:table-cell office:value-type="float" office:value="658" table:style-name="ce2">
            <text:p>658</text:p>
          </table:table-cell>
          <table:table-cell office:value-type="float" office:value="220.55865921787708" table:formula="of:=IFERROR([.L124]/([.I124]*60+[.J124]+[.K124]/60);0)" table:style-name="ce4">
            <text:p>220.5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3" table:style-name="ce2">
            <text:p>43</text:p>
          </table:table-cell>
          <table:table-cell office:value-type="float" office:value="18173" table:style-name="ce2">
            <text:p>18173</text:p>
          </table:table-cell>
          <table:table-cell office:value-type="float" office:value="280.80865310327067" table:formula="of:=IFERROR([.S124]/([.P124]*60+[.Q124]+[.R124]/60);0)" table:style-name="ce4">
            <text:p>280.81</text:p>
          </table:table-cell>
          <table:table-cell office:value-type="float" office:value="8" table:style-name="ce2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ptain Flamefac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IFERROR([.E125]/([.B125]*60+[.C125]+[.D125]/60);0)" table:style-name="ce4">
            <text:p>0.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54" table:style-name="ce2">
            <text:p>54</text:p>
          </table:table-cell>
          <table:table-cell office:value-type="float" office:value="23288" table:style-name="ce2">
            <text:p>23288</text:p>
          </table:table-cell>
          <table:table-cell office:value-type="float" office:value="240.33023735810113" table:formula="of:=IFERROR([.L125]/([.I125]*60+[.J125]+[.K125]/60);0)" table:style-name="ce4">
            <text:p>240.3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54" table:style-name="ce2">
            <text:p>54</text:p>
          </table:table-cell>
          <table:table-cell office:value-type="float" office:value="23288" table:style-name="ce2">
            <text:p>23288</text:p>
          </table:table-cell>
          <table:table-cell office:value-type="float" office:value="240.33023735810113" table:formula="of:=IFERROR([.S125]/([.P125]*60+[.Q125]+[.R125]/60);0)" table:style-name="ce4">
            <text:p>240.33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ptain Sharkbite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2286" table:style-name="ce2">
            <text:p>2286</text:p>
          </table:table-cell>
          <table:table-cell office:value-type="float" office:value="172.96343001261033" table:formula="of:=IFERROR([.E126]/([.B126]*60+[.C126]+[.D126]/60);0)" table:style-name="ce4">
            <text:p>172.96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39" table:style-name="ce2">
            <text:p>39</text:p>
          </table:table-cell>
          <table:table-cell office:value-type="float" office:value="21" table:style-name="ce2">
            <text:p>21</text:p>
          </table:table-cell>
          <table:table-cell office:value-type="float" office:value="7726" table:style-name="ce2">
            <text:p>7726</text:p>
          </table:table-cell>
          <table:table-cell office:value-type="float" office:value="196.3405336721728" table:formula="of:=IFERROR([.L126]/([.I126]*60+[.J126]+[.K126]/60);0)" table:style-name="ce4">
            <text:p>196.34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49" table:style-name="ce2">
            <text:p>49</text:p>
          </table:table-cell>
          <table:table-cell office:value-type="float" office:value="23288" table:style-name="ce2">
            <text:p>23288</text:p>
          </table:table-cell>
          <table:table-cell office:value-type="float" office:value="570.55124540628822" table:formula="of:=IFERROR([.S126]/([.P126]*60+[.Q126]+[.R126]/60);0)" table:style-name="ce4">
            <text:p>570.55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ptain Squawk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49" table:style-name="ce2">
            <text:p>49</text:p>
          </table:table-cell>
          <table:table-cell office:value-type="float" office:value="2910" table:style-name="ce2">
            <text:p>2910</text:p>
          </table:table-cell>
          <table:table-cell office:value-type="float" office:value="227.0481144343303" table:formula="of:=IFERROR([.E127]/([.B127]*60+[.C127]+[.D127]/60);0)" table:style-name="ce4">
            <text:p>227.05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49" table:style-name="ce2">
            <text:p>49</text:p>
          </table:table-cell>
          <table:table-cell office:value-type="float" office:value="2910" table:style-name="ce2">
            <text:p>2910</text:p>
          </table:table-cell>
          <table:table-cell office:value-type="float" office:value="227.0481144343303" table:formula="of:=IFERROR([.L127]/([.I127]*60+[.J127]+[.K127]/60);0)" table:style-name="ce4">
            <text:p>227.05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3010" table:style-name="ce2">
            <text:p>3010</text:p>
          </table:table-cell>
          <table:table-cell office:value-type="float" office:value="187.9292403746098" table:formula="of:=IFERROR([.S127]/([.P127]*60+[.Q127]+[.R127]/60);0)" table:style-name="ce4">
            <text:p>187.93</text:p>
          </table:table-cell>
          <table:table-cell office:value-type="float" office:value="3" table:style-name="ce2">
            <text:p>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aptain Partyman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uper Brainz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2">
            <text:p>25</text:p>
          </table:table-cell>
          <table:table-cell office:value-type="float" office:value="59" table:style-name="ce2">
            <text:p>59</text:p>
          </table:table-cell>
          <table:table-cell office:value-type="float" office:value="23288" table:style-name="ce2">
            <text:p>23288</text:p>
          </table:table-cell>
          <table:table-cell office:value-type="float" office:value="113.05769075167895" table:formula="of:=IFERROR([.E130]/([.B130]*60+[.C130]+[.D130]/60);0)" table:style-name="ce4">
            <text:p>113.06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30" table:style-name="ce2">
            <text:p>30</text:p>
          </table:table-cell>
          <table:table-cell office:value-type="float" office:value="17" table:style-name="ce2">
            <text:p>17</text:p>
          </table:table-cell>
          <table:table-cell office:value-type="float" office:value="23288" table:style-name="ce2">
            <text:p>23288</text:p>
          </table:table-cell>
          <table:table-cell office:value-type="float" office:value="110.74581913291591" table:formula="of:=IFERROR([.L130]/([.I130]*60+[.J130]+[.K130]/60);0)" table:style-name="ce4">
            <text:p>110.7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1" table:style-name="ce2">
            <text:p>41</text:p>
          </table:table-cell>
          <table:table-cell office:value-type="float" office:value="59" table:style-name="ce2">
            <text:p>59</text:p>
          </table:table-cell>
          <table:table-cell office:value-type="float" office:value="23288" table:style-name="ce2">
            <text:p>23288</text:p>
          </table:table-cell>
          <table:table-cell office:value-type="float" office:value="104.90877693520535" table:formula="of:=IFERROR([.S130]/([.P130]*60+[.Q130]+[.R130]/60);0)" table:style-name="ce4">
            <text:p>104.91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Cozmic Brainz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48" table:style-name="ce2">
            <text:p>48</text:p>
          </table:table-cell>
          <table:table-cell office:value-type="float" office:value="1650" table:style-name="ce2">
            <text:p>1650</text:p>
          </table:table-cell>
          <table:table-cell office:value-type="float" office:value="119.56521739130434" table:formula="of:=IFERROR([.L131]/([.I131]*60+[.J131]+[.K131]/60);0)" table:style-name="ce4">
            <text:p>119.5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42" table:style-name="ce2">
            <text:p>42</text:p>
          </table:table-cell>
          <table:table-cell office:value-type="float" office:value="2726" table:style-name="ce2">
            <text:p>2726</text:p>
          </table:table-cell>
          <table:table-cell office:value-type="float" office:value="55.975359342915809" table:formula="of:=IFERROR([.S131]/([.P131]*60+[.Q131]+[.R131]/60);0)" table:style-name="ce4">
            <text:p>55.98</text:p>
          </table:table-cell>
          <table:table-cell office:value-type="float" office:value="3" table:style-name="ce2">
            <text:p>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lectro Brainz</text:p>
          </table:table-cell>
          <table:table-cell table:number-columns-repeated="7" table:style-name="ce2"/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2">
            <text:p>46</text:p>
          </table:table-cell>
          <table:table-cell office:value-type="float" office:value="23288" table:style-name="ce2">
            <text:p>23288</text:p>
          </table:table-cell>
          <table:table-cell office:value-type="float" office:value="222.28444161629017" table:formula="of:=IFERROR([.L132]/([.I132]*60+[.J132]+[.K132]/60);0)" table:style-name="ce4">
            <text:p>222.28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2">
            <text:p>46</text:p>
          </table:table-cell>
          <table:table-cell office:value-type="float" office:value="23288" table:style-name="ce2">
            <text:p>23288</text:p>
          </table:table-cell>
          <table:table-cell office:value-type="float" office:value="222.28444161629017" table:formula="of:=IFERROR([.S132]/([.P132]*60+[.Q132]+[.R132]/60);0)" table:style-name="ce4">
            <text:p>222.28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Breakfast Brainz</text:p>
          </table:table-cell>
          <table:table-cell office:value-type="float" office:value="0" table:style-name="ce2">
            <text:p>0</text:p>
          </table:table-cell>
          <table:table-cell office:value-type="float" office:value="35" table:style-name="ce2">
            <text:p>35</text:p>
          </table:table-cell>
          <table:table-cell office:value-type="float" office:value="5" table:style-name="ce2">
            <text:p>5</text:p>
          </table:table-cell>
          <table:table-cell office:value-type="float" office:value="2655" table:style-name="ce2">
            <text:p>2655</text:p>
          </table:table-cell>
          <table:table-cell office:value-type="float" office:value="75.676959619952484" table:formula="of:=IFERROR([.E133]/([.B133]*60+[.C133]+[.D133]/60);0)" table:style-name="ce4">
            <text:p>75.68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44" table:style-name="ce2">
            <text:p>44</text:p>
          </table:table-cell>
          <table:table-cell office:value-type="float" office:value="23288" table:style-name="ce2">
            <text:p>23288</text:p>
          </table:table-cell>
          <table:table-cell office:value-type="float" office:value="226.68397144711227" table:formula="of:=IFERROR([.L133]/([.I133]*60+[.J133]+[.K133]/60);0)" table:style-name="ce4">
            <text:p>226.68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44" table:style-name="ce2">
            <text:p>44</text:p>
          </table:table-cell>
          <table:table-cell office:value-type="float" office:value="23288" table:style-name="ce2">
            <text:p>23288</text:p>
          </table:table-cell>
          <table:table-cell office:value-type="float" office:value="226.68397144711227" table:formula="of:=IFERROR([.S133]/([.P133]*60+[.Q133]+[.R133]/60);0)" table:style-name="ce4">
            <text:p>226.68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Toxic Brainz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Party Brainz</text:p>
          </table:table-cell>
          <table:table-cell table:number-columns-repeated="11" table:style-name="ce2"/>
          <table:table-cell table:style-name="ce4"/>
          <table:table-cell table:number-columns-repeated="16371" table:style-name="ce2"/>
        </table:table-row>
        <table:table-row table:style-name="ro1">
          <table:table-cell table:number-columns-repeated="12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Hover Goat-3000</text:p>
          </table:table-cell>
          <table:table-cell table:number-columns-repeated="11" table:style-name="ce2"/>
          <table:table-cell table:style-name="ce4"/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5070" table:style-name="ce2">
            <text:p>5070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63"/>
        </table:table-row>
        <table:table-row table:number-rows-repeated="1048439" table:style-name="ro1">
          <table:table-cell table:number-columns-repeated="16384"/>
        </table:table-row>
      </table:table>
      <table:table table:name="Total" table:style-name="ta3"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ce2"/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ce2"/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0" table:default-cell-style-name="ce2"/>
        <table:table-column table:style-name="co4" table:default-cell-style-name="ce2"/>
        <table:table-column table:style-name="co2" table:default-cell-style-name="ce2"/>
        <table:table-column table:style-name="co7" table:number-columns-repeated="16362" table:default-cell-style-name="ce2"/>
        <table:table-row table:style-name="ro1">
          <table:table-cell table:number-columns-repeated="2" table:style-name="ce2"/>
          <table:table-cell office:value-type="string" table:number-columns-spanned="6" table:number-rows-spanned="1" table:style-name="ce5">
            <text:p>20-11-2017</text:p>
          </table:table-cell>
          <table:covered-table-cell table:number-columns-repeated="5"/>
          <table:table-cell table:style-name="ce3"/>
          <table:table-cell office:value-type="string" table:number-columns-spanned="6" table:number-rows-spanned="1" table:style-name="ce5">
            <text:p>04-12-2017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1" table:style-name="ce5">
            <text:p>18-12-2017</text:p>
          </table:table-cell>
          <table:covered-table-cell table:number-columns-repeated="5"/>
          <table:table-cell table:number-columns-repeated="16362"/>
        </table:table-row>
        <table:table-row table:style-name="ro1">
          <table:table-cell table:number-columns-repeated="2"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number-columns-repeated="16362"/>
        </table:table-row>
        <table:table-row table:style-name="ro1">
          <table:table-cell office:value-type="string" table:number-columns-spanned="1" table:number-rows-spanned="19" table:style-name="ce6">
            <text:p>Mads</text:p>
          </table:table-cell>
          <table:table-cell office:value-type="string" table:style-name="ce2">
            <text:p>Peashooter</text:p>
          </table:table-cell>
          <table:table-cell office:value-type="float" office:value="12" table:formula="of:=SUM([Mads.B3:.B12])+(SUM([Mads.C3:.C12])-MOD(SUM([Mads.C3:.C12]);60))/60+(SUM([Mads.D3:.D12])-MOD(SUM([Mads.D3:.D12]);3600))/3600" table:style-name="ce2">
            <text:p>12</text:p>
          </table:table-cell>
          <table:table-cell office:value-type="float" office:value="23" table:formula="of:=MOD(SUM([Mads.C3:.C12]);60)+(SUM([Mads.D3:.D12])-MOD(SUM([Mads.D3:.D12]);60))/60" table:style-name="ce2">
            <text:p>23</text:p>
          </table:table-cell>
          <table:table-cell office:value-type="float" office:value="30" table:formula="of:=MOD(SUM([Mads.D3:.D12]);60)" table:style-name="ce2">
            <text:p>30</text:p>
          </table:table-cell>
          <table:table-cell office:value-type="float" office:value="256494" table:formula="of:=SUM([Mads.E3:.E12])" table:style-name="ce2">
            <text:p>256494</text:p>
          </table:table-cell>
          <table:table-cell office:value-type="float" office:value="344.9818426361802" table:formula="of:=IFERROR([.F3]/([.C3]*60+[.D3]+[.E3]/60);0)" table:style-name="ce4">
            <text:p>344.98</text:p>
          </table:table-cell>
          <table:table-cell office:value-type="float" office:value="114" table:formula="of:=SUM([Mads.G3:.G12])" table:style-name="ce2">
            <text:p>114</text:p>
          </table:table-cell>
          <table:table-cell table:style-name="ce2"/>
          <table:table-cell office:value-type="float" office:value="13" table:formula="of:=SUM([Mads.I3:.I12])+(SUM([Mads.J3:.J12])-MOD(SUM([Mads.J3:.J12]);60))/60+(SUM([Mads.K3:.K12])-MOD(SUM([Mads.K3:.K12]);3600))/3600" table:style-name="ce2">
            <text:p>13</text:p>
          </table:table-cell>
          <table:table-cell office:value-type="float" office:value="14" table:formula="of:=MOD(SUM([Mads.J3:.J12]);60)+(SUM([Mads.K3:.K12])-MOD(SUM([Mads.K3:.K12]);60))/60" table:style-name="ce2">
            <text:p>14</text:p>
          </table:table-cell>
          <table:table-cell office:value-type="float" office:value="18" table:formula="of:=MOD(SUM([Mads.K3:.K12]);60)" table:style-name="ce2">
            <text:p>18</text:p>
          </table:table-cell>
          <table:table-cell office:value-type="float" office:value="272106" table:formula="of:=SUM([Mads.L3:.L12])" table:style-name="ce2">
            <text:p>272106</text:p>
          </table:table-cell>
          <table:table-cell office:value-type="float" office:value="342.57333501196024" table:formula="of:=IFERROR([.M3]/([.J3]*60+[.K3]+[.L3]/60);0)" table:style-name="ce4">
            <text:p>342.57</text:p>
          </table:table-cell>
          <table:table-cell office:value-type="float" office:value="122" table:formula="of:=SUM([Mads.N3:.N12])" table:style-name="ce2">
            <text:p>122</text:p>
          </table:table-cell>
          <table:table-cell table:style-name="ce2"/>
          <table:table-cell office:value-type="float" office:value="13" table:formula="of:=SUM([Mads.P3:.P12])+(SUM([Mads.Q3:.Q12])-MOD(SUM([Mads.Q3:.Q12]);60))/60+(SUM([Mads.R3:.R12])-MOD(SUM([Mads.R3:.R12]);3600))/3600" table:style-name="ce2">
            <text:p>13</text:p>
          </table:table-cell>
          <table:table-cell office:value-type="float" office:value="14" table:formula="of:=MOD(SUM([Mads.Q3:.Q12]);60)+(SUM([Mads.R3:.R12])-MOD(SUM([Mads.R3:.R12]);60))/60" table:style-name="ce2">
            <text:p>14</text:p>
          </table:table-cell>
          <table:table-cell office:value-type="float" office:value="18" table:formula="of:=MOD(SUM([Mads.R3:.R12]);60)" table:style-name="ce2">
            <text:p>18</text:p>
          </table:table-cell>
          <table:table-cell office:value-type="float" office:value="272106" table:formula="of:=SUM([Mads.S3:.S12])" table:style-name="ce2">
            <text:p>272106</text:p>
          </table:table-cell>
          <table:table-cell office:value-type="float" office:value="342.57333501196024" table:formula="of:=IFERROR([.T3]/([.Q3]*60+[.R3]+[.S3]/60);0)" table:style-name="ce4">
            <text:p>342.57</text:p>
          </table:table-cell>
          <table:table-cell office:value-type="float" office:value="122" table:formula="of:=SUM([Mads.U3:.U12])" table:style-name="ce2">
            <text:p>122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Sunflower</text:p>
          </table:table-cell>
          <table:table-cell office:value-type="float" office:value="4" table:formula="of:=SUM([Mads.B14:.B23])+(SUM([Mads.C14:.C23])-MOD(SUM([Mads.C14:.C23]);60))/60+(SUM([Mads.D14:.D23])-MOD(SUM([Mads.D14:.D23]);3600))/3600" table:style-name="ce2">
            <text:p>4</text:p>
          </table:table-cell>
          <table:table-cell office:value-type="float" office:value="51" table:formula="of:=MOD(SUM([Mads.C14:.C23]);60)+(SUM([Mads.D14:.D23])-MOD(SUM([Mads.D14:.D23]);60))/60" table:style-name="ce2">
            <text:p>51</text:p>
          </table:table-cell>
          <table:table-cell office:value-type="float" office:value="27" table:formula="of:=MOD(SUM([Mads.D14:.D23]);60)" table:style-name="ce2">
            <text:p>27</text:p>
          </table:table-cell>
          <table:table-cell office:value-type="float" office:value="101953" table:formula="of:=SUM([Mads.E14:.E23])" table:style-name="ce2">
            <text:p>101953</text:p>
          </table:table-cell>
          <table:table-cell office:value-type="float" office:value="349.8130039457883" table:formula="of:=IFERROR([.F4]/([.C4]*60+[.D4]+[.E4]/60);0)" table:style-name="ce4">
            <text:p>349.81</text:p>
          </table:table-cell>
          <table:table-cell office:value-type="float" office:value="49" table:formula="of:=SUM([Mads.G14:.G23])" table:style-name="ce2">
            <text:p>49</text:p>
          </table:table-cell>
          <table:table-cell table:style-name="ce2"/>
          <table:table-cell office:value-type="float" office:value="5" table:formula="of:=SUM([Mads.I14:.I23])+(SUM([Mads.J14:.J23])-MOD(SUM([Mads.J14:.J23]);60))/60+(SUM([Mads.K14:.K23])-MOD(SUM([Mads.K14:.K23]);3600))/3600" table:style-name="ce2">
            <text:p>5</text:p>
          </table:table-cell>
          <table:table-cell office:value-type="float" office:value="19" table:formula="of:=MOD(SUM([Mads.J14:.J23]);60)+(SUM([Mads.K14:.K23])-MOD(SUM([Mads.K14:.K23]);60))/60" table:style-name="ce2">
            <text:p>19</text:p>
          </table:table-cell>
          <table:table-cell office:value-type="float" office:value="51" table:formula="of:=MOD(SUM([Mads.K14:.K23]);60)" table:style-name="ce2">
            <text:p>51</text:p>
          </table:table-cell>
          <table:table-cell office:value-type="float" office:value="116440" table:formula="of:=SUM([Mads.L14:.L23])" table:style-name="ce2">
            <text:p>116440</text:p>
          </table:table-cell>
          <table:table-cell office:value-type="float" office:value="364.04564639674845" table:formula="of:=IFERROR([.M4]/([.J4]*60+[.K4]+[.L4]/60);0)" table:style-name="ce4">
            <text:p>364.05</text:p>
          </table:table-cell>
          <table:table-cell office:value-type="float" office:value="54" table:formula="of:=SUM([Mads.N14:.N23])" table:style-name="ce2">
            <text:p>54</text:p>
          </table:table-cell>
          <table:table-cell table:style-name="ce2"/>
          <table:table-cell office:value-type="float" office:value="5" table:formula="of:=SUM([Mads.P14:.P23])+(SUM([Mads.Q14:.Q23])-MOD(SUM([Mads.Q14:.Q23]);60))/60+(SUM([Mads.R14:.R23])-MOD(SUM([Mads.R14:.R23]);3600))/3600" table:style-name="ce2">
            <text:p>5</text:p>
          </table:table-cell>
          <table:table-cell office:value-type="float" office:value="19" table:formula="of:=MOD(SUM([Mads.Q14:.Q23]);60)+(SUM([Mads.R14:.R23])-MOD(SUM([Mads.R14:.R23]);60))/60" table:style-name="ce2">
            <text:p>19</text:p>
          </table:table-cell>
          <table:table-cell office:value-type="float" office:value="51" table:formula="of:=MOD(SUM([Mads.R14:.R23]);60)" table:style-name="ce2">
            <text:p>51</text:p>
          </table:table-cell>
          <table:table-cell office:value-type="float" office:value="116440" table:formula="of:=SUM([Mads.S14:.S23])" table:style-name="ce2">
            <text:p>116440</text:p>
          </table:table-cell>
          <table:table-cell office:value-type="float" office:value="364.04564639674845" table:formula="of:=IFERROR([.T4]/([.Q4]*60+[.R4]+[.S4]/60);0)" table:style-name="ce4">
            <text:p>364.05</text:p>
          </table:table-cell>
          <table:table-cell office:value-type="float" office:value="54" table:formula="of:=SUM([Mads.U14:.U23])" table:style-name="ce2">
            <text:p>54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Chomper</text:p>
          </table:table-cell>
          <table:table-cell office:value-type="float" office:value="5" table:formula="of:=SUM([Mads.B25:.B35])+(SUM([Mads.C25:.C35])-MOD(SUM([Mads.C25:.C35]);60))/60+(SUM([Mads.D25:.D35])-MOD(SUM([Mads.D25:.D35]);3600))/3600" table:style-name="ce2">
            <text:p>5</text:p>
          </table:table-cell>
          <table:table-cell office:value-type="float" office:value="52" table:formula="of:=MOD(SUM([Mads.C25:.C35]);60)+(SUM([Mads.D25:.D35])-MOD(SUM([Mads.D25:.D35]);60))/60" table:style-name="ce2">
            <text:p>52</text:p>
          </table:table-cell>
          <table:table-cell office:value-type="float" office:value="52" table:formula="of:=MOD(SUM([Mads.D25:.D35]);60)" table:style-name="ce2">
            <text:p>52</text:p>
          </table:table-cell>
          <table:table-cell office:value-type="float" office:value="59086" table:formula="of:=SUM([Mads.E25:.E35])" table:style-name="ce2">
            <text:p>59086</text:p>
          </table:table-cell>
          <table:table-cell office:value-type="float" office:value="167.44568297751746" table:formula="of:=IFERROR([.F5]/([.C5]*60+[.D5]+[.E5]/60);0)" table:style-name="ce4">
            <text:p>167.45</text:p>
          </table:table-cell>
          <table:table-cell office:value-type="float" office:value="36" table:formula="of:=SUM([Mads.G25:.G35])" table:style-name="ce2">
            <text:p>36</text:p>
          </table:table-cell>
          <table:table-cell table:style-name="ce2"/>
          <table:table-cell office:value-type="float" office:value="8" table:formula="of:=SUM([Mads.I25:.I35])+(SUM([Mads.J25:.J35])-MOD(SUM([Mads.J25:.J35]);60))/60+(SUM([Mads.K25:.K35])-MOD(SUM([Mads.K25:.K35]);3600))/3600" table:style-name="ce2">
            <text:p>8</text:p>
          </table:table-cell>
          <table:table-cell office:value-type="float" office:value="23" table:formula="of:=MOD(SUM([Mads.J25:.J35]);60)+(SUM([Mads.K25:.K35])-MOD(SUM([Mads.K25:.K35]);60))/60" table:style-name="ce2">
            <text:p>23</text:p>
          </table:table-cell>
          <table:table-cell office:value-type="float" office:value="6" table:formula="of:=MOD(SUM([Mads.K25:.K35]);60)" table:style-name="ce2">
            <text:p>6</text:p>
          </table:table-cell>
          <table:table-cell office:value-type="float" office:value="111193" table:formula="of:=SUM([Mads.L25:.L35])" table:style-name="ce2">
            <text:p>111193</text:p>
          </table:table-cell>
          <table:table-cell office:value-type="float" office:value="221.01570264360961" table:formula="of:=IFERROR([.M5]/([.J5]*60+[.K5]+[.L5]/60);0)" table:style-name="ce4">
            <text:p>221.02</text:p>
          </table:table-cell>
          <table:table-cell office:value-type="float" office:value="61" table:formula="of:=SUM([Mads.N25:.N35])" table:style-name="ce2">
            <text:p>61</text:p>
          </table:table-cell>
          <table:table-cell table:style-name="ce2"/>
          <table:table-cell office:value-type="float" office:value="9" table:formula="of:=SUM([Mads.P25:.P35])+(SUM([Mads.Q25:.Q35])-MOD(SUM([Mads.Q25:.Q35]);60))/60+(SUM([Mads.R25:.R35])-MOD(SUM([Mads.R25:.R35]);3600))/3600" table:style-name="ce2">
            <text:p>9</text:p>
          </table:table-cell>
          <table:table-cell office:value-type="float" office:value="15" table:formula="of:=MOD(SUM([Mads.Q25:.Q35]);60)+(SUM([Mads.R25:.R35])-MOD(SUM([Mads.R25:.R35]);60))/60" table:style-name="ce2">
            <text:p>15</text:p>
          </table:table-cell>
          <table:table-cell office:value-type="float" office:value="45" table:formula="of:=MOD(SUM([Mads.R25:.R35]);60)" table:style-name="ce2">
            <text:p>45</text:p>
          </table:table-cell>
          <table:table-cell office:value-type="float" office:value="138736" table:formula="of:=SUM([Mads.S25:.S35])" table:style-name="ce2">
            <text:p>138736</text:p>
          </table:table-cell>
          <table:table-cell office:value-type="float" office:value="249.63742690058479" table:formula="of:=IFERROR([.T5]/([.Q5]*60+[.R5]+[.S5]/60);0)" table:style-name="ce4">
            <text:p>249.64</text:p>
          </table:table-cell>
          <table:table-cell office:value-type="float" office:value="73" table:formula="of:=SUM([Mads.U25:.U35])" table:style-name="ce2">
            <text:p>73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Cactus</text:p>
          </table:table-cell>
          <table:table-cell office:value-type="float" office:value="3" table:formula="of:=SUM([Mads.B37:.B46])+(SUM([Mads.C37:.C46])-MOD(SUM([Mads.C37:.C46]);60))/60+(SUM([Mads.D37:.D46])-MOD(SUM([Mads.D37:.D46]);3600))/3600" table:style-name="ce2">
            <text:p>3</text:p>
          </table:table-cell>
          <table:table-cell office:value-type="float" office:value="35" table:formula="of:=MOD(SUM([Mads.C37:.C46]);60)+(SUM([Mads.D37:.D46])-MOD(SUM([Mads.D37:.D46]);60))/60" table:style-name="ce2">
            <text:p>35</text:p>
          </table:table-cell>
          <table:table-cell office:value-type="float" office:value="13" table:formula="of:=MOD(SUM([Mads.D37:.D46]);60)" table:style-name="ce2">
            <text:p>13</text:p>
          </table:table-cell>
          <table:table-cell office:value-type="float" office:value="36719" table:formula="of:=SUM([Mads.E37:.E46])" table:style-name="ce2">
            <text:p>36719</text:p>
          </table:table-cell>
          <table:table-cell office:value-type="float" office:value="170.61410981181754" table:formula="of:=IFERROR([.F6]/([.C6]*60+[.D6]+[.E6]/60);0)" table:style-name="ce4">
            <text:p>170.61</text:p>
          </table:table-cell>
          <table:table-cell office:value-type="float" office:value="24" table:formula="of:=SUM([Mads.G37:.G46])" table:style-name="ce2">
            <text:p>24</text:p>
          </table:table-cell>
          <table:table-cell table:style-name="ce2"/>
          <table:table-cell office:value-type="float" office:value="5" table:formula="of:=SUM([Mads.I37:.I46])+(SUM([Mads.J37:.J46])-MOD(SUM([Mads.J37:.J46]);60))/60+(SUM([Mads.K37:.K46])-MOD(SUM([Mads.K37:.K46]);3600))/3600" table:style-name="ce2">
            <text:p>5</text:p>
          </table:table-cell>
          <table:table-cell office:value-type="float" office:value="8" table:formula="of:=MOD(SUM([Mads.J37:.J46]);60)+(SUM([Mads.K37:.K46])-MOD(SUM([Mads.K37:.K46]);60))/60" table:style-name="ce2">
            <text:p>8</text:p>
          </table:table-cell>
          <table:table-cell office:value-type="float" office:value="14" table:formula="of:=MOD(SUM([Mads.K37:.K46]);60)" table:style-name="ce2">
            <text:p>14</text:p>
          </table:table-cell>
          <table:table-cell office:value-type="float" office:value="74095" table:formula="of:=SUM([Mads.L37:.L46])" table:style-name="ce2">
            <text:p>74095</text:p>
          </table:table-cell>
          <table:table-cell office:value-type="float" office:value="240.38607115821347" table:formula="of:=IFERROR([.M6]/([.J6]*60+[.K6]+[.L6]/60);0)" table:style-name="ce4">
            <text:p>240.39</text:p>
          </table:table-cell>
          <table:table-cell office:value-type="float" office:value="41" table:formula="of:=SUM([Mads.N37:.N46])" table:style-name="ce2">
            <text:p>41</text:p>
          </table:table-cell>
          <table:table-cell table:style-name="ce2"/>
          <table:table-cell office:value-type="float" office:value="7" table:formula="of:=SUM([Mads.P37:.P46])+(SUM([Mads.Q37:.Q46])-MOD(SUM([Mads.Q37:.Q46]);60))/60+(SUM([Mads.R37:.R46])-MOD(SUM([Mads.R37:.R46]);3600))/3600" table:style-name="ce2">
            <text:p>7</text:p>
          </table:table-cell>
          <table:table-cell office:value-type="float" office:value="58" table:formula="of:=MOD(SUM([Mads.Q37:.Q46]);60)+(SUM([Mads.R37:.R46])-MOD(SUM([Mads.R37:.R46]);60))/60" table:style-name="ce2">
            <text:p>58</text:p>
          </table:table-cell>
          <table:table-cell office:value-type="float" office:value="29" table:formula="of:=MOD(SUM([Mads.R37:.R46]);60)" table:style-name="ce2">
            <text:p>29</text:p>
          </table:table-cell>
          <table:table-cell office:value-type="float" office:value="161409" table:formula="of:=SUM([Mads.S37:.S46])" table:style-name="ce2">
            <text:p>161409</text:p>
          </table:table-cell>
          <table:table-cell office:value-type="float" office:value="337.33463373854886" table:formula="of:=IFERROR([.T6]/([.Q6]*60+[.R6]+[.S6]/60);0)" table:style-name="ce4">
            <text:p>337.33</text:p>
          </table:table-cell>
          <table:table-cell office:value-type="float" office:value="78" table:formula="of:=SUM([Mads.U37:.U46])" table:style-name="ce2">
            <text:p>78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Citron</text:p>
          </table:table-cell>
          <table:table-cell office:value-type="float" office:value="2" table:formula="of:=SUM([Mads.B48:.B53])+(SUM([Mads.C48:.C53])-MOD(SUM([Mads.C48:.C53]);60))/60+(SUM([Mads.D48:.D53])-MOD(SUM([Mads.D48:.D53]);3600))/3600" table:style-name="ce2">
            <text:p>2</text:p>
          </table:table-cell>
          <table:table-cell office:value-type="float" office:value="6" table:formula="of:=MOD(SUM([Mads.C48:.C53]);60)+(SUM([Mads.D48:.D53])-MOD(SUM([Mads.D48:.D53]);60))/60" table:style-name="ce2">
            <text:p>6</text:p>
          </table:table-cell>
          <table:table-cell office:value-type="float" office:value="7" table:formula="of:=MOD(SUM([Mads.D48:.D53]);60)" table:style-name="ce2">
            <text:p>7</text:p>
          </table:table-cell>
          <table:table-cell office:value-type="float" office:value="25898" table:formula="of:=SUM([Mads.E48:.E53])" table:style-name="ce2">
            <text:p>25898</text:p>
          </table:table-cell>
          <table:table-cell office:value-type="float" office:value="205.34954407294833" table:formula="of:=IFERROR([.F7]/([.C7]*60+[.D7]+[.E7]/60);0)" table:style-name="ce4">
            <text:p>205.35</text:p>
          </table:table-cell>
          <table:table-cell office:value-type="float" office:value="14" table:formula="of:=SUM([Mads.G48:.G53])" table:style-name="ce2">
            <text:p>14</text:p>
          </table:table-cell>
          <table:table-cell table:style-name="ce2"/>
          <table:table-cell office:value-type="float" office:value="3" table:formula="of:=SUM([Mads.I48:.I53])+(SUM([Mads.J48:.J53])-MOD(SUM([Mads.J48:.J53]);60))/60+(SUM([Mads.K48:.K53])-MOD(SUM([Mads.K48:.K53]);3600))/3600" table:style-name="ce2">
            <text:p>3</text:p>
          </table:table-cell>
          <table:table-cell office:value-type="float" office:value="1" table:formula="of:=MOD(SUM([Mads.J48:.J53]);60)+(SUM([Mads.K48:.K53])-MOD(SUM([Mads.K48:.K53]);60))/60" table:style-name="ce2">
            <text:p>1</text:p>
          </table:table-cell>
          <table:table-cell office:value-type="float" office:value="35" table:formula="of:=MOD(SUM([Mads.K48:.K53]);60)" table:style-name="ce2">
            <text:p>35</text:p>
          </table:table-cell>
          <table:table-cell office:value-type="float" office:value="46742" table:formula="of:=SUM([Mads.L48:.L53])" table:style-name="ce2">
            <text:p>46742</text:p>
          </table:table-cell>
          <table:table-cell office:value-type="float" office:value="257.41349242771912" table:formula="of:=IFERROR([.M7]/([.J7]*60+[.K7]+[.L7]/60);0)" table:style-name="ce4">
            <text:p>257.41</text:p>
          </table:table-cell>
          <table:table-cell office:value-type="float" office:value="22" table:formula="of:=SUM([Mads.N48:.N53])" table:style-name="ce2">
            <text:p>22</text:p>
          </table:table-cell>
          <table:table-cell table:style-name="ce2"/>
          <table:table-cell office:value-type="float" office:value="3" table:formula="of:=SUM([Mads.P48:.P53])+(SUM([Mads.Q48:.Q53])-MOD(SUM([Mads.Q48:.Q53]);60))/60+(SUM([Mads.R48:.R53])-MOD(SUM([Mads.R48:.R53]);3600))/3600" table:style-name="ce2">
            <text:p>3</text:p>
          </table:table-cell>
          <table:table-cell office:value-type="float" office:value="25" table:formula="of:=MOD(SUM([Mads.Q48:.Q53]);60)+(SUM([Mads.R48:.R53])-MOD(SUM([Mads.R48:.R53]);60))/60" table:style-name="ce2">
            <text:p>25</text:p>
          </table:table-cell>
          <table:table-cell office:value-type="float" office:value="57" table:formula="of:=MOD(SUM([Mads.R48:.R53]);60)" table:style-name="ce2">
            <text:p>57</text:p>
          </table:table-cell>
          <table:table-cell office:value-type="float" office:value="55592" table:formula="of:=SUM([Mads.S48:.S53])" table:style-name="ce2">
            <text:p>55592</text:p>
          </table:table-cell>
          <table:table-cell office:value-type="float" office:value="269.92959456178687" table:formula="of:=IFERROR([.T7]/([.Q7]*60+[.R7]+[.S7]/60);0)" table:style-name="ce4">
            <text:p>269.93</text:p>
          </table:table-cell>
          <table:table-cell office:value-type="float" office:value="27" table:formula="of:=SUM([Mads.U48:.U53])" table:style-name="ce2">
            <text:p>27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Rose</text:p>
          </table:table-cell>
          <table:table-cell office:value-type="float" office:value="1" table:formula="of:=SUM([Mads.B55:.B60])+(SUM([Mads.C55:.C60])-MOD(SUM([Mads.C55:.C60]);60))/60+(SUM([Mads.D55:.D60])-MOD(SUM([Mads.D55:.D60]);3600))/3600" table:style-name="ce2">
            <text:p>1</text:p>
          </table:table-cell>
          <table:table-cell office:value-type="float" office:value="47" table:formula="of:=MOD(SUM([Mads.C55:.C60]);60)+(SUM([Mads.D55:.D60])-MOD(SUM([Mads.D55:.D60]);60))/60" table:style-name="ce2">
            <text:p>47</text:p>
          </table:table-cell>
          <table:table-cell office:value-type="float" office:value="45" table:formula="of:=MOD(SUM([Mads.D55:.D60]);60)" table:style-name="ce2">
            <text:p>45</text:p>
          </table:table-cell>
          <table:table-cell office:value-type="float" office:value="13075" table:formula="of:=SUM([Mads.E55:.E60])" table:style-name="ce2">
            <text:p>13075</text:p>
          </table:table-cell>
          <table:table-cell office:value-type="float" office:value="121.34570765661253" table:formula="of:=IFERROR([.F8]/([.C8]*60+[.D8]+[.E8]/60);0)" table:style-name="ce4">
            <text:p>121.35</text:p>
          </table:table-cell>
          <table:table-cell office:value-type="float" office:value="11" table:formula="of:=SUM([Mads.G55:.G60])" table:style-name="ce2">
            <text:p>11</text:p>
          </table:table-cell>
          <table:table-cell table:style-name="ce2"/>
          <table:table-cell office:value-type="float" office:value="2" table:formula="of:=SUM([Mads.I55:.I60])+(SUM([Mads.J55:.J60])-MOD(SUM([Mads.J55:.J60]);60))/60+(SUM([Mads.K55:.K60])-MOD(SUM([Mads.K55:.K60]);3600))/3600" table:style-name="ce2">
            <text:p>2</text:p>
          </table:table-cell>
          <table:table-cell office:value-type="float" office:value="26" table:formula="of:=MOD(SUM([Mads.J55:.J60]);60)+(SUM([Mads.K55:.K60])-MOD(SUM([Mads.K55:.K60]);60))/60" table:style-name="ce2">
            <text:p>26</text:p>
          </table:table-cell>
          <table:table-cell office:value-type="float" office:value="25" table:formula="of:=MOD(SUM([Mads.K55:.K60]);60)" table:style-name="ce2">
            <text:p>25</text:p>
          </table:table-cell>
          <table:table-cell office:value-type="float" office:value="25809" table:formula="of:=SUM([Mads.L55:.L60])" table:style-name="ce2">
            <text:p>25809</text:p>
          </table:table-cell>
          <table:table-cell office:value-type="float" office:value="176.27091633466136" table:formula="of:=IFERROR([.M8]/([.J8]*60+[.K8]+[.L8]/60);0)" table:style-name="ce4">
            <text:p>176.27</text:p>
          </table:table-cell>
          <table:table-cell office:value-type="float" office:value="16" table:formula="of:=SUM([Mads.N55:.N60])" table:style-name="ce2">
            <text:p>16</text:p>
          </table:table-cell>
          <table:table-cell table:style-name="ce2"/>
          <table:table-cell office:value-type="float" office:value="3" table:formula="of:=SUM([Mads.P55:.P60])+(SUM([Mads.Q55:.Q60])-MOD(SUM([Mads.Q55:.Q60]);60))/60+(SUM([Mads.R55:.R60])-MOD(SUM([Mads.R55:.R60]);3600))/3600" table:style-name="ce2">
            <text:p>3</text:p>
          </table:table-cell>
          <table:table-cell office:value-type="float" office:value="15" table:formula="of:=MOD(SUM([Mads.Q55:.Q60]);60)+(SUM([Mads.R55:.R60])-MOD(SUM([Mads.R55:.R60]);60))/60" table:style-name="ce2">
            <text:p>15</text:p>
          </table:table-cell>
          <table:table-cell office:value-type="float" office:value="42" table:formula="of:=MOD(SUM([Mads.R55:.R60]);60)" table:style-name="ce2">
            <text:p>42</text:p>
          </table:table-cell>
          <table:table-cell office:value-type="float" office:value="42793" table:formula="of:=SUM([Mads.S55:.S60])" table:style-name="ce2">
            <text:p>42793</text:p>
          </table:table-cell>
          <table:table-cell office:value-type="float" office:value="218.66632600919777" table:formula="of:=IFERROR([.T8]/([.Q8]*60+[.R8]+[.S8]/60);0)" table:style-name="ce4">
            <text:p>218.67</text:p>
          </table:table-cell>
          <table:table-cell office:value-type="float" office:value="24" table:formula="of:=SUM([Mads.U55:.U60])" table:style-name="ce2">
            <text:p>24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Kernel Corn</text:p>
          </table:table-cell>
          <table:table-cell office:value-type="float" office:value="5" table:formula="of:=SUM([Mads.B62:.B67])+(SUM([Mads.C62:.C67])-MOD(SUM([Mads.C62:.C67]);60))/60+(SUM([Mads.D62:.D67])-MOD(SUM([Mads.D62:.D67]);3600))/3600" table:style-name="ce2">
            <text:p>5</text:p>
          </table:table-cell>
          <table:table-cell office:value-type="float" office:value="34" table:formula="of:=MOD(SUM([Mads.C62:.C67]);60)+(SUM([Mads.D62:.D67])-MOD(SUM([Mads.D62:.D67]);60))/60" table:style-name="ce2">
            <text:p>34</text:p>
          </table:table-cell>
          <table:table-cell office:value-type="float" office:value="28" table:formula="of:=MOD(SUM([Mads.D62:.D67]);60)" table:style-name="ce2">
            <text:p>28</text:p>
          </table:table-cell>
          <table:table-cell office:value-type="float" office:value="69199" table:formula="of:=SUM([Mads.E62:.E67])" table:style-name="ce2">
            <text:p>69199</text:p>
          </table:table-cell>
          <table:table-cell office:value-type="float" office:value="206.89356188957547" table:formula="of:=IFERROR([.F9]/([.C9]*60+[.D9]+[.E9]/60);0)" table:style-name="ce4">
            <text:p>206.89</text:p>
          </table:table-cell>
          <table:table-cell office:value-type="float" office:value="32" table:formula="of:=SUM([Mads.G62:.G67])" table:style-name="ce2">
            <text:p>32</text:p>
          </table:table-cell>
          <table:table-cell table:style-name="ce2"/>
          <table:table-cell office:value-type="float" office:value="6" table:formula="of:=SUM([Mads.I62:.I67])+(SUM([Mads.J62:.J67])-MOD(SUM([Mads.J62:.J67]);60))/60+(SUM([Mads.K62:.K67])-MOD(SUM([Mads.K62:.K67]);3600))/3600" table:style-name="ce2">
            <text:p>6</text:p>
          </table:table-cell>
          <table:table-cell office:value-type="float" office:value="42" table:formula="of:=MOD(SUM([Mads.J62:.J67]);60)+(SUM([Mads.K62:.K67])-MOD(SUM([Mads.K62:.K67]);60))/60" table:style-name="ce2">
            <text:p>42</text:p>
          </table:table-cell>
          <table:table-cell office:value-type="float" office:value="18" table:formula="of:=MOD(SUM([Mads.K62:.K67]);60)" table:style-name="ce2">
            <text:p>18</text:p>
          </table:table-cell>
          <table:table-cell office:value-type="float" office:value="101628" table:formula="of:=SUM([Mads.L62:.L67])" table:style-name="ce2">
            <text:p>101628</text:p>
          </table:table-cell>
          <table:table-cell office:value-type="float" office:value="252.61744966442953" table:formula="of:=IFERROR([.M9]/([.J9]*60+[.K9]+[.L9]/60);0)" table:style-name="ce4">
            <text:p>252.62</text:p>
          </table:table-cell>
          <table:table-cell office:value-type="float" office:value="46" table:formula="of:=SUM([Mads.N62:.N67])" table:style-name="ce2">
            <text:p>46</text:p>
          </table:table-cell>
          <table:table-cell table:style-name="ce2"/>
          <table:table-cell office:value-type="float" office:value="6" table:formula="of:=SUM([Mads.P62:.P67])+(SUM([Mads.Q62:.Q67])-MOD(SUM([Mads.Q62:.Q67]);60))/60+(SUM([Mads.R62:.R67])-MOD(SUM([Mads.R62:.R67]);3600))/3600" table:style-name="ce2">
            <text:p>6</text:p>
          </table:table-cell>
          <table:table-cell office:value-type="float" office:value="42" table:formula="of:=MOD(SUM([Mads.Q62:.Q67]);60)+(SUM([Mads.R62:.R67])-MOD(SUM([Mads.R62:.R67]);60))/60" table:style-name="ce2">
            <text:p>42</text:p>
          </table:table-cell>
          <table:table-cell office:value-type="float" office:value="18" table:formula="of:=MOD(SUM([Mads.R62:.R67]);60)" table:style-name="ce2">
            <text:p>18</text:p>
          </table:table-cell>
          <table:table-cell office:value-type="float" office:value="101628" table:formula="of:=SUM([Mads.S62:.S67])" table:style-name="ce2">
            <text:p>101628</text:p>
          </table:table-cell>
          <table:table-cell office:value-type="float" office:value="252.61744966442953" table:formula="of:=IFERROR([.T9]/([.Q9]*60+[.R9]+[.S9]/60);0)" table:style-name="ce4">
            <text:p>252.62</text:p>
          </table:table-cell>
          <table:table-cell office:value-type="float" office:value="46" table:formula="of:=SUM([Mads.U62:.U67])" table:style-name="ce2">
            <text:p>46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Torchwood</text:p>
          </table:table-cell>
          <table:table-cell office:value-type="float" office:value="0" table:formula="of:=SUM([Mads.B69:.B69])+(SUM([Mads.C69:.C69])-MOD(SUM([Mads.C69:.C69]);60))/60+(SUM([Mads.D69:.D69])-MOD(SUM([Mads.D69:.D69]);3600))/3600" table:style-name="ce2">
            <text:p>0</text:p>
          </table:table-cell>
          <table:table-cell office:value-type="float" office:value="0" table:formula="of:=MOD(SUM([Mads.C69:.C69]);60)+(SUM([Mads.D69:.D69])-MOD(SUM([Mads.D69:.D69]);60))/60" table:style-name="ce2">
            <text:p>0</text:p>
          </table:table-cell>
          <table:table-cell office:value-type="float" office:value="0" table:formula="of:=MOD(SUM([Mads.D69:.D69]);60)" table:style-name="ce2">
            <text:p>0</text:p>
          </table:table-cell>
          <table:table-cell office:value-type="float" office:value="0" table:formula="of:=SUM([Mads.E69:.E69])" table:style-name="ce2">
            <text:p>0</text:p>
          </table:table-cell>
          <table:table-cell office:value-type="float" office:value="0" table:formula="of:=IFERROR([.F10]/([.C10]*60+[.D10]+[.E10]/60);0)" table:style-name="ce4">
            <text:p>0.00</text:p>
          </table:table-cell>
          <table:table-cell office:value-type="float" office:value="0" table:formula="of:=SUM([Mads.G69:.G69])" table:style-name="ce2">
            <text:p>0</text:p>
          </table:table-cell>
          <table:table-cell table:style-name="ce2"/>
          <table:table-cell office:value-type="float" office:value="0" table:formula="of:=SUM([Mads.I69:.I69])+(SUM([Mads.J69:.J69])-MOD(SUM([Mads.J69:.J69]);60))/60+(SUM([Mads.K69:.K69])-MOD(SUM([Mads.K69:.K69]);3600))/3600" table:style-name="ce2">
            <text:p>0</text:p>
          </table:table-cell>
          <table:table-cell office:value-type="float" office:value="0" table:formula="of:=MOD(SUM([Mads.J69:.J69]);60)+(SUM([Mads.K69:.K69])-MOD(SUM([Mads.K69:.K69]);60))/60" table:style-name="ce2">
            <text:p>0</text:p>
          </table:table-cell>
          <table:table-cell office:value-type="float" office:value="0" table:formula="of:=MOD(SUM([Mads.K69:.K69]);60)" table:style-name="ce2">
            <text:p>0</text:p>
          </table:table-cell>
          <table:table-cell office:value-type="float" office:value="0" table:formula="of:=SUM([Mads.L69:.L69])" table:style-name="ce2">
            <text:p>0</text:p>
          </table:table-cell>
          <table:table-cell office:value-type="float" office:value="0" table:formula="of:=IFERROR([.M10]/([.J10]*60+[.K10]+[.L10]/60);0)" table:style-name="ce4">
            <text:p>0.00</text:p>
          </table:table-cell>
          <table:table-cell office:value-type="float" office:value="0" table:formula="of:=SUM([Mads.N69:.N69])" table:style-name="ce2">
            <text:p>0</text:p>
          </table:table-cell>
          <table:table-cell table:style-name="ce2"/>
          <table:table-cell office:value-type="float" office:value="0" table:formula="of:=SUM([Mads.P69:.P69])+(SUM([Mads.Q69:.Q69])-MOD(SUM([Mads.Q69:.Q69]);60))/60+(SUM([Mads.R69:.R69])-MOD(SUM([Mads.R69:.R69]);3600))/3600" table:style-name="ce2">
            <text:p>0</text:p>
          </table:table-cell>
          <table:table-cell office:value-type="float" office:value="0" table:formula="of:=MOD(SUM([Mads.Q69:.Q69]);60)+(SUM([Mads.R69:.R69])-MOD(SUM([Mads.R69:.R69]);60))/60" table:style-name="ce2">
            <text:p>0</text:p>
          </table:table-cell>
          <table:table-cell office:value-type="float" office:value="0" table:formula="of:=MOD(SUM([Mads.R69:.R69]);60)" table:style-name="ce2">
            <text:p>0</text:p>
          </table:table-cell>
          <table:table-cell office:value-type="float" office:value="0" table:formula="of:=SUM([Mads.S69:.S69])" table:style-name="ce2">
            <text:p>0</text:p>
          </table:table-cell>
          <table:table-cell office:value-type="float" office:value="0" table:formula="of:=IFERROR([.T10]/([.Q10]*60+[.R10]+[.S10]/60);0)" table:style-name="ce4">
            <text:p>0.00</text:p>
          </table:table-cell>
          <table:table-cell office:value-type="float" office:value="0" table:formula="of:=SUM([Mads.U69:.U69])" table:style-name="ce2">
            <text:p>0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Foot Soldier</text:p>
          </table:table-cell>
          <table:table-cell office:value-type="float" office:value="3" table:formula="of:=SUM([Mads.B71:.B80])+(SUM([Mads.C71:.C80])-MOD(SUM([Mads.C71:.C80]);60))/60+(SUM([Mads.D71:.D80])-MOD(SUM([Mads.D71:.D80]);3600))/3600" table:style-name="ce2">
            <text:p>3</text:p>
          </table:table-cell>
          <table:table-cell office:value-type="float" office:value="21" table:formula="of:=MOD(SUM([Mads.C71:.C80]);60)+(SUM([Mads.D71:.D80])-MOD(SUM([Mads.D71:.D80]);60))/60" table:style-name="ce2">
            <text:p>21</text:p>
          </table:table-cell>
          <table:table-cell office:value-type="float" office:value="53" table:formula="of:=MOD(SUM([Mads.D71:.D80]);60)" table:style-name="ce2">
            <text:p>53</text:p>
          </table:table-cell>
          <table:table-cell office:value-type="float" office:value="51101" table:formula="of:=SUM([Mads.E71:.E80])" table:style-name="ce2">
            <text:p>51101</text:p>
          </table:table-cell>
          <table:table-cell office:value-type="float" office:value="253.12143977544787" table:formula="of:=IFERROR([.F11]/([.C11]*60+[.D11]+[.E11]/60);0)" table:style-name="ce4">
            <text:p>253.12</text:p>
          </table:table-cell>
          <table:table-cell office:value-type="float" office:value="28" table:formula="of:=SUM([Mads.G71:.G80])" table:style-name="ce2">
            <text:p>28</text:p>
          </table:table-cell>
          <table:table-cell table:style-name="ce2"/>
          <table:table-cell office:value-type="float" office:value="6" table:formula="of:=SUM([Mads.I71:.I80])+(SUM([Mads.J71:.J80])-MOD(SUM([Mads.J71:.J80]);60))/60+(SUM([Mads.K71:.K80])-MOD(SUM([Mads.K71:.K80]);3600))/3600" table:style-name="ce2">
            <text:p>6</text:p>
          </table:table-cell>
          <table:table-cell office:value-type="float" office:value="7" table:formula="of:=MOD(SUM([Mads.J71:.J80]);60)+(SUM([Mads.K71:.K80])-MOD(SUM([Mads.K71:.K80]);60))/60" table:style-name="ce2">
            <text:p>7</text:p>
          </table:table-cell>
          <table:table-cell office:value-type="float" office:value="39" table:formula="of:=MOD(SUM([Mads.K71:.K80]);60)" table:style-name="ce2">
            <text:p>39</text:p>
          </table:table-cell>
          <table:table-cell office:value-type="float" office:value="118050" table:formula="of:=SUM([Mads.L71:.L80])" table:style-name="ce2">
            <text:p>118050</text:p>
          </table:table-cell>
          <table:table-cell office:value-type="float" office:value="321.09343125254998" table:formula="of:=IFERROR([.M11]/([.J11]*60+[.K11]+[.L11]/60);0)" table:style-name="ce4">
            <text:p>321.09</text:p>
          </table:table-cell>
          <table:table-cell office:value-type="float" office:value="58" table:formula="of:=SUM([Mads.N71:.N80])" table:style-name="ce2">
            <text:p>58</text:p>
          </table:table-cell>
          <table:table-cell table:style-name="ce2"/>
          <table:table-cell office:value-type="float" office:value="7" table:formula="of:=SUM([Mads.P71:.P80])+(SUM([Mads.Q71:.Q80])-MOD(SUM([Mads.Q71:.Q80]);60))/60+(SUM([Mads.R71:.R80])-MOD(SUM([Mads.R71:.R80]);3600))/3600" table:style-name="ce2">
            <text:p>7</text:p>
          </table:table-cell>
          <table:table-cell office:value-type="float" office:value="16" table:formula="of:=MOD(SUM([Mads.Q71:.Q80]);60)+(SUM([Mads.R71:.R80])-MOD(SUM([Mads.R71:.R80]);60))/60" table:style-name="ce2">
            <text:p>16</text:p>
          </table:table-cell>
          <table:table-cell office:value-type="float" office:value="33" table:formula="of:=MOD(SUM([Mads.R71:.R80]);60)" table:style-name="ce2">
            <text:p>33</text:p>
          </table:table-cell>
          <table:table-cell office:value-type="float" office:value="149186" table:formula="of:=SUM([Mads.S71:.S80])" table:style-name="ce2">
            <text:p>149186</text:p>
          </table:table-cell>
          <table:table-cell office:value-type="float" office:value="341.73863245905392" table:formula="of:=IFERROR([.T11]/([.Q11]*60+[.R11]+[.S11]/60);0)" table:style-name="ce4">
            <text:p>341.74</text:p>
          </table:table-cell>
          <table:table-cell office:value-type="float" office:value="72" table:formula="of:=SUM([Mads.U71:.U80])" table:style-name="ce2">
            <text:p>72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Engineer</text:p>
          </table:table-cell>
          <table:table-cell office:value-type="float" office:value="9" table:formula="of:=SUM([Mads.B82:.B91])+(SUM([Mads.C82:.C91])-MOD(SUM([Mads.C82:.C91]);60))/60+(SUM([Mads.D82:.D91])-MOD(SUM([Mads.D82:.D91]);3600))/3600" table:style-name="ce2">
            <text:p>9</text:p>
          </table:table-cell>
          <table:table-cell office:value-type="float" office:value="42" table:formula="of:=MOD(SUM([Mads.C82:.C91]);60)+(SUM([Mads.D82:.D91])-MOD(SUM([Mads.D82:.D91]);60))/60" table:style-name="ce2">
            <text:p>42</text:p>
          </table:table-cell>
          <table:table-cell office:value-type="float" office:value="13" table:formula="of:=MOD(SUM([Mads.D82:.D91]);60)" table:style-name="ce2">
            <text:p>13</text:p>
          </table:table-cell>
          <table:table-cell office:value-type="float" office:value="164882" table:formula="of:=SUM([Mads.E82:.E91])" table:style-name="ce2">
            <text:p>164882</text:p>
          </table:table-cell>
          <table:table-cell office:value-type="float" office:value="283.19697707039188" table:formula="of:=IFERROR([.F12]/([.C12]*60+[.D12]+[.E12]/60);0)" table:style-name="ce4">
            <text:p>283.20</text:p>
          </table:table-cell>
          <table:table-cell office:value-type="float" office:value="77" table:formula="of:=SUM([Mads.G82:.G91])" table:style-name="ce2">
            <text:p>77</text:p>
          </table:table-cell>
          <table:table-cell table:style-name="ce2"/>
          <table:table-cell office:value-type="float" office:value="10" table:formula="of:=SUM([Mads.I82:.I91])+(SUM([Mads.J82:.J91])-MOD(SUM([Mads.J82:.J91]);60))/60+(SUM([Mads.K82:.K91])-MOD(SUM([Mads.K82:.K91]);3600))/3600" table:style-name="ce2">
            <text:p>10</text:p>
          </table:table-cell>
          <table:table-cell office:value-type="float" office:value="35" table:formula="of:=MOD(SUM([Mads.J82:.J91]);60)+(SUM([Mads.K82:.K91])-MOD(SUM([Mads.K82:.K91]);60))/60" table:style-name="ce2">
            <text:p>35</text:p>
          </table:table-cell>
          <table:table-cell office:value-type="float" office:value="6" table:formula="of:=MOD(SUM([Mads.K82:.K91]);60)" table:style-name="ce2">
            <text:p>6</text:p>
          </table:table-cell>
          <table:table-cell office:value-type="float" office:value="192231" table:formula="of:=SUM([Mads.L82:.L91])" table:style-name="ce2">
            <text:p>192231</text:p>
          </table:table-cell>
          <table:table-cell office:value-type="float" office:value="302.67831837505901" table:formula="of:=IFERROR([.M12]/([.J12]*60+[.K12]+[.L12]/60);0)" table:style-name="ce4">
            <text:p>302.68</text:p>
          </table:table-cell>
          <table:table-cell office:value-type="float" office:value="89" table:formula="of:=SUM([Mads.N82:.N91])" table:style-name="ce2">
            <text:p>89</text:p>
          </table:table-cell>
          <table:table-cell table:style-name="ce2"/>
          <table:table-cell office:value-type="float" office:value="11" table:formula="of:=SUM([Mads.P82:.P91])+(SUM([Mads.Q82:.Q91])-MOD(SUM([Mads.Q82:.Q91]);60))/60+(SUM([Mads.R82:.R91])-MOD(SUM([Mads.R82:.R91]);3600))/3600" table:style-name="ce2">
            <text:p>11</text:p>
          </table:table-cell>
          <table:table-cell office:value-type="float" office:value="37" table:formula="of:=MOD(SUM([Mads.Q82:.Q91]);60)+(SUM([Mads.R82:.R91])-MOD(SUM([Mads.R82:.R91]);60))/60" table:style-name="ce2">
            <text:p>37</text:p>
          </table:table-cell>
          <table:table-cell office:value-type="float" office:value="16" table:formula="of:=MOD(SUM([Mads.R82:.R91]);60)" table:style-name="ce2">
            <text:p>16</text:p>
          </table:table-cell>
          <table:table-cell office:value-type="float" office:value="225724" table:formula="of:=SUM([Mads.S82:.S91])" table:style-name="ce2">
            <text:p>225724</text:p>
          </table:table-cell>
          <table:table-cell office:value-type="float" office:value="323.72693374127545" table:formula="of:=IFERROR([.T12]/([.Q12]*60+[.R12]+[.S12]/60);0)" table:style-name="ce4">
            <text:p>323.73</text:p>
          </table:table-cell>
          <table:table-cell office:value-type="float" office:value="103" table:formula="of:=SUM([Mads.U82:.U91])" table:style-name="ce2">
            <text:p>103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Scientist</text:p>
          </table:table-cell>
          <table:table-cell office:value-type="float" office:value="2" table:formula="of:=SUM([Mads.B93:.B102])+(SUM([Mads.C93:.C102])-MOD(SUM([Mads.C93:.C102]);60))/60+(SUM([Mads.D93:.D102])-MOD(SUM([Mads.D93:.D102]);3600))/3600" table:style-name="ce2">
            <text:p>2</text:p>
          </table:table-cell>
          <table:table-cell office:value-type="float" office:value="15" table:formula="of:=MOD(SUM([Mads.C93:.C102]);60)+(SUM([Mads.D93:.D102])-MOD(SUM([Mads.D93:.D102]);60))/60" table:style-name="ce2">
            <text:p>15</text:p>
          </table:table-cell>
          <table:table-cell office:value-type="float" office:value="46" table:formula="of:=MOD(SUM([Mads.D93:.D102]);60)" table:style-name="ce2">
            <text:p>46</text:p>
          </table:table-cell>
          <table:table-cell office:value-type="float" office:value="38068" table:formula="of:=SUM([Mads.E93:.E102])" table:style-name="ce2">
            <text:p>38068</text:p>
          </table:table-cell>
          <table:table-cell office:value-type="float" office:value="280.39283083722069" table:formula="of:=IFERROR([.F13]/([.C13]*60+[.D13]+[.E13]/60);0)" table:style-name="ce4">
            <text:p>280.39</text:p>
          </table:table-cell>
          <table:table-cell office:value-type="float" office:value="23" table:formula="of:=SUM([Mads.G93:.G102])" table:style-name="ce2">
            <text:p>23</text:p>
          </table:table-cell>
          <table:table-cell table:style-name="ce2"/>
          <table:table-cell office:value-type="float" office:value="3" table:formula="of:=SUM([Mads.I93:.I102])+(SUM([Mads.J93:.J102])-MOD(SUM([Mads.J93:.J102]);60))/60+(SUM([Mads.K93:.K102])-MOD(SUM([Mads.K93:.K102]);3600))/3600" table:style-name="ce2">
            <text:p>3</text:p>
          </table:table-cell>
          <table:table-cell office:value-type="float" office:value="55" table:formula="of:=MOD(SUM([Mads.J93:.J102]);60)+(SUM([Mads.K93:.K102])-MOD(SUM([Mads.K93:.K102]);60))/60" table:style-name="ce2">
            <text:p>55</text:p>
          </table:table-cell>
          <table:table-cell office:value-type="float" office:value="18" table:formula="of:=MOD(SUM([Mads.K93:.K102]);60)" table:style-name="ce2">
            <text:p>18</text:p>
          </table:table-cell>
          <table:table-cell office:value-type="float" office:value="76139" table:formula="of:=SUM([Mads.L93:.L102])" table:style-name="ce2">
            <text:p>76139</text:p>
          </table:table-cell>
          <table:table-cell office:value-type="float" office:value="323.58266043348914" table:formula="of:=IFERROR([.M13]/([.J13]*60+[.K13]+[.L13]/60);0)" table:style-name="ce4">
            <text:p>323.58</text:p>
          </table:table-cell>
          <table:table-cell office:value-type="float" office:value="39" table:formula="of:=SUM([Mads.N93:.N102])" table:style-name="ce2">
            <text:p>39</text:p>
          </table:table-cell>
          <table:table-cell table:style-name="ce2"/>
          <table:table-cell office:value-type="float" office:value="4" table:formula="of:=SUM([Mads.P93:.P102])+(SUM([Mads.Q93:.Q102])-MOD(SUM([Mads.Q93:.Q102]);60))/60+(SUM([Mads.R93:.R102])-MOD(SUM([Mads.R93:.R102]);3600))/3600" table:style-name="ce2">
            <text:p>4</text:p>
          </table:table-cell>
          <table:table-cell office:value-type="float" office:value="23" table:formula="of:=MOD(SUM([Mads.Q93:.Q102]);60)+(SUM([Mads.R93:.R102])-MOD(SUM([Mads.R93:.R102]);60))/60" table:style-name="ce2">
            <text:p>23</text:p>
          </table:table-cell>
          <table:table-cell office:value-type="float" office:value="47" table:formula="of:=MOD(SUM([Mads.R93:.R102]);60)" table:style-name="ce2">
            <text:p>47</text:p>
          </table:table-cell>
          <table:table-cell office:value-type="float" office:value="84824" table:formula="of:=SUM([Mads.S93:.S102])" table:style-name="ce2">
            <text:p>84824</text:p>
          </table:table-cell>
          <table:table-cell office:value-type="float" office:value="321.56694256650024" table:formula="of:=IFERROR([.T13]/([.Q13]*60+[.R13]+[.S13]/60);0)" table:style-name="ce4">
            <text:p>321.57</text:p>
          </table:table-cell>
          <table:table-cell office:value-type="float" office:value="45" table:formula="of:=SUM([Mads.U93:.U102])" table:style-name="ce2">
            <text:p>45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All-Star</text:p>
          </table:table-cell>
          <table:table-cell office:value-type="float" office:value="8" table:formula="of:=SUM([Mads.B104:.B113])+(SUM([Mads.C104:.C113])-MOD(SUM([Mads.C104:.C113]);60))/60+(SUM([Mads.D104:.D113])-MOD(SUM([Mads.D104:.D113]);3600))/3600" table:style-name="ce2">
            <text:p>8</text:p>
          </table:table-cell>
          <table:table-cell office:value-type="float" office:value="2" table:formula="of:=MOD(SUM([Mads.C104:.C113]);60)+(SUM([Mads.D104:.D113])-MOD(SUM([Mads.D104:.D113]);60))/60" table:style-name="ce2">
            <text:p>2</text:p>
          </table:table-cell>
          <table:table-cell office:value-type="float" office:value="17" table:formula="of:=MOD(SUM([Mads.D104:.D113]);60)" table:style-name="ce2">
            <text:p>17</text:p>
          </table:table-cell>
          <table:table-cell office:value-type="float" office:value="135529" table:formula="of:=SUM([Mads.E104:.E113])" table:style-name="ce2">
            <text:p>135529</text:p>
          </table:table-cell>
          <table:table-cell office:value-type="float" office:value="281.015309119812" table:formula="of:=IFERROR([.F14]/([.C14]*60+[.D14]+[.E14]/60);0)" table:style-name="ce4">
            <text:p>281.02</text:p>
          </table:table-cell>
          <table:table-cell office:value-type="float" office:value="63" table:formula="of:=SUM([Mads.G104:.G113])" table:style-name="ce2">
            <text:p>63</text:p>
          </table:table-cell>
          <table:table-cell table:style-name="ce2"/>
          <table:table-cell office:value-type="float" office:value="8" table:formula="of:=SUM([Mads.I104:.I113])+(SUM([Mads.J104:.J113])-MOD(SUM([Mads.J104:.J113]);60))/60+(SUM([Mads.K104:.K113])-MOD(SUM([Mads.K104:.K113]);3600))/3600" table:style-name="ce2">
            <text:p>8</text:p>
          </table:table-cell>
          <table:table-cell office:value-type="float" office:value="45" table:formula="of:=MOD(SUM([Mads.J104:.J113]);60)+(SUM([Mads.K104:.K113])-MOD(SUM([Mads.K104:.K113]);60))/60" table:style-name="ce2">
            <text:p>45</text:p>
          </table:table-cell>
          <table:table-cell office:value-type="float" office:value="43" table:formula="of:=MOD(SUM([Mads.K104:.K113]);60)" table:style-name="ce2">
            <text:p>43</text:p>
          </table:table-cell>
          <table:table-cell office:value-type="float" office:value="144724" table:formula="of:=SUM([Mads.L104:.L113])" table:style-name="ce2">
            <text:p>144724</text:p>
          </table:table-cell>
          <table:table-cell office:value-type="float" office:value="275.28897061154612" table:formula="of:=IFERROR([.M14]/([.J14]*60+[.K14]+[.L14]/60);0)" table:style-name="ce4">
            <text:p>275.29</text:p>
          </table:table-cell>
          <table:table-cell office:value-type="float" office:value="68" table:formula="of:=SUM([Mads.N104:.N113])" table:style-name="ce2">
            <text:p>68</text:p>
          </table:table-cell>
          <table:table-cell table:style-name="ce2"/>
          <table:table-cell office:value-type="float" office:value="8" table:formula="of:=SUM([Mads.P104:.P113])+(SUM([Mads.Q104:.Q113])-MOD(SUM([Mads.Q104:.Q113]);60))/60+(SUM([Mads.R104:.R113])-MOD(SUM([Mads.R104:.R113]);3600))/3600" table:style-name="ce2">
            <text:p>8</text:p>
          </table:table-cell>
          <table:table-cell office:value-type="float" office:value="45" table:formula="of:=MOD(SUM([Mads.Q104:.Q113]);60)+(SUM([Mads.R104:.R113])-MOD(SUM([Mads.R104:.R113]);60))/60" table:style-name="ce2">
            <text:p>45</text:p>
          </table:table-cell>
          <table:table-cell office:value-type="float" office:value="43" table:formula="of:=MOD(SUM([Mads.R104:.R113]);60)" table:style-name="ce2">
            <text:p>43</text:p>
          </table:table-cell>
          <table:table-cell office:value-type="float" office:value="144724" table:formula="of:=SUM([Mads.S104:.S113])" table:style-name="ce2">
            <text:p>144724</text:p>
          </table:table-cell>
          <table:table-cell office:value-type="float" office:value="275.28897061154612" table:formula="of:=IFERROR([.T14]/([.Q14]*60+[.R14]+[.S14]/60);0)" table:style-name="ce4">
            <text:p>275.29</text:p>
          </table:table-cell>
          <table:table-cell office:value-type="float" office:value="68" table:formula="of:=SUM([Mads.U104:.U113])" table:style-name="ce2">
            <text:p>68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Imp</text:p>
          </table:table-cell>
          <table:table-cell office:value-type="float" office:value="2" table:formula="of:=SUM([Mads.B115:.B121])+(SUM([Mads.C115:.C121])-MOD(SUM([Mads.C115:.C121]);60))/60+(SUM([Mads.D115:.D121])-MOD(SUM([Mads.D115:.D121]);3600))/3600" table:style-name="ce2">
            <text:p>2</text:p>
          </table:table-cell>
          <table:table-cell office:value-type="float" office:value="56" table:formula="of:=MOD(SUM([Mads.C115:.C121]);60)+(SUM([Mads.D115:.D121])-MOD(SUM([Mads.D115:.D121]);60))/60" table:style-name="ce2">
            <text:p>56</text:p>
          </table:table-cell>
          <table:table-cell office:value-type="float" office:value="46" table:formula="of:=MOD(SUM([Mads.D115:.D121]);60)" table:style-name="ce2">
            <text:p>46</text:p>
          </table:table-cell>
          <table:table-cell office:value-type="float" office:value="19117" table:formula="of:=SUM([Mads.E115:.E121])" table:style-name="ce2">
            <text:p>19117</text:p>
          </table:table-cell>
          <table:table-cell office:value-type="float" office:value="108.14821798981707" table:formula="of:=IFERROR([.F15]/([.C15]*60+[.D15]+[.E15]/60);0)" table:style-name="ce4">
            <text:p>108.15</text:p>
          </table:table-cell>
          <table:table-cell office:value-type="float" office:value="9" table:formula="of:=SUM([Mads.G115:.G121])" table:style-name="ce2">
            <text:p>9</text:p>
          </table:table-cell>
          <table:table-cell table:style-name="ce2"/>
          <table:table-cell office:value-type="float" office:value="3" table:formula="of:=SUM([Mads.I115:.I121])+(SUM([Mads.J115:.J121])-MOD(SUM([Mads.J115:.J121]);60))/60+(SUM([Mads.K115:.K121])-MOD(SUM([Mads.K115:.K121]);3600))/3600" table:style-name="ce2">
            <text:p>3</text:p>
          </table:table-cell>
          <table:table-cell office:value-type="float" office:value="24" table:formula="of:=MOD(SUM([Mads.J115:.J121]);60)+(SUM([Mads.K115:.K121])-MOD(SUM([Mads.K115:.K121]);60))/60" table:style-name="ce2">
            <text:p>24</text:p>
          </table:table-cell>
          <table:table-cell office:value-type="float" office:value="17" table:formula="of:=MOD(SUM([Mads.K115:.K121]);60)" table:style-name="ce2">
            <text:p>17</text:p>
          </table:table-cell>
          <table:table-cell office:value-type="float" office:value="23288" table:formula="of:=SUM([Mads.L115:.L121])" table:style-name="ce2">
            <text:p>23288</text:p>
          </table:table-cell>
          <table:table-cell office:value-type="float" office:value="113.99853145141552" table:formula="of:=IFERROR([.M15]/([.J15]*60+[.K15]+[.L15]/60);0)" table:style-name="ce4">
            <text:p>114.00</text:p>
          </table:table-cell>
          <table:table-cell office:value-type="float" office:value="12" table:formula="of:=SUM([Mads.N115:.N121])" table:style-name="ce2">
            <text:p>12</text:p>
          </table:table-cell>
          <table:table-cell table:style-name="ce2"/>
          <table:table-cell office:value-type="float" office:value="4" table:formula="of:=SUM([Mads.P115:.P121])+(SUM([Mads.Q115:.Q121])-MOD(SUM([Mads.Q115:.Q121]);60))/60+(SUM([Mads.R115:.R121])-MOD(SUM([Mads.R115:.R121]);3600))/3600" table:style-name="ce2">
            <text:p>4</text:p>
          </table:table-cell>
          <table:table-cell office:value-type="float" office:value="22" table:formula="of:=MOD(SUM([Mads.Q115:.Q121]);60)+(SUM([Mads.R115:.R121])-MOD(SUM([Mads.R115:.R121]);60))/60" table:style-name="ce2">
            <text:p>22</text:p>
          </table:table-cell>
          <table:table-cell office:value-type="float" office:value="58" table:formula="of:=MOD(SUM([Mads.R115:.R121]);60)" table:style-name="ce2">
            <text:p>58</text:p>
          </table:table-cell>
          <table:table-cell office:value-type="float" office:value="46576" table:formula="of:=SUM([Mads.S115:.S121])" table:style-name="ce2">
            <text:p>46576</text:p>
          </table:table-cell>
          <table:table-cell office:value-type="float" office:value="177.11750538724809" table:formula="of:=IFERROR([.T15]/([.Q15]*60+[.R15]+[.S15]/60);0)" table:style-name="ce4">
            <text:p>177.12</text:p>
          </table:table-cell>
          <table:table-cell office:value-type="float" office:value="22" table:formula="of:=SUM([Mads.U115:.U121])" table:style-name="ce2">
            <text:p>22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Captain Deadbeard</text:p>
          </table:table-cell>
          <table:table-cell office:value-type="float" office:value="1" table:formula="of:=SUM([Mads.B123:.B128])+(SUM([Mads.C123:.C128])-MOD(SUM([Mads.C123:.C128]);60))/60+(SUM([Mads.D123:.D128])-MOD(SUM([Mads.D123:.D128]);3600))/3600" table:style-name="ce2">
            <text:p>1</text:p>
          </table:table-cell>
          <table:table-cell office:value-type="float" office:value="11" table:formula="of:=MOD(SUM([Mads.C123:.C128]);60)+(SUM([Mads.D123:.D128])-MOD(SUM([Mads.D123:.D128]);60))/60" table:style-name="ce2">
            <text:p>11</text:p>
          </table:table-cell>
          <table:table-cell office:value-type="float" office:value="22" table:formula="of:=MOD(SUM([Mads.D123:.D128]);60)" table:style-name="ce2">
            <text:p>22</text:p>
          </table:table-cell>
          <table:table-cell office:value-type="float" office:value="12022" table:formula="of:=SUM([Mads.E123:.E128])" table:style-name="ce2">
            <text:p>12022</text:p>
          </table:table-cell>
          <table:table-cell office:value-type="float" office:value="168.45399346099956" table:formula="of:=IFERROR([.F16]/([.C16]*60+[.D16]+[.E16]/60);0)" table:style-name="ce4">
            <text:p>168.45</text:p>
          </table:table-cell>
          <table:table-cell office:value-type="float" office:value="12" table:formula="of:=SUM([Mads.G123:.G128])" table:style-name="ce2">
            <text:p>12</text:p>
          </table:table-cell>
          <table:table-cell table:style-name="ce2"/>
          <table:table-cell office:value-type="float" office:value="1" table:formula="of:=SUM([Mads.I123:.I128])+(SUM([Mads.J123:.J128])-MOD(SUM([Mads.J123:.J128]);60))/60+(SUM([Mads.K123:.K128])-MOD(SUM([Mads.K123:.K128]);3600))/3600" table:style-name="ce2">
            <text:p>1</text:p>
          </table:table-cell>
          <table:table-cell office:value-type="float" office:value="25" table:formula="of:=MOD(SUM([Mads.J123:.J128]);60)+(SUM([Mads.K123:.K128])-MOD(SUM([Mads.K123:.K128]);60))/60" table:style-name="ce2">
            <text:p>25</text:p>
          </table:table-cell>
          <table:table-cell office:value-type="float" office:value="34" table:formula="of:=MOD(SUM([Mads.K123:.K128]);60)" table:style-name="ce2">
            <text:p>34</text:p>
          </table:table-cell>
          <table:table-cell office:value-type="float" office:value="17832" table:formula="of:=SUM([Mads.L123:.L128])" table:style-name="ce2">
            <text:p>17832</text:p>
          </table:table-cell>
          <table:table-cell office:value-type="float" office:value="208.39890923256721" table:formula="of:=IFERROR([.M16]/([.J16]*60+[.K16]+[.L16]/60);0)" table:style-name="ce4">
            <text:p>208.40</text:p>
          </table:table-cell>
          <table:table-cell office:value-type="float" office:value="14" table:formula="of:=SUM([Mads.N123:.N128])" table:style-name="ce2">
            <text:p>14</text:p>
          </table:table-cell>
          <table:table-cell table:style-name="ce2"/>
          <table:table-cell office:value-type="float" office:value="2" table:formula="of:=SUM([Mads.P123:.P128])+(SUM([Mads.Q123:.Q128])-MOD(SUM([Mads.Q123:.Q128]);60))/60+(SUM([Mads.R123:.R128])-MOD(SUM([Mads.R123:.R128]);3600))/3600" table:style-name="ce2">
            <text:p>2</text:p>
          </table:table-cell>
          <table:table-cell office:value-type="float" office:value="21" table:formula="of:=MOD(SUM([Mads.Q123:.Q128]);60)+(SUM([Mads.R123:.R128])-MOD(SUM([Mads.R123:.R128]);60))/60" table:style-name="ce2">
            <text:p>21</text:p>
          </table:table-cell>
          <table:table-cell office:value-type="float" office:value="13" table:formula="of:=MOD(SUM([Mads.R123:.R128]);60)" table:style-name="ce2">
            <text:p>13</text:p>
          </table:table-cell>
          <table:table-cell office:value-type="float" office:value="34538" table:formula="of:=SUM([Mads.S123:.S128])" table:style-name="ce2">
            <text:p>34538</text:p>
          </table:table-cell>
          <table:table-cell office:value-type="float" office:value="244.57453086274046" table:formula="of:=IFERROR([.T16]/([.Q16]*60+[.R16]+[.S16]/60);0)" table:style-name="ce4">
            <text:p>244.57</text:p>
          </table:table-cell>
          <table:table-cell office:value-type="float" office:value="22" table:formula="of:=SUM([Mads.U123:.U128])" table:style-name="ce2">
            <text:p>22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Super Brainz</text:p>
          </table:table-cell>
          <table:table-cell office:value-type="float" office:value="0" table:formula="of:=SUM([Mads.B130:.B135])+(SUM([Mads.C130:.C135])-MOD(SUM([Mads.C130:.C135]);60))/60+(SUM([Mads.D130:.D135])-MOD(SUM([Mads.D130:.D135]);3600))/3600" table:style-name="ce2">
            <text:p>0</text:p>
          </table:table-cell>
          <table:table-cell office:value-type="float" office:value="46" table:formula="of:=MOD(SUM([Mads.C130:.C135]);60)+(SUM([Mads.D130:.D135])-MOD(SUM([Mads.D130:.D135]);60))/60" table:style-name="ce2">
            <text:p>46</text:p>
          </table:table-cell>
          <table:table-cell office:value-type="float" office:value="55" table:formula="of:=MOD(SUM([Mads.D130:.D135]);60)" table:style-name="ce2">
            <text:p>55</text:p>
          </table:table-cell>
          <table:table-cell office:value-type="float" office:value="5437" table:formula="of:=SUM([Mads.E130:.E135])" table:style-name="ce2">
            <text:p>5437</text:p>
          </table:table-cell>
          <table:table-cell office:value-type="float" office:value="115.88632326820604" table:formula="of:=IFERROR([.F17]/([.C17]*60+[.D17]+[.E17]/60);0)" table:style-name="ce4">
            <text:p>115.89</text:p>
          </table:table-cell>
          <table:table-cell office:value-type="float" office:value="6" table:formula="of:=SUM([Mads.G130:.G135])" table:style-name="ce2">
            <text:p>6</text:p>
          </table:table-cell>
          <table:table-cell table:style-name="ce2"/>
          <table:table-cell office:value-type="float" office:value="0" table:formula="of:=SUM([Mads.I130:.I135])+(SUM([Mads.J130:.J135])-MOD(SUM([Mads.J130:.J135]);60))/60+(SUM([Mads.K130:.K135])-MOD(SUM([Mads.K130:.K135]);3600))/3600" table:style-name="ce2">
            <text:p>0</text:p>
          </table:table-cell>
          <table:table-cell office:value-type="float" office:value="46" table:formula="of:=MOD(SUM([Mads.J130:.J135]);60)+(SUM([Mads.K130:.K135])-MOD(SUM([Mads.K130:.K135]);60))/60" table:style-name="ce2">
            <text:p>46</text:p>
          </table:table-cell>
          <table:table-cell office:value-type="float" office:value="55" table:formula="of:=MOD(SUM([Mads.K130:.K135]);60)" table:style-name="ce2">
            <text:p>55</text:p>
          </table:table-cell>
          <table:table-cell office:value-type="float" office:value="5437" table:formula="of:=SUM([Mads.L130:.L135])" table:style-name="ce2">
            <text:p>5437</text:p>
          </table:table-cell>
          <table:table-cell office:value-type="float" office:value="115.88632326820604" table:formula="of:=IFERROR([.M17]/([.J17]*60+[.K17]+[.L17]/60);0)" table:style-name="ce4">
            <text:p>115.89</text:p>
          </table:table-cell>
          <table:table-cell office:value-type="float" office:value="6" table:formula="of:=SUM([Mads.N130:.N135])" table:style-name="ce2">
            <text:p>6</text:p>
          </table:table-cell>
          <table:table-cell table:style-name="ce2"/>
          <table:table-cell office:value-type="float" office:value="1" table:formula="of:=SUM([Mads.P130:.P135])+(SUM([Mads.Q130:.Q135])-MOD(SUM([Mads.Q130:.Q135]);60))/60+(SUM([Mads.R130:.R135])-MOD(SUM([Mads.R130:.R135]);3600))/3600" table:style-name="ce2">
            <text:p>1</text:p>
          </table:table-cell>
          <table:table-cell office:value-type="float" office:value="27" table:formula="of:=MOD(SUM([Mads.Q130:.Q135]);60)+(SUM([Mads.R130:.R135])-MOD(SUM([Mads.R130:.R135]);60))/60" table:style-name="ce2">
            <text:p>27</text:p>
          </table:table-cell>
          <table:table-cell office:value-type="float" office:value="13" table:formula="of:=MOD(SUM([Mads.R130:.R135]);60)" table:style-name="ce2">
            <text:p>13</text:p>
          </table:table-cell>
          <table:table-cell office:value-type="float" office:value="24134" table:formula="of:=SUM([Mads.S130:.S135])" table:style-name="ce2">
            <text:p>24134</text:p>
          </table:table-cell>
          <table:table-cell office:value-type="float" office:value="276.71316644372251" table:formula="of:=IFERROR([.T17]/([.Q17]*60+[.R17]+[.S17]/60);0)" table:style-name="ce4">
            <text:p>276.71</text:p>
          </table:table-cell>
          <table:table-cell office:value-type="float" office:value="13" table:formula="of:=SUM([Mads.U130:.U135])" table:style-name="ce2">
            <text:p>13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Hover Goat-3000</text:p>
          </table:table-cell>
          <table:table-cell office:value-type="float" office:value="0" table:formula="of:=SUM([Mads.B137:.B137])+(SUM([Mads.C137:.C137])-MOD(SUM([Mads.C137:.C137]);60))/60+(SUM([Mads.D137:.D137])-MOD(SUM([Mads.D137:.D137]);3600))/3600" table:style-name="ce2">
            <text:p>0</text:p>
          </table:table-cell>
          <table:table-cell office:value-type="float" office:value="0" table:formula="of:=MOD(SUM([Mads.C137:.C137]);60)+(SUM([Mads.D137:.D137])-MOD(SUM([Mads.D137:.D137]);60))/60" table:style-name="ce2">
            <text:p>0</text:p>
          </table:table-cell>
          <table:table-cell office:value-type="float" office:value="0" table:formula="of:=MOD(SUM([Mads.D137:.D137]);60)" table:style-name="ce2">
            <text:p>0</text:p>
          </table:table-cell>
          <table:table-cell office:value-type="float" office:value="0" table:formula="of:=SUM([Mads.E137:.E137])" table:style-name="ce2">
            <text:p>0</text:p>
          </table:table-cell>
          <table:table-cell office:value-type="float" office:value="0" table:formula="of:=IFERROR([.F18]/([.C18]*60+[.D18]+[.E18]/60);0)" table:style-name="ce4">
            <text:p>0.00</text:p>
          </table:table-cell>
          <table:table-cell office:value-type="float" office:value="0" table:formula="of:=SUM([Mads.G137:.G137])" table:style-name="ce2">
            <text:p>0</text:p>
          </table:table-cell>
          <table:table-cell table:style-name="ce2"/>
          <table:table-cell office:value-type="float" office:value="0" table:formula="of:=SUM([Mads.I137:.I137])+(SUM([Mads.J137:.J137])-MOD(SUM([Mads.J137:.J137]);60))/60+(SUM([Mads.K137:.K137])-MOD(SUM([Mads.K137:.K137]);3600))/3600" table:style-name="ce2">
            <text:p>0</text:p>
          </table:table-cell>
          <table:table-cell office:value-type="float" office:value="0" table:formula="of:=MOD(SUM([Mads.J137:.J137]);60)+(SUM([Mads.K137:.K137])-MOD(SUM([Mads.K137:.K137]);60))/60" table:style-name="ce2">
            <text:p>0</text:p>
          </table:table-cell>
          <table:table-cell office:value-type="float" office:value="0" table:formula="of:=MOD(SUM([Mads.K137:.K137]);60)" table:style-name="ce2">
            <text:p>0</text:p>
          </table:table-cell>
          <table:table-cell office:value-type="float" office:value="0" table:formula="of:=SUM([Mads.L137:.L137])" table:style-name="ce2">
            <text:p>0</text:p>
          </table:table-cell>
          <table:table-cell office:value-type="float" office:value="0" table:formula="of:=IFERROR([.M18]/([.J18]*60+[.K18]+[.L18]/60);0)" table:style-name="ce4">
            <text:p>0.00</text:p>
          </table:table-cell>
          <table:table-cell office:value-type="float" office:value="0" table:formula="of:=SUM([Mads.N137:.N137])" table:style-name="ce2">
            <text:p>0</text:p>
          </table:table-cell>
          <table:table-cell table:style-name="ce2"/>
          <table:table-cell office:value-type="float" office:value="0" table:formula="of:=SUM([Mads.P137:.P137])+(SUM([Mads.Q137:.Q137])-MOD(SUM([Mads.Q137:.Q137]);60))/60+(SUM([Mads.R137:.R137])-MOD(SUM([Mads.R137:.R137]);3600))/3600" table:style-name="ce2">
            <text:p>0</text:p>
          </table:table-cell>
          <table:table-cell office:value-type="float" office:value="0" table:formula="of:=MOD(SUM([Mads.Q137:.Q137]);60)+(SUM([Mads.R137:.R137])-MOD(SUM([Mads.R137:.R137]);60))/60" table:style-name="ce2">
            <text:p>0</text:p>
          </table:table-cell>
          <table:table-cell office:value-type="float" office:value="0" table:formula="of:=MOD(SUM([Mads.R137:.R137]);60)" table:style-name="ce2">
            <text:p>0</text:p>
          </table:table-cell>
          <table:table-cell office:value-type="float" office:value="0" table:formula="of:=SUM([Mads.S137:.S137])" table:style-name="ce2">
            <text:p>0</text:p>
          </table:table-cell>
          <table:table-cell office:value-type="float" office:value="0" table:formula="of:=IFERROR([.T18]/([.Q18]*60+[.R18]+[.S18]/60);0)" table:style-name="ce4">
            <text:p>0.00</text:p>
          </table:table-cell>
          <table:table-cell office:value-type="float" office:value="0" table:formula="of:=SUM([Mads.U137:.U137])" table:style-name="ce2">
            <text:p>0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Plant</text:p>
          </table:table-cell>
          <table:table-cell office:value-type="float" office:value="36" table:formula="of:=SUM([.C3:.C10])+(SUM([.D3:.D10])-MOD(SUM([.D3:.D10]);60))/60+(SUM([.E3:.E10])-MOD(SUM([.E3:.E10]);3600))/3600" table:style-name="ce2">
            <text:p>36</text:p>
          </table:table-cell>
          <table:table-cell office:value-type="float" office:value="11" table:formula="of:=MOD(SUM([.D3:.D10]);60)+(SUM([.E3:.E10])-[.E19])/60" table:style-name="ce2">
            <text:p>11</text:p>
          </table:table-cell>
          <table:table-cell office:value-type="float" office:value="22" table:formula="of:=MOD(SUM([.E3:.E10]);60)" table:style-name="ce2">
            <text:p>22</text:p>
          </table:table-cell>
          <table:table-cell office:value-type="float" office:value="562424" table:formula="of:=SUM([.F3:.F10])" table:style-name="ce2">
            <text:p>562424</text:p>
          </table:table-cell>
          <table:table-cell office:value-type="float" office:value="259.01843692912297" table:formula="of:=IFERROR([.F19]/([.C19]*60+[.D19]+[.E19]/60);0)" table:style-name="ce4">
            <text:p>259.02</text:p>
          </table:table-cell>
          <table:table-cell office:value-type="float" office:value="280" table:formula="of:=SUM([.H3:.H10])" table:style-name="ce2">
            <text:p>280</text:p>
          </table:table-cell>
          <table:table-cell table:style-name="ce2"/>
          <table:table-cell office:value-type="float" office:value="44" table:formula="of:=SUM([.J3:.J10])+(SUM([.K3:.K10])-MOD(SUM([.K3:.K10]);60))/60+(SUM([.L3:.L10])-MOD(SUM([.L3:.L10]);3600))/3600" table:style-name="ce2">
            <text:p>44</text:p>
          </table:table-cell>
          <table:table-cell office:value-type="float" office:value="15" table:formula="of:=MOD(SUM([.K3:.K10]);60)+(SUM([.L3:.L10])-[.L19])/60" table:style-name="ce2">
            <text:p>15</text:p>
          </table:table-cell>
          <table:table-cell office:value-type="float" office:value="47" table:formula="of:=MOD(SUM([.L3:.L10]);60)" table:style-name="ce2">
            <text:p>47</text:p>
          </table:table-cell>
          <table:table-cell office:value-type="float" office:value="748013" table:formula="of:=SUM([.M3:.M10])" table:style-name="ce2">
            <text:p>748013</text:p>
          </table:table-cell>
          <table:table-cell office:value-type="float" office:value="281.65437692582856" table:formula="of:=IFERROR([.M19]/([.J19]*60+[.K19]+[.L19]/60);0)" table:style-name="ce4">
            <text:p>281.65</text:p>
          </table:table-cell>
          <table:table-cell office:value-type="float" office:value="362" table:formula="of:=SUM([.O3:.O10])" table:style-name="ce2">
            <text:p>362</text:p>
          </table:table-cell>
          <table:table-cell table:style-name="ce2"/>
          <table:table-cell office:value-type="float" office:value="49" table:formula="of:=SUM([.Q3:.Q10])+(SUM([.R3:.R10])-MOD(SUM([.R3:.R10]);60))/60+(SUM([.S3:.S10])-MOD(SUM([.S3:.S10]);3600))/3600" table:style-name="ce2">
            <text:p>49</text:p>
          </table:table-cell>
          <table:table-cell office:value-type="float" office:value="12" table:formula="of:=MOD(SUM([.R3:.R10]);60)+(SUM([.S3:.S10])-[.S19])/60" table:style-name="ce2">
            <text:p>12</text:p>
          </table:table-cell>
          <table:table-cell office:value-type="float" office:value="20" table:formula="of:=MOD(SUM([.S3:.S10]);60)" table:style-name="ce2">
            <text:p>20</text:p>
          </table:table-cell>
          <table:table-cell office:value-type="float" office:value="888704" table:formula="of:=SUM([.T3:.T10])" table:style-name="ce2">
            <text:p>888704</text:p>
          </table:table-cell>
          <table:table-cell office:value-type="float" office:value="301.01750028226257" table:formula="of:=IFERROR([.T19]/([.Q19]*60+[.R19]+[.S19]/60);0)" table:style-name="ce4">
            <text:p>301.02</text:p>
          </table:table-cell>
          <table:table-cell office:value-type="float" office:value="424" table:formula="of:=SUM([.V3:.V10])" table:style-name="ce2">
            <text:p>424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Zombie</text:p>
          </table:table-cell>
          <table:table-cell office:value-type="float" office:value="28" table:formula="of:=SUM([.C11:.C18])+(SUM([.D11:.D18])-MOD(SUM([.D11:.D18]);60))/60+(SUM([.E11:.E18])-MOD(SUM([.E11:.E18]);3600))/3600" table:style-name="ce2">
            <text:p>28</text:p>
          </table:table-cell>
          <table:table-cell office:value-type="float" office:value="17" table:formula="of:=MOD(SUM([.D11:.D18]);60)+(SUM([.E11:.E18])-[.E20])/60" table:style-name="ce2">
            <text:p>17</text:p>
          </table:table-cell>
          <table:table-cell office:value-type="float" office:value="12" table:formula="of:=MOD(SUM([.E11:.E18]);60)" table:style-name="ce2">
            <text:p>12</text:p>
          </table:table-cell>
          <table:table-cell office:value-type="float" office:value="426156" table:formula="of:=SUM([.F11:.F18])" table:style-name="ce2">
            <text:p>426156</text:p>
          </table:table-cell>
          <table:table-cell office:value-type="float" office:value="251.09356587320292" table:formula="of:=IFERROR([.F20]/([.C20]*60+[.D20]+[.E20]/60);0)" table:style-name="ce4">
            <text:p>251.09</text:p>
          </table:table-cell>
          <table:table-cell office:value-type="float" office:value="218" table:formula="of:=SUM([.H11:.H18])" table:style-name="ce2">
            <text:p>218</text:p>
          </table:table-cell>
          <table:table-cell table:style-name="ce2"/>
          <table:table-cell office:value-type="float" office:value="34" table:formula="of:=SUM([.J11:.J18])+(SUM([.K11:.K18])-MOD(SUM([.K11:.K18]);60))/60+(SUM([.L11:.L18])-MOD(SUM([.L11:.L18]);3600))/3600" table:style-name="ce2">
            <text:p>34</text:p>
          </table:table-cell>
          <table:table-cell office:value-type="float" office:value="60" table:formula="of:=MOD(SUM([.K11:.K18]);60)+(SUM([.L11:.L18])-[.L20])/60" table:style-name="ce2">
            <text:p>60</text:p>
          </table:table-cell>
          <table:table-cell office:value-type="float" office:value="32" table:formula="of:=MOD(SUM([.L11:.L18]);60)" table:style-name="ce2">
            <text:p>32</text:p>
          </table:table-cell>
          <table:table-cell office:value-type="float" office:value="577701" table:formula="of:=SUM([.M11:.M18])" table:style-name="ce2">
            <text:p>577701</text:p>
          </table:table-cell>
          <table:table-cell office:value-type="float" office:value="275.02586644661676" table:formula="of:=IFERROR([.M20]/([.J20]*60+[.K20]+[.L20]/60);0)" table:style-name="ce4">
            <text:p>275.03</text:p>
          </table:table-cell>
          <table:table-cell office:value-type="float" office:value="286" table:formula="of:=SUM([.O11:.O18])" table:style-name="ce2">
            <text:p>286</text:p>
          </table:table-cell>
          <table:table-cell table:style-name="ce2"/>
          <table:table-cell office:value-type="float" office:value="40" table:formula="of:=SUM([.Q11:.Q18])+(SUM([.R11:.R18])-MOD(SUM([.R11:.R18]);60))/60+(SUM([.S11:.S18])-MOD(SUM([.S11:.S18]);3600))/3600" table:style-name="ce2">
            <text:p>40</text:p>
          </table:table-cell>
          <table:table-cell office:value-type="float" office:value="14" table:formula="of:=MOD(SUM([.R11:.R18]);60)+(SUM([.S11:.S18])-[.S20])/60" table:style-name="ce2">
            <text:p>14</text:p>
          </table:table-cell>
          <table:table-cell office:value-type="float" office:value="43" table:formula="of:=MOD(SUM([.S11:.S18]);60)" table:style-name="ce2">
            <text:p>43</text:p>
          </table:table-cell>
          <table:table-cell office:value-type="float" office:value="709706" table:formula="of:=SUM([.T11:.T18])" table:style-name="ce2">
            <text:p>709706</text:p>
          </table:table-cell>
          <table:table-cell office:value-type="float" office:value="293.90860211342948" table:formula="of:=IFERROR([.T20]/([.Q20]*60+[.R20]+[.S20]/60);0)" table:style-name="ce4">
            <text:p>293.91</text:p>
          </table:table-cell>
          <table:table-cell office:value-type="float" office:value="345" table:formula="of:=SUM([.V11:.V18])" table:style-name="ce2">
            <text:p>345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Total</text:p>
          </table:table-cell>
          <table:table-cell office:value-type="float" office:value="64" table:formula="of:=SUM([.C3:.C18])+(SUM([.D3:.D18])-MOD(SUM([.D3:.D18]);60))/60+(SUM([.E3:.E18])-MOD(SUM([.E3:.E18]);3600))/3600" table:style-name="ce2">
            <text:p>64</text:p>
          </table:table-cell>
          <table:table-cell office:value-type="float" office:value="28" table:formula="of:=MOD(SUM([.D3:.D18]);60)+(SUM([.E3:.E18])-[.E21])/60" table:style-name="ce2">
            <text:p>28</text:p>
          </table:table-cell>
          <table:table-cell office:value-type="float" office:value="34" table:formula="of:=MOD(SUM([.E3:.E18]);60)" table:style-name="ce2">
            <text:p>34</text:p>
          </table:table-cell>
          <table:table-cell office:value-type="float" office:value="988580" table:formula="of:=[.F19]+[.F20]" table:style-name="ce2">
            <text:p>988580</text:p>
          </table:table-cell>
          <table:table-cell office:value-type="float" office:value="255.54167348802744" table:formula="of:=IFERROR([.F21]/([.C21]*60+[.D21]+[.E21]/60);0)" table:style-name="ce4">
            <text:p>255.54</text:p>
          </table:table-cell>
          <table:table-cell office:value-type="float" office:value="498" table:formula="of:=[.H19]+[.H20]" table:style-name="ce2">
            <text:p>498</text:p>
          </table:table-cell>
          <table:table-cell table:style-name="ce2"/>
          <table:table-cell office:value-type="float" office:value="79" table:formula="of:=SUM([.J3:.J18])+(SUM([.K3:.K18])-MOD(SUM([.K3:.K18]);60))/60+(SUM([.L3:.L18])-MOD(SUM([.L3:.L18]);3600))/3600" table:style-name="ce2">
            <text:p>79</text:p>
          </table:table-cell>
          <table:table-cell office:value-type="float" office:value="16" table:formula="of:=MOD(SUM([.K3:.K18]);60)+(SUM([.L3:.L18])-[.L21])/60" table:style-name="ce2">
            <text:p>16</text:p>
          </table:table-cell>
          <table:table-cell office:value-type="float" office:value="19" table:formula="of:=MOD(SUM([.L3:.L18]);60)" table:style-name="ce2">
            <text:p>19</text:p>
          </table:table-cell>
          <table:table-cell office:value-type="float" office:value="1325714" table:formula="of:=[.M19]+[.M20]" table:style-name="ce2">
            <text:p>1325714</text:p>
          </table:table-cell>
          <table:table-cell office:value-type="float" office:value="278.72702616520485" table:formula="of:=IFERROR([.M21]/([.J21]*60+[.K21]+[.L21]/60);0)" table:style-name="ce4">
            <text:p>278.73</text:p>
          </table:table-cell>
          <table:table-cell office:value-type="float" office:value="648" table:formula="of:=[.O19]+[.O20]" table:style-name="ce2">
            <text:p>648</text:p>
          </table:table-cell>
          <table:table-cell table:style-name="ce2"/>
          <table:table-cell office:value-type="float" office:value="89" table:formula="of:=SUM([.Q3:.Q18])+(SUM([.R3:.R18])-MOD(SUM([.R3:.R18]);60))/60+(SUM([.S3:.S18])-MOD(SUM([.S3:.S18]);3600))/3600" table:style-name="ce2">
            <text:p>89</text:p>
          </table:table-cell>
          <table:table-cell office:value-type="float" office:value="27" table:formula="of:=MOD(SUM([.R3:.R18]);60)+(SUM([.S3:.S18])-[.S21])/60" table:style-name="ce2">
            <text:p>27</text:p>
          </table:table-cell>
          <table:table-cell office:value-type="float" office:value="3" table:formula="of:=MOD(SUM([.S3:.S18]);60)" table:style-name="ce2">
            <text:p>3</text:p>
          </table:table-cell>
          <table:table-cell office:value-type="float" office:value="1598410" table:formula="of:=[.T19]+[.T20]" table:style-name="ce2">
            <text:p>1598410</text:p>
          </table:table-cell>
          <table:table-cell office:value-type="float" office:value="297.81909987795899" table:formula="of:=IFERROR([.T21]/([.Q21]*60+[.R21]+[.S21]/60);0)" table:style-name="ce4">
            <text:p>297.82</text:p>
          </table:table-cell>
          <table:table-cell office:value-type="float" office:value="769" table:formula="of:=[.V19]+[.V20]" table:style-name="ce2">
            <text:p>769</text:p>
          </table:table-cell>
          <table:table-cell table:number-columns-repeated="16362"/>
        </table:table-row>
        <table:table-row table:style-name="ro1"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63" table:style-name="ce2"/>
        </table:table-row>
        <table:table-row table:style-name="ro1">
          <table:table-cell office:value-type="string" table:number-columns-spanned="1" table:number-rows-spanned="19" table:style-name="ce6">
            <text:p>Thomas</text:p>
          </table:table-cell>
          <table:table-cell office:value-type="string" table:style-name="ce2">
            <text:p>Peashooter</text:p>
          </table:table-cell>
          <table:table-cell office:value-type="float" office:value="16" table:formula="of:=SUM([Thomas.B3:.B12])+(SUM([Thomas.C3:.C12])-MOD(SUM([Thomas.C3:.C12]);60))/60+(SUM([Thomas.D3:.D12])-MOD(SUM([Thomas.D3:.D12]);3600))/3600" table:style-name="ce2">
            <text:p>16</text:p>
          </table:table-cell>
          <table:table-cell office:value-type="float" office:value="16" table:formula="of:=MOD(SUM([Thomas.C3:.C12]);60)+(SUM([Thomas.D3:.D12])-MOD(SUM([Thomas.D3:.D12]);60))/60" table:style-name="ce2">
            <text:p>16</text:p>
          </table:table-cell>
          <table:table-cell office:value-type="float" office:value="31" table:formula="of:=MOD(SUM([Thomas.D3:.D12]);60)" table:style-name="ce2">
            <text:p>31</text:p>
          </table:table-cell>
          <table:table-cell office:value-type="float" office:value="210416" table:formula="of:=SUM([Thomas.E3:.E12])" table:style-name="ce2">
            <text:p>210416</text:p>
          </table:table-cell>
          <table:table-cell office:value-type="float" office:value="215.47609701148642" table:formula="of:=IFERROR([.F23]/([.C23]*60+[.D23]+[.E23]/60);0)" table:style-name="ce4">
            <text:p>215.48</text:p>
          </table:table-cell>
          <table:table-cell office:value-type="float" office:value="102" table:formula="of:=SUM([Thomas.G3:.G12])" table:style-name="ce2">
            <text:p>102</text:p>
          </table:table-cell>
          <table:table-cell table:style-name="ce2"/>
          <table:table-cell office:value-type="float" office:value="18" table:formula="of:=SUM([Thomas.I3:.I12])+(SUM([Thomas.J3:.J12])-MOD(SUM([Thomas.J3:.J12]);60))/60+(SUM([Thomas.K3:.K12])-MOD(SUM([Thomas.K3:.K12]);3600))/3600" table:style-name="ce2">
            <text:p>18</text:p>
          </table:table-cell>
          <table:table-cell office:value-type="float" office:value="30" table:formula="of:=MOD(SUM([Thomas.J3:.J12]);60)+(SUM([Thomas.K3:.K12])-MOD(SUM([Thomas.K3:.K12]);60))/60" table:style-name="ce2">
            <text:p>30</text:p>
          </table:table-cell>
          <table:table-cell office:value-type="float" office:value="2" table:formula="of:=MOD(SUM([Thomas.K3:.K12]);60)" table:style-name="ce2">
            <text:p>2</text:p>
          </table:table-cell>
          <table:table-cell office:value-type="float" office:value="252968" table:formula="of:=SUM([Thomas.L3:.L12])" table:style-name="ce2">
            <text:p>252968</text:p>
          </table:table-cell>
          <table:table-cell office:value-type="float" office:value="227.89225548782321" table:formula="of:=IFERROR([.M23]/([.J23]*60+[.K23]+[.L23]/60);0)" table:style-name="ce4">
            <text:p>227.89</text:p>
          </table:table-cell>
          <table:table-cell office:value-type="float" office:value="122" table:formula="of:=SUM([Thomas.N3:.N12])" table:style-name="ce2">
            <text:p>122</text:p>
          </table:table-cell>
          <table:table-cell table:style-name="ce2"/>
          <table:table-cell office:value-type="float" office:value="20" table:formula="of:=SUM([Thomas.P3:.P12])+(SUM([Thomas.Q3:.Q12])-MOD(SUM([Thomas.Q3:.Q12]);60))/60+(SUM([Thomas.R3:.R12])-MOD(SUM([Thomas.R3:.R12]);3600))/3600" table:style-name="ce2">
            <text:p>20</text:p>
          </table:table-cell>
          <table:table-cell office:value-type="float" office:value="16" table:formula="of:=MOD(SUM([Thomas.Q3:.Q12]);60)+(SUM([Thomas.R3:.R12])-MOD(SUM([Thomas.R3:.R12]);60))/60" table:style-name="ce2">
            <text:p>16</text:p>
          </table:table-cell>
          <table:table-cell office:value-type="float" office:value="46" table:formula="of:=MOD(SUM([Thomas.R3:.R12]);60)" table:style-name="ce2">
            <text:p>46</text:p>
          </table:table-cell>
          <table:table-cell office:value-type="float" office:value="285443" table:formula="of:=SUM([Thomas.S3:.S12])" table:style-name="ce2">
            <text:p>285443</text:p>
          </table:table-cell>
          <table:table-cell office:value-type="float" office:value="234.59140344629208" table:formula="of:=IFERROR([.T23]/([.Q23]*60+[.R23]+[.S23]/60);0)" table:style-name="ce4">
            <text:p>234.59</text:p>
          </table:table-cell>
          <table:table-cell office:value-type="float" office:value="134" table:formula="of:=SUM([Thomas.U3:.U12])" table:style-name="ce2">
            <text:p>134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Sunflower</text:p>
          </table:table-cell>
          <table:table-cell office:value-type="float" office:value="8" table:formula="of:=SUM([Thomas.B14:.B23])+(SUM([Thomas.C14:.C23])-MOD(SUM([Thomas.C14:.C23]);60))/60+(SUM([Thomas.D14:.D23])-MOD(SUM([Thomas.D14:.D23]);3600))/3600" table:style-name="ce2">
            <text:p>8</text:p>
          </table:table-cell>
          <table:table-cell office:value-type="float" office:value="21" table:formula="of:=MOD(SUM([Thomas.C14:.C23]);60)+(SUM([Thomas.D14:.D23])-MOD(SUM([Thomas.D14:.D23]);60))/60" table:style-name="ce2">
            <text:p>21</text:p>
          </table:table-cell>
          <table:table-cell office:value-type="float" office:value="1" table:formula="of:=MOD(SUM([Thomas.D14:.D23]);60)" table:style-name="ce2">
            <text:p>1</text:p>
          </table:table-cell>
          <table:table-cell office:value-type="float" office:value="129490" table:formula="of:=SUM([Thomas.E14:.E23])" table:style-name="ce2">
            <text:p>129490</text:p>
          </table:table-cell>
          <table:table-cell office:value-type="float" office:value="258.45447589900539" table:formula="of:=IFERROR([.F24]/([.C24]*60+[.D24]+[.E24]/60);0)" table:style-name="ce4">
            <text:p>258.45</text:p>
          </table:table-cell>
          <table:table-cell office:value-type="float" office:value="67" table:formula="of:=SUM([Thomas.G14:.G23])" table:style-name="ce2">
            <text:p>67</text:p>
          </table:table-cell>
          <table:table-cell table:style-name="ce2"/>
          <table:table-cell office:value-type="float" office:value="10" table:formula="of:=SUM([Thomas.I14:.I23])+(SUM([Thomas.J14:.J23])-MOD(SUM([Thomas.J14:.J23]);60))/60+(SUM([Thomas.K14:.K23])-MOD(SUM([Thomas.K14:.K23]);3600))/3600" table:style-name="ce2">
            <text:p>10</text:p>
          </table:table-cell>
          <table:table-cell office:value-type="float" office:value="45" table:formula="of:=MOD(SUM([Thomas.J14:.J23]);60)+(SUM([Thomas.K14:.K23])-MOD(SUM([Thomas.K14:.K23]);60))/60" table:style-name="ce2">
            <text:p>45</text:p>
          </table:table-cell>
          <table:table-cell office:value-type="float" office:value="14" table:formula="of:=MOD(SUM([Thomas.K14:.K23]);60)" table:style-name="ce2">
            <text:p>14</text:p>
          </table:table-cell>
          <table:table-cell office:value-type="float" office:value="160128" table:formula="of:=SUM([Thomas.L14:.L23])" table:style-name="ce2">
            <text:p>160128</text:p>
          </table:table-cell>
          <table:table-cell office:value-type="float" office:value="248.17068760655059" table:formula="of:=IFERROR([.M24]/([.J24]*60+[.K24]+[.L24]/60);0)" table:style-name="ce4">
            <text:p>248.17</text:p>
          </table:table-cell>
          <table:table-cell office:value-type="float" office:value="81" table:formula="of:=SUM([Thomas.N14:.N23])" table:style-name="ce2">
            <text:p>81</text:p>
          </table:table-cell>
          <table:table-cell table:style-name="ce2"/>
          <table:table-cell office:value-type="float" office:value="12" table:formula="of:=SUM([Thomas.P14:.P23])+(SUM([Thomas.Q14:.Q23])-MOD(SUM([Thomas.Q14:.Q23]);60))/60+(SUM([Thomas.R14:.R23])-MOD(SUM([Thomas.R14:.R23]);3600))/3600" table:style-name="ce2">
            <text:p>12</text:p>
          </table:table-cell>
          <table:table-cell office:value-type="float" office:value="26" table:formula="of:=MOD(SUM([Thomas.Q14:.Q23]);60)+(SUM([Thomas.R14:.R23])-MOD(SUM([Thomas.R14:.R23]);60))/60" table:style-name="ce2">
            <text:p>26</text:p>
          </table:table-cell>
          <table:table-cell office:value-type="float" office:value="57" table:formula="of:=MOD(SUM([Thomas.R14:.R23]);60)" table:style-name="ce2">
            <text:p>57</text:p>
          </table:table-cell>
          <table:table-cell office:value-type="float" office:value="184566" table:formula="of:=SUM([Thomas.S14:.S23])" table:style-name="ce2">
            <text:p>184566</text:p>
          </table:table-cell>
          <table:table-cell office:value-type="float" office:value="247.09284423321506" table:formula="of:=IFERROR([.T24]/([.Q24]*60+[.R24]+[.S24]/60);0)" table:style-name="ce4">
            <text:p>247.09</text:p>
          </table:table-cell>
          <table:table-cell office:value-type="float" office:value="90" table:formula="of:=SUM([Thomas.U14:.U23])" table:style-name="ce2">
            <text:p>90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Chomper</text:p>
          </table:table-cell>
          <table:table-cell office:value-type="float" office:value="9" table:formula="of:=SUM([Thomas.B25:.B35])+(SUM([Thomas.C25:.C35])-MOD(SUM([Thomas.C25:.C35]);60))/60+(SUM([Thomas.D25:.D35])-MOD(SUM([Thomas.D25:.D35]);3600))/3600" table:style-name="ce2">
            <text:p>9</text:p>
          </table:table-cell>
          <table:table-cell office:value-type="float" office:value="49" table:formula="of:=MOD(SUM([Thomas.C25:.C35]);60)+(SUM([Thomas.D25:.D35])-MOD(SUM([Thomas.D25:.D35]);60))/60" table:style-name="ce2">
            <text:p>49</text:p>
          </table:table-cell>
          <table:table-cell office:value-type="float" office:value="5" table:formula="of:=MOD(SUM([Thomas.D25:.D35]);60)" table:style-name="ce2">
            <text:p>5</text:p>
          </table:table-cell>
          <table:table-cell office:value-type="float" office:value="105823" table:formula="of:=SUM([Thomas.E25:.E35])" table:style-name="ce2">
            <text:p>105823</text:p>
          </table:table-cell>
          <table:table-cell office:value-type="float" office:value="179.64011882868863" table:formula="of:=IFERROR([.F25]/([.C25]*60+[.D25]+[.E25]/60);0)" table:style-name="ce4">
            <text:p>179.64</text:p>
          </table:table-cell>
          <table:table-cell office:value-type="float" office:value="55" table:formula="of:=SUM([Thomas.G25:.G35])" table:style-name="ce2">
            <text:p>55</text:p>
          </table:table-cell>
          <table:table-cell table:style-name="ce2"/>
          <table:table-cell office:value-type="float" office:value="11" table:formula="of:=SUM([Thomas.I25:.I35])+(SUM([Thomas.J25:.J35])-MOD(SUM([Thomas.J25:.J35]);60))/60+(SUM([Thomas.K25:.K35])-MOD(SUM([Thomas.K25:.K35]);3600))/3600" table:style-name="ce2">
            <text:p>11</text:p>
          </table:table-cell>
          <table:table-cell office:value-type="float" office:value="8" table:formula="of:=MOD(SUM([Thomas.J25:.J35]);60)+(SUM([Thomas.K25:.K35])-MOD(SUM([Thomas.K25:.K35]);60))/60" table:style-name="ce2">
            <text:p>8</text:p>
          </table:table-cell>
          <table:table-cell office:value-type="float" office:value="17" table:formula="of:=MOD(SUM([Thomas.K25:.K35]);60)" table:style-name="ce2">
            <text:p>17</text:p>
          </table:table-cell>
          <table:table-cell office:value-type="float" office:value="123326" table:formula="of:=SUM([Thomas.L25:.L35])" table:style-name="ce2">
            <text:p>123326</text:p>
          </table:table-cell>
          <table:table-cell office:value-type="float" office:value="184.54148689428138" table:formula="of:=IFERROR([.M25]/([.J25]*60+[.K25]+[.L25]/60);0)" table:style-name="ce4">
            <text:p>184.54</text:p>
          </table:table-cell>
          <table:table-cell office:value-type="float" office:value="64" table:formula="of:=SUM([Thomas.N25:.N35])" table:style-name="ce2">
            <text:p>64</text:p>
          </table:table-cell>
          <table:table-cell table:style-name="ce2"/>
          <table:table-cell office:value-type="float" office:value="13" table:formula="of:=SUM([Thomas.P25:.P35])+(SUM([Thomas.Q25:.Q35])-MOD(SUM([Thomas.Q25:.Q35]);60))/60+(SUM([Thomas.R25:.R35])-MOD(SUM([Thomas.R25:.R35]);3600))/3600" table:style-name="ce2">
            <text:p>13</text:p>
          </table:table-cell>
          <table:table-cell office:value-type="float" office:value="18" table:formula="of:=MOD(SUM([Thomas.Q25:.Q35]);60)+(SUM([Thomas.R25:.R35])-MOD(SUM([Thomas.R25:.R35]);60))/60" table:style-name="ce2">
            <text:p>18</text:p>
          </table:table-cell>
          <table:table-cell office:value-type="float" office:value="6" table:formula="of:=MOD(SUM([Thomas.R25:.R35]);60)" table:style-name="ce2">
            <text:p>6</text:p>
          </table:table-cell>
          <table:table-cell office:value-type="float" office:value="160693" table:formula="of:=SUM([Thomas.S25:.S35])" table:style-name="ce2">
            <text:p>160693</text:p>
          </table:table-cell>
          <table:table-cell office:value-type="float" office:value="201.34444305224909" table:formula="of:=IFERROR([.T25]/([.Q25]*60+[.R25]+[.S25]/60);0)" table:style-name="ce4">
            <text:p>201.34</text:p>
          </table:table-cell>
          <table:table-cell office:value-type="float" office:value="79" table:formula="of:=SUM([Thomas.U25:.U35])" table:style-name="ce2">
            <text:p>79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Cactus</text:p>
          </table:table-cell>
          <table:table-cell office:value-type="float" office:value="2" table:formula="of:=SUM([Thomas.B37:.B46])+(SUM([Thomas.C37:.C46])-MOD(SUM([Thomas.C37:.C46]);60))/60+(SUM([Thomas.D37:.D46])-MOD(SUM([Thomas.D37:.D46]);3600))/3600" table:style-name="ce2">
            <text:p>2</text:p>
          </table:table-cell>
          <table:table-cell office:value-type="float" office:value="9" table:formula="of:=MOD(SUM([Thomas.C37:.C46]);60)+(SUM([Thomas.D37:.D46])-MOD(SUM([Thomas.D37:.D46]);60))/60" table:style-name="ce2">
            <text:p>9</text:p>
          </table:table-cell>
          <table:table-cell office:value-type="float" office:value="39" table:formula="of:=MOD(SUM([Thomas.D37:.D46]);60)" table:style-name="ce2">
            <text:p>39</text:p>
          </table:table-cell>
          <table:table-cell office:value-type="float" office:value="15325" table:formula="of:=SUM([Thomas.E37:.E46])" table:style-name="ce2">
            <text:p>15325</text:p>
          </table:table-cell>
          <table:table-cell office:value-type="float" office:value="118.20285383725414" table:formula="of:=IFERROR([.F26]/([.C26]*60+[.D26]+[.E26]/60);0)" table:style-name="ce4">
            <text:p>118.20</text:p>
          </table:table-cell>
          <table:table-cell office:value-type="float" office:value="18" table:formula="of:=SUM([Thomas.G37:.G46])" table:style-name="ce2">
            <text:p>18</text:p>
          </table:table-cell>
          <table:table-cell table:style-name="ce2"/>
          <table:table-cell office:value-type="float" office:value="5" table:formula="of:=SUM([Thomas.I37:.I46])+(SUM([Thomas.J37:.J46])-MOD(SUM([Thomas.J37:.J46]);60))/60+(SUM([Thomas.K37:.K46])-MOD(SUM([Thomas.K37:.K46]);3600))/3600" table:style-name="ce2">
            <text:p>5</text:p>
          </table:table-cell>
          <table:table-cell office:value-type="float" office:value="26" table:formula="of:=MOD(SUM([Thomas.J37:.J46]);60)+(SUM([Thomas.K37:.K46])-MOD(SUM([Thomas.K37:.K46]);60))/60" table:style-name="ce2">
            <text:p>26</text:p>
          </table:table-cell>
          <table:table-cell office:value-type="float" office:value="1" table:formula="of:=MOD(SUM([Thomas.K37:.K46]);60)" table:style-name="ce2">
            <text:p>1</text:p>
          </table:table-cell>
          <table:table-cell office:value-type="float" office:value="78118" table:formula="of:=SUM([Thomas.L37:.L46])" table:style-name="ce2">
            <text:p>78118</text:p>
          </table:table-cell>
          <table:table-cell office:value-type="float" office:value="239.61351669137571" table:formula="of:=IFERROR([.M26]/([.J26]*60+[.K26]+[.L26]/60);0)" table:style-name="ce4">
            <text:p>239.61</text:p>
          </table:table-cell>
          <table:table-cell office:value-type="float" office:value="46" table:formula="of:=SUM([Thomas.N37:.N46])" table:style-name="ce2">
            <text:p>46</text:p>
          </table:table-cell>
          <table:table-cell table:style-name="ce2"/>
          <table:table-cell office:value-type="float" office:value="6" table:formula="of:=SUM([Thomas.P37:.P46])+(SUM([Thomas.Q37:.Q46])-MOD(SUM([Thomas.Q37:.Q46]);60))/60+(SUM([Thomas.R37:.R46])-MOD(SUM([Thomas.R37:.R46]);3600))/3600" table:style-name="ce2">
            <text:p>6</text:p>
          </table:table-cell>
          <table:table-cell office:value-type="float" office:value="46" table:formula="of:=MOD(SUM([Thomas.Q37:.Q46]);60)+(SUM([Thomas.R37:.R46])-MOD(SUM([Thomas.R37:.R46]);60))/60" table:style-name="ce2">
            <text:p>46</text:p>
          </table:table-cell>
          <table:table-cell office:value-type="float" office:value="20" table:formula="of:=MOD(SUM([Thomas.R37:.R46]);60)" table:style-name="ce2">
            <text:p>20</text:p>
          </table:table-cell>
          <table:table-cell office:value-type="float" office:value="94777" table:formula="of:=SUM([Thomas.S37:.S46])" table:style-name="ce2">
            <text:p>94777</text:p>
          </table:table-cell>
          <table:table-cell office:value-type="float" office:value="233.24938474159148" table:formula="of:=IFERROR([.T26]/([.Q26]*60+[.R26]+[.S26]/60);0)" table:style-name="ce4">
            <text:p>233.25</text:p>
          </table:table-cell>
          <table:table-cell office:value-type="float" office:value="53" table:formula="of:=SUM([Thomas.U37:.U46])" table:style-name="ce2">
            <text:p>53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Citron</text:p>
          </table:table-cell>
          <table:table-cell office:value-type="float" office:value="16" table:formula="of:=SUM([Thomas.B48:.B53])+(SUM([Thomas.C48:.C53])-MOD(SUM([Thomas.C48:.C53]);60))/60+(SUM([Thomas.D48:.D53])-MOD(SUM([Thomas.D48:.D53]);3600))/3600" table:style-name="ce2">
            <text:p>16</text:p>
          </table:table-cell>
          <table:table-cell office:value-type="float" office:value="4" table:formula="of:=MOD(SUM([Thomas.C48:.C53]);60)+(SUM([Thomas.D48:.D53])-MOD(SUM([Thomas.D48:.D53]);60))/60" table:style-name="ce2">
            <text:p>4</text:p>
          </table:table-cell>
          <table:table-cell office:value-type="float" office:value="51" table:formula="of:=MOD(SUM([Thomas.D48:.D53]);60)" table:style-name="ce2">
            <text:p>51</text:p>
          </table:table-cell>
          <table:table-cell office:value-type="float" office:value="199355" table:formula="of:=SUM([Thomas.E48:.E53])" table:style-name="ce2">
            <text:p>199355</text:p>
          </table:table-cell>
          <table:table-cell office:value-type="float" office:value="206.61760895475979" table:formula="of:=IFERROR([.F27]/([.C27]*60+[.D27]+[.E27]/60);0)" table:style-name="ce4">
            <text:p>206.62</text:p>
          </table:table-cell>
          <table:table-cell office:value-type="float" office:value="90" table:formula="of:=SUM([Thomas.G48:.G53])" table:style-name="ce2">
            <text:p>90</text:p>
          </table:table-cell>
          <table:table-cell table:style-name="ce2"/>
          <table:table-cell office:value-type="float" office:value="17" table:formula="of:=SUM([Thomas.I48:.I53])+(SUM([Thomas.J48:.J53])-MOD(SUM([Thomas.J48:.J53]);60))/60+(SUM([Thomas.K48:.K53])-MOD(SUM([Thomas.K48:.K53]);3600))/3600" table:style-name="ce2">
            <text:p>17</text:p>
          </table:table-cell>
          <table:table-cell office:value-type="float" office:value="46" table:formula="of:=MOD(SUM([Thomas.J48:.J53]);60)+(SUM([Thomas.K48:.K53])-MOD(SUM([Thomas.K48:.K53]);60))/60" table:style-name="ce2">
            <text:p>46</text:p>
          </table:table-cell>
          <table:table-cell office:value-type="float" office:value="50" table:formula="of:=MOD(SUM([Thomas.K48:.K53]);60)" table:style-name="ce2">
            <text:p>50</text:p>
          </table:table-cell>
          <table:table-cell office:value-type="float" office:value="210059" table:formula="of:=SUM([Thomas.L48:.L53])" table:style-name="ce2">
            <text:p>210059</text:p>
          </table:table-cell>
          <table:table-cell office:value-type="float" office:value="196.89954694578972" table:formula="of:=IFERROR([.M27]/([.J27]*60+[.K27]+[.L27]/60);0)" table:style-name="ce4">
            <text:p>196.90</text:p>
          </table:table-cell>
          <table:table-cell office:value-type="float" office:value="94" table:formula="of:=SUM([Thomas.N48:.N53])" table:style-name="ce2">
            <text:p>94</text:p>
          </table:table-cell>
          <table:table-cell table:style-name="ce2"/>
          <table:table-cell office:value-type="float" office:value="18" table:formula="of:=SUM([Thomas.P48:.P53])+(SUM([Thomas.Q48:.Q53])-MOD(SUM([Thomas.Q48:.Q53]);60))/60+(SUM([Thomas.R48:.R53])-MOD(SUM([Thomas.R48:.R53]);3600))/3600" table:style-name="ce2">
            <text:p>18</text:p>
          </table:table-cell>
          <table:table-cell office:value-type="float" office:value="43" table:formula="of:=MOD(SUM([Thomas.Q48:.Q53]);60)+(SUM([Thomas.R48:.R53])-MOD(SUM([Thomas.R48:.R53]);60))/60" table:style-name="ce2">
            <text:p>43</text:p>
          </table:table-cell>
          <table:table-cell office:value-type="float" office:value="20" table:formula="of:=MOD(SUM([Thomas.R48:.R53]);60)" table:style-name="ce2">
            <text:p>20</text:p>
          </table:table-cell>
          <table:table-cell office:value-type="float" office:value="219173" table:formula="of:=SUM([Thomas.S48:.S53])" table:style-name="ce2">
            <text:p>219173</text:p>
          </table:table-cell>
          <table:table-cell office:value-type="float" office:value="195.10949554896143" table:formula="of:=IFERROR([.T27]/([.Q27]*60+[.R27]+[.S27]/60);0)" table:style-name="ce4">
            <text:p>195.11</text:p>
          </table:table-cell>
          <table:table-cell office:value-type="float" office:value="100" table:formula="of:=SUM([Thomas.U48:.U53])" table:style-name="ce2">
            <text:p>100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Rose</text:p>
          </table:table-cell>
          <table:table-cell office:value-type="float" office:value="3" table:formula="of:=SUM([Thomas.B55:.B60])+(SUM([Thomas.C55:.C60])-MOD(SUM([Thomas.C55:.C60]);60))/60+(SUM([Thomas.D55:.D60])-MOD(SUM([Thomas.D55:.D60]);3600))/3600" table:style-name="ce2">
            <text:p>3</text:p>
          </table:table-cell>
          <table:table-cell office:value-type="float" office:value="14" table:formula="of:=MOD(SUM([Thomas.C55:.C60]);60)+(SUM([Thomas.D55:.D60])-MOD(SUM([Thomas.D55:.D60]);60))/60" table:style-name="ce2">
            <text:p>14</text:p>
          </table:table-cell>
          <table:table-cell office:value-type="float" office:value="3" table:formula="of:=MOD(SUM([Thomas.D55:.D60]);60)" table:style-name="ce2">
            <text:p>3</text:p>
          </table:table-cell>
          <table:table-cell office:value-type="float" office:value="21850" table:formula="of:=SUM([Thomas.E55:.E60])" table:style-name="ce2">
            <text:p>21850</text:p>
          </table:table-cell>
          <table:table-cell office:value-type="float" office:value="112.59984540066992" table:formula="of:=IFERROR([.F28]/([.C28]*60+[.D28]+[.E28]/60);0)" table:style-name="ce4">
            <text:p>112.60</text:p>
          </table:table-cell>
          <table:table-cell office:value-type="float" office:value="17" table:formula="of:=SUM([Thomas.G55:.G60])" table:style-name="ce2">
            <text:p>17</text:p>
          </table:table-cell>
          <table:table-cell table:style-name="ce2"/>
          <table:table-cell office:value-type="float" office:value="4" table:formula="of:=SUM([Thomas.I55:.I60])+(SUM([Thomas.J55:.J60])-MOD(SUM([Thomas.J55:.J60]);60))/60+(SUM([Thomas.K55:.K60])-MOD(SUM([Thomas.K55:.K60]);3600))/3600" table:style-name="ce2">
            <text:p>4</text:p>
          </table:table-cell>
          <table:table-cell office:value-type="float" office:value="41" table:formula="of:=MOD(SUM([Thomas.J55:.J60]);60)+(SUM([Thomas.K55:.K60])-MOD(SUM([Thomas.K55:.K60]);60))/60" table:style-name="ce2">
            <text:p>41</text:p>
          </table:table-cell>
          <table:table-cell office:value-type="float" office:value="38" table:formula="of:=MOD(SUM([Thomas.K55:.K60]);60)" table:style-name="ce2">
            <text:p>38</text:p>
          </table:table-cell>
          <table:table-cell office:value-type="float" office:value="62807" table:formula="of:=SUM([Thomas.L55:.L60])" table:style-name="ce2">
            <text:p>62807</text:p>
          </table:table-cell>
          <table:table-cell office:value-type="float" office:value="223.00982364776897" table:formula="of:=IFERROR([.M28]/([.J28]*60+[.K28]+[.L28]/60);0)" table:style-name="ce4">
            <text:p>223.01</text:p>
          </table:table-cell>
          <table:table-cell office:value-type="float" office:value="34" table:formula="of:=SUM([Thomas.N55:.N60])" table:style-name="ce2">
            <text:p>34</text:p>
          </table:table-cell>
          <table:table-cell table:style-name="ce2"/>
          <table:table-cell office:value-type="float" office:value="5" table:formula="of:=SUM([Thomas.P55:.P60])+(SUM([Thomas.Q55:.Q60])-MOD(SUM([Thomas.Q55:.Q60]);60))/60+(SUM([Thomas.R55:.R60])-MOD(SUM([Thomas.R55:.R60]);3600))/3600" table:style-name="ce2">
            <text:p>5</text:p>
          </table:table-cell>
          <table:table-cell office:value-type="float" office:value="9" table:formula="of:=MOD(SUM([Thomas.Q55:.Q60]);60)+(SUM([Thomas.R55:.R60])-MOD(SUM([Thomas.R55:.R60]);60))/60" table:style-name="ce2">
            <text:p>9</text:p>
          </table:table-cell>
          <table:table-cell office:value-type="float" office:value="6" table:formula="of:=MOD(SUM([Thomas.R55:.R60]);60)" table:style-name="ce2">
            <text:p>6</text:p>
          </table:table-cell>
          <table:table-cell office:value-type="float" office:value="89105" table:formula="of:=SUM([Thomas.S55:.S60])" table:style-name="ce2">
            <text:p>89105</text:p>
          </table:table-cell>
          <table:table-cell office:value-type="float" office:value="288.27240375283077" table:formula="of:=IFERROR([.T28]/([.Q28]*60+[.R28]+[.S28]/60);0)" table:style-name="ce4">
            <text:p>288.27</text:p>
          </table:table-cell>
          <table:table-cell office:value-type="float" office:value="41" table:formula="of:=SUM([Thomas.U55:.U60])" table:style-name="ce2">
            <text:p>41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Kernel Corn</text:p>
          </table:table-cell>
          <table:table-cell office:value-type="float" office:value="5" table:formula="of:=SUM([Thomas.B62:.B67])+(SUM([Thomas.C62:.C67])-MOD(SUM([Thomas.C62:.C67]);60))/60+(SUM([Thomas.D62:.D67])-MOD(SUM([Thomas.D62:.D67]);3600))/3600" table:style-name="ce2">
            <text:p>5</text:p>
          </table:table-cell>
          <table:table-cell office:value-type="float" office:value="54" table:formula="of:=MOD(SUM([Thomas.C62:.C67]);60)+(SUM([Thomas.D62:.D67])-MOD(SUM([Thomas.D62:.D67]);60))/60" table:style-name="ce2">
            <text:p>54</text:p>
          </table:table-cell>
          <table:table-cell office:value-type="float" office:value="8" table:formula="of:=MOD(SUM([Thomas.D62:.D67]);60)" table:style-name="ce2">
            <text:p>8</text:p>
          </table:table-cell>
          <table:table-cell office:value-type="float" office:value="70657" table:formula="of:=SUM([Thomas.E62:.E67])" table:style-name="ce2">
            <text:p>70657</text:p>
          </table:table-cell>
          <table:table-cell office:value-type="float" office:value="199.52089608433735" table:formula="of:=IFERROR([.F29]/([.C29]*60+[.D29]+[.E29]/60);0)" table:style-name="ce4">
            <text:p>199.52</text:p>
          </table:table-cell>
          <table:table-cell office:value-type="float" office:value="34" table:formula="of:=SUM([Thomas.G62:.G67])" table:style-name="ce2">
            <text:p>34</text:p>
          </table:table-cell>
          <table:table-cell table:style-name="ce2"/>
          <table:table-cell office:value-type="float" office:value="7" table:formula="of:=SUM([Thomas.I62:.I67])+(SUM([Thomas.J62:.J67])-MOD(SUM([Thomas.J62:.J67]);60))/60+(SUM([Thomas.K62:.K67])-MOD(SUM([Thomas.K62:.K67]);3600))/3600" table:style-name="ce2">
            <text:p>7</text:p>
          </table:table-cell>
          <table:table-cell office:value-type="float" office:value="54" table:formula="of:=MOD(SUM([Thomas.J62:.J67]);60)+(SUM([Thomas.K62:.K67])-MOD(SUM([Thomas.K62:.K67]);60))/60" table:style-name="ce2">
            <text:p>54</text:p>
          </table:table-cell>
          <table:table-cell office:value-type="float" office:value="40" table:formula="of:=MOD(SUM([Thomas.K62:.K67]);60)" table:style-name="ce2">
            <text:p>40</text:p>
          </table:table-cell>
          <table:table-cell office:value-type="float" office:value="108474" table:formula="of:=SUM([Thomas.L62:.L67])" table:style-name="ce2">
            <text:p>108474</text:p>
          </table:table-cell>
          <table:table-cell office:value-type="float" office:value="228.52668539325842" table:formula="of:=IFERROR([.M29]/([.J29]*60+[.K29]+[.L29]/60);0)" table:style-name="ce4">
            <text:p>228.53</text:p>
          </table:table-cell>
          <table:table-cell office:value-type="float" office:value="49" table:formula="of:=SUM([Thomas.N62:.N67])" table:style-name="ce2">
            <text:p>49</text:p>
          </table:table-cell>
          <table:table-cell table:style-name="ce2"/>
          <table:table-cell office:value-type="float" office:value="8" table:formula="of:=SUM([Thomas.P62:.P67])+(SUM([Thomas.Q62:.Q67])-MOD(SUM([Thomas.Q62:.Q67]);60))/60+(SUM([Thomas.R62:.R67])-MOD(SUM([Thomas.R62:.R67]);3600))/3600" table:style-name="ce2">
            <text:p>8</text:p>
          </table:table-cell>
          <table:table-cell office:value-type="float" office:value="17" table:formula="of:=MOD(SUM([Thomas.Q62:.Q67]);60)+(SUM([Thomas.R62:.R67])-MOD(SUM([Thomas.R62:.R67]);60))/60" table:style-name="ce2">
            <text:p>17</text:p>
          </table:table-cell>
          <table:table-cell office:value-type="float" office:value="19" table:formula="of:=MOD(SUM([Thomas.R62:.R67]);60)" table:style-name="ce2">
            <text:p>19</text:p>
          </table:table-cell>
          <table:table-cell office:value-type="float" office:value="109482" table:formula="of:=SUM([Thomas.S62:.S67])" table:style-name="ce2">
            <text:p>109482</text:p>
          </table:table-cell>
          <table:table-cell office:value-type="float" office:value="220.14544723348638" table:formula="of:=IFERROR([.T29]/([.Q29]*60+[.R29]+[.S29]/60);0)" table:style-name="ce4">
            <text:p>220.15</text:p>
          </table:table-cell>
          <table:table-cell office:value-type="float" office:value="51" table:formula="of:=SUM([Thomas.U62:.U67])" table:style-name="ce2">
            <text:p>51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Torchwood</text:p>
          </table:table-cell>
          <table:table-cell office:value-type="float" office:value="0" table:formula="of:=SUM([Thomas.B69:.B69])+(SUM([Thomas.C69:.C69])-MOD(SUM([Thomas.C69:.C69]);60))/60+(SUM([Thomas.D69:.D69])-MOD(SUM([Thomas.D69:.D69]);3600))/3600" table:style-name="ce2">
            <text:p>0</text:p>
          </table:table-cell>
          <table:table-cell office:value-type="float" office:value="36" table:formula="of:=MOD(SUM([Thomas.C69:.C69]);60)+(SUM([Thomas.D69:.D69])-MOD(SUM([Thomas.D69:.D69]);60))/60" table:style-name="ce2">
            <text:p>36</text:p>
          </table:table-cell>
          <table:table-cell office:value-type="float" office:value="51" table:formula="of:=MOD(SUM([Thomas.D69:.D69]);60)" table:style-name="ce2">
            <text:p>51</text:p>
          </table:table-cell>
          <table:table-cell office:value-type="float" office:value="14135" table:formula="of:=SUM([Thomas.E69:.E69])" table:style-name="ce2">
            <text:p>14135</text:p>
          </table:table-cell>
          <table:table-cell office:value-type="float" office:value="383.58208955223881" table:formula="of:=IFERROR([.F30]/([.C30]*60+[.D30]+[.E30]/60);0)" table:style-name="ce4">
            <text:p>383.58</text:p>
          </table:table-cell>
          <table:table-cell office:value-type="float" office:value="7" table:formula="of:=SUM([Thomas.G69:.G69])" table:style-name="ce2">
            <text:p>7</text:p>
          </table:table-cell>
          <table:table-cell table:style-name="ce2"/>
          <table:table-cell office:value-type="float" office:value="1" table:formula="of:=SUM([Thomas.I69:.I69])+(SUM([Thomas.J69:.J69])-MOD(SUM([Thomas.J69:.J69]);60))/60+(SUM([Thomas.K69:.K69])-MOD(SUM([Thomas.K69:.K69]);3600))/3600" table:style-name="ce2">
            <text:p>1</text:p>
          </table:table-cell>
          <table:table-cell office:value-type="float" office:value="2" table:formula="of:=MOD(SUM([Thomas.J69:.J69]);60)+(SUM([Thomas.K69:.K69])-MOD(SUM([Thomas.K69:.K69]);60))/60" table:style-name="ce2">
            <text:p>2</text:p>
          </table:table-cell>
          <table:table-cell office:value-type="float" office:value="28" table:formula="of:=MOD(SUM([Thomas.K69:.K69]);60)" table:style-name="ce2">
            <text:p>28</text:p>
          </table:table-cell>
          <table:table-cell office:value-type="float" office:value="18605" table:formula="of:=SUM([Thomas.L69:.L69])" table:style-name="ce2">
            <text:p>18605</text:p>
          </table:table-cell>
          <table:table-cell office:value-type="float" office:value="297.83884738527212" table:formula="of:=IFERROR([.M30]/([.J30]*60+[.K30]+[.L30]/60);0)" table:style-name="ce4">
            <text:p>297.84</text:p>
          </table:table-cell>
          <table:table-cell office:value-type="float" office:value="8" table:formula="of:=SUM([Thomas.N69:.N69])" table:style-name="ce2">
            <text:p>8</text:p>
          </table:table-cell>
          <table:table-cell table:style-name="ce2"/>
          <table:table-cell office:value-type="float" office:value="1" table:formula="of:=SUM([Thomas.P69:.P69])+(SUM([Thomas.Q69:.Q69])-MOD(SUM([Thomas.Q69:.Q69]);60))/60+(SUM([Thomas.R69:.R69])-MOD(SUM([Thomas.R69:.R69]);3600))/3600" table:style-name="ce2">
            <text:p>1</text:p>
          </table:table-cell>
          <table:table-cell office:value-type="float" office:value="2" table:formula="of:=MOD(SUM([Thomas.Q69:.Q69]);60)+(SUM([Thomas.R69:.R69])-MOD(SUM([Thomas.R69:.R69]);60))/60" table:style-name="ce2">
            <text:p>2</text:p>
          </table:table-cell>
          <table:table-cell office:value-type="float" office:value="28" table:formula="of:=MOD(SUM([Thomas.R69:.R69]);60)" table:style-name="ce2">
            <text:p>28</text:p>
          </table:table-cell>
          <table:table-cell office:value-type="float" office:value="18605" table:formula="of:=SUM([Thomas.S69:.S69])" table:style-name="ce2">
            <text:p>18605</text:p>
          </table:table-cell>
          <table:table-cell office:value-type="float" office:value="297.83884738527212" table:formula="of:=IFERROR([.T30]/([.Q30]*60+[.R30]+[.S30]/60);0)" table:style-name="ce4">
            <text:p>297.84</text:p>
          </table:table-cell>
          <table:table-cell office:value-type="float" office:value="8" table:formula="of:=SUM([Thomas.U69:.U69])" table:style-name="ce2">
            <text:p>8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Foot Soldier</text:p>
          </table:table-cell>
          <table:table-cell office:value-type="float" office:value="4" table:formula="of:=SUM([Thomas.B71:.B80])+(SUM([Thomas.C71:.C80])-MOD(SUM([Thomas.C71:.C80]);60))/60+(SUM([Thomas.D71:.D80])-MOD(SUM([Thomas.D71:.D80]);3600))/3600" table:style-name="ce2">
            <text:p>4</text:p>
          </table:table-cell>
          <table:table-cell office:value-type="float" office:value="38" table:formula="of:=MOD(SUM([Thomas.C71:.C80]);60)+(SUM([Thomas.D71:.D80])-MOD(SUM([Thomas.D71:.D80]);60))/60" table:style-name="ce2">
            <text:p>38</text:p>
          </table:table-cell>
          <table:table-cell office:value-type="float" office:value="22" table:formula="of:=MOD(SUM([Thomas.D71:.D80]);60)" table:style-name="ce2">
            <text:p>22</text:p>
          </table:table-cell>
          <table:table-cell office:value-type="float" office:value="46865" table:formula="of:=SUM([Thomas.E71:.E80])" table:style-name="ce2">
            <text:p>46865</text:p>
          </table:table-cell>
          <table:table-cell office:value-type="float" office:value="168.35708298407377" table:formula="of:=IFERROR([.F31]/([.C31]*60+[.D31]+[.E31]/60);0)" table:style-name="ce4">
            <text:p>168.36</text:p>
          </table:table-cell>
          <table:table-cell office:value-type="float" office:value="32" table:formula="of:=SUM([Thomas.G71:.G80])" table:style-name="ce2">
            <text:p>32</text:p>
          </table:table-cell>
          <table:table-cell table:style-name="ce2"/>
          <table:table-cell office:value-type="float" office:value="8" table:formula="of:=SUM([Thomas.I71:.I80])+(SUM([Thomas.J71:.J80])-MOD(SUM([Thomas.J71:.J80]);60))/60+(SUM([Thomas.K71:.K80])-MOD(SUM([Thomas.K71:.K80]);3600))/3600" table:style-name="ce2">
            <text:p>8</text:p>
          </table:table-cell>
          <table:table-cell office:value-type="float" office:value="34" table:formula="of:=MOD(SUM([Thomas.J71:.J80]);60)+(SUM([Thomas.K71:.K80])-MOD(SUM([Thomas.K71:.K80]);60))/60" table:style-name="ce2">
            <text:p>34</text:p>
          </table:table-cell>
          <table:table-cell office:value-type="float" office:value="17" table:formula="of:=MOD(SUM([Thomas.K71:.K80]);60)" table:style-name="ce2">
            <text:p>17</text:p>
          </table:table-cell>
          <table:table-cell office:value-type="float" office:value="111980" table:formula="of:=SUM([Thomas.L71:.L80])" table:style-name="ce2">
            <text:p>111980</text:p>
          </table:table-cell>
          <table:table-cell office:value-type="float" office:value="217.73989694396735" table:formula="of:=IFERROR([.M31]/([.J31]*60+[.K31]+[.L31]/60);0)" table:style-name="ce4">
            <text:p>217.74</text:p>
          </table:table-cell>
          <table:table-cell office:value-type="float" office:value="62" table:formula="of:=SUM([Thomas.N71:.N80])" table:style-name="ce2">
            <text:p>62</text:p>
          </table:table-cell>
          <table:table-cell table:style-name="ce2"/>
          <table:table-cell office:value-type="float" office:value="9" table:formula="of:=SUM([Thomas.P71:.P80])+(SUM([Thomas.Q71:.Q80])-MOD(SUM([Thomas.Q71:.Q80]);60))/60+(SUM([Thomas.R71:.R80])-MOD(SUM([Thomas.R71:.R80]);3600))/3600" table:style-name="ce2">
            <text:p>9</text:p>
          </table:table-cell>
          <table:table-cell office:value-type="float" office:value="29" table:formula="of:=MOD(SUM([Thomas.Q71:.Q80]);60)+(SUM([Thomas.R71:.R80])-MOD(SUM([Thomas.R71:.R80]);60))/60" table:style-name="ce2">
            <text:p>29</text:p>
          </table:table-cell>
          <table:table-cell office:value-type="float" office:value="46" table:formula="of:=MOD(SUM([Thomas.R71:.R80]);60)" table:style-name="ce2">
            <text:p>46</text:p>
          </table:table-cell>
          <table:table-cell office:value-type="float" office:value="123296" table:formula="of:=SUM([Thomas.S71:.S80])" table:style-name="ce2">
            <text:p>123296</text:p>
          </table:table-cell>
          <table:table-cell office:value-type="float" office:value="216.39735564266076" table:formula="of:=IFERROR([.T31]/([.Q31]*60+[.R31]+[.S31]/60);0)" table:style-name="ce4">
            <text:p>216.40</text:p>
          </table:table-cell>
          <table:table-cell office:value-type="float" office:value="68" table:formula="of:=SUM([Thomas.U71:.U80])" table:style-name="ce2">
            <text:p>68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Engineer</text:p>
          </table:table-cell>
          <table:table-cell office:value-type="float" office:value="11" table:formula="of:=SUM([Thomas.B82:.B91])+(SUM([Thomas.C82:.C91])-MOD(SUM([Thomas.C82:.C91]);60))/60+(SUM([Thomas.D82:.D91])-MOD(SUM([Thomas.D82:.D91]);3600))/3600" table:style-name="ce2">
            <text:p>11</text:p>
          </table:table-cell>
          <table:table-cell office:value-type="float" office:value="5" table:formula="of:=MOD(SUM([Thomas.C82:.C91]);60)+(SUM([Thomas.D82:.D91])-MOD(SUM([Thomas.D82:.D91]);60))/60" table:style-name="ce2">
            <text:p>5</text:p>
          </table:table-cell>
          <table:table-cell office:value-type="float" office:value="6" table:formula="of:=MOD(SUM([Thomas.D82:.D91]);60)" table:style-name="ce2">
            <text:p>6</text:p>
          </table:table-cell>
          <table:table-cell office:value-type="float" office:value="162773" table:formula="of:=SUM([Thomas.E82:.E91])" table:style-name="ce2">
            <text:p>162773</text:p>
          </table:table-cell>
          <table:table-cell office:value-type="float" office:value="244.73462637197414" table:formula="of:=IFERROR([.F32]/([.C32]*60+[.D32]+[.E32]/60);0)" table:style-name="ce4">
            <text:p>244.73</text:p>
          </table:table-cell>
          <table:table-cell office:value-type="float" office:value="80" table:formula="of:=SUM([Thomas.G82:.G91])" table:style-name="ce2">
            <text:p>80</text:p>
          </table:table-cell>
          <table:table-cell table:style-name="ce2"/>
          <table:table-cell office:value-type="float" office:value="14" table:formula="of:=SUM([Thomas.I82:.I91])+(SUM([Thomas.J82:.J91])-MOD(SUM([Thomas.J82:.J91]);60))/60+(SUM([Thomas.K82:.K91])-MOD(SUM([Thomas.K82:.K91]);3600))/3600" table:style-name="ce2">
            <text:p>14</text:p>
          </table:table-cell>
          <table:table-cell office:value-type="float" office:value="48" table:formula="of:=MOD(SUM([Thomas.J82:.J91]);60)+(SUM([Thomas.K82:.K91])-MOD(SUM([Thomas.K82:.K91]);60))/60" table:style-name="ce2">
            <text:p>48</text:p>
          </table:table-cell>
          <table:table-cell office:value-type="float" office:value="31" table:formula="of:=MOD(SUM([Thomas.K82:.K91]);60)" table:style-name="ce2">
            <text:p>31</text:p>
          </table:table-cell>
          <table:table-cell office:value-type="float" office:value="251543" table:formula="of:=SUM([Thomas.L82:.L91])" table:style-name="ce2">
            <text:p>251543</text:p>
          </table:table-cell>
          <table:table-cell office:value-type="float" office:value="283.10442497795952" table:formula="of:=IFERROR([.M32]/([.J32]*60+[.K32]+[.L32]/60);0)" table:style-name="ce4">
            <text:p>283.10</text:p>
          </table:table-cell>
          <table:table-cell office:value-type="float" office:value="121" table:formula="of:=SUM([Thomas.N82:.N91])" table:style-name="ce2">
            <text:p>121</text:p>
          </table:table-cell>
          <table:table-cell table:style-name="ce2"/>
          <table:table-cell office:value-type="float" office:value="16" table:formula="of:=SUM([Thomas.P82:.P91])+(SUM([Thomas.Q82:.Q91])-MOD(SUM([Thomas.Q82:.Q91]);60))/60+(SUM([Thomas.R82:.R91])-MOD(SUM([Thomas.R82:.R91]);3600))/3600" table:style-name="ce2">
            <text:p>16</text:p>
          </table:table-cell>
          <table:table-cell office:value-type="float" office:value="57" table:formula="of:=MOD(SUM([Thomas.Q82:.Q91]);60)+(SUM([Thomas.R82:.R91])-MOD(SUM([Thomas.R82:.R91]);60))/60" table:style-name="ce2">
            <text:p>57</text:p>
          </table:table-cell>
          <table:table-cell office:value-type="float" office:value="29" table:formula="of:=MOD(SUM([Thomas.R82:.R91]);60)" table:style-name="ce2">
            <text:p>29</text:p>
          </table:table-cell>
          <table:table-cell office:value-type="float" office:value="299889" table:formula="of:=SUM([Thomas.S82:.S91])" table:style-name="ce2">
            <text:p>299889</text:p>
          </table:table-cell>
          <table:table-cell office:value-type="float" office:value="294.73603171223118" table:formula="of:=IFERROR([.T32]/([.Q32]*60+[.R32]+[.S32]/60);0)" table:style-name="ce4">
            <text:p>294.74</text:p>
          </table:table-cell>
          <table:table-cell office:value-type="float" office:value="141" table:formula="of:=SUM([Thomas.U82:.U91])" table:style-name="ce2">
            <text:p>141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Scientist</text:p>
          </table:table-cell>
          <table:table-cell office:value-type="float" office:value="5" table:formula="of:=SUM([Thomas.B93:.B102])+(SUM([Thomas.C93:.C102])-MOD(SUM([Thomas.C93:.C102]);60))/60+(SUM([Thomas.D93:.D102])-MOD(SUM([Thomas.D93:.D102]);3600))/3600" table:style-name="ce2">
            <text:p>5</text:p>
          </table:table-cell>
          <table:table-cell office:value-type="float" office:value="52" table:formula="of:=MOD(SUM([Thomas.C93:.C102]);60)+(SUM([Thomas.D93:.D102])-MOD(SUM([Thomas.D93:.D102]);60))/60" table:style-name="ce2">
            <text:p>52</text:p>
          </table:table-cell>
          <table:table-cell office:value-type="float" office:value="6" table:formula="of:=MOD(SUM([Thomas.D93:.D102]);60)" table:style-name="ce2">
            <text:p>6</text:p>
          </table:table-cell>
          <table:table-cell office:value-type="float" office:value="80579" table:formula="of:=SUM([Thomas.E93:.E102])" table:style-name="ce2">
            <text:p>80579</text:p>
          </table:table-cell>
          <table:table-cell office:value-type="float" office:value="228.85259869355295" table:formula="of:=IFERROR([.F33]/([.C33]*60+[.D33]+[.E33]/60);0)" table:style-name="ce4">
            <text:p>228.85</text:p>
          </table:table-cell>
          <table:table-cell office:value-type="float" office:value="50" table:formula="of:=SUM([Thomas.G93:.G102])" table:style-name="ce2">
            <text:p>50</text:p>
          </table:table-cell>
          <table:table-cell table:style-name="ce2"/>
          <table:table-cell office:value-type="float" office:value="6" table:formula="of:=SUM([Thomas.I93:.I102])+(SUM([Thomas.J93:.J102])-MOD(SUM([Thomas.J93:.J102]);60))/60+(SUM([Thomas.K93:.K102])-MOD(SUM([Thomas.K93:.K102]);3600))/3600" table:style-name="ce2">
            <text:p>6</text:p>
          </table:table-cell>
          <table:table-cell office:value-type="float" office:value="58" table:formula="of:=MOD(SUM([Thomas.J93:.J102]);60)+(SUM([Thomas.K93:.K102])-MOD(SUM([Thomas.K93:.K102]);60))/60" table:style-name="ce2">
            <text:p>58</text:p>
          </table:table-cell>
          <table:table-cell office:value-type="float" office:value="2" table:formula="of:=MOD(SUM([Thomas.K93:.K102]);60)" table:style-name="ce2">
            <text:p>2</text:p>
          </table:table-cell>
          <table:table-cell office:value-type="float" office:value="101176" table:formula="of:=SUM([Thomas.L93:.L102])" table:style-name="ce2">
            <text:p>101176</text:p>
          </table:table-cell>
          <table:table-cell office:value-type="float" office:value="242.02854636791324" table:formula="of:=IFERROR([.M33]/([.J33]*60+[.K33]+[.L33]/60);0)" table:style-name="ce4">
            <text:p>242.03</text:p>
          </table:table-cell>
          <table:table-cell office:value-type="float" office:value="58" table:formula="of:=SUM([Thomas.N93:.N102])" table:style-name="ce2">
            <text:p>58</text:p>
          </table:table-cell>
          <table:table-cell table:style-name="ce2"/>
          <table:table-cell office:value-type="float" office:value="7" table:formula="of:=SUM([Thomas.P93:.P102])+(SUM([Thomas.Q93:.Q102])-MOD(SUM([Thomas.Q93:.Q102]);60))/60+(SUM([Thomas.R93:.R102])-MOD(SUM([Thomas.R93:.R102]);3600))/3600" table:style-name="ce2">
            <text:p>7</text:p>
          </table:table-cell>
          <table:table-cell office:value-type="float" office:value="58" table:formula="of:=MOD(SUM([Thomas.Q93:.Q102]);60)+(SUM([Thomas.R93:.R102])-MOD(SUM([Thomas.R93:.R102]);60))/60" table:style-name="ce2">
            <text:p>58</text:p>
          </table:table-cell>
          <table:table-cell office:value-type="float" office:value="25" table:formula="of:=MOD(SUM([Thomas.R93:.R102]);60)" table:style-name="ce2">
            <text:p>25</text:p>
          </table:table-cell>
          <table:table-cell office:value-type="float" office:value="119796" table:formula="of:=SUM([Thomas.S93:.S102])" table:style-name="ce2">
            <text:p>119796</text:p>
          </table:table-cell>
          <table:table-cell office:value-type="float" office:value="250.40097543981884" table:formula="of:=IFERROR([.T33]/([.Q33]*60+[.R33]+[.S33]/60);0)" table:style-name="ce4">
            <text:p>250.40</text:p>
          </table:table-cell>
          <table:table-cell office:value-type="float" office:value="65" table:formula="of:=SUM([Thomas.U93:.U102])" table:style-name="ce2">
            <text:p>65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All-Star</text:p>
          </table:table-cell>
          <table:table-cell office:value-type="float" office:value="15" table:formula="of:=SUM([Thomas.B104:.B113])+(SUM([Thomas.C104:.C113])-MOD(SUM([Thomas.C104:.C113]);60))/60+(SUM([Thomas.D104:.D113])-MOD(SUM([Thomas.D104:.D113]);3600))/3600" table:style-name="ce2">
            <text:p>15</text:p>
          </table:table-cell>
          <table:table-cell office:value-type="float" office:value="27" table:formula="of:=MOD(SUM([Thomas.C104:.C113]);60)+(SUM([Thomas.D104:.D113])-MOD(SUM([Thomas.D104:.D113]);60))/60" table:style-name="ce2">
            <text:p>27</text:p>
          </table:table-cell>
          <table:table-cell office:value-type="float" office:value="42" table:formula="of:=MOD(SUM([Thomas.D104:.D113]);60)" table:style-name="ce2">
            <text:p>42</text:p>
          </table:table-cell>
          <table:table-cell office:value-type="float" office:value="260960" table:formula="of:=SUM([Thomas.E104:.E113])" table:style-name="ce2">
            <text:p>260960</text:p>
          </table:table-cell>
          <table:table-cell office:value-type="float" office:value="281.29783335129889" table:formula="of:=IFERROR([.F34]/([.C34]*60+[.D34]+[.E34]/60);0)" table:style-name="ce4">
            <text:p>281.30</text:p>
          </table:table-cell>
          <table:table-cell office:value-type="float" office:value="121" table:formula="of:=SUM([Thomas.G104:.G113])" table:style-name="ce2">
            <text:p>121</text:p>
          </table:table-cell>
          <table:table-cell table:style-name="ce2"/>
          <table:table-cell office:value-type="float" office:value="16" table:formula="of:=SUM([Thomas.I104:.I113])+(SUM([Thomas.J104:.J113])-MOD(SUM([Thomas.J104:.J113]);60))/60+(SUM([Thomas.K104:.K113])-MOD(SUM([Thomas.K104:.K113]);3600))/3600" table:style-name="ce2">
            <text:p>16</text:p>
          </table:table-cell>
          <table:table-cell office:value-type="float" office:value="35" table:formula="of:=MOD(SUM([Thomas.J104:.J113]);60)+(SUM([Thomas.K104:.K113])-MOD(SUM([Thomas.K104:.K113]);60))/60" table:style-name="ce2">
            <text:p>35</text:p>
          </table:table-cell>
          <table:table-cell office:value-type="float" office:value="5" table:formula="of:=MOD(SUM([Thomas.K104:.K113]);60)" table:style-name="ce2">
            <text:p>5</text:p>
          </table:table-cell>
          <table:table-cell office:value-type="float" office:value="287281" table:formula="of:=SUM([Thomas.L104:.L113])" table:style-name="ce2">
            <text:p>287281</text:p>
          </table:table-cell>
          <table:table-cell office:value-type="float" office:value="288.70044384892384" table:formula="of:=IFERROR([.M34]/([.J34]*60+[.K34]+[.L34]/60);0)" table:style-name="ce4">
            <text:p>288.70</text:p>
          </table:table-cell>
          <table:table-cell office:value-type="float" office:value="134" table:formula="of:=SUM([Thomas.N104:.N113])" table:style-name="ce2">
            <text:p>134</text:p>
          </table:table-cell>
          <table:table-cell table:style-name="ce2"/>
          <table:table-cell office:value-type="float" office:value="16" table:formula="of:=SUM([Thomas.P104:.P113])+(SUM([Thomas.Q104:.Q113])-MOD(SUM([Thomas.Q104:.Q113]);60))/60+(SUM([Thomas.R104:.R113])-MOD(SUM([Thomas.R104:.R113]);3600))/3600" table:style-name="ce2">
            <text:p>16</text:p>
          </table:table-cell>
          <table:table-cell office:value-type="float" office:value="62" table:formula="of:=MOD(SUM([Thomas.Q104:.Q113]);60)+(SUM([Thomas.R104:.R113])-MOD(SUM([Thomas.R104:.R113]);60))/60" table:style-name="ce2">
            <text:p>62</text:p>
          </table:table-cell>
          <table:table-cell office:value-type="float" office:value="9" table:formula="of:=MOD(SUM([Thomas.R104:.R113]);60)" table:style-name="ce2">
            <text:p>9</text:p>
          </table:table-cell>
          <table:table-cell office:value-type="float" office:value="299911" table:formula="of:=SUM([Thomas.S104:.S113])" table:style-name="ce2">
            <text:p>299911</text:p>
          </table:table-cell>
          <table:table-cell office:value-type="float" office:value="293.4119258425867" table:formula="of:=IFERROR([.T34]/([.Q34]*60+[.R34]+[.S34]/60);0)" table:style-name="ce4">
            <text:p>293.41</text:p>
          </table:table-cell>
          <table:table-cell office:value-type="float" office:value="140" table:formula="of:=SUM([Thomas.U104:.U113])" table:style-name="ce2">
            <text:p>140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Imp</text:p>
          </table:table-cell>
          <table:table-cell office:value-type="float" office:value="6" table:formula="of:=SUM([Thomas.B115:.B121])+(SUM([Thomas.C115:.C121])-MOD(SUM([Thomas.C115:.C121]);60))/60+(SUM([Thomas.D115:.D121])-MOD(SUM([Thomas.D115:.D121]);3600))/3600" table:style-name="ce2">
            <text:p>6</text:p>
          </table:table-cell>
          <table:table-cell office:value-type="float" office:value="17" table:formula="of:=MOD(SUM([Thomas.C115:.C121]);60)+(SUM([Thomas.D115:.D121])-MOD(SUM([Thomas.D115:.D121]);60))/60" table:style-name="ce2">
            <text:p>17</text:p>
          </table:table-cell>
          <table:table-cell office:value-type="float" office:value="39" table:formula="of:=MOD(SUM([Thomas.D115:.D121]);60)" table:style-name="ce2">
            <text:p>39</text:p>
          </table:table-cell>
          <table:table-cell office:value-type="float" office:value="60748" table:formula="of:=SUM([Thomas.E115:.E121])" table:style-name="ce2">
            <text:p>60748</text:p>
          </table:table-cell>
          <table:table-cell office:value-type="float" office:value="160.85793724347943" table:formula="of:=IFERROR([.F35]/([.C35]*60+[.D35]+[.E35]/60);0)" table:style-name="ce4">
            <text:p>160.86</text:p>
          </table:table-cell>
          <table:table-cell office:value-type="float" office:value="32" table:formula="of:=SUM([Thomas.G115:.G121])" table:style-name="ce2">
            <text:p>32</text:p>
          </table:table-cell>
          <table:table-cell table:style-name="ce2"/>
          <table:table-cell office:value-type="float" office:value="8" table:formula="of:=SUM([Thomas.I115:.I121])+(SUM([Thomas.J115:.J121])-MOD(SUM([Thomas.J115:.J121]);60))/60+(SUM([Thomas.K115:.K121])-MOD(SUM([Thomas.K115:.K121]);3600))/3600" table:style-name="ce2">
            <text:p>8</text:p>
          </table:table-cell>
          <table:table-cell office:value-type="float" office:value="33" table:formula="of:=MOD(SUM([Thomas.J115:.J121]);60)+(SUM([Thomas.K115:.K121])-MOD(SUM([Thomas.K115:.K121]);60))/60" table:style-name="ce2">
            <text:p>33</text:p>
          </table:table-cell>
          <table:table-cell office:value-type="float" office:value="41" table:formula="of:=MOD(SUM([Thomas.K115:.K121]);60)" table:style-name="ce2">
            <text:p>41</text:p>
          </table:table-cell>
          <table:table-cell office:value-type="float" office:value="94793" table:formula="of:=SUM([Thomas.L115:.L121])" table:style-name="ce2">
            <text:p>94793</text:p>
          </table:table-cell>
          <table:table-cell office:value-type="float" office:value="184.53586840141463" table:formula="of:=IFERROR([.M35]/([.J35]*60+[.K35]+[.L35]/60);0)" table:style-name="ce4">
            <text:p>184.54</text:p>
          </table:table-cell>
          <table:table-cell office:value-type="float" office:value="46" table:formula="of:=SUM([Thomas.N115:.N121])" table:style-name="ce2">
            <text:p>46</text:p>
          </table:table-cell>
          <table:table-cell table:style-name="ce2"/>
          <table:table-cell office:value-type="float" office:value="8" table:formula="of:=SUM([Thomas.P115:.P121])+(SUM([Thomas.Q115:.Q121])-MOD(SUM([Thomas.Q115:.Q121]);60))/60+(SUM([Thomas.R115:.R121])-MOD(SUM([Thomas.R115:.R121]);3600))/3600" table:style-name="ce2">
            <text:p>8</text:p>
          </table:table-cell>
          <table:table-cell office:value-type="float" office:value="52" table:formula="of:=MOD(SUM([Thomas.Q115:.Q121]);60)+(SUM([Thomas.R115:.R121])-MOD(SUM([Thomas.R115:.R121]);60))/60" table:style-name="ce2">
            <text:p>52</text:p>
          </table:table-cell>
          <table:table-cell office:value-type="float" office:value="28" table:formula="of:=MOD(SUM([Thomas.R115:.R121]);60)" table:style-name="ce2">
            <text:p>28</text:p>
          </table:table-cell>
          <table:table-cell office:value-type="float" office:value="97784" table:formula="of:=SUM([Thomas.S115:.S121])" table:style-name="ce2">
            <text:p>97784</text:p>
          </table:table-cell>
          <table:table-cell office:value-type="float" office:value="183.6434205584074" table:formula="of:=IFERROR([.T35]/([.Q35]*60+[.R35]+[.S35]/60);0)" table:style-name="ce4">
            <text:p>183.64</text:p>
          </table:table-cell>
          <table:table-cell office:value-type="float" office:value="46" table:formula="of:=SUM([Thomas.U115:.U121])" table:style-name="ce2">
            <text:p>46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Captain Deadbeard</text:p>
          </table:table-cell>
          <table:table-cell office:value-type="float" office:value="2" table:formula="of:=SUM([Thomas.B123:.B128])+(SUM([Thomas.C123:.C128])-MOD(SUM([Thomas.C123:.C128]);60))/60+(SUM([Thomas.D123:.D128])-MOD(SUM([Thomas.D123:.D128]);3600))/3600" table:style-name="ce2">
            <text:p>2</text:p>
          </table:table-cell>
          <table:table-cell office:value-type="float" office:value="8" table:formula="of:=MOD(SUM([Thomas.C123:.C128]);60)+(SUM([Thomas.D123:.D128])-MOD(SUM([Thomas.D123:.D128]);60))/60" table:style-name="ce2">
            <text:p>8</text:p>
          </table:table-cell>
          <table:table-cell office:value-type="float" office:value="0" table:formula="of:=MOD(SUM([Thomas.D123:.D128]);60)" table:style-name="ce2">
            <text:p>0</text:p>
          </table:table-cell>
          <table:table-cell office:value-type="float" office:value="28484" table:formula="of:=SUM([Thomas.E123:.E128])" table:style-name="ce2">
            <text:p>28484</text:p>
          </table:table-cell>
          <table:table-cell office:value-type="float" office:value="222.53125" table:formula="of:=IFERROR([.F36]/([.C36]*60+[.D36]+[.E36]/60);0)" table:style-name="ce4">
            <text:p>222.53</text:p>
          </table:table-cell>
          <table:table-cell office:value-type="float" office:value="18" table:formula="of:=SUM([Thomas.G123:.G128])" table:style-name="ce2">
            <text:p>18</text:p>
          </table:table-cell>
          <table:table-cell table:style-name="ce2"/>
          <table:table-cell office:value-type="float" office:value="4" table:formula="of:=SUM([Thomas.I123:.I128])+(SUM([Thomas.J123:.J128])-MOD(SUM([Thomas.J123:.J128]);60))/60+(SUM([Thomas.K123:.K128])-MOD(SUM([Thomas.K123:.K128]);3600))/3600" table:style-name="ce2">
            <text:p>4</text:p>
          </table:table-cell>
          <table:table-cell office:value-type="float" office:value="14" table:formula="of:=MOD(SUM([Thomas.J123:.J128]);60)+(SUM([Thomas.K123:.K128])-MOD(SUM([Thomas.K123:.K128]);60))/60" table:style-name="ce2">
            <text:p>14</text:p>
          </table:table-cell>
          <table:table-cell office:value-type="float" office:value="5" table:formula="of:=MOD(SUM([Thomas.K123:.K128]);60)" table:style-name="ce2">
            <text:p>5</text:p>
          </table:table-cell>
          <table:table-cell office:value-type="float" office:value="57870" table:formula="of:=SUM([Thomas.L123:.L128])" table:style-name="ce2">
            <text:p>57870</text:p>
          </table:table-cell>
          <table:table-cell office:value-type="float" office:value="227.75992128566742" table:formula="of:=IFERROR([.M36]/([.J36]*60+[.K36]+[.L36]/60);0)" table:style-name="ce4">
            <text:p>227.76</text:p>
          </table:table-cell>
          <table:table-cell office:value-type="float" office:value="31" table:formula="of:=SUM([Thomas.N123:.N128])" table:style-name="ce2">
            <text:p>31</text:p>
          </table:table-cell>
          <table:table-cell table:style-name="ce2"/>
          <table:table-cell office:value-type="float" office:value="5" table:formula="of:=SUM([Thomas.P123:.P128])+(SUM([Thomas.Q123:.Q128])-MOD(SUM([Thomas.Q123:.Q128]);60))/60+(SUM([Thomas.R123:.R128])-MOD(SUM([Thomas.R123:.R128]);3600))/3600" table:style-name="ce2">
            <text:p>5</text:p>
          </table:table-cell>
          <table:table-cell office:value-type="float" office:value="21" table:formula="of:=MOD(SUM([Thomas.Q123:.Q128]);60)+(SUM([Thomas.R123:.R128])-MOD(SUM([Thomas.R123:.R128]);60))/60" table:style-name="ce2">
            <text:p>21</text:p>
          </table:table-cell>
          <table:table-cell office:value-type="float" office:value="51" table:formula="of:=MOD(SUM([Thomas.R123:.R128]);60)" table:style-name="ce2">
            <text:p>51</text:p>
          </table:table-cell>
          <table:table-cell office:value-type="float" office:value="91047" table:formula="of:=SUM([Thomas.S123:.S128])" table:style-name="ce2">
            <text:p>91047</text:p>
          </table:table-cell>
          <table:table-cell office:value-type="float" office:value="282.88643778157524" table:formula="of:=IFERROR([.T36]/([.Q36]*60+[.R36]+[.S36]/60);0)" table:style-name="ce4">
            <text:p>282.89</text:p>
          </table:table-cell>
          <table:table-cell office:value-type="float" office:value="34" table:formula="of:=SUM([Thomas.U123:.U128])" table:style-name="ce2">
            <text:p>34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Super Brainz</text:p>
          </table:table-cell>
          <table:table-cell office:value-type="float" office:value="4" table:formula="of:=SUM([Thomas.B130:.B135])+(SUM([Thomas.C130:.C135])-MOD(SUM([Thomas.C130:.C135]);60))/60+(SUM([Thomas.D130:.D135])-MOD(SUM([Thomas.D130:.D135]);3600))/3600" table:style-name="ce2">
            <text:p>4</text:p>
          </table:table-cell>
          <table:table-cell office:value-type="float" office:value="1" table:formula="of:=MOD(SUM([Thomas.C130:.C135]);60)+(SUM([Thomas.D130:.D135])-MOD(SUM([Thomas.D130:.D135]);60))/60" table:style-name="ce2">
            <text:p>1</text:p>
          </table:table-cell>
          <table:table-cell office:value-type="float" office:value="4" table:formula="of:=MOD(SUM([Thomas.D130:.D135]);60)" table:style-name="ce2">
            <text:p>4</text:p>
          </table:table-cell>
          <table:table-cell office:value-type="float" office:value="25943" table:formula="of:=SUM([Thomas.E130:.E135])" table:style-name="ce2">
            <text:p>25943</text:p>
          </table:table-cell>
          <table:table-cell office:value-type="float" office:value="107.61753318584071" table:formula="of:=IFERROR([.F37]/([.C37]*60+[.D37]+[.E37]/60);0)" table:style-name="ce4">
            <text:p>107.62</text:p>
          </table:table-cell>
          <table:table-cell office:value-type="float" office:value="14" table:formula="of:=SUM([Thomas.G130:.G135])" table:style-name="ce2">
            <text:p>14</text:p>
          </table:table-cell>
          <table:table-cell table:style-name="ce2"/>
          <table:table-cell office:value-type="float" office:value="7" table:formula="of:=SUM([Thomas.I130:.I135])+(SUM([Thomas.J130:.J135])-MOD(SUM([Thomas.J130:.J135]);60))/60+(SUM([Thomas.K130:.K135])-MOD(SUM([Thomas.K130:.K135]);3600))/3600" table:style-name="ce2">
            <text:p>7</text:p>
          </table:table-cell>
          <table:table-cell office:value-type="float" office:value="11" table:formula="of:=MOD(SUM([Thomas.J130:.J135]);60)+(SUM([Thomas.K130:.K135])-MOD(SUM([Thomas.K130:.K135]);60))/60" table:style-name="ce2">
            <text:p>11</text:p>
          </table:table-cell>
          <table:table-cell office:value-type="float" office:value="35" table:formula="of:=MOD(SUM([Thomas.K130:.K135]);60)" table:style-name="ce2">
            <text:p>35</text:p>
          </table:table-cell>
          <table:table-cell office:value-type="float" office:value="71514" table:formula="of:=SUM([Thomas.L130:.L135])" table:style-name="ce2">
            <text:p>71514</text:p>
          </table:table-cell>
          <table:table-cell office:value-type="float" office:value="165.70148677350841" table:formula="of:=IFERROR([.M37]/([.J37]*60+[.K37]+[.L37]/60);0)" table:style-name="ce4">
            <text:p>165.70</text:p>
          </table:table-cell>
          <table:table-cell office:value-type="float" office:value="35" table:formula="of:=SUM([Thomas.N130:.N135])" table:style-name="ce2">
            <text:p>35</text:p>
          </table:table-cell>
          <table:table-cell table:style-name="ce2"/>
          <table:table-cell office:value-type="float" office:value="7" table:formula="of:=SUM([Thomas.P130:.P135])+(SUM([Thomas.Q130:.Q135])-MOD(SUM([Thomas.Q130:.Q135]);60))/60+(SUM([Thomas.R130:.R135])-MOD(SUM([Thomas.R130:.R135]);3600))/3600" table:style-name="ce2">
            <text:p>7</text:p>
          </table:table-cell>
          <table:table-cell office:value-type="float" office:value="58" table:formula="of:=MOD(SUM([Thomas.Q130:.Q135]);60)+(SUM([Thomas.R130:.R135])-MOD(SUM([Thomas.R130:.R135]);60))/60" table:style-name="ce2">
            <text:p>58</text:p>
          </table:table-cell>
          <table:table-cell office:value-type="float" office:value="11" table:formula="of:=MOD(SUM([Thomas.R130:.R135]);60)" table:style-name="ce2">
            <text:p>11</text:p>
          </table:table-cell>
          <table:table-cell office:value-type="float" office:value="72590" table:formula="of:=SUM([Thomas.S130:.S135])" table:style-name="ce2">
            <text:p>72590</text:p>
          </table:table-cell>
          <table:table-cell office:value-type="float" office:value="151.80370150918407" table:formula="of:=IFERROR([.T37]/([.Q37]*60+[.R37]+[.S37]/60);0)" table:style-name="ce4">
            <text:p>151.80</text:p>
          </table:table-cell>
          <table:table-cell office:value-type="float" office:value="36" table:formula="of:=SUM([Thomas.U130:.U135])" table:style-name="ce2">
            <text:p>36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Hover Goat-3000</text:p>
          </table:table-cell>
          <table:table-cell office:value-type="float" office:value="0" table:formula="of:=SUM([Thomas.B137:.B137])+(SUM([Thomas.C137:.C137])-MOD(SUM([Thomas.C137:.C137]);60))/60+(SUM([Thomas.D137:.D137])-MOD(SUM([Thomas.D137:.D137]);3600))/3600" table:style-name="ce2">
            <text:p>0</text:p>
          </table:table-cell>
          <table:table-cell office:value-type="float" office:value="0" table:formula="of:=MOD(SUM([Thomas.C137:.C137]);60)+(SUM([Thomas.D137:.D137])-MOD(SUM([Thomas.D137:.D137]);60))/60" table:style-name="ce2">
            <text:p>0</text:p>
          </table:table-cell>
          <table:table-cell office:value-type="float" office:value="0" table:formula="of:=MOD(SUM([Thomas.D137:.D137]);60)" table:style-name="ce2">
            <text:p>0</text:p>
          </table:table-cell>
          <table:table-cell office:value-type="float" office:value="0" table:formula="of:=SUM([Thomas.E137:.E137])" table:style-name="ce2">
            <text:p>0</text:p>
          </table:table-cell>
          <table:table-cell office:value-type="float" office:value="0" table:formula="of:=IFERROR([.F38]/([.C38]*60+[.D38]+[.E38]/60);0)" table:style-name="ce4">
            <text:p>0.00</text:p>
          </table:table-cell>
          <table:table-cell office:value-type="float" office:value="0" table:formula="of:=SUM([Thomas.G137:.G137])" table:style-name="ce2">
            <text:p>0</text:p>
          </table:table-cell>
          <table:table-cell table:style-name="ce2"/>
          <table:table-cell office:value-type="float" office:value="0" table:formula="of:=SUM([Thomas.I137:.I137])+(SUM([Thomas.J137:.J137])-MOD(SUM([Thomas.J137:.J137]);60))/60+(SUM([Thomas.K137:.K137])-MOD(SUM([Thomas.K137:.K137]);3600))/3600" table:style-name="ce2">
            <text:p>0</text:p>
          </table:table-cell>
          <table:table-cell office:value-type="float" office:value="0" table:formula="of:=MOD(SUM([Thomas.J137:.J137]);60)+(SUM([Thomas.K137:.K137])-MOD(SUM([Thomas.K137:.K137]);60))/60" table:style-name="ce2">
            <text:p>0</text:p>
          </table:table-cell>
          <table:table-cell office:value-type="float" office:value="0" table:formula="of:=MOD(SUM([Thomas.K137:.K137]);60)" table:style-name="ce2">
            <text:p>0</text:p>
          </table:table-cell>
          <table:table-cell office:value-type="float" office:value="0" table:formula="of:=SUM([Thomas.L137:.L137])" table:style-name="ce2">
            <text:p>0</text:p>
          </table:table-cell>
          <table:table-cell office:value-type="float" office:value="0" table:formula="of:=IFERROR([.M38]/([.J38]*60+[.K38]+[.L38]/60);0)" table:style-name="ce4">
            <text:p>0.00</text:p>
          </table:table-cell>
          <table:table-cell office:value-type="float" office:value="0" table:formula="of:=SUM([Thomas.N137:.N137])" table:style-name="ce2">
            <text:p>0</text:p>
          </table:table-cell>
          <table:table-cell table:style-name="ce2"/>
          <table:table-cell office:value-type="float" office:value="0" table:formula="of:=SUM([Thomas.P137:.P137])+(SUM([Thomas.Q137:.Q137])-MOD(SUM([Thomas.Q137:.Q137]);60))/60+(SUM([Thomas.R137:.R137])-MOD(SUM([Thomas.R137:.R137]);3600))/3600" table:style-name="ce2">
            <text:p>0</text:p>
          </table:table-cell>
          <table:table-cell office:value-type="float" office:value="12" table:formula="of:=MOD(SUM([Thomas.Q137:.Q137]);60)+(SUM([Thomas.R137:.R137])-MOD(SUM([Thomas.R137:.R137]);60))/60" table:style-name="ce2">
            <text:p>12</text:p>
          </table:table-cell>
          <table:table-cell office:value-type="float" office:value="18" table:formula="of:=MOD(SUM([Thomas.R137:.R137]);60)" table:style-name="ce2">
            <text:p>18</text:p>
          </table:table-cell>
          <table:table-cell office:value-type="float" office:value="5070" table:formula="of:=SUM([Thomas.S137:.S137])" table:style-name="ce2">
            <text:p>5070</text:p>
          </table:table-cell>
          <table:table-cell office:value-type="float" office:value="412.19512195121951" table:formula="of:=IFERROR([.T38]/([.Q38]*60+[.R38]+[.S38]/60);0)" table:style-name="ce4">
            <text:p>412.20</text:p>
          </table:table-cell>
          <table:table-cell office:value-type="float" office:value="4" table:formula="of:=SUM([Thomas.U137:.U137])" table:style-name="ce2">
            <text:p>4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Plant</text:p>
          </table:table-cell>
          <table:table-cell office:value-type="float" office:value="62" table:formula="of:=SUM([.C23:.C30])+(SUM([.D23:.D30])-MOD(SUM([.D23:.D30]);60))/60+(SUM([.E23:.E30])-MOD(SUM([.E23:.E30]);3600))/3600" table:style-name="ce2">
            <text:p>62</text:p>
          </table:table-cell>
          <table:table-cell office:value-type="float" office:value="26" table:formula="of:=MOD(SUM([.D23:.D30]);60)+(SUM([.E23:.E30])-[.E39])/60" table:style-name="ce2">
            <text:p>26</text:p>
          </table:table-cell>
          <table:table-cell office:value-type="float" office:value="9" table:formula="of:=MOD(SUM([.E23:.E30]);60)" table:style-name="ce2">
            <text:p>9</text:p>
          </table:table-cell>
          <table:table-cell office:value-type="float" office:value="767051" table:formula="of:=SUM([.F23:.F30])" table:style-name="ce2">
            <text:p>767051</text:p>
          </table:table-cell>
          <table:table-cell office:value-type="float" office:value="204.75715067469267" table:formula="of:=IFERROR([.F39]/([.C39]*60+[.D39]+[.E39]/60);0)" table:style-name="ce4">
            <text:p>204.76</text:p>
          </table:table-cell>
          <table:table-cell office:value-type="float" office:value="390" table:formula="of:=SUM([.H23:.H30])" table:style-name="ce2">
            <text:p>390</text:p>
          </table:table-cell>
          <table:table-cell table:style-name="ce2"/>
          <table:table-cell office:value-type="float" office:value="77" table:formula="of:=SUM([.J23:.J30])+(SUM([.K23:.K30])-MOD(SUM([.K23:.K30]);60))/60+(SUM([.L23:.L30])-MOD(SUM([.L23:.L30]);3600))/3600" table:style-name="ce2">
            <text:p>77</text:p>
          </table:table-cell>
          <table:table-cell office:value-type="float" office:value="15" table:formula="of:=MOD(SUM([.K23:.K30]);60)+(SUM([.L23:.L30])-[.L39])/60" table:style-name="ce2">
            <text:p>15</text:p>
          </table:table-cell>
          <table:table-cell office:value-type="float" office:value="10" table:formula="of:=MOD(SUM([.L23:.L30]);60)" table:style-name="ce2">
            <text:p>10</text:p>
          </table:table-cell>
          <table:table-cell office:value-type="float" office:value="1014485" table:formula="of:=SUM([.M23:.M30])" table:style-name="ce2">
            <text:p>1014485</text:p>
          </table:table-cell>
          <table:table-cell office:value-type="float" office:value="218.86699507389162" table:formula="of:=IFERROR([.M39]/([.J39]*60+[.K39]+[.L39]/60);0)" table:style-name="ce4">
            <text:p>218.87</text:p>
          </table:table-cell>
          <table:table-cell office:value-type="float" office:value="498" table:formula="of:=SUM([.O23:.O30])" table:style-name="ce2">
            <text:p>498</text:p>
          </table:table-cell>
          <table:table-cell table:style-name="ce2"/>
          <table:table-cell office:value-type="float" office:value="85" table:formula="of:=SUM([.Q23:.Q30])+(SUM([.R23:.R30])-MOD(SUM([.R23:.R30]);60))/60+(SUM([.S23:.S30])-MOD(SUM([.S23:.S30]);3600))/3600" table:style-name="ce2">
            <text:p>85</text:p>
          </table:table-cell>
          <table:table-cell office:value-type="float" office:value="60" table:formula="of:=MOD(SUM([.R23:.R30]);60)+(SUM([.S23:.S30])-[.S39])/60" table:style-name="ce2">
            <text:p>60</text:p>
          </table:table-cell>
          <table:table-cell office:value-type="float" office:value="22" table:formula="of:=MOD(SUM([.S23:.S30]);60)" table:style-name="ce2">
            <text:p>22</text:p>
          </table:table-cell>
          <table:table-cell office:value-type="float" office:value="1161844" table:formula="of:=SUM([.T23:.T30])" table:style-name="ce2">
            <text:p>1161844</text:p>
          </table:table-cell>
          <table:table-cell office:value-type="float" office:value="225.14756703335033" table:formula="of:=IFERROR([.T39]/([.Q39]*60+[.R39]+[.S39]/60);0)" table:style-name="ce4">
            <text:p>225.15</text:p>
          </table:table-cell>
          <table:table-cell office:value-type="float" office:value="556" table:formula="of:=SUM([.V23:.V30])" table:style-name="ce2">
            <text:p>556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Zombie</text:p>
          </table:table-cell>
          <table:table-cell office:value-type="float" office:value="49" table:formula="of:=SUM([.C31:.C38])+(SUM([.D31:.D38])-MOD(SUM([.D31:.D38]);60))/60+(SUM([.E31:.E38])-MOD(SUM([.E31:.E38]);3600))/3600" table:style-name="ce2">
            <text:p>49</text:p>
          </table:table-cell>
          <table:table-cell office:value-type="float" office:value="29" table:formula="of:=MOD(SUM([.D31:.D38]);60)+(SUM([.E31:.E38])-[.E40])/60" table:style-name="ce2">
            <text:p>29</text:p>
          </table:table-cell>
          <table:table-cell office:value-type="float" office:value="59" table:formula="of:=MOD(SUM([.E31:.E38]);60)" table:style-name="ce2">
            <text:p>59</text:p>
          </table:table-cell>
          <table:table-cell office:value-type="float" office:value="666352" table:formula="of:=SUM([.F31:.F38])" table:style-name="ce2">
            <text:p>666352</text:p>
          </table:table-cell>
          <table:table-cell office:value-type="float" office:value="224.36220180809096" table:formula="of:=IFERROR([.F40]/([.C40]*60+[.D40]+[.E40]/60);0)" table:style-name="ce4">
            <text:p>224.36</text:p>
          </table:table-cell>
          <table:table-cell office:value-type="float" office:value="347" table:formula="of:=SUM([.H31:.H38])" table:style-name="ce2">
            <text:p>347</text:p>
          </table:table-cell>
          <table:table-cell table:style-name="ce2"/>
          <table:table-cell office:value-type="float" office:value="66" table:formula="of:=SUM([.J31:.J38])+(SUM([.K31:.K38])-MOD(SUM([.K31:.K38]);60))/60+(SUM([.L31:.L38])-MOD(SUM([.L31:.L38]);3600))/3600" table:style-name="ce2">
            <text:p>66</text:p>
          </table:table-cell>
          <table:table-cell office:value-type="float" office:value="55" table:formula="of:=MOD(SUM([.K31:.K38]);60)+(SUM([.L31:.L38])-[.L40])/60" table:style-name="ce2">
            <text:p>55</text:p>
          </table:table-cell>
          <table:table-cell office:value-type="float" office:value="16" table:formula="of:=MOD(SUM([.L31:.L38]);60)" table:style-name="ce2">
            <text:p>16</text:p>
          </table:table-cell>
          <table:table-cell office:value-type="float" office:value="976157" table:formula="of:=SUM([.M31:.M38])" table:style-name="ce2">
            <text:p>976157</text:p>
          </table:table-cell>
          <table:table-cell office:value-type="float" office:value="243.1113749190589" table:formula="of:=IFERROR([.M40]/([.J40]*60+[.K40]+[.L40]/60);0)" table:style-name="ce4">
            <text:p>243.11</text:p>
          </table:table-cell>
          <table:table-cell office:value-type="float" office:value="487" table:formula="of:=SUM([.O31:.O38])" table:style-name="ce2">
            <text:p>487</text:p>
          </table:table-cell>
          <table:table-cell table:style-name="ce2"/>
          <table:table-cell office:value-type="float" office:value="73" table:formula="of:=SUM([.Q31:.Q38])+(SUM([.R31:.R38])-MOD(SUM([.R31:.R38]);60))/60+(SUM([.S31:.S38])-MOD(SUM([.S31:.S38]);3600))/3600" table:style-name="ce2">
            <text:p>73</text:p>
          </table:table-cell>
          <table:table-cell office:value-type="float" office:value="52" table:formula="of:=MOD(SUM([.R31:.R38]);60)+(SUM([.S31:.S38])-[.S40])/60" table:style-name="ce2">
            <text:p>52</text:p>
          </table:table-cell>
          <table:table-cell office:value-type="float" office:value="37" table:formula="of:=MOD(SUM([.S31:.S38]);60)" table:style-name="ce2">
            <text:p>37</text:p>
          </table:table-cell>
          <table:table-cell office:value-type="float" office:value="1109383" table:formula="of:=SUM([.T31:.T38])" table:style-name="ce2">
            <text:p>1109383</text:p>
          </table:table-cell>
          <table:table-cell office:value-type="float" office:value="250.27722526573845" table:formula="of:=IFERROR([.T40]/([.Q40]*60+[.R40]+[.S40]/60);0)" table:style-name="ce4">
            <text:p>250.28</text:p>
          </table:table-cell>
          <table:table-cell office:value-type="float" office:value="534" table:formula="of:=SUM([.V31:.V38])" table:style-name="ce2">
            <text:p>534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2">
            <text:p>Total</text:p>
          </table:table-cell>
          <table:table-cell office:value-type="float" office:value="111" table:formula="of:=SUM([.C23:.C38])+(SUM([.D23:.D38])-MOD(SUM([.D23:.D38]);60))/60+(SUM([.E23:.E38])-MOD(SUM([.E23:.E38]);3600))/3600" table:style-name="ce2">
            <text:p>111</text:p>
          </table:table-cell>
          <table:table-cell office:value-type="float" office:value="56" table:formula="of:=MOD(SUM([.D23:.D38]);60)+(SUM([.E23:.E38])-[.E41])/60" table:style-name="ce2">
            <text:p>56</text:p>
          </table:table-cell>
          <table:table-cell office:value-type="float" office:value="8" table:formula="of:=MOD(SUM([.E23:.E38]);60)" table:style-name="ce2">
            <text:p>8</text:p>
          </table:table-cell>
          <table:table-cell office:value-type="float" office:value="1433403" table:formula="of:=[.F39]+[.F40]" table:style-name="ce2">
            <text:p>1433403</text:p>
          </table:table-cell>
          <table:table-cell office:value-type="float" office:value="213.42682297353636" table:formula="of:=IFERROR([.F41]/([.C41]*60+[.D41]+[.E41]/60);0)" table:style-name="ce4">
            <text:p>213.43</text:p>
          </table:table-cell>
          <table:table-cell office:value-type="float" office:value="737" table:formula="of:=[.H39]+[.H40]" table:style-name="ce2">
            <text:p>737</text:p>
          </table:table-cell>
          <table:table-cell table:style-name="ce2"/>
          <table:table-cell office:value-type="float" office:value="144" table:formula="of:=SUM([.J23:.J38])+(SUM([.K23:.K38])-MOD(SUM([.K23:.K38]);60))/60+(SUM([.L23:.L38])-MOD(SUM([.L23:.L38]);3600))/3600" table:style-name="ce2">
            <text:p>144</text:p>
          </table:table-cell>
          <table:table-cell office:value-type="float" office:value="10" table:formula="of:=MOD(SUM([.K23:.K38]);60)+(SUM([.L23:.L38])-[.L41])/60" table:style-name="ce2">
            <text:p>10</text:p>
          </table:table-cell>
          <table:table-cell office:value-type="float" office:value="26" table:formula="of:=MOD(SUM([.L23:.L38]);60)" table:style-name="ce2">
            <text:p>26</text:p>
          </table:table-cell>
          <table:table-cell office:value-type="float" office:value="1990642" table:formula="of:=[.M39]+[.M40]" table:style-name="ce2">
            <text:p>1990642</text:p>
          </table:table-cell>
          <table:table-cell office:value-type="float" office:value="230.12049492703645" table:formula="of:=IFERROR([.M41]/([.J41]*60+[.K41]+[.L41]/60);0)" table:style-name="ce4">
            <text:p>230.12</text:p>
          </table:table-cell>
          <table:table-cell office:value-type="float" office:value="985" table:formula="of:=[.O39]+[.O40]" table:style-name="ce2">
            <text:p>985</text:p>
          </table:table-cell>
          <table:table-cell table:style-name="ce2"/>
          <table:table-cell office:value-type="float" office:value="159" table:formula="of:=SUM([.Q23:.Q38])+(SUM([.R23:.R38])-MOD(SUM([.R23:.R38]);60))/60+(SUM([.S23:.S38])-MOD(SUM([.S23:.S38]);3600))/3600" table:style-name="ce2">
            <text:p>159</text:p>
          </table:table-cell>
          <table:table-cell office:value-type="float" office:value="52" table:formula="of:=MOD(SUM([.R23:.R38]);60)+(SUM([.S23:.S38])-[.S41])/60" table:style-name="ce2">
            <text:p>52</text:p>
          </table:table-cell>
          <table:table-cell office:value-type="float" office:value="59" table:formula="of:=MOD(SUM([.S23:.S38]);60)" table:style-name="ce2">
            <text:p>59</text:p>
          </table:table-cell>
          <table:table-cell office:value-type="float" office:value="2271227" table:formula="of:=[.T39]+[.T40]" table:style-name="ce2">
            <text:p>2271227</text:p>
          </table:table-cell>
          <table:table-cell office:value-type="float" office:value="236.75919378573576" table:formula="of:=IFERROR([.T41]/([.Q41]*60+[.R41]+[.S41]/60);0)" table:style-name="ce4">
            <text:p>236.76</text:p>
          </table:table-cell>
          <table:table-cell office:value-type="float" office:value="1090" table:formula="of:=[.V39]+[.V40]" table:style-name="ce2">
            <text:p>1090</text:p>
          </table:table-cell>
          <table:table-cell table:number-columns-repeated="16362"/>
        </table:table-row>
        <table:table-row table:number-rows-repeated="1048535" table:style-name="ro1">
          <table:table-cell table:number-columns-repeated="16384"/>
        </table:table-row>
      </table:table>
      <table:table table:name="Diff_Total" table:style-name="ta3">
        <table:table-column table:style-name="co9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11" table:default-cell-style-name="ce2"/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11" table:default-cell-style-name="ce2"/>
        <table:table-column table:style-name="co7" table:number-columns-repeated="16369" table:default-cell-style-name="ce2"/>
        <table:table-row table:style-name="ro1">
          <table:table-cell table:number-columns-repeated="2" table:style-name="ce2"/>
          <table:table-cell office:value-type="string" table:number-columns-spanned="6" table:number-rows-spanned="1" table:style-name="ce5">
            <text:p>20-11-2017 to 04-12-2017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1" table:style-name="ce5">
            <text:p>04-12-2017 to 18-12-2017</text:p>
          </table:table-cell>
          <table:covered-table-cell table:number-columns-repeated="5"/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19" table:style-name="ce6">
            <text:p>Mads</text:p>
          </table:table-cell>
          <table:table-cell office:value-type="string" table:style-name="ce2">
            <text:p>Peashooter</text:p>
          </table:table-cell>
          <table:table-cell office:value-type="float" office:value="0" table:formula="of:=[Total.J3]-[Total.C3]-IF([Total.K3]-[Total.D3]&lt;0;1;0)" table:style-name="ce2">
            <text:p>0</text:p>
          </table:table-cell>
          <table:table-cell office:value-type="float" office:value="50" table:formula="of:=IF([Total.K3]-[Total.D3]&lt;0;[Total.K3]-[Total.D3]+60;[Total.K3]-[Total.D3])-IF([Total.L3]-[Total.E3]&lt;0;1;0)" table:style-name="ce2">
            <text:p>50</text:p>
          </table:table-cell>
          <table:table-cell office:value-type="float" office:value="48" table:formula="of:=IF([Total.L3]-[Total.E3]&lt;0;[Total.L3]-[Total.E3]+60;[Total.L3]-[Total.E3])" table:style-name="ce2">
            <text:p>48</text:p>
          </table:table-cell>
          <table:table-cell office:value-type="float" office:value="15612" table:formula="of:=[Total.M3]-[Total.F3]" table:style-name="ce2">
            <text:p>15612</text:p>
          </table:table-cell>
          <table:table-cell office:value-type="float" office:value="-2.4085076242199648" table:formula="of:=[Total.N3]-[Total.G3]" table:style-name="ce8">
            <text:p>-2.41</text:p>
          </table:table-cell>
          <table:table-cell office:value-type="float" office:value="8" table:formula="of:=[Total.O3]-[Total.H3]" table:style-name="ce2">
            <text:p>8</text:p>
          </table:table-cell>
          <table:table-cell table:style-name="ce2"/>
          <table:table-cell office:value-type="float" office:value="0" table:formula="of:=[Total.Q3]-[Total.J3]-IF([Total.R3]-[Total.K3]&lt;0;1;0)" table:style-name="ce2">
            <text:p>0</text:p>
          </table:table-cell>
          <table:table-cell office:value-type="float" office:value="0" table:formula="of:=IF([Total.R3]-[Total.K3]&lt;0;[Total.R3]-[Total.K3]+60;[Total.R3]-[Total.K3])-IF([Total.S3]-[Total.L3]&lt;0;1;0)" table:style-name="ce2">
            <text:p>0</text:p>
          </table:table-cell>
          <table:table-cell office:value-type="float" office:value="0" table:formula="of:=IF([Total.S3]-[Total.L3]&lt;0;[Total.S3]-[Total.L3]+60;[Total.S3]-[Total.L3])" table:style-name="ce2">
            <text:p>0</text:p>
          </table:table-cell>
          <table:table-cell office:value-type="float" office:value="0" table:formula="of:=[Total.T3]-[Total.M3]" table:style-name="ce2">
            <text:p>0</text:p>
          </table:table-cell>
          <table:table-cell office:value-type="float" office:value="0" table:formula="of:=[Total.U3]-[Total.N3]" table:style-name="ce8">
            <text:p>0.00</text:p>
          </table:table-cell>
          <table:table-cell office:value-type="float" office:value="0" table:formula="of:=[Total.V3]-[Total.O3]" table:style-name="ce2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Sunflower</text:p>
          </table:table-cell>
          <table:table-cell office:value-type="float" office:value="0" table:formula="of:=[Total.J4]-[Total.C4]-IF([Total.K4]-[Total.D4]&lt;0;1;0)" table:style-name="ce2">
            <text:p>0</text:p>
          </table:table-cell>
          <table:table-cell office:value-type="float" office:value="28" table:formula="of:=IF([Total.K4]-[Total.D4]&lt;0;[Total.K4]-[Total.D4]+60;[Total.K4]-[Total.D4])-IF([Total.L4]-[Total.E4]&lt;0;1;0)" table:style-name="ce2">
            <text:p>28</text:p>
          </table:table-cell>
          <table:table-cell office:value-type="float" office:value="24" table:formula="of:=IF([Total.L4]-[Total.E4]&lt;0;[Total.L4]-[Total.E4]+60;[Total.L4]-[Total.E4])" table:style-name="ce2">
            <text:p>24</text:p>
          </table:table-cell>
          <table:table-cell office:value-type="float" office:value="14487" table:formula="of:=[Total.M4]-[Total.F4]" table:style-name="ce2">
            <text:p>14487</text:p>
          </table:table-cell>
          <table:table-cell office:value-type="float" office:value="14.232642450960157" table:formula="of:=[Total.N4]-[Total.G4]" table:style-name="ce8">
            <text:p>14.23</text:p>
          </table:table-cell>
          <table:table-cell office:value-type="float" office:value="5" table:formula="of:=[Total.O4]-[Total.H4]" table:style-name="ce2">
            <text:p>5</text:p>
          </table:table-cell>
          <table:table-cell table:style-name="ce2"/>
          <table:table-cell office:value-type="float" office:value="0" table:formula="of:=[Total.Q4]-[Total.J4]-IF([Total.R4]-[Total.K4]&lt;0;1;0)" table:style-name="ce2">
            <text:p>0</text:p>
          </table:table-cell>
          <table:table-cell office:value-type="float" office:value="0" table:formula="of:=IF([Total.R4]-[Total.K4]&lt;0;[Total.R4]-[Total.K4]+60;[Total.R4]-[Total.K4])-IF([Total.S4]-[Total.L4]&lt;0;1;0)" table:style-name="ce2">
            <text:p>0</text:p>
          </table:table-cell>
          <table:table-cell office:value-type="float" office:value="0" table:formula="of:=IF([Total.S4]-[Total.L4]&lt;0;[Total.S4]-[Total.L4]+60;[Total.S4]-[Total.L4])" table:style-name="ce2">
            <text:p>0</text:p>
          </table:table-cell>
          <table:table-cell office:value-type="float" office:value="0" table:formula="of:=[Total.T4]-[Total.M4]" table:style-name="ce2">
            <text:p>0</text:p>
          </table:table-cell>
          <table:table-cell office:value-type="float" office:value="0" table:formula="of:=[Total.U4]-[Total.N4]" table:style-name="ce8">
            <text:p>0.00</text:p>
          </table:table-cell>
          <table:table-cell office:value-type="float" office:value="0" table:formula="of:=[Total.V4]-[Total.O4]" table:style-name="ce2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homper</text:p>
          </table:table-cell>
          <table:table-cell office:value-type="float" office:value="2" table:formula="of:=[Total.J5]-[Total.C5]-IF([Total.K5]-[Total.D5]&lt;0;1;0)" table:style-name="ce2">
            <text:p>2</text:p>
          </table:table-cell>
          <table:table-cell office:value-type="float" office:value="30" table:formula="of:=IF([Total.K5]-[Total.D5]&lt;0;[Total.K5]-[Total.D5]+60;[Total.K5]-[Total.D5])-IF([Total.L5]-[Total.E5]&lt;0;1;0)" table:style-name="ce2">
            <text:p>30</text:p>
          </table:table-cell>
          <table:table-cell office:value-type="float" office:value="14" table:formula="of:=IF([Total.L5]-[Total.E5]&lt;0;[Total.L5]-[Total.E5]+60;[Total.L5]-[Total.E5])" table:style-name="ce2">
            <text:p>14</text:p>
          </table:table-cell>
          <table:table-cell office:value-type="float" office:value="52107" table:formula="of:=[Total.M5]-[Total.F5]" table:style-name="ce2">
            <text:p>52107</text:p>
          </table:table-cell>
          <table:table-cell office:value-type="float" office:value="53.570019666092151" table:formula="of:=[Total.N5]-[Total.G5]" table:style-name="ce8">
            <text:p>53.57</text:p>
          </table:table-cell>
          <table:table-cell office:value-type="float" office:value="25" table:formula="of:=[Total.O5]-[Total.H5]" table:style-name="ce2">
            <text:p>25</text:p>
          </table:table-cell>
          <table:table-cell table:style-name="ce2"/>
          <table:table-cell office:value-type="float" office:value="0" table:formula="of:=[Total.Q5]-[Total.J5]-IF([Total.R5]-[Total.K5]&lt;0;1;0)" table:style-name="ce2">
            <text:p>0</text:p>
          </table:table-cell>
          <table:table-cell office:value-type="float" office:value="52" table:formula="of:=IF([Total.R5]-[Total.K5]&lt;0;[Total.R5]-[Total.K5]+60;[Total.R5]-[Total.K5])-IF([Total.S5]-[Total.L5]&lt;0;1;0)" table:style-name="ce2">
            <text:p>52</text:p>
          </table:table-cell>
          <table:table-cell office:value-type="float" office:value="39" table:formula="of:=IF([Total.S5]-[Total.L5]&lt;0;[Total.S5]-[Total.L5]+60;[Total.S5]-[Total.L5])" table:style-name="ce2">
            <text:p>39</text:p>
          </table:table-cell>
          <table:table-cell office:value-type="float" office:value="27543" table:formula="of:=[Total.T5]-[Total.M5]" table:style-name="ce2">
            <text:p>27543</text:p>
          </table:table-cell>
          <table:table-cell office:value-type="float" office:value="28.62172425697517" table:formula="of:=[Total.U5]-[Total.N5]" table:style-name="ce8">
            <text:p>28.62</text:p>
          </table:table-cell>
          <table:table-cell office:value-type="float" office:value="12" table:formula="of:=[Total.V5]-[Total.O5]" table:style-name="ce2">
            <text:p>1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actus</text:p>
          </table:table-cell>
          <table:table-cell office:value-type="float" office:value="1" table:formula="of:=[Total.J6]-[Total.C6]-IF([Total.K6]-[Total.D6]&lt;0;1;0)" table:style-name="ce2">
            <text:p>1</text:p>
          </table:table-cell>
          <table:table-cell office:value-type="float" office:value="33" table:formula="of:=IF([Total.K6]-[Total.D6]&lt;0;[Total.K6]-[Total.D6]+60;[Total.K6]-[Total.D6])-IF([Total.L6]-[Total.E6]&lt;0;1;0)" table:style-name="ce2">
            <text:p>33</text:p>
          </table:table-cell>
          <table:table-cell office:value-type="float" office:value="1" table:formula="of:=IF([Total.L6]-[Total.E6]&lt;0;[Total.L6]-[Total.E6]+60;[Total.L6]-[Total.E6])" table:style-name="ce2">
            <text:p>1</text:p>
          </table:table-cell>
          <table:table-cell office:value-type="float" office:value="37376" table:formula="of:=[Total.M6]-[Total.F6]" table:style-name="ce2">
            <text:p>37376</text:p>
          </table:table-cell>
          <table:table-cell office:value-type="float" office:value="69.771961346395926" table:formula="of:=[Total.N6]-[Total.G6]" table:style-name="ce8">
            <text:p>69.77</text:p>
          </table:table-cell>
          <table:table-cell office:value-type="float" office:value="17" table:formula="of:=[Total.O6]-[Total.H6]" table:style-name="ce2">
            <text:p>17</text:p>
          </table:table-cell>
          <table:table-cell table:style-name="ce2"/>
          <table:table-cell office:value-type="float" office:value="2" table:formula="of:=[Total.Q6]-[Total.J6]-IF([Total.R6]-[Total.K6]&lt;0;1;0)" table:style-name="ce2">
            <text:p>2</text:p>
          </table:table-cell>
          <table:table-cell office:value-type="float" office:value="50" table:formula="of:=IF([Total.R6]-[Total.K6]&lt;0;[Total.R6]-[Total.K6]+60;[Total.R6]-[Total.K6])-IF([Total.S6]-[Total.L6]&lt;0;1;0)" table:style-name="ce2">
            <text:p>50</text:p>
          </table:table-cell>
          <table:table-cell office:value-type="float" office:value="15" table:formula="of:=IF([Total.S6]-[Total.L6]&lt;0;[Total.S6]-[Total.L6]+60;[Total.S6]-[Total.L6])" table:style-name="ce2">
            <text:p>15</text:p>
          </table:table-cell>
          <table:table-cell office:value-type="float" office:value="87314" table:formula="of:=[Total.T6]-[Total.M6]" table:style-name="ce2">
            <text:p>87314</text:p>
          </table:table-cell>
          <table:table-cell office:value-type="float" office:value="96.948562580335391" table:formula="of:=[Total.U6]-[Total.N6]" table:style-name="ce8">
            <text:p>96.95</text:p>
          </table:table-cell>
          <table:table-cell office:value-type="float" office:value="37" table:formula="of:=[Total.V6]-[Total.O6]" table:style-name="ce2">
            <text:p>3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itron</text:p>
          </table:table-cell>
          <table:table-cell office:value-type="float" office:value="0" table:formula="of:=[Total.J7]-[Total.C7]-IF([Total.K7]-[Total.D7]&lt;0;1;0)" table:style-name="ce2">
            <text:p>0</text:p>
          </table:table-cell>
          <table:table-cell office:value-type="float" office:value="55" table:formula="of:=IF([Total.K7]-[Total.D7]&lt;0;[Total.K7]-[Total.D7]+60;[Total.K7]-[Total.D7])-IF([Total.L7]-[Total.E7]&lt;0;1;0)" table:style-name="ce2">
            <text:p>55</text:p>
          </table:table-cell>
          <table:table-cell office:value-type="float" office:value="28" table:formula="of:=IF([Total.L7]-[Total.E7]&lt;0;[Total.L7]-[Total.E7]+60;[Total.L7]-[Total.E7])" table:style-name="ce2">
            <text:p>28</text:p>
          </table:table-cell>
          <table:table-cell office:value-type="float" office:value="20844" table:formula="of:=[Total.M7]-[Total.F7]" table:style-name="ce2">
            <text:p>20844</text:p>
          </table:table-cell>
          <table:table-cell office:value-type="float" office:value="52.063948354770787" table:formula="of:=[Total.N7]-[Total.G7]" table:style-name="ce8">
            <text:p>52.06</text:p>
          </table:table-cell>
          <table:table-cell office:value-type="float" office:value="8" table:formula="of:=[Total.O7]-[Total.H7]" table:style-name="ce2">
            <text:p>8</text:p>
          </table:table-cell>
          <table:table-cell table:style-name="ce2"/>
          <table:table-cell office:value-type="float" office:value="0" table:formula="of:=[Total.Q7]-[Total.J7]-IF([Total.R7]-[Total.K7]&lt;0;1;0)" table:style-name="ce2">
            <text:p>0</text:p>
          </table:table-cell>
          <table:table-cell office:value-type="float" office:value="24" table:formula="of:=IF([Total.R7]-[Total.K7]&lt;0;[Total.R7]-[Total.K7]+60;[Total.R7]-[Total.K7])-IF([Total.S7]-[Total.L7]&lt;0;1;0)" table:style-name="ce2">
            <text:p>24</text:p>
          </table:table-cell>
          <table:table-cell office:value-type="float" office:value="22" table:formula="of:=IF([Total.S7]-[Total.L7]&lt;0;[Total.S7]-[Total.L7]+60;[Total.S7]-[Total.L7])" table:style-name="ce2">
            <text:p>22</text:p>
          </table:table-cell>
          <table:table-cell office:value-type="float" office:value="8850" table:formula="of:=[Total.T7]-[Total.M7]" table:style-name="ce2">
            <text:p>8850</text:p>
          </table:table-cell>
          <table:table-cell office:value-type="float" office:value="12.516102134067751" table:formula="of:=[Total.U7]-[Total.N7]" table:style-name="ce8">
            <text:p>12.52</text:p>
          </table:table-cell>
          <table:table-cell office:value-type="float" office:value="5" table:formula="of:=[Total.V7]-[Total.O7]" table:style-name="ce2">
            <text:p>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Rose</text:p>
          </table:table-cell>
          <table:table-cell office:value-type="float" office:value="0" table:formula="of:=[Total.J8]-[Total.C8]-IF([Total.K8]-[Total.D8]&lt;0;1;0)" table:style-name="ce2">
            <text:p>0</text:p>
          </table:table-cell>
          <table:table-cell office:value-type="float" office:value="38" table:formula="of:=IF([Total.K8]-[Total.D8]&lt;0;[Total.K8]-[Total.D8]+60;[Total.K8]-[Total.D8])-IF([Total.L8]-[Total.E8]&lt;0;1;0)" table:style-name="ce2">
            <text:p>38</text:p>
          </table:table-cell>
          <table:table-cell office:value-type="float" office:value="40" table:formula="of:=IF([Total.L8]-[Total.E8]&lt;0;[Total.L8]-[Total.E8]+60;[Total.L8]-[Total.E8])" table:style-name="ce2">
            <text:p>40</text:p>
          </table:table-cell>
          <table:table-cell office:value-type="float" office:value="12734" table:formula="of:=[Total.M8]-[Total.F8]" table:style-name="ce2">
            <text:p>12734</text:p>
          </table:table-cell>
          <table:table-cell office:value-type="float" office:value="54.925208678048833" table:formula="of:=[Total.N8]-[Total.G8]" table:style-name="ce8">
            <text:p>54.93</text:p>
          </table:table-cell>
          <table:table-cell office:value-type="float" office:value="5" table:formula="of:=[Total.O8]-[Total.H8]" table:style-name="ce2">
            <text:p>5</text:p>
          </table:table-cell>
          <table:table-cell table:style-name="ce2"/>
          <table:table-cell office:value-type="float" office:value="0" table:formula="of:=[Total.Q8]-[Total.J8]-IF([Total.R8]-[Total.K8]&lt;0;1;0)" table:style-name="ce2">
            <text:p>0</text:p>
          </table:table-cell>
          <table:table-cell office:value-type="float" office:value="49" table:formula="of:=IF([Total.R8]-[Total.K8]&lt;0;[Total.R8]-[Total.K8]+60;[Total.R8]-[Total.K8])-IF([Total.S8]-[Total.L8]&lt;0;1;0)" table:style-name="ce2">
            <text:p>49</text:p>
          </table:table-cell>
          <table:table-cell office:value-type="float" office:value="17" table:formula="of:=IF([Total.S8]-[Total.L8]&lt;0;[Total.S8]-[Total.L8]+60;[Total.S8]-[Total.L8])" table:style-name="ce2">
            <text:p>17</text:p>
          </table:table-cell>
          <table:table-cell office:value-type="float" office:value="16984" table:formula="of:=[Total.T8]-[Total.M8]" table:style-name="ce2">
            <text:p>16984</text:p>
          </table:table-cell>
          <table:table-cell office:value-type="float" office:value="42.39540967453641" table:formula="of:=[Total.U8]-[Total.N8]" table:style-name="ce8">
            <text:p>42.40</text:p>
          </table:table-cell>
          <table:table-cell office:value-type="float" office:value="8" table:formula="of:=[Total.V8]-[Total.O8]" table:style-name="ce2">
            <text:p>8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Kernel Corn</text:p>
          </table:table-cell>
          <table:table-cell office:value-type="float" office:value="1" table:formula="of:=[Total.J9]-[Total.C9]-IF([Total.K9]-[Total.D9]&lt;0;1;0)" table:style-name="ce2">
            <text:p>1</text:p>
          </table:table-cell>
          <table:table-cell office:value-type="float" office:value="7" table:formula="of:=IF([Total.K9]-[Total.D9]&lt;0;[Total.K9]-[Total.D9]+60;[Total.K9]-[Total.D9])-IF([Total.L9]-[Total.E9]&lt;0;1;0)" table:style-name="ce2">
            <text:p>7</text:p>
          </table:table-cell>
          <table:table-cell office:value-type="float" office:value="50" table:formula="of:=IF([Total.L9]-[Total.E9]&lt;0;[Total.L9]-[Total.E9]+60;[Total.L9]-[Total.E9])" table:style-name="ce2">
            <text:p>50</text:p>
          </table:table-cell>
          <table:table-cell office:value-type="float" office:value="32429" table:formula="of:=[Total.M9]-[Total.F9]" table:style-name="ce2">
            <text:p>32429</text:p>
          </table:table-cell>
          <table:table-cell office:value-type="float" office:value="45.723887774854063" table:formula="of:=[Total.N9]-[Total.G9]" table:style-name="ce8">
            <text:p>45.72</text:p>
          </table:table-cell>
          <table:table-cell office:value-type="float" office:value="14" table:formula="of:=[Total.O9]-[Total.H9]" table:style-name="ce2">
            <text:p>14</text:p>
          </table:table-cell>
          <table:table-cell table:style-name="ce2"/>
          <table:table-cell office:value-type="float" office:value="0" table:formula="of:=[Total.Q9]-[Total.J9]-IF([Total.R9]-[Total.K9]&lt;0;1;0)" table:style-name="ce2">
            <text:p>0</text:p>
          </table:table-cell>
          <table:table-cell office:value-type="float" office:value="0" table:formula="of:=IF([Total.R9]-[Total.K9]&lt;0;[Total.R9]-[Total.K9]+60;[Total.R9]-[Total.K9])-IF([Total.S9]-[Total.L9]&lt;0;1;0)" table:style-name="ce2">
            <text:p>0</text:p>
          </table:table-cell>
          <table:table-cell office:value-type="float" office:value="0" table:formula="of:=IF([Total.S9]-[Total.L9]&lt;0;[Total.S9]-[Total.L9]+60;[Total.S9]-[Total.L9])" table:style-name="ce2">
            <text:p>0</text:p>
          </table:table-cell>
          <table:table-cell office:value-type="float" office:value="0" table:formula="of:=[Total.T9]-[Total.M9]" table:style-name="ce2">
            <text:p>0</text:p>
          </table:table-cell>
          <table:table-cell office:value-type="float" office:value="0" table:formula="of:=[Total.U9]-[Total.N9]" table:style-name="ce8">
            <text:p>0.00</text:p>
          </table:table-cell>
          <table:table-cell office:value-type="float" office:value="0" table:formula="of:=[Total.V9]-[Total.O9]" table:style-name="ce2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Torchwood</text:p>
          </table:table-cell>
          <table:table-cell office:value-type="float" office:value="0" table:formula="of:=[Total.J10]-[Total.C10]-IF([Total.K10]-[Total.D10]&lt;0;1;0)" table:style-name="ce2">
            <text:p>0</text:p>
          </table:table-cell>
          <table:table-cell office:value-type="float" office:value="0" table:formula="of:=IF([Total.K10]-[Total.D10]&lt;0;[Total.K10]-[Total.D10]+60;[Total.K10]-[Total.D10])-IF([Total.L10]-[Total.E10]&lt;0;1;0)" table:style-name="ce2">
            <text:p>0</text:p>
          </table:table-cell>
          <table:table-cell office:value-type="float" office:value="0" table:formula="of:=IF([Total.L10]-[Total.E10]&lt;0;[Total.L10]-[Total.E10]+60;[Total.L10]-[Total.E10])" table:style-name="ce2">
            <text:p>0</text:p>
          </table:table-cell>
          <table:table-cell office:value-type="float" office:value="0" table:formula="of:=[Total.M10]-[Total.F10]" table:style-name="ce2">
            <text:p>0</text:p>
          </table:table-cell>
          <table:table-cell office:value-type="float" office:value="0" table:formula="of:=[Total.N10]-[Total.G10]" table:style-name="ce8">
            <text:p>0.00</text:p>
          </table:table-cell>
          <table:table-cell office:value-type="float" office:value="0" table:formula="of:=[Total.O10]-[Total.H10]" table:style-name="ce2">
            <text:p>0</text:p>
          </table:table-cell>
          <table:table-cell table:style-name="ce2"/>
          <table:table-cell office:value-type="float" office:value="0" table:formula="of:=[Total.Q10]-[Total.J10]-IF([Total.R10]-[Total.K10]&lt;0;1;0)" table:style-name="ce2">
            <text:p>0</text:p>
          </table:table-cell>
          <table:table-cell office:value-type="float" office:value="0" table:formula="of:=IF([Total.R10]-[Total.K10]&lt;0;[Total.R10]-[Total.K10]+60;[Total.R10]-[Total.K10])-IF([Total.S10]-[Total.L10]&lt;0;1;0)" table:style-name="ce2">
            <text:p>0</text:p>
          </table:table-cell>
          <table:table-cell office:value-type="float" office:value="0" table:formula="of:=IF([Total.S10]-[Total.L10]&lt;0;[Total.S10]-[Total.L10]+60;[Total.S10]-[Total.L10])" table:style-name="ce2">
            <text:p>0</text:p>
          </table:table-cell>
          <table:table-cell office:value-type="float" office:value="0" table:formula="of:=[Total.T10]-[Total.M10]" table:style-name="ce2">
            <text:p>0</text:p>
          </table:table-cell>
          <table:table-cell office:value-type="float" office:value="0" table:formula="of:=[Total.U10]-[Total.N10]" table:style-name="ce8">
            <text:p>0.00</text:p>
          </table:table-cell>
          <table:table-cell office:value-type="float" office:value="0" table:formula="of:=[Total.V10]-[Total.O10]" table:style-name="ce2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Foot Soldier</text:p>
          </table:table-cell>
          <table:table-cell office:value-type="float" office:value="2" table:formula="of:=[Total.J11]-[Total.C11]-IF([Total.K11]-[Total.D11]&lt;0;1;0)" table:style-name="ce2">
            <text:p>2</text:p>
          </table:table-cell>
          <table:table-cell office:value-type="float" office:value="45" table:formula="of:=IF([Total.K11]-[Total.D11]&lt;0;[Total.K11]-[Total.D11]+60;[Total.K11]-[Total.D11])-IF([Total.L11]-[Total.E11]&lt;0;1;0)" table:style-name="ce2">
            <text:p>45</text:p>
          </table:table-cell>
          <table:table-cell office:value-type="float" office:value="46" table:formula="of:=IF([Total.L11]-[Total.E11]&lt;0;[Total.L11]-[Total.E11]+60;[Total.L11]-[Total.E11])" table:style-name="ce2">
            <text:p>46</text:p>
          </table:table-cell>
          <table:table-cell office:value-type="float" office:value="66949" table:formula="of:=[Total.M11]-[Total.F11]" table:style-name="ce2">
            <text:p>66949</text:p>
          </table:table-cell>
          <table:table-cell office:value-type="float" office:value="67.971991477102108" table:formula="of:=[Total.N11]-[Total.G11]" table:style-name="ce8">
            <text:p>67.97</text:p>
          </table:table-cell>
          <table:table-cell office:value-type="float" office:value="30" table:formula="of:=[Total.O11]-[Total.H11]" table:style-name="ce2">
            <text:p>30</text:p>
          </table:table-cell>
          <table:table-cell table:style-name="ce2"/>
          <table:table-cell office:value-type="float" office:value="1" table:formula="of:=[Total.Q11]-[Total.J11]-IF([Total.R11]-[Total.K11]&lt;0;1;0)" table:style-name="ce2">
            <text:p>1</text:p>
          </table:table-cell>
          <table:table-cell office:value-type="float" office:value="8" table:formula="of:=IF([Total.R11]-[Total.K11]&lt;0;[Total.R11]-[Total.K11]+60;[Total.R11]-[Total.K11])-IF([Total.S11]-[Total.L11]&lt;0;1;0)" table:style-name="ce2">
            <text:p>8</text:p>
          </table:table-cell>
          <table:table-cell office:value-type="float" office:value="54" table:formula="of:=IF([Total.S11]-[Total.L11]&lt;0;[Total.S11]-[Total.L11]+60;[Total.S11]-[Total.L11])" table:style-name="ce2">
            <text:p>54</text:p>
          </table:table-cell>
          <table:table-cell office:value-type="float" office:value="31136" table:formula="of:=[Total.T11]-[Total.M11]" table:style-name="ce2">
            <text:p>31136</text:p>
          </table:table-cell>
          <table:table-cell office:value-type="float" office:value="20.645201206503941" table:formula="of:=[Total.U11]-[Total.N11]" table:style-name="ce8">
            <text:p>20.65</text:p>
          </table:table-cell>
          <table:table-cell office:value-type="float" office:value="14" table:formula="of:=[Total.V11]-[Total.O11]" table:style-name="ce2">
            <text:p>1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Engineer</text:p>
          </table:table-cell>
          <table:table-cell office:value-type="float" office:value="0" table:formula="of:=[Total.J12]-[Total.C12]-IF([Total.K12]-[Total.D12]&lt;0;1;0)" table:style-name="ce2">
            <text:p>0</text:p>
          </table:table-cell>
          <table:table-cell office:value-type="float" office:value="52" table:formula="of:=IF([Total.K12]-[Total.D12]&lt;0;[Total.K12]-[Total.D12]+60;[Total.K12]-[Total.D12])-IF([Total.L12]-[Total.E12]&lt;0;1;0)" table:style-name="ce2">
            <text:p>52</text:p>
          </table:table-cell>
          <table:table-cell office:value-type="float" office:value="53" table:formula="of:=IF([Total.L12]-[Total.E12]&lt;0;[Total.L12]-[Total.E12]+60;[Total.L12]-[Total.E12])" table:style-name="ce2">
            <text:p>53</text:p>
          </table:table-cell>
          <table:table-cell office:value-type="float" office:value="27349" table:formula="of:=[Total.M12]-[Total.F12]" table:style-name="ce2">
            <text:p>27349</text:p>
          </table:table-cell>
          <table:table-cell office:value-type="float" office:value="19.481341304667126" table:formula="of:=[Total.N12]-[Total.G12]" table:style-name="ce8">
            <text:p>19.48</text:p>
          </table:table-cell>
          <table:table-cell office:value-type="float" office:value="12" table:formula="of:=[Total.O12]-[Total.H12]" table:style-name="ce2">
            <text:p>12</text:p>
          </table:table-cell>
          <table:table-cell table:style-name="ce2"/>
          <table:table-cell office:value-type="float" office:value="1" table:formula="of:=[Total.Q12]-[Total.J12]-IF([Total.R12]-[Total.K12]&lt;0;1;0)" table:style-name="ce2">
            <text:p>1</text:p>
          </table:table-cell>
          <table:table-cell office:value-type="float" office:value="2" table:formula="of:=IF([Total.R12]-[Total.K12]&lt;0;[Total.R12]-[Total.K12]+60;[Total.R12]-[Total.K12])-IF([Total.S12]-[Total.L12]&lt;0;1;0)" table:style-name="ce2">
            <text:p>2</text:p>
          </table:table-cell>
          <table:table-cell office:value-type="float" office:value="10" table:formula="of:=IF([Total.S12]-[Total.L12]&lt;0;[Total.S12]-[Total.L12]+60;[Total.S12]-[Total.L12])" table:style-name="ce2">
            <text:p>10</text:p>
          </table:table-cell>
          <table:table-cell office:value-type="float" office:value="33493" table:formula="of:=[Total.T12]-[Total.M12]" table:style-name="ce2">
            <text:p>33493</text:p>
          </table:table-cell>
          <table:table-cell office:value-type="float" office:value="21.048615366216438" table:formula="of:=[Total.U12]-[Total.N12]" table:style-name="ce8">
            <text:p>21.05</text:p>
          </table:table-cell>
          <table:table-cell office:value-type="float" office:value="14" table:formula="of:=[Total.V12]-[Total.O12]" table:style-name="ce2">
            <text:p>1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Scientist</text:p>
          </table:table-cell>
          <table:table-cell office:value-type="float" office:value="1" table:formula="of:=[Total.J13]-[Total.C13]-IF([Total.K13]-[Total.D13]&lt;0;1;0)" table:style-name="ce2">
            <text:p>1</text:p>
          </table:table-cell>
          <table:table-cell office:value-type="float" office:value="39" table:formula="of:=IF([Total.K13]-[Total.D13]&lt;0;[Total.K13]-[Total.D13]+60;[Total.K13]-[Total.D13])-IF([Total.L13]-[Total.E13]&lt;0;1;0)" table:style-name="ce2">
            <text:p>39</text:p>
          </table:table-cell>
          <table:table-cell office:value-type="float" office:value="32" table:formula="of:=IF([Total.L13]-[Total.E13]&lt;0;[Total.L13]-[Total.E13]+60;[Total.L13]-[Total.E13])" table:style-name="ce2">
            <text:p>32</text:p>
          </table:table-cell>
          <table:table-cell office:value-type="float" office:value="38071" table:formula="of:=[Total.M13]-[Total.F13]" table:style-name="ce2">
            <text:p>38071</text:p>
          </table:table-cell>
          <table:table-cell office:value-type="float" office:value="43.189829596268453" table:formula="of:=[Total.N13]-[Total.G13]" table:style-name="ce8">
            <text:p>43.19</text:p>
          </table:table-cell>
          <table:table-cell office:value-type="float" office:value="16" table:formula="of:=[Total.O13]-[Total.H13]" table:style-name="ce2">
            <text:p>16</text:p>
          </table:table-cell>
          <table:table-cell table:style-name="ce2"/>
          <table:table-cell office:value-type="float" office:value="0" table:formula="of:=[Total.Q13]-[Total.J13]-IF([Total.R13]-[Total.K13]&lt;0;1;0)" table:style-name="ce2">
            <text:p>0</text:p>
          </table:table-cell>
          <table:table-cell office:value-type="float" office:value="28" table:formula="of:=IF([Total.R13]-[Total.K13]&lt;0;[Total.R13]-[Total.K13]+60;[Total.R13]-[Total.K13])-IF([Total.S13]-[Total.L13]&lt;0;1;0)" table:style-name="ce2">
            <text:p>28</text:p>
          </table:table-cell>
          <table:table-cell office:value-type="float" office:value="29" table:formula="of:=IF([Total.S13]-[Total.L13]&lt;0;[Total.S13]-[Total.L13]+60;[Total.S13]-[Total.L13])" table:style-name="ce2">
            <text:p>29</text:p>
          </table:table-cell>
          <table:table-cell office:value-type="float" office:value="8685" table:formula="of:=[Total.T13]-[Total.M13]" table:style-name="ce2">
            <text:p>8685</text:p>
          </table:table-cell>
          <table:table-cell office:value-type="float" office:value="-2.0157178669888935" table:formula="of:=[Total.U13]-[Total.N13]" table:style-name="ce8">
            <text:p>-2.02</text:p>
          </table:table-cell>
          <table:table-cell office:value-type="float" office:value="6" table:formula="of:=[Total.V13]-[Total.O13]" table:style-name="ce2">
            <text:p>6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All-Star</text:p>
          </table:table-cell>
          <table:table-cell office:value-type="float" office:value="0" table:formula="of:=[Total.J14]-[Total.C14]-IF([Total.K14]-[Total.D14]&lt;0;1;0)" table:style-name="ce2">
            <text:p>0</text:p>
          </table:table-cell>
          <table:table-cell office:value-type="float" office:value="43" table:formula="of:=IF([Total.K14]-[Total.D14]&lt;0;[Total.K14]-[Total.D14]+60;[Total.K14]-[Total.D14])-IF([Total.L14]-[Total.E14]&lt;0;1;0)" table:style-name="ce2">
            <text:p>43</text:p>
          </table:table-cell>
          <table:table-cell office:value-type="float" office:value="26" table:formula="of:=IF([Total.L14]-[Total.E14]&lt;0;[Total.L14]-[Total.E14]+60;[Total.L14]-[Total.E14])" table:style-name="ce2">
            <text:p>26</text:p>
          </table:table-cell>
          <table:table-cell office:value-type="float" office:value="9195" table:formula="of:=[Total.M14]-[Total.F14]" table:style-name="ce2">
            <text:p>9195</text:p>
          </table:table-cell>
          <table:table-cell office:value-type="float" office:value="-5.7263385082658829" table:formula="of:=[Total.N14]-[Total.G14]" table:style-name="ce8">
            <text:p>-5.73</text:p>
          </table:table-cell>
          <table:table-cell office:value-type="float" office:value="5" table:formula="of:=[Total.O14]-[Total.H14]" table:style-name="ce2">
            <text:p>5</text:p>
          </table:table-cell>
          <table:table-cell table:style-name="ce2"/>
          <table:table-cell office:value-type="float" office:value="0" table:formula="of:=[Total.Q14]-[Total.J14]-IF([Total.R14]-[Total.K14]&lt;0;1;0)" table:style-name="ce2">
            <text:p>0</text:p>
          </table:table-cell>
          <table:table-cell office:value-type="float" office:value="0" table:formula="of:=IF([Total.R14]-[Total.K14]&lt;0;[Total.R14]-[Total.K14]+60;[Total.R14]-[Total.K14])-IF([Total.S14]-[Total.L14]&lt;0;1;0)" table:style-name="ce2">
            <text:p>0</text:p>
          </table:table-cell>
          <table:table-cell office:value-type="float" office:value="0" table:formula="of:=IF([Total.S14]-[Total.L14]&lt;0;[Total.S14]-[Total.L14]+60;[Total.S14]-[Total.L14])" table:style-name="ce2">
            <text:p>0</text:p>
          </table:table-cell>
          <table:table-cell office:value-type="float" office:value="0" table:formula="of:=[Total.T14]-[Total.M14]" table:style-name="ce2">
            <text:p>0</text:p>
          </table:table-cell>
          <table:table-cell office:value-type="float" office:value="0" table:formula="of:=[Total.U14]-[Total.N14]" table:style-name="ce8">
            <text:p>0.00</text:p>
          </table:table-cell>
          <table:table-cell office:value-type="float" office:value="0" table:formula="of:=[Total.V14]-[Total.O14]" table:style-name="ce2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Imp</text:p>
          </table:table-cell>
          <table:table-cell office:value-type="float" office:value="0" table:formula="of:=[Total.J15]-[Total.C15]-IF([Total.K15]-[Total.D15]&lt;0;1;0)" table:style-name="ce2">
            <text:p>0</text:p>
          </table:table-cell>
          <table:table-cell office:value-type="float" office:value="27" table:formula="of:=IF([Total.K15]-[Total.D15]&lt;0;[Total.K15]-[Total.D15]+60;[Total.K15]-[Total.D15])-IF([Total.L15]-[Total.E15]&lt;0;1;0)" table:style-name="ce2">
            <text:p>27</text:p>
          </table:table-cell>
          <table:table-cell office:value-type="float" office:value="31" table:formula="of:=IF([Total.L15]-[Total.E15]&lt;0;[Total.L15]-[Total.E15]+60;[Total.L15]-[Total.E15])" table:style-name="ce2">
            <text:p>31</text:p>
          </table:table-cell>
          <table:table-cell office:value-type="float" office:value="4171" table:formula="of:=[Total.M15]-[Total.F15]" table:style-name="ce2">
            <text:p>4171</text:p>
          </table:table-cell>
          <table:table-cell office:value-type="float" office:value="5.8503134615984465" table:formula="of:=[Total.N15]-[Total.G15]" table:style-name="ce8">
            <text:p>5.85</text:p>
          </table:table-cell>
          <table:table-cell office:value-type="float" office:value="3" table:formula="of:=[Total.O15]-[Total.H15]" table:style-name="ce2">
            <text:p>3</text:p>
          </table:table-cell>
          <table:table-cell table:style-name="ce2"/>
          <table:table-cell office:value-type="float" office:value="0" table:formula="of:=[Total.Q15]-[Total.J15]-IF([Total.R15]-[Total.K15]&lt;0;1;0)" table:style-name="ce2">
            <text:p>0</text:p>
          </table:table-cell>
          <table:table-cell office:value-type="float" office:value="58" table:formula="of:=IF([Total.R15]-[Total.K15]&lt;0;[Total.R15]-[Total.K15]+60;[Total.R15]-[Total.K15])-IF([Total.S15]-[Total.L15]&lt;0;1;0)" table:style-name="ce2">
            <text:p>58</text:p>
          </table:table-cell>
          <table:table-cell office:value-type="float" office:value="41" table:formula="of:=IF([Total.S15]-[Total.L15]&lt;0;[Total.S15]-[Total.L15]+60;[Total.S15]-[Total.L15])" table:style-name="ce2">
            <text:p>41</text:p>
          </table:table-cell>
          <table:table-cell office:value-type="float" office:value="23288" table:formula="of:=[Total.T15]-[Total.M15]" table:style-name="ce2">
            <text:p>23288</text:p>
          </table:table-cell>
          <table:table-cell office:value-type="float" office:value="63.118973935832571" table:formula="of:=[Total.U15]-[Total.N15]" table:style-name="ce8">
            <text:p>63.12</text:p>
          </table:table-cell>
          <table:table-cell office:value-type="float" office:value="10" table:formula="of:=[Total.V15]-[Total.O15]" table:style-name="ce2">
            <text:p>1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aptain Deadbeard</text:p>
          </table:table-cell>
          <table:table-cell office:value-type="float" office:value="0" table:formula="of:=[Total.J16]-[Total.C16]-IF([Total.K16]-[Total.D16]&lt;0;1;0)" table:style-name="ce2">
            <text:p>0</text:p>
          </table:table-cell>
          <table:table-cell office:value-type="float" office:value="14" table:formula="of:=IF([Total.K16]-[Total.D16]&lt;0;[Total.K16]-[Total.D16]+60;[Total.K16]-[Total.D16])-IF([Total.L16]-[Total.E16]&lt;0;1;0)" table:style-name="ce2">
            <text:p>14</text:p>
          </table:table-cell>
          <table:table-cell office:value-type="float" office:value="12" table:formula="of:=IF([Total.L16]-[Total.E16]&lt;0;[Total.L16]-[Total.E16]+60;[Total.L16]-[Total.E16])" table:style-name="ce2">
            <text:p>12</text:p>
          </table:table-cell>
          <table:table-cell office:value-type="float" office:value="5810" table:formula="of:=[Total.M16]-[Total.F16]" table:style-name="ce2">
            <text:p>5810</text:p>
          </table:table-cell>
          <table:table-cell office:value-type="float" office:value="39.944915771567651" table:formula="of:=[Total.N16]-[Total.G16]" table:style-name="ce8">
            <text:p>39.94</text:p>
          </table:table-cell>
          <table:table-cell office:value-type="float" office:value="2" table:formula="of:=[Total.O16]-[Total.H16]" table:style-name="ce2">
            <text:p>2</text:p>
          </table:table-cell>
          <table:table-cell table:style-name="ce2"/>
          <table:table-cell office:value-type="float" office:value="0" table:formula="of:=[Total.Q16]-[Total.J16]-IF([Total.R16]-[Total.K16]&lt;0;1;0)" table:style-name="ce2">
            <text:p>0</text:p>
          </table:table-cell>
          <table:table-cell office:value-type="float" office:value="55" table:formula="of:=IF([Total.R16]-[Total.K16]&lt;0;[Total.R16]-[Total.K16]+60;[Total.R16]-[Total.K16])-IF([Total.S16]-[Total.L16]&lt;0;1;0)" table:style-name="ce2">
            <text:p>55</text:p>
          </table:table-cell>
          <table:table-cell office:value-type="float" office:value="39" table:formula="of:=IF([Total.S16]-[Total.L16]&lt;0;[Total.S16]-[Total.L16]+60;[Total.S16]-[Total.L16])" table:style-name="ce2">
            <text:p>39</text:p>
          </table:table-cell>
          <table:table-cell office:value-type="float" office:value="16706" table:formula="of:=[Total.T16]-[Total.M16]" table:style-name="ce2">
            <text:p>16706</text:p>
          </table:table-cell>
          <table:table-cell office:value-type="float" office:value="36.175621630173254" table:formula="of:=[Total.U16]-[Total.N16]" table:style-name="ce8">
            <text:p>36.18</text:p>
          </table:table-cell>
          <table:table-cell office:value-type="float" office:value="8" table:formula="of:=[Total.V16]-[Total.O16]" table:style-name="ce2">
            <text:p>8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Super Brainz</text:p>
          </table:table-cell>
          <table:table-cell office:value-type="float" office:value="0" table:formula="of:=[Total.J17]-[Total.C17]-IF([Total.K17]-[Total.D17]&lt;0;1;0)" table:style-name="ce2">
            <text:p>0</text:p>
          </table:table-cell>
          <table:table-cell office:value-type="float" office:value="0" table:formula="of:=IF([Total.K17]-[Total.D17]&lt;0;[Total.K17]-[Total.D17]+60;[Total.K17]-[Total.D17])-IF([Total.L17]-[Total.E17]&lt;0;1;0)" table:style-name="ce2">
            <text:p>0</text:p>
          </table:table-cell>
          <table:table-cell office:value-type="float" office:value="0" table:formula="of:=IF([Total.L17]-[Total.E17]&lt;0;[Total.L17]-[Total.E17]+60;[Total.L17]-[Total.E17])" table:style-name="ce2">
            <text:p>0</text:p>
          </table:table-cell>
          <table:table-cell office:value-type="float" office:value="0" table:formula="of:=[Total.M17]-[Total.F17]" table:style-name="ce2">
            <text:p>0</text:p>
          </table:table-cell>
          <table:table-cell office:value-type="float" office:value="0" table:formula="of:=[Total.N17]-[Total.G17]" table:style-name="ce8">
            <text:p>0.00</text:p>
          </table:table-cell>
          <table:table-cell office:value-type="float" office:value="0" table:formula="of:=[Total.O17]-[Total.H17]" table:style-name="ce2">
            <text:p>0</text:p>
          </table:table-cell>
          <table:table-cell table:style-name="ce2"/>
          <table:table-cell office:value-type="float" office:value="0" table:formula="of:=[Total.Q17]-[Total.J17]-IF([Total.R17]-[Total.K17]&lt;0;1;0)" table:style-name="ce2">
            <text:p>0</text:p>
          </table:table-cell>
          <table:table-cell office:value-type="float" office:value="40" table:formula="of:=IF([Total.R17]-[Total.K17]&lt;0;[Total.R17]-[Total.K17]+60;[Total.R17]-[Total.K17])-IF([Total.S17]-[Total.L17]&lt;0;1;0)" table:style-name="ce2">
            <text:p>40</text:p>
          </table:table-cell>
          <table:table-cell office:value-type="float" office:value="18" table:formula="of:=IF([Total.S17]-[Total.L17]&lt;0;[Total.S17]-[Total.L17]+60;[Total.S17]-[Total.L17])" table:style-name="ce2">
            <text:p>18</text:p>
          </table:table-cell>
          <table:table-cell office:value-type="float" office:value="18697" table:formula="of:=[Total.T17]-[Total.M17]" table:style-name="ce2">
            <text:p>18697</text:p>
          </table:table-cell>
          <table:table-cell office:value-type="float" office:value="160.82684317551647" table:formula="of:=[Total.U17]-[Total.N17]" table:style-name="ce8">
            <text:p>160.83</text:p>
          </table:table-cell>
          <table:table-cell office:value-type="float" office:value="7" table:formula="of:=[Total.V17]-[Total.O17]" table:style-name="ce2">
            <text:p>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Hover Goat-3000</text:p>
          </table:table-cell>
          <table:table-cell office:value-type="float" office:value="0" table:formula="of:=[Total.J18]-[Total.C18]-IF([Total.K18]-[Total.D18]&lt;0;1;0)" table:style-name="ce2">
            <text:p>0</text:p>
          </table:table-cell>
          <table:table-cell office:value-type="float" office:value="0" table:formula="of:=IF([Total.K18]-[Total.D18]&lt;0;[Total.K18]-[Total.D18]+60;[Total.K18]-[Total.D18])-IF([Total.L18]-[Total.E18]&lt;0;1;0)" table:style-name="ce2">
            <text:p>0</text:p>
          </table:table-cell>
          <table:table-cell office:value-type="float" office:value="0" table:formula="of:=IF([Total.L18]-[Total.E18]&lt;0;[Total.L18]-[Total.E18]+60;[Total.L18]-[Total.E18])" table:style-name="ce2">
            <text:p>0</text:p>
          </table:table-cell>
          <table:table-cell office:value-type="float" office:value="0" table:formula="of:=[Total.M18]-[Total.F18]" table:style-name="ce2">
            <text:p>0</text:p>
          </table:table-cell>
          <table:table-cell office:value-type="float" office:value="0" table:formula="of:=[Total.N18]-[Total.G18]" table:style-name="ce8">
            <text:p>0.00</text:p>
          </table:table-cell>
          <table:table-cell office:value-type="float" office:value="0" table:formula="of:=[Total.O18]-[Total.H18]" table:style-name="ce2">
            <text:p>0</text:p>
          </table:table-cell>
          <table:table-cell table:style-name="ce2"/>
          <table:table-cell office:value-type="float" office:value="0" table:formula="of:=[Total.Q18]-[Total.J18]-IF([Total.R18]-[Total.K18]&lt;0;1;0)" table:style-name="ce2">
            <text:p>0</text:p>
          </table:table-cell>
          <table:table-cell office:value-type="float" office:value="0" table:formula="of:=IF([Total.R18]-[Total.K18]&lt;0;[Total.R18]-[Total.K18]+60;[Total.R18]-[Total.K18])-IF([Total.S18]-[Total.L18]&lt;0;1;0)" table:style-name="ce2">
            <text:p>0</text:p>
          </table:table-cell>
          <table:table-cell office:value-type="float" office:value="0" table:formula="of:=IF([Total.S18]-[Total.L18]&lt;0;[Total.S18]-[Total.L18]+60;[Total.S18]-[Total.L18])" table:style-name="ce2">
            <text:p>0</text:p>
          </table:table-cell>
          <table:table-cell office:value-type="float" office:value="0" table:formula="of:=[Total.T18]-[Total.M18]" table:style-name="ce2">
            <text:p>0</text:p>
          </table:table-cell>
          <table:table-cell office:value-type="float" office:value="0" table:formula="of:=[Total.U18]-[Total.N18]" table:style-name="ce8">
            <text:p>0.00</text:p>
          </table:table-cell>
          <table:table-cell office:value-type="float" office:value="0" table:formula="of:=[Total.V18]-[Total.O18]" table:style-name="ce2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Plant</text:p>
          </table:table-cell>
          <table:table-cell office:value-type="float" office:value="8" table:formula="of:=[Total.J19]-[Total.C19]-IF([Total.K19]-[Total.D19]&lt;0;1;0)" table:style-name="ce2">
            <text:p>8</text:p>
          </table:table-cell>
          <table:table-cell office:value-type="float" office:value="4" table:formula="of:=IF([Total.K19]-[Total.D19]&lt;0;[Total.K19]-[Total.D19]+60;[Total.K19]-[Total.D19])-IF([Total.L19]-[Total.E19]&lt;0;1;0)" table:style-name="ce2">
            <text:p>4</text:p>
          </table:table-cell>
          <table:table-cell office:value-type="float" office:value="25" table:formula="of:=IF([Total.L19]-[Total.E19]&lt;0;[Total.L19]-[Total.E19]+60;[Total.L19]-[Total.E19])" table:style-name="ce2">
            <text:p>25</text:p>
          </table:table-cell>
          <table:table-cell office:value-type="float" office:value="185589" table:formula="of:=[Total.M19]-[Total.F19]" table:style-name="ce2">
            <text:p>185589</text:p>
          </table:table-cell>
          <table:table-cell office:value-type="float" office:value="22.635939996705588" table:formula="of:=[Total.N19]-[Total.G19]" table:style-name="ce8">
            <text:p>22.64</text:p>
          </table:table-cell>
          <table:table-cell office:value-type="float" office:value="82" table:formula="of:=[Total.O19]-[Total.H19]" table:style-name="ce2">
            <text:p>82</text:p>
          </table:table-cell>
          <table:table-cell table:style-name="ce2"/>
          <table:table-cell office:value-type="float" office:value="4" table:formula="of:=[Total.Q19]-[Total.J19]-IF([Total.R19]-[Total.K19]&lt;0;1;0)" table:style-name="ce2">
            <text:p>4</text:p>
          </table:table-cell>
          <table:table-cell office:value-type="float" office:value="56" table:formula="of:=IF([Total.R19]-[Total.K19]&lt;0;[Total.R19]-[Total.K19]+60;[Total.R19]-[Total.K19])-IF([Total.S19]-[Total.L19]&lt;0;1;0)" table:style-name="ce2">
            <text:p>56</text:p>
          </table:table-cell>
          <table:table-cell office:value-type="float" office:value="33" table:formula="of:=IF([Total.S19]-[Total.L19]&lt;0;[Total.S19]-[Total.L19]+60;[Total.S19]-[Total.L19])" table:style-name="ce2">
            <text:p>33</text:p>
          </table:table-cell>
          <table:table-cell office:value-type="float" office:value="140691" table:formula="of:=[Total.T19]-[Total.M19]" table:style-name="ce2">
            <text:p>140691</text:p>
          </table:table-cell>
          <table:table-cell office:value-type="float" office:value="19.363123356434016" table:formula="of:=[Total.U19]-[Total.N19]" table:style-name="ce8">
            <text:p>19.36</text:p>
          </table:table-cell>
          <table:table-cell office:value-type="float" office:value="62" table:formula="of:=[Total.V19]-[Total.O19]" table:style-name="ce2">
            <text:p>6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Zombie</text:p>
          </table:table-cell>
          <table:table-cell office:value-type="float" office:value="6" table:formula="of:=[Total.J20]-[Total.C20]-IF([Total.K20]-[Total.D20]&lt;0;1;0)" table:style-name="ce2">
            <text:p>6</text:p>
          </table:table-cell>
          <table:table-cell office:value-type="float" office:value="43" table:formula="of:=IF([Total.K20]-[Total.D20]&lt;0;[Total.K20]-[Total.D20]+60;[Total.K20]-[Total.D20])-IF([Total.L20]-[Total.E20]&lt;0;1;0)" table:style-name="ce2">
            <text:p>43</text:p>
          </table:table-cell>
          <table:table-cell office:value-type="float" office:value="20" table:formula="of:=IF([Total.L20]-[Total.E20]&lt;0;[Total.L20]-[Total.E20]+60;[Total.L20]-[Total.E20])" table:style-name="ce2">
            <text:p>20</text:p>
          </table:table-cell>
          <table:table-cell office:value-type="float" office:value="151545" table:formula="of:=[Total.M20]-[Total.F20]" table:style-name="ce2">
            <text:p>151545</text:p>
          </table:table-cell>
          <table:table-cell office:value-type="float" office:value="23.932300573413841" table:formula="of:=[Total.N20]-[Total.G20]" table:style-name="ce8">
            <text:p>23.93</text:p>
          </table:table-cell>
          <table:table-cell office:value-type="float" office:value="68" table:formula="of:=[Total.O20]-[Total.H20]" table:style-name="ce2">
            <text:p>68</text:p>
          </table:table-cell>
          <table:table-cell table:style-name="ce2"/>
          <table:table-cell office:value-type="float" office:value="5" table:formula="of:=[Total.Q20]-[Total.J20]-IF([Total.R20]-[Total.K20]&lt;0;1;0)" table:style-name="ce2">
            <text:p>5</text:p>
          </table:table-cell>
          <table:table-cell office:value-type="float" office:value="14" table:formula="of:=IF([Total.R20]-[Total.K20]&lt;0;[Total.R20]-[Total.K20]+60;[Total.R20]-[Total.K20])-IF([Total.S20]-[Total.L20]&lt;0;1;0)" table:style-name="ce2">
            <text:p>14</text:p>
          </table:table-cell>
          <table:table-cell office:value-type="float" office:value="11" table:formula="of:=IF([Total.S20]-[Total.L20]&lt;0;[Total.S20]-[Total.L20]+60;[Total.S20]-[Total.L20])" table:style-name="ce2">
            <text:p>11</text:p>
          </table:table-cell>
          <table:table-cell office:value-type="float" office:value="132005" table:formula="of:=[Total.T20]-[Total.M20]" table:style-name="ce2">
            <text:p>132005</text:p>
          </table:table-cell>
          <table:table-cell office:value-type="float" office:value="18.882735666812721" table:formula="of:=[Total.U20]-[Total.N20]" table:style-name="ce8">
            <text:p>18.88</text:p>
          </table:table-cell>
          <table:table-cell office:value-type="float" office:value="59" table:formula="of:=[Total.V20]-[Total.O20]" table:style-name="ce2">
            <text:p>59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Total</text:p>
          </table:table-cell>
          <table:table-cell office:value-type="float" office:value="14" table:formula="of:=[Total.J21]-[Total.C21]-IF([Total.K21]-[Total.D21]&lt;0;1;0)" table:style-name="ce2">
            <text:p>14</text:p>
          </table:table-cell>
          <table:table-cell office:value-type="float" office:value="47" table:formula="of:=IF([Total.K21]-[Total.D21]&lt;0;[Total.K21]-[Total.D21]+60;[Total.K21]-[Total.D21])-IF([Total.L21]-[Total.E21]&lt;0;1;0)" table:style-name="ce2">
            <text:p>47</text:p>
          </table:table-cell>
          <table:table-cell office:value-type="float" office:value="45" table:formula="of:=IF([Total.L21]-[Total.E21]&lt;0;[Total.L21]-[Total.E21]+60;[Total.L21]-[Total.E21])" table:style-name="ce2">
            <text:p>45</text:p>
          </table:table-cell>
          <table:table-cell office:value-type="float" office:value="337134" table:formula="of:=[Total.M21]-[Total.F21]" table:style-name="ce2">
            <text:p>337134</text:p>
          </table:table-cell>
          <table:table-cell office:value-type="float" office:value="23.185352677177406" table:formula="of:=[Total.N21]-[Total.G21]" table:style-name="ce8">
            <text:p>23.19</text:p>
          </table:table-cell>
          <table:table-cell office:value-type="float" office:value="150" table:formula="of:=[Total.O21]-[Total.H21]" table:style-name="ce2">
            <text:p>150</text:p>
          </table:table-cell>
          <table:table-cell table:style-name="ce2"/>
          <table:table-cell office:value-type="float" office:value="10" table:formula="of:=[Total.Q21]-[Total.J21]-IF([Total.R21]-[Total.K21]&lt;0;1;0)" table:style-name="ce2">
            <text:p>10</text:p>
          </table:table-cell>
          <table:table-cell office:value-type="float" office:value="10" table:formula="of:=IF([Total.R21]-[Total.K21]&lt;0;[Total.R21]-[Total.K21]+60;[Total.R21]-[Total.K21])-IF([Total.S21]-[Total.L21]&lt;0;1;0)" table:style-name="ce2">
            <text:p>10</text:p>
          </table:table-cell>
          <table:table-cell office:value-type="float" office:value="44" table:formula="of:=IF([Total.S21]-[Total.L21]&lt;0;[Total.S21]-[Total.L21]+60;[Total.S21]-[Total.L21])" table:style-name="ce2">
            <text:p>44</text:p>
          </table:table-cell>
          <table:table-cell office:value-type="float" office:value="272696" table:formula="of:=[Total.T21]-[Total.M21]" table:style-name="ce2">
            <text:p>272696</text:p>
          </table:table-cell>
          <table:table-cell office:value-type="float" office:value="19.092073712754143" table:formula="of:=[Total.U21]-[Total.N21]" table:style-name="ce8">
            <text:p>19.09</text:p>
          </table:table-cell>
          <table:table-cell office:value-type="float" office:value="121" table:formula="of:=[Total.V21]-[Total.O21]" table:style-name="ce2">
            <text:p>121</text:p>
          </table:table-cell>
          <table:table-cell table:number-columns-repeated="16369"/>
        </table:table-row>
        <table:table-row table:style-name="ro1"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0" table:style-name="ce2"/>
        </table:table-row>
        <table:table-row table:style-name="ro1">
          <table:table-cell office:value-type="string" table:number-columns-spanned="1" table:number-rows-spanned="19" table:style-name="ce6">
            <text:p>Thomas</text:p>
          </table:table-cell>
          <table:table-cell office:value-type="string" table:style-name="ce2">
            <text:p>Peashooter</text:p>
          </table:table-cell>
          <table:table-cell office:value-type="float" office:value="2" table:formula="of:=[Total.J23]-[Total.C23]-IF([Total.K23]-[Total.D23]&lt;0;1;0)" table:style-name="ce2">
            <text:p>2</text:p>
          </table:table-cell>
          <table:table-cell office:value-type="float" office:value="13" table:formula="of:=IF([Total.K23]-[Total.D23]&lt;0;[Total.K23]-[Total.D23]+60;[Total.K23]-[Total.D23])-IF([Total.L23]-[Total.E23]&lt;0;1;0)" table:style-name="ce2">
            <text:p>13</text:p>
          </table:table-cell>
          <table:table-cell office:value-type="float" office:value="31" table:formula="of:=IF([Total.L23]-[Total.E23]&lt;0;[Total.L23]-[Total.E23]+60;[Total.L23]-[Total.E23])" table:style-name="ce2">
            <text:p>31</text:p>
          </table:table-cell>
          <table:table-cell office:value-type="float" office:value="42552" table:formula="of:=[Total.M23]-[Total.F23]" table:style-name="ce2">
            <text:p>42552</text:p>
          </table:table-cell>
          <table:table-cell office:value-type="float" office:value="12.41615847633679" table:formula="of:=[Total.N23]-[Total.G23]" table:style-name="ce8">
            <text:p>12.42</text:p>
          </table:table-cell>
          <table:table-cell office:value-type="float" office:value="20" table:formula="of:=[Total.O23]-[Total.H23]" table:style-name="ce2">
            <text:p>20</text:p>
          </table:table-cell>
          <table:table-cell table:style-name="ce2"/>
          <table:table-cell office:value-type="float" office:value="1" table:formula="of:=[Total.Q23]-[Total.J23]-IF([Total.R23]-[Total.K23]&lt;0;1;0)" table:style-name="ce2">
            <text:p>1</text:p>
          </table:table-cell>
          <table:table-cell office:value-type="float" office:value="46" table:formula="of:=IF([Total.R23]-[Total.K23]&lt;0;[Total.R23]-[Total.K23]+60;[Total.R23]-[Total.K23])-IF([Total.S23]-[Total.L23]&lt;0;1;0)" table:style-name="ce2">
            <text:p>46</text:p>
          </table:table-cell>
          <table:table-cell office:value-type="float" office:value="44" table:formula="of:=IF([Total.S23]-[Total.L23]&lt;0;[Total.S23]-[Total.L23]+60;[Total.S23]-[Total.L23])" table:style-name="ce2">
            <text:p>44</text:p>
          </table:table-cell>
          <table:table-cell office:value-type="float" office:value="32475" table:formula="of:=[Total.T23]-[Total.M23]" table:style-name="ce2">
            <text:p>32475</text:p>
          </table:table-cell>
          <table:table-cell office:value-type="float" office:value="6.6991479584688705" table:formula="of:=[Total.U23]-[Total.N23]" table:style-name="ce8">
            <text:p>6.70</text:p>
          </table:table-cell>
          <table:table-cell office:value-type="float" office:value="12" table:formula="of:=[Total.V23]-[Total.O23]" table:style-name="ce2">
            <text:p>1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Sunflower</text:p>
          </table:table-cell>
          <table:table-cell office:value-type="float" office:value="2" table:formula="of:=[Total.J24]-[Total.C24]-IF([Total.K24]-[Total.D24]&lt;0;1;0)" table:style-name="ce2">
            <text:p>2</text:p>
          </table:table-cell>
          <table:table-cell office:value-type="float" office:value="24" table:formula="of:=IF([Total.K24]-[Total.D24]&lt;0;[Total.K24]-[Total.D24]+60;[Total.K24]-[Total.D24])-IF([Total.L24]-[Total.E24]&lt;0;1;0)" table:style-name="ce2">
            <text:p>24</text:p>
          </table:table-cell>
          <table:table-cell office:value-type="float" office:value="13" table:formula="of:=IF([Total.L24]-[Total.E24]&lt;0;[Total.L24]-[Total.E24]+60;[Total.L24]-[Total.E24])" table:style-name="ce2">
            <text:p>13</text:p>
          </table:table-cell>
          <table:table-cell office:value-type="float" office:value="30638" table:formula="of:=[Total.M24]-[Total.F24]" table:style-name="ce2">
            <text:p>30638</text:p>
          </table:table-cell>
          <table:table-cell office:value-type="float" office:value="-10.283788292454801" table:formula="of:=[Total.N24]-[Total.G24]" table:style-name="ce8">
            <text:p>-10.28</text:p>
          </table:table-cell>
          <table:table-cell office:value-type="float" office:value="14" table:formula="of:=[Total.O24]-[Total.H24]" table:style-name="ce2">
            <text:p>14</text:p>
          </table:table-cell>
          <table:table-cell table:style-name="ce2"/>
          <table:table-cell office:value-type="float" office:value="1" table:formula="of:=[Total.Q24]-[Total.J24]-IF([Total.R24]-[Total.K24]&lt;0;1;0)" table:style-name="ce2">
            <text:p>1</text:p>
          </table:table-cell>
          <table:table-cell office:value-type="float" office:value="41" table:formula="of:=IF([Total.R24]-[Total.K24]&lt;0;[Total.R24]-[Total.K24]+60;[Total.R24]-[Total.K24])-IF([Total.S24]-[Total.L24]&lt;0;1;0)" table:style-name="ce2">
            <text:p>41</text:p>
          </table:table-cell>
          <table:table-cell office:value-type="float" office:value="43" table:formula="of:=IF([Total.S24]-[Total.L24]&lt;0;[Total.S24]-[Total.L24]+60;[Total.S24]-[Total.L24])" table:style-name="ce2">
            <text:p>43</text:p>
          </table:table-cell>
          <table:table-cell office:value-type="float" office:value="24438" table:formula="of:=[Total.T24]-[Total.M24]" table:style-name="ce2">
            <text:p>24438</text:p>
          </table:table-cell>
          <table:table-cell office:value-type="float" office:value="-1.0778433733355257" table:formula="of:=[Total.U24]-[Total.N24]" table:style-name="ce8">
            <text:p>-1.08</text:p>
          </table:table-cell>
          <table:table-cell office:value-type="float" office:value="9" table:formula="of:=[Total.V24]-[Total.O24]" table:style-name="ce2">
            <text:p>9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homper</text:p>
          </table:table-cell>
          <table:table-cell office:value-type="float" office:value="1" table:formula="of:=[Total.J25]-[Total.C25]-IF([Total.K25]-[Total.D25]&lt;0;1;0)" table:style-name="ce2">
            <text:p>1</text:p>
          </table:table-cell>
          <table:table-cell office:value-type="float" office:value="19" table:formula="of:=IF([Total.K25]-[Total.D25]&lt;0;[Total.K25]-[Total.D25]+60;[Total.K25]-[Total.D25])-IF([Total.L25]-[Total.E25]&lt;0;1;0)" table:style-name="ce2">
            <text:p>19</text:p>
          </table:table-cell>
          <table:table-cell office:value-type="float" office:value="12" table:formula="of:=IF([Total.L25]-[Total.E25]&lt;0;[Total.L25]-[Total.E25]+60;[Total.L25]-[Total.E25])" table:style-name="ce2">
            <text:p>12</text:p>
          </table:table-cell>
          <table:table-cell office:value-type="float" office:value="17503" table:formula="of:=[Total.M25]-[Total.F25]" table:style-name="ce2">
            <text:p>17503</text:p>
          </table:table-cell>
          <table:table-cell office:value-type="float" office:value="4.9013680655927487" table:formula="of:=[Total.N25]-[Total.G25]" table:style-name="ce8">
            <text:p>4.90</text:p>
          </table:table-cell>
          <table:table-cell office:value-type="float" office:value="9" table:formula="of:=[Total.O25]-[Total.H25]" table:style-name="ce2">
            <text:p>9</text:p>
          </table:table-cell>
          <table:table-cell table:style-name="ce2"/>
          <table:table-cell office:value-type="float" office:value="2" table:formula="of:=[Total.Q25]-[Total.J25]-IF([Total.R25]-[Total.K25]&lt;0;1;0)" table:style-name="ce2">
            <text:p>2</text:p>
          </table:table-cell>
          <table:table-cell office:value-type="float" office:value="9" table:formula="of:=IF([Total.R25]-[Total.K25]&lt;0;[Total.R25]-[Total.K25]+60;[Total.R25]-[Total.K25])-IF([Total.S25]-[Total.L25]&lt;0;1;0)" table:style-name="ce2">
            <text:p>9</text:p>
          </table:table-cell>
          <table:table-cell office:value-type="float" office:value="49" table:formula="of:=IF([Total.S25]-[Total.L25]&lt;0;[Total.S25]-[Total.L25]+60;[Total.S25]-[Total.L25])" table:style-name="ce2">
            <text:p>49</text:p>
          </table:table-cell>
          <table:table-cell office:value-type="float" office:value="37367" table:formula="of:=[Total.T25]-[Total.M25]" table:style-name="ce2">
            <text:p>37367</text:p>
          </table:table-cell>
          <table:table-cell office:value-type="float" office:value="16.802956157967714" table:formula="of:=[Total.U25]-[Total.N25]" table:style-name="ce8">
            <text:p>16.80</text:p>
          </table:table-cell>
          <table:table-cell office:value-type="float" office:value="15" table:formula="of:=[Total.V25]-[Total.O25]" table:style-name="ce2">
            <text:p>1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actus</text:p>
          </table:table-cell>
          <table:table-cell office:value-type="float" office:value="3" table:formula="of:=[Total.J26]-[Total.C26]-IF([Total.K26]-[Total.D26]&lt;0;1;0)" table:style-name="ce2">
            <text:p>3</text:p>
          </table:table-cell>
          <table:table-cell office:value-type="float" office:value="16" table:formula="of:=IF([Total.K26]-[Total.D26]&lt;0;[Total.K26]-[Total.D26]+60;[Total.K26]-[Total.D26])-IF([Total.L26]-[Total.E26]&lt;0;1;0)" table:style-name="ce2">
            <text:p>16</text:p>
          </table:table-cell>
          <table:table-cell office:value-type="float" office:value="22" table:formula="of:=IF([Total.L26]-[Total.E26]&lt;0;[Total.L26]-[Total.E26]+60;[Total.L26]-[Total.E26])" table:style-name="ce2">
            <text:p>22</text:p>
          </table:table-cell>
          <table:table-cell office:value-type="float" office:value="62793" table:formula="of:=[Total.M26]-[Total.F26]" table:style-name="ce2">
            <text:p>62793</text:p>
          </table:table-cell>
          <table:table-cell office:value-type="float" office:value="121.41066285412157" table:formula="of:=[Total.N26]-[Total.G26]" table:style-name="ce8">
            <text:p>121.41</text:p>
          </table:table-cell>
          <table:table-cell office:value-type="float" office:value="28" table:formula="of:=[Total.O26]-[Total.H26]" table:style-name="ce2">
            <text:p>28</text:p>
          </table:table-cell>
          <table:table-cell table:style-name="ce2"/>
          <table:table-cell office:value-type="float" office:value="1" table:formula="of:=[Total.Q26]-[Total.J26]-IF([Total.R26]-[Total.K26]&lt;0;1;0)" table:style-name="ce2">
            <text:p>1</text:p>
          </table:table-cell>
          <table:table-cell office:value-type="float" office:value="20" table:formula="of:=IF([Total.R26]-[Total.K26]&lt;0;[Total.R26]-[Total.K26]+60;[Total.R26]-[Total.K26])-IF([Total.S26]-[Total.L26]&lt;0;1;0)" table:style-name="ce2">
            <text:p>20</text:p>
          </table:table-cell>
          <table:table-cell office:value-type="float" office:value="19" table:formula="of:=IF([Total.S26]-[Total.L26]&lt;0;[Total.S26]-[Total.L26]+60;[Total.S26]-[Total.L26])" table:style-name="ce2">
            <text:p>19</text:p>
          </table:table-cell>
          <table:table-cell office:value-type="float" office:value="16659" table:formula="of:=[Total.T26]-[Total.M26]" table:style-name="ce2">
            <text:p>16659</text:p>
          </table:table-cell>
          <table:table-cell office:value-type="float" office:value="-6.3641319497842233" table:formula="of:=[Total.U26]-[Total.N26]" table:style-name="ce8">
            <text:p>-6.36</text:p>
          </table:table-cell>
          <table:table-cell office:value-type="float" office:value="7" table:formula="of:=[Total.V26]-[Total.O26]" table:style-name="ce2">
            <text:p>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itron</text:p>
          </table:table-cell>
          <table:table-cell office:value-type="float" office:value="1" table:formula="of:=[Total.J27]-[Total.C27]-IF([Total.K27]-[Total.D27]&lt;0;1;0)" table:style-name="ce2">
            <text:p>1</text:p>
          </table:table-cell>
          <table:table-cell office:value-type="float" office:value="41" table:formula="of:=IF([Total.K27]-[Total.D27]&lt;0;[Total.K27]-[Total.D27]+60;[Total.K27]-[Total.D27])-IF([Total.L27]-[Total.E27]&lt;0;1;0)" table:style-name="ce2">
            <text:p>41</text:p>
          </table:table-cell>
          <table:table-cell office:value-type="float" office:value="59" table:formula="of:=IF([Total.L27]-[Total.E27]&lt;0;[Total.L27]-[Total.E27]+60;[Total.L27]-[Total.E27])" table:style-name="ce2">
            <text:p>59</text:p>
          </table:table-cell>
          <table:table-cell office:value-type="float" office:value="10704" table:formula="of:=[Total.M27]-[Total.F27]" table:style-name="ce2">
            <text:p>10704</text:p>
          </table:table-cell>
          <table:table-cell office:value-type="float" office:value="-9.7180620089700653" table:formula="of:=[Total.N27]-[Total.G27]" table:style-name="ce8">
            <text:p>-9.72</text:p>
          </table:table-cell>
          <table:table-cell office:value-type="float" office:value="4" table:formula="of:=[Total.O27]-[Total.H27]" table:style-name="ce2">
            <text:p>4</text:p>
          </table:table-cell>
          <table:table-cell table:style-name="ce2"/>
          <table:table-cell office:value-type="float" office:value="0" table:formula="of:=[Total.Q27]-[Total.J27]-IF([Total.R27]-[Total.K27]&lt;0;1;0)" table:style-name="ce2">
            <text:p>0</text:p>
          </table:table-cell>
          <table:table-cell office:value-type="float" office:value="56" table:formula="of:=IF([Total.R27]-[Total.K27]&lt;0;[Total.R27]-[Total.K27]+60;[Total.R27]-[Total.K27])-IF([Total.S27]-[Total.L27]&lt;0;1;0)" table:style-name="ce2">
            <text:p>56</text:p>
          </table:table-cell>
          <table:table-cell office:value-type="float" office:value="30" table:formula="of:=IF([Total.S27]-[Total.L27]&lt;0;[Total.S27]-[Total.L27]+60;[Total.S27]-[Total.L27])" table:style-name="ce2">
            <text:p>30</text:p>
          </table:table-cell>
          <table:table-cell office:value-type="float" office:value="9114" table:formula="of:=[Total.T27]-[Total.M27]" table:style-name="ce2">
            <text:p>9114</text:p>
          </table:table-cell>
          <table:table-cell office:value-type="float" office:value="-1.7900513968282894" table:formula="of:=[Total.U27]-[Total.N27]" table:style-name="ce8">
            <text:p>-1.79</text:p>
          </table:table-cell>
          <table:table-cell office:value-type="float" office:value="6" table:formula="of:=[Total.V27]-[Total.O27]" table:style-name="ce2">
            <text:p>6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Rose</text:p>
          </table:table-cell>
          <table:table-cell office:value-type="float" office:value="1" table:formula="of:=[Total.J28]-[Total.C28]-IF([Total.K28]-[Total.D28]&lt;0;1;0)" table:style-name="ce2">
            <text:p>1</text:p>
          </table:table-cell>
          <table:table-cell office:value-type="float" office:value="27" table:formula="of:=IF([Total.K28]-[Total.D28]&lt;0;[Total.K28]-[Total.D28]+60;[Total.K28]-[Total.D28])-IF([Total.L28]-[Total.E28]&lt;0;1;0)" table:style-name="ce2">
            <text:p>27</text:p>
          </table:table-cell>
          <table:table-cell office:value-type="float" office:value="35" table:formula="of:=IF([Total.L28]-[Total.E28]&lt;0;[Total.L28]-[Total.E28]+60;[Total.L28]-[Total.E28])" table:style-name="ce2">
            <text:p>35</text:p>
          </table:table-cell>
          <table:table-cell office:value-type="float" office:value="40957" table:formula="of:=[Total.M28]-[Total.F28]" table:style-name="ce2">
            <text:p>40957</text:p>
          </table:table-cell>
          <table:table-cell office:value-type="float" office:value="110.40997824709905" table:formula="of:=[Total.N28]-[Total.G28]" table:style-name="ce8">
            <text:p>110.41</text:p>
          </table:table-cell>
          <table:table-cell office:value-type="float" office:value="17" table:formula="of:=[Total.O28]-[Total.H28]" table:style-name="ce2">
            <text:p>17</text:p>
          </table:table-cell>
          <table:table-cell table:style-name="ce2"/>
          <table:table-cell office:value-type="float" office:value="0" table:formula="of:=[Total.Q28]-[Total.J28]-IF([Total.R28]-[Total.K28]&lt;0;1;0)" table:style-name="ce2">
            <text:p>0</text:p>
          </table:table-cell>
          <table:table-cell office:value-type="float" office:value="27" table:formula="of:=IF([Total.R28]-[Total.K28]&lt;0;[Total.R28]-[Total.K28]+60;[Total.R28]-[Total.K28])-IF([Total.S28]-[Total.L28]&lt;0;1;0)" table:style-name="ce2">
            <text:p>27</text:p>
          </table:table-cell>
          <table:table-cell office:value-type="float" office:value="28" table:formula="of:=IF([Total.S28]-[Total.L28]&lt;0;[Total.S28]-[Total.L28]+60;[Total.S28]-[Total.L28])" table:style-name="ce2">
            <text:p>28</text:p>
          </table:table-cell>
          <table:table-cell office:value-type="float" office:value="26298" table:formula="of:=[Total.T28]-[Total.M28]" table:style-name="ce2">
            <text:p>26298</text:p>
          </table:table-cell>
          <table:table-cell office:value-type="float" office:value="65.262580105061801" table:formula="of:=[Total.U28]-[Total.N28]" table:style-name="ce8">
            <text:p>65.26</text:p>
          </table:table-cell>
          <table:table-cell office:value-type="float" office:value="7" table:formula="of:=[Total.V28]-[Total.O28]" table:style-name="ce2">
            <text:p>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Kernel Corn</text:p>
          </table:table-cell>
          <table:table-cell office:value-type="float" office:value="2" table:formula="of:=[Total.J29]-[Total.C29]-IF([Total.K29]-[Total.D29]&lt;0;1;0)" table:style-name="ce2">
            <text:p>2</text:p>
          </table:table-cell>
          <table:table-cell office:value-type="float" office:value="0" table:formula="of:=IF([Total.K29]-[Total.D29]&lt;0;[Total.K29]-[Total.D29]+60;[Total.K29]-[Total.D29])-IF([Total.L29]-[Total.E29]&lt;0;1;0)" table:style-name="ce2">
            <text:p>0</text:p>
          </table:table-cell>
          <table:table-cell office:value-type="float" office:value="32" table:formula="of:=IF([Total.L29]-[Total.E29]&lt;0;[Total.L29]-[Total.E29]+60;[Total.L29]-[Total.E29])" table:style-name="ce2">
            <text:p>32</text:p>
          </table:table-cell>
          <table:table-cell office:value-type="float" office:value="37817" table:formula="of:=[Total.M29]-[Total.F29]" table:style-name="ce2">
            <text:p>37817</text:p>
          </table:table-cell>
          <table:table-cell office:value-type="float" office:value="29.005789308921067" table:formula="of:=[Total.N29]-[Total.G29]" table:style-name="ce8">
            <text:p>29.01</text:p>
          </table:table-cell>
          <table:table-cell office:value-type="float" office:value="15" table:formula="of:=[Total.O29]-[Total.H29]" table:style-name="ce2">
            <text:p>15</text:p>
          </table:table-cell>
          <table:table-cell table:style-name="ce2"/>
          <table:table-cell office:value-type="float" office:value="0" table:formula="of:=[Total.Q29]-[Total.J29]-IF([Total.R29]-[Total.K29]&lt;0;1;0)" table:style-name="ce2">
            <text:p>0</text:p>
          </table:table-cell>
          <table:table-cell office:value-type="float" office:value="22" table:formula="of:=IF([Total.R29]-[Total.K29]&lt;0;[Total.R29]-[Total.K29]+60;[Total.R29]-[Total.K29])-IF([Total.S29]-[Total.L29]&lt;0;1;0)" table:style-name="ce2">
            <text:p>22</text:p>
          </table:table-cell>
          <table:table-cell office:value-type="float" office:value="39" table:formula="of:=IF([Total.S29]-[Total.L29]&lt;0;[Total.S29]-[Total.L29]+60;[Total.S29]-[Total.L29])" table:style-name="ce2">
            <text:p>39</text:p>
          </table:table-cell>
          <table:table-cell office:value-type="float" office:value="1008" table:formula="of:=[Total.T29]-[Total.M29]" table:style-name="ce2">
            <text:p>1008</text:p>
          </table:table-cell>
          <table:table-cell office:value-type="float" office:value="-8.3812381597720389" table:formula="of:=[Total.U29]-[Total.N29]" table:style-name="ce8">
            <text:p>-8.38</text:p>
          </table:table-cell>
          <table:table-cell office:value-type="float" office:value="2" table:formula="of:=[Total.V29]-[Total.O29]" table:style-name="ce2">
            <text:p>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Torchwood</text:p>
          </table:table-cell>
          <table:table-cell office:value-type="float" office:value="0" table:formula="of:=[Total.J30]-[Total.C30]-IF([Total.K30]-[Total.D30]&lt;0;1;0)" table:style-name="ce2">
            <text:p>0</text:p>
          </table:table-cell>
          <table:table-cell office:value-type="float" office:value="25" table:formula="of:=IF([Total.K30]-[Total.D30]&lt;0;[Total.K30]-[Total.D30]+60;[Total.K30]-[Total.D30])-IF([Total.L30]-[Total.E30]&lt;0;1;0)" table:style-name="ce2">
            <text:p>25</text:p>
          </table:table-cell>
          <table:table-cell office:value-type="float" office:value="37" table:formula="of:=IF([Total.L30]-[Total.E30]&lt;0;[Total.L30]-[Total.E30]+60;[Total.L30]-[Total.E30])" table:style-name="ce2">
            <text:p>37</text:p>
          </table:table-cell>
          <table:table-cell office:value-type="float" office:value="4470" table:formula="of:=[Total.M30]-[Total.F30]" table:style-name="ce2">
            <text:p>4470</text:p>
          </table:table-cell>
          <table:table-cell office:value-type="float" office:value="-85.743242166966695" table:formula="of:=[Total.N30]-[Total.G30]" table:style-name="ce8">
            <text:p>-85.74</text:p>
          </table:table-cell>
          <table:table-cell office:value-type="float" office:value="1" table:formula="of:=[Total.O30]-[Total.H30]" table:style-name="ce2">
            <text:p>1</text:p>
          </table:table-cell>
          <table:table-cell table:style-name="ce2"/>
          <table:table-cell office:value-type="float" office:value="0" table:formula="of:=[Total.Q30]-[Total.J30]-IF([Total.R30]-[Total.K30]&lt;0;1;0)" table:style-name="ce2">
            <text:p>0</text:p>
          </table:table-cell>
          <table:table-cell office:value-type="float" office:value="0" table:formula="of:=IF([Total.R30]-[Total.K30]&lt;0;[Total.R30]-[Total.K30]+60;[Total.R30]-[Total.K30])-IF([Total.S30]-[Total.L30]&lt;0;1;0)" table:style-name="ce2">
            <text:p>0</text:p>
          </table:table-cell>
          <table:table-cell office:value-type="float" office:value="0" table:formula="of:=IF([Total.S30]-[Total.L30]&lt;0;[Total.S30]-[Total.L30]+60;[Total.S30]-[Total.L30])" table:style-name="ce2">
            <text:p>0</text:p>
          </table:table-cell>
          <table:table-cell office:value-type="float" office:value="0" table:formula="of:=[Total.T30]-[Total.M30]" table:style-name="ce2">
            <text:p>0</text:p>
          </table:table-cell>
          <table:table-cell office:value-type="float" office:value="0" table:formula="of:=[Total.U30]-[Total.N30]" table:style-name="ce8">
            <text:p>0.00</text:p>
          </table:table-cell>
          <table:table-cell office:value-type="float" office:value="0" table:formula="of:=[Total.V30]-[Total.O30]" table:style-name="ce2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Foot Soldier</text:p>
          </table:table-cell>
          <table:table-cell office:value-type="float" office:value="3" table:formula="of:=[Total.J31]-[Total.C31]-IF([Total.K31]-[Total.D31]&lt;0;1;0)" table:style-name="ce2">
            <text:p>3</text:p>
          </table:table-cell>
          <table:table-cell office:value-type="float" office:value="55" table:formula="of:=IF([Total.K31]-[Total.D31]&lt;0;[Total.K31]-[Total.D31]+60;[Total.K31]-[Total.D31])-IF([Total.L31]-[Total.E31]&lt;0;1;0)" table:style-name="ce2">
            <text:p>55</text:p>
          </table:table-cell>
          <table:table-cell office:value-type="float" office:value="55" table:formula="of:=IF([Total.L31]-[Total.E31]&lt;0;[Total.L31]-[Total.E31]+60;[Total.L31]-[Total.E31])" table:style-name="ce2">
            <text:p>55</text:p>
          </table:table-cell>
          <table:table-cell office:value-type="float" office:value="65115" table:formula="of:=[Total.M31]-[Total.F31]" table:style-name="ce2">
            <text:p>65115</text:p>
          </table:table-cell>
          <table:table-cell office:value-type="float" office:value="49.382813959893582" table:formula="of:=[Total.N31]-[Total.G31]" table:style-name="ce8">
            <text:p>49.38</text:p>
          </table:table-cell>
          <table:table-cell office:value-type="float" office:value="30" table:formula="of:=[Total.O31]-[Total.H31]" table:style-name="ce2">
            <text:p>30</text:p>
          </table:table-cell>
          <table:table-cell table:style-name="ce2"/>
          <table:table-cell office:value-type="float" office:value="0" table:formula="of:=[Total.Q31]-[Total.J31]-IF([Total.R31]-[Total.K31]&lt;0;1;0)" table:style-name="ce2">
            <text:p>0</text:p>
          </table:table-cell>
          <table:table-cell office:value-type="float" office:value="55" table:formula="of:=IF([Total.R31]-[Total.K31]&lt;0;[Total.R31]-[Total.K31]+60;[Total.R31]-[Total.K31])-IF([Total.S31]-[Total.L31]&lt;0;1;0)" table:style-name="ce2">
            <text:p>55</text:p>
          </table:table-cell>
          <table:table-cell office:value-type="float" office:value="29" table:formula="of:=IF([Total.S31]-[Total.L31]&lt;0;[Total.S31]-[Total.L31]+60;[Total.S31]-[Total.L31])" table:style-name="ce2">
            <text:p>29</text:p>
          </table:table-cell>
          <table:table-cell office:value-type="float" office:value="11316" table:formula="of:=[Total.T31]-[Total.M31]" table:style-name="ce2">
            <text:p>11316</text:p>
          </table:table-cell>
          <table:table-cell office:value-type="float" office:value="-1.3425413013065963" table:formula="of:=[Total.U31]-[Total.N31]" table:style-name="ce8">
            <text:p>-1.34</text:p>
          </table:table-cell>
          <table:table-cell office:value-type="float" office:value="6" table:formula="of:=[Total.V31]-[Total.O31]" table:style-name="ce2">
            <text:p>6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Engineer</text:p>
          </table:table-cell>
          <table:table-cell office:value-type="float" office:value="3" table:formula="of:=[Total.J32]-[Total.C32]-IF([Total.K32]-[Total.D32]&lt;0;1;0)" table:style-name="ce2">
            <text:p>3</text:p>
          </table:table-cell>
          <table:table-cell office:value-type="float" office:value="43" table:formula="of:=IF([Total.K32]-[Total.D32]&lt;0;[Total.K32]-[Total.D32]+60;[Total.K32]-[Total.D32])-IF([Total.L32]-[Total.E32]&lt;0;1;0)" table:style-name="ce2">
            <text:p>43</text:p>
          </table:table-cell>
          <table:table-cell office:value-type="float" office:value="25" table:formula="of:=IF([Total.L32]-[Total.E32]&lt;0;[Total.L32]-[Total.E32]+60;[Total.L32]-[Total.E32])" table:style-name="ce2">
            <text:p>25</text:p>
          </table:table-cell>
          <table:table-cell office:value-type="float" office:value="88770" table:formula="of:=[Total.M32]-[Total.F32]" table:style-name="ce2">
            <text:p>88770</text:p>
          </table:table-cell>
          <table:table-cell office:value-type="float" office:value="38.36979860598538" table:formula="of:=[Total.N32]-[Total.G32]" table:style-name="ce8">
            <text:p>38.37</text:p>
          </table:table-cell>
          <table:table-cell office:value-type="float" office:value="41" table:formula="of:=[Total.O32]-[Total.H32]" table:style-name="ce2">
            <text:p>41</text:p>
          </table:table-cell>
          <table:table-cell table:style-name="ce2"/>
          <table:table-cell office:value-type="float" office:value="2" table:formula="of:=[Total.Q32]-[Total.J32]-IF([Total.R32]-[Total.K32]&lt;0;1;0)" table:style-name="ce2">
            <text:p>2</text:p>
          </table:table-cell>
          <table:table-cell office:value-type="float" office:value="8" table:formula="of:=IF([Total.R32]-[Total.K32]&lt;0;[Total.R32]-[Total.K32]+60;[Total.R32]-[Total.K32])-IF([Total.S32]-[Total.L32]&lt;0;1;0)" table:style-name="ce2">
            <text:p>8</text:p>
          </table:table-cell>
          <table:table-cell office:value-type="float" office:value="58" table:formula="of:=IF([Total.S32]-[Total.L32]&lt;0;[Total.S32]-[Total.L32]+60;[Total.S32]-[Total.L32])" table:style-name="ce2">
            <text:p>58</text:p>
          </table:table-cell>
          <table:table-cell office:value-type="float" office:value="48346" table:formula="of:=[Total.T32]-[Total.M32]" table:style-name="ce2">
            <text:p>48346</text:p>
          </table:table-cell>
          <table:table-cell office:value-type="float" office:value="11.631606734271656" table:formula="of:=[Total.U32]-[Total.N32]" table:style-name="ce8">
            <text:p>11.63</text:p>
          </table:table-cell>
          <table:table-cell office:value-type="float" office:value="20" table:formula="of:=[Total.V32]-[Total.O32]" table:style-name="ce2">
            <text:p>2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Scientist</text:p>
          </table:table-cell>
          <table:table-cell office:value-type="float" office:value="1" table:formula="of:=[Total.J33]-[Total.C33]-IF([Total.K33]-[Total.D33]&lt;0;1;0)" table:style-name="ce2">
            <text:p>1</text:p>
          </table:table-cell>
          <table:table-cell office:value-type="float" office:value="5" table:formula="of:=IF([Total.K33]-[Total.D33]&lt;0;[Total.K33]-[Total.D33]+60;[Total.K33]-[Total.D33])-IF([Total.L33]-[Total.E33]&lt;0;1;0)" table:style-name="ce2">
            <text:p>5</text:p>
          </table:table-cell>
          <table:table-cell office:value-type="float" office:value="56" table:formula="of:=IF([Total.L33]-[Total.E33]&lt;0;[Total.L33]-[Total.E33]+60;[Total.L33]-[Total.E33])" table:style-name="ce2">
            <text:p>56</text:p>
          </table:table-cell>
          <table:table-cell office:value-type="float" office:value="20597" table:formula="of:=[Total.M33]-[Total.F33]" table:style-name="ce2">
            <text:p>20597</text:p>
          </table:table-cell>
          <table:table-cell office:value-type="float" office:value="13.175947674360287" table:formula="of:=[Total.N33]-[Total.G33]" table:style-name="ce8">
            <text:p>13.18</text:p>
          </table:table-cell>
          <table:table-cell office:value-type="float" office:value="8" table:formula="of:=[Total.O33]-[Total.H33]" table:style-name="ce2">
            <text:p>8</text:p>
          </table:table-cell>
          <table:table-cell table:style-name="ce2"/>
          <table:table-cell office:value-type="float" office:value="1" table:formula="of:=[Total.Q33]-[Total.J33]-IF([Total.R33]-[Total.K33]&lt;0;1;0)" table:style-name="ce2">
            <text:p>1</text:p>
          </table:table-cell>
          <table:table-cell office:value-type="float" office:value="0" table:formula="of:=IF([Total.R33]-[Total.K33]&lt;0;[Total.R33]-[Total.K33]+60;[Total.R33]-[Total.K33])-IF([Total.S33]-[Total.L33]&lt;0;1;0)" table:style-name="ce2">
            <text:p>0</text:p>
          </table:table-cell>
          <table:table-cell office:value-type="float" office:value="23" table:formula="of:=IF([Total.S33]-[Total.L33]&lt;0;[Total.S33]-[Total.L33]+60;[Total.S33]-[Total.L33])" table:style-name="ce2">
            <text:p>23</text:p>
          </table:table-cell>
          <table:table-cell office:value-type="float" office:value="18620" table:formula="of:=[Total.T33]-[Total.M33]" table:style-name="ce2">
            <text:p>18620</text:p>
          </table:table-cell>
          <table:table-cell office:value-type="float" office:value="8.3724290719056" table:formula="of:=[Total.U33]-[Total.N33]" table:style-name="ce8">
            <text:p>8.37</text:p>
          </table:table-cell>
          <table:table-cell office:value-type="float" office:value="7" table:formula="of:=[Total.V33]-[Total.O33]" table:style-name="ce2">
            <text:p>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All-Star</text:p>
          </table:table-cell>
          <table:table-cell office:value-type="float" office:value="1" table:formula="of:=[Total.J34]-[Total.C34]-IF([Total.K34]-[Total.D34]&lt;0;1;0)" table:style-name="ce2">
            <text:p>1</text:p>
          </table:table-cell>
          <table:table-cell office:value-type="float" office:value="7" table:formula="of:=IF([Total.K34]-[Total.D34]&lt;0;[Total.K34]-[Total.D34]+60;[Total.K34]-[Total.D34])-IF([Total.L34]-[Total.E34]&lt;0;1;0)" table:style-name="ce2">
            <text:p>7</text:p>
          </table:table-cell>
          <table:table-cell office:value-type="float" office:value="23" table:formula="of:=IF([Total.L34]-[Total.E34]&lt;0;[Total.L34]-[Total.E34]+60;[Total.L34]-[Total.E34])" table:style-name="ce2">
            <text:p>23</text:p>
          </table:table-cell>
          <table:table-cell office:value-type="float" office:value="26321" table:formula="of:=[Total.M34]-[Total.F34]" table:style-name="ce2">
            <text:p>26321</text:p>
          </table:table-cell>
          <table:table-cell office:value-type="float" office:value="7.4026104976249485" table:formula="of:=[Total.N34]-[Total.G34]" table:style-name="ce8">
            <text:p>7.40</text:p>
          </table:table-cell>
          <table:table-cell office:value-type="float" office:value="13" table:formula="of:=[Total.O34]-[Total.H34]" table:style-name="ce2">
            <text:p>13</text:p>
          </table:table-cell>
          <table:table-cell table:style-name="ce2"/>
          <table:table-cell office:value-type="float" office:value="0" table:formula="of:=[Total.Q34]-[Total.J34]-IF([Total.R34]-[Total.K34]&lt;0;1;0)" table:style-name="ce2">
            <text:p>0</text:p>
          </table:table-cell>
          <table:table-cell office:value-type="float" office:value="27" table:formula="of:=IF([Total.R34]-[Total.K34]&lt;0;[Total.R34]-[Total.K34]+60;[Total.R34]-[Total.K34])-IF([Total.S34]-[Total.L34]&lt;0;1;0)" table:style-name="ce2">
            <text:p>27</text:p>
          </table:table-cell>
          <table:table-cell office:value-type="float" office:value="4" table:formula="of:=IF([Total.S34]-[Total.L34]&lt;0;[Total.S34]-[Total.L34]+60;[Total.S34]-[Total.L34])" table:style-name="ce2">
            <text:p>4</text:p>
          </table:table-cell>
          <table:table-cell office:value-type="float" office:value="12630" table:formula="of:=[Total.T34]-[Total.M34]" table:style-name="ce2">
            <text:p>12630</text:p>
          </table:table-cell>
          <table:table-cell office:value-type="float" office:value="4.7114819936628578" table:formula="of:=[Total.U34]-[Total.N34]" table:style-name="ce8">
            <text:p>4.71</text:p>
          </table:table-cell>
          <table:table-cell office:value-type="float" office:value="6" table:formula="of:=[Total.V34]-[Total.O34]" table:style-name="ce2">
            <text:p>6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Imp</text:p>
          </table:table-cell>
          <table:table-cell office:value-type="float" office:value="2" table:formula="of:=[Total.J35]-[Total.C35]-IF([Total.K35]-[Total.D35]&lt;0;1;0)" table:style-name="ce2">
            <text:p>2</text:p>
          </table:table-cell>
          <table:table-cell office:value-type="float" office:value="16" table:formula="of:=IF([Total.K35]-[Total.D35]&lt;0;[Total.K35]-[Total.D35]+60;[Total.K35]-[Total.D35])-IF([Total.L35]-[Total.E35]&lt;0;1;0)" table:style-name="ce2">
            <text:p>16</text:p>
          </table:table-cell>
          <table:table-cell office:value-type="float" office:value="2" table:formula="of:=IF([Total.L35]-[Total.E35]&lt;0;[Total.L35]-[Total.E35]+60;[Total.L35]-[Total.E35])" table:style-name="ce2">
            <text:p>2</text:p>
          </table:table-cell>
          <table:table-cell office:value-type="float" office:value="34045" table:formula="of:=[Total.M35]-[Total.F35]" table:style-name="ce2">
            <text:p>34045</text:p>
          </table:table-cell>
          <table:table-cell office:value-type="float" office:value="23.677931157935205" table:formula="of:=[Total.N35]-[Total.G35]" table:style-name="ce8">
            <text:p>23.68</text:p>
          </table:table-cell>
          <table:table-cell office:value-type="float" office:value="14" table:formula="of:=[Total.O35]-[Total.H35]" table:style-name="ce2">
            <text:p>14</text:p>
          </table:table-cell>
          <table:table-cell table:style-name="ce2"/>
          <table:table-cell office:value-type="float" office:value="0" table:formula="of:=[Total.Q35]-[Total.J35]-IF([Total.R35]-[Total.K35]&lt;0;1;0)" table:style-name="ce2">
            <text:p>0</text:p>
          </table:table-cell>
          <table:table-cell office:value-type="float" office:value="18" table:formula="of:=IF([Total.R35]-[Total.K35]&lt;0;[Total.R35]-[Total.K35]+60;[Total.R35]-[Total.K35])-IF([Total.S35]-[Total.L35]&lt;0;1;0)" table:style-name="ce2">
            <text:p>18</text:p>
          </table:table-cell>
          <table:table-cell office:value-type="float" office:value="47" table:formula="of:=IF([Total.S35]-[Total.L35]&lt;0;[Total.S35]-[Total.L35]+60;[Total.S35]-[Total.L35])" table:style-name="ce2">
            <text:p>47</text:p>
          </table:table-cell>
          <table:table-cell office:value-type="float" office:value="2991" table:formula="of:=[Total.T35]-[Total.M35]" table:style-name="ce2">
            <text:p>2991</text:p>
          </table:table-cell>
          <table:table-cell office:value-type="float" office:value="-0.89244784300723268" table:formula="of:=[Total.U35]-[Total.N35]" table:style-name="ce8">
            <text:p>-0.89</text:p>
          </table:table-cell>
          <table:table-cell office:value-type="float" office:value="0" table:formula="of:=[Total.V35]-[Total.O35]" table:style-name="ce2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aptain Deadbeard</text:p>
          </table:table-cell>
          <table:table-cell office:value-type="float" office:value="2" table:formula="of:=[Total.J36]-[Total.C36]-IF([Total.K36]-[Total.D36]&lt;0;1;0)" table:style-name="ce2">
            <text:p>2</text:p>
          </table:table-cell>
          <table:table-cell office:value-type="float" office:value="6" table:formula="of:=IF([Total.K36]-[Total.D36]&lt;0;[Total.K36]-[Total.D36]+60;[Total.K36]-[Total.D36])-IF([Total.L36]-[Total.E36]&lt;0;1;0)" table:style-name="ce2">
            <text:p>6</text:p>
          </table:table-cell>
          <table:table-cell office:value-type="float" office:value="5" table:formula="of:=IF([Total.L36]-[Total.E36]&lt;0;[Total.L36]-[Total.E36]+60;[Total.L36]-[Total.E36])" table:style-name="ce2">
            <text:p>5</text:p>
          </table:table-cell>
          <table:table-cell office:value-type="float" office:value="29386" table:formula="of:=[Total.M36]-[Total.F36]" table:style-name="ce2">
            <text:p>29386</text:p>
          </table:table-cell>
          <table:table-cell office:value-type="float" office:value="5.2286712856674171" table:formula="of:=[Total.N36]-[Total.G36]" table:style-name="ce8">
            <text:p>5.23</text:p>
          </table:table-cell>
          <table:table-cell office:value-type="float" office:value="13" table:formula="of:=[Total.O36]-[Total.H36]" table:style-name="ce2">
            <text:p>13</text:p>
          </table:table-cell>
          <table:table-cell table:style-name="ce2"/>
          <table:table-cell office:value-type="float" office:value="1" table:formula="of:=[Total.Q36]-[Total.J36]-IF([Total.R36]-[Total.K36]&lt;0;1;0)" table:style-name="ce2">
            <text:p>1</text:p>
          </table:table-cell>
          <table:table-cell office:value-type="float" office:value="7" table:formula="of:=IF([Total.R36]-[Total.K36]&lt;0;[Total.R36]-[Total.K36]+60;[Total.R36]-[Total.K36])-IF([Total.S36]-[Total.L36]&lt;0;1;0)" table:style-name="ce2">
            <text:p>7</text:p>
          </table:table-cell>
          <table:table-cell office:value-type="float" office:value="46" table:formula="of:=IF([Total.S36]-[Total.L36]&lt;0;[Total.S36]-[Total.L36]+60;[Total.S36]-[Total.L36])" table:style-name="ce2">
            <text:p>46</text:p>
          </table:table-cell>
          <table:table-cell office:value-type="float" office:value="33177" table:formula="of:=[Total.T36]-[Total.M36]" table:style-name="ce2">
            <text:p>33177</text:p>
          </table:table-cell>
          <table:table-cell office:value-type="float" office:value="55.126516495907822" table:formula="of:=[Total.U36]-[Total.N36]" table:style-name="ce8">
            <text:p>55.13</text:p>
          </table:table-cell>
          <table:table-cell office:value-type="float" office:value="3" table:formula="of:=[Total.V36]-[Total.O36]" table:style-name="ce2">
            <text:p>3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Super Brainz</text:p>
          </table:table-cell>
          <table:table-cell office:value-type="float" office:value="3" table:formula="of:=[Total.J37]-[Total.C37]-IF([Total.K37]-[Total.D37]&lt;0;1;0)" table:style-name="ce2">
            <text:p>3</text:p>
          </table:table-cell>
          <table:table-cell office:value-type="float" office:value="10" table:formula="of:=IF([Total.K37]-[Total.D37]&lt;0;[Total.K37]-[Total.D37]+60;[Total.K37]-[Total.D37])-IF([Total.L37]-[Total.E37]&lt;0;1;0)" table:style-name="ce2">
            <text:p>10</text:p>
          </table:table-cell>
          <table:table-cell office:value-type="float" office:value="31" table:formula="of:=IF([Total.L37]-[Total.E37]&lt;0;[Total.L37]-[Total.E37]+60;[Total.L37]-[Total.E37])" table:style-name="ce2">
            <text:p>31</text:p>
          </table:table-cell>
          <table:table-cell office:value-type="float" office:value="45571" table:formula="of:=[Total.M37]-[Total.F37]" table:style-name="ce2">
            <text:p>45571</text:p>
          </table:table-cell>
          <table:table-cell office:value-type="float" office:value="58.083953587667693" table:formula="of:=[Total.N37]-[Total.G37]" table:style-name="ce8">
            <text:p>58.08</text:p>
          </table:table-cell>
          <table:table-cell office:value-type="float" office:value="21" table:formula="of:=[Total.O37]-[Total.H37]" table:style-name="ce2">
            <text:p>21</text:p>
          </table:table-cell>
          <table:table-cell table:style-name="ce2"/>
          <table:table-cell office:value-type="float" office:value="0" table:formula="of:=[Total.Q37]-[Total.J37]-IF([Total.R37]-[Total.K37]&lt;0;1;0)" table:style-name="ce2">
            <text:p>0</text:p>
          </table:table-cell>
          <table:table-cell office:value-type="float" office:value="46" table:formula="of:=IF([Total.R37]-[Total.K37]&lt;0;[Total.R37]-[Total.K37]+60;[Total.R37]-[Total.K37])-IF([Total.S37]-[Total.L37]&lt;0;1;0)" table:style-name="ce2">
            <text:p>46</text:p>
          </table:table-cell>
          <table:table-cell office:value-type="float" office:value="36" table:formula="of:=IF([Total.S37]-[Total.L37]&lt;0;[Total.S37]-[Total.L37]+60;[Total.S37]-[Total.L37])" table:style-name="ce2">
            <text:p>36</text:p>
          </table:table-cell>
          <table:table-cell office:value-type="float" office:value="1076" table:formula="of:=[Total.T37]-[Total.M37]" table:style-name="ce2">
            <text:p>1076</text:p>
          </table:table-cell>
          <table:table-cell office:value-type="float" office:value="-13.897785264324341" table:formula="of:=[Total.U37]-[Total.N37]" table:style-name="ce8">
            <text:p>-13.90</text:p>
          </table:table-cell>
          <table:table-cell office:value-type="float" office:value="1" table:formula="of:=[Total.V37]-[Total.O37]" table:style-name="ce2">
            <text:p>1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Hover Goat-3000</text:p>
          </table:table-cell>
          <table:table-cell office:value-type="float" office:value="0" table:formula="of:=[Total.J38]-[Total.C38]-IF([Total.K38]-[Total.D38]&lt;0;1;0)" table:style-name="ce2">
            <text:p>0</text:p>
          </table:table-cell>
          <table:table-cell office:value-type="float" office:value="0" table:formula="of:=IF([Total.K38]-[Total.D38]&lt;0;[Total.K38]-[Total.D38]+60;[Total.K38]-[Total.D38])-IF([Total.L38]-[Total.E38]&lt;0;1;0)" table:style-name="ce2">
            <text:p>0</text:p>
          </table:table-cell>
          <table:table-cell office:value-type="float" office:value="0" table:formula="of:=IF([Total.L38]-[Total.E38]&lt;0;[Total.L38]-[Total.E38]+60;[Total.L38]-[Total.E38])" table:style-name="ce2">
            <text:p>0</text:p>
          </table:table-cell>
          <table:table-cell office:value-type="float" office:value="0" table:formula="of:=[Total.M38]-[Total.F38]" table:style-name="ce2">
            <text:p>0</text:p>
          </table:table-cell>
          <table:table-cell office:value-type="float" office:value="0" table:formula="of:=[Total.N38]-[Total.G38]" table:style-name="ce8">
            <text:p>0.00</text:p>
          </table:table-cell>
          <table:table-cell office:value-type="float" office:value="0" table:formula="of:=[Total.O38]-[Total.H38]" table:style-name="ce2">
            <text:p>0</text:p>
          </table:table-cell>
          <table:table-cell table:style-name="ce2"/>
          <table:table-cell office:value-type="float" office:value="0" table:formula="of:=[Total.Q38]-[Total.J38]-IF([Total.R38]-[Total.K38]&lt;0;1;0)" table:style-name="ce2">
            <text:p>0</text:p>
          </table:table-cell>
          <table:table-cell office:value-type="float" office:value="12" table:formula="of:=IF([Total.R38]-[Total.K38]&lt;0;[Total.R38]-[Total.K38]+60;[Total.R38]-[Total.K38])-IF([Total.S38]-[Total.L38]&lt;0;1;0)" table:style-name="ce2">
            <text:p>12</text:p>
          </table:table-cell>
          <table:table-cell office:value-type="float" office:value="18" table:formula="of:=IF([Total.S38]-[Total.L38]&lt;0;[Total.S38]-[Total.L38]+60;[Total.S38]-[Total.L38])" table:style-name="ce2">
            <text:p>18</text:p>
          </table:table-cell>
          <table:table-cell office:value-type="float" office:value="5070" table:formula="of:=[Total.T38]-[Total.M38]" table:style-name="ce2">
            <text:p>5070</text:p>
          </table:table-cell>
          <table:table-cell office:value-type="float" office:value="412.19512195121951" table:formula="of:=[Total.U38]-[Total.N38]" table:style-name="ce8">
            <text:p>412.20</text:p>
          </table:table-cell>
          <table:table-cell office:value-type="float" office:value="4" table:formula="of:=[Total.V38]-[Total.O38]" table:style-name="ce2">
            <text:p>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Plant</text:p>
          </table:table-cell>
          <table:table-cell office:value-type="float" office:value="14" table:formula="of:=[Total.J39]-[Total.C39]-IF([Total.K39]-[Total.D39]&lt;0;1;0)" table:style-name="ce2">
            <text:p>14</text:p>
          </table:table-cell>
          <table:table-cell office:value-type="float" office:value="49" table:formula="of:=IF([Total.K39]-[Total.D39]&lt;0;[Total.K39]-[Total.D39]+60;[Total.K39]-[Total.D39])-IF([Total.L39]-[Total.E39]&lt;0;1;0)" table:style-name="ce2">
            <text:p>49</text:p>
          </table:table-cell>
          <table:table-cell office:value-type="float" office:value="1" table:formula="of:=IF([Total.L39]-[Total.E39]&lt;0;[Total.L39]-[Total.E39]+60;[Total.L39]-[Total.E39])" table:style-name="ce2">
            <text:p>1</text:p>
          </table:table-cell>
          <table:table-cell office:value-type="float" office:value="247434" table:formula="of:=[Total.M39]-[Total.F39]" table:style-name="ce2">
            <text:p>247434</text:p>
          </table:table-cell>
          <table:table-cell office:value-type="float" office:value="14.109844399198948" table:formula="of:=[Total.N39]-[Total.G39]" table:style-name="ce8">
            <text:p>14.11</text:p>
          </table:table-cell>
          <table:table-cell office:value-type="float" office:value="108" table:formula="of:=[Total.O39]-[Total.H39]" table:style-name="ce2">
            <text:p>108</text:p>
          </table:table-cell>
          <table:table-cell table:style-name="ce2"/>
          <table:table-cell office:value-type="float" office:value="8" table:formula="of:=[Total.Q39]-[Total.J39]-IF([Total.R39]-[Total.K39]&lt;0;1;0)" table:style-name="ce2">
            <text:p>8</text:p>
          </table:table-cell>
          <table:table-cell office:value-type="float" office:value="45" table:formula="of:=IF([Total.R39]-[Total.K39]&lt;0;[Total.R39]-[Total.K39]+60;[Total.R39]-[Total.K39])-IF([Total.S39]-[Total.L39]&lt;0;1;0)" table:style-name="ce2">
            <text:p>45</text:p>
          </table:table-cell>
          <table:table-cell office:value-type="float" office:value="12" table:formula="of:=IF([Total.S39]-[Total.L39]&lt;0;[Total.S39]-[Total.L39]+60;[Total.S39]-[Total.L39])" table:style-name="ce2">
            <text:p>12</text:p>
          </table:table-cell>
          <table:table-cell office:value-type="float" office:value="147359" table:formula="of:=[Total.T39]-[Total.M39]" table:style-name="ce2">
            <text:p>147359</text:p>
          </table:table-cell>
          <table:table-cell office:value-type="float" office:value="6.2805719594587117" table:formula="of:=[Total.U39]-[Total.N39]" table:style-name="ce8">
            <text:p>6.28</text:p>
          </table:table-cell>
          <table:table-cell office:value-type="float" office:value="58" table:formula="of:=[Total.V39]-[Total.O39]" table:style-name="ce2">
            <text:p>58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Zombie</text:p>
          </table:table-cell>
          <table:table-cell office:value-type="float" office:value="17" table:formula="of:=[Total.J40]-[Total.C40]-IF([Total.K40]-[Total.D40]&lt;0;1;0)" table:style-name="ce2">
            <text:p>17</text:p>
          </table:table-cell>
          <table:table-cell office:value-type="float" office:value="25" table:formula="of:=IF([Total.K40]-[Total.D40]&lt;0;[Total.K40]-[Total.D40]+60;[Total.K40]-[Total.D40])-IF([Total.L40]-[Total.E40]&lt;0;1;0)" table:style-name="ce2">
            <text:p>25</text:p>
          </table:table-cell>
          <table:table-cell office:value-type="float" office:value="17" table:formula="of:=IF([Total.L40]-[Total.E40]&lt;0;[Total.L40]-[Total.E40]+60;[Total.L40]-[Total.E40])" table:style-name="ce2">
            <text:p>17</text:p>
          </table:table-cell>
          <table:table-cell office:value-type="float" office:value="309805" table:formula="of:=[Total.M40]-[Total.F40]" table:style-name="ce2">
            <text:p>309805</text:p>
          </table:table-cell>
          <table:table-cell office:value-type="float" office:value="18.749173110967945" table:formula="of:=[Total.N40]-[Total.G40]" table:style-name="ce8">
            <text:p>18.75</text:p>
          </table:table-cell>
          <table:table-cell office:value-type="float" office:value="140" table:formula="of:=[Total.O40]-[Total.H40]" table:style-name="ce2">
            <text:p>140</text:p>
          </table:table-cell>
          <table:table-cell table:style-name="ce2"/>
          <table:table-cell office:value-type="float" office:value="6" table:formula="of:=[Total.Q40]-[Total.J40]-IF([Total.R40]-[Total.K40]&lt;0;1;0)" table:style-name="ce2">
            <text:p>6</text:p>
          </table:table-cell>
          <table:table-cell office:value-type="float" office:value="57" table:formula="of:=IF([Total.R40]-[Total.K40]&lt;0;[Total.R40]-[Total.K40]+60;[Total.R40]-[Total.K40])-IF([Total.S40]-[Total.L40]&lt;0;1;0)" table:style-name="ce2">
            <text:p>57</text:p>
          </table:table-cell>
          <table:table-cell office:value-type="float" office:value="21" table:formula="of:=IF([Total.S40]-[Total.L40]&lt;0;[Total.S40]-[Total.L40]+60;[Total.S40]-[Total.L40])" table:style-name="ce2">
            <text:p>21</text:p>
          </table:table-cell>
          <table:table-cell office:value-type="float" office:value="133226" table:formula="of:=[Total.T40]-[Total.M40]" table:style-name="ce2">
            <text:p>133226</text:p>
          </table:table-cell>
          <table:table-cell office:value-type="float" office:value="7.165850346679548" table:formula="of:=[Total.U40]-[Total.N40]" table:style-name="ce8">
            <text:p>7.17</text:p>
          </table:table-cell>
          <table:table-cell office:value-type="float" office:value="47" table:formula="of:=[Total.V40]-[Total.O40]" table:style-name="ce2">
            <text:p>4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Total</text:p>
          </table:table-cell>
          <table:table-cell office:value-type="float" office:value="32" table:formula="of:=[Total.J41]-[Total.C41]-IF([Total.K41]-[Total.D41]&lt;0;1;0)" table:style-name="ce2">
            <text:p>32</text:p>
          </table:table-cell>
          <table:table-cell office:value-type="float" office:value="14" table:formula="of:=IF([Total.K41]-[Total.D41]&lt;0;[Total.K41]-[Total.D41]+60;[Total.K41]-[Total.D41])-IF([Total.L41]-[Total.E41]&lt;0;1;0)" table:style-name="ce2">
            <text:p>14</text:p>
          </table:table-cell>
          <table:table-cell office:value-type="float" office:value="18" table:formula="of:=IF([Total.L41]-[Total.E41]&lt;0;[Total.L41]-[Total.E41]+60;[Total.L41]-[Total.E41])" table:style-name="ce2">
            <text:p>18</text:p>
          </table:table-cell>
          <table:table-cell office:value-type="float" office:value="557239" table:formula="of:=[Total.M41]-[Total.F41]" table:style-name="ce2">
            <text:p>557239</text:p>
          </table:table-cell>
          <table:table-cell office:value-type="float" office:value="16.693671953500086" table:formula="of:=[Total.N41]-[Total.G41]" table:style-name="ce8">
            <text:p>16.69</text:p>
          </table:table-cell>
          <table:table-cell office:value-type="float" office:value="248" table:formula="of:=[Total.O41]-[Total.H41]" table:style-name="ce2">
            <text:p>248</text:p>
          </table:table-cell>
          <table:table-cell table:style-name="ce2"/>
          <table:table-cell office:value-type="float" office:value="15" table:formula="of:=[Total.Q41]-[Total.J41]-IF([Total.R41]-[Total.K41]&lt;0;1;0)" table:style-name="ce2">
            <text:p>15</text:p>
          </table:table-cell>
          <table:table-cell office:value-type="float" office:value="42" table:formula="of:=IF([Total.R41]-[Total.K41]&lt;0;[Total.R41]-[Total.K41]+60;[Total.R41]-[Total.K41])-IF([Total.S41]-[Total.L41]&lt;0;1;0)" table:style-name="ce2">
            <text:p>42</text:p>
          </table:table-cell>
          <table:table-cell office:value-type="float" office:value="33" table:formula="of:=IF([Total.S41]-[Total.L41]&lt;0;[Total.S41]-[Total.L41]+60;[Total.S41]-[Total.L41])" table:style-name="ce2">
            <text:p>33</text:p>
          </table:table-cell>
          <table:table-cell office:value-type="float" office:value="280585" table:formula="of:=[Total.T41]-[Total.M41]" table:style-name="ce2">
            <text:p>280585</text:p>
          </table:table-cell>
          <table:table-cell office:value-type="float" office:value="6.6386988586993141" table:formula="of:=[Total.U41]-[Total.N41]" table:style-name="ce8">
            <text:p>6.64</text:p>
          </table:table-cell>
          <table:table-cell office:value-type="float" office:value="105" table:formula="of:=[Total.V41]-[Total.O41]" table:style-name="ce2">
            <text:p>105</text:p>
          </table:table-cell>
          <table:table-cell table:number-columns-repeated="16369"/>
        </table:table-row>
        <table:table-row table:number-rows-repeated="1048535" table:style-name="ro1">
          <table:table-cell table:number-columns-repeated="16384"/>
        </table:table-row>
      </table:table>
      <table:table table:name="Diff_Mads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2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2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16370" table:default-cell-style-name="ce2"/>
        <table:table-row table:style-name="ro1">
          <table:table-cell table:style-name="ce2"/>
          <table:table-cell office:value-type="string" table:number-columns-spanned="6" table:number-rows-spanned="1" table:style-name="ce5">
            <text:p>20-11-2017 to 04-12-2017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1" table:style-name="ce5">
            <text:p>04-12-2017 to 18-12-2017</text:p>
          </table:table-cell>
          <table:covered-table-cell table:number-columns-repeated="5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eashooter</text:p>
          </table:table-cell>
          <table:table-cell office:value-type="float" office:value="0" table:formula="of:=[Mads.I3]-[Mads.B3]-IF([Mads.J3]-[Mads.C3]&lt;0;1;0)" table:style-name="ce2">
            <text:p>0</text:p>
          </table:table-cell>
          <table:table-cell office:value-type="float" office:value="0" table:formula="of:=IF([Mads.J3]-[Mads.C3]&lt;0;[Mads.J3]-[Mads.C3]+60;[Mads.J3]-[Mads.C3])-IF([Mads.K3]-[Mads.D3]&lt;0;1;0)" table:style-name="ce2">
            <text:p>0</text:p>
          </table:table-cell>
          <table:table-cell office:value-type="float" office:value="0" table:formula="of:=IF([Mads.K3]-[Mads.D3]&lt;0;[Mads.K3]-[Mads.D3]+60;[Mads.K3]-[Mads.D3])" table:style-name="ce2">
            <text:p>0</text:p>
          </table:table-cell>
          <table:table-cell office:value-type="float" office:value="0" table:formula="of:=[Mads.L3]-[Mads.E3]" table:style-name="ce2">
            <text:p>0</text:p>
          </table:table-cell>
          <table:table-cell office:value-type="float" office:value="0" table:formula="of:=[Mads.M3]-[Mads.F3]" table:style-name="ce9">
            <text:p>0.00</text:p>
          </table:table-cell>
          <table:table-cell office:value-type="float" office:value="0" table:formula="of:=[Mads.N3]-[Mads.G3]" table:style-name="ce2">
            <text:p>0</text:p>
          </table:table-cell>
          <table:table-cell table:style-name="ce2"/>
          <table:table-cell office:value-type="float" office:value="0" table:formula="of:=[Mads.P3]-[Mads.I3]-IF([Mads.Q3]-[Mads.J3]&lt;0;1;0)" table:style-name="ce2">
            <text:p>0</text:p>
          </table:table-cell>
          <table:table-cell office:value-type="float" office:value="0" table:formula="of:=IF([Mads.Q3]-[Mads.J3]&lt;0;[Mads.Q3]-[Mads.J3]+60;[Mads.Q3]-[Mads.J3])-IF([Mads.R3]-[Mads.K3]&lt;0;1;0)" table:style-name="ce2">
            <text:p>0</text:p>
          </table:table-cell>
          <table:table-cell office:value-type="float" office:value="0" table:formula="of:=IF([Mads.R3]-[Mads.K3]&lt;0;[Mads.R3]-[Mads.K3]+60;[Mads.R3]-[Mads.K3])" table:style-name="ce2">
            <text:p>0</text:p>
          </table:table-cell>
          <table:table-cell office:value-type="float" office:value="0" table:formula="of:=[Mads.S3]-[Mads.L3]" table:style-name="ce2">
            <text:p>0</text:p>
          </table:table-cell>
          <table:table-cell office:value-type="float" office:value="0" table:formula="of:=[Mads.T3]-[Mads.M3]" table:style-name="ce9">
            <text:p>0.00</text:p>
          </table:table-cell>
          <table:table-cell office:value-type="float" office:value="0" table:formula="of:=[Mads.U3]-[Mads.N3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ire Pea</text:p>
          </table:table-cell>
          <table:table-cell office:value-type="float" office:value="0" table:formula="of:=[Mads.I4]-[Mads.B4]-IF([Mads.J4]-[Mads.C4]&lt;0;1;0)" table:style-name="ce2">
            <text:p>0</text:p>
          </table:table-cell>
          <table:table-cell office:value-type="float" office:value="0" table:formula="of:=IF([Mads.J4]-[Mads.C4]&lt;0;[Mads.J4]-[Mads.C4]+60;[Mads.J4]-[Mads.C4])-IF([Mads.K4]-[Mads.D4]&lt;0;1;0)" table:style-name="ce2">
            <text:p>0</text:p>
          </table:table-cell>
          <table:table-cell office:value-type="float" office:value="0" table:formula="of:=IF([Mads.K4]-[Mads.D4]&lt;0;[Mads.K4]-[Mads.D4]+60;[Mads.K4]-[Mads.D4])" table:style-name="ce2">
            <text:p>0</text:p>
          </table:table-cell>
          <table:table-cell office:value-type="float" office:value="0" table:formula="of:=[Mads.L4]-[Mads.E4]" table:style-name="ce2">
            <text:p>0</text:p>
          </table:table-cell>
          <table:table-cell office:value-type="float" office:value="0" table:formula="of:=[Mads.M4]-[Mads.F4]" table:style-name="ce9">
            <text:p>0.00</text:p>
          </table:table-cell>
          <table:table-cell office:value-type="float" office:value="0" table:formula="of:=[Mads.N4]-[Mads.G4]" table:style-name="ce2">
            <text:p>0</text:p>
          </table:table-cell>
          <table:table-cell table:style-name="ce2"/>
          <table:table-cell office:value-type="float" office:value="0" table:formula="of:=[Mads.P4]-[Mads.I4]-IF([Mads.Q4]-[Mads.J4]&lt;0;1;0)" table:style-name="ce2">
            <text:p>0</text:p>
          </table:table-cell>
          <table:table-cell office:value-type="float" office:value="0" table:formula="of:=IF([Mads.Q4]-[Mads.J4]&lt;0;[Mads.Q4]-[Mads.J4]+60;[Mads.Q4]-[Mads.J4])-IF([Mads.R4]-[Mads.K4]&lt;0;1;0)" table:style-name="ce2">
            <text:p>0</text:p>
          </table:table-cell>
          <table:table-cell office:value-type="float" office:value="0" table:formula="of:=IF([Mads.R4]-[Mads.K4]&lt;0;[Mads.R4]-[Mads.K4]+60;[Mads.R4]-[Mads.K4])" table:style-name="ce2">
            <text:p>0</text:p>
          </table:table-cell>
          <table:table-cell office:value-type="float" office:value="0" table:formula="of:=[Mads.S4]-[Mads.L4]" table:style-name="ce2">
            <text:p>0</text:p>
          </table:table-cell>
          <table:table-cell office:value-type="float" office:value="0" table:formula="of:=[Mads.T4]-[Mads.M4]" table:style-name="ce9">
            <text:p>0.00</text:p>
          </table:table-cell>
          <table:table-cell office:value-type="float" office:value="0" table:formula="of:=[Mads.U4]-[Mads.N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Ice pea</text:p>
          </table:table-cell>
          <table:table-cell office:value-type="float" office:value="0" table:formula="of:=[Mads.I5]-[Mads.B5]-IF([Mads.J5]-[Mads.C5]&lt;0;1;0)" table:style-name="ce2">
            <text:p>0</text:p>
          </table:table-cell>
          <table:table-cell office:value-type="float" office:value="0" table:formula="of:=IF([Mads.J5]-[Mads.C5]&lt;0;[Mads.J5]-[Mads.C5]+60;[Mads.J5]-[Mads.C5])-IF([Mads.K5]-[Mads.D5]&lt;0;1;0)" table:style-name="ce2">
            <text:p>0</text:p>
          </table:table-cell>
          <table:table-cell office:value-type="float" office:value="0" table:formula="of:=IF([Mads.K5]-[Mads.D5]&lt;0;[Mads.K5]-[Mads.D5]+60;[Mads.K5]-[Mads.D5])" table:style-name="ce2">
            <text:p>0</text:p>
          </table:table-cell>
          <table:table-cell office:value-type="float" office:value="0" table:formula="of:=[Mads.L5]-[Mads.E5]" table:style-name="ce2">
            <text:p>0</text:p>
          </table:table-cell>
          <table:table-cell office:value-type="float" office:value="0" table:formula="of:=[Mads.M5]-[Mads.F5]" table:style-name="ce9">
            <text:p>0.00</text:p>
          </table:table-cell>
          <table:table-cell office:value-type="float" office:value="0" table:formula="of:=[Mads.N5]-[Mads.G5]" table:style-name="ce2">
            <text:p>0</text:p>
          </table:table-cell>
          <table:table-cell table:style-name="ce2"/>
          <table:table-cell office:value-type="float" office:value="0" table:formula="of:=[Mads.P5]-[Mads.I5]-IF([Mads.Q5]-[Mads.J5]&lt;0;1;0)" table:style-name="ce2">
            <text:p>0</text:p>
          </table:table-cell>
          <table:table-cell office:value-type="float" office:value="0" table:formula="of:=IF([Mads.Q5]-[Mads.J5]&lt;0;[Mads.Q5]-[Mads.J5]+60;[Mads.Q5]-[Mads.J5])-IF([Mads.R5]-[Mads.K5]&lt;0;1;0)" table:style-name="ce2">
            <text:p>0</text:p>
          </table:table-cell>
          <table:table-cell office:value-type="float" office:value="0" table:formula="of:=IF([Mads.R5]-[Mads.K5]&lt;0;[Mads.R5]-[Mads.K5]+60;[Mads.R5]-[Mads.K5])" table:style-name="ce2">
            <text:p>0</text:p>
          </table:table-cell>
          <table:table-cell office:value-type="float" office:value="0" table:formula="of:=[Mads.S5]-[Mads.L5]" table:style-name="ce2">
            <text:p>0</text:p>
          </table:table-cell>
          <table:table-cell office:value-type="float" office:value="0" table:formula="of:=[Mads.T5]-[Mads.M5]" table:style-name="ce9">
            <text:p>0.00</text:p>
          </table:table-cell>
          <table:table-cell office:value-type="float" office:value="0" table:formula="of:=[Mads.U5]-[Mads.N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oxic Pea</text:p>
          </table:table-cell>
          <table:table-cell office:value-type="float" office:value="0" table:formula="of:=[Mads.I6]-[Mads.B6]-IF([Mads.J6]-[Mads.C6]&lt;0;1;0)" table:style-name="ce2">
            <text:p>0</text:p>
          </table:table-cell>
          <table:table-cell office:value-type="float" office:value="0" table:formula="of:=IF([Mads.J6]-[Mads.C6]&lt;0;[Mads.J6]-[Mads.C6]+60;[Mads.J6]-[Mads.C6])-IF([Mads.K6]-[Mads.D6]&lt;0;1;0)" table:style-name="ce2">
            <text:p>0</text:p>
          </table:table-cell>
          <table:table-cell office:value-type="float" office:value="0" table:formula="of:=IF([Mads.K6]-[Mads.D6]&lt;0;[Mads.K6]-[Mads.D6]+60;[Mads.K6]-[Mads.D6])" table:style-name="ce2">
            <text:p>0</text:p>
          </table:table-cell>
          <table:table-cell office:value-type="float" office:value="0" table:formula="of:=[Mads.L6]-[Mads.E6]" table:style-name="ce2">
            <text:p>0</text:p>
          </table:table-cell>
          <table:table-cell office:value-type="float" office:value="0" table:formula="of:=[Mads.M6]-[Mads.F6]" table:style-name="ce9">
            <text:p>0.00</text:p>
          </table:table-cell>
          <table:table-cell office:value-type="float" office:value="0" table:formula="of:=[Mads.N6]-[Mads.G6]" table:style-name="ce2">
            <text:p>0</text:p>
          </table:table-cell>
          <table:table-cell table:style-name="ce2"/>
          <table:table-cell office:value-type="float" office:value="0" table:formula="of:=[Mads.P6]-[Mads.I6]-IF([Mads.Q6]-[Mads.J6]&lt;0;1;0)" table:style-name="ce2">
            <text:p>0</text:p>
          </table:table-cell>
          <table:table-cell office:value-type="float" office:value="0" table:formula="of:=IF([Mads.Q6]-[Mads.J6]&lt;0;[Mads.Q6]-[Mads.J6]+60;[Mads.Q6]-[Mads.J6])-IF([Mads.R6]-[Mads.K6]&lt;0;1;0)" table:style-name="ce2">
            <text:p>0</text:p>
          </table:table-cell>
          <table:table-cell office:value-type="float" office:value="0" table:formula="of:=IF([Mads.R6]-[Mads.K6]&lt;0;[Mads.R6]-[Mads.K6]+60;[Mads.R6]-[Mads.K6])" table:style-name="ce2">
            <text:p>0</text:p>
          </table:table-cell>
          <table:table-cell office:value-type="float" office:value="0" table:formula="of:=[Mads.S6]-[Mads.L6]" table:style-name="ce2">
            <text:p>0</text:p>
          </table:table-cell>
          <table:table-cell office:value-type="float" office:value="0" table:formula="of:=[Mads.T6]-[Mads.M6]" table:style-name="ce9">
            <text:p>0.00</text:p>
          </table:table-cell>
          <table:table-cell office:value-type="float" office:value="0" table:formula="of:=[Mads.U6]-[Mads.N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mmando Pea</text:p>
          </table:table-cell>
          <table:table-cell office:value-type="float" office:value="0" table:formula="of:=[Mads.I7]-[Mads.B7]-IF([Mads.J7]-[Mads.C7]&lt;0;1;0)" table:style-name="ce2">
            <text:p>0</text:p>
          </table:table-cell>
          <table:table-cell office:value-type="float" office:value="0" table:formula="of:=IF([Mads.J7]-[Mads.C7]&lt;0;[Mads.J7]-[Mads.C7]+60;[Mads.J7]-[Mads.C7])-IF([Mads.K7]-[Mads.D7]&lt;0;1;0)" table:style-name="ce2">
            <text:p>0</text:p>
          </table:table-cell>
          <table:table-cell office:value-type="float" office:value="0" table:formula="of:=IF([Mads.K7]-[Mads.D7]&lt;0;[Mads.K7]-[Mads.D7]+60;[Mads.K7]-[Mads.D7])" table:style-name="ce2">
            <text:p>0</text:p>
          </table:table-cell>
          <table:table-cell office:value-type="float" office:value="0" table:formula="of:=[Mads.L7]-[Mads.E7]" table:style-name="ce2">
            <text:p>0</text:p>
          </table:table-cell>
          <table:table-cell office:value-type="float" office:value="0" table:formula="of:=[Mads.M7]-[Mads.F7]" table:style-name="ce9">
            <text:p>0.00</text:p>
          </table:table-cell>
          <table:table-cell office:value-type="float" office:value="0" table:formula="of:=[Mads.N7]-[Mads.G7]" table:style-name="ce2">
            <text:p>0</text:p>
          </table:table-cell>
          <table:table-cell table:style-name="ce2"/>
          <table:table-cell office:value-type="float" office:value="0" table:formula="of:=[Mads.P7]-[Mads.I7]-IF([Mads.Q7]-[Mads.J7]&lt;0;1;0)" table:style-name="ce2">
            <text:p>0</text:p>
          </table:table-cell>
          <table:table-cell office:value-type="float" office:value="0" table:formula="of:=IF([Mads.Q7]-[Mads.J7]&lt;0;[Mads.Q7]-[Mads.J7]+60;[Mads.Q7]-[Mads.J7])-IF([Mads.R7]-[Mads.K7]&lt;0;1;0)" table:style-name="ce2">
            <text:p>0</text:p>
          </table:table-cell>
          <table:table-cell office:value-type="float" office:value="0" table:formula="of:=IF([Mads.R7]-[Mads.K7]&lt;0;[Mads.R7]-[Mads.K7]+60;[Mads.R7]-[Mads.K7])" table:style-name="ce2">
            <text:p>0</text:p>
          </table:table-cell>
          <table:table-cell office:value-type="float" office:value="0" table:formula="of:=[Mads.S7]-[Mads.L7]" table:style-name="ce2">
            <text:p>0</text:p>
          </table:table-cell>
          <table:table-cell office:value-type="float" office:value="0" table:formula="of:=[Mads.T7]-[Mads.M7]" table:style-name="ce9">
            <text:p>0.00</text:p>
          </table:table-cell>
          <table:table-cell office:value-type="float" office:value="0" table:formula="of:=[Mads.U7]-[Mads.N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gent Pea</text:p>
          </table:table-cell>
          <table:table-cell office:value-type="float" office:value="0" table:formula="of:=[Mads.I8]-[Mads.B8]-IF([Mads.J8]-[Mads.C8]&lt;0;1;0)" table:style-name="ce2">
            <text:p>0</text:p>
          </table:table-cell>
          <table:table-cell office:value-type="float" office:value="28" table:formula="of:=IF([Mads.J8]-[Mads.C8]&lt;0;[Mads.J8]-[Mads.C8]+60;[Mads.J8]-[Mads.C8])-IF([Mads.K8]-[Mads.D8]&lt;0;1;0)" table:style-name="ce2">
            <text:p>28</text:p>
          </table:table-cell>
          <table:table-cell office:value-type="float" office:value="15" table:formula="of:=IF([Mads.K8]-[Mads.D8]&lt;0;[Mads.K8]-[Mads.D8]+60;[Mads.K8]-[Mads.D8])" table:style-name="ce2">
            <text:p>15</text:p>
          </table:table-cell>
          <table:table-cell office:value-type="float" office:value="7640" table:formula="of:=[Mads.L8]-[Mads.E8]" table:style-name="ce2">
            <text:p>7640</text:p>
          </table:table-cell>
          <table:table-cell office:value-type="float" office:value="-17.006729604425573" table:formula="of:=[Mads.M8]-[Mads.F8]" table:style-name="ce9">
            <text:p>-17.01</text:p>
          </table:table-cell>
          <table:table-cell office:value-type="float" office:value="4" table:formula="of:=[Mads.N8]-[Mads.G8]" table:style-name="ce2">
            <text:p>4</text:p>
          </table:table-cell>
          <table:table-cell table:style-name="ce2"/>
          <table:table-cell office:value-type="float" office:value="0" table:formula="of:=[Mads.P8]-[Mads.I8]-IF([Mads.Q8]-[Mads.J8]&lt;0;1;0)" table:style-name="ce2">
            <text:p>0</text:p>
          </table:table-cell>
          <table:table-cell office:value-type="float" office:value="0" table:formula="of:=IF([Mads.Q8]-[Mads.J8]&lt;0;[Mads.Q8]-[Mads.J8]+60;[Mads.Q8]-[Mads.J8])-IF([Mads.R8]-[Mads.K8]&lt;0;1;0)" table:style-name="ce2">
            <text:p>0</text:p>
          </table:table-cell>
          <table:table-cell office:value-type="float" office:value="0" table:formula="of:=IF([Mads.R8]-[Mads.K8]&lt;0;[Mads.R8]-[Mads.K8]+60;[Mads.R8]-[Mads.K8])" table:style-name="ce2">
            <text:p>0</text:p>
          </table:table-cell>
          <table:table-cell office:value-type="float" office:value="0" table:formula="of:=[Mads.S8]-[Mads.L8]" table:style-name="ce2">
            <text:p>0</text:p>
          </table:table-cell>
          <table:table-cell office:value-type="float" office:value="0" table:formula="of:=[Mads.T8]-[Mads.M8]" table:style-name="ce9">
            <text:p>0.00</text:p>
          </table:table-cell>
          <table:table-cell office:value-type="float" office:value="0" table:formula="of:=[Mads.U8]-[Mads.N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w Pea</text:p>
          </table:table-cell>
          <table:table-cell office:value-type="float" office:value="0" table:formula="of:=[Mads.I9]-[Mads.B9]-IF([Mads.J9]-[Mads.C9]&lt;0;1;0)" table:style-name="ce2">
            <text:p>0</text:p>
          </table:table-cell>
          <table:table-cell office:value-type="float" office:value="0" table:formula="of:=IF([Mads.J9]-[Mads.C9]&lt;0;[Mads.J9]-[Mads.C9]+60;[Mads.J9]-[Mads.C9])-IF([Mads.K9]-[Mads.D9]&lt;0;1;0)" table:style-name="ce2">
            <text:p>0</text:p>
          </table:table-cell>
          <table:table-cell office:value-type="float" office:value="0" table:formula="of:=IF([Mads.K9]-[Mads.D9]&lt;0;[Mads.K9]-[Mads.D9]+60;[Mads.K9]-[Mads.D9])" table:style-name="ce2">
            <text:p>0</text:p>
          </table:table-cell>
          <table:table-cell office:value-type="float" office:value="0" table:formula="of:=[Mads.L9]-[Mads.E9]" table:style-name="ce2">
            <text:p>0</text:p>
          </table:table-cell>
          <table:table-cell office:value-type="float" office:value="0" table:formula="of:=[Mads.M9]-[Mads.F9]" table:style-name="ce9">
            <text:p>0.00</text:p>
          </table:table-cell>
          <table:table-cell office:value-type="float" office:value="0" table:formula="of:=[Mads.N9]-[Mads.G9]" table:style-name="ce2">
            <text:p>0</text:p>
          </table:table-cell>
          <table:table-cell table:style-name="ce2"/>
          <table:table-cell office:value-type="float" office:value="0" table:formula="of:=[Mads.P9]-[Mads.I9]-IF([Mads.Q9]-[Mads.J9]&lt;0;1;0)" table:style-name="ce2">
            <text:p>0</text:p>
          </table:table-cell>
          <table:table-cell office:value-type="float" office:value="0" table:formula="of:=IF([Mads.Q9]-[Mads.J9]&lt;0;[Mads.Q9]-[Mads.J9]+60;[Mads.Q9]-[Mads.J9])-IF([Mads.R9]-[Mads.K9]&lt;0;1;0)" table:style-name="ce2">
            <text:p>0</text:p>
          </table:table-cell>
          <table:table-cell office:value-type="float" office:value="0" table:formula="of:=IF([Mads.R9]-[Mads.K9]&lt;0;[Mads.R9]-[Mads.K9]+60;[Mads.R9]-[Mads.K9])" table:style-name="ce2">
            <text:p>0</text:p>
          </table:table-cell>
          <table:table-cell office:value-type="float" office:value="0" table:formula="of:=[Mads.S9]-[Mads.L9]" table:style-name="ce2">
            <text:p>0</text:p>
          </table:table-cell>
          <table:table-cell office:value-type="float" office:value="0" table:formula="of:=[Mads.T9]-[Mads.M9]" table:style-name="ce9">
            <text:p>0.00</text:p>
          </table:table-cell>
          <table:table-cell office:value-type="float" office:value="0" table:formula="of:=[Mads.U9]-[Mads.N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lasma Pea</text:p>
          </table:table-cell>
          <table:table-cell office:value-type="float" office:value="0" table:formula="of:=[Mads.I10]-[Mads.B10]-IF([Mads.J10]-[Mads.C10]&lt;0;1;0)" table:style-name="ce2">
            <text:p>0</text:p>
          </table:table-cell>
          <table:table-cell office:value-type="float" office:value="0" table:formula="of:=IF([Mads.J10]-[Mads.C10]&lt;0;[Mads.J10]-[Mads.C10]+60;[Mads.J10]-[Mads.C10])-IF([Mads.K10]-[Mads.D10]&lt;0;1;0)" table:style-name="ce2">
            <text:p>0</text:p>
          </table:table-cell>
          <table:table-cell office:value-type="float" office:value="0" table:formula="of:=IF([Mads.K10]-[Mads.D10]&lt;0;[Mads.K10]-[Mads.D10]+60;[Mads.K10]-[Mads.D10])" table:style-name="ce2">
            <text:p>0</text:p>
          </table:table-cell>
          <table:table-cell office:value-type="float" office:value="0" table:formula="of:=[Mads.L10]-[Mads.E10]" table:style-name="ce2">
            <text:p>0</text:p>
          </table:table-cell>
          <table:table-cell office:value-type="float" office:value="0" table:formula="of:=[Mads.M10]-[Mads.F10]" table:style-name="ce9">
            <text:p>0.00</text:p>
          </table:table-cell>
          <table:table-cell office:value-type="float" office:value="0" table:formula="of:=[Mads.N10]-[Mads.G10]" table:style-name="ce2">
            <text:p>0</text:p>
          </table:table-cell>
          <table:table-cell table:style-name="ce2"/>
          <table:table-cell office:value-type="float" office:value="0" table:formula="of:=[Mads.P10]-[Mads.I10]-IF([Mads.Q10]-[Mads.J10]&lt;0;1;0)" table:style-name="ce2">
            <text:p>0</text:p>
          </table:table-cell>
          <table:table-cell office:value-type="float" office:value="0" table:formula="of:=IF([Mads.Q10]-[Mads.J10]&lt;0;[Mads.Q10]-[Mads.J10]+60;[Mads.Q10]-[Mads.J10])-IF([Mads.R10]-[Mads.K10]&lt;0;1;0)" table:style-name="ce2">
            <text:p>0</text:p>
          </table:table-cell>
          <table:table-cell office:value-type="float" office:value="0" table:formula="of:=IF([Mads.R10]-[Mads.K10]&lt;0;[Mads.R10]-[Mads.K10]+60;[Mads.R10]-[Mads.K10])" table:style-name="ce2">
            <text:p>0</text:p>
          </table:table-cell>
          <table:table-cell office:value-type="float" office:value="0" table:formula="of:=[Mads.S10]-[Mads.L10]" table:style-name="ce2">
            <text:p>0</text:p>
          </table:table-cell>
          <table:table-cell office:value-type="float" office:value="0" table:formula="of:=[Mads.T10]-[Mads.M10]" table:style-name="ce9">
            <text:p>0.00</text:p>
          </table:table-cell>
          <table:table-cell office:value-type="float" office:value="0" table:formula="of:=[Mads.U10]-[Mads.N1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ock Pea</text:p>
          </table:table-cell>
          <table:table-cell office:value-type="float" office:value="0" table:formula="of:=[Mads.I11]-[Mads.B11]-IF([Mads.J11]-[Mads.C11]&lt;0;1;0)" table:style-name="ce2">
            <text:p>0</text:p>
          </table:table-cell>
          <table:table-cell office:value-type="float" office:value="0" table:formula="of:=IF([Mads.J11]-[Mads.C11]&lt;0;[Mads.J11]-[Mads.C11]+60;[Mads.J11]-[Mads.C11])-IF([Mads.K11]-[Mads.D11]&lt;0;1;0)" table:style-name="ce2">
            <text:p>0</text:p>
          </table:table-cell>
          <table:table-cell office:value-type="float" office:value="0" table:formula="of:=IF([Mads.K11]-[Mads.D11]&lt;0;[Mads.K11]-[Mads.D11]+60;[Mads.K11]-[Mads.D11])" table:style-name="ce2">
            <text:p>0</text:p>
          </table:table-cell>
          <table:table-cell office:value-type="float" office:value="0" table:formula="of:=[Mads.L11]-[Mads.E11]" table:style-name="ce2">
            <text:p>0</text:p>
          </table:table-cell>
          <table:table-cell office:value-type="float" office:value="0" table:formula="of:=[Mads.M11]-[Mads.F11]" table:style-name="ce9">
            <text:p>0.00</text:p>
          </table:table-cell>
          <table:table-cell office:value-type="float" office:value="0" table:formula="of:=[Mads.N11]-[Mads.G11]" table:style-name="ce2">
            <text:p>0</text:p>
          </table:table-cell>
          <table:table-cell table:style-name="ce2"/>
          <table:table-cell office:value-type="float" office:value="0" table:formula="of:=[Mads.P11]-[Mads.I11]-IF([Mads.Q11]-[Mads.J11]&lt;0;1;0)" table:style-name="ce2">
            <text:p>0</text:p>
          </table:table-cell>
          <table:table-cell office:value-type="float" office:value="0" table:formula="of:=IF([Mads.Q11]-[Mads.J11]&lt;0;[Mads.Q11]-[Mads.J11]+60;[Mads.Q11]-[Mads.J11])-IF([Mads.R11]-[Mads.K11]&lt;0;1;0)" table:style-name="ce2">
            <text:p>0</text:p>
          </table:table-cell>
          <table:table-cell office:value-type="float" office:value="0" table:formula="of:=IF([Mads.R11]-[Mads.K11]&lt;0;[Mads.R11]-[Mads.K11]+60;[Mads.R11]-[Mads.K11])" table:style-name="ce2">
            <text:p>0</text:p>
          </table:table-cell>
          <table:table-cell office:value-type="float" office:value="0" table:formula="of:=[Mads.S11]-[Mads.L11]" table:style-name="ce2">
            <text:p>0</text:p>
          </table:table-cell>
          <table:table-cell office:value-type="float" office:value="0" table:formula="of:=[Mads.T11]-[Mads.M11]" table:style-name="ce9">
            <text:p>0.00</text:p>
          </table:table-cell>
          <table:table-cell office:value-type="float" office:value="0" table:formula="of:=[Mads.U11]-[Mads.N1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Electro Pea</text:p>
          </table:table-cell>
          <table:table-cell office:value-type="float" office:value="0" table:formula="of:=[Mads.I12]-[Mads.B12]-IF([Mads.J12]-[Mads.C12]&lt;0;1;0)" table:style-name="ce2">
            <text:p>0</text:p>
          </table:table-cell>
          <table:table-cell office:value-type="float" office:value="22" table:formula="of:=IF([Mads.J12]-[Mads.C12]&lt;0;[Mads.J12]-[Mads.C12]+60;[Mads.J12]-[Mads.C12])-IF([Mads.K12]-[Mads.D12]&lt;0;1;0)" table:style-name="ce2">
            <text:p>22</text:p>
          </table:table-cell>
          <table:table-cell office:value-type="float" office:value="33" table:formula="of:=IF([Mads.K12]-[Mads.D12]&lt;0;[Mads.K12]-[Mads.D12]+60;[Mads.K12]-[Mads.D12])" table:style-name="ce2">
            <text:p>33</text:p>
          </table:table-cell>
          <table:table-cell office:value-type="float" office:value="7972" table:formula="of:=[Mads.L12]-[Mads.E12]" table:style-name="ce2">
            <text:p>7972</text:p>
          </table:table-cell>
          <table:table-cell office:value-type="float" office:value="12.198285210047572" table:formula="of:=[Mads.M12]-[Mads.F12]" table:style-name="ce9">
            <text:p>12.20</text:p>
          </table:table-cell>
          <table:table-cell office:value-type="float" office:value="4" table:formula="of:=[Mads.N12]-[Mads.G12]" table:style-name="ce2">
            <text:p>4</text:p>
          </table:table-cell>
          <table:table-cell table:style-name="ce2"/>
          <table:table-cell office:value-type="float" office:value="0" table:formula="of:=[Mads.P12]-[Mads.I12]-IF([Mads.Q12]-[Mads.J12]&lt;0;1;0)" table:style-name="ce2">
            <text:p>0</text:p>
          </table:table-cell>
          <table:table-cell office:value-type="float" office:value="0" table:formula="of:=IF([Mads.Q12]-[Mads.J12]&lt;0;[Mads.Q12]-[Mads.J12]+60;[Mads.Q12]-[Mads.J12])-IF([Mads.R12]-[Mads.K12]&lt;0;1;0)" table:style-name="ce2">
            <text:p>0</text:p>
          </table:table-cell>
          <table:table-cell office:value-type="float" office:value="0" table:formula="of:=IF([Mads.R12]-[Mads.K12]&lt;0;[Mads.R12]-[Mads.K12]+60;[Mads.R12]-[Mads.K12])" table:style-name="ce2">
            <text:p>0</text:p>
          </table:table-cell>
          <table:table-cell office:value-type="float" office:value="0" table:formula="of:=[Mads.S12]-[Mads.L12]" table:style-name="ce2">
            <text:p>0</text:p>
          </table:table-cell>
          <table:table-cell office:value-type="float" office:value="0" table:formula="of:=[Mads.T12]-[Mads.M12]" table:style-name="ce9">
            <text:p>0.00</text:p>
          </table:table-cell>
          <table:table-cell office:value-type="float" office:value="0" table:formula="of:=[Mads.U12]-[Mads.N12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unflower</text:p>
          </table:table-cell>
          <table:table-cell office:value-type="float" office:value="0" table:formula="of:=[Mads.I14]-[Mads.B14]-IF([Mads.J14]-[Mads.C14]&lt;0;1;0)" table:style-name="ce2">
            <text:p>0</text:p>
          </table:table-cell>
          <table:table-cell office:value-type="float" office:value="0" table:formula="of:=IF([Mads.J14]-[Mads.C14]&lt;0;[Mads.J14]-[Mads.C14]+60;[Mads.J14]-[Mads.C14])-IF([Mads.K14]-[Mads.D14]&lt;0;1;0)" table:style-name="ce2">
            <text:p>0</text:p>
          </table:table-cell>
          <table:table-cell office:value-type="float" office:value="0" table:formula="of:=IF([Mads.K14]-[Mads.D14]&lt;0;[Mads.K14]-[Mads.D14]+60;[Mads.K14]-[Mads.D14])" table:style-name="ce2">
            <text:p>0</text:p>
          </table:table-cell>
          <table:table-cell office:value-type="float" office:value="0" table:formula="of:=[Mads.L14]-[Mads.E14]" table:style-name="ce2">
            <text:p>0</text:p>
          </table:table-cell>
          <table:table-cell office:value-type="float" office:value="0" table:formula="of:=[Mads.M14]-[Mads.F14]" table:style-name="ce9">
            <text:p>0.00</text:p>
          </table:table-cell>
          <table:table-cell office:value-type="float" office:value="0" table:formula="of:=[Mads.N14]-[Mads.G14]" table:style-name="ce2">
            <text:p>0</text:p>
          </table:table-cell>
          <table:table-cell table:style-name="ce2"/>
          <table:table-cell office:value-type="float" office:value="0" table:formula="of:=[Mads.P14]-[Mads.I14]-IF([Mads.Q14]-[Mads.J14]&lt;0;1;0)" table:style-name="ce2">
            <text:p>0</text:p>
          </table:table-cell>
          <table:table-cell office:value-type="float" office:value="0" table:formula="of:=IF([Mads.Q14]-[Mads.J14]&lt;0;[Mads.Q14]-[Mads.J14]+60;[Mads.Q14]-[Mads.J14])-IF([Mads.R14]-[Mads.K14]&lt;0;1;0)" table:style-name="ce2">
            <text:p>0</text:p>
          </table:table-cell>
          <table:table-cell office:value-type="float" office:value="0" table:formula="of:=IF([Mads.R14]-[Mads.K14]&lt;0;[Mads.R14]-[Mads.K14]+60;[Mads.R14]-[Mads.K14])" table:style-name="ce2">
            <text:p>0</text:p>
          </table:table-cell>
          <table:table-cell office:value-type="float" office:value="0" table:formula="of:=[Mads.S14]-[Mads.L14]" table:style-name="ce2">
            <text:p>0</text:p>
          </table:table-cell>
          <table:table-cell office:value-type="float" office:value="0" table:formula="of:=[Mads.T14]-[Mads.M14]" table:style-name="ce9">
            <text:p>0.00</text:p>
          </table:table-cell>
          <table:table-cell office:value-type="float" office:value="0" table:formula="of:=[Mads.U14]-[Mads.N1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ire Flower</text:p>
          </table:table-cell>
          <table:table-cell office:value-type="float" office:value="0" table:formula="of:=[Mads.I15]-[Mads.B15]-IF([Mads.J15]-[Mads.C15]&lt;0;1;0)" table:style-name="ce2">
            <text:p>0</text:p>
          </table:table-cell>
          <table:table-cell office:value-type="float" office:value="0" table:formula="of:=IF([Mads.J15]-[Mads.C15]&lt;0;[Mads.J15]-[Mads.C15]+60;[Mads.J15]-[Mads.C15])-IF([Mads.K15]-[Mads.D15]&lt;0;1;0)" table:style-name="ce2">
            <text:p>0</text:p>
          </table:table-cell>
          <table:table-cell office:value-type="float" office:value="0" table:formula="of:=IF([Mads.K15]-[Mads.D15]&lt;0;[Mads.K15]-[Mads.D15]+60;[Mads.K15]-[Mads.D15])" table:style-name="ce2">
            <text:p>0</text:p>
          </table:table-cell>
          <table:table-cell office:value-type="float" office:value="0" table:formula="of:=[Mads.L15]-[Mads.E15]" table:style-name="ce2">
            <text:p>0</text:p>
          </table:table-cell>
          <table:table-cell office:value-type="float" office:value="0" table:formula="of:=[Mads.M15]-[Mads.F15]" table:style-name="ce9">
            <text:p>0.00</text:p>
          </table:table-cell>
          <table:table-cell office:value-type="float" office:value="0" table:formula="of:=[Mads.N15]-[Mads.G15]" table:style-name="ce2">
            <text:p>0</text:p>
          </table:table-cell>
          <table:table-cell table:style-name="ce2"/>
          <table:table-cell office:value-type="float" office:value="0" table:formula="of:=[Mads.P15]-[Mads.I15]-IF([Mads.Q15]-[Mads.J15]&lt;0;1;0)" table:style-name="ce2">
            <text:p>0</text:p>
          </table:table-cell>
          <table:table-cell office:value-type="float" office:value="0" table:formula="of:=IF([Mads.Q15]-[Mads.J15]&lt;0;[Mads.Q15]-[Mads.J15]+60;[Mads.Q15]-[Mads.J15])-IF([Mads.R15]-[Mads.K15]&lt;0;1;0)" table:style-name="ce2">
            <text:p>0</text:p>
          </table:table-cell>
          <table:table-cell office:value-type="float" office:value="0" table:formula="of:=IF([Mads.R15]-[Mads.K15]&lt;0;[Mads.R15]-[Mads.K15]+60;[Mads.R15]-[Mads.K15])" table:style-name="ce2">
            <text:p>0</text:p>
          </table:table-cell>
          <table:table-cell office:value-type="float" office:value="0" table:formula="of:=[Mads.S15]-[Mads.L15]" table:style-name="ce2">
            <text:p>0</text:p>
          </table:table-cell>
          <table:table-cell office:value-type="float" office:value="0" table:formula="of:=[Mads.T15]-[Mads.M15]" table:style-name="ce9">
            <text:p>0.00</text:p>
          </table:table-cell>
          <table:table-cell office:value-type="float" office:value="0" table:formula="of:=[Mads.U15]-[Mads.N1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ower Flower</text:p>
          </table:table-cell>
          <table:table-cell office:value-type="float" office:value="0" table:formula="of:=[Mads.I16]-[Mads.B16]-IF([Mads.J16]-[Mads.C16]&lt;0;1;0)" table:style-name="ce2">
            <text:p>0</text:p>
          </table:table-cell>
          <table:table-cell office:value-type="float" office:value="0" table:formula="of:=IF([Mads.J16]-[Mads.C16]&lt;0;[Mads.J16]-[Mads.C16]+60;[Mads.J16]-[Mads.C16])-IF([Mads.K16]-[Mads.D16]&lt;0;1;0)" table:style-name="ce2">
            <text:p>0</text:p>
          </table:table-cell>
          <table:table-cell office:value-type="float" office:value="0" table:formula="of:=IF([Mads.K16]-[Mads.D16]&lt;0;[Mads.K16]-[Mads.D16]+60;[Mads.K16]-[Mads.D16])" table:style-name="ce2">
            <text:p>0</text:p>
          </table:table-cell>
          <table:table-cell office:value-type="float" office:value="0" table:formula="of:=[Mads.L16]-[Mads.E16]" table:style-name="ce2">
            <text:p>0</text:p>
          </table:table-cell>
          <table:table-cell office:value-type="float" office:value="0" table:formula="of:=[Mads.M16]-[Mads.F16]" table:style-name="ce9">
            <text:p>0.00</text:p>
          </table:table-cell>
          <table:table-cell office:value-type="float" office:value="0" table:formula="of:=[Mads.N16]-[Mads.G16]" table:style-name="ce2">
            <text:p>0</text:p>
          </table:table-cell>
          <table:table-cell table:style-name="ce2"/>
          <table:table-cell office:value-type="float" office:value="0" table:formula="of:=[Mads.P16]-[Mads.I16]-IF([Mads.Q16]-[Mads.J16]&lt;0;1;0)" table:style-name="ce2">
            <text:p>0</text:p>
          </table:table-cell>
          <table:table-cell office:value-type="float" office:value="0" table:formula="of:=IF([Mads.Q16]-[Mads.J16]&lt;0;[Mads.Q16]-[Mads.J16]+60;[Mads.Q16]-[Mads.J16])-IF([Mads.R16]-[Mads.K16]&lt;0;1;0)" table:style-name="ce2">
            <text:p>0</text:p>
          </table:table-cell>
          <table:table-cell office:value-type="float" office:value="0" table:formula="of:=IF([Mads.R16]-[Mads.K16]&lt;0;[Mads.R16]-[Mads.K16]+60;[Mads.R16]-[Mads.K16])" table:style-name="ce2">
            <text:p>0</text:p>
          </table:table-cell>
          <table:table-cell office:value-type="float" office:value="0" table:formula="of:=[Mads.S16]-[Mads.L16]" table:style-name="ce2">
            <text:p>0</text:p>
          </table:table-cell>
          <table:table-cell office:value-type="float" office:value="0" table:formula="of:=[Mads.T16]-[Mads.M16]" table:style-name="ce9">
            <text:p>0.00</text:p>
          </table:table-cell>
          <table:table-cell office:value-type="float" office:value="0" table:formula="of:=[Mads.U16]-[Mads.N1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hadow Flower</text:p>
          </table:table-cell>
          <table:table-cell office:value-type="float" office:value="0" table:formula="of:=[Mads.I17]-[Mads.B17]-IF([Mads.J17]-[Mads.C17]&lt;0;1;0)" table:style-name="ce2">
            <text:p>0</text:p>
          </table:table-cell>
          <table:table-cell office:value-type="float" office:value="0" table:formula="of:=IF([Mads.J17]-[Mads.C17]&lt;0;[Mads.J17]-[Mads.C17]+60;[Mads.J17]-[Mads.C17])-IF([Mads.K17]-[Mads.D17]&lt;0;1;0)" table:style-name="ce2">
            <text:p>0</text:p>
          </table:table-cell>
          <table:table-cell office:value-type="float" office:value="0" table:formula="of:=IF([Mads.K17]-[Mads.D17]&lt;0;[Mads.K17]-[Mads.D17]+60;[Mads.K17]-[Mads.D17])" table:style-name="ce2">
            <text:p>0</text:p>
          </table:table-cell>
          <table:table-cell office:value-type="float" office:value="0" table:formula="of:=[Mads.L17]-[Mads.E17]" table:style-name="ce2">
            <text:p>0</text:p>
          </table:table-cell>
          <table:table-cell office:value-type="float" office:value="0" table:formula="of:=[Mads.M17]-[Mads.F17]" table:style-name="ce9">
            <text:p>0.00</text:p>
          </table:table-cell>
          <table:table-cell office:value-type="float" office:value="0" table:formula="of:=[Mads.N17]-[Mads.G17]" table:style-name="ce2">
            <text:p>0</text:p>
          </table:table-cell>
          <table:table-cell table:style-name="ce2"/>
          <table:table-cell office:value-type="float" office:value="0" table:formula="of:=[Mads.P17]-[Mads.I17]-IF([Mads.Q17]-[Mads.J17]&lt;0;1;0)" table:style-name="ce2">
            <text:p>0</text:p>
          </table:table-cell>
          <table:table-cell office:value-type="float" office:value="0" table:formula="of:=IF([Mads.Q17]-[Mads.J17]&lt;0;[Mads.Q17]-[Mads.J17]+60;[Mads.Q17]-[Mads.J17])-IF([Mads.R17]-[Mads.K17]&lt;0;1;0)" table:style-name="ce2">
            <text:p>0</text:p>
          </table:table-cell>
          <table:table-cell office:value-type="float" office:value="0" table:formula="of:=IF([Mads.R17]-[Mads.K17]&lt;0;[Mads.R17]-[Mads.K17]+60;[Mads.R17]-[Mads.K17])" table:style-name="ce2">
            <text:p>0</text:p>
          </table:table-cell>
          <table:table-cell office:value-type="float" office:value="0" table:formula="of:=[Mads.S17]-[Mads.L17]" table:style-name="ce2">
            <text:p>0</text:p>
          </table:table-cell>
          <table:table-cell office:value-type="float" office:value="0" table:formula="of:=[Mads.T17]-[Mads.M17]" table:style-name="ce9">
            <text:p>0.00</text:p>
          </table:table-cell>
          <table:table-cell office:value-type="float" office:value="0" table:formula="of:=[Mads.U17]-[Mads.N1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ystic Flower</text:p>
          </table:table-cell>
          <table:table-cell office:value-type="float" office:value="0" table:formula="of:=[Mads.I18]-[Mads.B18]-IF([Mads.J18]-[Mads.C18]&lt;0;1;0)" table:style-name="ce2">
            <text:p>0</text:p>
          </table:table-cell>
          <table:table-cell office:value-type="float" office:value="0" table:formula="of:=IF([Mads.J18]-[Mads.C18]&lt;0;[Mads.J18]-[Mads.C18]+60;[Mads.J18]-[Mads.C18])-IF([Mads.K18]-[Mads.D18]&lt;0;1;0)" table:style-name="ce2">
            <text:p>0</text:p>
          </table:table-cell>
          <table:table-cell office:value-type="float" office:value="0" table:formula="of:=IF([Mads.K18]-[Mads.D18]&lt;0;[Mads.K18]-[Mads.D18]+60;[Mads.K18]-[Mads.D18])" table:style-name="ce2">
            <text:p>0</text:p>
          </table:table-cell>
          <table:table-cell office:value-type="float" office:value="0" table:formula="of:=[Mads.L18]-[Mads.E18]" table:style-name="ce2">
            <text:p>0</text:p>
          </table:table-cell>
          <table:table-cell office:value-type="float" office:value="0" table:formula="of:=[Mads.M18]-[Mads.F18]" table:style-name="ce9">
            <text:p>0.00</text:p>
          </table:table-cell>
          <table:table-cell office:value-type="float" office:value="0" table:formula="of:=[Mads.N18]-[Mads.G18]" table:style-name="ce2">
            <text:p>0</text:p>
          </table:table-cell>
          <table:table-cell table:style-name="ce2"/>
          <table:table-cell office:value-type="float" office:value="0" table:formula="of:=[Mads.P18]-[Mads.I18]-IF([Mads.Q18]-[Mads.J18]&lt;0;1;0)" table:style-name="ce2">
            <text:p>0</text:p>
          </table:table-cell>
          <table:table-cell office:value-type="float" office:value="0" table:formula="of:=IF([Mads.Q18]-[Mads.J18]&lt;0;[Mads.Q18]-[Mads.J18]+60;[Mads.Q18]-[Mads.J18])-IF([Mads.R18]-[Mads.K18]&lt;0;1;0)" table:style-name="ce2">
            <text:p>0</text:p>
          </table:table-cell>
          <table:table-cell office:value-type="float" office:value="0" table:formula="of:=IF([Mads.R18]-[Mads.K18]&lt;0;[Mads.R18]-[Mads.K18]+60;[Mads.R18]-[Mads.K18])" table:style-name="ce2">
            <text:p>0</text:p>
          </table:table-cell>
          <table:table-cell office:value-type="float" office:value="0" table:formula="of:=[Mads.S18]-[Mads.L18]" table:style-name="ce2">
            <text:p>0</text:p>
          </table:table-cell>
          <table:table-cell office:value-type="float" office:value="0" table:formula="of:=[Mads.T18]-[Mads.M18]" table:style-name="ce9">
            <text:p>0.00</text:p>
          </table:table-cell>
          <table:table-cell office:value-type="float" office:value="0" table:formula="of:=[Mads.U18]-[Mads.N1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etal Petal</text:p>
          </table:table-cell>
          <table:table-cell office:value-type="float" office:value="0" table:formula="of:=[Mads.I19]-[Mads.B19]-IF([Mads.J19]-[Mads.C19]&lt;0;1;0)" table:style-name="ce2">
            <text:p>0</text:p>
          </table:table-cell>
          <table:table-cell office:value-type="float" office:value="28" table:formula="of:=IF([Mads.J19]-[Mads.C19]&lt;0;[Mads.J19]-[Mads.C19]+60;[Mads.J19]-[Mads.C19])-IF([Mads.K19]-[Mads.D19]&lt;0;1;0)" table:style-name="ce2">
            <text:p>28</text:p>
          </table:table-cell>
          <table:table-cell office:value-type="float" office:value="24" table:formula="of:=IF([Mads.K19]-[Mads.D19]&lt;0;[Mads.K19]-[Mads.D19]+60;[Mads.K19]-[Mads.D19])" table:style-name="ce2">
            <text:p>24</text:p>
          </table:table-cell>
          <table:table-cell office:value-type="float" office:value="14487" table:formula="of:=[Mads.L19]-[Mads.E19]" table:style-name="ce2">
            <text:p>14487</text:p>
          </table:table-cell>
          <table:table-cell office:value-type="float" office:value="121.15597108618388" table:formula="of:=[Mads.M19]-[Mads.F19]" table:style-name="ce9">
            <text:p>121.16</text:p>
          </table:table-cell>
          <table:table-cell office:value-type="float" office:value="5" table:formula="of:=[Mads.N19]-[Mads.G19]" table:style-name="ce2">
            <text:p>5</text:p>
          </table:table-cell>
          <table:table-cell table:style-name="ce2"/>
          <table:table-cell office:value-type="float" office:value="0" table:formula="of:=[Mads.P19]-[Mads.I19]-IF([Mads.Q19]-[Mads.J19]&lt;0;1;0)" table:style-name="ce2">
            <text:p>0</text:p>
          </table:table-cell>
          <table:table-cell office:value-type="float" office:value="0" table:formula="of:=IF([Mads.Q19]-[Mads.J19]&lt;0;[Mads.Q19]-[Mads.J19]+60;[Mads.Q19]-[Mads.J19])-IF([Mads.R19]-[Mads.K19]&lt;0;1;0)" table:style-name="ce2">
            <text:p>0</text:p>
          </table:table-cell>
          <table:table-cell office:value-type="float" office:value="0" table:formula="of:=IF([Mads.R19]-[Mads.K19]&lt;0;[Mads.R19]-[Mads.K19]+60;[Mads.R19]-[Mads.K19])" table:style-name="ce2">
            <text:p>0</text:p>
          </table:table-cell>
          <table:table-cell office:value-type="float" office:value="0" table:formula="of:=[Mads.S19]-[Mads.L19]" table:style-name="ce2">
            <text:p>0</text:p>
          </table:table-cell>
          <table:table-cell office:value-type="float" office:value="0" table:formula="of:=[Mads.T19]-[Mads.M19]" table:style-name="ce9">
            <text:p>0.00</text:p>
          </table:table-cell>
          <table:table-cell office:value-type="float" office:value="0" table:formula="of:=[Mads.U19]-[Mads.N1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un Pharaoh</text:p>
          </table:table-cell>
          <table:table-cell office:value-type="float" office:value="0" table:formula="of:=[Mads.I20]-[Mads.B20]-IF([Mads.J20]-[Mads.C20]&lt;0;1;0)" table:style-name="ce2">
            <text:p>0</text:p>
          </table:table-cell>
          <table:table-cell office:value-type="float" office:value="0" table:formula="of:=IF([Mads.J20]-[Mads.C20]&lt;0;[Mads.J20]-[Mads.C20]+60;[Mads.J20]-[Mads.C20])-IF([Mads.K20]-[Mads.D20]&lt;0;1;0)" table:style-name="ce2">
            <text:p>0</text:p>
          </table:table-cell>
          <table:table-cell office:value-type="float" office:value="0" table:formula="of:=IF([Mads.K20]-[Mads.D20]&lt;0;[Mads.K20]-[Mads.D20]+60;[Mads.K20]-[Mads.D20])" table:style-name="ce2">
            <text:p>0</text:p>
          </table:table-cell>
          <table:table-cell office:value-type="float" office:value="0" table:formula="of:=[Mads.L20]-[Mads.E20]" table:style-name="ce2">
            <text:p>0</text:p>
          </table:table-cell>
          <table:table-cell office:value-type="float" office:value="0" table:formula="of:=[Mads.M20]-[Mads.F20]" table:style-name="ce9">
            <text:p>0.00</text:p>
          </table:table-cell>
          <table:table-cell office:value-type="float" office:value="0" table:formula="of:=[Mads.N20]-[Mads.G20]" table:style-name="ce2">
            <text:p>0</text:p>
          </table:table-cell>
          <table:table-cell table:style-name="ce2"/>
          <table:table-cell office:value-type="float" office:value="0" table:formula="of:=[Mads.P20]-[Mads.I20]-IF([Mads.Q20]-[Mads.J20]&lt;0;1;0)" table:style-name="ce2">
            <text:p>0</text:p>
          </table:table-cell>
          <table:table-cell office:value-type="float" office:value="0" table:formula="of:=IF([Mads.Q20]-[Mads.J20]&lt;0;[Mads.Q20]-[Mads.J20]+60;[Mads.Q20]-[Mads.J20])-IF([Mads.R20]-[Mads.K20]&lt;0;1;0)" table:style-name="ce2">
            <text:p>0</text:p>
          </table:table-cell>
          <table:table-cell office:value-type="float" office:value="0" table:formula="of:=IF([Mads.R20]-[Mads.K20]&lt;0;[Mads.R20]-[Mads.K20]+60;[Mads.R20]-[Mads.K20])" table:style-name="ce2">
            <text:p>0</text:p>
          </table:table-cell>
          <table:table-cell office:value-type="float" office:value="0" table:formula="of:=[Mads.S20]-[Mads.L20]" table:style-name="ce2">
            <text:p>0</text:p>
          </table:table-cell>
          <table:table-cell office:value-type="float" office:value="0" table:formula="of:=[Mads.T20]-[Mads.M20]" table:style-name="ce9">
            <text:p>0.00</text:p>
          </table:table-cell>
          <table:table-cell office:value-type="float" office:value="0" table:formula="of:=[Mads.U20]-[Mads.N2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lien Flower</text:p>
          </table:table-cell>
          <table:table-cell office:value-type="float" office:value="0" table:formula="of:=[Mads.I21]-[Mads.B21]-IF([Mads.J21]-[Mads.C21]&lt;0;1;0)" table:style-name="ce2">
            <text:p>0</text:p>
          </table:table-cell>
          <table:table-cell office:value-type="float" office:value="0" table:formula="of:=IF([Mads.J21]-[Mads.C21]&lt;0;[Mads.J21]-[Mads.C21]+60;[Mads.J21]-[Mads.C21])-IF([Mads.K21]-[Mads.D21]&lt;0;1;0)" table:style-name="ce2">
            <text:p>0</text:p>
          </table:table-cell>
          <table:table-cell office:value-type="float" office:value="0" table:formula="of:=IF([Mads.K21]-[Mads.D21]&lt;0;[Mads.K21]-[Mads.D21]+60;[Mads.K21]-[Mads.D21])" table:style-name="ce2">
            <text:p>0</text:p>
          </table:table-cell>
          <table:table-cell office:value-type="float" office:value="0" table:formula="of:=[Mads.L21]-[Mads.E21]" table:style-name="ce2">
            <text:p>0</text:p>
          </table:table-cell>
          <table:table-cell office:value-type="float" office:value="0" table:formula="of:=[Mads.M21]-[Mads.F21]" table:style-name="ce9">
            <text:p>0.00</text:p>
          </table:table-cell>
          <table:table-cell office:value-type="float" office:value="0" table:formula="of:=[Mads.N21]-[Mads.G21]" table:style-name="ce2">
            <text:p>0</text:p>
          </table:table-cell>
          <table:table-cell table:style-name="ce2"/>
          <table:table-cell office:value-type="float" office:value="0" table:formula="of:=[Mads.P21]-[Mads.I21]-IF([Mads.Q21]-[Mads.J21]&lt;0;1;0)" table:style-name="ce2">
            <text:p>0</text:p>
          </table:table-cell>
          <table:table-cell office:value-type="float" office:value="0" table:formula="of:=IF([Mads.Q21]-[Mads.J21]&lt;0;[Mads.Q21]-[Mads.J21]+60;[Mads.Q21]-[Mads.J21])-IF([Mads.R21]-[Mads.K21]&lt;0;1;0)" table:style-name="ce2">
            <text:p>0</text:p>
          </table:table-cell>
          <table:table-cell office:value-type="float" office:value="0" table:formula="of:=IF([Mads.R21]-[Mads.K21]&lt;0;[Mads.R21]-[Mads.K21]+60;[Mads.R21]-[Mads.K21])" table:style-name="ce2">
            <text:p>0</text:p>
          </table:table-cell>
          <table:table-cell office:value-type="float" office:value="0" table:formula="of:=[Mads.S21]-[Mads.L21]" table:style-name="ce2">
            <text:p>0</text:p>
          </table:table-cell>
          <table:table-cell office:value-type="float" office:value="0" table:formula="of:=[Mads.T21]-[Mads.M21]" table:style-name="ce9">
            <text:p>0.00</text:p>
          </table:table-cell>
          <table:table-cell office:value-type="float" office:value="0" table:formula="of:=[Mads.U21]-[Mads.N2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Vampire Flower</text:p>
          </table:table-cell>
          <table:table-cell office:value-type="float" office:value="0" table:formula="of:=[Mads.I22]-[Mads.B22]-IF([Mads.J22]-[Mads.C22]&lt;0;1;0)" table:style-name="ce2">
            <text:p>0</text:p>
          </table:table-cell>
          <table:table-cell office:value-type="float" office:value="0" table:formula="of:=IF([Mads.J22]-[Mads.C22]&lt;0;[Mads.J22]-[Mads.C22]+60;[Mads.J22]-[Mads.C22])-IF([Mads.K22]-[Mads.D22]&lt;0;1;0)" table:style-name="ce2">
            <text:p>0</text:p>
          </table:table-cell>
          <table:table-cell office:value-type="float" office:value="0" table:formula="of:=IF([Mads.K22]-[Mads.D22]&lt;0;[Mads.K22]-[Mads.D22]+60;[Mads.K22]-[Mads.D22])" table:style-name="ce2">
            <text:p>0</text:p>
          </table:table-cell>
          <table:table-cell office:value-type="float" office:value="0" table:formula="of:=[Mads.L22]-[Mads.E22]" table:style-name="ce2">
            <text:p>0</text:p>
          </table:table-cell>
          <table:table-cell office:value-type="float" office:value="0" table:formula="of:=[Mads.M22]-[Mads.F22]" table:style-name="ce9">
            <text:p>0.00</text:p>
          </table:table-cell>
          <table:table-cell office:value-type="float" office:value="0" table:formula="of:=[Mads.N22]-[Mads.G22]" table:style-name="ce2">
            <text:p>0</text:p>
          </table:table-cell>
          <table:table-cell table:style-name="ce2"/>
          <table:table-cell office:value-type="float" office:value="0" table:formula="of:=[Mads.P22]-[Mads.I22]-IF([Mads.Q22]-[Mads.J22]&lt;0;1;0)" table:style-name="ce2">
            <text:p>0</text:p>
          </table:table-cell>
          <table:table-cell office:value-type="float" office:value="0" table:formula="of:=IF([Mads.Q22]-[Mads.J22]&lt;0;[Mads.Q22]-[Mads.J22]+60;[Mads.Q22]-[Mads.J22])-IF([Mads.R22]-[Mads.K22]&lt;0;1;0)" table:style-name="ce2">
            <text:p>0</text:p>
          </table:table-cell>
          <table:table-cell office:value-type="float" office:value="0" table:formula="of:=IF([Mads.R22]-[Mads.K22]&lt;0;[Mads.R22]-[Mads.K22]+60;[Mads.R22]-[Mads.K22])" table:style-name="ce2">
            <text:p>0</text:p>
          </table:table-cell>
          <table:table-cell office:value-type="float" office:value="0" table:formula="of:=[Mads.S22]-[Mads.L22]" table:style-name="ce2">
            <text:p>0</text:p>
          </table:table-cell>
          <table:table-cell office:value-type="float" office:value="0" table:formula="of:=[Mads.T22]-[Mads.M22]" table:style-name="ce9">
            <text:p>0.00</text:p>
          </table:table-cell>
          <table:table-cell office:value-type="float" office:value="0" table:formula="of:=[Mads.U22]-[Mads.N2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tuffy Flower</text:p>
          </table:table-cell>
          <table:table-cell office:value-type="float" office:value="0" table:formula="of:=[Mads.I23]-[Mads.B23]-IF([Mads.J23]-[Mads.C23]&lt;0;1;0)" table:style-name="ce2">
            <text:p>0</text:p>
          </table:table-cell>
          <table:table-cell office:value-type="float" office:value="0" table:formula="of:=IF([Mads.J23]-[Mads.C23]&lt;0;[Mads.J23]-[Mads.C23]+60;[Mads.J23]-[Mads.C23])-IF([Mads.K23]-[Mads.D23]&lt;0;1;0)" table:style-name="ce2">
            <text:p>0</text:p>
          </table:table-cell>
          <table:table-cell office:value-type="float" office:value="0" table:formula="of:=IF([Mads.K23]-[Mads.D23]&lt;0;[Mads.K23]-[Mads.D23]+60;[Mads.K23]-[Mads.D23])" table:style-name="ce2">
            <text:p>0</text:p>
          </table:table-cell>
          <table:table-cell office:value-type="float" office:value="0" table:formula="of:=[Mads.L23]-[Mads.E23]" table:style-name="ce2">
            <text:p>0</text:p>
          </table:table-cell>
          <table:table-cell office:value-type="float" office:value="0" table:formula="of:=[Mads.M23]-[Mads.F23]" table:style-name="ce9">
            <text:p>0.00</text:p>
          </table:table-cell>
          <table:table-cell office:value-type="float" office:value="0" table:formula="of:=[Mads.N23]-[Mads.G23]" table:style-name="ce2">
            <text:p>0</text:p>
          </table:table-cell>
          <table:table-cell table:style-name="ce2"/>
          <table:table-cell office:value-type="float" office:value="0" table:formula="of:=[Mads.P23]-[Mads.I23]-IF([Mads.Q23]-[Mads.J23]&lt;0;1;0)" table:style-name="ce2">
            <text:p>0</text:p>
          </table:table-cell>
          <table:table-cell office:value-type="float" office:value="0" table:formula="of:=IF([Mads.Q23]-[Mads.J23]&lt;0;[Mads.Q23]-[Mads.J23]+60;[Mads.Q23]-[Mads.J23])-IF([Mads.R23]-[Mads.K23]&lt;0;1;0)" table:style-name="ce2">
            <text:p>0</text:p>
          </table:table-cell>
          <table:table-cell office:value-type="float" office:value="0" table:formula="of:=IF([Mads.R23]-[Mads.K23]&lt;0;[Mads.R23]-[Mads.K23]+60;[Mads.R23]-[Mads.K23])" table:style-name="ce2">
            <text:p>0</text:p>
          </table:table-cell>
          <table:table-cell office:value-type="float" office:value="0" table:formula="of:=[Mads.S23]-[Mads.L23]" table:style-name="ce2">
            <text:p>0</text:p>
          </table:table-cell>
          <table:table-cell office:value-type="float" office:value="0" table:formula="of:=[Mads.T23]-[Mads.M23]" table:style-name="ce9">
            <text:p>0.00</text:p>
          </table:table-cell>
          <table:table-cell office:value-type="float" office:value="0" table:formula="of:=[Mads.U23]-[Mads.N23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homper</text:p>
          </table:table-cell>
          <table:table-cell office:value-type="float" office:value="0" table:formula="of:=[Mads.I25]-[Mads.B25]-IF([Mads.J25]-[Mads.C25]&lt;0;1;0)" table:style-name="ce2">
            <text:p>0</text:p>
          </table:table-cell>
          <table:table-cell office:value-type="float" office:value="0" table:formula="of:=IF([Mads.J25]-[Mads.C25]&lt;0;[Mads.J25]-[Mads.C25]+60;[Mads.J25]-[Mads.C25])-IF([Mads.K25]-[Mads.D25]&lt;0;1;0)" table:style-name="ce2">
            <text:p>0</text:p>
          </table:table-cell>
          <table:table-cell office:value-type="float" office:value="0" table:formula="of:=IF([Mads.K25]-[Mads.D25]&lt;0;[Mads.K25]-[Mads.D25]+60;[Mads.K25]-[Mads.D25])" table:style-name="ce2">
            <text:p>0</text:p>
          </table:table-cell>
          <table:table-cell office:value-type="float" office:value="0" table:formula="of:=[Mads.L25]-[Mads.E25]" table:style-name="ce2">
            <text:p>0</text:p>
          </table:table-cell>
          <table:table-cell office:value-type="float" office:value="0" table:formula="of:=[Mads.M25]-[Mads.F25]" table:style-name="ce9">
            <text:p>0.00</text:p>
          </table:table-cell>
          <table:table-cell office:value-type="float" office:value="0" table:formula="of:=[Mads.N25]-[Mads.G25]" table:style-name="ce2">
            <text:p>0</text:p>
          </table:table-cell>
          <table:table-cell table:style-name="ce2"/>
          <table:table-cell office:value-type="float" office:value="0" table:formula="of:=[Mads.P25]-[Mads.I25]-IF([Mads.Q25]-[Mads.J25]&lt;0;1;0)" table:style-name="ce2">
            <text:p>0</text:p>
          </table:table-cell>
          <table:table-cell office:value-type="float" office:value="0" table:formula="of:=IF([Mads.Q25]-[Mads.J25]&lt;0;[Mads.Q25]-[Mads.J25]+60;[Mads.Q25]-[Mads.J25])-IF([Mads.R25]-[Mads.K25]&lt;0;1;0)" table:style-name="ce2">
            <text:p>0</text:p>
          </table:table-cell>
          <table:table-cell office:value-type="float" office:value="0" table:formula="of:=IF([Mads.R25]-[Mads.K25]&lt;0;[Mads.R25]-[Mads.K25]+60;[Mads.R25]-[Mads.K25])" table:style-name="ce2">
            <text:p>0</text:p>
          </table:table-cell>
          <table:table-cell office:value-type="float" office:value="0" table:formula="of:=[Mads.S25]-[Mads.L25]" table:style-name="ce2">
            <text:p>0</text:p>
          </table:table-cell>
          <table:table-cell office:value-type="float" office:value="0" table:formula="of:=[Mads.T25]-[Mads.M25]" table:style-name="ce9">
            <text:p>0.00</text:p>
          </table:table-cell>
          <table:table-cell office:value-type="float" office:value="0" table:formula="of:=[Mads.U25]-[Mads.N2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ire Chomper</text:p>
          </table:table-cell>
          <table:table-cell office:value-type="float" office:value="1" table:formula="of:=[Mads.I26]-[Mads.B26]-IF([Mads.J26]-[Mads.C26]&lt;0;1;0)" table:style-name="ce2">
            <text:p>1</text:p>
          </table:table-cell>
          <table:table-cell office:value-type="float" office:value="2" table:formula="of:=IF([Mads.J26]-[Mads.C26]&lt;0;[Mads.J26]-[Mads.C26]+60;[Mads.J26]-[Mads.C26])-IF([Mads.K26]-[Mads.D26]&lt;0;1;0)" table:style-name="ce2">
            <text:p>2</text:p>
          </table:table-cell>
          <table:table-cell office:value-type="float" office:value="15" table:formula="of:=IF([Mads.K26]-[Mads.D26]&lt;0;[Mads.K26]-[Mads.D26]+60;[Mads.K26]-[Mads.D26])" table:style-name="ce2">
            <text:p>15</text:p>
          </table:table-cell>
          <table:table-cell office:value-type="float" office:value="21608" table:formula="of:=[Mads.L26]-[Mads.E26]" table:style-name="ce2">
            <text:p>21608</text:p>
          </table:table-cell>
          <table:table-cell office:value-type="float" office:value="177.14515050167225" table:formula="of:=[Mads.M26]-[Mads.F26]" table:style-name="ce9">
            <text:p>177.15</text:p>
          </table:table-cell>
          <table:table-cell office:value-type="float" office:value="9" table:formula="of:=[Mads.N26]-[Mads.G26]" table:style-name="ce2">
            <text:p>9</text:p>
          </table:table-cell>
          <table:table-cell table:style-name="ce2"/>
          <table:table-cell office:value-type="float" office:value="0" table:formula="of:=[Mads.P26]-[Mads.I26]-IF([Mads.Q26]-[Mads.J26]&lt;0;1;0)" table:style-name="ce2">
            <text:p>0</text:p>
          </table:table-cell>
          <table:table-cell office:value-type="float" office:value="8" table:formula="of:=IF([Mads.Q26]-[Mads.J26]&lt;0;[Mads.Q26]-[Mads.J26]+60;[Mads.Q26]-[Mads.J26])-IF([Mads.R26]-[Mads.K26]&lt;0;1;0)" table:style-name="ce2">
            <text:p>8</text:p>
          </table:table-cell>
          <table:table-cell office:value-type="float" office:value="10" table:formula="of:=IF([Mads.R26]-[Mads.K26]&lt;0;[Mads.R26]-[Mads.K26]+60;[Mads.R26]-[Mads.K26])" table:style-name="ce2">
            <text:p>10</text:p>
          </table:table-cell>
          <table:table-cell office:value-type="float" office:value="219" table:formula="of:=[Mads.S26]-[Mads.L26]" table:style-name="ce2">
            <text:p>219</text:p>
          </table:table-cell>
          <table:table-cell office:value-type="float" office:value="-28.043642963983814" table:formula="of:=[Mads.T26]-[Mads.M26]" table:style-name="ce9">
            <text:p>-28.04</text:p>
          </table:table-cell>
          <table:table-cell office:value-type="float" office:value="0" table:formula="of:=[Mads.U26]-[Mads.N2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Hot Rod Chomper</text:p>
          </table:table-cell>
          <table:table-cell office:value-type="float" office:value="0" table:formula="of:=[Mads.I27]-[Mads.B27]-IF([Mads.J27]-[Mads.C27]&lt;0;1;0)" table:style-name="ce2">
            <text:p>0</text:p>
          </table:table-cell>
          <table:table-cell office:value-type="float" office:value="0" table:formula="of:=IF([Mads.J27]-[Mads.C27]&lt;0;[Mads.J27]-[Mads.C27]+60;[Mads.J27]-[Mads.C27])-IF([Mads.K27]-[Mads.D27]&lt;0;1;0)" table:style-name="ce2">
            <text:p>0</text:p>
          </table:table-cell>
          <table:table-cell office:value-type="float" office:value="0" table:formula="of:=IF([Mads.K27]-[Mads.D27]&lt;0;[Mads.K27]-[Mads.D27]+60;[Mads.K27]-[Mads.D27])" table:style-name="ce2">
            <text:p>0</text:p>
          </table:table-cell>
          <table:table-cell office:value-type="float" office:value="0" table:formula="of:=[Mads.L27]-[Mads.E27]" table:style-name="ce2">
            <text:p>0</text:p>
          </table:table-cell>
          <table:table-cell office:value-type="float" office:value="0" table:formula="of:=[Mads.M27]-[Mads.F27]" table:style-name="ce9">
            <text:p>0.00</text:p>
          </table:table-cell>
          <table:table-cell office:value-type="float" office:value="0" table:formula="of:=[Mads.N27]-[Mads.G27]" table:style-name="ce2">
            <text:p>0</text:p>
          </table:table-cell>
          <table:table-cell table:style-name="ce2"/>
          <table:table-cell office:value-type="float" office:value="0" table:formula="of:=[Mads.P27]-[Mads.I27]-IF([Mads.Q27]-[Mads.J27]&lt;0;1;0)" table:style-name="ce2">
            <text:p>0</text:p>
          </table:table-cell>
          <table:table-cell office:value-type="float" office:value="3" table:formula="of:=IF([Mads.Q27]-[Mads.J27]&lt;0;[Mads.Q27]-[Mads.J27]+60;[Mads.Q27]-[Mads.J27])-IF([Mads.R27]-[Mads.K27]&lt;0;1;0)" table:style-name="ce2">
            <text:p>3</text:p>
          </table:table-cell>
          <table:table-cell office:value-type="float" office:value="41" table:formula="of:=IF([Mads.R27]-[Mads.K27]&lt;0;[Mads.R27]-[Mads.K27]+60;[Mads.R27]-[Mads.K27])" table:style-name="ce2">
            <text:p>41</text:p>
          </table:table-cell>
          <table:table-cell office:value-type="float" office:value="2304" table:formula="of:=[Mads.S27]-[Mads.L27]" table:style-name="ce2">
            <text:p>2304</text:p>
          </table:table-cell>
          <table:table-cell office:value-type="float" office:value="625.52036199095016" table:formula="of:=[Mads.T27]-[Mads.M27]" table:style-name="ce9">
            <text:p>625.52</text:p>
          </table:table-cell>
          <table:table-cell office:value-type="float" office:value="2" table:formula="of:=[Mads.U27]-[Mads.N27]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ower Chomper</text:p>
          </table:table-cell>
          <table:table-cell office:value-type="float" office:value="0" table:formula="of:=[Mads.I28]-[Mads.B28]-IF([Mads.J28]-[Mads.C28]&lt;0;1;0)" table:style-name="ce2">
            <text:p>0</text:p>
          </table:table-cell>
          <table:table-cell office:value-type="float" office:value="26" table:formula="of:=IF([Mads.J28]-[Mads.C28]&lt;0;[Mads.J28]-[Mads.C28]+60;[Mads.J28]-[Mads.C28])-IF([Mads.K28]-[Mads.D28]&lt;0;1;0)" table:style-name="ce2">
            <text:p>26</text:p>
          </table:table-cell>
          <table:table-cell office:value-type="float" office:value="50" table:formula="of:=IF([Mads.K28]-[Mads.D28]&lt;0;[Mads.K28]-[Mads.D28]+60;[Mads.K28]-[Mads.D28])" table:style-name="ce2">
            <text:p>50</text:p>
          </table:table-cell>
          <table:table-cell office:value-type="float" office:value="16566" table:formula="of:=[Mads.L28]-[Mads.E28]" table:style-name="ce2">
            <text:p>16566</text:p>
          </table:table-cell>
          <table:table-cell office:value-type="float" office:value="617.36645962732916" table:formula="of:=[Mads.M28]-[Mads.F28]" table:style-name="ce9">
            <text:p>617.37</text:p>
          </table:table-cell>
          <table:table-cell office:value-type="float" office:value="7" table:formula="of:=[Mads.N28]-[Mads.G28]" table:style-name="ce2">
            <text:p>7</text:p>
          </table:table-cell>
          <table:table-cell table:style-name="ce2"/>
          <table:table-cell office:value-type="float" office:value="0" table:formula="of:=[Mads.P28]-[Mads.I28]-IF([Mads.Q28]-[Mads.J28]&lt;0;1;0)" table:style-name="ce2">
            <text:p>0</text:p>
          </table:table-cell>
          <table:table-cell office:value-type="float" office:value="9" table:formula="of:=IF([Mads.Q28]-[Mads.J28]&lt;0;[Mads.Q28]-[Mads.J28]+60;[Mads.Q28]-[Mads.J28])-IF([Mads.R28]-[Mads.K28]&lt;0;1;0)" table:style-name="ce2">
            <text:p>9</text:p>
          </table:table-cell>
          <table:table-cell office:value-type="float" office:value="2" table:formula="of:=IF([Mads.R28]-[Mads.K28]&lt;0;[Mads.R28]-[Mads.K28]+60;[Mads.R28]-[Mads.K28])" table:style-name="ce2">
            <text:p>2</text:p>
          </table:table-cell>
          <table:table-cell office:value-type="float" office:value="6722" table:formula="of:=[Mads.S28]-[Mads.L28]" table:style-name="ce2">
            <text:p>6722</text:p>
          </table:table-cell>
          <table:table-cell office:value-type="float" office:value="31.92722067006855" table:formula="of:=[Mads.T28]-[Mads.M28]" table:style-name="ce9">
            <text:p>31.93</text:p>
          </table:table-cell>
          <table:table-cell office:value-type="float" office:value="3" table:formula="of:=[Mads.U28]-[Mads.N28]" table:style-name="ce2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unt Chompula</text:p>
          </table:table-cell>
          <table:table-cell office:value-type="float" office:value="0" table:formula="of:=[Mads.I29]-[Mads.B29]-IF([Mads.J29]-[Mads.C29]&lt;0;1;0)" table:style-name="ce2">
            <text:p>0</text:p>
          </table:table-cell>
          <table:table-cell office:value-type="float" office:value="10" table:formula="of:=IF([Mads.J29]-[Mads.C29]&lt;0;[Mads.J29]-[Mads.C29]+60;[Mads.J29]-[Mads.C29])-IF([Mads.K29]-[Mads.D29]&lt;0;1;0)" table:style-name="ce2">
            <text:p>10</text:p>
          </table:table-cell>
          <table:table-cell office:value-type="float" office:value="41" table:formula="of:=IF([Mads.K29]-[Mads.D29]&lt;0;[Mads.K29]-[Mads.D29]+60;[Mads.K29]-[Mads.D29])" table:style-name="ce2">
            <text:p>41</text:p>
          </table:table-cell>
          <table:table-cell office:value-type="float" office:value="2640" table:formula="of:=[Mads.L29]-[Mads.E29]" table:style-name="ce2">
            <text:p>2640</text:p>
          </table:table-cell>
          <table:table-cell office:value-type="float" office:value="228.24207492795389" table:formula="of:=[Mads.M29]-[Mads.F29]" table:style-name="ce9">
            <text:p>228.24</text:p>
          </table:table-cell>
          <table:table-cell office:value-type="float" office:value="2" table:formula="of:=[Mads.N29]-[Mads.G29]" table:style-name="ce2">
            <text:p>2</text:p>
          </table:table-cell>
          <table:table-cell table:style-name="ce2"/>
          <table:table-cell office:value-type="float" office:value="0" table:formula="of:=[Mads.P29]-[Mads.I29]-IF([Mads.Q29]-[Mads.J29]&lt;0;1;0)" table:style-name="ce2">
            <text:p>0</text:p>
          </table:table-cell>
          <table:table-cell office:value-type="float" office:value="0" table:formula="of:=IF([Mads.Q29]-[Mads.J29]&lt;0;[Mads.Q29]-[Mads.J29]+60;[Mads.Q29]-[Mads.J29])-IF([Mads.R29]-[Mads.K29]&lt;0;1;0)" table:style-name="ce2">
            <text:p>0</text:p>
          </table:table-cell>
          <table:table-cell office:value-type="float" office:value="0" table:formula="of:=IF([Mads.R29]-[Mads.K29]&lt;0;[Mads.R29]-[Mads.K29]+60;[Mads.R29]-[Mads.K29])" table:style-name="ce2">
            <text:p>0</text:p>
          </table:table-cell>
          <table:table-cell office:value-type="float" office:value="0" table:formula="of:=[Mads.S29]-[Mads.L29]" table:style-name="ce2">
            <text:p>0</text:p>
          </table:table-cell>
          <table:table-cell office:value-type="float" office:value="0" table:formula="of:=[Mads.T29]-[Mads.M29]" table:style-name="ce9">
            <text:p>0.00</text:p>
          </table:table-cell>
          <table:table-cell office:value-type="float" office:value="0" table:formula="of:=[Mads.U29]-[Mads.N2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oxic Chomper</text:p>
          </table:table-cell>
          <table:table-cell office:value-type="float" office:value="0" table:formula="of:=[Mads.I30]-[Mads.B30]-IF([Mads.J30]-[Mads.C30]&lt;0;1;0)" table:style-name="ce2">
            <text:p>0</text:p>
          </table:table-cell>
          <table:table-cell office:value-type="float" office:value="24" table:formula="of:=IF([Mads.J30]-[Mads.C30]&lt;0;[Mads.J30]-[Mads.C30]+60;[Mads.J30]-[Mads.C30])-IF([Mads.K30]-[Mads.D30]&lt;0;1;0)" table:style-name="ce2">
            <text:p>24</text:p>
          </table:table-cell>
          <table:table-cell office:value-type="float" office:value="11" table:formula="of:=IF([Mads.K30]-[Mads.D30]&lt;0;[Mads.K30]-[Mads.D30]+60;[Mads.K30]-[Mads.D30])" table:style-name="ce2">
            <text:p>11</text:p>
          </table:table-cell>
          <table:table-cell office:value-type="float" office:value="6890" table:formula="of:=[Mads.L30]-[Mads.E30]" table:style-name="ce2">
            <text:p>6890</text:p>
          </table:table-cell>
          <table:table-cell office:value-type="float" office:value="140.90903221641167" table:formula="of:=[Mads.M30]-[Mads.F30]" table:style-name="ce9">
            <text:p>140.91</text:p>
          </table:table-cell>
          <table:table-cell office:value-type="float" office:value="4" table:formula="of:=[Mads.N30]-[Mads.G30]" table:style-name="ce2">
            <text:p>4</text:p>
          </table:table-cell>
          <table:table-cell table:style-name="ce2"/>
          <table:table-cell office:value-type="float" office:value="0" table:formula="of:=[Mads.P30]-[Mads.I30]-IF([Mads.Q30]-[Mads.J30]&lt;0;1;0)" table:style-name="ce2">
            <text:p>0</text:p>
          </table:table-cell>
          <table:table-cell office:value-type="float" office:value="26" table:formula="of:=IF([Mads.Q30]-[Mads.J30]&lt;0;[Mads.Q30]-[Mads.J30]+60;[Mads.Q30]-[Mads.J30])-IF([Mads.R30]-[Mads.K30]&lt;0;1;0)" table:style-name="ce2">
            <text:p>26</text:p>
          </table:table-cell>
          <table:table-cell office:value-type="float" office:value="3" table:formula="of:=IF([Mads.R30]-[Mads.K30]&lt;0;[Mads.R30]-[Mads.K30]+60;[Mads.R30]-[Mads.K30])" table:style-name="ce2">
            <text:p>3</text:p>
          </table:table-cell>
          <table:table-cell office:value-type="float" office:value="15868" table:formula="of:=[Mads.S30]-[Mads.L30]" table:style-name="ce2">
            <text:p>15868</text:p>
          </table:table-cell>
          <table:table-cell office:value-type="float" office:value="166.7943105904634" table:formula="of:=[Mads.T30]-[Mads.M30]" table:style-name="ce9">
            <text:p>166.79</text:p>
          </table:table-cell>
          <table:table-cell office:value-type="float" office:value="6" table:formula="of:=[Mads.U30]-[Mads.N30]" table:style-name="ce2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rmor Chomper</text:p>
          </table:table-cell>
          <table:table-cell office:value-type="float" office:value="0" table:formula="of:=[Mads.I31]-[Mads.B31]-IF([Mads.J31]-[Mads.C31]&lt;0;1;0)" table:style-name="ce2">
            <text:p>0</text:p>
          </table:table-cell>
          <table:table-cell office:value-type="float" office:value="10" table:formula="of:=IF([Mads.J31]-[Mads.C31]&lt;0;[Mads.J31]-[Mads.C31]+60;[Mads.J31]-[Mads.C31])-IF([Mads.K31]-[Mads.D31]&lt;0;1;0)" table:style-name="ce2">
            <text:p>10</text:p>
          </table:table-cell>
          <table:table-cell office:value-type="float" office:value="36" table:formula="of:=IF([Mads.K31]-[Mads.D31]&lt;0;[Mads.K31]-[Mads.D31]+60;[Mads.K31]-[Mads.D31])" table:style-name="ce2">
            <text:p>36</text:p>
          </table:table-cell>
          <table:table-cell office:value-type="float" office:value="183" table:formula="of:=[Mads.L31]-[Mads.E31]" table:style-name="ce2">
            <text:p>183</text:p>
          </table:table-cell>
          <table:table-cell office:value-type="float" office:value="17.264150943396228" table:formula="of:=[Mads.M31]-[Mads.F31]" table:style-name="ce9">
            <text:p>17.26</text:p>
          </table:table-cell>
          <table:table-cell office:value-type="float" office:value="0" table:formula="of:=[Mads.N31]-[Mads.G31]" table:style-name="ce2">
            <text:p>0</text:p>
          </table:table-cell>
          <table:table-cell table:style-name="ce2"/>
          <table:table-cell office:value-type="float" office:value="0" table:formula="of:=[Mads.P31]-[Mads.I31]-IF([Mads.Q31]-[Mads.J31]&lt;0;1;0)" table:style-name="ce2">
            <text:p>0</text:p>
          </table:table-cell>
          <table:table-cell office:value-type="float" office:value="0" table:formula="of:=IF([Mads.Q31]-[Mads.J31]&lt;0;[Mads.Q31]-[Mads.J31]+60;[Mads.Q31]-[Mads.J31])-IF([Mads.R31]-[Mads.K31]&lt;0;1;0)" table:style-name="ce2">
            <text:p>0</text:p>
          </table:table-cell>
          <table:table-cell office:value-type="float" office:value="0" table:formula="of:=IF([Mads.R31]-[Mads.K31]&lt;0;[Mads.R31]-[Mads.K31]+60;[Mads.R31]-[Mads.K31])" table:style-name="ce2">
            <text:p>0</text:p>
          </table:table-cell>
          <table:table-cell office:value-type="float" office:value="0" table:formula="of:=[Mads.S31]-[Mads.L31]" table:style-name="ce2">
            <text:p>0</text:p>
          </table:table-cell>
          <table:table-cell office:value-type="float" office:value="0" table:formula="of:=[Mads.T31]-[Mads.M31]" table:style-name="ce9">
            <text:p>0.00</text:p>
          </table:table-cell>
          <table:table-cell office:value-type="float" office:value="0" table:formula="of:=[Mads.U31]-[Mads.N3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homp Thing</text:p>
          </table:table-cell>
          <table:table-cell office:value-type="float" office:value="0" table:formula="of:=[Mads.I32]-[Mads.B32]-IF([Mads.J32]-[Mads.C32]&lt;0;1;0)" table:style-name="ce2">
            <text:p>0</text:p>
          </table:table-cell>
          <table:table-cell office:value-type="float" office:value="0" table:formula="of:=IF([Mads.J32]-[Mads.C32]&lt;0;[Mads.J32]-[Mads.C32]+60;[Mads.J32]-[Mads.C32])-IF([Mads.K32]-[Mads.D32]&lt;0;1;0)" table:style-name="ce2">
            <text:p>0</text:p>
          </table:table-cell>
          <table:table-cell office:value-type="float" office:value="0" table:formula="of:=IF([Mads.K32]-[Mads.D32]&lt;0;[Mads.K32]-[Mads.D32]+60;[Mads.K32]-[Mads.D32])" table:style-name="ce2">
            <text:p>0</text:p>
          </table:table-cell>
          <table:table-cell office:value-type="float" office:value="0" table:formula="of:=[Mads.L32]-[Mads.E32]" table:style-name="ce2">
            <text:p>0</text:p>
          </table:table-cell>
          <table:table-cell office:value-type="float" office:value="0" table:formula="of:=[Mads.M32]-[Mads.F32]" table:style-name="ce9">
            <text:p>0.00</text:p>
          </table:table-cell>
          <table:table-cell office:value-type="float" office:value="0" table:formula="of:=[Mads.N32]-[Mads.G32]" table:style-name="ce2">
            <text:p>0</text:p>
          </table:table-cell>
          <table:table-cell table:style-name="ce2"/>
          <table:table-cell office:value-type="float" office:value="0" table:formula="of:=[Mads.P32]-[Mads.I32]-IF([Mads.Q32]-[Mads.J32]&lt;0;1;0)" table:style-name="ce2">
            <text:p>0</text:p>
          </table:table-cell>
          <table:table-cell office:value-type="float" office:value="0" table:formula="of:=IF([Mads.Q32]-[Mads.J32]&lt;0;[Mads.Q32]-[Mads.J32]+60;[Mads.Q32]-[Mads.J32])-IF([Mads.R32]-[Mads.K32]&lt;0;1;0)" table:style-name="ce2">
            <text:p>0</text:p>
          </table:table-cell>
          <table:table-cell office:value-type="float" office:value="0" table:formula="of:=IF([Mads.R32]-[Mads.K32]&lt;0;[Mads.R32]-[Mads.K32]+60;[Mads.R32]-[Mads.K32])" table:style-name="ce2">
            <text:p>0</text:p>
          </table:table-cell>
          <table:table-cell office:value-type="float" office:value="0" table:formula="of:=[Mads.S32]-[Mads.L32]" table:style-name="ce2">
            <text:p>0</text:p>
          </table:table-cell>
          <table:table-cell office:value-type="float" office:value="0" table:formula="of:=[Mads.T32]-[Mads.M32]" table:style-name="ce9">
            <text:p>0.00</text:p>
          </table:table-cell>
          <table:table-cell office:value-type="float" office:value="0" table:formula="of:=[Mads.U32]-[Mads.N3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Yeti Chomper</text:p>
          </table:table-cell>
          <table:table-cell office:value-type="float" office:value="0" table:formula="of:=[Mads.I33]-[Mads.B33]-IF([Mads.J33]-[Mads.C33]&lt;0;1;0)" table:style-name="ce2">
            <text:p>0</text:p>
          </table:table-cell>
          <table:table-cell office:value-type="float" office:value="15" table:formula="of:=IF([Mads.J33]-[Mads.C33]&lt;0;[Mads.J33]-[Mads.C33]+60;[Mads.J33]-[Mads.C33])-IF([Mads.K33]-[Mads.D33]&lt;0;1;0)" table:style-name="ce2">
            <text:p>15</text:p>
          </table:table-cell>
          <table:table-cell office:value-type="float" office:value="41" table:formula="of:=IF([Mads.K33]-[Mads.D33]&lt;0;[Mads.K33]-[Mads.D33]+60;[Mads.K33]-[Mads.D33])" table:style-name="ce2">
            <text:p>41</text:p>
          </table:table-cell>
          <table:table-cell office:value-type="float" office:value="4220" table:formula="of:=[Mads.L33]-[Mads.E33]" table:style-name="ce2">
            <text:p>4220</text:p>
          </table:table-cell>
          <table:table-cell office:value-type="float" office:value="119.78801886351962" table:formula="of:=[Mads.M33]-[Mads.F33]" table:style-name="ce9">
            <text:p>119.79</text:p>
          </table:table-cell>
          <table:table-cell office:value-type="float" office:value="3" table:formula="of:=[Mads.N33]-[Mads.G33]" table:style-name="ce2">
            <text:p>3</text:p>
          </table:table-cell>
          <table:table-cell table:style-name="ce2"/>
          <table:table-cell office:value-type="float" office:value="0" table:formula="of:=[Mads.P33]-[Mads.I33]-IF([Mads.Q33]-[Mads.J33]&lt;0;1;0)" table:style-name="ce2">
            <text:p>0</text:p>
          </table:table-cell>
          <table:table-cell office:value-type="float" office:value="5" table:formula="of:=IF([Mads.Q33]-[Mads.J33]&lt;0;[Mads.Q33]-[Mads.J33]+60;[Mads.Q33]-[Mads.J33])-IF([Mads.R33]-[Mads.K33]&lt;0;1;0)" table:style-name="ce2">
            <text:p>5</text:p>
          </table:table-cell>
          <table:table-cell office:value-type="float" office:value="43" table:formula="of:=IF([Mads.R33]-[Mads.K33]&lt;0;[Mads.R33]-[Mads.K33]+60;[Mads.R33]-[Mads.K33])" table:style-name="ce2">
            <text:p>43</text:p>
          </table:table-cell>
          <table:table-cell office:value-type="float" office:value="2430" table:formula="of:=[Mads.S33]-[Mads.L33]" table:style-name="ce2">
            <text:p>2430</text:p>
          </table:table-cell>
          <table:table-cell office:value-type="float" office:value="41.843697850694667" table:formula="of:=[Mads.T33]-[Mads.M33]" table:style-name="ce9">
            <text:p>41.84</text:p>
          </table:table-cell>
          <table:table-cell office:value-type="float" office:value="1" table:formula="of:=[Mads.U33]-[Mads.N33]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isco Chomper</text:p>
          </table:table-cell>
          <table:table-cell office:value-type="float" office:value="0" table:formula="of:=[Mads.I34]-[Mads.B34]-IF([Mads.J34]-[Mads.C34]&lt;0;1;0)" table:style-name="ce2">
            <text:p>0</text:p>
          </table:table-cell>
          <table:table-cell office:value-type="float" office:value="0" table:formula="of:=IF([Mads.J34]-[Mads.C34]&lt;0;[Mads.J34]-[Mads.C34]+60;[Mads.J34]-[Mads.C34])-IF([Mads.K34]-[Mads.D34]&lt;0;1;0)" table:style-name="ce2">
            <text:p>0</text:p>
          </table:table-cell>
          <table:table-cell office:value-type="float" office:value="0" table:formula="of:=IF([Mads.K34]-[Mads.D34]&lt;0;[Mads.K34]-[Mads.D34]+60;[Mads.K34]-[Mads.D34])" table:style-name="ce2">
            <text:p>0</text:p>
          </table:table-cell>
          <table:table-cell office:value-type="float" office:value="0" table:formula="of:=[Mads.L34]-[Mads.E34]" table:style-name="ce2">
            <text:p>0</text:p>
          </table:table-cell>
          <table:table-cell office:value-type="float" office:value="0" table:formula="of:=[Mads.M34]-[Mads.F34]" table:style-name="ce9">
            <text:p>0.00</text:p>
          </table:table-cell>
          <table:table-cell office:value-type="float" office:value="0" table:formula="of:=[Mads.N34]-[Mads.G34]" table:style-name="ce2">
            <text:p>0</text:p>
          </table:table-cell>
          <table:table-cell table:style-name="ce2"/>
          <table:table-cell office:value-type="float" office:value="0" table:formula="of:=[Mads.P34]-[Mads.I34]-IF([Mads.Q34]-[Mads.J34]&lt;0;1;0)" table:style-name="ce2">
            <text:p>0</text:p>
          </table:table-cell>
          <table:table-cell office:value-type="float" office:value="0" table:formula="of:=IF([Mads.Q34]-[Mads.J34]&lt;0;[Mads.Q34]-[Mads.J34]+60;[Mads.Q34]-[Mads.J34])-IF([Mads.R34]-[Mads.K34]&lt;0;1;0)" table:style-name="ce2">
            <text:p>0</text:p>
          </table:table-cell>
          <table:table-cell office:value-type="float" office:value="0" table:formula="of:=IF([Mads.R34]-[Mads.K34]&lt;0;[Mads.R34]-[Mads.K34]+60;[Mads.R34]-[Mads.K34])" table:style-name="ce2">
            <text:p>0</text:p>
          </table:table-cell>
          <table:table-cell office:value-type="float" office:value="0" table:formula="of:=[Mads.S34]-[Mads.L34]" table:style-name="ce2">
            <text:p>0</text:p>
          </table:table-cell>
          <table:table-cell office:value-type="float" office:value="0" table:formula="of:=[Mads.T34]-[Mads.M34]" table:style-name="ce9">
            <text:p>0.00</text:p>
          </table:table-cell>
          <table:table-cell office:value-type="float" office:value="0" table:formula="of:=[Mads.U34]-[Mads.N3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ni Chomper</text:p>
          </table:table-cell>
          <table:table-cell office:value-type="float" office:value="0" table:formula="of:=[Mads.I35]-[Mads.B35]-IF([Mads.J35]-[Mads.C35]&lt;0;1;0)" table:style-name="ce2">
            <text:p>0</text:p>
          </table:table-cell>
          <table:table-cell office:value-type="float" office:value="0" table:formula="of:=IF([Mads.J35]-[Mads.C35]&lt;0;[Mads.J35]-[Mads.C35]+60;[Mads.J35]-[Mads.C35])-IF([Mads.K35]-[Mads.D35]&lt;0;1;0)" table:style-name="ce2">
            <text:p>0</text:p>
          </table:table-cell>
          <table:table-cell office:value-type="float" office:value="0" table:formula="of:=IF([Mads.K35]-[Mads.D35]&lt;0;[Mads.K35]-[Mads.D35]+60;[Mads.K35]-[Mads.D35])" table:style-name="ce2">
            <text:p>0</text:p>
          </table:table-cell>
          <table:table-cell office:value-type="float" office:value="0" table:formula="of:=[Mads.L35]-[Mads.E35]" table:style-name="ce2">
            <text:p>0</text:p>
          </table:table-cell>
          <table:table-cell office:value-type="float" office:value="0" table:formula="of:=[Mads.M35]-[Mads.F35]" table:style-name="ce9">
            <text:p>0.00</text:p>
          </table:table-cell>
          <table:table-cell office:value-type="float" office:value="0" table:formula="of:=[Mads.N35]-[Mads.G35]" table:style-name="ce2">
            <text:p>0</text:p>
          </table:table-cell>
          <table:table-cell table:style-name="ce2"/>
          <table:table-cell office:value-type="float" office:value="0" table:formula="of:=[Mads.P35]-[Mads.I35]-IF([Mads.Q35]-[Mads.J35]&lt;0;1;0)" table:style-name="ce2">
            <text:p>0</text:p>
          </table:table-cell>
          <table:table-cell office:value-type="float" office:value="0" table:formula="of:=IF([Mads.Q35]-[Mads.J35]&lt;0;[Mads.Q35]-[Mads.J35]+60;[Mads.Q35]-[Mads.J35])-IF([Mads.R35]-[Mads.K35]&lt;0;1;0)" table:style-name="ce2">
            <text:p>0</text:p>
          </table:table-cell>
          <table:table-cell office:value-type="float" office:value="0" table:formula="of:=IF([Mads.R35]-[Mads.K35]&lt;0;[Mads.R35]-[Mads.K35]+60;[Mads.R35]-[Mads.K35])" table:style-name="ce2">
            <text:p>0</text:p>
          </table:table-cell>
          <table:table-cell office:value-type="float" office:value="0" table:formula="of:=[Mads.S35]-[Mads.L35]" table:style-name="ce2">
            <text:p>0</text:p>
          </table:table-cell>
          <table:table-cell office:value-type="float" office:value="0" table:formula="of:=[Mads.T35]-[Mads.M35]" table:style-name="ce9">
            <text:p>0.00</text:p>
          </table:table-cell>
          <table:table-cell office:value-type="float" office:value="0" table:formula="of:=[Mads.U35]-[Mads.N35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actus</text:p>
          </table:table-cell>
          <table:table-cell office:value-type="float" office:value="0" table:formula="of:=[Mads.I37]-[Mads.B37]-IF([Mads.J37]-[Mads.C37]&lt;0;1;0)" table:style-name="ce2">
            <text:p>0</text:p>
          </table:table-cell>
          <table:table-cell office:value-type="float" office:value="0" table:formula="of:=IF([Mads.J37]-[Mads.C37]&lt;0;[Mads.J37]-[Mads.C37]+60;[Mads.J37]-[Mads.C37])-IF([Mads.K37]-[Mads.D37]&lt;0;1;0)" table:style-name="ce2">
            <text:p>0</text:p>
          </table:table-cell>
          <table:table-cell office:value-type="float" office:value="0" table:formula="of:=IF([Mads.K37]-[Mads.D37]&lt;0;[Mads.K37]-[Mads.D37]+60;[Mads.K37]-[Mads.D37])" table:style-name="ce2">
            <text:p>0</text:p>
          </table:table-cell>
          <table:table-cell office:value-type="float" office:value="0" table:formula="of:=[Mads.L37]-[Mads.E37]" table:style-name="ce2">
            <text:p>0</text:p>
          </table:table-cell>
          <table:table-cell office:value-type="float" office:value="0" table:formula="of:=[Mads.M37]-[Mads.F37]" table:style-name="ce9">
            <text:p>0.00</text:p>
          </table:table-cell>
          <table:table-cell office:value-type="float" office:value="0" table:formula="of:=[Mads.N37]-[Mads.G37]" table:style-name="ce2">
            <text:p>0</text:p>
          </table:table-cell>
          <table:table-cell table:style-name="ce2"/>
          <table:table-cell office:value-type="float" office:value="0" table:formula="of:=[Mads.P37]-[Mads.I37]-IF([Mads.Q37]-[Mads.J37]&lt;0;1;0)" table:style-name="ce2">
            <text:p>0</text:p>
          </table:table-cell>
          <table:table-cell office:value-type="float" office:value="10" table:formula="of:=IF([Mads.Q37]-[Mads.J37]&lt;0;[Mads.Q37]-[Mads.J37]+60;[Mads.Q37]-[Mads.J37])-IF([Mads.R37]-[Mads.K37]&lt;0;1;0)" table:style-name="ce2">
            <text:p>10</text:p>
          </table:table-cell>
          <table:table-cell office:value-type="float" office:value="25" table:formula="of:=IF([Mads.R37]-[Mads.K37]&lt;0;[Mads.R37]-[Mads.K37]+60;[Mads.R37]-[Mads.K37])" table:style-name="ce2">
            <text:p>25</text:p>
          </table:table-cell>
          <table:table-cell office:value-type="float" office:value="8300" table:formula="of:=[Mads.S37]-[Mads.L37]" table:style-name="ce2">
            <text:p>8300</text:p>
          </table:table-cell>
          <table:table-cell office:value-type="float" office:value="274.66782478050612" table:formula="of:=[Mads.T37]-[Mads.M37]" table:style-name="ce9">
            <text:p>274.67</text:p>
          </table:table-cell>
          <table:table-cell office:value-type="float" office:value="4" table:formula="of:=[Mads.U37]-[Mads.N37]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ire Cactus</text:p>
          </table:table-cell>
          <table:table-cell office:value-type="float" office:value="0" table:formula="of:=[Mads.I38]-[Mads.B38]-IF([Mads.J38]-[Mads.C38]&lt;0;1;0)" table:style-name="ce2">
            <text:p>0</text:p>
          </table:table-cell>
          <table:table-cell office:value-type="float" office:value="0" table:formula="of:=IF([Mads.J38]-[Mads.C38]&lt;0;[Mads.J38]-[Mads.C38]+60;[Mads.J38]-[Mads.C38])-IF([Mads.K38]-[Mads.D38]&lt;0;1;0)" table:style-name="ce2">
            <text:p>0</text:p>
          </table:table-cell>
          <table:table-cell office:value-type="float" office:value="0" table:formula="of:=IF([Mads.K38]-[Mads.D38]&lt;0;[Mads.K38]-[Mads.D38]+60;[Mads.K38]-[Mads.D38])" table:style-name="ce2">
            <text:p>0</text:p>
          </table:table-cell>
          <table:table-cell office:value-type="float" office:value="0" table:formula="of:=[Mads.L38]-[Mads.E38]" table:style-name="ce2">
            <text:p>0</text:p>
          </table:table-cell>
          <table:table-cell office:value-type="float" office:value="0" table:formula="of:=[Mads.M38]-[Mads.F38]" table:style-name="ce9">
            <text:p>0.00</text:p>
          </table:table-cell>
          <table:table-cell office:value-type="float" office:value="0" table:formula="of:=[Mads.N38]-[Mads.G38]" table:style-name="ce2">
            <text:p>0</text:p>
          </table:table-cell>
          <table:table-cell table:style-name="ce2"/>
          <table:table-cell office:value-type="float" office:value="0" table:formula="of:=[Mads.P38]-[Mads.I38]-IF([Mads.Q38]-[Mads.J38]&lt;0;1;0)" table:style-name="ce2">
            <text:p>0</text:p>
          </table:table-cell>
          <table:table-cell office:value-type="float" office:value="0" table:formula="of:=IF([Mads.Q38]-[Mads.J38]&lt;0;[Mads.Q38]-[Mads.J38]+60;[Mads.Q38]-[Mads.J38])-IF([Mads.R38]-[Mads.K38]&lt;0;1;0)" table:style-name="ce2">
            <text:p>0</text:p>
          </table:table-cell>
          <table:table-cell office:value-type="float" office:value="0" table:formula="of:=IF([Mads.R38]-[Mads.K38]&lt;0;[Mads.R38]-[Mads.K38]+60;[Mads.R38]-[Mads.K38])" table:style-name="ce2">
            <text:p>0</text:p>
          </table:table-cell>
          <table:table-cell office:value-type="float" office:value="0" table:formula="of:=[Mads.S38]-[Mads.L38]" table:style-name="ce2">
            <text:p>0</text:p>
          </table:table-cell>
          <table:table-cell office:value-type="float" office:value="0" table:formula="of:=[Mads.T38]-[Mads.M38]" table:style-name="ce9">
            <text:p>0.00</text:p>
          </table:table-cell>
          <table:table-cell office:value-type="float" office:value="0" table:formula="of:=[Mads.U38]-[Mads.N3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Ice Cactus</text:p>
          </table:table-cell>
          <table:table-cell office:value-type="float" office:value="0" table:formula="of:=[Mads.I39]-[Mads.B39]-IF([Mads.J39]-[Mads.C39]&lt;0;1;0)" table:style-name="ce2">
            <text:p>0</text:p>
          </table:table-cell>
          <table:table-cell office:value-type="float" office:value="51" table:formula="of:=IF([Mads.J39]-[Mads.C39]&lt;0;[Mads.J39]-[Mads.C39]+60;[Mads.J39]-[Mads.C39])-IF([Mads.K39]-[Mads.D39]&lt;0;1;0)" table:style-name="ce2">
            <text:p>51</text:p>
          </table:table-cell>
          <table:table-cell office:value-type="float" office:value="25" table:formula="of:=IF([Mads.K39]-[Mads.D39]&lt;0;[Mads.K39]-[Mads.D39]+60;[Mads.K39]-[Mads.D39])" table:style-name="ce2">
            <text:p>25</text:p>
          </table:table-cell>
          <table:table-cell office:value-type="float" office:value="23288" table:formula="of:=[Mads.L39]-[Mads.E39]" table:style-name="ce2">
            <text:p>23288</text:p>
          </table:table-cell>
          <table:table-cell office:value-type="float" office:value="452.92706645056728" table:formula="of:=[Mads.M39]-[Mads.F39]" table:style-name="ce9">
            <text:p>452.93</text:p>
          </table:table-cell>
          <table:table-cell office:value-type="float" office:value="10" table:formula="of:=[Mads.N39]-[Mads.G39]" table:style-name="ce2">
            <text:p>10</text:p>
          </table:table-cell>
          <table:table-cell table:style-name="ce2"/>
          <table:table-cell office:value-type="float" office:value="0" table:formula="of:=[Mads.P39]-[Mads.I39]-IF([Mads.Q39]-[Mads.J39]&lt;0;1;0)" table:style-name="ce2">
            <text:p>0</text:p>
          </table:table-cell>
          <table:table-cell office:value-type="float" office:value="0" table:formula="of:=IF([Mads.Q39]-[Mads.J39]&lt;0;[Mads.Q39]-[Mads.J39]+60;[Mads.Q39]-[Mads.J39])-IF([Mads.R39]-[Mads.K39]&lt;0;1;0)" table:style-name="ce2">
            <text:p>0</text:p>
          </table:table-cell>
          <table:table-cell office:value-type="float" office:value="0" table:formula="of:=IF([Mads.R39]-[Mads.K39]&lt;0;[Mads.R39]-[Mads.K39]+60;[Mads.R39]-[Mads.K39])" table:style-name="ce2">
            <text:p>0</text:p>
          </table:table-cell>
          <table:table-cell office:value-type="float" office:value="0" table:formula="of:=[Mads.S39]-[Mads.L39]" table:style-name="ce2">
            <text:p>0</text:p>
          </table:table-cell>
          <table:table-cell office:value-type="float" office:value="0" table:formula="of:=[Mads.T39]-[Mads.M39]" table:style-name="ce9">
            <text:p>0.00</text:p>
          </table:table-cell>
          <table:table-cell office:value-type="float" office:value="0" table:formula="of:=[Mads.U39]-[Mads.N3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ower Cactus</text:p>
          </table:table-cell>
          <table:table-cell office:value-type="float" office:value="0" table:formula="of:=[Mads.I40]-[Mads.B40]-IF([Mads.J40]-[Mads.C40]&lt;0;1;0)" table:style-name="ce2">
            <text:p>0</text:p>
          </table:table-cell>
          <table:table-cell office:value-type="float" office:value="3" table:formula="of:=IF([Mads.J40]-[Mads.C40]&lt;0;[Mads.J40]-[Mads.C40]+60;[Mads.J40]-[Mads.C40])-IF([Mads.K40]-[Mads.D40]&lt;0;1;0)" table:style-name="ce2">
            <text:p>3</text:p>
          </table:table-cell>
          <table:table-cell office:value-type="float" office:value="23" table:formula="of:=IF([Mads.K40]-[Mads.D40]&lt;0;[Mads.K40]-[Mads.D40]+60;[Mads.K40]-[Mads.D40])" table:style-name="ce2">
            <text:p>23</text:p>
          </table:table-cell>
          <table:table-cell office:value-type="float" office:value="0" table:formula="of:=[Mads.L40]-[Mads.E40]" table:style-name="ce2">
            <text:p>0</text:p>
          </table:table-cell>
          <table:table-cell office:value-type="float" office:value="0" table:formula="of:=[Mads.M40]-[Mads.F40]" table:style-name="ce9">
            <text:p>0.00</text:p>
          </table:table-cell>
          <table:table-cell office:value-type="float" office:value="1" table:formula="of:=[Mads.N40]-[Mads.G40]" table:style-name="ce2">
            <text:p>1</text:p>
          </table:table-cell>
          <table:table-cell table:style-name="ce2"/>
          <table:table-cell office:value-type="float" office:value="0" table:formula="of:=[Mads.P40]-[Mads.I40]-IF([Mads.Q40]-[Mads.J40]&lt;0;1;0)" table:style-name="ce2">
            <text:p>0</text:p>
          </table:table-cell>
          <table:table-cell office:value-type="float" office:value="41" table:formula="of:=IF([Mads.Q40]-[Mads.J40]&lt;0;[Mads.Q40]-[Mads.J40]+60;[Mads.Q40]-[Mads.J40])-IF([Mads.R40]-[Mads.K40]&lt;0;1;0)" table:style-name="ce2">
            <text:p>41</text:p>
          </table:table-cell>
          <table:table-cell office:value-type="float" office:value="52" table:formula="of:=IF([Mads.R40]-[Mads.K40]&lt;0;[Mads.R40]-[Mads.K40]+60;[Mads.R40]-[Mads.K40])" table:style-name="ce2">
            <text:p>52</text:p>
          </table:table-cell>
          <table:table-cell office:value-type="float" office:value="23288" table:formula="of:=[Mads.S40]-[Mads.L40]" table:style-name="ce2">
            <text:p>23288</text:p>
          </table:table-cell>
          <table:table-cell office:value-type="float" office:value="514.65193370165741" table:formula="of:=[Mads.T40]-[Mads.M40]" table:style-name="ce9">
            <text:p>514.65</text:p>
          </table:table-cell>
          <table:table-cell office:value-type="float" office:value="10" table:formula="of:=[Mads.U40]-[Mads.N40]" table:style-name="ce2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uture Cactus</text:p>
          </table:table-cell>
          <table:table-cell office:value-type="float" office:value="0" table:formula="of:=[Mads.I41]-[Mads.B41]-IF([Mads.J41]-[Mads.C41]&lt;0;1;0)" table:style-name="ce2">
            <text:p>0</text:p>
          </table:table-cell>
          <table:table-cell office:value-type="float" office:value="0" table:formula="of:=IF([Mads.J41]-[Mads.C41]&lt;0;[Mads.J41]-[Mads.C41]+60;[Mads.J41]-[Mads.C41])-IF([Mads.K41]-[Mads.D41]&lt;0;1;0)" table:style-name="ce2">
            <text:p>0</text:p>
          </table:table-cell>
          <table:table-cell office:value-type="float" office:value="0" table:formula="of:=IF([Mads.K41]-[Mads.D41]&lt;0;[Mads.K41]-[Mads.D41]+60;[Mads.K41]-[Mads.D41])" table:style-name="ce2">
            <text:p>0</text:p>
          </table:table-cell>
          <table:table-cell office:value-type="float" office:value="0" table:formula="of:=[Mads.L41]-[Mads.E41]" table:style-name="ce2">
            <text:p>0</text:p>
          </table:table-cell>
          <table:table-cell office:value-type="float" office:value="0" table:formula="of:=[Mads.M41]-[Mads.F41]" table:style-name="ce9">
            <text:p>0.00</text:p>
          </table:table-cell>
          <table:table-cell office:value-type="float" office:value="0" table:formula="of:=[Mads.N41]-[Mads.G41]" table:style-name="ce2">
            <text:p>0</text:p>
          </table:table-cell>
          <table:table-cell table:style-name="ce2"/>
          <table:table-cell office:value-type="float" office:value="0" table:formula="of:=[Mads.P41]-[Mads.I41]-IF([Mads.Q41]-[Mads.J41]&lt;0;1;0)" table:style-name="ce2">
            <text:p>0</text:p>
          </table:table-cell>
          <table:table-cell office:value-type="float" office:value="0" table:formula="of:=IF([Mads.Q41]-[Mads.J41]&lt;0;[Mads.Q41]-[Mads.J41]+60;[Mads.Q41]-[Mads.J41])-IF([Mads.R41]-[Mads.K41]&lt;0;1;0)" table:style-name="ce2">
            <text:p>0</text:p>
          </table:table-cell>
          <table:table-cell office:value-type="float" office:value="0" table:formula="of:=IF([Mads.R41]-[Mads.K41]&lt;0;[Mads.R41]-[Mads.K41]+60;[Mads.R41]-[Mads.K41])" table:style-name="ce2">
            <text:p>0</text:p>
          </table:table-cell>
          <table:table-cell office:value-type="float" office:value="0" table:formula="of:=[Mads.S41]-[Mads.L41]" table:style-name="ce2">
            <text:p>0</text:p>
          </table:table-cell>
          <table:table-cell office:value-type="float" office:value="0" table:formula="of:=[Mads.T41]-[Mads.M41]" table:style-name="ce9">
            <text:p>0.00</text:p>
          </table:table-cell>
          <table:table-cell office:value-type="float" office:value="0" table:formula="of:=[Mads.U41]-[Mads.N4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mo Cactus</text:p>
          </table:table-cell>
          <table:table-cell office:value-type="float" office:value="0" table:formula="of:=[Mads.I42]-[Mads.B42]-IF([Mads.J42]-[Mads.C42]&lt;0;1;0)" table:style-name="ce2">
            <text:p>0</text:p>
          </table:table-cell>
          <table:table-cell office:value-type="float" office:value="6" table:formula="of:=IF([Mads.J42]-[Mads.C42]&lt;0;[Mads.J42]-[Mads.C42]+60;[Mads.J42]-[Mads.C42])-IF([Mads.K42]-[Mads.D42]&lt;0;1;0)" table:style-name="ce2">
            <text:p>6</text:p>
          </table:table-cell>
          <table:table-cell office:value-type="float" office:value="9" table:formula="of:=IF([Mads.K42]-[Mads.D42]&lt;0;[Mads.K42]-[Mads.D42]+60;[Mads.K42]-[Mads.D42])" table:style-name="ce2">
            <text:p>9</text:p>
          </table:table-cell>
          <table:table-cell office:value-type="float" office:value="830" table:formula="of:=[Mads.L42]-[Mads.E42]" table:style-name="ce2">
            <text:p>830</text:p>
          </table:table-cell>
          <table:table-cell office:value-type="float" office:value="-10.820321469575191" table:formula="of:=[Mads.M42]-[Mads.F42]" table:style-name="ce9">
            <text:p>-10.82</text:p>
          </table:table-cell>
          <table:table-cell office:value-type="float" office:value="0" table:formula="of:=[Mads.N42]-[Mads.G42]" table:style-name="ce2">
            <text:p>0</text:p>
          </table:table-cell>
          <table:table-cell table:style-name="ce2"/>
          <table:table-cell office:value-type="float" office:value="0" table:formula="of:=[Mads.P42]-[Mads.I42]-IF([Mads.Q42]-[Mads.J42]&lt;0;1;0)" table:style-name="ce2">
            <text:p>0</text:p>
          </table:table-cell>
          <table:table-cell office:value-type="float" office:value="23" table:formula="of:=IF([Mads.Q42]-[Mads.J42]&lt;0;[Mads.Q42]-[Mads.J42]+60;[Mads.Q42]-[Mads.J42])-IF([Mads.R42]-[Mads.K42]&lt;0;1;0)" table:style-name="ce2">
            <text:p>23</text:p>
          </table:table-cell>
          <table:table-cell office:value-type="float" office:value="25" table:formula="of:=IF([Mads.R42]-[Mads.K42]&lt;0;[Mads.R42]-[Mads.K42]+60;[Mads.R42]-[Mads.K42])" table:style-name="ce2">
            <text:p>25</text:p>
          </table:table-cell>
          <table:table-cell office:value-type="float" office:value="9890" table:formula="of:=[Mads.S42]-[Mads.L42]" table:style-name="ce2">
            <text:p>9890</text:p>
          </table:table-cell>
          <table:table-cell office:value-type="float" office:value="139.09168241965972" table:formula="of:=[Mads.T42]-[Mads.M42]" table:style-name="ce9">
            <text:p>139.09</text:p>
          </table:table-cell>
          <table:table-cell office:value-type="float" office:value="4" table:formula="of:=[Mads.U42]-[Mads.N42]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andit Cactus</text:p>
          </table:table-cell>
          <table:table-cell office:value-type="float" office:value="0" table:formula="of:=[Mads.I43]-[Mads.B43]-IF([Mads.J43]-[Mads.C43]&lt;0;1;0)" table:style-name="ce2">
            <text:p>0</text:p>
          </table:table-cell>
          <table:table-cell office:value-type="float" office:value="13" table:formula="of:=IF([Mads.J43]-[Mads.C43]&lt;0;[Mads.J43]-[Mads.C43]+60;[Mads.J43]-[Mads.C43])-IF([Mads.K43]-[Mads.D43]&lt;0;1;0)" table:style-name="ce2">
            <text:p>13</text:p>
          </table:table-cell>
          <table:table-cell office:value-type="float" office:value="21" table:formula="of:=IF([Mads.K43]-[Mads.D43]&lt;0;[Mads.K43]-[Mads.D43]+60;[Mads.K43]-[Mads.D43])" table:style-name="ce2">
            <text:p>21</text:p>
          </table:table-cell>
          <table:table-cell office:value-type="float" office:value="4088" table:formula="of:=[Mads.L43]-[Mads.E43]" table:style-name="ce2">
            <text:p>4088</text:p>
          </table:table-cell>
          <table:table-cell office:value-type="float" office:value="21.236579203945269" table:formula="of:=[Mads.M43]-[Mads.F43]" table:style-name="ce9">
            <text:p>21.24</text:p>
          </table:table-cell>
          <table:table-cell office:value-type="float" office:value="1" table:formula="of:=[Mads.N43]-[Mads.G43]" table:style-name="ce2">
            <text:p>1</text:p>
          </table:table-cell>
          <table:table-cell table:style-name="ce2"/>
          <table:table-cell office:value-type="float" office:value="0" table:formula="of:=[Mads.P43]-[Mads.I43]-IF([Mads.Q43]-[Mads.J43]&lt;0;1;0)" table:style-name="ce2">
            <text:p>0</text:p>
          </table:table-cell>
          <table:table-cell office:value-type="float" office:value="23" table:formula="of:=IF([Mads.Q43]-[Mads.J43]&lt;0;[Mads.Q43]-[Mads.J43]+60;[Mads.Q43]-[Mads.J43])-IF([Mads.R43]-[Mads.K43]&lt;0;1;0)" table:style-name="ce2">
            <text:p>23</text:p>
          </table:table-cell>
          <table:table-cell office:value-type="float" office:value="24" table:formula="of:=IF([Mads.R43]-[Mads.K43]&lt;0;[Mads.R43]-[Mads.K43]+60;[Mads.R43]-[Mads.K43])" table:style-name="ce2">
            <text:p>24</text:p>
          </table:table-cell>
          <table:table-cell office:value-type="float" office:value="9690" table:formula="of:=[Mads.S43]-[Mads.L43]" table:style-name="ce2">
            <text:p>9690</text:p>
          </table:table-cell>
          <table:table-cell office:value-type="float" office:value="51.484420244173009" table:formula="of:=[Mads.T43]-[Mads.M43]" table:style-name="ce9">
            <text:p>51.48</text:p>
          </table:table-cell>
          <table:table-cell office:value-type="float" office:value="4" table:formula="of:=[Mads.U43]-[Mads.N43]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Jade Cactus</text:p>
          </table:table-cell>
          <table:table-cell office:value-type="float" office:value="0" table:formula="of:=[Mads.I44]-[Mads.B44]-IF([Mads.J44]-[Mads.C44]&lt;0;1;0)" table:style-name="ce2">
            <text:p>0</text:p>
          </table:table-cell>
          <table:table-cell office:value-type="float" office:value="0" table:formula="of:=IF([Mads.J44]-[Mads.C44]&lt;0;[Mads.J44]-[Mads.C44]+60;[Mads.J44]-[Mads.C44])-IF([Mads.K44]-[Mads.D44]&lt;0;1;0)" table:style-name="ce2">
            <text:p>0</text:p>
          </table:table-cell>
          <table:table-cell office:value-type="float" office:value="0" table:formula="of:=IF([Mads.K44]-[Mads.D44]&lt;0;[Mads.K44]-[Mads.D44]+60;[Mads.K44]-[Mads.D44])" table:style-name="ce2">
            <text:p>0</text:p>
          </table:table-cell>
          <table:table-cell office:value-type="float" office:value="0" table:formula="of:=[Mads.L44]-[Mads.E44]" table:style-name="ce2">
            <text:p>0</text:p>
          </table:table-cell>
          <table:table-cell office:value-type="float" office:value="0" table:formula="of:=[Mads.M44]-[Mads.F44]" table:style-name="ce9">
            <text:p>0.00</text:p>
          </table:table-cell>
          <table:table-cell office:value-type="float" office:value="1" table:formula="of:=[Mads.N44]-[Mads.G44]" table:style-name="ce2">
            <text:p>1</text:p>
          </table:table-cell>
          <table:table-cell table:style-name="ce2"/>
          <table:table-cell office:value-type="float" office:value="0" table:formula="of:=[Mads.P44]-[Mads.I44]-IF([Mads.Q44]-[Mads.J44]&lt;0;1;0)" table:style-name="ce2">
            <text:p>0</text:p>
          </table:table-cell>
          <table:table-cell office:value-type="float" office:value="40" table:formula="of:=IF([Mads.Q44]-[Mads.J44]&lt;0;[Mads.Q44]-[Mads.J44]+60;[Mads.Q44]-[Mads.J44])-IF([Mads.R44]-[Mads.K44]&lt;0;1;0)" table:style-name="ce2">
            <text:p>40</text:p>
          </table:table-cell>
          <table:table-cell office:value-type="float" office:value="35" table:formula="of:=IF([Mads.R44]-[Mads.K44]&lt;0;[Mads.R44]-[Mads.K44]+60;[Mads.R44]-[Mads.K44])" table:style-name="ce2">
            <text:p>35</text:p>
          </table:table-cell>
          <table:table-cell office:value-type="float" office:value="23288" table:formula="of:=[Mads.S44]-[Mads.L44]" table:style-name="ce2">
            <text:p>23288</text:p>
          </table:table-cell>
          <table:table-cell office:value-type="float" office:value="573.8316221765914" table:formula="of:=[Mads.T44]-[Mads.M44]" table:style-name="ce9">
            <text:p>573.83</text:p>
          </table:table-cell>
          <table:table-cell office:value-type="float" office:value="10" table:formula="of:=[Mads.U44]-[Mads.N44]" table:style-name="ce2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Zen Cactus</text:p>
          </table:table-cell>
          <table:table-cell office:value-type="float" office:value="0" table:formula="of:=[Mads.I45]-[Mads.B45]-IF([Mads.J45]-[Mads.C45]&lt;0;1;0)" table:style-name="ce2">
            <text:p>0</text:p>
          </table:table-cell>
          <table:table-cell office:value-type="float" office:value="18" table:formula="of:=IF([Mads.J45]-[Mads.C45]&lt;0;[Mads.J45]-[Mads.C45]+60;[Mads.J45]-[Mads.C45])-IF([Mads.K45]-[Mads.D45]&lt;0;1;0)" table:style-name="ce2">
            <text:p>18</text:p>
          </table:table-cell>
          <table:table-cell office:value-type="float" office:value="43" table:formula="of:=IF([Mads.K45]-[Mads.D45]&lt;0;[Mads.K45]-[Mads.D45]+60;[Mads.K45]-[Mads.D45])" table:style-name="ce2">
            <text:p>43</text:p>
          </table:table-cell>
          <table:table-cell office:value-type="float" office:value="9170" table:formula="of:=[Mads.L45]-[Mads.E45]" table:style-name="ce2">
            <text:p>9170</text:p>
          </table:table-cell>
          <table:table-cell office:value-type="float" office:value="187.72370239755134" table:formula="of:=[Mads.M45]-[Mads.F45]" table:style-name="ce9">
            <text:p>187.72</text:p>
          </table:table-cell>
          <table:table-cell office:value-type="float" office:value="4" table:formula="of:=[Mads.N45]-[Mads.G45]" table:style-name="ce2">
            <text:p>4</text:p>
          </table:table-cell>
          <table:table-cell table:style-name="ce2"/>
          <table:table-cell office:value-type="float" office:value="0" table:formula="of:=[Mads.P45]-[Mads.I45]-IF([Mads.Q45]-[Mads.J45]&lt;0;1;0)" table:style-name="ce2">
            <text:p>0</text:p>
          </table:table-cell>
          <table:table-cell office:value-type="float" office:value="30" table:formula="of:=IF([Mads.Q45]-[Mads.J45]&lt;0;[Mads.Q45]-[Mads.J45]+60;[Mads.Q45]-[Mads.J45])-IF([Mads.R45]-[Mads.K45]&lt;0;1;0)" table:style-name="ce2">
            <text:p>30</text:p>
          </table:table-cell>
          <table:table-cell office:value-type="float" office:value="34" table:formula="of:=IF([Mads.R45]-[Mads.K45]&lt;0;[Mads.R45]-[Mads.K45]+60;[Mads.R45]-[Mads.K45])" table:style-name="ce2">
            <text:p>34</text:p>
          </table:table-cell>
          <table:table-cell office:value-type="float" office:value="12858" table:formula="of:=[Mads.S45]-[Mads.L45]" table:style-name="ce2">
            <text:p>12858</text:p>
          </table:table-cell>
          <table:table-cell office:value-type="float" office:value="75.084321103834299" table:formula="of:=[Mads.T45]-[Mads.M45]" table:style-name="ce9">
            <text:p>75.08</text:p>
          </table:table-cell>
          <table:table-cell office:value-type="float" office:value="5" table:formula="of:=[Mads.U45]-[Mads.N45]" table:style-name="ce2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etrified Cactus</text:p>
          </table:table-cell>
          <table:table-cell office:value-type="float" office:value="0" table:formula="of:=[Mads.I46]-[Mads.B46]-IF([Mads.J46]-[Mads.C46]&lt;0;1;0)" table:style-name="ce2">
            <text:p>0</text:p>
          </table:table-cell>
          <table:table-cell office:value-type="float" office:value="0" table:formula="of:=IF([Mads.J46]-[Mads.C46]&lt;0;[Mads.J46]-[Mads.C46]+60;[Mads.J46]-[Mads.C46])-IF([Mads.K46]-[Mads.D46]&lt;0;1;0)" table:style-name="ce2">
            <text:p>0</text:p>
          </table:table-cell>
          <table:table-cell office:value-type="float" office:value="0" table:formula="of:=IF([Mads.K46]-[Mads.D46]&lt;0;[Mads.K46]-[Mads.D46]+60;[Mads.K46]-[Mads.D46])" table:style-name="ce2">
            <text:p>0</text:p>
          </table:table-cell>
          <table:table-cell office:value-type="float" office:value="0" table:formula="of:=[Mads.L46]-[Mads.E46]" table:style-name="ce2">
            <text:p>0</text:p>
          </table:table-cell>
          <table:table-cell office:value-type="float" office:value="0" table:formula="of:=[Mads.M46]-[Mads.F46]" table:style-name="ce9">
            <text:p>0.00</text:p>
          </table:table-cell>
          <table:table-cell office:value-type="float" office:value="0" table:formula="of:=[Mads.N46]-[Mads.G46]" table:style-name="ce2">
            <text:p>0</text:p>
          </table:table-cell>
          <table:table-cell table:style-name="ce2"/>
          <table:table-cell office:value-type="float" office:value="0" table:formula="of:=[Mads.P46]-[Mads.I46]-IF([Mads.Q46]-[Mads.J46]&lt;0;1;0)" table:style-name="ce2">
            <text:p>0</text:p>
          </table:table-cell>
          <table:table-cell office:value-type="float" office:value="0" table:formula="of:=IF([Mads.Q46]-[Mads.J46]&lt;0;[Mads.Q46]-[Mads.J46]+60;[Mads.Q46]-[Mads.J46])-IF([Mads.R46]-[Mads.K46]&lt;0;1;0)" table:style-name="ce2">
            <text:p>0</text:p>
          </table:table-cell>
          <table:table-cell office:value-type="float" office:value="0" table:formula="of:=IF([Mads.R46]-[Mads.K46]&lt;0;[Mads.R46]-[Mads.K46]+60;[Mads.R46]-[Mads.K46])" table:style-name="ce2">
            <text:p>0</text:p>
          </table:table-cell>
          <table:table-cell office:value-type="float" office:value="0" table:formula="of:=[Mads.S46]-[Mads.L46]" table:style-name="ce2">
            <text:p>0</text:p>
          </table:table-cell>
          <table:table-cell office:value-type="float" office:value="0" table:formula="of:=[Mads.T46]-[Mads.M46]" table:style-name="ce9">
            <text:p>0.00</text:p>
          </table:table-cell>
          <table:table-cell office:value-type="float" office:value="0" table:formula="of:=[Mads.U46]-[Mads.N46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itron</text:p>
          </table:table-cell>
          <table:table-cell office:value-type="float" office:value="0" table:formula="of:=[Mads.I48]-[Mads.B48]-IF([Mads.J48]-[Mads.C48]&lt;0;1;0)" table:style-name="ce2">
            <text:p>0</text:p>
          </table:table-cell>
          <table:table-cell office:value-type="float" office:value="55" table:formula="of:=IF([Mads.J48]-[Mads.C48]&lt;0;[Mads.J48]-[Mads.C48]+60;[Mads.J48]-[Mads.C48])-IF([Mads.K48]-[Mads.D48]&lt;0;1;0)" table:style-name="ce2">
            <text:p>55</text:p>
          </table:table-cell>
          <table:table-cell office:value-type="float" office:value="28" table:formula="of:=IF([Mads.K48]-[Mads.D48]&lt;0;[Mads.K48]-[Mads.D48]+60;[Mads.K48]-[Mads.D48])" table:style-name="ce2">
            <text:p>28</text:p>
          </table:table-cell>
          <table:table-cell office:value-type="float" office:value="20904" table:formula="of:=[Mads.L48]-[Mads.E48]" table:style-name="ce2">
            <text:p>20904</text:p>
          </table:table-cell>
          <table:table-cell office:value-type="float" office:value="167.70065345909416" table:formula="of:=[Mads.M48]-[Mads.F48]" table:style-name="ce9">
            <text:p>167.70</text:p>
          </table:table-cell>
          <table:table-cell office:value-type="float" office:value="8" table:formula="of:=[Mads.N48]-[Mads.G48]" table:style-name="ce2">
            <text:p>8</text:p>
          </table:table-cell>
          <table:table-cell table:style-name="ce2"/>
          <table:table-cell office:value-type="float" office:value="0" table:formula="of:=[Mads.P48]-[Mads.I48]-IF([Mads.Q48]-[Mads.J48]&lt;0;1;0)" table:style-name="ce2">
            <text:p>0</text:p>
          </table:table-cell>
          <table:table-cell office:value-type="float" office:value="24" table:formula="of:=IF([Mads.Q48]-[Mads.J48]&lt;0;[Mads.Q48]-[Mads.J48]+60;[Mads.Q48]-[Mads.J48])-IF([Mads.R48]-[Mads.K48]&lt;0;1;0)" table:style-name="ce2">
            <text:p>24</text:p>
          </table:table-cell>
          <table:table-cell office:value-type="float" office:value="22" table:formula="of:=IF([Mads.R48]-[Mads.K48]&lt;0;[Mads.R48]-[Mads.K48]+60;[Mads.R48]-[Mads.K48])" table:style-name="ce2">
            <text:p>22</text:p>
          </table:table-cell>
          <table:table-cell office:value-type="float" office:value="8790" table:formula="of:=[Mads.S48]-[Mads.L48]" table:style-name="ce2">
            <text:p>8790</text:p>
          </table:table-cell>
          <table:table-cell office:value-type="float" office:value="26.381195649919675" table:formula="of:=[Mads.T48]-[Mads.M48]" table:style-name="ce9">
            <text:p>26.38</text:p>
          </table:table-cell>
          <table:table-cell office:value-type="float" office:value="5" table:formula="of:=[Mads.U48]-[Mads.N48]" table:style-name="ce2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rozen Citron</text:p>
          </table:table-cell>
          <table:table-cell office:value-type="float" office:value="0" table:formula="of:=[Mads.I49]-[Mads.B49]-IF([Mads.J49]-[Mads.C49]&lt;0;1;0)" table:style-name="ce2">
            <text:p>0</text:p>
          </table:table-cell>
          <table:table-cell office:value-type="float" office:value="0" table:formula="of:=IF([Mads.J49]-[Mads.C49]&lt;0;[Mads.J49]-[Mads.C49]+60;[Mads.J49]-[Mads.C49])-IF([Mads.K49]-[Mads.D49]&lt;0;1;0)" table:style-name="ce2">
            <text:p>0</text:p>
          </table:table-cell>
          <table:table-cell office:value-type="float" office:value="0" table:formula="of:=IF([Mads.K49]-[Mads.D49]&lt;0;[Mads.K49]-[Mads.D49]+60;[Mads.K49]-[Mads.D49])" table:style-name="ce2">
            <text:p>0</text:p>
          </table:table-cell>
          <table:table-cell office:value-type="float" office:value="0" table:formula="of:=[Mads.L49]-[Mads.E49]" table:style-name="ce2">
            <text:p>0</text:p>
          </table:table-cell>
          <table:table-cell office:value-type="float" office:value="0" table:formula="of:=[Mads.M49]-[Mads.F49]" table:style-name="ce9">
            <text:p>0.00</text:p>
          </table:table-cell>
          <table:table-cell office:value-type="float" office:value="0" table:formula="of:=[Mads.N49]-[Mads.G49]" table:style-name="ce2">
            <text:p>0</text:p>
          </table:table-cell>
          <table:table-cell table:style-name="ce2"/>
          <table:table-cell office:value-type="float" office:value="0" table:formula="of:=[Mads.P49]-[Mads.I49]-IF([Mads.Q49]-[Mads.J49]&lt;0;1;0)" table:style-name="ce2">
            <text:p>0</text:p>
          </table:table-cell>
          <table:table-cell office:value-type="float" office:value="0" table:formula="of:=IF([Mads.Q49]-[Mads.J49]&lt;0;[Mads.Q49]-[Mads.J49]+60;[Mads.Q49]-[Mads.J49])-IF([Mads.R49]-[Mads.K49]&lt;0;1;0)" table:style-name="ce2">
            <text:p>0</text:p>
          </table:table-cell>
          <table:table-cell office:value-type="float" office:value="0" table:formula="of:=IF([Mads.R49]-[Mads.K49]&lt;0;[Mads.R49]-[Mads.K49]+60;[Mads.R49]-[Mads.K49])" table:style-name="ce2">
            <text:p>0</text:p>
          </table:table-cell>
          <table:table-cell office:value-type="float" office:value="0" table:formula="of:=[Mads.S49]-[Mads.L49]" table:style-name="ce2">
            <text:p>0</text:p>
          </table:table-cell>
          <table:table-cell office:value-type="float" office:value="0" table:formula="of:=[Mads.T49]-[Mads.M49]" table:style-name="ce9">
            <text:p>0.00</text:p>
          </table:table-cell>
          <table:table-cell office:value-type="float" office:value="0" table:formula="of:=[Mads.U49]-[Mads.N4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Electro Citron</text:p>
          </table:table-cell>
          <table:table-cell office:value-type="float" office:value="0" table:formula="of:=[Mads.I50]-[Mads.B50]-IF([Mads.J50]-[Mads.C50]&lt;0;1;0)" table:style-name="ce2">
            <text:p>0</text:p>
          </table:table-cell>
          <table:table-cell office:value-type="float" office:value="0" table:formula="of:=IF([Mads.J50]-[Mads.C50]&lt;0;[Mads.J50]-[Mads.C50]+60;[Mads.J50]-[Mads.C50])-IF([Mads.K50]-[Mads.D50]&lt;0;1;0)" table:style-name="ce2">
            <text:p>0</text:p>
          </table:table-cell>
          <table:table-cell office:value-type="float" office:value="0" table:formula="of:=IF([Mads.K50]-[Mads.D50]&lt;0;[Mads.K50]-[Mads.D50]+60;[Mads.K50]-[Mads.D50])" table:style-name="ce2">
            <text:p>0</text:p>
          </table:table-cell>
          <table:table-cell office:value-type="float" office:value="-60" table:formula="of:=[Mads.L50]-[Mads.E50]" table:style-name="ce2">
            <text:p>-60</text:p>
          </table:table-cell>
          <table:table-cell office:value-type="float" office:value="-0.81892629663326488" table:formula="of:=[Mads.M50]-[Mads.F50]" table:style-name="ce9">
            <text:p>-0.82</text:p>
          </table:table-cell>
          <table:table-cell office:value-type="float" office:value="0" table:formula="of:=[Mads.N50]-[Mads.G50]" table:style-name="ce2">
            <text:p>0</text:p>
          </table:table-cell>
          <table:table-cell table:style-name="ce2"/>
          <table:table-cell office:value-type="float" office:value="0" table:formula="of:=[Mads.P50]-[Mads.I50]-IF([Mads.Q50]-[Mads.J50]&lt;0;1;0)" table:style-name="ce2">
            <text:p>0</text:p>
          </table:table-cell>
          <table:table-cell office:value-type="float" office:value="0" table:formula="of:=IF([Mads.Q50]-[Mads.J50]&lt;0;[Mads.Q50]-[Mads.J50]+60;[Mads.Q50]-[Mads.J50])-IF([Mads.R50]-[Mads.K50]&lt;0;1;0)" table:style-name="ce2">
            <text:p>0</text:p>
          </table:table-cell>
          <table:table-cell office:value-type="float" office:value="0" table:formula="of:=IF([Mads.R50]-[Mads.K50]&lt;0;[Mads.R50]-[Mads.K50]+60;[Mads.R50]-[Mads.K50])" table:style-name="ce2">
            <text:p>0</text:p>
          </table:table-cell>
          <table:table-cell office:value-type="float" office:value="60" table:formula="of:=[Mads.S50]-[Mads.L50]" table:style-name="ce2">
            <text:p>60</text:p>
          </table:table-cell>
          <table:table-cell office:value-type="float" office:value="0.81892629663326488" table:formula="of:=[Mads.T50]-[Mads.M50]" table:style-name="ce9">
            <text:p>0.82</text:p>
          </table:table-cell>
          <table:table-cell office:value-type="float" office:value="0" table:formula="of:=[Mads.U50]-[Mads.N5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oxic Citron</text:p>
          </table:table-cell>
          <table:table-cell office:value-type="float" office:value="0" table:formula="of:=[Mads.I51]-[Mads.B51]-IF([Mads.J51]-[Mads.C51]&lt;0;1;0)" table:style-name="ce2">
            <text:p>0</text:p>
          </table:table-cell>
          <table:table-cell office:value-type="float" office:value="0" table:formula="of:=IF([Mads.J51]-[Mads.C51]&lt;0;[Mads.J51]-[Mads.C51]+60;[Mads.J51]-[Mads.C51])-IF([Mads.K51]-[Mads.D51]&lt;0;1;0)" table:style-name="ce2">
            <text:p>0</text:p>
          </table:table-cell>
          <table:table-cell office:value-type="float" office:value="0" table:formula="of:=IF([Mads.K51]-[Mads.D51]&lt;0;[Mads.K51]-[Mads.D51]+60;[Mads.K51]-[Mads.D51])" table:style-name="ce2">
            <text:p>0</text:p>
          </table:table-cell>
          <table:table-cell office:value-type="float" office:value="0" table:formula="of:=[Mads.L51]-[Mads.E51]" table:style-name="ce2">
            <text:p>0</text:p>
          </table:table-cell>
          <table:table-cell office:value-type="float" office:value="0" table:formula="of:=[Mads.M51]-[Mads.F51]" table:style-name="ce9">
            <text:p>0.00</text:p>
          </table:table-cell>
          <table:table-cell office:value-type="float" office:value="0" table:formula="of:=[Mads.N51]-[Mads.G51]" table:style-name="ce2">
            <text:p>0</text:p>
          </table:table-cell>
          <table:table-cell table:style-name="ce2"/>
          <table:table-cell office:value-type="float" office:value="0" table:formula="of:=[Mads.P51]-[Mads.I51]-IF([Mads.Q51]-[Mads.J51]&lt;0;1;0)" table:style-name="ce2">
            <text:p>0</text:p>
          </table:table-cell>
          <table:table-cell office:value-type="float" office:value="0" table:formula="of:=IF([Mads.Q51]-[Mads.J51]&lt;0;[Mads.Q51]-[Mads.J51]+60;[Mads.Q51]-[Mads.J51])-IF([Mads.R51]-[Mads.K51]&lt;0;1;0)" table:style-name="ce2">
            <text:p>0</text:p>
          </table:table-cell>
          <table:table-cell office:value-type="float" office:value="0" table:formula="of:=IF([Mads.R51]-[Mads.K51]&lt;0;[Mads.R51]-[Mads.K51]+60;[Mads.R51]-[Mads.K51])" table:style-name="ce2">
            <text:p>0</text:p>
          </table:table-cell>
          <table:table-cell office:value-type="float" office:value="0" table:formula="of:=[Mads.S51]-[Mads.L51]" table:style-name="ce2">
            <text:p>0</text:p>
          </table:table-cell>
          <table:table-cell office:value-type="float" office:value="0" table:formula="of:=[Mads.T51]-[Mads.M51]" table:style-name="ce9">
            <text:p>0.00</text:p>
          </table:table-cell>
          <table:table-cell office:value-type="float" office:value="0" table:formula="of:=[Mads.U51]-[Mads.N5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ty Citron</text:p>
          </table:table-cell>
          <table:table-cell office:value-type="float" office:value="0" table:formula="of:=[Mads.I52]-[Mads.B52]-IF([Mads.J52]-[Mads.C52]&lt;0;1;0)" table:style-name="ce2">
            <text:p>0</text:p>
          </table:table-cell>
          <table:table-cell office:value-type="float" office:value="0" table:formula="of:=IF([Mads.J52]-[Mads.C52]&lt;0;[Mads.J52]-[Mads.C52]+60;[Mads.J52]-[Mads.C52])-IF([Mads.K52]-[Mads.D52]&lt;0;1;0)" table:style-name="ce2">
            <text:p>0</text:p>
          </table:table-cell>
          <table:table-cell office:value-type="float" office:value="0" table:formula="of:=IF([Mads.K52]-[Mads.D52]&lt;0;[Mads.K52]-[Mads.D52]+60;[Mads.K52]-[Mads.D52])" table:style-name="ce2">
            <text:p>0</text:p>
          </table:table-cell>
          <table:table-cell office:value-type="float" office:value="0" table:formula="of:=[Mads.L52]-[Mads.E52]" table:style-name="ce2">
            <text:p>0</text:p>
          </table:table-cell>
          <table:table-cell office:value-type="float" office:value="0" table:formula="of:=[Mads.M52]-[Mads.F52]" table:style-name="ce9">
            <text:p>0.00</text:p>
          </table:table-cell>
          <table:table-cell office:value-type="float" office:value="0" table:formula="of:=[Mads.N52]-[Mads.G52]" table:style-name="ce2">
            <text:p>0</text:p>
          </table:table-cell>
          <table:table-cell table:style-name="ce2"/>
          <table:table-cell office:value-type="float" office:value="0" table:formula="of:=[Mads.P52]-[Mads.I52]-IF([Mads.Q52]-[Mads.J52]&lt;0;1;0)" table:style-name="ce2">
            <text:p>0</text:p>
          </table:table-cell>
          <table:table-cell office:value-type="float" office:value="0" table:formula="of:=IF([Mads.Q52]-[Mads.J52]&lt;0;[Mads.Q52]-[Mads.J52]+60;[Mads.Q52]-[Mads.J52])-IF([Mads.R52]-[Mads.K52]&lt;0;1;0)" table:style-name="ce2">
            <text:p>0</text:p>
          </table:table-cell>
          <table:table-cell office:value-type="float" office:value="0" table:formula="of:=IF([Mads.R52]-[Mads.K52]&lt;0;[Mads.R52]-[Mads.K52]+60;[Mads.R52]-[Mads.K52])" table:style-name="ce2">
            <text:p>0</text:p>
          </table:table-cell>
          <table:table-cell office:value-type="float" office:value="0" table:formula="of:=[Mads.S52]-[Mads.L52]" table:style-name="ce2">
            <text:p>0</text:p>
          </table:table-cell>
          <table:table-cell office:value-type="float" office:value="0" table:formula="of:=[Mads.T52]-[Mads.M52]" table:style-name="ce9">
            <text:p>0.00</text:p>
          </table:table-cell>
          <table:table-cell office:value-type="float" office:value="0" table:formula="of:=[Mads.U52]-[Mads.N5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Iron Citron</text:p>
          </table:table-cell>
          <table:table-cell office:value-type="float" office:value="0" table:formula="of:=[Mads.I53]-[Mads.B53]-IF([Mads.J53]-[Mads.C53]&lt;0;1;0)" table:style-name="ce2">
            <text:p>0</text:p>
          </table:table-cell>
          <table:table-cell office:value-type="float" office:value="0" table:formula="of:=IF([Mads.J53]-[Mads.C53]&lt;0;[Mads.J53]-[Mads.C53]+60;[Mads.J53]-[Mads.C53])-IF([Mads.K53]-[Mads.D53]&lt;0;1;0)" table:style-name="ce2">
            <text:p>0</text:p>
          </table:table-cell>
          <table:table-cell office:value-type="float" office:value="0" table:formula="of:=IF([Mads.K53]-[Mads.D53]&lt;0;[Mads.K53]-[Mads.D53]+60;[Mads.K53]-[Mads.D53])" table:style-name="ce2">
            <text:p>0</text:p>
          </table:table-cell>
          <table:table-cell office:value-type="float" office:value="0" table:formula="of:=[Mads.L53]-[Mads.E53]" table:style-name="ce2">
            <text:p>0</text:p>
          </table:table-cell>
          <table:table-cell office:value-type="float" office:value="0" table:formula="of:=[Mads.M53]-[Mads.F53]" table:style-name="ce9">
            <text:p>0.00</text:p>
          </table:table-cell>
          <table:table-cell office:value-type="float" office:value="0" table:formula="of:=[Mads.N53]-[Mads.G53]" table:style-name="ce2">
            <text:p>0</text:p>
          </table:table-cell>
          <table:table-cell table:style-name="ce2"/>
          <table:table-cell office:value-type="float" office:value="0" table:formula="of:=[Mads.P53]-[Mads.I53]-IF([Mads.Q53]-[Mads.J53]&lt;0;1;0)" table:style-name="ce2">
            <text:p>0</text:p>
          </table:table-cell>
          <table:table-cell office:value-type="float" office:value="0" table:formula="of:=IF([Mads.Q53]-[Mads.J53]&lt;0;[Mads.Q53]-[Mads.J53]+60;[Mads.Q53]-[Mads.J53])-IF([Mads.R53]-[Mads.K53]&lt;0;1;0)" table:style-name="ce2">
            <text:p>0</text:p>
          </table:table-cell>
          <table:table-cell office:value-type="float" office:value="0" table:formula="of:=IF([Mads.R53]-[Mads.K53]&lt;0;[Mads.R53]-[Mads.K53]+60;[Mads.R53]-[Mads.K53])" table:style-name="ce2">
            <text:p>0</text:p>
          </table:table-cell>
          <table:table-cell office:value-type="float" office:value="0" table:formula="of:=[Mads.S53]-[Mads.L53]" table:style-name="ce2">
            <text:p>0</text:p>
          </table:table-cell>
          <table:table-cell office:value-type="float" office:value="0" table:formula="of:=[Mads.T53]-[Mads.M53]" table:style-name="ce9">
            <text:p>0.00</text:p>
          </table:table-cell>
          <table:table-cell office:value-type="float" office:value="0" table:formula="of:=[Mads.U53]-[Mads.N53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Rose</text:p>
          </table:table-cell>
          <table:table-cell office:value-type="float" office:value="0" table:formula="of:=[Mads.I55]-[Mads.B55]-IF([Mads.J55]-[Mads.C55]&lt;0;1;0)" table:style-name="ce2">
            <text:p>0</text:p>
          </table:table-cell>
          <table:table-cell office:value-type="float" office:value="0" table:formula="of:=IF([Mads.J55]-[Mads.C55]&lt;0;[Mads.J55]-[Mads.C55]+60;[Mads.J55]-[Mads.C55])-IF([Mads.K55]-[Mads.D55]&lt;0;1;0)" table:style-name="ce2">
            <text:p>0</text:p>
          </table:table-cell>
          <table:table-cell office:value-type="float" office:value="0" table:formula="of:=IF([Mads.K55]-[Mads.D55]&lt;0;[Mads.K55]-[Mads.D55]+60;[Mads.K55]-[Mads.D55])" table:style-name="ce2">
            <text:p>0</text:p>
          </table:table-cell>
          <table:table-cell office:value-type="float" office:value="0" table:formula="of:=[Mads.L55]-[Mads.E55]" table:style-name="ce2">
            <text:p>0</text:p>
          </table:table-cell>
          <table:table-cell office:value-type="float" office:value="0" table:formula="of:=[Mads.M55]-[Mads.F55]" table:style-name="ce9">
            <text:p>0.00</text:p>
          </table:table-cell>
          <table:table-cell office:value-type="float" office:value="0" table:formula="of:=[Mads.N55]-[Mads.G55]" table:style-name="ce2">
            <text:p>0</text:p>
          </table:table-cell>
          <table:table-cell table:style-name="ce2"/>
          <table:table-cell office:value-type="float" office:value="0" table:formula="of:=[Mads.P55]-[Mads.I55]-IF([Mads.Q55]-[Mads.J55]&lt;0;1;0)" table:style-name="ce2">
            <text:p>0</text:p>
          </table:table-cell>
          <table:table-cell office:value-type="float" office:value="0" table:formula="of:=IF([Mads.Q55]-[Mads.J55]&lt;0;[Mads.Q55]-[Mads.J55]+60;[Mads.Q55]-[Mads.J55])-IF([Mads.R55]-[Mads.K55]&lt;0;1;0)" table:style-name="ce2">
            <text:p>0</text:p>
          </table:table-cell>
          <table:table-cell office:value-type="float" office:value="0" table:formula="of:=IF([Mads.R55]-[Mads.K55]&lt;0;[Mads.R55]-[Mads.K55]+60;[Mads.R55]-[Mads.K55])" table:style-name="ce2">
            <text:p>0</text:p>
          </table:table-cell>
          <table:table-cell office:value-type="float" office:value="0" table:formula="of:=[Mads.S55]-[Mads.L55]" table:style-name="ce2">
            <text:p>0</text:p>
          </table:table-cell>
          <table:table-cell office:value-type="float" office:value="0" table:formula="of:=[Mads.T55]-[Mads.M55]" table:style-name="ce9">
            <text:p>0.00</text:p>
          </table:table-cell>
          <table:table-cell office:value-type="float" office:value="0" table:formula="of:=[Mads.U55]-[Mads.N5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ruid Rose</text:p>
          </table:table-cell>
          <table:table-cell office:value-type="float" office:value="0" table:formula="of:=[Mads.I56]-[Mads.B56]-IF([Mads.J56]-[Mads.C56]&lt;0;1;0)" table:style-name="ce2">
            <text:p>0</text:p>
          </table:table-cell>
          <table:table-cell office:value-type="float" office:value="0" table:formula="of:=IF([Mads.J56]-[Mads.C56]&lt;0;[Mads.J56]-[Mads.C56]+60;[Mads.J56]-[Mads.C56])-IF([Mads.K56]-[Mads.D56]&lt;0;1;0)" table:style-name="ce2">
            <text:p>0</text:p>
          </table:table-cell>
          <table:table-cell office:value-type="float" office:value="0" table:formula="of:=IF([Mads.K56]-[Mads.D56]&lt;0;[Mads.K56]-[Mads.D56]+60;[Mads.K56]-[Mads.D56])" table:style-name="ce2">
            <text:p>0</text:p>
          </table:table-cell>
          <table:table-cell office:value-type="float" office:value="0" table:formula="of:=[Mads.L56]-[Mads.E56]" table:style-name="ce2">
            <text:p>0</text:p>
          </table:table-cell>
          <table:table-cell office:value-type="float" office:value="0" table:formula="of:=[Mads.M56]-[Mads.F56]" table:style-name="ce9">
            <text:p>0.00</text:p>
          </table:table-cell>
          <table:table-cell office:value-type="float" office:value="0" table:formula="of:=[Mads.N56]-[Mads.G56]" table:style-name="ce2">
            <text:p>0</text:p>
          </table:table-cell>
          <table:table-cell table:style-name="ce2"/>
          <table:table-cell office:value-type="float" office:value="0" table:formula="of:=[Mads.P56]-[Mads.I56]-IF([Mads.Q56]-[Mads.J56]&lt;0;1;0)" table:style-name="ce2">
            <text:p>0</text:p>
          </table:table-cell>
          <table:table-cell office:value-type="float" office:value="0" table:formula="of:=IF([Mads.Q56]-[Mads.J56]&lt;0;[Mads.Q56]-[Mads.J56]+60;[Mads.Q56]-[Mads.J56])-IF([Mads.R56]-[Mads.K56]&lt;0;1;0)" table:style-name="ce2">
            <text:p>0</text:p>
          </table:table-cell>
          <table:table-cell office:value-type="float" office:value="0" table:formula="of:=IF([Mads.R56]-[Mads.K56]&lt;0;[Mads.R56]-[Mads.K56]+60;[Mads.R56]-[Mads.K56])" table:style-name="ce2">
            <text:p>0</text:p>
          </table:table-cell>
          <table:table-cell office:value-type="float" office:value="0" table:formula="of:=[Mads.S56]-[Mads.L56]" table:style-name="ce2">
            <text:p>0</text:p>
          </table:table-cell>
          <table:table-cell office:value-type="float" office:value="0" table:formula="of:=[Mads.T56]-[Mads.M56]" table:style-name="ce9">
            <text:p>0.00</text:p>
          </table:table-cell>
          <table:table-cell office:value-type="float" office:value="0" table:formula="of:=[Mads.U56]-[Mads.N5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ire Rose</text:p>
          </table:table-cell>
          <table:table-cell office:value-type="float" office:value="0" table:formula="of:=[Mads.I57]-[Mads.B57]-IF([Mads.J57]-[Mads.C57]&lt;0;1;0)" table:style-name="ce2">
            <text:p>0</text:p>
          </table:table-cell>
          <table:table-cell office:value-type="float" office:value="0" table:formula="of:=IF([Mads.J57]-[Mads.C57]&lt;0;[Mads.J57]-[Mads.C57]+60;[Mads.J57]-[Mads.C57])-IF([Mads.K57]-[Mads.D57]&lt;0;1;0)" table:style-name="ce2">
            <text:p>0</text:p>
          </table:table-cell>
          <table:table-cell office:value-type="float" office:value="0" table:formula="of:=IF([Mads.K57]-[Mads.D57]&lt;0;[Mads.K57]-[Mads.D57]+60;[Mads.K57]-[Mads.D57])" table:style-name="ce2">
            <text:p>0</text:p>
          </table:table-cell>
          <table:table-cell office:value-type="float" office:value="0" table:formula="of:=[Mads.L57]-[Mads.E57]" table:style-name="ce2">
            <text:p>0</text:p>
          </table:table-cell>
          <table:table-cell office:value-type="float" office:value="0" table:formula="of:=[Mads.M57]-[Mads.F57]" table:style-name="ce9">
            <text:p>0.00</text:p>
          </table:table-cell>
          <table:table-cell office:value-type="float" office:value="0" table:formula="of:=[Mads.N57]-[Mads.G57]" table:style-name="ce2">
            <text:p>0</text:p>
          </table:table-cell>
          <table:table-cell table:style-name="ce2"/>
          <table:table-cell office:value-type="float" office:value="0" table:formula="of:=[Mads.P57]-[Mads.I57]-IF([Mads.Q57]-[Mads.J57]&lt;0;1;0)" table:style-name="ce2">
            <text:p>0</text:p>
          </table:table-cell>
          <table:table-cell office:value-type="float" office:value="0" table:formula="of:=IF([Mads.Q57]-[Mads.J57]&lt;0;[Mads.Q57]-[Mads.J57]+60;[Mads.Q57]-[Mads.J57])-IF([Mads.R57]-[Mads.K57]&lt;0;1;0)" table:style-name="ce2">
            <text:p>0</text:p>
          </table:table-cell>
          <table:table-cell office:value-type="float" office:value="0" table:formula="of:=IF([Mads.R57]-[Mads.K57]&lt;0;[Mads.R57]-[Mads.K57]+60;[Mads.R57]-[Mads.K57])" table:style-name="ce2">
            <text:p>0</text:p>
          </table:table-cell>
          <table:table-cell office:value-type="float" office:value="0" table:formula="of:=[Mads.S57]-[Mads.L57]" table:style-name="ce2">
            <text:p>0</text:p>
          </table:table-cell>
          <table:table-cell office:value-type="float" office:value="0" table:formula="of:=[Mads.T57]-[Mads.M57]" table:style-name="ce9">
            <text:p>0.00</text:p>
          </table:table-cell>
          <table:table-cell office:value-type="float" office:value="0" table:formula="of:=[Mads.U57]-[Mads.N5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rost Rose</text:p>
          </table:table-cell>
          <table:table-cell office:value-type="float" office:value="0" table:formula="of:=[Mads.I58]-[Mads.B58]-IF([Mads.J58]-[Mads.C58]&lt;0;1;0)" table:style-name="ce2">
            <text:p>0</text:p>
          </table:table-cell>
          <table:table-cell office:value-type="float" office:value="0" table:formula="of:=IF([Mads.J58]-[Mads.C58]&lt;0;[Mads.J58]-[Mads.C58]+60;[Mads.J58]-[Mads.C58])-IF([Mads.K58]-[Mads.D58]&lt;0;1;0)" table:style-name="ce2">
            <text:p>0</text:p>
          </table:table-cell>
          <table:table-cell office:value-type="float" office:value="0" table:formula="of:=IF([Mads.K58]-[Mads.D58]&lt;0;[Mads.K58]-[Mads.D58]+60;[Mads.K58]-[Mads.D58])" table:style-name="ce2">
            <text:p>0</text:p>
          </table:table-cell>
          <table:table-cell office:value-type="float" office:value="0" table:formula="of:=[Mads.L58]-[Mads.E58]" table:style-name="ce2">
            <text:p>0</text:p>
          </table:table-cell>
          <table:table-cell office:value-type="float" office:value="0" table:formula="of:=[Mads.M58]-[Mads.F58]" table:style-name="ce9">
            <text:p>0.00</text:p>
          </table:table-cell>
          <table:table-cell office:value-type="float" office:value="1" table:formula="of:=[Mads.N58]-[Mads.G58]" table:style-name="ce2">
            <text:p>1</text:p>
          </table:table-cell>
          <table:table-cell table:style-name="ce2"/>
          <table:table-cell office:value-type="float" office:value="0" table:formula="of:=[Mads.P58]-[Mads.I58]-IF([Mads.Q58]-[Mads.J58]&lt;0;1;0)" table:style-name="ce2">
            <text:p>0</text:p>
          </table:table-cell>
          <table:table-cell office:value-type="float" office:value="29" table:formula="of:=IF([Mads.Q58]-[Mads.J58]&lt;0;[Mads.Q58]-[Mads.J58]+60;[Mads.Q58]-[Mads.J58])-IF([Mads.R58]-[Mads.K58]&lt;0;1;0)" table:style-name="ce2">
            <text:p>29</text:p>
          </table:table-cell>
          <table:table-cell office:value-type="float" office:value="23" table:formula="of:=IF([Mads.R58]-[Mads.K58]&lt;0;[Mads.R58]-[Mads.K58]+60;[Mads.R58]-[Mads.K58])" table:style-name="ce2">
            <text:p>23</text:p>
          </table:table-cell>
          <table:table-cell office:value-type="float" office:value="11111" table:formula="of:=[Mads.S58]-[Mads.L58]" table:style-name="ce2">
            <text:p>11111</text:p>
          </table:table-cell>
          <table:table-cell office:value-type="float" office:value="378.13953488372096" table:formula="of:=[Mads.T58]-[Mads.M58]" table:style-name="ce9">
            <text:p>378.14</text:p>
          </table:table-cell>
          <table:table-cell office:value-type="float" office:value="5" table:formula="of:=[Mads.U58]-[Mads.N58]" table:style-name="ce2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ty Rose</text:p>
          </table:table-cell>
          <table:table-cell office:value-type="float" office:value="0" table:formula="of:=[Mads.I59]-[Mads.B59]-IF([Mads.J59]-[Mads.C59]&lt;0;1;0)" table:style-name="ce2">
            <text:p>0</text:p>
          </table:table-cell>
          <table:table-cell office:value-type="float" office:value="38" table:formula="of:=IF([Mads.J59]-[Mads.C59]&lt;0;[Mads.J59]-[Mads.C59]+60;[Mads.J59]-[Mads.C59])-IF([Mads.K59]-[Mads.D59]&lt;0;1;0)" table:style-name="ce2">
            <text:p>38</text:p>
          </table:table-cell>
          <table:table-cell office:value-type="float" office:value="40" table:formula="of:=IF([Mads.K59]-[Mads.D59]&lt;0;[Mads.K59]-[Mads.D59]+60;[Mads.K59]-[Mads.D59])" table:style-name="ce2">
            <text:p>40</text:p>
          </table:table-cell>
          <table:table-cell office:value-type="float" office:value="12734" table:formula="of:=[Mads.L59]-[Mads.E59]" table:style-name="ce2">
            <text:p>12734</text:p>
          </table:table-cell>
          <table:table-cell office:value-type="float" office:value="54.977514551470421" table:formula="of:=[Mads.M59]-[Mads.F59]" table:style-name="ce9">
            <text:p>54.98</text:p>
          </table:table-cell>
          <table:table-cell office:value-type="float" office:value="4" table:formula="of:=[Mads.N59]-[Mads.G59]" table:style-name="ce2">
            <text:p>4</text:p>
          </table:table-cell>
          <table:table-cell table:style-name="ce2"/>
          <table:table-cell office:value-type="float" office:value="0" table:formula="of:=[Mads.P59]-[Mads.I59]-IF([Mads.Q59]-[Mads.J59]&lt;0;1;0)" table:style-name="ce2">
            <text:p>0</text:p>
          </table:table-cell>
          <table:table-cell office:value-type="float" office:value="19" table:formula="of:=IF([Mads.Q59]-[Mads.J59]&lt;0;[Mads.Q59]-[Mads.J59]+60;[Mads.Q59]-[Mads.J59])-IF([Mads.R59]-[Mads.K59]&lt;0;1;0)" table:style-name="ce2">
            <text:p>19</text:p>
          </table:table-cell>
          <table:table-cell office:value-type="float" office:value="54" table:formula="of:=IF([Mads.R59]-[Mads.K59]&lt;0;[Mads.R59]-[Mads.K59]+60;[Mads.R59]-[Mads.K59])" table:style-name="ce2">
            <text:p>54</text:p>
          </table:table-cell>
          <table:table-cell office:value-type="float" office:value="5873" table:formula="of:=[Mads.S59]-[Mads.L59]" table:style-name="ce2">
            <text:p>5873</text:p>
          </table:table-cell>
          <table:table-cell office:value-type="float" office:value="-1.8763009893667117" table:formula="of:=[Mads.T59]-[Mads.M59]" table:style-name="ce9">
            <text:p>-1.88</text:p>
          </table:table-cell>
          <table:table-cell office:value-type="float" office:value="3" table:formula="of:=[Mads.U59]-[Mads.N59]" table:style-name="ce2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ec'Rose</text:p>
          </table:table-cell>
          <table:table-cell office:value-type="float" office:value="0" table:formula="of:=[Mads.I60]-[Mads.B60]-IF([Mads.J60]-[Mads.C60]&lt;0;1;0)" table:style-name="ce2">
            <text:p>0</text:p>
          </table:table-cell>
          <table:table-cell office:value-type="float" office:value="0" table:formula="of:=IF([Mads.J60]-[Mads.C60]&lt;0;[Mads.J60]-[Mads.C60]+60;[Mads.J60]-[Mads.C60])-IF([Mads.K60]-[Mads.D60]&lt;0;1;0)" table:style-name="ce2">
            <text:p>0</text:p>
          </table:table-cell>
          <table:table-cell office:value-type="float" office:value="0" table:formula="of:=IF([Mads.K60]-[Mads.D60]&lt;0;[Mads.K60]-[Mads.D60]+60;[Mads.K60]-[Mads.D60])" table:style-name="ce2">
            <text:p>0</text:p>
          </table:table-cell>
          <table:table-cell office:value-type="float" office:value="0" table:formula="of:=[Mads.L60]-[Mads.E60]" table:style-name="ce2">
            <text:p>0</text:p>
          </table:table-cell>
          <table:table-cell office:value-type="float" office:value="0" table:formula="of:=[Mads.M60]-[Mads.F60]" table:style-name="ce9">
            <text:p>0.00</text:p>
          </table:table-cell>
          <table:table-cell office:value-type="float" office:value="0" table:formula="of:=[Mads.N60]-[Mads.G60]" table:style-name="ce2">
            <text:p>0</text:p>
          </table:table-cell>
          <table:table-cell table:style-name="ce2"/>
          <table:table-cell office:value-type="float" office:value="0" table:formula="of:=[Mads.P60]-[Mads.I60]-IF([Mads.Q60]-[Mads.J60]&lt;0;1;0)" table:style-name="ce2">
            <text:p>0</text:p>
          </table:table-cell>
          <table:table-cell office:value-type="float" office:value="0" table:formula="of:=IF([Mads.Q60]-[Mads.J60]&lt;0;[Mads.Q60]-[Mads.J60]+60;[Mads.Q60]-[Mads.J60])-IF([Mads.R60]-[Mads.K60]&lt;0;1;0)" table:style-name="ce2">
            <text:p>0</text:p>
          </table:table-cell>
          <table:table-cell office:value-type="float" office:value="0" table:formula="of:=IF([Mads.R60]-[Mads.K60]&lt;0;[Mads.R60]-[Mads.K60]+60;[Mads.R60]-[Mads.K60])" table:style-name="ce2">
            <text:p>0</text:p>
          </table:table-cell>
          <table:table-cell office:value-type="float" office:value="0" table:formula="of:=[Mads.S60]-[Mads.L60]" table:style-name="ce2">
            <text:p>0</text:p>
          </table:table-cell>
          <table:table-cell office:value-type="float" office:value="0" table:formula="of:=[Mads.T60]-[Mads.M60]" table:style-name="ce9">
            <text:p>0.00</text:p>
          </table:table-cell>
          <table:table-cell office:value-type="float" office:value="0" table:formula="of:=[Mads.U60]-[Mads.N60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Kernel Corn</text:p>
          </table:table-cell>
          <table:table-cell office:value-type="float" office:value="0" table:formula="of:=[Mads.I62]-[Mads.B62]-IF([Mads.J62]-[Mads.C62]&lt;0;1;0)" table:style-name="ce2">
            <text:p>0</text:p>
          </table:table-cell>
          <table:table-cell office:value-type="float" office:value="1" table:formula="of:=IF([Mads.J62]-[Mads.C62]&lt;0;[Mads.J62]-[Mads.C62]+60;[Mads.J62]-[Mads.C62])-IF([Mads.K62]-[Mads.D62]&lt;0;1;0)" table:style-name="ce2">
            <text:p>1</text:p>
          </table:table-cell>
          <table:table-cell office:value-type="float" office:value="40" table:formula="of:=IF([Mads.K62]-[Mads.D62]&lt;0;[Mads.K62]-[Mads.D62]+60;[Mads.K62]-[Mads.D62])" table:style-name="ce2">
            <text:p>40</text:p>
          </table:table-cell>
          <table:table-cell office:value-type="float" office:value="14" table:formula="of:=[Mads.L62]-[Mads.E62]" table:style-name="ce2">
            <text:p>14</text:p>
          </table:table-cell>
          <table:table-cell office:value-type="float" office:value="-1.0788662161030231" table:formula="of:=[Mads.M62]-[Mads.F62]" table:style-name="ce9">
            <text:p>-1.08</text:p>
          </table:table-cell>
          <table:table-cell office:value-type="float" office:value="0" table:formula="of:=[Mads.N62]-[Mads.G62]" table:style-name="ce2">
            <text:p>0</text:p>
          </table:table-cell>
          <table:table-cell table:style-name="ce2"/>
          <table:table-cell office:value-type="float" office:value="0" table:formula="of:=[Mads.P62]-[Mads.I62]-IF([Mads.Q62]-[Mads.J62]&lt;0;1;0)" table:style-name="ce2">
            <text:p>0</text:p>
          </table:table-cell>
          <table:table-cell office:value-type="float" office:value="0" table:formula="of:=IF([Mads.Q62]-[Mads.J62]&lt;0;[Mads.Q62]-[Mads.J62]+60;[Mads.Q62]-[Mads.J62])-IF([Mads.R62]-[Mads.K62]&lt;0;1;0)" table:style-name="ce2">
            <text:p>0</text:p>
          </table:table-cell>
          <table:table-cell office:value-type="float" office:value="0" table:formula="of:=IF([Mads.R62]-[Mads.K62]&lt;0;[Mads.R62]-[Mads.K62]+60;[Mads.R62]-[Mads.K62])" table:style-name="ce2">
            <text:p>0</text:p>
          </table:table-cell>
          <table:table-cell office:value-type="float" office:value="0" table:formula="of:=[Mads.S62]-[Mads.L62]" table:style-name="ce2">
            <text:p>0</text:p>
          </table:table-cell>
          <table:table-cell office:value-type="float" office:value="0" table:formula="of:=[Mads.T62]-[Mads.M62]" table:style-name="ce9">
            <text:p>0.00</text:p>
          </table:table-cell>
          <table:table-cell office:value-type="float" office:value="0" table:formula="of:=[Mads.U62]-[Mads.N6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BQ Corn</text:p>
          </table:table-cell>
          <table:table-cell office:value-type="float" office:value="0" table:formula="of:=[Mads.I63]-[Mads.B63]-IF([Mads.J63]-[Mads.C63]&lt;0;1;0)" table:style-name="ce2">
            <text:p>0</text:p>
          </table:table-cell>
          <table:table-cell office:value-type="float" office:value="19" table:formula="of:=IF([Mads.J63]-[Mads.C63]&lt;0;[Mads.J63]-[Mads.C63]+60;[Mads.J63]-[Mads.C63])-IF([Mads.K63]-[Mads.D63]&lt;0;1;0)" table:style-name="ce2">
            <text:p>19</text:p>
          </table:table-cell>
          <table:table-cell office:value-type="float" office:value="32" table:formula="of:=IF([Mads.K63]-[Mads.D63]&lt;0;[Mads.K63]-[Mads.D63]+60;[Mads.K63]-[Mads.D63])" table:style-name="ce2">
            <text:p>32</text:p>
          </table:table-cell>
          <table:table-cell office:value-type="float" office:value="11020" table:formula="of:=[Mads.L63]-[Mads.E63]" table:style-name="ce2">
            <text:p>11020</text:p>
          </table:table-cell>
          <table:table-cell office:value-type="float" office:value="51.262582787751114" table:formula="of:=[Mads.M63]-[Mads.F63]" table:style-name="ce9">
            <text:p>51.26</text:p>
          </table:table-cell>
          <table:table-cell office:value-type="float" office:value="5" table:formula="of:=[Mads.N63]-[Mads.G63]" table:style-name="ce2">
            <text:p>5</text:p>
          </table:table-cell>
          <table:table-cell table:style-name="ce2"/>
          <table:table-cell office:value-type="float" office:value="0" table:formula="of:=[Mads.P63]-[Mads.I63]-IF([Mads.Q63]-[Mads.J63]&lt;0;1;0)" table:style-name="ce2">
            <text:p>0</text:p>
          </table:table-cell>
          <table:table-cell office:value-type="float" office:value="0" table:formula="of:=IF([Mads.Q63]-[Mads.J63]&lt;0;[Mads.Q63]-[Mads.J63]+60;[Mads.Q63]-[Mads.J63])-IF([Mads.R63]-[Mads.K63]&lt;0;1;0)" table:style-name="ce2">
            <text:p>0</text:p>
          </table:table-cell>
          <table:table-cell office:value-type="float" office:value="0" table:formula="of:=IF([Mads.R63]-[Mads.K63]&lt;0;[Mads.R63]-[Mads.K63]+60;[Mads.R63]-[Mads.K63])" table:style-name="ce2">
            <text:p>0</text:p>
          </table:table-cell>
          <table:table-cell office:value-type="float" office:value="0" table:formula="of:=[Mads.S63]-[Mads.L63]" table:style-name="ce2">
            <text:p>0</text:p>
          </table:table-cell>
          <table:table-cell office:value-type="float" office:value="0" table:formula="of:=[Mads.T63]-[Mads.M63]" table:style-name="ce9">
            <text:p>0.00</text:p>
          </table:table-cell>
          <table:table-cell office:value-type="float" office:value="0" table:formula="of:=[Mads.U63]-[Mads.N63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ob Cob</text:p>
          </table:table-cell>
          <table:table-cell office:value-type="float" office:value="0" table:formula="of:=[Mads.I64]-[Mads.B64]-IF([Mads.J64]-[Mads.C64]&lt;0;1;0)" table:style-name="ce2">
            <text:p>0</text:p>
          </table:table-cell>
          <table:table-cell office:value-type="float" office:value="0" table:formula="of:=IF([Mads.J64]-[Mads.C64]&lt;0;[Mads.J64]-[Mads.C64]+60;[Mads.J64]-[Mads.C64])-IF([Mads.K64]-[Mads.D64]&lt;0;1;0)" table:style-name="ce2">
            <text:p>0</text:p>
          </table:table-cell>
          <table:table-cell office:value-type="float" office:value="0" table:formula="of:=IF([Mads.K64]-[Mads.D64]&lt;0;[Mads.K64]-[Mads.D64]+60;[Mads.K64]-[Mads.D64])" table:style-name="ce2">
            <text:p>0</text:p>
          </table:table-cell>
          <table:table-cell office:value-type="float" office:value="0" table:formula="of:=[Mads.L64]-[Mads.E64]" table:style-name="ce2">
            <text:p>0</text:p>
          </table:table-cell>
          <table:table-cell office:value-type="float" office:value="0" table:formula="of:=[Mads.M64]-[Mads.F64]" table:style-name="ce9">
            <text:p>0.00</text:p>
          </table:table-cell>
          <table:table-cell office:value-type="float" office:value="0" table:formula="of:=[Mads.N64]-[Mads.G64]" table:style-name="ce2">
            <text:p>0</text:p>
          </table:table-cell>
          <table:table-cell table:style-name="ce2"/>
          <table:table-cell office:value-type="float" office:value="0" table:formula="of:=[Mads.P64]-[Mads.I64]-IF([Mads.Q64]-[Mads.J64]&lt;0;1;0)" table:style-name="ce2">
            <text:p>0</text:p>
          </table:table-cell>
          <table:table-cell office:value-type="float" office:value="0" table:formula="of:=IF([Mads.Q64]-[Mads.J64]&lt;0;[Mads.Q64]-[Mads.J64]+60;[Mads.Q64]-[Mads.J64])-IF([Mads.R64]-[Mads.K64]&lt;0;1;0)" table:style-name="ce2">
            <text:p>0</text:p>
          </table:table-cell>
          <table:table-cell office:value-type="float" office:value="0" table:formula="of:=IF([Mads.R64]-[Mads.K64]&lt;0;[Mads.R64]-[Mads.K64]+60;[Mads.R64]-[Mads.K64])" table:style-name="ce2">
            <text:p>0</text:p>
          </table:table-cell>
          <table:table-cell office:value-type="float" office:value="0" table:formula="of:=[Mads.S64]-[Mads.L64]" table:style-name="ce2">
            <text:p>0</text:p>
          </table:table-cell>
          <table:table-cell office:value-type="float" office:value="0" table:formula="of:=[Mads.T64]-[Mads.M64]" table:style-name="ce9">
            <text:p>0.00</text:p>
          </table:table-cell>
          <table:table-cell office:value-type="float" office:value="0" table:formula="of:=[Mads.U64]-[Mads.N6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ops Corn</text:p>
          </table:table-cell>
          <table:table-cell office:value-type="float" office:value="0" table:formula="of:=[Mads.I65]-[Mads.B65]-IF([Mads.J65]-[Mads.C65]&lt;0;1;0)" table:style-name="ce2">
            <text:p>0</text:p>
          </table:table-cell>
          <table:table-cell office:value-type="float" office:value="46" table:formula="of:=IF([Mads.J65]-[Mads.C65]&lt;0;[Mads.J65]-[Mads.C65]+60;[Mads.J65]-[Mads.C65])-IF([Mads.K65]-[Mads.D65]&lt;0;1;0)" table:style-name="ce2">
            <text:p>46</text:p>
          </table:table-cell>
          <table:table-cell office:value-type="float" office:value="38" table:formula="of:=IF([Mads.K65]-[Mads.D65]&lt;0;[Mads.K65]-[Mads.D65]+60;[Mads.K65]-[Mads.D65])" table:style-name="ce2">
            <text:p>38</text:p>
          </table:table-cell>
          <table:table-cell office:value-type="float" office:value="21395" table:formula="of:=[Mads.L65]-[Mads.E65]" table:style-name="ce2">
            <text:p>21395</text:p>
          </table:table-cell>
          <table:table-cell office:value-type="float" office:value="211.08875038679369" table:formula="of:=[Mads.M65]-[Mads.F65]" table:style-name="ce9">
            <text:p>211.09</text:p>
          </table:table-cell>
          <table:table-cell office:value-type="float" office:value="9" table:formula="of:=[Mads.N65]-[Mads.G65]" table:style-name="ce2">
            <text:p>9</text:p>
          </table:table-cell>
          <table:table-cell table:style-name="ce2"/>
          <table:table-cell office:value-type="float" office:value="0" table:formula="of:=[Mads.P65]-[Mads.I65]-IF([Mads.Q65]-[Mads.J65]&lt;0;1;0)" table:style-name="ce2">
            <text:p>0</text:p>
          </table:table-cell>
          <table:table-cell office:value-type="float" office:value="0" table:formula="of:=IF([Mads.Q65]-[Mads.J65]&lt;0;[Mads.Q65]-[Mads.J65]+60;[Mads.Q65]-[Mads.J65])-IF([Mads.R65]-[Mads.K65]&lt;0;1;0)" table:style-name="ce2">
            <text:p>0</text:p>
          </table:table-cell>
          <table:table-cell office:value-type="float" office:value="0" table:formula="of:=IF([Mads.R65]-[Mads.K65]&lt;0;[Mads.R65]-[Mads.K65]+60;[Mads.R65]-[Mads.K65])" table:style-name="ce2">
            <text:p>0</text:p>
          </table:table-cell>
          <table:table-cell office:value-type="float" office:value="0" table:formula="of:=[Mads.S65]-[Mads.L65]" table:style-name="ce2">
            <text:p>0</text:p>
          </table:table-cell>
          <table:table-cell office:value-type="float" office:value="0" table:formula="of:=[Mads.T65]-[Mads.M65]" table:style-name="ce9">
            <text:p>0.00</text:p>
          </table:table-cell>
          <table:table-cell office:value-type="float" office:value="0" table:formula="of:=[Mads.U65]-[Mads.N6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ty Corn</text:p>
          </table:table-cell>
          <table:table-cell office:value-type="float" office:value="0" table:formula="of:=[Mads.I66]-[Mads.B66]-IF([Mads.J66]-[Mads.C66]&lt;0;1;0)" table:style-name="ce2">
            <text:p>0</text:p>
          </table:table-cell>
          <table:table-cell office:value-type="float" office:value="0" table:formula="of:=IF([Mads.J66]-[Mads.C66]&lt;0;[Mads.J66]-[Mads.C66]+60;[Mads.J66]-[Mads.C66])-IF([Mads.K66]-[Mads.D66]&lt;0;1;0)" table:style-name="ce2">
            <text:p>0</text:p>
          </table:table-cell>
          <table:table-cell office:value-type="float" office:value="0" table:formula="of:=IF([Mads.K66]-[Mads.D66]&lt;0;[Mads.K66]-[Mads.D66]+60;[Mads.K66]-[Mads.D66])" table:style-name="ce2">
            <text:p>0</text:p>
          </table:table-cell>
          <table:table-cell office:value-type="float" office:value="0" table:formula="of:=[Mads.L66]-[Mads.E66]" table:style-name="ce2">
            <text:p>0</text:p>
          </table:table-cell>
          <table:table-cell office:value-type="float" office:value="0" table:formula="of:=[Mads.M66]-[Mads.F66]" table:style-name="ce9">
            <text:p>0.00</text:p>
          </table:table-cell>
          <table:table-cell office:value-type="float" office:value="0" table:formula="of:=[Mads.N66]-[Mads.G66]" table:style-name="ce2">
            <text:p>0</text:p>
          </table:table-cell>
          <table:table-cell table:style-name="ce2"/>
          <table:table-cell office:value-type="float" office:value="0" table:formula="of:=[Mads.P66]-[Mads.I66]-IF([Mads.Q66]-[Mads.J66]&lt;0;1;0)" table:style-name="ce2">
            <text:p>0</text:p>
          </table:table-cell>
          <table:table-cell office:value-type="float" office:value="0" table:formula="of:=IF([Mads.Q66]-[Mads.J66]&lt;0;[Mads.Q66]-[Mads.J66]+60;[Mads.Q66]-[Mads.J66])-IF([Mads.R66]-[Mads.K66]&lt;0;1;0)" table:style-name="ce2">
            <text:p>0</text:p>
          </table:table-cell>
          <table:table-cell office:value-type="float" office:value="0" table:formula="of:=IF([Mads.R66]-[Mads.K66]&lt;0;[Mads.R66]-[Mads.K66]+60;[Mads.R66]-[Mads.K66])" table:style-name="ce2">
            <text:p>0</text:p>
          </table:table-cell>
          <table:table-cell office:value-type="float" office:value="0" table:formula="of:=[Mads.S66]-[Mads.L66]" table:style-name="ce2">
            <text:p>0</text:p>
          </table:table-cell>
          <table:table-cell office:value-type="float" office:value="0" table:formula="of:=[Mads.T66]-[Mads.M66]" table:style-name="ce9">
            <text:p>0.00</text:p>
          </table:table-cell>
          <table:table-cell office:value-type="float" office:value="0" table:formula="of:=[Mads.U66]-[Mads.N6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mmando Corn</text:p>
          </table:table-cell>
          <table:table-cell office:value-type="float" office:value="0" table:formula="of:=[Mads.I67]-[Mads.B67]-IF([Mads.J67]-[Mads.C67]&lt;0;1;0)" table:style-name="ce2">
            <text:p>0</text:p>
          </table:table-cell>
          <table:table-cell office:value-type="float" office:value="0" table:formula="of:=IF([Mads.J67]-[Mads.C67]&lt;0;[Mads.J67]-[Mads.C67]+60;[Mads.J67]-[Mads.C67])-IF([Mads.K67]-[Mads.D67]&lt;0;1;0)" table:style-name="ce2">
            <text:p>0</text:p>
          </table:table-cell>
          <table:table-cell office:value-type="float" office:value="0" table:formula="of:=IF([Mads.K67]-[Mads.D67]&lt;0;[Mads.K67]-[Mads.D67]+60;[Mads.K67]-[Mads.D67])" table:style-name="ce2">
            <text:p>0</text:p>
          </table:table-cell>
          <table:table-cell office:value-type="float" office:value="0" table:formula="of:=[Mads.L67]-[Mads.E67]" table:style-name="ce2">
            <text:p>0</text:p>
          </table:table-cell>
          <table:table-cell office:value-type="float" office:value="0" table:formula="of:=[Mads.M67]-[Mads.F67]" table:style-name="ce9">
            <text:p>0.00</text:p>
          </table:table-cell>
          <table:table-cell office:value-type="float" office:value="0" table:formula="of:=[Mads.N67]-[Mads.G67]" table:style-name="ce2">
            <text:p>0</text:p>
          </table:table-cell>
          <table:table-cell table:style-name="ce2"/>
          <table:table-cell office:value-type="float" office:value="0" table:formula="of:=[Mads.P67]-[Mads.I67]-IF([Mads.Q67]-[Mads.J67]&lt;0;1;0)" table:style-name="ce2">
            <text:p>0</text:p>
          </table:table-cell>
          <table:table-cell office:value-type="float" office:value="0" table:formula="of:=IF([Mads.Q67]-[Mads.J67]&lt;0;[Mads.Q67]-[Mads.J67]+60;[Mads.Q67]-[Mads.J67])-IF([Mads.R67]-[Mads.K67]&lt;0;1;0)" table:style-name="ce2">
            <text:p>0</text:p>
          </table:table-cell>
          <table:table-cell office:value-type="float" office:value="0" table:formula="of:=IF([Mads.R67]-[Mads.K67]&lt;0;[Mads.R67]-[Mads.K67]+60;[Mads.R67]-[Mads.K67])" table:style-name="ce2">
            <text:p>0</text:p>
          </table:table-cell>
          <table:table-cell office:value-type="float" office:value="0" table:formula="of:=[Mads.S67]-[Mads.L67]" table:style-name="ce2">
            <text:p>0</text:p>
          </table:table-cell>
          <table:table-cell office:value-type="float" office:value="0" table:formula="of:=[Mads.T67]-[Mads.M67]" table:style-name="ce9">
            <text:p>0.00</text:p>
          </table:table-cell>
          <table:table-cell office:value-type="float" office:value="0" table:formula="of:=[Mads.U67]-[Mads.N67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Torchwood</text:p>
          </table:table-cell>
          <table:table-cell office:value-type="float" office:value="0" table:formula="of:=[Mads.I69]-[Mads.B69]-IF([Mads.J69]-[Mads.C69]&lt;0;1;0)" table:style-name="ce2">
            <text:p>0</text:p>
          </table:table-cell>
          <table:table-cell office:value-type="float" office:value="0" table:formula="of:=IF([Mads.J69]-[Mads.C69]&lt;0;[Mads.J69]-[Mads.C69]+60;[Mads.J69]-[Mads.C69])-IF([Mads.K69]-[Mads.D69]&lt;0;1;0)" table:style-name="ce2">
            <text:p>0</text:p>
          </table:table-cell>
          <table:table-cell office:value-type="float" office:value="0" table:formula="of:=IF([Mads.K69]-[Mads.D69]&lt;0;[Mads.K69]-[Mads.D69]+60;[Mads.K69]-[Mads.D69])" table:style-name="ce2">
            <text:p>0</text:p>
          </table:table-cell>
          <table:table-cell office:value-type="float" office:value="0" table:formula="of:=[Mads.L69]-[Mads.E69]" table:style-name="ce2">
            <text:p>0</text:p>
          </table:table-cell>
          <table:table-cell office:value-type="float" office:value="0" table:formula="of:=[Mads.M69]-[Mads.F69]" table:style-name="ce9">
            <text:p>0.00</text:p>
          </table:table-cell>
          <table:table-cell office:value-type="float" office:value="0" table:formula="of:=[Mads.N69]-[Mads.G69]" table:style-name="ce2">
            <text:p>0</text:p>
          </table:table-cell>
          <table:table-cell table:style-name="ce2"/>
          <table:table-cell office:value-type="float" office:value="0" table:formula="of:=[Mads.P69]-[Mads.I69]-IF([Mads.Q69]-[Mads.J69]&lt;0;1;0)" table:style-name="ce2">
            <text:p>0</text:p>
          </table:table-cell>
          <table:table-cell office:value-type="float" office:value="0" table:formula="of:=IF([Mads.Q69]-[Mads.J69]&lt;0;[Mads.Q69]-[Mads.J69]+60;[Mads.Q69]-[Mads.J69])-IF([Mads.R69]-[Mads.K69]&lt;0;1;0)" table:style-name="ce2">
            <text:p>0</text:p>
          </table:table-cell>
          <table:table-cell office:value-type="float" office:value="0" table:formula="of:=IF([Mads.R69]-[Mads.K69]&lt;0;[Mads.R69]-[Mads.K69]+60;[Mads.R69]-[Mads.K69])" table:style-name="ce2">
            <text:p>0</text:p>
          </table:table-cell>
          <table:table-cell office:value-type="float" office:value="0" table:formula="of:=[Mads.S69]-[Mads.L69]" table:style-name="ce2">
            <text:p>0</text:p>
          </table:table-cell>
          <table:table-cell office:value-type="float" office:value="0" table:formula="of:=[Mads.T69]-[Mads.M69]" table:style-name="ce9">
            <text:p>0.00</text:p>
          </table:table-cell>
          <table:table-cell office:value-type="float" office:value="0" table:formula="of:=[Mads.U69]-[Mads.N69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Foot Soldier</text:p>
          </table:table-cell>
          <table:table-cell office:value-type="float" office:value="0" table:formula="of:=[Mads.I71]-[Mads.B71]-IF([Mads.J71]-[Mads.C71]&lt;0;1;0)" table:style-name="ce2">
            <text:p>0</text:p>
          </table:table-cell>
          <table:table-cell office:value-type="float" office:value="57" table:formula="of:=IF([Mads.J71]-[Mads.C71]&lt;0;[Mads.J71]-[Mads.C71]+60;[Mads.J71]-[Mads.C71])-IF([Mads.K71]-[Mads.D71]&lt;0;1;0)" table:style-name="ce2">
            <text:p>57</text:p>
          </table:table-cell>
          <table:table-cell office:value-type="float" office:value="53" table:formula="of:=IF([Mads.K71]-[Mads.D71]&lt;0;[Mads.K71]-[Mads.D71]+60;[Mads.K71]-[Mads.D71])" table:style-name="ce2">
            <text:p>53</text:p>
          </table:table-cell>
          <table:table-cell office:value-type="float" office:value="21083" table:formula="of:=[Mads.L71]-[Mads.E71]" table:style-name="ce2">
            <text:p>21083</text:p>
          </table:table-cell>
          <table:table-cell office:value-type="float" office:value="175.48996962256274" table:formula="of:=[Mads.M71]-[Mads.F71]" table:style-name="ce9">
            <text:p>175.49</text:p>
          </table:table-cell>
          <table:table-cell office:value-type="float" office:value="8" table:formula="of:=[Mads.N71]-[Mads.G71]" table:style-name="ce2">
            <text:p>8</text:p>
          </table:table-cell>
          <table:table-cell table:style-name="ce2"/>
          <table:table-cell office:value-type="float" office:value="0" table:formula="of:=[Mads.P71]-[Mads.I71]-IF([Mads.Q71]-[Mads.J71]&lt;0;1;0)" table:style-name="ce2">
            <text:p>0</text:p>
          </table:table-cell>
          <table:table-cell office:value-type="float" office:value="0" table:formula="of:=IF([Mads.Q71]-[Mads.J71]&lt;0;[Mads.Q71]-[Mads.J71]+60;[Mads.Q71]-[Mads.J71])-IF([Mads.R71]-[Mads.K71]&lt;0;1;0)" table:style-name="ce2">
            <text:p>0</text:p>
          </table:table-cell>
          <table:table-cell office:value-type="float" office:value="0" table:formula="of:=IF([Mads.R71]-[Mads.K71]&lt;0;[Mads.R71]-[Mads.K71]+60;[Mads.R71]-[Mads.K71])" table:style-name="ce2">
            <text:p>0</text:p>
          </table:table-cell>
          <table:table-cell office:value-type="float" office:value="0" table:formula="of:=[Mads.S71]-[Mads.L71]" table:style-name="ce2">
            <text:p>0</text:p>
          </table:table-cell>
          <table:table-cell office:value-type="float" office:value="0" table:formula="of:=[Mads.T71]-[Mads.M71]" table:style-name="ce9">
            <text:p>0.00</text:p>
          </table:table-cell>
          <table:table-cell office:value-type="float" office:value="0" table:formula="of:=[Mads.U71]-[Mads.N7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uper Commando</text:p>
          </table:table-cell>
          <table:table-cell office:value-type="float" office:value="0" table:formula="of:=[Mads.I72]-[Mads.B72]-IF([Mads.J72]-[Mads.C72]&lt;0;1;0)" table:style-name="ce2">
            <text:p>0</text:p>
          </table:table-cell>
          <table:table-cell office:value-type="float" office:value="56" table:formula="of:=IF([Mads.J72]-[Mads.C72]&lt;0;[Mads.J72]-[Mads.C72]+60;[Mads.J72]-[Mads.C72])-IF([Mads.K72]-[Mads.D72]&lt;0;1;0)" table:style-name="ce2">
            <text:p>56</text:p>
          </table:table-cell>
          <table:table-cell office:value-type="float" office:value="52" table:formula="of:=IF([Mads.K72]-[Mads.D72]&lt;0;[Mads.K72]-[Mads.D72]+60;[Mads.K72]-[Mads.D72])" table:style-name="ce2">
            <text:p>52</text:p>
          </table:table-cell>
          <table:table-cell office:value-type="float" office:value="23078" table:formula="of:=[Mads.L72]-[Mads.E72]" table:style-name="ce2">
            <text:p>23078</text:p>
          </table:table-cell>
          <table:table-cell office:value-type="float" office:value="45.361183637945999" table:formula="of:=[Mads.M72]-[Mads.F72]" table:style-name="ce9">
            <text:p>45.36</text:p>
          </table:table-cell>
          <table:table-cell office:value-type="float" office:value="10" table:formula="of:=[Mads.N72]-[Mads.G72]" table:style-name="ce2">
            <text:p>10</text:p>
          </table:table-cell>
          <table:table-cell table:style-name="ce2"/>
          <table:table-cell office:value-type="float" office:value="0" table:formula="of:=[Mads.P72]-[Mads.I72]-IF([Mads.Q72]-[Mads.J72]&lt;0;1;0)" table:style-name="ce2">
            <text:p>0</text:p>
          </table:table-cell>
          <table:table-cell office:value-type="float" office:value="0" table:formula="of:=IF([Mads.Q72]-[Mads.J72]&lt;0;[Mads.Q72]-[Mads.J72]+60;[Mads.Q72]-[Mads.J72])-IF([Mads.R72]-[Mads.K72]&lt;0;1;0)" table:style-name="ce2">
            <text:p>0</text:p>
          </table:table-cell>
          <table:table-cell office:value-type="float" office:value="0" table:formula="of:=IF([Mads.R72]-[Mads.K72]&lt;0;[Mads.R72]-[Mads.K72]+60;[Mads.R72]-[Mads.K72])" table:style-name="ce2">
            <text:p>0</text:p>
          </table:table-cell>
          <table:table-cell office:value-type="float" office:value="0" table:formula="of:=[Mads.S72]-[Mads.L72]" table:style-name="ce2">
            <text:p>0</text:p>
          </table:table-cell>
          <table:table-cell office:value-type="float" office:value="0" table:formula="of:=[Mads.T72]-[Mads.M72]" table:style-name="ce9">
            <text:p>0.00</text:p>
          </table:table-cell>
          <table:table-cell office:value-type="float" office:value="0" table:formula="of:=[Mads.U72]-[Mads.N7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rctic Trooper</text:p>
          </table:table-cell>
          <table:table-cell office:value-type="float" office:value="0" table:formula="of:=[Mads.I73]-[Mads.B73]-IF([Mads.J73]-[Mads.C73]&lt;0;1;0)" table:style-name="ce2">
            <text:p>0</text:p>
          </table:table-cell>
          <table:table-cell office:value-type="float" office:value="0" table:formula="of:=IF([Mads.J73]-[Mads.C73]&lt;0;[Mads.J73]-[Mads.C73]+60;[Mads.J73]-[Mads.C73])-IF([Mads.K73]-[Mads.D73]&lt;0;1;0)" table:style-name="ce2">
            <text:p>0</text:p>
          </table:table-cell>
          <table:table-cell office:value-type="float" office:value="0" table:formula="of:=IF([Mads.K73]-[Mads.D73]&lt;0;[Mads.K73]-[Mads.D73]+60;[Mads.K73]-[Mads.D73])" table:style-name="ce2">
            <text:p>0</text:p>
          </table:table-cell>
          <table:table-cell office:value-type="float" office:value="0" table:formula="of:=[Mads.L73]-[Mads.E73]" table:style-name="ce2">
            <text:p>0</text:p>
          </table:table-cell>
          <table:table-cell office:value-type="float" office:value="0" table:formula="of:=[Mads.M73]-[Mads.F73]" table:style-name="ce9">
            <text:p>0.00</text:p>
          </table:table-cell>
          <table:table-cell office:value-type="float" office:value="0" table:formula="of:=[Mads.N73]-[Mads.G73]" table:style-name="ce2">
            <text:p>0</text:p>
          </table:table-cell>
          <table:table-cell table:style-name="ce2"/>
          <table:table-cell office:value-type="float" office:value="0" table:formula="of:=[Mads.P73]-[Mads.I73]-IF([Mads.Q73]-[Mads.J73]&lt;0;1;0)" table:style-name="ce2">
            <text:p>0</text:p>
          </table:table-cell>
          <table:table-cell office:value-type="float" office:value="0" table:formula="of:=IF([Mads.Q73]-[Mads.J73]&lt;0;[Mads.Q73]-[Mads.J73]+60;[Mads.Q73]-[Mads.J73])-IF([Mads.R73]-[Mads.K73]&lt;0;1;0)" table:style-name="ce2">
            <text:p>0</text:p>
          </table:table-cell>
          <table:table-cell office:value-type="float" office:value="0" table:formula="of:=IF([Mads.R73]-[Mads.K73]&lt;0;[Mads.R73]-[Mads.K73]+60;[Mads.R73]-[Mads.K73])" table:style-name="ce2">
            <text:p>0</text:p>
          </table:table-cell>
          <table:table-cell office:value-type="float" office:value="0" table:formula="of:=[Mads.S73]-[Mads.L73]" table:style-name="ce2">
            <text:p>0</text:p>
          </table:table-cell>
          <table:table-cell office:value-type="float" office:value="0" table:formula="of:=[Mads.T73]-[Mads.M73]" table:style-name="ce9">
            <text:p>0.00</text:p>
          </table:table-cell>
          <table:table-cell office:value-type="float" office:value="0" table:formula="of:=[Mads.U73]-[Mads.N73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ank Commander</text:p>
          </table:table-cell>
          <table:table-cell office:value-type="float" office:value="0" table:formula="of:=[Mads.I74]-[Mads.B74]-IF([Mads.J74]-[Mads.C74]&lt;0;1;0)" table:style-name="ce2">
            <text:p>0</text:p>
          </table:table-cell>
          <table:table-cell office:value-type="float" office:value="0" table:formula="of:=IF([Mads.J74]-[Mads.C74]&lt;0;[Mads.J74]-[Mads.C74]+60;[Mads.J74]-[Mads.C74])-IF([Mads.K74]-[Mads.D74]&lt;0;1;0)" table:style-name="ce2">
            <text:p>0</text:p>
          </table:table-cell>
          <table:table-cell office:value-type="float" office:value="0" table:formula="of:=IF([Mads.K74]-[Mads.D74]&lt;0;[Mads.K74]-[Mads.D74]+60;[Mads.K74]-[Mads.D74])" table:style-name="ce2">
            <text:p>0</text:p>
          </table:table-cell>
          <table:table-cell office:value-type="float" office:value="0" table:formula="of:=[Mads.L74]-[Mads.E74]" table:style-name="ce2">
            <text:p>0</text:p>
          </table:table-cell>
          <table:table-cell office:value-type="float" office:value="0" table:formula="of:=[Mads.M74]-[Mads.F74]" table:style-name="ce9">
            <text:p>0.00</text:p>
          </table:table-cell>
          <table:table-cell office:value-type="float" office:value="0" table:formula="of:=[Mads.N74]-[Mads.G74]" table:style-name="ce2">
            <text:p>0</text:p>
          </table:table-cell>
          <table:table-cell table:style-name="ce2"/>
          <table:table-cell office:value-type="float" office:value="0" table:formula="of:=[Mads.P74]-[Mads.I74]-IF([Mads.Q74]-[Mads.J74]&lt;0;1;0)" table:style-name="ce2">
            <text:p>0</text:p>
          </table:table-cell>
          <table:table-cell office:value-type="float" office:value="0" table:formula="of:=IF([Mads.Q74]-[Mads.J74]&lt;0;[Mads.Q74]-[Mads.J74]+60;[Mads.Q74]-[Mads.J74])-IF([Mads.R74]-[Mads.K74]&lt;0;1;0)" table:style-name="ce2">
            <text:p>0</text:p>
          </table:table-cell>
          <table:table-cell office:value-type="float" office:value="0" table:formula="of:=IF([Mads.R74]-[Mads.K74]&lt;0;[Mads.R74]-[Mads.K74]+60;[Mads.R74]-[Mads.K74])" table:style-name="ce2">
            <text:p>0</text:p>
          </table:table-cell>
          <table:table-cell office:value-type="float" office:value="0" table:formula="of:=[Mads.S74]-[Mads.L74]" table:style-name="ce2">
            <text:p>0</text:p>
          </table:table-cell>
          <table:table-cell office:value-type="float" office:value="0" table:formula="of:=[Mads.T74]-[Mads.M74]" table:style-name="ce9">
            <text:p>0.00</text:p>
          </table:table-cell>
          <table:table-cell office:value-type="float" office:value="0" table:formula="of:=[Mads.U74]-[Mads.N7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General Supremo</text:p>
          </table:table-cell>
          <table:table-cell office:value-type="float" office:value="0" table:formula="of:=[Mads.I75]-[Mads.B75]-IF([Mads.J75]-[Mads.C75]&lt;0;1;0)" table:style-name="ce2">
            <text:p>0</text:p>
          </table:table-cell>
          <table:table-cell office:value-type="float" office:value="0" table:formula="of:=IF([Mads.J75]-[Mads.C75]&lt;0;[Mads.J75]-[Mads.C75]+60;[Mads.J75]-[Mads.C75])-IF([Mads.K75]-[Mads.D75]&lt;0;1;0)" table:style-name="ce2">
            <text:p>0</text:p>
          </table:table-cell>
          <table:table-cell office:value-type="float" office:value="0" table:formula="of:=IF([Mads.K75]-[Mads.D75]&lt;0;[Mads.K75]-[Mads.D75]+60;[Mads.K75]-[Mads.D75])" table:style-name="ce2">
            <text:p>0</text:p>
          </table:table-cell>
          <table:table-cell office:value-type="float" office:value="0" table:formula="of:=[Mads.L75]-[Mads.E75]" table:style-name="ce2">
            <text:p>0</text:p>
          </table:table-cell>
          <table:table-cell office:value-type="float" office:value="0" table:formula="of:=[Mads.M75]-[Mads.F75]" table:style-name="ce9">
            <text:p>0.00</text:p>
          </table:table-cell>
          <table:table-cell office:value-type="float" office:value="1" table:formula="of:=[Mads.N75]-[Mads.G75]" table:style-name="ce2">
            <text:p>1</text:p>
          </table:table-cell>
          <table:table-cell table:style-name="ce2"/>
          <table:table-cell office:value-type="float" office:value="0" table:formula="of:=[Mads.P75]-[Mads.I75]-IF([Mads.Q75]-[Mads.J75]&lt;0;1;0)" table:style-name="ce2">
            <text:p>0</text:p>
          </table:table-cell>
          <table:table-cell office:value-type="float" office:value="47" table:formula="of:=IF([Mads.Q75]-[Mads.J75]&lt;0;[Mads.Q75]-[Mads.J75]+60;[Mads.Q75]-[Mads.J75])-IF([Mads.R75]-[Mads.K75]&lt;0;1;0)" table:style-name="ce2">
            <text:p>47</text:p>
          </table:table-cell>
          <table:table-cell office:value-type="float" office:value="23" table:formula="of:=IF([Mads.R75]-[Mads.K75]&lt;0;[Mads.R75]-[Mads.K75]+60;[Mads.R75]-[Mads.K75])" table:style-name="ce2">
            <text:p>23</text:p>
          </table:table-cell>
          <table:table-cell office:value-type="float" office:value="23288" table:formula="of:=[Mads.S75]-[Mads.L75]" table:style-name="ce2">
            <text:p>23288</text:p>
          </table:table-cell>
          <table:table-cell office:value-type="float" office:value="491.48083010903974" table:formula="of:=[Mads.T75]-[Mads.M75]" table:style-name="ce9">
            <text:p>491.48</text:p>
          </table:table-cell>
          <table:table-cell office:value-type="float" office:value="10" table:formula="of:=[Mads.U75]-[Mads.N75]" table:style-name="ce2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mo Ranger</text:p>
          </table:table-cell>
          <table:table-cell office:value-type="float" office:value="0" table:formula="of:=[Mads.I76]-[Mads.B76]-IF([Mads.J76]-[Mads.C76]&lt;0;1;0)" table:style-name="ce2">
            <text:p>0</text:p>
          </table:table-cell>
          <table:table-cell office:value-type="float" office:value="0" table:formula="of:=IF([Mads.J76]-[Mads.C76]&lt;0;[Mads.J76]-[Mads.C76]+60;[Mads.J76]-[Mads.C76])-IF([Mads.K76]-[Mads.D76]&lt;0;1;0)" table:style-name="ce2">
            <text:p>0</text:p>
          </table:table-cell>
          <table:table-cell office:value-type="float" office:value="0" table:formula="of:=IF([Mads.K76]-[Mads.D76]&lt;0;[Mads.K76]-[Mads.D76]+60;[Mads.K76]-[Mads.D76])" table:style-name="ce2">
            <text:p>0</text:p>
          </table:table-cell>
          <table:table-cell office:value-type="float" office:value="0" table:formula="of:=[Mads.L76]-[Mads.E76]" table:style-name="ce2">
            <text:p>0</text:p>
          </table:table-cell>
          <table:table-cell office:value-type="float" office:value="0" table:formula="of:=[Mads.M76]-[Mads.F76]" table:style-name="ce9">
            <text:p>0.00</text:p>
          </table:table-cell>
          <table:table-cell office:value-type="float" office:value="0" table:formula="of:=[Mads.N76]-[Mads.G76]" table:style-name="ce2">
            <text:p>0</text:p>
          </table:table-cell>
          <table:table-cell table:style-name="ce2"/>
          <table:table-cell office:value-type="float" office:value="0" table:formula="of:=[Mads.P76]-[Mads.I76]-IF([Mads.Q76]-[Mads.J76]&lt;0;1;0)" table:style-name="ce2">
            <text:p>0</text:p>
          </table:table-cell>
          <table:table-cell office:value-type="float" office:value="0" table:formula="of:=IF([Mads.Q76]-[Mads.J76]&lt;0;[Mads.Q76]-[Mads.J76]+60;[Mads.Q76]-[Mads.J76])-IF([Mads.R76]-[Mads.K76]&lt;0;1;0)" table:style-name="ce2">
            <text:p>0</text:p>
          </table:table-cell>
          <table:table-cell office:value-type="float" office:value="0" table:formula="of:=IF([Mads.R76]-[Mads.K76]&lt;0;[Mads.R76]-[Mads.K76]+60;[Mads.R76]-[Mads.K76])" table:style-name="ce2">
            <text:p>0</text:p>
          </table:table-cell>
          <table:table-cell office:value-type="float" office:value="0" table:formula="of:=[Mads.S76]-[Mads.L76]" table:style-name="ce2">
            <text:p>0</text:p>
          </table:table-cell>
          <table:table-cell office:value-type="float" office:value="0" table:formula="of:=[Mads.T76]-[Mads.M76]" table:style-name="ce9">
            <text:p>0.00</text:p>
          </table:table-cell>
          <table:table-cell office:value-type="float" office:value="0" table:formula="of:=[Mads.U76]-[Mads.N7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ky Tropper</text:p>
          </table:table-cell>
          <table:table-cell office:value-type="float" office:value="0" table:formula="of:=[Mads.I77]-[Mads.B77]-IF([Mads.J77]-[Mads.C77]&lt;0;1;0)" table:style-name="ce2">
            <text:p>0</text:p>
          </table:table-cell>
          <table:table-cell office:value-type="float" office:value="0" table:formula="of:=IF([Mads.J77]-[Mads.C77]&lt;0;[Mads.J77]-[Mads.C77]+60;[Mads.J77]-[Mads.C77])-IF([Mads.K77]-[Mads.D77]&lt;0;1;0)" table:style-name="ce2">
            <text:p>0</text:p>
          </table:table-cell>
          <table:table-cell office:value-type="float" office:value="0" table:formula="of:=IF([Mads.K77]-[Mads.D77]&lt;0;[Mads.K77]-[Mads.D77]+60;[Mads.K77]-[Mads.D77])" table:style-name="ce2">
            <text:p>0</text:p>
          </table:table-cell>
          <table:table-cell office:value-type="float" office:value="0" table:formula="of:=[Mads.L77]-[Mads.E77]" table:style-name="ce2">
            <text:p>0</text:p>
          </table:table-cell>
          <table:table-cell office:value-type="float" office:value="0" table:formula="of:=[Mads.M77]-[Mads.F77]" table:style-name="ce9">
            <text:p>0.00</text:p>
          </table:table-cell>
          <table:table-cell office:value-type="float" office:value="0" table:formula="of:=[Mads.N77]-[Mads.G77]" table:style-name="ce2">
            <text:p>0</text:p>
          </table:table-cell>
          <table:table-cell table:style-name="ce2"/>
          <table:table-cell office:value-type="float" office:value="0" table:formula="of:=[Mads.P77]-[Mads.I77]-IF([Mads.Q77]-[Mads.J77]&lt;0;1;0)" table:style-name="ce2">
            <text:p>0</text:p>
          </table:table-cell>
          <table:table-cell office:value-type="float" office:value="0" table:formula="of:=IF([Mads.Q77]-[Mads.J77]&lt;0;[Mads.Q77]-[Mads.J77]+60;[Mads.Q77]-[Mads.J77])-IF([Mads.R77]-[Mads.K77]&lt;0;1;0)" table:style-name="ce2">
            <text:p>0</text:p>
          </table:table-cell>
          <table:table-cell office:value-type="float" office:value="0" table:formula="of:=IF([Mads.R77]-[Mads.K77]&lt;0;[Mads.R77]-[Mads.K77]+60;[Mads.R77]-[Mads.K77])" table:style-name="ce2">
            <text:p>0</text:p>
          </table:table-cell>
          <table:table-cell office:value-type="float" office:value="0" table:formula="of:=[Mads.S77]-[Mads.L77]" table:style-name="ce2">
            <text:p>0</text:p>
          </table:table-cell>
          <table:table-cell office:value-type="float" office:value="0" table:formula="of:=[Mads.T77]-[Mads.M77]" table:style-name="ce9">
            <text:p>0.00</text:p>
          </table:table-cell>
          <table:table-cell office:value-type="float" office:value="0" table:formula="of:=[Mads.U77]-[Mads.N7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enturion</text:p>
          </table:table-cell>
          <table:table-cell office:value-type="float" office:value="0" table:formula="of:=[Mads.I78]-[Mads.B78]-IF([Mads.J78]-[Mads.C78]&lt;0;1;0)" table:style-name="ce2">
            <text:p>0</text:p>
          </table:table-cell>
          <table:table-cell office:value-type="float" office:value="51" table:formula="of:=IF([Mads.J78]-[Mads.C78]&lt;0;[Mads.J78]-[Mads.C78]+60;[Mads.J78]-[Mads.C78])-IF([Mads.K78]-[Mads.D78]&lt;0;1;0)" table:style-name="ce2">
            <text:p>51</text:p>
          </table:table-cell>
          <table:table-cell office:value-type="float" office:value="1" table:formula="of:=IF([Mads.K78]-[Mads.D78]&lt;0;[Mads.K78]-[Mads.D78]+60;[Mads.K78]-[Mads.D78])" table:style-name="ce2">
            <text:p>1</text:p>
          </table:table-cell>
          <table:table-cell office:value-type="float" office:value="22788" table:formula="of:=[Mads.L78]-[Mads.E78]" table:style-name="ce2">
            <text:p>22788</text:p>
          </table:table-cell>
          <table:table-cell office:value-type="float" office:value="335.14102234780376" table:formula="of:=[Mads.M78]-[Mads.F78]" table:style-name="ce9">
            <text:p>335.14</text:p>
          </table:table-cell>
          <table:table-cell office:value-type="float" office:value="10" table:formula="of:=[Mads.N78]-[Mads.G78]" table:style-name="ce2">
            <text:p>10</text:p>
          </table:table-cell>
          <table:table-cell table:style-name="ce2"/>
          <table:table-cell office:value-type="float" office:value="0" table:formula="of:=[Mads.P78]-[Mads.I78]-IF([Mads.Q78]-[Mads.J78]&lt;0;1;0)" table:style-name="ce2">
            <text:p>0</text:p>
          </table:table-cell>
          <table:table-cell office:value-type="float" office:value="21" table:formula="of:=IF([Mads.Q78]-[Mads.J78]&lt;0;[Mads.Q78]-[Mads.J78]+60;[Mads.Q78]-[Mads.J78])-IF([Mads.R78]-[Mads.K78]&lt;0;1;0)" table:style-name="ce2">
            <text:p>21</text:p>
          </table:table-cell>
          <table:table-cell office:value-type="float" office:value="31" table:formula="of:=IF([Mads.R78]-[Mads.K78]&lt;0;[Mads.R78]-[Mads.K78]+60;[Mads.R78]-[Mads.K78])" table:style-name="ce2">
            <text:p>31</text:p>
          </table:table-cell>
          <table:table-cell office:value-type="float" office:value="7848" table:formula="of:=[Mads.S78]-[Mads.L78]" table:style-name="ce2">
            <text:p>7848</text:p>
          </table:table-cell>
          <table:table-cell office:value-type="float" office:value="-11.196883541201942" table:formula="of:=[Mads.T78]-[Mads.M78]" table:style-name="ce9">
            <text:p>-11.20</text:p>
          </table:table-cell>
          <table:table-cell office:value-type="float" office:value="4" table:formula="of:=[Mads.U78]-[Mads.N78]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k Ranger</text:p>
          </table:table-cell>
          <table:table-cell office:value-type="float" office:value="0" table:formula="of:=[Mads.I79]-[Mads.B79]-IF([Mads.J79]-[Mads.C79]&lt;0;1;0)" table:style-name="ce2">
            <text:p>0</text:p>
          </table:table-cell>
          <table:table-cell office:value-type="float" office:value="0" table:formula="of:=IF([Mads.J79]-[Mads.C79]&lt;0;[Mads.J79]-[Mads.C79]+60;[Mads.J79]-[Mads.C79])-IF([Mads.K79]-[Mads.D79]&lt;0;1;0)" table:style-name="ce2">
            <text:p>0</text:p>
          </table:table-cell>
          <table:table-cell office:value-type="float" office:value="0" table:formula="of:=IF([Mads.K79]-[Mads.D79]&lt;0;[Mads.K79]-[Mads.D79]+60;[Mads.K79]-[Mads.D79])" table:style-name="ce2">
            <text:p>0</text:p>
          </table:table-cell>
          <table:table-cell office:value-type="float" office:value="0" table:formula="of:=[Mads.L79]-[Mads.E79]" table:style-name="ce2">
            <text:p>0</text:p>
          </table:table-cell>
          <table:table-cell office:value-type="float" office:value="0" table:formula="of:=[Mads.M79]-[Mads.F79]" table:style-name="ce9">
            <text:p>0.00</text:p>
          </table:table-cell>
          <table:table-cell office:value-type="float" office:value="0" table:formula="of:=[Mads.N79]-[Mads.G79]" table:style-name="ce2">
            <text:p>0</text:p>
          </table:table-cell>
          <table:table-cell table:style-name="ce2"/>
          <table:table-cell office:value-type="float" office:value="0" table:formula="of:=[Mads.P79]-[Mads.I79]-IF([Mads.Q79]-[Mads.J79]&lt;0;1;0)" table:style-name="ce2">
            <text:p>0</text:p>
          </table:table-cell>
          <table:table-cell office:value-type="float" office:value="0" table:formula="of:=IF([Mads.Q79]-[Mads.J79]&lt;0;[Mads.Q79]-[Mads.J79]+60;[Mads.Q79]-[Mads.J79])-IF([Mads.R79]-[Mads.K79]&lt;0;1;0)" table:style-name="ce2">
            <text:p>0</text:p>
          </table:table-cell>
          <table:table-cell office:value-type="float" office:value="0" table:formula="of:=IF([Mads.R79]-[Mads.K79]&lt;0;[Mads.R79]-[Mads.K79]+60;[Mads.R79]-[Mads.K79])" table:style-name="ce2">
            <text:p>0</text:p>
          </table:table-cell>
          <table:table-cell office:value-type="float" office:value="0" table:formula="of:=[Mads.S79]-[Mads.L79]" table:style-name="ce2">
            <text:p>0</text:p>
          </table:table-cell>
          <table:table-cell office:value-type="float" office:value="0" table:formula="of:=[Mads.T79]-[Mads.M79]" table:style-name="ce9">
            <text:p>0.00</text:p>
          </table:table-cell>
          <table:table-cell office:value-type="float" office:value="0" table:formula="of:=[Mads.U79]-[Mads.N7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cuba Soldier</text:p>
          </table:table-cell>
          <table:table-cell office:value-type="float" office:value="0" table:formula="of:=[Mads.I80]-[Mads.B80]-IF([Mads.J80]-[Mads.C80]&lt;0;1;0)" table:style-name="ce2">
            <text:p>0</text:p>
          </table:table-cell>
          <table:table-cell office:value-type="float" office:value="0" table:formula="of:=IF([Mads.J80]-[Mads.C80]&lt;0;[Mads.J80]-[Mads.C80]+60;[Mads.J80]-[Mads.C80])-IF([Mads.K80]-[Mads.D80]&lt;0;1;0)" table:style-name="ce2">
            <text:p>0</text:p>
          </table:table-cell>
          <table:table-cell office:value-type="float" office:value="0" table:formula="of:=IF([Mads.K80]-[Mads.D80]&lt;0;[Mads.K80]-[Mads.D80]+60;[Mads.K80]-[Mads.D80])" table:style-name="ce2">
            <text:p>0</text:p>
          </table:table-cell>
          <table:table-cell office:value-type="float" office:value="0" table:formula="of:=[Mads.L80]-[Mads.E80]" table:style-name="ce2">
            <text:p>0</text:p>
          </table:table-cell>
          <table:table-cell office:value-type="float" office:value="0" table:formula="of:=[Mads.M80]-[Mads.F80]" table:style-name="ce9">
            <text:p>0.00</text:p>
          </table:table-cell>
          <table:table-cell office:value-type="float" office:value="1" table:formula="of:=[Mads.N80]-[Mads.G80]" table:style-name="ce2">
            <text:p>1</text:p>
          </table:table-cell>
          <table:table-cell table:style-name="ce2"/>
          <table:table-cell office:value-type="float" office:value="0" table:formula="of:=[Mads.P80]-[Mads.I80]-IF([Mads.Q80]-[Mads.J80]&lt;0;1;0)" table:style-name="ce2">
            <text:p>0</text:p>
          </table:table-cell>
          <table:table-cell office:value-type="float" office:value="0" table:formula="of:=IF([Mads.Q80]-[Mads.J80]&lt;0;[Mads.Q80]-[Mads.J80]+60;[Mads.Q80]-[Mads.J80])-IF([Mads.R80]-[Mads.K80]&lt;0;1;0)" table:style-name="ce2">
            <text:p>0</text:p>
          </table:table-cell>
          <table:table-cell office:value-type="float" office:value="0" table:formula="of:=IF([Mads.R80]-[Mads.K80]&lt;0;[Mads.R80]-[Mads.K80]+60;[Mads.R80]-[Mads.K80])" table:style-name="ce2">
            <text:p>0</text:p>
          </table:table-cell>
          <table:table-cell office:value-type="float" office:value="0" table:formula="of:=[Mads.S80]-[Mads.L80]" table:style-name="ce2">
            <text:p>0</text:p>
          </table:table-cell>
          <table:table-cell office:value-type="float" office:value="0" table:formula="of:=[Mads.T80]-[Mads.M80]" table:style-name="ce9">
            <text:p>0.00</text:p>
          </table:table-cell>
          <table:table-cell office:value-type="float" office:value="0" table:formula="of:=[Mads.U80]-[Mads.N80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Engineer</text:p>
          </table:table-cell>
          <table:table-cell office:value-type="float" office:value="0" table:formula="of:=[Mads.I82]-[Mads.B82]-IF([Mads.J82]-[Mads.C82]&lt;0;1;0)" table:style-name="ce2">
            <text:p>0</text:p>
          </table:table-cell>
          <table:table-cell office:value-type="float" office:value="25" table:formula="of:=IF([Mads.J82]-[Mads.C82]&lt;0;[Mads.J82]-[Mads.C82]+60;[Mads.J82]-[Mads.C82])-IF([Mads.K82]-[Mads.D82]&lt;0;1;0)" table:style-name="ce2">
            <text:p>25</text:p>
          </table:table-cell>
          <table:table-cell office:value-type="float" office:value="16" table:formula="of:=IF([Mads.K82]-[Mads.D82]&lt;0;[Mads.K82]-[Mads.D82]+60;[Mads.K82]-[Mads.D82])" table:style-name="ce2">
            <text:p>16</text:p>
          </table:table-cell>
          <table:table-cell office:value-type="float" office:value="13601" table:formula="of:=[Mads.L82]-[Mads.E82]" table:style-name="ce2">
            <text:p>13601</text:p>
          </table:table-cell>
          <table:table-cell office:value-type="float" office:value="50.594054773961034" table:formula="of:=[Mads.M82]-[Mads.F82]" table:style-name="ce9">
            <text:p>50.59</text:p>
          </table:table-cell>
          <table:table-cell office:value-type="float" office:value="5" table:formula="of:=[Mads.N82]-[Mads.G82]" table:style-name="ce2">
            <text:p>5</text:p>
          </table:table-cell>
          <table:table-cell table:style-name="ce2"/>
          <table:table-cell office:value-type="float" office:value="0" table:formula="of:=[Mads.P82]-[Mads.I82]-IF([Mads.Q82]-[Mads.J82]&lt;0;1;0)" table:style-name="ce2">
            <text:p>0</text:p>
          </table:table-cell>
          <table:table-cell office:value-type="float" office:value="0" table:formula="of:=IF([Mads.Q82]-[Mads.J82]&lt;0;[Mads.Q82]-[Mads.J82]+60;[Mads.Q82]-[Mads.J82])-IF([Mads.R82]-[Mads.K82]&lt;0;1;0)" table:style-name="ce2">
            <text:p>0</text:p>
          </table:table-cell>
          <table:table-cell office:value-type="float" office:value="0" table:formula="of:=IF([Mads.R82]-[Mads.K82]&lt;0;[Mads.R82]-[Mads.K82]+60;[Mads.R82]-[Mads.K82])" table:style-name="ce2">
            <text:p>0</text:p>
          </table:table-cell>
          <table:table-cell office:value-type="float" office:value="0" table:formula="of:=[Mads.S82]-[Mads.L82]" table:style-name="ce2">
            <text:p>0</text:p>
          </table:table-cell>
          <table:table-cell office:value-type="float" office:value="0" table:formula="of:=[Mads.T82]-[Mads.M82]" table:style-name="ce9">
            <text:p>0.00</text:p>
          </table:table-cell>
          <table:table-cell office:value-type="float" office:value="0" table:formula="of:=[Mads.U82]-[Mads.N8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Welder</text:p>
          </table:table-cell>
          <table:table-cell office:value-type="float" office:value="0" table:formula="of:=[Mads.I83]-[Mads.B83]-IF([Mads.J83]-[Mads.C83]&lt;0;1;0)" table:style-name="ce2">
            <text:p>0</text:p>
          </table:table-cell>
          <table:table-cell office:value-type="float" office:value="1" table:formula="of:=IF([Mads.J83]-[Mads.C83]&lt;0;[Mads.J83]-[Mads.C83]+60;[Mads.J83]-[Mads.C83])-IF([Mads.K83]-[Mads.D83]&lt;0;1;0)" table:style-name="ce2">
            <text:p>1</text:p>
          </table:table-cell>
          <table:table-cell office:value-type="float" office:value="16" table:formula="of:=IF([Mads.K83]-[Mads.D83]&lt;0;[Mads.K83]-[Mads.D83]+60;[Mads.K83]-[Mads.D83])" table:style-name="ce2">
            <text:p>16</text:p>
          </table:table-cell>
          <table:table-cell office:value-type="float" office:value="0" table:formula="of:=[Mads.L83]-[Mads.E83]" table:style-name="ce2">
            <text:p>0</text:p>
          </table:table-cell>
          <table:table-cell office:value-type="float" office:value="-0.95283110178507968" table:formula="of:=[Mads.M83]-[Mads.F83]" table:style-name="ce9">
            <text:p>-0.95</text:p>
          </table:table-cell>
          <table:table-cell office:value-type="float" office:value="0" table:formula="of:=[Mads.N83]-[Mads.G83]" table:style-name="ce2">
            <text:p>0</text:p>
          </table:table-cell>
          <table:table-cell table:style-name="ce2"/>
          <table:table-cell office:value-type="float" office:value="0" table:formula="of:=[Mads.P83]-[Mads.I83]-IF([Mads.Q83]-[Mads.J83]&lt;0;1;0)" table:style-name="ce2">
            <text:p>0</text:p>
          </table:table-cell>
          <table:table-cell office:value-type="float" office:value="27" table:formula="of:=IF([Mads.Q83]-[Mads.J83]&lt;0;[Mads.Q83]-[Mads.J83]+60;[Mads.Q83]-[Mads.J83])-IF([Mads.R83]-[Mads.K83]&lt;0;1;0)" table:style-name="ce2">
            <text:p>27</text:p>
          </table:table-cell>
          <table:table-cell office:value-type="float" office:value="8" table:formula="of:=IF([Mads.R83]-[Mads.K83]&lt;0;[Mads.R83]-[Mads.K83]+60;[Mads.R83]-[Mads.K83])" table:style-name="ce2">
            <text:p>8</text:p>
          </table:table-cell>
          <table:table-cell office:value-type="float" office:value="17601" table:formula="of:=[Mads.S83]-[Mads.L83]" table:style-name="ce2">
            <text:p>17601</text:p>
          </table:table-cell>
          <table:table-cell office:value-type="float" office:value="26.176574097354603" table:formula="of:=[Mads.T83]-[Mads.M83]" table:style-name="ce9">
            <text:p>26.18</text:p>
          </table:table-cell>
          <table:table-cell office:value-type="float" office:value="7" table:formula="of:=[Mads.U83]-[Mads.N83]" table:style-name="ce2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Electrician</text:p>
          </table:table-cell>
          <table:table-cell office:value-type="float" office:value="0" table:formula="of:=[Mads.I84]-[Mads.B84]-IF([Mads.J84]-[Mads.C84]&lt;0;1;0)" table:style-name="ce2">
            <text:p>0</text:p>
          </table:table-cell>
          <table:table-cell office:value-type="float" office:value="0" table:formula="of:=IF([Mads.J84]-[Mads.C84]&lt;0;[Mads.J84]-[Mads.C84]+60;[Mads.J84]-[Mads.C84])-IF([Mads.K84]-[Mads.D84]&lt;0;1;0)" table:style-name="ce2">
            <text:p>0</text:p>
          </table:table-cell>
          <table:table-cell office:value-type="float" office:value="0" table:formula="of:=IF([Mads.K84]-[Mads.D84]&lt;0;[Mads.K84]-[Mads.D84]+60;[Mads.K84]-[Mads.D84])" table:style-name="ce2">
            <text:p>0</text:p>
          </table:table-cell>
          <table:table-cell office:value-type="float" office:value="0" table:formula="of:=[Mads.L84]-[Mads.E84]" table:style-name="ce2">
            <text:p>0</text:p>
          </table:table-cell>
          <table:table-cell office:value-type="float" office:value="0" table:formula="of:=[Mads.M84]-[Mads.F84]" table:style-name="ce9">
            <text:p>0.00</text:p>
          </table:table-cell>
          <table:table-cell office:value-type="float" office:value="0" table:formula="of:=[Mads.N84]-[Mads.G84]" table:style-name="ce2">
            <text:p>0</text:p>
          </table:table-cell>
          <table:table-cell table:style-name="ce2"/>
          <table:table-cell office:value-type="float" office:value="0" table:formula="of:=[Mads.P84]-[Mads.I84]-IF([Mads.Q84]-[Mads.J84]&lt;0;1;0)" table:style-name="ce2">
            <text:p>0</text:p>
          </table:table-cell>
          <table:table-cell office:value-type="float" office:value="0" table:formula="of:=IF([Mads.Q84]-[Mads.J84]&lt;0;[Mads.Q84]-[Mads.J84]+60;[Mads.Q84]-[Mads.J84])-IF([Mads.R84]-[Mads.K84]&lt;0;1;0)" table:style-name="ce2">
            <text:p>0</text:p>
          </table:table-cell>
          <table:table-cell office:value-type="float" office:value="0" table:formula="of:=IF([Mads.R84]-[Mads.K84]&lt;0;[Mads.R84]-[Mads.K84]+60;[Mads.R84]-[Mads.K84])" table:style-name="ce2">
            <text:p>0</text:p>
          </table:table-cell>
          <table:table-cell office:value-type="float" office:value="0" table:formula="of:=[Mads.S84]-[Mads.L84]" table:style-name="ce2">
            <text:p>0</text:p>
          </table:table-cell>
          <table:table-cell office:value-type="float" office:value="0" table:formula="of:=[Mads.T84]-[Mads.M84]" table:style-name="ce9">
            <text:p>0.00</text:p>
          </table:table-cell>
          <table:table-cell office:value-type="float" office:value="0" table:formula="of:=[Mads.U84]-[Mads.N8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echanic</text:p>
          </table:table-cell>
          <table:table-cell office:value-type="float" office:value="0" table:formula="of:=[Mads.I85]-[Mads.B85]-IF([Mads.J85]-[Mads.C85]&lt;0;1;0)" table:style-name="ce2">
            <text:p>0</text:p>
          </table:table-cell>
          <table:table-cell office:value-type="float" office:value="0" table:formula="of:=IF([Mads.J85]-[Mads.C85]&lt;0;[Mads.J85]-[Mads.C85]+60;[Mads.J85]-[Mads.C85])-IF([Mads.K85]-[Mads.D85]&lt;0;1;0)" table:style-name="ce2">
            <text:p>0</text:p>
          </table:table-cell>
          <table:table-cell office:value-type="float" office:value="0" table:formula="of:=IF([Mads.K85]-[Mads.D85]&lt;0;[Mads.K85]-[Mads.D85]+60;[Mads.K85]-[Mads.D85])" table:style-name="ce2">
            <text:p>0</text:p>
          </table:table-cell>
          <table:table-cell office:value-type="float" office:value="0" table:formula="of:=[Mads.L85]-[Mads.E85]" table:style-name="ce2">
            <text:p>0</text:p>
          </table:table-cell>
          <table:table-cell office:value-type="float" office:value="0" table:formula="of:=[Mads.M85]-[Mads.F85]" table:style-name="ce9">
            <text:p>0.00</text:p>
          </table:table-cell>
          <table:table-cell office:value-type="float" office:value="0" table:formula="of:=[Mads.N85]-[Mads.G85]" table:style-name="ce2">
            <text:p>0</text:p>
          </table:table-cell>
          <table:table-cell table:style-name="ce2"/>
          <table:table-cell office:value-type="float" office:value="0" table:formula="of:=[Mads.P85]-[Mads.I85]-IF([Mads.Q85]-[Mads.J85]&lt;0;1;0)" table:style-name="ce2">
            <text:p>0</text:p>
          </table:table-cell>
          <table:table-cell office:value-type="float" office:value="0" table:formula="of:=IF([Mads.Q85]-[Mads.J85]&lt;0;[Mads.Q85]-[Mads.J85]+60;[Mads.Q85]-[Mads.J85])-IF([Mads.R85]-[Mads.K85]&lt;0;1;0)" table:style-name="ce2">
            <text:p>0</text:p>
          </table:table-cell>
          <table:table-cell office:value-type="float" office:value="1" table:formula="of:=IF([Mads.R85]-[Mads.K85]&lt;0;[Mads.R85]-[Mads.K85]+60;[Mads.R85]-[Mads.K85])" table:style-name="ce2">
            <text:p>1</text:p>
          </table:table-cell>
          <table:table-cell office:value-type="float" office:value="0" table:formula="of:=[Mads.S85]-[Mads.L85]" table:style-name="ce2">
            <text:p>0</text:p>
          </table:table-cell>
          <table:table-cell office:value-type="float" office:value="-2.8233406857850696E-2" table:formula="of:=[Mads.T85]-[Mads.M85]" table:style-name="ce9">
            <text:p>-0.03</text:p>
          </table:table-cell>
          <table:table-cell office:value-type="float" office:value="0" table:formula="of:=[Mads.U85]-[Mads.N8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inter</text:p>
          </table:table-cell>
          <table:table-cell office:value-type="float" office:value="0" table:formula="of:=[Mads.I86]-[Mads.B86]-IF([Mads.J86]-[Mads.C86]&lt;0;1;0)" table:style-name="ce2">
            <text:p>0</text:p>
          </table:table-cell>
          <table:table-cell office:value-type="float" office:value="0" table:formula="of:=IF([Mads.J86]-[Mads.C86]&lt;0;[Mads.J86]-[Mads.C86]+60;[Mads.J86]-[Mads.C86])-IF([Mads.K86]-[Mads.D86]&lt;0;1;0)" table:style-name="ce2">
            <text:p>0</text:p>
          </table:table-cell>
          <table:table-cell office:value-type="float" office:value="0" table:formula="of:=IF([Mads.K86]-[Mads.D86]&lt;0;[Mads.K86]-[Mads.D86]+60;[Mads.K86]-[Mads.D86])" table:style-name="ce2">
            <text:p>0</text:p>
          </table:table-cell>
          <table:table-cell office:value-type="float" office:value="0" table:formula="of:=[Mads.L86]-[Mads.E86]" table:style-name="ce2">
            <text:p>0</text:p>
          </table:table-cell>
          <table:table-cell office:value-type="float" office:value="0" table:formula="of:=[Mads.M86]-[Mads.F86]" table:style-name="ce9">
            <text:p>0.00</text:p>
          </table:table-cell>
          <table:table-cell office:value-type="float" office:value="1" table:formula="of:=[Mads.N86]-[Mads.G86]" table:style-name="ce2">
            <text:p>1</text:p>
          </table:table-cell>
          <table:table-cell table:style-name="ce2"/>
          <table:table-cell office:value-type="float" office:value="0" table:formula="of:=[Mads.P86]-[Mads.I86]-IF([Mads.Q86]-[Mads.J86]&lt;0;1;0)" table:style-name="ce2">
            <text:p>0</text:p>
          </table:table-cell>
          <table:table-cell office:value-type="float" office:value="35" table:formula="of:=IF([Mads.Q86]-[Mads.J86]&lt;0;[Mads.Q86]-[Mads.J86]+60;[Mads.Q86]-[Mads.J86])-IF([Mads.R86]-[Mads.K86]&lt;0;1;0)" table:style-name="ce2">
            <text:p>35</text:p>
          </table:table-cell>
          <table:table-cell office:value-type="float" office:value="1" table:formula="of:=IF([Mads.R86]-[Mads.K86]&lt;0;[Mads.R86]-[Mads.K86]+60;[Mads.R86]-[Mads.K86])" table:style-name="ce2">
            <text:p>1</text:p>
          </table:table-cell>
          <table:table-cell office:value-type="float" office:value="15892" table:formula="of:=[Mads.S86]-[Mads.L86]" table:style-name="ce2">
            <text:p>15892</text:p>
          </table:table-cell>
          <table:table-cell office:value-type="float" office:value="453.84102808186577" table:formula="of:=[Mads.T86]-[Mads.M86]" table:style-name="ce9">
            <text:p>453.84</text:p>
          </table:table-cell>
          <table:table-cell office:value-type="float" office:value="7" table:formula="of:=[Mads.U86]-[Mads.N86]" table:style-name="ce2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lumber</text:p>
          </table:table-cell>
          <table:table-cell office:value-type="float" office:value="0" table:formula="of:=[Mads.I87]-[Mads.B87]-IF([Mads.J87]-[Mads.C87]&lt;0;1;0)" table:style-name="ce2">
            <text:p>0</text:p>
          </table:table-cell>
          <table:table-cell office:value-type="float" office:value="0" table:formula="of:=IF([Mads.J87]-[Mads.C87]&lt;0;[Mads.J87]-[Mads.C87]+60;[Mads.J87]-[Mads.C87])-IF([Mads.K87]-[Mads.D87]&lt;0;1;0)" table:style-name="ce2">
            <text:p>0</text:p>
          </table:table-cell>
          <table:table-cell office:value-type="float" office:value="0" table:formula="of:=IF([Mads.K87]-[Mads.D87]&lt;0;[Mads.K87]-[Mads.D87]+60;[Mads.K87]-[Mads.D87])" table:style-name="ce2">
            <text:p>0</text:p>
          </table:table-cell>
          <table:table-cell office:value-type="float" office:value="0" table:formula="of:=[Mads.L87]-[Mads.E87]" table:style-name="ce2">
            <text:p>0</text:p>
          </table:table-cell>
          <table:table-cell office:value-type="float" office:value="0" table:formula="of:=[Mads.M87]-[Mads.F87]" table:style-name="ce9">
            <text:p>0.00</text:p>
          </table:table-cell>
          <table:table-cell office:value-type="float" office:value="0" table:formula="of:=[Mads.N87]-[Mads.G87]" table:style-name="ce2">
            <text:p>0</text:p>
          </table:table-cell>
          <table:table-cell table:style-name="ce2"/>
          <table:table-cell office:value-type="float" office:value="0" table:formula="of:=[Mads.P87]-[Mads.I87]-IF([Mads.Q87]-[Mads.J87]&lt;0;1;0)" table:style-name="ce2">
            <text:p>0</text:p>
          </table:table-cell>
          <table:table-cell office:value-type="float" office:value="0" table:formula="of:=IF([Mads.Q87]-[Mads.J87]&lt;0;[Mads.Q87]-[Mads.J87]+60;[Mads.Q87]-[Mads.J87])-IF([Mads.R87]-[Mads.K87]&lt;0;1;0)" table:style-name="ce2">
            <text:p>0</text:p>
          </table:table-cell>
          <table:table-cell office:value-type="float" office:value="0" table:formula="of:=IF([Mads.R87]-[Mads.K87]&lt;0;[Mads.R87]-[Mads.K87]+60;[Mads.R87]-[Mads.K87])" table:style-name="ce2">
            <text:p>0</text:p>
          </table:table-cell>
          <table:table-cell office:value-type="float" office:value="0" table:formula="of:=[Mads.S87]-[Mads.L87]" table:style-name="ce2">
            <text:p>0</text:p>
          </table:table-cell>
          <table:table-cell office:value-type="float" office:value="0" table:formula="of:=[Mads.T87]-[Mads.M87]" table:style-name="ce9">
            <text:p>0.00</text:p>
          </table:table-cell>
          <table:table-cell office:value-type="float" office:value="0" table:formula="of:=[Mads.U87]-[Mads.N8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ndscaper</text:p>
          </table:table-cell>
          <table:table-cell office:value-type="float" office:value="0" table:formula="of:=[Mads.I88]-[Mads.B88]-IF([Mads.J88]-[Mads.C88]&lt;0;1;0)" table:style-name="ce2">
            <text:p>0</text:p>
          </table:table-cell>
          <table:table-cell office:value-type="float" office:value="0" table:formula="of:=IF([Mads.J88]-[Mads.C88]&lt;0;[Mads.J88]-[Mads.C88]+60;[Mads.J88]-[Mads.C88])-IF([Mads.K88]-[Mads.D88]&lt;0;1;0)" table:style-name="ce2">
            <text:p>0</text:p>
          </table:table-cell>
          <table:table-cell office:value-type="float" office:value="0" table:formula="of:=IF([Mads.K88]-[Mads.D88]&lt;0;[Mads.K88]-[Mads.D88]+60;[Mads.K88]-[Mads.D88])" table:style-name="ce2">
            <text:p>0</text:p>
          </table:table-cell>
          <table:table-cell office:value-type="float" office:value="0" table:formula="of:=[Mads.L88]-[Mads.E88]" table:style-name="ce2">
            <text:p>0</text:p>
          </table:table-cell>
          <table:table-cell office:value-type="float" office:value="0" table:formula="of:=[Mads.M88]-[Mads.F88]" table:style-name="ce9">
            <text:p>0.00</text:p>
          </table:table-cell>
          <table:table-cell office:value-type="float" office:value="0" table:formula="of:=[Mads.N88]-[Mads.G88]" table:style-name="ce2">
            <text:p>0</text:p>
          </table:table-cell>
          <table:table-cell table:style-name="ce2"/>
          <table:table-cell office:value-type="float" office:value="0" table:formula="of:=[Mads.P88]-[Mads.I88]-IF([Mads.Q88]-[Mads.J88]&lt;0;1;0)" table:style-name="ce2">
            <text:p>0</text:p>
          </table:table-cell>
          <table:table-cell office:value-type="float" office:value="0" table:formula="of:=IF([Mads.Q88]-[Mads.J88]&lt;0;[Mads.Q88]-[Mads.J88]+60;[Mads.Q88]-[Mads.J88])-IF([Mads.R88]-[Mads.K88]&lt;0;1;0)" table:style-name="ce2">
            <text:p>0</text:p>
          </table:table-cell>
          <table:table-cell office:value-type="float" office:value="0" table:formula="of:=IF([Mads.R88]-[Mads.K88]&lt;0;[Mads.R88]-[Mads.K88]+60;[Mads.R88]-[Mads.K88])" table:style-name="ce2">
            <text:p>0</text:p>
          </table:table-cell>
          <table:table-cell office:value-type="float" office:value="0" table:formula="of:=[Mads.S88]-[Mads.L88]" table:style-name="ce2">
            <text:p>0</text:p>
          </table:table-cell>
          <table:table-cell office:value-type="float" office:value="0" table:formula="of:=[Mads.T88]-[Mads.M88]" table:style-name="ce9">
            <text:p>0.00</text:p>
          </table:table-cell>
          <table:table-cell office:value-type="float" office:value="0" table:formula="of:=[Mads.U88]-[Mads.N8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anitation</text:p>
          </table:table-cell>
          <table:table-cell office:value-type="float" office:value="0" table:formula="of:=[Mads.I89]-[Mads.B89]-IF([Mads.J89]-[Mads.C89]&lt;0;1;0)" table:style-name="ce2">
            <text:p>0</text:p>
          </table:table-cell>
          <table:table-cell office:value-type="float" office:value="26" table:formula="of:=IF([Mads.J89]-[Mads.C89]&lt;0;[Mads.J89]-[Mads.C89]+60;[Mads.J89]-[Mads.C89])-IF([Mads.K89]-[Mads.D89]&lt;0;1;0)" table:style-name="ce2">
            <text:p>26</text:p>
          </table:table-cell>
          <table:table-cell office:value-type="float" office:value="21" table:formula="of:=IF([Mads.K89]-[Mads.D89]&lt;0;[Mads.K89]-[Mads.D89]+60;[Mads.K89]-[Mads.D89])" table:style-name="ce2">
            <text:p>21</text:p>
          </table:table-cell>
          <table:table-cell office:value-type="float" office:value="13748" table:formula="of:=[Mads.L89]-[Mads.E89]" table:style-name="ce2">
            <text:p>13748</text:p>
          </table:table-cell>
          <table:table-cell office:value-type="float" office:value="101.75083220029074" table:formula="of:=[Mads.M89]-[Mads.F89]" table:style-name="ce9">
            <text:p>101.75</text:p>
          </table:table-cell>
          <table:table-cell office:value-type="float" office:value="5" table:formula="of:=[Mads.N89]-[Mads.G89]" table:style-name="ce2">
            <text:p>5</text:p>
          </table:table-cell>
          <table:table-cell table:style-name="ce2"/>
          <table:table-cell office:value-type="float" office:value="0" table:formula="of:=[Mads.P89]-[Mads.I89]-IF([Mads.Q89]-[Mads.J89]&lt;0;1;0)" table:style-name="ce2">
            <text:p>0</text:p>
          </table:table-cell>
          <table:table-cell office:value-type="float" office:value="0" table:formula="of:=IF([Mads.Q89]-[Mads.J89]&lt;0;[Mads.Q89]-[Mads.J89]+60;[Mads.Q89]-[Mads.J89])-IF([Mads.R89]-[Mads.K89]&lt;0;1;0)" table:style-name="ce2">
            <text:p>0</text:p>
          </table:table-cell>
          <table:table-cell office:value-type="float" office:value="0" table:formula="of:=IF([Mads.R89]-[Mads.K89]&lt;0;[Mads.R89]-[Mads.K89]+60;[Mads.R89]-[Mads.K89])" table:style-name="ce2">
            <text:p>0</text:p>
          </table:table-cell>
          <table:table-cell office:value-type="float" office:value="0" table:formula="of:=[Mads.S89]-[Mads.L89]" table:style-name="ce2">
            <text:p>0</text:p>
          </table:table-cell>
          <table:table-cell office:value-type="float" office:value="0" table:formula="of:=[Mads.T89]-[Mads.M89]" table:style-name="ce9">
            <text:p>0.00</text:p>
          </table:table-cell>
          <table:table-cell office:value-type="float" office:value="0" table:formula="of:=[Mads.U89]-[Mads.N8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oadie Z</text:p>
          </table:table-cell>
          <table:table-cell office:value-type="float" office:value="0" table:formula="of:=[Mads.I90]-[Mads.B90]-IF([Mads.J90]-[Mads.C90]&lt;0;1;0)" table:style-name="ce2">
            <text:p>0</text:p>
          </table:table-cell>
          <table:table-cell office:value-type="float" office:value="0" table:formula="of:=IF([Mads.J90]-[Mads.C90]&lt;0;[Mads.J90]-[Mads.C90]+60;[Mads.J90]-[Mads.C90])-IF([Mads.K90]-[Mads.D90]&lt;0;1;0)" table:style-name="ce2">
            <text:p>0</text:p>
          </table:table-cell>
          <table:table-cell office:value-type="float" office:value="0" table:formula="of:=IF([Mads.K90]-[Mads.D90]&lt;0;[Mads.K90]-[Mads.D90]+60;[Mads.K90]-[Mads.D90])" table:style-name="ce2">
            <text:p>0</text:p>
          </table:table-cell>
          <table:table-cell office:value-type="float" office:value="0" table:formula="of:=[Mads.L90]-[Mads.E90]" table:style-name="ce2">
            <text:p>0</text:p>
          </table:table-cell>
          <table:table-cell office:value-type="float" office:value="0" table:formula="of:=[Mads.M90]-[Mads.F90]" table:style-name="ce9">
            <text:p>0.00</text:p>
          </table:table-cell>
          <table:table-cell office:value-type="float" office:value="0" table:formula="of:=[Mads.N90]-[Mads.G90]" table:style-name="ce2">
            <text:p>0</text:p>
          </table:table-cell>
          <table:table-cell table:style-name="ce2"/>
          <table:table-cell office:value-type="float" office:value="0" table:formula="of:=[Mads.P90]-[Mads.I90]-IF([Mads.Q90]-[Mads.J90]&lt;0;1;0)" table:style-name="ce2">
            <text:p>0</text:p>
          </table:table-cell>
          <table:table-cell office:value-type="float" office:value="0" table:formula="of:=IF([Mads.Q90]-[Mads.J90]&lt;0;[Mads.Q90]-[Mads.J90]+60;[Mads.Q90]-[Mads.J90])-IF([Mads.R90]-[Mads.K90]&lt;0;1;0)" table:style-name="ce2">
            <text:p>0</text:p>
          </table:table-cell>
          <table:table-cell office:value-type="float" office:value="0" table:formula="of:=IF([Mads.R90]-[Mads.K90]&lt;0;[Mads.R90]-[Mads.K90]+60;[Mads.R90]-[Mads.K90])" table:style-name="ce2">
            <text:p>0</text:p>
          </table:table-cell>
          <table:table-cell office:value-type="float" office:value="0" table:formula="of:=[Mads.S90]-[Mads.L90]" table:style-name="ce2">
            <text:p>0</text:p>
          </table:table-cell>
          <table:table-cell office:value-type="float" office:value="0" table:formula="of:=[Mads.T90]-[Mads.M90]" table:style-name="ce9">
            <text:p>0.00</text:p>
          </table:table-cell>
          <table:table-cell office:value-type="float" office:value="0" table:formula="of:=[Mads.U90]-[Mads.N9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C Perry</text:p>
          </table:table-cell>
          <table:table-cell office:value-type="float" office:value="0" table:formula="of:=[Mads.I91]-[Mads.B91]-IF([Mads.J91]-[Mads.C91]&lt;0;1;0)" table:style-name="ce2">
            <text:p>0</text:p>
          </table:table-cell>
          <table:table-cell office:value-type="float" office:value="0" table:formula="of:=IF([Mads.J91]-[Mads.C91]&lt;0;[Mads.J91]-[Mads.C91]+60;[Mads.J91]-[Mads.C91])-IF([Mads.K91]-[Mads.D91]&lt;0;1;0)" table:style-name="ce2">
            <text:p>0</text:p>
          </table:table-cell>
          <table:table-cell office:value-type="float" office:value="0" table:formula="of:=IF([Mads.K91]-[Mads.D91]&lt;0;[Mads.K91]-[Mads.D91]+60;[Mads.K91]-[Mads.D91])" table:style-name="ce2">
            <text:p>0</text:p>
          </table:table-cell>
          <table:table-cell office:value-type="float" office:value="0" table:formula="of:=[Mads.L91]-[Mads.E91]" table:style-name="ce2">
            <text:p>0</text:p>
          </table:table-cell>
          <table:table-cell office:value-type="float" office:value="0" table:formula="of:=[Mads.M91]-[Mads.F91]" table:style-name="ce9">
            <text:p>0.00</text:p>
          </table:table-cell>
          <table:table-cell office:value-type="float" office:value="1" table:formula="of:=[Mads.N91]-[Mads.G91]" table:style-name="ce2">
            <text:p>1</text:p>
          </table:table-cell>
          <table:table-cell table:style-name="ce2"/>
          <table:table-cell office:value-type="float" office:value="0" table:formula="of:=[Mads.P91]-[Mads.I91]-IF([Mads.Q91]-[Mads.J91]&lt;0;1;0)" table:style-name="ce2">
            <text:p>0</text:p>
          </table:table-cell>
          <table:table-cell office:value-type="float" office:value="0" table:formula="of:=IF([Mads.Q91]-[Mads.J91]&lt;0;[Mads.Q91]-[Mads.J91]+60;[Mads.Q91]-[Mads.J91])-IF([Mads.R91]-[Mads.K91]&lt;0;1;0)" table:style-name="ce2">
            <text:p>0</text:p>
          </table:table-cell>
          <table:table-cell office:value-type="float" office:value="0" table:formula="of:=IF([Mads.R91]-[Mads.K91]&lt;0;[Mads.R91]-[Mads.K91]+60;[Mads.R91]-[Mads.K91])" table:style-name="ce2">
            <text:p>0</text:p>
          </table:table-cell>
          <table:table-cell office:value-type="float" office:value="0" table:formula="of:=[Mads.S91]-[Mads.L91]" table:style-name="ce2">
            <text:p>0</text:p>
          </table:table-cell>
          <table:table-cell office:value-type="float" office:value="0" table:formula="of:=[Mads.T91]-[Mads.M91]" table:style-name="ce9">
            <text:p>0.00</text:p>
          </table:table-cell>
          <table:table-cell office:value-type="float" office:value="0" table:formula="of:=[Mads.U91]-[Mads.N91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cientist</text:p>
          </table:table-cell>
          <table:table-cell office:value-type="float" office:value="0" table:formula="of:=[Mads.I93]-[Mads.B93]-IF([Mads.J93]-[Mads.C93]&lt;0;1;0)" table:style-name="ce2">
            <text:p>0</text:p>
          </table:table-cell>
          <table:table-cell office:value-type="float" office:value="13" table:formula="of:=IF([Mads.J93]-[Mads.C93]&lt;0;[Mads.J93]-[Mads.C93]+60;[Mads.J93]-[Mads.C93])-IF([Mads.K93]-[Mads.D93]&lt;0;1;0)" table:style-name="ce2">
            <text:p>13</text:p>
          </table:table-cell>
          <table:table-cell office:value-type="float" office:value="9" table:formula="of:=IF([Mads.K93]-[Mads.D93]&lt;0;[Mads.K93]-[Mads.D93]+60;[Mads.K93]-[Mads.D93])" table:style-name="ce2">
            <text:p>9</text:p>
          </table:table-cell>
          <table:table-cell office:value-type="float" office:value="4690" table:formula="of:=[Mads.L93]-[Mads.E93]" table:style-name="ce2">
            <text:p>4690</text:p>
          </table:table-cell>
          <table:table-cell office:value-type="float" office:value="313.37164750957857" table:formula="of:=[Mads.M93]-[Mads.F93]" table:style-name="ce9">
            <text:p>313.37</text:p>
          </table:table-cell>
          <table:table-cell office:value-type="float" office:value="3" table:formula="of:=[Mads.N93]-[Mads.G93]" table:style-name="ce2">
            <text:p>3</text:p>
          </table:table-cell>
          <table:table-cell table:style-name="ce2"/>
          <table:table-cell office:value-type="float" office:value="0" table:formula="of:=[Mads.P93]-[Mads.I93]-IF([Mads.Q93]-[Mads.J93]&lt;0;1;0)" table:style-name="ce2">
            <text:p>0</text:p>
          </table:table-cell>
          <table:table-cell office:value-type="float" office:value="0" table:formula="of:=IF([Mads.Q93]-[Mads.J93]&lt;0;[Mads.Q93]-[Mads.J93]+60;[Mads.Q93]-[Mads.J93])-IF([Mads.R93]-[Mads.K93]&lt;0;1;0)" table:style-name="ce2">
            <text:p>0</text:p>
          </table:table-cell>
          <table:table-cell office:value-type="float" office:value="0" table:formula="of:=IF([Mads.R93]-[Mads.K93]&lt;0;[Mads.R93]-[Mads.K93]+60;[Mads.R93]-[Mads.K93])" table:style-name="ce2">
            <text:p>0</text:p>
          </table:table-cell>
          <table:table-cell office:value-type="float" office:value="0" table:formula="of:=[Mads.S93]-[Mads.L93]" table:style-name="ce2">
            <text:p>0</text:p>
          </table:table-cell>
          <table:table-cell office:value-type="float" office:value="0" table:formula="of:=[Mads.T93]-[Mads.M93]" table:style-name="ce9">
            <text:p>0.00</text:p>
          </table:table-cell>
          <table:table-cell office:value-type="float" office:value="0" table:formula="of:=[Mads.U93]-[Mads.N93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arine Biologist</text:p>
          </table:table-cell>
          <table:table-cell office:value-type="float" office:value="0" table:formula="of:=[Mads.I94]-[Mads.B94]-IF([Mads.J94]-[Mads.C94]&lt;0;1;0)" table:style-name="ce2">
            <text:p>0</text:p>
          </table:table-cell>
          <table:table-cell office:value-type="float" office:value="0" table:formula="of:=IF([Mads.J94]-[Mads.C94]&lt;0;[Mads.J94]-[Mads.C94]+60;[Mads.J94]-[Mads.C94])-IF([Mads.K94]-[Mads.D94]&lt;0;1;0)" table:style-name="ce2">
            <text:p>0</text:p>
          </table:table-cell>
          <table:table-cell office:value-type="float" office:value="0" table:formula="of:=IF([Mads.K94]-[Mads.D94]&lt;0;[Mads.K94]-[Mads.D94]+60;[Mads.K94]-[Mads.D94])" table:style-name="ce2">
            <text:p>0</text:p>
          </table:table-cell>
          <table:table-cell office:value-type="float" office:value="0" table:formula="of:=[Mads.L94]-[Mads.E94]" table:style-name="ce2">
            <text:p>0</text:p>
          </table:table-cell>
          <table:table-cell office:value-type="float" office:value="0" table:formula="of:=[Mads.M94]-[Mads.F94]" table:style-name="ce9">
            <text:p>0.00</text:p>
          </table:table-cell>
          <table:table-cell office:value-type="float" office:value="0" table:formula="of:=[Mads.N94]-[Mads.G94]" table:style-name="ce2">
            <text:p>0</text:p>
          </table:table-cell>
          <table:table-cell table:style-name="ce2"/>
          <table:table-cell office:value-type="float" office:value="0" table:formula="of:=[Mads.P94]-[Mads.I94]-IF([Mads.Q94]-[Mads.J94]&lt;0;1;0)" table:style-name="ce2">
            <text:p>0</text:p>
          </table:table-cell>
          <table:table-cell office:value-type="float" office:value="17" table:formula="of:=IF([Mads.Q94]-[Mads.J94]&lt;0;[Mads.Q94]-[Mads.J94]+60;[Mads.Q94]-[Mads.J94])-IF([Mads.R94]-[Mads.K94]&lt;0;1;0)" table:style-name="ce2">
            <text:p>17</text:p>
          </table:table-cell>
          <table:table-cell office:value-type="float" office:value="13" table:formula="of:=IF([Mads.R94]-[Mads.K94]&lt;0;[Mads.R94]-[Mads.K94]+60;[Mads.R94]-[Mads.K94])" table:style-name="ce2">
            <text:p>13</text:p>
          </table:table-cell>
          <table:table-cell office:value-type="float" office:value="7765" table:formula="of:=[Mads.S94]-[Mads.L94]" table:style-name="ce2">
            <text:p>7765</text:p>
          </table:table-cell>
          <table:table-cell office:value-type="float" office:value="451.01645692158763" table:formula="of:=[Mads.T94]-[Mads.M94]" table:style-name="ce9">
            <text:p>451.02</text:p>
          </table:table-cell>
          <table:table-cell office:value-type="float" office:value="5" table:formula="of:=[Mads.U94]-[Mads.N94]" table:style-name="ce2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r. Toxic</text:p>
          </table:table-cell>
          <table:table-cell office:value-type="float" office:value="0" table:formula="of:=[Mads.I95]-[Mads.B95]-IF([Mads.J95]-[Mads.C95]&lt;0;1;0)" table:style-name="ce2">
            <text:p>0</text:p>
          </table:table-cell>
          <table:table-cell office:value-type="float" office:value="0" table:formula="of:=IF([Mads.J95]-[Mads.C95]&lt;0;[Mads.J95]-[Mads.C95]+60;[Mads.J95]-[Mads.C95])-IF([Mads.K95]-[Mads.D95]&lt;0;1;0)" table:style-name="ce2">
            <text:p>0</text:p>
          </table:table-cell>
          <table:table-cell office:value-type="float" office:value="0" table:formula="of:=IF([Mads.K95]-[Mads.D95]&lt;0;[Mads.K95]-[Mads.D95]+60;[Mads.K95]-[Mads.D95])" table:style-name="ce2">
            <text:p>0</text:p>
          </table:table-cell>
          <table:table-cell office:value-type="float" office:value="0" table:formula="of:=[Mads.L95]-[Mads.E95]" table:style-name="ce2">
            <text:p>0</text:p>
          </table:table-cell>
          <table:table-cell office:value-type="float" office:value="0" table:formula="of:=[Mads.M95]-[Mads.F95]" table:style-name="ce9">
            <text:p>0.00</text:p>
          </table:table-cell>
          <table:table-cell office:value-type="float" office:value="0" table:formula="of:=[Mads.N95]-[Mads.G95]" table:style-name="ce2">
            <text:p>0</text:p>
          </table:table-cell>
          <table:table-cell table:style-name="ce2"/>
          <table:table-cell office:value-type="float" office:value="0" table:formula="of:=[Mads.P95]-[Mads.I95]-IF([Mads.Q95]-[Mads.J95]&lt;0;1;0)" table:style-name="ce2">
            <text:p>0</text:p>
          </table:table-cell>
          <table:table-cell office:value-type="float" office:value="0" table:formula="of:=IF([Mads.Q95]-[Mads.J95]&lt;0;[Mads.Q95]-[Mads.J95]+60;[Mads.Q95]-[Mads.J95])-IF([Mads.R95]-[Mads.K95]&lt;0;1;0)" table:style-name="ce2">
            <text:p>0</text:p>
          </table:table-cell>
          <table:table-cell office:value-type="float" office:value="0" table:formula="of:=IF([Mads.R95]-[Mads.K95]&lt;0;[Mads.R95]-[Mads.K95]+60;[Mads.R95]-[Mads.K95])" table:style-name="ce2">
            <text:p>0</text:p>
          </table:table-cell>
          <table:table-cell office:value-type="float" office:value="0" table:formula="of:=[Mads.S95]-[Mads.L95]" table:style-name="ce2">
            <text:p>0</text:p>
          </table:table-cell>
          <table:table-cell office:value-type="float" office:value="0" table:formula="of:=[Mads.T95]-[Mads.M95]" table:style-name="ce9">
            <text:p>0.00</text:p>
          </table:table-cell>
          <table:table-cell office:value-type="float" office:value="0" table:formula="of:=[Mads.U95]-[Mads.N9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hysicist</text:p>
          </table:table-cell>
          <table:table-cell office:value-type="float" office:value="0" table:formula="of:=[Mads.I96]-[Mads.B96]-IF([Mads.J96]-[Mads.C96]&lt;0;1;0)" table:style-name="ce2">
            <text:p>0</text:p>
          </table:table-cell>
          <table:table-cell office:value-type="float" office:value="0" table:formula="of:=IF([Mads.J96]-[Mads.C96]&lt;0;[Mads.J96]-[Mads.C96]+60;[Mads.J96]-[Mads.C96])-IF([Mads.K96]-[Mads.D96]&lt;0;1;0)" table:style-name="ce2">
            <text:p>0</text:p>
          </table:table-cell>
          <table:table-cell office:value-type="float" office:value="0" table:formula="of:=IF([Mads.K96]-[Mads.D96]&lt;0;[Mads.K96]-[Mads.D96]+60;[Mads.K96]-[Mads.D96])" table:style-name="ce2">
            <text:p>0</text:p>
          </table:table-cell>
          <table:table-cell office:value-type="float" office:value="0" table:formula="of:=[Mads.L96]-[Mads.E96]" table:style-name="ce2">
            <text:p>0</text:p>
          </table:table-cell>
          <table:table-cell office:value-type="float" office:value="0" table:formula="of:=[Mads.M96]-[Mads.F96]" table:style-name="ce9">
            <text:p>0.00</text:p>
          </table:table-cell>
          <table:table-cell office:value-type="float" office:value="0" table:formula="of:=[Mads.N96]-[Mads.G96]" table:style-name="ce2">
            <text:p>0</text:p>
          </table:table-cell>
          <table:table-cell table:style-name="ce2"/>
          <table:table-cell office:value-type="float" office:value="0" table:formula="of:=[Mads.P96]-[Mads.I96]-IF([Mads.Q96]-[Mads.J96]&lt;0;1;0)" table:style-name="ce2">
            <text:p>0</text:p>
          </table:table-cell>
          <table:table-cell office:value-type="float" office:value="0" table:formula="of:=IF([Mads.Q96]-[Mads.J96]&lt;0;[Mads.Q96]-[Mads.J96]+60;[Mads.Q96]-[Mads.J96])-IF([Mads.R96]-[Mads.K96]&lt;0;1;0)" table:style-name="ce2">
            <text:p>0</text:p>
          </table:table-cell>
          <table:table-cell office:value-type="float" office:value="0" table:formula="of:=IF([Mads.R96]-[Mads.K96]&lt;0;[Mads.R96]-[Mads.K96]+60;[Mads.R96]-[Mads.K96])" table:style-name="ce2">
            <text:p>0</text:p>
          </table:table-cell>
          <table:table-cell office:value-type="float" office:value="0" table:formula="of:=[Mads.S96]-[Mads.L96]" table:style-name="ce2">
            <text:p>0</text:p>
          </table:table-cell>
          <table:table-cell office:value-type="float" office:value="0" table:formula="of:=[Mads.T96]-[Mads.M96]" table:style-name="ce9">
            <text:p>0.00</text:p>
          </table:table-cell>
          <table:table-cell office:value-type="float" office:value="0" table:formula="of:=[Mads.U96]-[Mads.N9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stronaut</text:p>
          </table:table-cell>
          <table:table-cell office:value-type="float" office:value="0" table:formula="of:=[Mads.I97]-[Mads.B97]-IF([Mads.J97]-[Mads.C97]&lt;0;1;0)" table:style-name="ce2">
            <text:p>0</text:p>
          </table:table-cell>
          <table:table-cell office:value-type="float" office:value="0" table:formula="of:=IF([Mads.J97]-[Mads.C97]&lt;0;[Mads.J97]-[Mads.C97]+60;[Mads.J97]-[Mads.C97])-IF([Mads.K97]-[Mads.D97]&lt;0;1;0)" table:style-name="ce2">
            <text:p>0</text:p>
          </table:table-cell>
          <table:table-cell office:value-type="float" office:value="0" table:formula="of:=IF([Mads.K97]-[Mads.D97]&lt;0;[Mads.K97]-[Mads.D97]+60;[Mads.K97]-[Mads.D97])" table:style-name="ce2">
            <text:p>0</text:p>
          </table:table-cell>
          <table:table-cell office:value-type="float" office:value="0" table:formula="of:=[Mads.L97]-[Mads.E97]" table:style-name="ce2">
            <text:p>0</text:p>
          </table:table-cell>
          <table:table-cell office:value-type="float" office:value="0" table:formula="of:=[Mads.M97]-[Mads.F97]" table:style-name="ce9">
            <text:p>0.00</text:p>
          </table:table-cell>
          <table:table-cell office:value-type="float" office:value="0" table:formula="of:=[Mads.N97]-[Mads.G97]" table:style-name="ce2">
            <text:p>0</text:p>
          </table:table-cell>
          <table:table-cell table:style-name="ce2"/>
          <table:table-cell office:value-type="float" office:value="0" table:formula="of:=[Mads.P97]-[Mads.I97]-IF([Mads.Q97]-[Mads.J97]&lt;0;1;0)" table:style-name="ce2">
            <text:p>0</text:p>
          </table:table-cell>
          <table:table-cell office:value-type="float" office:value="0" table:formula="of:=IF([Mads.Q97]-[Mads.J97]&lt;0;[Mads.Q97]-[Mads.J97]+60;[Mads.Q97]-[Mads.J97])-IF([Mads.R97]-[Mads.K97]&lt;0;1;0)" table:style-name="ce2">
            <text:p>0</text:p>
          </table:table-cell>
          <table:table-cell office:value-type="float" office:value="0" table:formula="of:=IF([Mads.R97]-[Mads.K97]&lt;0;[Mads.R97]-[Mads.K97]+60;[Mads.R97]-[Mads.K97])" table:style-name="ce2">
            <text:p>0</text:p>
          </table:table-cell>
          <table:table-cell office:value-type="float" office:value="0" table:formula="of:=[Mads.S97]-[Mads.L97]" table:style-name="ce2">
            <text:p>0</text:p>
          </table:table-cell>
          <table:table-cell office:value-type="float" office:value="0" table:formula="of:=[Mads.T97]-[Mads.M97]" table:style-name="ce9">
            <text:p>0.00</text:p>
          </table:table-cell>
          <table:table-cell office:value-type="float" office:value="0" table:formula="of:=[Mads.U97]-[Mads.N9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hemist</text:p>
          </table:table-cell>
          <table:table-cell office:value-type="float" office:value="0" table:formula="of:=[Mads.I98]-[Mads.B98]-IF([Mads.J98]-[Mads.C98]&lt;0;1;0)" table:style-name="ce2">
            <text:p>0</text:p>
          </table:table-cell>
          <table:table-cell office:value-type="float" office:value="36" table:formula="of:=IF([Mads.J98]-[Mads.C98]&lt;0;[Mads.J98]-[Mads.C98]+60;[Mads.J98]-[Mads.C98])-IF([Mads.K98]-[Mads.D98]&lt;0;1;0)" table:style-name="ce2">
            <text:p>36</text:p>
          </table:table-cell>
          <table:table-cell office:value-type="float" office:value="32" table:formula="of:=IF([Mads.K98]-[Mads.D98]&lt;0;[Mads.K98]-[Mads.D98]+60;[Mads.K98]-[Mads.D98])" table:style-name="ce2">
            <text:p>32</text:p>
          </table:table-cell>
          <table:table-cell office:value-type="float" office:value="11033" table:formula="of:=[Mads.L98]-[Mads.E98]" table:style-name="ce2">
            <text:p>11033</text:p>
          </table:table-cell>
          <table:table-cell office:value-type="float" office:value="-8.5662849148799296" table:formula="of:=[Mads.M98]-[Mads.F98]" table:style-name="ce9">
            <text:p>-8.57</text:p>
          </table:table-cell>
          <table:table-cell office:value-type="float" office:value="4" table:formula="of:=[Mads.N98]-[Mads.G98]" table:style-name="ce2">
            <text:p>4</text:p>
          </table:table-cell>
          <table:table-cell table:style-name="ce2"/>
          <table:table-cell office:value-type="float" office:value="0" table:formula="of:=[Mads.P98]-[Mads.I98]-IF([Mads.Q98]-[Mads.J98]&lt;0;1;0)" table:style-name="ce2">
            <text:p>0</text:p>
          </table:table-cell>
          <table:table-cell office:value-type="float" office:value="0" table:formula="of:=IF([Mads.Q98]-[Mads.J98]&lt;0;[Mads.Q98]-[Mads.J98]+60;[Mads.Q98]-[Mads.J98])-IF([Mads.R98]-[Mads.K98]&lt;0;1;0)" table:style-name="ce2">
            <text:p>0</text:p>
          </table:table-cell>
          <table:table-cell office:value-type="float" office:value="0" table:formula="of:=IF([Mads.R98]-[Mads.K98]&lt;0;[Mads.R98]-[Mads.K98]+60;[Mads.R98]-[Mads.K98])" table:style-name="ce2">
            <text:p>0</text:p>
          </table:table-cell>
          <table:table-cell office:value-type="float" office:value="0" table:formula="of:=[Mads.S98]-[Mads.L98]" table:style-name="ce2">
            <text:p>0</text:p>
          </table:table-cell>
          <table:table-cell office:value-type="float" office:value="0" table:formula="of:=[Mads.T98]-[Mads.M98]" table:style-name="ce9">
            <text:p>0.00</text:p>
          </table:table-cell>
          <table:table-cell office:value-type="float" office:value="0" table:formula="of:=[Mads.U98]-[Mads.N9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rchaeologist</text:p>
          </table:table-cell>
          <table:table-cell office:value-type="float" office:value="0" table:formula="of:=[Mads.I99]-[Mads.B99]-IF([Mads.J99]-[Mads.C99]&lt;0;1;0)" table:style-name="ce2">
            <text:p>0</text:p>
          </table:table-cell>
          <table:table-cell office:value-type="float" office:value="49" table:formula="of:=IF([Mads.J99]-[Mads.C99]&lt;0;[Mads.J99]-[Mads.C99]+60;[Mads.J99]-[Mads.C99])-IF([Mads.K99]-[Mads.D99]&lt;0;1;0)" table:style-name="ce2">
            <text:p>49</text:p>
          </table:table-cell>
          <table:table-cell office:value-type="float" office:value="6" table:formula="of:=IF([Mads.K99]-[Mads.D99]&lt;0;[Mads.K99]-[Mads.D99]+60;[Mads.K99]-[Mads.D99])" table:style-name="ce2">
            <text:p>6</text:p>
          </table:table-cell>
          <table:table-cell office:value-type="float" office:value="21688" table:formula="of:=[Mads.L99]-[Mads.E99]" table:style-name="ce2">
            <text:p>21688</text:p>
          </table:table-cell>
          <table:table-cell office:value-type="float" office:value="81.266405878697014" table:formula="of:=[Mads.M99]-[Mads.F99]" table:style-name="ce9">
            <text:p>81.27</text:p>
          </table:table-cell>
          <table:table-cell office:value-type="float" office:value="9" table:formula="of:=[Mads.N99]-[Mads.G99]" table:style-name="ce2">
            <text:p>9</text:p>
          </table:table-cell>
          <table:table-cell table:style-name="ce2"/>
          <table:table-cell office:value-type="float" office:value="0" table:formula="of:=[Mads.P99]-[Mads.I99]-IF([Mads.Q99]-[Mads.J99]&lt;0;1;0)" table:style-name="ce2">
            <text:p>0</text:p>
          </table:table-cell>
          <table:table-cell office:value-type="float" office:value="11" table:formula="of:=IF([Mads.Q99]-[Mads.J99]&lt;0;[Mads.Q99]-[Mads.J99]+60;[Mads.Q99]-[Mads.J99])-IF([Mads.R99]-[Mads.K99]&lt;0;1;0)" table:style-name="ce2">
            <text:p>11</text:p>
          </table:table-cell>
          <table:table-cell office:value-type="float" office:value="16" table:formula="of:=IF([Mads.R99]-[Mads.K99]&lt;0;[Mads.R99]-[Mads.K99]+60;[Mads.R99]-[Mads.K99])" table:style-name="ce2">
            <text:p>16</text:p>
          </table:table-cell>
          <table:table-cell office:value-type="float" office:value="920" table:formula="of:=[Mads.S99]-[Mads.L99]" table:style-name="ce2">
            <text:p>920</text:p>
          </table:table-cell>
          <table:table-cell office:value-type="float" office:value="-61.202959853137372" table:formula="of:=[Mads.T99]-[Mads.M99]" table:style-name="ce9">
            <text:p>-61.20</text:p>
          </table:table-cell>
          <table:table-cell office:value-type="float" office:value="1" table:formula="of:=[Mads.U99]-[Mads.N99]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leontologist</text:p>
          </table:table-cell>
          <table:table-cell office:value-type="float" office:value="0" table:formula="of:=[Mads.I100]-[Mads.B100]-IF([Mads.J100]-[Mads.C100]&lt;0;1;0)" table:style-name="ce2">
            <text:p>0</text:p>
          </table:table-cell>
          <table:table-cell office:value-type="float" office:value="0" table:formula="of:=IF([Mads.J100]-[Mads.C100]&lt;0;[Mads.J100]-[Mads.C100]+60;[Mads.J100]-[Mads.C100])-IF([Mads.K100]-[Mads.D100]&lt;0;1;0)" table:style-name="ce2">
            <text:p>0</text:p>
          </table:table-cell>
          <table:table-cell office:value-type="float" office:value="0" table:formula="of:=IF([Mads.K100]-[Mads.D100]&lt;0;[Mads.K100]-[Mads.D100]+60;[Mads.K100]-[Mads.D100])" table:style-name="ce2">
            <text:p>0</text:p>
          </table:table-cell>
          <table:table-cell office:value-type="float" office:value="0" table:formula="of:=[Mads.L100]-[Mads.E100]" table:style-name="ce2">
            <text:p>0</text:p>
          </table:table-cell>
          <table:table-cell office:value-type="float" office:value="0" table:formula="of:=[Mads.M100]-[Mads.F100]" table:style-name="ce9">
            <text:p>0.00</text:p>
          </table:table-cell>
          <table:table-cell office:value-type="float" office:value="0" table:formula="of:=[Mads.N100]-[Mads.G100]" table:style-name="ce2">
            <text:p>0</text:p>
          </table:table-cell>
          <table:table-cell table:style-name="ce2"/>
          <table:table-cell office:value-type="float" office:value="0" table:formula="of:=[Mads.P100]-[Mads.I100]-IF([Mads.Q100]-[Mads.J100]&lt;0;1;0)" table:style-name="ce2">
            <text:p>0</text:p>
          </table:table-cell>
          <table:table-cell office:value-type="float" office:value="0" table:formula="of:=IF([Mads.Q100]-[Mads.J100]&lt;0;[Mads.Q100]-[Mads.J100]+60;[Mads.Q100]-[Mads.J100])-IF([Mads.R100]-[Mads.K100]&lt;0;1;0)" table:style-name="ce2">
            <text:p>0</text:p>
          </table:table-cell>
          <table:table-cell office:value-type="float" office:value="0" table:formula="of:=IF([Mads.R100]-[Mads.K100]&lt;0;[Mads.R100]-[Mads.K100]+60;[Mads.R100]-[Mads.K100])" table:style-name="ce2">
            <text:p>0</text:p>
          </table:table-cell>
          <table:table-cell office:value-type="float" office:value="0" table:formula="of:=[Mads.S100]-[Mads.L100]" table:style-name="ce2">
            <text:p>0</text:p>
          </table:table-cell>
          <table:table-cell office:value-type="float" office:value="0" table:formula="of:=[Mads.T100]-[Mads.M100]" table:style-name="ce9">
            <text:p>0.00</text:p>
          </table:table-cell>
          <table:table-cell office:value-type="float" office:value="0" table:formula="of:=[Mads.U100]-[Mads.N10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Zoologist</text:p>
          </table:table-cell>
          <table:table-cell office:value-type="float" office:value="0" table:formula="of:=[Mads.I101]-[Mads.B101]-IF([Mads.J101]-[Mads.C101]&lt;0;1;0)" table:style-name="ce2">
            <text:p>0</text:p>
          </table:table-cell>
          <table:table-cell office:value-type="float" office:value="0" table:formula="of:=IF([Mads.J101]-[Mads.C101]&lt;0;[Mads.J101]-[Mads.C101]+60;[Mads.J101]-[Mads.C101])-IF([Mads.K101]-[Mads.D101]&lt;0;1;0)" table:style-name="ce2">
            <text:p>0</text:p>
          </table:table-cell>
          <table:table-cell office:value-type="float" office:value="45" table:formula="of:=IF([Mads.K101]-[Mads.D101]&lt;0;[Mads.K101]-[Mads.D101]+60;[Mads.K101]-[Mads.D101])" table:style-name="ce2">
            <text:p>45</text:p>
          </table:table-cell>
          <table:table-cell office:value-type="float" office:value="660" table:formula="of:=[Mads.L101]-[Mads.E101]" table:style-name="ce2">
            <text:p>660</text:p>
          </table:table-cell>
          <table:table-cell office:value-type="float" office:value="58.961132291501727" table:formula="of:=[Mads.M101]-[Mads.F101]" table:style-name="ce9">
            <text:p>58.96</text:p>
          </table:table-cell>
          <table:table-cell office:value-type="float" office:value="0" table:formula="of:=[Mads.N101]-[Mads.G101]" table:style-name="ce2">
            <text:p>0</text:p>
          </table:table-cell>
          <table:table-cell table:style-name="ce2"/>
          <table:table-cell office:value-type="float" office:value="0" table:formula="of:=[Mads.P101]-[Mads.I101]-IF([Mads.Q101]-[Mads.J101]&lt;0;1;0)" table:style-name="ce2">
            <text:p>0</text:p>
          </table:table-cell>
          <table:table-cell office:value-type="float" office:value="0" table:formula="of:=IF([Mads.Q101]-[Mads.J101]&lt;0;[Mads.Q101]-[Mads.J101]+60;[Mads.Q101]-[Mads.J101])-IF([Mads.R101]-[Mads.K101]&lt;0;1;0)" table:style-name="ce2">
            <text:p>0</text:p>
          </table:table-cell>
          <table:table-cell office:value-type="float" office:value="0" table:formula="of:=IF([Mads.R101]-[Mads.K101]&lt;0;[Mads.R101]-[Mads.K101]+60;[Mads.R101]-[Mads.K101])" table:style-name="ce2">
            <text:p>0</text:p>
          </table:table-cell>
          <table:table-cell office:value-type="float" office:value="0" table:formula="of:=[Mads.S101]-[Mads.L101]" table:style-name="ce2">
            <text:p>0</text:p>
          </table:table-cell>
          <table:table-cell office:value-type="float" office:value="0" table:formula="of:=[Mads.T101]-[Mads.M101]" table:style-name="ce9">
            <text:p>0.00</text:p>
          </table:table-cell>
          <table:table-cell office:value-type="float" office:value="0" table:formula="of:=[Mads.U101]-[Mads.N10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mputer Scientist</text:p>
          </table:table-cell>
          <table:table-cell office:value-type="float" office:value="0" table:formula="of:=[Mads.I102]-[Mads.B102]-IF([Mads.J102]-[Mads.C102]&lt;0;1;0)" table:style-name="ce2">
            <text:p>0</text:p>
          </table:table-cell>
          <table:table-cell office:value-type="float" office:value="0" table:formula="of:=IF([Mads.J102]-[Mads.C102]&lt;0;[Mads.J102]-[Mads.C102]+60;[Mads.J102]-[Mads.C102])-IF([Mads.K102]-[Mads.D102]&lt;0;1;0)" table:style-name="ce2">
            <text:p>0</text:p>
          </table:table-cell>
          <table:table-cell office:value-type="float" office:value="0" table:formula="of:=IF([Mads.K102]-[Mads.D102]&lt;0;[Mads.K102]-[Mads.D102]+60;[Mads.K102]-[Mads.D102])" table:style-name="ce2">
            <text:p>0</text:p>
          </table:table-cell>
          <table:table-cell office:value-type="float" office:value="0" table:formula="of:=[Mads.L102]-[Mads.E102]" table:style-name="ce2">
            <text:p>0</text:p>
          </table:table-cell>
          <table:table-cell office:value-type="float" office:value="0" table:formula="of:=[Mads.M102]-[Mads.F102]" table:style-name="ce9">
            <text:p>0.00</text:p>
          </table:table-cell>
          <table:table-cell office:value-type="float" office:value="0" table:formula="of:=[Mads.N102]-[Mads.G102]" table:style-name="ce2">
            <text:p>0</text:p>
          </table:table-cell>
          <table:table-cell table:style-name="ce2"/>
          <table:table-cell office:value-type="float" office:value="0" table:formula="of:=[Mads.P102]-[Mads.I102]-IF([Mads.Q102]-[Mads.J102]&lt;0;1;0)" table:style-name="ce2">
            <text:p>0</text:p>
          </table:table-cell>
          <table:table-cell office:value-type="float" office:value="0" table:formula="of:=IF([Mads.Q102]-[Mads.J102]&lt;0;[Mads.Q102]-[Mads.J102]+60;[Mads.Q102]-[Mads.J102])-IF([Mads.R102]-[Mads.K102]&lt;0;1;0)" table:style-name="ce2">
            <text:p>0</text:p>
          </table:table-cell>
          <table:table-cell office:value-type="float" office:value="0" table:formula="of:=IF([Mads.R102]-[Mads.K102]&lt;0;[Mads.R102]-[Mads.K102]+60;[Mads.R102]-[Mads.K102])" table:style-name="ce2">
            <text:p>0</text:p>
          </table:table-cell>
          <table:table-cell office:value-type="float" office:value="0" table:formula="of:=[Mads.S102]-[Mads.L102]" table:style-name="ce2">
            <text:p>0</text:p>
          </table:table-cell>
          <table:table-cell office:value-type="float" office:value="0" table:formula="of:=[Mads.T102]-[Mads.M102]" table:style-name="ce9">
            <text:p>0.00</text:p>
          </table:table-cell>
          <table:table-cell office:value-type="float" office:value="0" table:formula="of:=[Mads.U102]-[Mads.N102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All-Star</text:p>
          </table:table-cell>
          <table:table-cell office:value-type="float" office:value="0" table:formula="of:=[Mads.I104]-[Mads.B104]-IF([Mads.J104]-[Mads.C104]&lt;0;1;0)" table:style-name="ce2">
            <text:p>0</text:p>
          </table:table-cell>
          <table:table-cell office:value-type="float" office:value="26" table:formula="of:=IF([Mads.J104]-[Mads.C104]&lt;0;[Mads.J104]-[Mads.C104]+60;[Mads.J104]-[Mads.C104])-IF([Mads.K104]-[Mads.D104]&lt;0;1;0)" table:style-name="ce2">
            <text:p>26</text:p>
          </table:table-cell>
          <table:table-cell office:value-type="float" office:value="52" table:formula="of:=IF([Mads.K104]-[Mads.D104]&lt;0;[Mads.K104]-[Mads.D104]+60;[Mads.K104]-[Mads.D104])" table:style-name="ce2">
            <text:p>52</text:p>
          </table:table-cell>
          <table:table-cell office:value-type="float" office:value="307" table:formula="of:=[Mads.L104]-[Mads.E104]" table:style-name="ce2">
            <text:p>307</text:p>
          </table:table-cell>
          <table:table-cell office:value-type="float" office:value="-64.404144702175614" table:formula="of:=[Mads.M104]-[Mads.F104]" table:style-name="ce9">
            <text:p>-64.40</text:p>
          </table:table-cell>
          <table:table-cell office:value-type="float" office:value="0" table:formula="of:=[Mads.N104]-[Mads.G104]" table:style-name="ce2">
            <text:p>0</text:p>
          </table:table-cell>
          <table:table-cell table:style-name="ce2"/>
          <table:table-cell office:value-type="float" office:value="0" table:formula="of:=[Mads.P104]-[Mads.I104]-IF([Mads.Q104]-[Mads.J104]&lt;0;1;0)" table:style-name="ce2">
            <text:p>0</text:p>
          </table:table-cell>
          <table:table-cell office:value-type="float" office:value="0" table:formula="of:=IF([Mads.Q104]-[Mads.J104]&lt;0;[Mads.Q104]-[Mads.J104]+60;[Mads.Q104]-[Mads.J104])-IF([Mads.R104]-[Mads.K104]&lt;0;1;0)" table:style-name="ce2">
            <text:p>0</text:p>
          </table:table-cell>
          <table:table-cell office:value-type="float" office:value="0" table:formula="of:=IF([Mads.R104]-[Mads.K104]&lt;0;[Mads.R104]-[Mads.K104]+60;[Mads.R104]-[Mads.K104])" table:style-name="ce2">
            <text:p>0</text:p>
          </table:table-cell>
          <table:table-cell office:value-type="float" office:value="0" table:formula="of:=[Mads.S104]-[Mads.L104]" table:style-name="ce2">
            <text:p>0</text:p>
          </table:table-cell>
          <table:table-cell office:value-type="float" office:value="0" table:formula="of:=[Mads.T104]-[Mads.M104]" table:style-name="ce9">
            <text:p>0.00</text:p>
          </table:table-cell>
          <table:table-cell office:value-type="float" office:value="0" table:formula="of:=[Mads.U104]-[Mads.N10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ricket Star</text:p>
          </table:table-cell>
          <table:table-cell office:value-type="float" office:value="0" table:formula="of:=[Mads.I105]-[Mads.B105]-IF([Mads.J105]-[Mads.C105]&lt;0;1;0)" table:style-name="ce2">
            <text:p>0</text:p>
          </table:table-cell>
          <table:table-cell office:value-type="float" office:value="0" table:formula="of:=IF([Mads.J105]-[Mads.C105]&lt;0;[Mads.J105]-[Mads.C105]+60;[Mads.J105]-[Mads.C105])-IF([Mads.K105]-[Mads.D105]&lt;0;1;0)" table:style-name="ce2">
            <text:p>0</text:p>
          </table:table-cell>
          <table:table-cell office:value-type="float" office:value="0" table:formula="of:=IF([Mads.K105]-[Mads.D105]&lt;0;[Mads.K105]-[Mads.D105]+60;[Mads.K105]-[Mads.D105])" table:style-name="ce2">
            <text:p>0</text:p>
          </table:table-cell>
          <table:table-cell office:value-type="float" office:value="0" table:formula="of:=[Mads.L105]-[Mads.E105]" table:style-name="ce2">
            <text:p>0</text:p>
          </table:table-cell>
          <table:table-cell office:value-type="float" office:value="0" table:formula="of:=[Mads.M105]-[Mads.F105]" table:style-name="ce9">
            <text:p>0.00</text:p>
          </table:table-cell>
          <table:table-cell office:value-type="float" office:value="0" table:formula="of:=[Mads.N105]-[Mads.G105]" table:style-name="ce2">
            <text:p>0</text:p>
          </table:table-cell>
          <table:table-cell table:style-name="ce2"/>
          <table:table-cell office:value-type="float" office:value="0" table:formula="of:=[Mads.P105]-[Mads.I105]-IF([Mads.Q105]-[Mads.J105]&lt;0;1;0)" table:style-name="ce2">
            <text:p>0</text:p>
          </table:table-cell>
          <table:table-cell office:value-type="float" office:value="0" table:formula="of:=IF([Mads.Q105]-[Mads.J105]&lt;0;[Mads.Q105]-[Mads.J105]+60;[Mads.Q105]-[Mads.J105])-IF([Mads.R105]-[Mads.K105]&lt;0;1;0)" table:style-name="ce2">
            <text:p>0</text:p>
          </table:table-cell>
          <table:table-cell office:value-type="float" office:value="0" table:formula="of:=IF([Mads.R105]-[Mads.K105]&lt;0;[Mads.R105]-[Mads.K105]+60;[Mads.R105]-[Mads.K105])" table:style-name="ce2">
            <text:p>0</text:p>
          </table:table-cell>
          <table:table-cell office:value-type="float" office:value="0" table:formula="of:=[Mads.S105]-[Mads.L105]" table:style-name="ce2">
            <text:p>0</text:p>
          </table:table-cell>
          <table:table-cell office:value-type="float" office:value="0" table:formula="of:=[Mads.T105]-[Mads.M105]" table:style-name="ce9">
            <text:p>0.00</text:p>
          </table:table-cell>
          <table:table-cell office:value-type="float" office:value="0" table:formula="of:=[Mads.U105]-[Mads.N10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Goalie Star</text:p>
          </table:table-cell>
          <table:table-cell office:value-type="float" office:value="0" table:formula="of:=[Mads.I106]-[Mads.B106]-IF([Mads.J106]-[Mads.C106]&lt;0;1;0)" table:style-name="ce2">
            <text:p>0</text:p>
          </table:table-cell>
          <table:table-cell office:value-type="float" office:value="0" table:formula="of:=IF([Mads.J106]-[Mads.C106]&lt;0;[Mads.J106]-[Mads.C106]+60;[Mads.J106]-[Mads.C106])-IF([Mads.K106]-[Mads.D106]&lt;0;1;0)" table:style-name="ce2">
            <text:p>0</text:p>
          </table:table-cell>
          <table:table-cell office:value-type="float" office:value="0" table:formula="of:=IF([Mads.K106]-[Mads.D106]&lt;0;[Mads.K106]-[Mads.D106]+60;[Mads.K106]-[Mads.D106])" table:style-name="ce2">
            <text:p>0</text:p>
          </table:table-cell>
          <table:table-cell office:value-type="float" office:value="0" table:formula="of:=[Mads.L106]-[Mads.E106]" table:style-name="ce2">
            <text:p>0</text:p>
          </table:table-cell>
          <table:table-cell office:value-type="float" office:value="0" table:formula="of:=[Mads.M106]-[Mads.F106]" table:style-name="ce9">
            <text:p>0.00</text:p>
          </table:table-cell>
          <table:table-cell office:value-type="float" office:value="0" table:formula="of:=[Mads.N106]-[Mads.G106]" table:style-name="ce2">
            <text:p>0</text:p>
          </table:table-cell>
          <table:table-cell table:style-name="ce2"/>
          <table:table-cell office:value-type="float" office:value="0" table:formula="of:=[Mads.P106]-[Mads.I106]-IF([Mads.Q106]-[Mads.J106]&lt;0;1;0)" table:style-name="ce2">
            <text:p>0</text:p>
          </table:table-cell>
          <table:table-cell office:value-type="float" office:value="0" table:formula="of:=IF([Mads.Q106]-[Mads.J106]&lt;0;[Mads.Q106]-[Mads.J106]+60;[Mads.Q106]-[Mads.J106])-IF([Mads.R106]-[Mads.K106]&lt;0;1;0)" table:style-name="ce2">
            <text:p>0</text:p>
          </table:table-cell>
          <table:table-cell office:value-type="float" office:value="0" table:formula="of:=IF([Mads.R106]-[Mads.K106]&lt;0;[Mads.R106]-[Mads.K106]+60;[Mads.R106]-[Mads.K106])" table:style-name="ce2">
            <text:p>0</text:p>
          </table:table-cell>
          <table:table-cell office:value-type="float" office:value="0" table:formula="of:=[Mads.S106]-[Mads.L106]" table:style-name="ce2">
            <text:p>0</text:p>
          </table:table-cell>
          <table:table-cell office:value-type="float" office:value="0" table:formula="of:=[Mads.T106]-[Mads.M106]" table:style-name="ce9">
            <text:p>0.00</text:p>
          </table:table-cell>
          <table:table-cell office:value-type="float" office:value="0" table:formula="of:=[Mads.U106]-[Mads.N10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aseball Star</text:p>
          </table:table-cell>
          <table:table-cell office:value-type="float" office:value="0" table:formula="of:=[Mads.I107]-[Mads.B107]-IF([Mads.J107]-[Mads.C107]&lt;0;1;0)" table:style-name="ce2">
            <text:p>0</text:p>
          </table:table-cell>
          <table:table-cell office:value-type="float" office:value="0" table:formula="of:=IF([Mads.J107]-[Mads.C107]&lt;0;[Mads.J107]-[Mads.C107]+60;[Mads.J107]-[Mads.C107])-IF([Mads.K107]-[Mads.D107]&lt;0;1;0)" table:style-name="ce2">
            <text:p>0</text:p>
          </table:table-cell>
          <table:table-cell office:value-type="float" office:value="0" table:formula="of:=IF([Mads.K107]-[Mads.D107]&lt;0;[Mads.K107]-[Mads.D107]+60;[Mads.K107]-[Mads.D107])" table:style-name="ce2">
            <text:p>0</text:p>
          </table:table-cell>
          <table:table-cell office:value-type="float" office:value="0" table:formula="of:=[Mads.L107]-[Mads.E107]" table:style-name="ce2">
            <text:p>0</text:p>
          </table:table-cell>
          <table:table-cell office:value-type="float" office:value="0" table:formula="of:=[Mads.M107]-[Mads.F107]" table:style-name="ce9">
            <text:p>0.00</text:p>
          </table:table-cell>
          <table:table-cell office:value-type="float" office:value="0" table:formula="of:=[Mads.N107]-[Mads.G107]" table:style-name="ce2">
            <text:p>0</text:p>
          </table:table-cell>
          <table:table-cell table:style-name="ce2"/>
          <table:table-cell office:value-type="float" office:value="0" table:formula="of:=[Mads.P107]-[Mads.I107]-IF([Mads.Q107]-[Mads.J107]&lt;0;1;0)" table:style-name="ce2">
            <text:p>0</text:p>
          </table:table-cell>
          <table:table-cell office:value-type="float" office:value="0" table:formula="of:=IF([Mads.Q107]-[Mads.J107]&lt;0;[Mads.Q107]-[Mads.J107]+60;[Mads.Q107]-[Mads.J107])-IF([Mads.R107]-[Mads.K107]&lt;0;1;0)" table:style-name="ce2">
            <text:p>0</text:p>
          </table:table-cell>
          <table:table-cell office:value-type="float" office:value="0" table:formula="of:=IF([Mads.R107]-[Mads.K107]&lt;0;[Mads.R107]-[Mads.K107]+60;[Mads.R107]-[Mads.K107])" table:style-name="ce2">
            <text:p>0</text:p>
          </table:table-cell>
          <table:table-cell office:value-type="float" office:value="0" table:formula="of:=[Mads.S107]-[Mads.L107]" table:style-name="ce2">
            <text:p>0</text:p>
          </table:table-cell>
          <table:table-cell office:value-type="float" office:value="0" table:formula="of:=[Mads.T107]-[Mads.M107]" table:style-name="ce9">
            <text:p>0.00</text:p>
          </table:table-cell>
          <table:table-cell office:value-type="float" office:value="0" table:formula="of:=[Mads.U107]-[Mads.N10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Hockey Star</text:p>
          </table:table-cell>
          <table:table-cell office:value-type="float" office:value="0" table:formula="of:=[Mads.I108]-[Mads.B108]-IF([Mads.J108]-[Mads.C108]&lt;0;1;0)" table:style-name="ce2">
            <text:p>0</text:p>
          </table:table-cell>
          <table:table-cell office:value-type="float" office:value="0" table:formula="of:=IF([Mads.J108]-[Mads.C108]&lt;0;[Mads.J108]-[Mads.C108]+60;[Mads.J108]-[Mads.C108])-IF([Mads.K108]-[Mads.D108]&lt;0;1;0)" table:style-name="ce2">
            <text:p>0</text:p>
          </table:table-cell>
          <table:table-cell office:value-type="float" office:value="0" table:formula="of:=IF([Mads.K108]-[Mads.D108]&lt;0;[Mads.K108]-[Mads.D108]+60;[Mads.K108]-[Mads.D108])" table:style-name="ce2">
            <text:p>0</text:p>
          </table:table-cell>
          <table:table-cell office:value-type="float" office:value="0" table:formula="of:=[Mads.L108]-[Mads.E108]" table:style-name="ce2">
            <text:p>0</text:p>
          </table:table-cell>
          <table:table-cell office:value-type="float" office:value="0" table:formula="of:=[Mads.M108]-[Mads.F108]" table:style-name="ce9">
            <text:p>0.00</text:p>
          </table:table-cell>
          <table:table-cell office:value-type="float" office:value="0" table:formula="of:=[Mads.N108]-[Mads.G108]" table:style-name="ce2">
            <text:p>0</text:p>
          </table:table-cell>
          <table:table-cell table:style-name="ce2"/>
          <table:table-cell office:value-type="float" office:value="0" table:formula="of:=[Mads.P108]-[Mads.I108]-IF([Mads.Q108]-[Mads.J108]&lt;0;1;0)" table:style-name="ce2">
            <text:p>0</text:p>
          </table:table-cell>
          <table:table-cell office:value-type="float" office:value="0" table:formula="of:=IF([Mads.Q108]-[Mads.J108]&lt;0;[Mads.Q108]-[Mads.J108]+60;[Mads.Q108]-[Mads.J108])-IF([Mads.R108]-[Mads.K108]&lt;0;1;0)" table:style-name="ce2">
            <text:p>0</text:p>
          </table:table-cell>
          <table:table-cell office:value-type="float" office:value="0" table:formula="of:=IF([Mads.R108]-[Mads.K108]&lt;0;[Mads.R108]-[Mads.K108]+60;[Mads.R108]-[Mads.K108])" table:style-name="ce2">
            <text:p>0</text:p>
          </table:table-cell>
          <table:table-cell office:value-type="float" office:value="0" table:formula="of:=[Mads.S108]-[Mads.L108]" table:style-name="ce2">
            <text:p>0</text:p>
          </table:table-cell>
          <table:table-cell office:value-type="float" office:value="0" table:formula="of:=[Mads.T108]-[Mads.M108]" table:style-name="ce9">
            <text:p>0.00</text:p>
          </table:table-cell>
          <table:table-cell office:value-type="float" office:value="0" table:formula="of:=[Mads.U108]-[Mads.N10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ugby Star</text:p>
          </table:table-cell>
          <table:table-cell office:value-type="float" office:value="0" table:formula="of:=[Mads.I109]-[Mads.B109]-IF([Mads.J109]-[Mads.C109]&lt;0;1;0)" table:style-name="ce2">
            <text:p>0</text:p>
          </table:table-cell>
          <table:table-cell office:value-type="float" office:value="0" table:formula="of:=IF([Mads.J109]-[Mads.C109]&lt;0;[Mads.J109]-[Mads.C109]+60;[Mads.J109]-[Mads.C109])-IF([Mads.K109]-[Mads.D109]&lt;0;1;0)" table:style-name="ce2">
            <text:p>0</text:p>
          </table:table-cell>
          <table:table-cell office:value-type="float" office:value="0" table:formula="of:=IF([Mads.K109]-[Mads.D109]&lt;0;[Mads.K109]-[Mads.D109]+60;[Mads.K109]-[Mads.D109])" table:style-name="ce2">
            <text:p>0</text:p>
          </table:table-cell>
          <table:table-cell office:value-type="float" office:value="0" table:formula="of:=[Mads.L109]-[Mads.E109]" table:style-name="ce2">
            <text:p>0</text:p>
          </table:table-cell>
          <table:table-cell office:value-type="float" office:value="0" table:formula="of:=[Mads.M109]-[Mads.F109]" table:style-name="ce9">
            <text:p>0.00</text:p>
          </table:table-cell>
          <table:table-cell office:value-type="float" office:value="1" table:formula="of:=[Mads.N109]-[Mads.G109]" table:style-name="ce2">
            <text:p>1</text:p>
          </table:table-cell>
          <table:table-cell table:style-name="ce2"/>
          <table:table-cell office:value-type="float" office:value="0" table:formula="of:=[Mads.P109]-[Mads.I109]-IF([Mads.Q109]-[Mads.J109]&lt;0;1;0)" table:style-name="ce2">
            <text:p>0</text:p>
          </table:table-cell>
          <table:table-cell office:value-type="float" office:value="0" table:formula="of:=IF([Mads.Q109]-[Mads.J109]&lt;0;[Mads.Q109]-[Mads.J109]+60;[Mads.Q109]-[Mads.J109])-IF([Mads.R109]-[Mads.K109]&lt;0;1;0)" table:style-name="ce2">
            <text:p>0</text:p>
          </table:table-cell>
          <table:table-cell office:value-type="float" office:value="0" table:formula="of:=IF([Mads.R109]-[Mads.K109]&lt;0;[Mads.R109]-[Mads.K109]+60;[Mads.R109]-[Mads.K109])" table:style-name="ce2">
            <text:p>0</text:p>
          </table:table-cell>
          <table:table-cell office:value-type="float" office:value="0" table:formula="of:=[Mads.S109]-[Mads.L109]" table:style-name="ce2">
            <text:p>0</text:p>
          </table:table-cell>
          <table:table-cell office:value-type="float" office:value="0" table:formula="of:=[Mads.T109]-[Mads.M109]" table:style-name="ce9">
            <text:p>0.00</text:p>
          </table:table-cell>
          <table:table-cell office:value-type="float" office:value="0" table:formula="of:=[Mads.U109]-[Mads.N10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Wrestling Star</text:p>
          </table:table-cell>
          <table:table-cell office:value-type="float" office:value="0" table:formula="of:=[Mads.I110]-[Mads.B110]-IF([Mads.J110]-[Mads.C110]&lt;0;1;0)" table:style-name="ce2">
            <text:p>0</text:p>
          </table:table-cell>
          <table:table-cell office:value-type="float" office:value="16" table:formula="of:=IF([Mads.J110]-[Mads.C110]&lt;0;[Mads.J110]-[Mads.C110]+60;[Mads.J110]-[Mads.C110])-IF([Mads.K110]-[Mads.D110]&lt;0;1;0)" table:style-name="ce2">
            <text:p>16</text:p>
          </table:table-cell>
          <table:table-cell office:value-type="float" office:value="34" table:formula="of:=IF([Mads.K110]-[Mads.D110]&lt;0;[Mads.K110]-[Mads.D110]+60;[Mads.K110]-[Mads.D110])" table:style-name="ce2">
            <text:p>34</text:p>
          </table:table-cell>
          <table:table-cell office:value-type="float" office:value="8888" table:formula="of:=[Mads.L110]-[Mads.E110]" table:style-name="ce2">
            <text:p>8888</text:p>
          </table:table-cell>
          <table:table-cell office:value-type="float" office:value="98.900988556292305" table:formula="of:=[Mads.M110]-[Mads.F110]" table:style-name="ce9">
            <text:p>98.90</text:p>
          </table:table-cell>
          <table:table-cell office:value-type="float" office:value="3" table:formula="of:=[Mads.N110]-[Mads.G110]" table:style-name="ce2">
            <text:p>3</text:p>
          </table:table-cell>
          <table:table-cell table:style-name="ce2"/>
          <table:table-cell office:value-type="float" office:value="0" table:formula="of:=[Mads.P110]-[Mads.I110]-IF([Mads.Q110]-[Mads.J110]&lt;0;1;0)" table:style-name="ce2">
            <text:p>0</text:p>
          </table:table-cell>
          <table:table-cell office:value-type="float" office:value="0" table:formula="of:=IF([Mads.Q110]-[Mads.J110]&lt;0;[Mads.Q110]-[Mads.J110]+60;[Mads.Q110]-[Mads.J110])-IF([Mads.R110]-[Mads.K110]&lt;0;1;0)" table:style-name="ce2">
            <text:p>0</text:p>
          </table:table-cell>
          <table:table-cell office:value-type="float" office:value="0" table:formula="of:=IF([Mads.R110]-[Mads.K110]&lt;0;[Mads.R110]-[Mads.K110]+60;[Mads.R110]-[Mads.K110])" table:style-name="ce2">
            <text:p>0</text:p>
          </table:table-cell>
          <table:table-cell office:value-type="float" office:value="0" table:formula="of:=[Mads.S110]-[Mads.L110]" table:style-name="ce2">
            <text:p>0</text:p>
          </table:table-cell>
          <table:table-cell office:value-type="float" office:value="0" table:formula="of:=[Mads.T110]-[Mads.M110]" table:style-name="ce9">
            <text:p>0.00</text:p>
          </table:table-cell>
          <table:table-cell office:value-type="float" office:value="0" table:formula="of:=[Mads.U110]-[Mads.N11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Golf Star</text:p>
          </table:table-cell>
          <table:table-cell office:value-type="float" office:value="0" table:formula="of:=[Mads.I111]-[Mads.B111]-IF([Mads.J111]-[Mads.C111]&lt;0;1;0)" table:style-name="ce2">
            <text:p>0</text:p>
          </table:table-cell>
          <table:table-cell office:value-type="float" office:value="0" table:formula="of:=IF([Mads.J111]-[Mads.C111]&lt;0;[Mads.J111]-[Mads.C111]+60;[Mads.J111]-[Mads.C111])-IF([Mads.K111]-[Mads.D111]&lt;0;1;0)" table:style-name="ce2">
            <text:p>0</text:p>
          </table:table-cell>
          <table:table-cell office:value-type="float" office:value="0" table:formula="of:=IF([Mads.K111]-[Mads.D111]&lt;0;[Mads.K111]-[Mads.D111]+60;[Mads.K111]-[Mads.D111])" table:style-name="ce2">
            <text:p>0</text:p>
          </table:table-cell>
          <table:table-cell office:value-type="float" office:value="0" table:formula="of:=[Mads.L111]-[Mads.E111]" table:style-name="ce2">
            <text:p>0</text:p>
          </table:table-cell>
          <table:table-cell office:value-type="float" office:value="0" table:formula="of:=[Mads.M111]-[Mads.F111]" table:style-name="ce9">
            <text:p>0.00</text:p>
          </table:table-cell>
          <table:table-cell office:value-type="float" office:value="0" table:formula="of:=[Mads.N111]-[Mads.G111]" table:style-name="ce2">
            <text:p>0</text:p>
          </table:table-cell>
          <table:table-cell table:style-name="ce2"/>
          <table:table-cell office:value-type="float" office:value="0" table:formula="of:=[Mads.P111]-[Mads.I111]-IF([Mads.Q111]-[Mads.J111]&lt;0;1;0)" table:style-name="ce2">
            <text:p>0</text:p>
          </table:table-cell>
          <table:table-cell office:value-type="float" office:value="0" table:formula="of:=IF([Mads.Q111]-[Mads.J111]&lt;0;[Mads.Q111]-[Mads.J111]+60;[Mads.Q111]-[Mads.J111])-IF([Mads.R111]-[Mads.K111]&lt;0;1;0)" table:style-name="ce2">
            <text:p>0</text:p>
          </table:table-cell>
          <table:table-cell office:value-type="float" office:value="0" table:formula="of:=IF([Mads.R111]-[Mads.K111]&lt;0;[Mads.R111]-[Mads.K111]+60;[Mads.R111]-[Mads.K111])" table:style-name="ce2">
            <text:p>0</text:p>
          </table:table-cell>
          <table:table-cell office:value-type="float" office:value="0" table:formula="of:=[Mads.S111]-[Mads.L111]" table:style-name="ce2">
            <text:p>0</text:p>
          </table:table-cell>
          <table:table-cell office:value-type="float" office:value="0" table:formula="of:=[Mads.T111]-[Mads.M111]" table:style-name="ce9">
            <text:p>0.00</text:p>
          </table:table-cell>
          <table:table-cell office:value-type="float" office:value="0" table:formula="of:=[Mads.U111]-[Mads.N11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oto-X Star</text:p>
          </table:table-cell>
          <table:table-cell office:value-type="float" office:value="0" table:formula="of:=[Mads.I112]-[Mads.B112]-IF([Mads.J112]-[Mads.C112]&lt;0;1;0)" table:style-name="ce2">
            <text:p>0</text:p>
          </table:table-cell>
          <table:table-cell office:value-type="float" office:value="0" table:formula="of:=IF([Mads.J112]-[Mads.C112]&lt;0;[Mads.J112]-[Mads.C112]+60;[Mads.J112]-[Mads.C112])-IF([Mads.K112]-[Mads.D112]&lt;0;1;0)" table:style-name="ce2">
            <text:p>0</text:p>
          </table:table-cell>
          <table:table-cell office:value-type="float" office:value="0" table:formula="of:=IF([Mads.K112]-[Mads.D112]&lt;0;[Mads.K112]-[Mads.D112]+60;[Mads.K112]-[Mads.D112])" table:style-name="ce2">
            <text:p>0</text:p>
          </table:table-cell>
          <table:table-cell office:value-type="float" office:value="0" table:formula="of:=[Mads.L112]-[Mads.E112]" table:style-name="ce2">
            <text:p>0</text:p>
          </table:table-cell>
          <table:table-cell office:value-type="float" office:value="0" table:formula="of:=[Mads.M112]-[Mads.F112]" table:style-name="ce9">
            <text:p>0.00</text:p>
          </table:table-cell>
          <table:table-cell office:value-type="float" office:value="1" table:formula="of:=[Mads.N112]-[Mads.G112]" table:style-name="ce2">
            <text:p>1</text:p>
          </table:table-cell>
          <table:table-cell table:style-name="ce2"/>
          <table:table-cell office:value-type="float" office:value="0" table:formula="of:=[Mads.P112]-[Mads.I112]-IF([Mads.Q112]-[Mads.J112]&lt;0;1;0)" table:style-name="ce2">
            <text:p>0</text:p>
          </table:table-cell>
          <table:table-cell office:value-type="float" office:value="0" table:formula="of:=IF([Mads.Q112]-[Mads.J112]&lt;0;[Mads.Q112]-[Mads.J112]+60;[Mads.Q112]-[Mads.J112])-IF([Mads.R112]-[Mads.K112]&lt;0;1;0)" table:style-name="ce2">
            <text:p>0</text:p>
          </table:table-cell>
          <table:table-cell office:value-type="float" office:value="0" table:formula="of:=IF([Mads.R112]-[Mads.K112]&lt;0;[Mads.R112]-[Mads.K112]+60;[Mads.R112]-[Mads.K112])" table:style-name="ce2">
            <text:p>0</text:p>
          </table:table-cell>
          <table:table-cell office:value-type="float" office:value="0" table:formula="of:=[Mads.S112]-[Mads.L112]" table:style-name="ce2">
            <text:p>0</text:p>
          </table:table-cell>
          <table:table-cell office:value-type="float" office:value="0" table:formula="of:=[Mads.T112]-[Mads.M112]" table:style-name="ce9">
            <text:p>0.00</text:p>
          </table:table-cell>
          <table:table-cell office:value-type="float" office:value="0" table:formula="of:=[Mads.U112]-[Mads.N11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ennis Star</text:p>
          </table:table-cell>
          <table:table-cell office:value-type="float" office:value="0" table:formula="of:=[Mads.I113]-[Mads.B113]-IF([Mads.J113]-[Mads.C113]&lt;0;1;0)" table:style-name="ce2">
            <text:p>0</text:p>
          </table:table-cell>
          <table:table-cell office:value-type="float" office:value="0" table:formula="of:=IF([Mads.J113]-[Mads.C113]&lt;0;[Mads.J113]-[Mads.C113]+60;[Mads.J113]-[Mads.C113])-IF([Mads.K113]-[Mads.D113]&lt;0;1;0)" table:style-name="ce2">
            <text:p>0</text:p>
          </table:table-cell>
          <table:table-cell office:value-type="float" office:value="0" table:formula="of:=IF([Mads.K113]-[Mads.D113]&lt;0;[Mads.K113]-[Mads.D113]+60;[Mads.K113]-[Mads.D113])" table:style-name="ce2">
            <text:p>0</text:p>
          </table:table-cell>
          <table:table-cell office:value-type="float" office:value="0" table:formula="of:=[Mads.L113]-[Mads.E113]" table:style-name="ce2">
            <text:p>0</text:p>
          </table:table-cell>
          <table:table-cell office:value-type="float" office:value="0" table:formula="of:=[Mads.M113]-[Mads.F113]" table:style-name="ce9">
            <text:p>0.00</text:p>
          </table:table-cell>
          <table:table-cell office:value-type="float" office:value="0" table:formula="of:=[Mads.N113]-[Mads.G113]" table:style-name="ce2">
            <text:p>0</text:p>
          </table:table-cell>
          <table:table-cell table:style-name="ce2"/>
          <table:table-cell office:value-type="float" office:value="0" table:formula="of:=[Mads.P113]-[Mads.I113]-IF([Mads.Q113]-[Mads.J113]&lt;0;1;0)" table:style-name="ce2">
            <text:p>0</text:p>
          </table:table-cell>
          <table:table-cell office:value-type="float" office:value="0" table:formula="of:=IF([Mads.Q113]-[Mads.J113]&lt;0;[Mads.Q113]-[Mads.J113]+60;[Mads.Q113]-[Mads.J113])-IF([Mads.R113]-[Mads.K113]&lt;0;1;0)" table:style-name="ce2">
            <text:p>0</text:p>
          </table:table-cell>
          <table:table-cell office:value-type="float" office:value="0" table:formula="of:=IF([Mads.R113]-[Mads.K113]&lt;0;[Mads.R113]-[Mads.K113]+60;[Mads.R113]-[Mads.K113])" table:style-name="ce2">
            <text:p>0</text:p>
          </table:table-cell>
          <table:table-cell office:value-type="float" office:value="0" table:formula="of:=[Mads.S113]-[Mads.L113]" table:style-name="ce2">
            <text:p>0</text:p>
          </table:table-cell>
          <table:table-cell office:value-type="float" office:value="0" table:formula="of:=[Mads.T113]-[Mads.M113]" table:style-name="ce9">
            <text:p>0.00</text:p>
          </table:table-cell>
          <table:table-cell office:value-type="float" office:value="0" table:formula="of:=[Mads.U113]-[Mads.N113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Imp</text:p>
          </table:table-cell>
          <table:table-cell office:value-type="float" office:value="0" table:formula="of:=[Mads.I115]-[Mads.B115]-IF([Mads.J115]-[Mads.C115]&lt;0;1;0)" table:style-name="ce2">
            <text:p>0</text:p>
          </table:table-cell>
          <table:table-cell office:value-type="float" office:value="27" table:formula="of:=IF([Mads.J115]-[Mads.C115]&lt;0;[Mads.J115]-[Mads.C115]+60;[Mads.J115]-[Mads.C115])-IF([Mads.K115]-[Mads.D115]&lt;0;1;0)" table:style-name="ce2">
            <text:p>27</text:p>
          </table:table-cell>
          <table:table-cell office:value-type="float" office:value="31" table:formula="of:=IF([Mads.K115]-[Mads.D115]&lt;0;[Mads.K115]-[Mads.D115]+60;[Mads.K115]-[Mads.D115])" table:style-name="ce2">
            <text:p>31</text:p>
          </table:table-cell>
          <table:table-cell office:value-type="float" office:value="4171" table:formula="of:=[Mads.L115]-[Mads.E115]" table:style-name="ce2">
            <text:p>4171</text:p>
          </table:table-cell>
          <table:table-cell office:value-type="float" office:value="5.8503134615984465" table:formula="of:=[Mads.M115]-[Mads.F115]" table:style-name="ce9">
            <text:p>5.85</text:p>
          </table:table-cell>
          <table:table-cell office:value-type="float" office:value="2" table:formula="of:=[Mads.N115]-[Mads.G115]" table:style-name="ce2">
            <text:p>2</text:p>
          </table:table-cell>
          <table:table-cell table:style-name="ce2"/>
          <table:table-cell office:value-type="float" office:value="0" table:formula="of:=[Mads.P115]-[Mads.I115]-IF([Mads.Q115]-[Mads.J115]&lt;0;1;0)" table:style-name="ce2">
            <text:p>0</text:p>
          </table:table-cell>
          <table:table-cell office:value-type="float" office:value="5" table:formula="of:=IF([Mads.Q115]-[Mads.J115]&lt;0;[Mads.Q115]-[Mads.J115]+60;[Mads.Q115]-[Mads.J115])-IF([Mads.R115]-[Mads.K115]&lt;0;1;0)" table:style-name="ce2">
            <text:p>5</text:p>
          </table:table-cell>
          <table:table-cell office:value-type="float" office:value="10" table:formula="of:=IF([Mads.R115]-[Mads.K115]&lt;0;[Mads.R115]-[Mads.K115]+60;[Mads.R115]-[Mads.K115])" table:style-name="ce2">
            <text:p>10</text:p>
          </table:table-cell>
          <table:table-cell office:value-type="float" office:value="0" table:formula="of:=[Mads.S115]-[Mads.L115]" table:style-name="ce2">
            <text:p>0</text:p>
          </table:table-cell>
          <table:table-cell office:value-type="float" office:value="-2.8120907734494125" table:formula="of:=[Mads.T115]-[Mads.M115]" table:style-name="ce9">
            <text:p>-2.81</text:p>
          </table:table-cell>
          <table:table-cell office:value-type="float" office:value="0" table:formula="of:=[Mads.U115]-[Mads.N11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il' Drake</text:p>
          </table:table-cell>
          <table:table-cell office:value-type="float" office:value="0" table:formula="of:=[Mads.I116]-[Mads.B116]-IF([Mads.J116]-[Mads.C116]&lt;0;1;0)" table:style-name="ce2">
            <text:p>0</text:p>
          </table:table-cell>
          <table:table-cell office:value-type="float" office:value="0" table:formula="of:=IF([Mads.J116]-[Mads.C116]&lt;0;[Mads.J116]-[Mads.C116]+60;[Mads.J116]-[Mads.C116])-IF([Mads.K116]-[Mads.D116]&lt;0;1;0)" table:style-name="ce2">
            <text:p>0</text:p>
          </table:table-cell>
          <table:table-cell office:value-type="float" office:value="0" table:formula="of:=IF([Mads.K116]-[Mads.D116]&lt;0;[Mads.K116]-[Mads.D116]+60;[Mads.K116]-[Mads.D116])" table:style-name="ce2">
            <text:p>0</text:p>
          </table:table-cell>
          <table:table-cell office:value-type="float" office:value="0" table:formula="of:=[Mads.L116]-[Mads.E116]" table:style-name="ce2">
            <text:p>0</text:p>
          </table:table-cell>
          <table:table-cell office:value-type="float" office:value="0" table:formula="of:=[Mads.M116]-[Mads.F116]" table:style-name="ce9">
            <text:p>0.00</text:p>
          </table:table-cell>
          <table:table-cell office:value-type="float" office:value="0" table:formula="of:=[Mads.N116]-[Mads.G116]" table:style-name="ce2">
            <text:p>0</text:p>
          </table:table-cell>
          <table:table-cell table:style-name="ce2"/>
          <table:table-cell office:value-type="float" office:value="0" table:formula="of:=[Mads.P116]-[Mads.I116]-IF([Mads.Q116]-[Mads.J116]&lt;0;1;0)" table:style-name="ce2">
            <text:p>0</text:p>
          </table:table-cell>
          <table:table-cell office:value-type="float" office:value="0" table:formula="of:=IF([Mads.Q116]-[Mads.J116]&lt;0;[Mads.Q116]-[Mads.J116]+60;[Mads.Q116]-[Mads.J116])-IF([Mads.R116]-[Mads.K116]&lt;0;1;0)" table:style-name="ce2">
            <text:p>0</text:p>
          </table:table-cell>
          <table:table-cell office:value-type="float" office:value="0" table:formula="of:=IF([Mads.R116]-[Mads.K116]&lt;0;[Mads.R116]-[Mads.K116]+60;[Mads.R116]-[Mads.K116])" table:style-name="ce2">
            <text:p>0</text:p>
          </table:table-cell>
          <table:table-cell office:value-type="float" office:value="0" table:formula="of:=[Mads.S116]-[Mads.L116]" table:style-name="ce2">
            <text:p>0</text:p>
          </table:table-cell>
          <table:table-cell office:value-type="float" office:value="0" table:formula="of:=[Mads.T116]-[Mads.M116]" table:style-name="ce9">
            <text:p>0.00</text:p>
          </table:table-cell>
          <table:table-cell office:value-type="float" office:value="0" table:formula="of:=[Mads.U116]-[Mads.N11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ylon Imp</text:p>
          </table:table-cell>
          <table:table-cell office:value-type="float" office:value="0" table:formula="of:=[Mads.I117]-[Mads.B117]-IF([Mads.J117]-[Mads.C117]&lt;0;1;0)" table:style-name="ce2">
            <text:p>0</text:p>
          </table:table-cell>
          <table:table-cell office:value-type="float" office:value="0" table:formula="of:=IF([Mads.J117]-[Mads.C117]&lt;0;[Mads.J117]-[Mads.C117]+60;[Mads.J117]-[Mads.C117])-IF([Mads.K117]-[Mads.D117]&lt;0;1;0)" table:style-name="ce2">
            <text:p>0</text:p>
          </table:table-cell>
          <table:table-cell office:value-type="float" office:value="0" table:formula="of:=IF([Mads.K117]-[Mads.D117]&lt;0;[Mads.K117]-[Mads.D117]+60;[Mads.K117]-[Mads.D117])" table:style-name="ce2">
            <text:p>0</text:p>
          </table:table-cell>
          <table:table-cell office:value-type="float" office:value="0" table:formula="of:=[Mads.L117]-[Mads.E117]" table:style-name="ce2">
            <text:p>0</text:p>
          </table:table-cell>
          <table:table-cell office:value-type="float" office:value="0" table:formula="of:=[Mads.M117]-[Mads.F117]" table:style-name="ce9">
            <text:p>0.00</text:p>
          </table:table-cell>
          <table:table-cell office:value-type="float" office:value="1" table:formula="of:=[Mads.N117]-[Mads.G117]" table:style-name="ce2">
            <text:p>1</text:p>
          </table:table-cell>
          <table:table-cell table:style-name="ce2"/>
          <table:table-cell office:value-type="float" office:value="0" table:formula="of:=[Mads.P117]-[Mads.I117]-IF([Mads.Q117]-[Mads.J117]&lt;0;1;0)" table:style-name="ce2">
            <text:p>0</text:p>
          </table:table-cell>
          <table:table-cell office:value-type="float" office:value="53" table:formula="of:=IF([Mads.Q117]-[Mads.J117]&lt;0;[Mads.Q117]-[Mads.J117]+60;[Mads.Q117]-[Mads.J117])-IF([Mads.R117]-[Mads.K117]&lt;0;1;0)" table:style-name="ce2">
            <text:p>53</text:p>
          </table:table-cell>
          <table:table-cell office:value-type="float" office:value="31" table:formula="of:=IF([Mads.R117]-[Mads.K117]&lt;0;[Mads.R117]-[Mads.K117]+60;[Mads.R117]-[Mads.K117])" table:style-name="ce2">
            <text:p>31</text:p>
          </table:table-cell>
          <table:table-cell office:value-type="float" office:value="23288" table:formula="of:=[Mads.S117]-[Mads.L117]" table:style-name="ce2">
            <text:p>23288</text:p>
          </table:table-cell>
          <table:table-cell office:value-type="float" office:value="435.15415758330738" table:formula="of:=[Mads.T117]-[Mads.M117]" table:style-name="ce9">
            <text:p>435.15</text:p>
          </table:table-cell>
          <table:table-cell office:value-type="float" office:value="10" table:formula="of:=[Mads.U117]-[Mads.N117]" table:style-name="ce2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.H.R.IMP</text:p>
          </table:table-cell>
          <table:table-cell office:value-type="float" office:value="0" table:formula="of:=[Mads.I118]-[Mads.B118]-IF([Mads.J118]-[Mads.C118]&lt;0;1;0)" table:style-name="ce2">
            <text:p>0</text:p>
          </table:table-cell>
          <table:table-cell office:value-type="float" office:value="0" table:formula="of:=IF([Mads.J118]-[Mads.C118]&lt;0;[Mads.J118]-[Mads.C118]+60;[Mads.J118]-[Mads.C118])-IF([Mads.K118]-[Mads.D118]&lt;0;1;0)" table:style-name="ce2">
            <text:p>0</text:p>
          </table:table-cell>
          <table:table-cell office:value-type="float" office:value="0" table:formula="of:=IF([Mads.K118]-[Mads.D118]&lt;0;[Mads.K118]-[Mads.D118]+60;[Mads.K118]-[Mads.D118])" table:style-name="ce2">
            <text:p>0</text:p>
          </table:table-cell>
          <table:table-cell office:value-type="float" office:value="0" table:formula="of:=[Mads.L118]-[Mads.E118]" table:style-name="ce2">
            <text:p>0</text:p>
          </table:table-cell>
          <table:table-cell office:value-type="float" office:value="0" table:formula="of:=[Mads.M118]-[Mads.F118]" table:style-name="ce9">
            <text:p>0.00</text:p>
          </table:table-cell>
          <table:table-cell office:value-type="float" office:value="0" table:formula="of:=[Mads.N118]-[Mads.G118]" table:style-name="ce2">
            <text:p>0</text:p>
          </table:table-cell>
          <table:table-cell table:style-name="ce2"/>
          <table:table-cell office:value-type="float" office:value="0" table:formula="of:=[Mads.P118]-[Mads.I118]-IF([Mads.Q118]-[Mads.J118]&lt;0;1;0)" table:style-name="ce2">
            <text:p>0</text:p>
          </table:table-cell>
          <table:table-cell office:value-type="float" office:value="0" table:formula="of:=IF([Mads.Q118]-[Mads.J118]&lt;0;[Mads.Q118]-[Mads.J118]+60;[Mads.Q118]-[Mads.J118])-IF([Mads.R118]-[Mads.K118]&lt;0;1;0)" table:style-name="ce2">
            <text:p>0</text:p>
          </table:table-cell>
          <table:table-cell office:value-type="float" office:value="0" table:formula="of:=IF([Mads.R118]-[Mads.K118]&lt;0;[Mads.R118]-[Mads.K118]+60;[Mads.R118]-[Mads.K118])" table:style-name="ce2">
            <text:p>0</text:p>
          </table:table-cell>
          <table:table-cell office:value-type="float" office:value="0" table:formula="of:=[Mads.S118]-[Mads.L118]" table:style-name="ce2">
            <text:p>0</text:p>
          </table:table-cell>
          <table:table-cell office:value-type="float" office:value="0" table:formula="of:=[Mads.T118]-[Mads.M118]" table:style-name="ce9">
            <text:p>0.00</text:p>
          </table:table-cell>
          <table:table-cell office:value-type="float" office:value="0" table:formula="of:=[Mads.U118]-[Mads.N11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Z7 Imp</text:p>
          </table:table-cell>
          <table:table-cell office:value-type="float" office:value="0" table:formula="of:=[Mads.I119]-[Mads.B119]-IF([Mads.J119]-[Mads.C119]&lt;0;1;0)" table:style-name="ce2">
            <text:p>0</text:p>
          </table:table-cell>
          <table:table-cell office:value-type="float" office:value="0" table:formula="of:=IF([Mads.J119]-[Mads.C119]&lt;0;[Mads.J119]-[Mads.C119]+60;[Mads.J119]-[Mads.C119])-IF([Mads.K119]-[Mads.D119]&lt;0;1;0)" table:style-name="ce2">
            <text:p>0</text:p>
          </table:table-cell>
          <table:table-cell office:value-type="float" office:value="0" table:formula="of:=IF([Mads.K119]-[Mads.D119]&lt;0;[Mads.K119]-[Mads.D119]+60;[Mads.K119]-[Mads.D119])" table:style-name="ce2">
            <text:p>0</text:p>
          </table:table-cell>
          <table:table-cell office:value-type="float" office:value="0" table:formula="of:=[Mads.L119]-[Mads.E119]" table:style-name="ce2">
            <text:p>0</text:p>
          </table:table-cell>
          <table:table-cell office:value-type="float" office:value="0" table:formula="of:=[Mads.M119]-[Mads.F119]" table:style-name="ce9">
            <text:p>0.00</text:p>
          </table:table-cell>
          <table:table-cell office:value-type="float" office:value="0" table:formula="of:=[Mads.N119]-[Mads.G119]" table:style-name="ce2">
            <text:p>0</text:p>
          </table:table-cell>
          <table:table-cell table:style-name="ce2"/>
          <table:table-cell office:value-type="float" office:value="0" table:formula="of:=[Mads.P119]-[Mads.I119]-IF([Mads.Q119]-[Mads.J119]&lt;0;1;0)" table:style-name="ce2">
            <text:p>0</text:p>
          </table:table-cell>
          <table:table-cell office:value-type="float" office:value="0" table:formula="of:=IF([Mads.Q119]-[Mads.J119]&lt;0;[Mads.Q119]-[Mads.J119]+60;[Mads.Q119]-[Mads.J119])-IF([Mads.R119]-[Mads.K119]&lt;0;1;0)" table:style-name="ce2">
            <text:p>0</text:p>
          </table:table-cell>
          <table:table-cell office:value-type="float" office:value="0" table:formula="of:=IF([Mads.R119]-[Mads.K119]&lt;0;[Mads.R119]-[Mads.K119]+60;[Mads.R119]-[Mads.K119])" table:style-name="ce2">
            <text:p>0</text:p>
          </table:table-cell>
          <table:table-cell office:value-type="float" office:value="0" table:formula="of:=[Mads.S119]-[Mads.L119]" table:style-name="ce2">
            <text:p>0</text:p>
          </table:table-cell>
          <table:table-cell office:value-type="float" office:value="0" table:formula="of:=[Mads.T119]-[Mads.M119]" table:style-name="ce9">
            <text:p>0.00</text:p>
          </table:table-cell>
          <table:table-cell office:value-type="float" office:value="0" table:formula="of:=[Mads.U119]-[Mads.N11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ty Imp</text:p>
          </table:table-cell>
          <table:table-cell office:value-type="float" office:value="0" table:formula="of:=[Mads.I120]-[Mads.B120]-IF([Mads.J120]-[Mads.C120]&lt;0;1;0)" table:style-name="ce2">
            <text:p>0</text:p>
          </table:table-cell>
          <table:table-cell office:value-type="float" office:value="0" table:formula="of:=IF([Mads.J120]-[Mads.C120]&lt;0;[Mads.J120]-[Mads.C120]+60;[Mads.J120]-[Mads.C120])-IF([Mads.K120]-[Mads.D120]&lt;0;1;0)" table:style-name="ce2">
            <text:p>0</text:p>
          </table:table-cell>
          <table:table-cell office:value-type="float" office:value="0" table:formula="of:=IF([Mads.K120]-[Mads.D120]&lt;0;[Mads.K120]-[Mads.D120]+60;[Mads.K120]-[Mads.D120])" table:style-name="ce2">
            <text:p>0</text:p>
          </table:table-cell>
          <table:table-cell office:value-type="float" office:value="0" table:formula="of:=[Mads.L120]-[Mads.E120]" table:style-name="ce2">
            <text:p>0</text:p>
          </table:table-cell>
          <table:table-cell office:value-type="float" office:value="0" table:formula="of:=[Mads.M120]-[Mads.F120]" table:style-name="ce9">
            <text:p>0.00</text:p>
          </table:table-cell>
          <table:table-cell office:value-type="float" office:value="0" table:formula="of:=[Mads.N120]-[Mads.G120]" table:style-name="ce2">
            <text:p>0</text:p>
          </table:table-cell>
          <table:table-cell table:style-name="ce2"/>
          <table:table-cell office:value-type="float" office:value="0" table:formula="of:=[Mads.P120]-[Mads.I120]-IF([Mads.Q120]-[Mads.J120]&lt;0;1;0)" table:style-name="ce2">
            <text:p>0</text:p>
          </table:table-cell>
          <table:table-cell office:value-type="float" office:value="0" table:formula="of:=IF([Mads.Q120]-[Mads.J120]&lt;0;[Mads.Q120]-[Mads.J120]+60;[Mads.Q120]-[Mads.J120])-IF([Mads.R120]-[Mads.K120]&lt;0;1;0)" table:style-name="ce2">
            <text:p>0</text:p>
          </table:table-cell>
          <table:table-cell office:value-type="float" office:value="0" table:formula="of:=IF([Mads.R120]-[Mads.K120]&lt;0;[Mads.R120]-[Mads.K120]+60;[Mads.R120]-[Mads.K120])" table:style-name="ce2">
            <text:p>0</text:p>
          </table:table-cell>
          <table:table-cell office:value-type="float" office:value="0" table:formula="of:=[Mads.S120]-[Mads.L120]" table:style-name="ce2">
            <text:p>0</text:p>
          </table:table-cell>
          <table:table-cell office:value-type="float" office:value="0" table:formula="of:=[Mads.T120]-[Mads.M120]" table:style-name="ce9">
            <text:p>0.00</text:p>
          </table:table-cell>
          <table:table-cell office:value-type="float" office:value="0" table:formula="of:=[Mads.U120]-[Mads.N12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callywag Imp</text:p>
          </table:table-cell>
          <table:table-cell office:value-type="float" office:value="0" table:formula="of:=[Mads.I121]-[Mads.B121]-IF([Mads.J121]-[Mads.C121]&lt;0;1;0)" table:style-name="ce2">
            <text:p>0</text:p>
          </table:table-cell>
          <table:table-cell office:value-type="float" office:value="0" table:formula="of:=IF([Mads.J121]-[Mads.C121]&lt;0;[Mads.J121]-[Mads.C121]+60;[Mads.J121]-[Mads.C121])-IF([Mads.K121]-[Mads.D121]&lt;0;1;0)" table:style-name="ce2">
            <text:p>0</text:p>
          </table:table-cell>
          <table:table-cell office:value-type="float" office:value="0" table:formula="of:=IF([Mads.K121]-[Mads.D121]&lt;0;[Mads.K121]-[Mads.D121]+60;[Mads.K121]-[Mads.D121])" table:style-name="ce2">
            <text:p>0</text:p>
          </table:table-cell>
          <table:table-cell office:value-type="float" office:value="0" table:formula="of:=[Mads.L121]-[Mads.E121]" table:style-name="ce2">
            <text:p>0</text:p>
          </table:table-cell>
          <table:table-cell office:value-type="float" office:value="0" table:formula="of:=[Mads.M121]-[Mads.F121]" table:style-name="ce9">
            <text:p>0.00</text:p>
          </table:table-cell>
          <table:table-cell office:value-type="float" office:value="0" table:formula="of:=[Mads.N121]-[Mads.G121]" table:style-name="ce2">
            <text:p>0</text:p>
          </table:table-cell>
          <table:table-cell table:style-name="ce2"/>
          <table:table-cell office:value-type="float" office:value="0" table:formula="of:=[Mads.P121]-[Mads.I121]-IF([Mads.Q121]-[Mads.J121]&lt;0;1;0)" table:style-name="ce2">
            <text:p>0</text:p>
          </table:table-cell>
          <table:table-cell office:value-type="float" office:value="0" table:formula="of:=IF([Mads.Q121]-[Mads.J121]&lt;0;[Mads.Q121]-[Mads.J121]+60;[Mads.Q121]-[Mads.J121])-IF([Mads.R121]-[Mads.K121]&lt;0;1;0)" table:style-name="ce2">
            <text:p>0</text:p>
          </table:table-cell>
          <table:table-cell office:value-type="float" office:value="0" table:formula="of:=IF([Mads.R121]-[Mads.K121]&lt;0;[Mads.R121]-[Mads.K121]+60;[Mads.R121]-[Mads.K121])" table:style-name="ce2">
            <text:p>0</text:p>
          </table:table-cell>
          <table:table-cell office:value-type="float" office:value="0" table:formula="of:=[Mads.S121]-[Mads.L121]" table:style-name="ce2">
            <text:p>0</text:p>
          </table:table-cell>
          <table:table-cell office:value-type="float" office:value="0" table:formula="of:=[Mads.T121]-[Mads.M121]" table:style-name="ce9">
            <text:p>0.00</text:p>
          </table:table-cell>
          <table:table-cell office:value-type="float" office:value="0" table:formula="of:=[Mads.U121]-[Mads.N121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aptain Deadbeard</text:p>
          </table:table-cell>
          <table:table-cell office:value-type="float" office:value="0" table:formula="of:=[Mads.I123]-[Mads.B123]-IF([Mads.J123]-[Mads.C123]&lt;0;1;0)" table:style-name="ce2">
            <text:p>0</text:p>
          </table:table-cell>
          <table:table-cell office:value-type="float" office:value="0" table:formula="of:=IF([Mads.J123]-[Mads.C123]&lt;0;[Mads.J123]-[Mads.C123]+60;[Mads.J123]-[Mads.C123])-IF([Mads.K123]-[Mads.D123]&lt;0;1;0)" table:style-name="ce2">
            <text:p>0</text:p>
          </table:table-cell>
          <table:table-cell office:value-type="float" office:value="0" table:formula="of:=IF([Mads.K123]-[Mads.D123]&lt;0;[Mads.K123]-[Mads.D123]+60;[Mads.K123]-[Mads.D123])" table:style-name="ce2">
            <text:p>0</text:p>
          </table:table-cell>
          <table:table-cell office:value-type="float" office:value="0" table:formula="of:=[Mads.L123]-[Mads.E123]" table:style-name="ce2">
            <text:p>0</text:p>
          </table:table-cell>
          <table:table-cell office:value-type="float" office:value="0" table:formula="of:=[Mads.M123]-[Mads.F123]" table:style-name="ce9">
            <text:p>0.00</text:p>
          </table:table-cell>
          <table:table-cell office:value-type="float" office:value="0" table:formula="of:=[Mads.N123]-[Mads.G123]" table:style-name="ce2">
            <text:p>0</text:p>
          </table:table-cell>
          <table:table-cell table:style-name="ce2"/>
          <table:table-cell office:value-type="float" office:value="0" table:formula="of:=[Mads.P123]-[Mads.I123]-IF([Mads.Q123]-[Mads.J123]&lt;0;1;0)" table:style-name="ce2">
            <text:p>0</text:p>
          </table:table-cell>
          <table:table-cell office:value-type="float" office:value="0" table:formula="of:=IF([Mads.Q123]-[Mads.J123]&lt;0;[Mads.Q123]-[Mads.J123]+60;[Mads.Q123]-[Mads.J123])-IF([Mads.R123]-[Mads.K123]&lt;0;1;0)" table:style-name="ce2">
            <text:p>0</text:p>
          </table:table-cell>
          <table:table-cell office:value-type="float" office:value="0" table:formula="of:=IF([Mads.R123]-[Mads.K123]&lt;0;[Mads.R123]-[Mads.K123]+60;[Mads.R123]-[Mads.K123])" table:style-name="ce2">
            <text:p>0</text:p>
          </table:table-cell>
          <table:table-cell office:value-type="float" office:value="0" table:formula="of:=[Mads.S123]-[Mads.L123]" table:style-name="ce2">
            <text:p>0</text:p>
          </table:table-cell>
          <table:table-cell office:value-type="float" office:value="0" table:formula="of:=[Mads.T123]-[Mads.M123]" table:style-name="ce9">
            <text:p>0.00</text:p>
          </table:table-cell>
          <table:table-cell office:value-type="float" office:value="0" table:formula="of:=[Mads.U123]-[Mads.N123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ptain Cannon</text:p>
          </table:table-cell>
          <table:table-cell office:value-type="float" office:value="0" table:formula="of:=[Mads.I124]-[Mads.B124]-IF([Mads.J124]-[Mads.C124]&lt;0;1;0)" table:style-name="ce2">
            <text:p>0</text:p>
          </table:table-cell>
          <table:table-cell office:value-type="float" office:value="0" table:formula="of:=IF([Mads.J124]-[Mads.C124]&lt;0;[Mads.J124]-[Mads.C124]+60;[Mads.J124]-[Mads.C124])-IF([Mads.K124]-[Mads.D124]&lt;0;1;0)" table:style-name="ce2">
            <text:p>0</text:p>
          </table:table-cell>
          <table:table-cell office:value-type="float" office:value="0" table:formula="of:=IF([Mads.K124]-[Mads.D124]&lt;0;[Mads.K124]-[Mads.D124]+60;[Mads.K124]-[Mads.D124])" table:style-name="ce2">
            <text:p>0</text:p>
          </table:table-cell>
          <table:table-cell office:value-type="float" office:value="0" table:formula="of:=[Mads.L124]-[Mads.E124]" table:style-name="ce2">
            <text:p>0</text:p>
          </table:table-cell>
          <table:table-cell office:value-type="float" office:value="0" table:formula="of:=[Mads.M124]-[Mads.F124]" table:style-name="ce9">
            <text:p>0.00</text:p>
          </table:table-cell>
          <table:table-cell office:value-type="float" office:value="0" table:formula="of:=[Mads.N124]-[Mads.G124]" table:style-name="ce2">
            <text:p>0</text:p>
          </table:table-cell>
          <table:table-cell table:style-name="ce2"/>
          <table:table-cell office:value-type="float" office:value="0" table:formula="of:=[Mads.P124]-[Mads.I124]-IF([Mads.Q124]-[Mads.J124]&lt;0;1;0)" table:style-name="ce2">
            <text:p>0</text:p>
          </table:table-cell>
          <table:table-cell office:value-type="float" office:value="0" table:formula="of:=IF([Mads.Q124]-[Mads.J124]&lt;0;[Mads.Q124]-[Mads.J124]+60;[Mads.Q124]-[Mads.J124])-IF([Mads.R124]-[Mads.K124]&lt;0;1;0)" table:style-name="ce2">
            <text:p>0</text:p>
          </table:table-cell>
          <table:table-cell office:value-type="float" office:value="0" table:formula="of:=IF([Mads.R124]-[Mads.K124]&lt;0;[Mads.R124]-[Mads.K124]+60;[Mads.R124]-[Mads.K124])" table:style-name="ce2">
            <text:p>0</text:p>
          </table:table-cell>
          <table:table-cell office:value-type="float" office:value="0" table:formula="of:=[Mads.S124]-[Mads.L124]" table:style-name="ce2">
            <text:p>0</text:p>
          </table:table-cell>
          <table:table-cell office:value-type="float" office:value="0" table:formula="of:=[Mads.T124]-[Mads.M124]" table:style-name="ce9">
            <text:p>0.00</text:p>
          </table:table-cell>
          <table:table-cell office:value-type="float" office:value="0" table:formula="of:=[Mads.U124]-[Mads.N12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ptain Flameface</text:p>
          </table:table-cell>
          <table:table-cell office:value-type="float" office:value="0" table:formula="of:=[Mads.I125]-[Mads.B125]-IF([Mads.J125]-[Mads.C125]&lt;0;1;0)" table:style-name="ce2">
            <text:p>0</text:p>
          </table:table-cell>
          <table:table-cell office:value-type="float" office:value="14" table:formula="of:=IF([Mads.J125]-[Mads.C125]&lt;0;[Mads.J125]-[Mads.C125]+60;[Mads.J125]-[Mads.C125])-IF([Mads.K125]-[Mads.D125]&lt;0;1;0)" table:style-name="ce2">
            <text:p>14</text:p>
          </table:table-cell>
          <table:table-cell office:value-type="float" office:value="12" table:formula="of:=IF([Mads.K125]-[Mads.D125]&lt;0;[Mads.K125]-[Mads.D125]+60;[Mads.K125]-[Mads.D125])" table:style-name="ce2">
            <text:p>12</text:p>
          </table:table-cell>
          <table:table-cell office:value-type="float" office:value="5810" table:formula="of:=[Mads.L125]-[Mads.E125]" table:style-name="ce2">
            <text:p>5810</text:p>
          </table:table-cell>
          <table:table-cell office:value-type="float" office:value="56.650566640941719" table:formula="of:=[Mads.M125]-[Mads.F125]" table:style-name="ce9">
            <text:p>56.65</text:p>
          </table:table-cell>
          <table:table-cell office:value-type="float" office:value="2" table:formula="of:=[Mads.N125]-[Mads.G125]" table:style-name="ce2">
            <text:p>2</text:p>
          </table:table-cell>
          <table:table-cell table:style-name="ce2"/>
          <table:table-cell office:value-type="float" office:value="0" table:formula="of:=[Mads.P125]-[Mads.I125]-IF([Mads.Q125]-[Mads.J125]&lt;0;1;0)" table:style-name="ce2">
            <text:p>0</text:p>
          </table:table-cell>
          <table:table-cell office:value-type="float" office:value="37" table:formula="of:=IF([Mads.Q125]-[Mads.J125]&lt;0;[Mads.Q125]-[Mads.J125]+60;[Mads.Q125]-[Mads.J125])-IF([Mads.R125]-[Mads.K125]&lt;0;1;0)" table:style-name="ce2">
            <text:p>37</text:p>
          </table:table-cell>
          <table:table-cell office:value-type="float" office:value="24" table:formula="of:=IF([Mads.R125]-[Mads.K125]&lt;0;[Mads.R125]-[Mads.K125]+60;[Mads.R125]-[Mads.K125])" table:style-name="ce2">
            <text:p>24</text:p>
          </table:table-cell>
          <table:table-cell office:value-type="float" office:value="9876" table:formula="of:=[Mads.S125]-[Mads.L125]" table:style-name="ce2">
            <text:p>9876</text:p>
          </table:table-cell>
          <table:table-cell office:value-type="float" office:value="21.257316477655479" table:formula="of:=[Mads.T125]-[Mads.M125]" table:style-name="ce9">
            <text:p>21.26</text:p>
          </table:table-cell>
          <table:table-cell office:value-type="float" office:value="4" table:formula="of:=[Mads.U125]-[Mads.N125]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ptain Sharkbite</text:p>
          </table:table-cell>
          <table:table-cell office:value-type="float" office:value="0" table:formula="of:=[Mads.I126]-[Mads.B126]-IF([Mads.J126]-[Mads.C126]&lt;0;1;0)" table:style-name="ce2">
            <text:p>0</text:p>
          </table:table-cell>
          <table:table-cell office:value-type="float" office:value="0" table:formula="of:=IF([Mads.J126]-[Mads.C126]&lt;0;[Mads.J126]-[Mads.C126]+60;[Mads.J126]-[Mads.C126])-IF([Mads.K126]-[Mads.D126]&lt;0;1;0)" table:style-name="ce2">
            <text:p>0</text:p>
          </table:table-cell>
          <table:table-cell office:value-type="float" office:value="0" table:formula="of:=IF([Mads.K126]-[Mads.D126]&lt;0;[Mads.K126]-[Mads.D126]+60;[Mads.K126]-[Mads.D126])" table:style-name="ce2">
            <text:p>0</text:p>
          </table:table-cell>
          <table:table-cell office:value-type="float" office:value="0" table:formula="of:=[Mads.L126]-[Mads.E126]" table:style-name="ce2">
            <text:p>0</text:p>
          </table:table-cell>
          <table:table-cell office:value-type="float" office:value="0" table:formula="of:=[Mads.M126]-[Mads.F126]" table:style-name="ce9">
            <text:p>0.00</text:p>
          </table:table-cell>
          <table:table-cell office:value-type="float" office:value="0" table:formula="of:=[Mads.N126]-[Mads.G126]" table:style-name="ce2">
            <text:p>0</text:p>
          </table:table-cell>
          <table:table-cell table:style-name="ce2"/>
          <table:table-cell office:value-type="float" office:value="0" table:formula="of:=[Mads.P126]-[Mads.I126]-IF([Mads.Q126]-[Mads.J126]&lt;0;1;0)" table:style-name="ce2">
            <text:p>0</text:p>
          </table:table-cell>
          <table:table-cell office:value-type="float" office:value="17" table:formula="of:=IF([Mads.Q126]-[Mads.J126]&lt;0;[Mads.Q126]-[Mads.J126]+60;[Mads.Q126]-[Mads.J126])-IF([Mads.R126]-[Mads.K126]&lt;0;1;0)" table:style-name="ce2">
            <text:p>17</text:p>
          </table:table-cell>
          <table:table-cell office:value-type="float" office:value="46" table:formula="of:=IF([Mads.R126]-[Mads.K126]&lt;0;[Mads.R126]-[Mads.K126]+60;[Mads.R126]-[Mads.K126])" table:style-name="ce2">
            <text:p>46</text:p>
          </table:table-cell>
          <table:table-cell office:value-type="float" office:value="6830" table:formula="of:=[Mads.S126]-[Mads.L126]" table:style-name="ce2">
            <text:p>6830</text:p>
          </table:table-cell>
          <table:table-cell office:value-type="float" office:value="384.42776735459665" table:formula="of:=[Mads.T126]-[Mads.M126]" table:style-name="ce9">
            <text:p>384.43</text:p>
          </table:table-cell>
          <table:table-cell office:value-type="float" office:value="4" table:formula="of:=[Mads.U126]-[Mads.N126]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ptain Squawk</text:p>
          </table:table-cell>
          <table:table-cell office:value-type="float" office:value="0" table:formula="of:=[Mads.I127]-[Mads.B127]-IF([Mads.J127]-[Mads.C127]&lt;0;1;0)" table:style-name="ce2">
            <text:p>0</text:p>
          </table:table-cell>
          <table:table-cell office:value-type="float" office:value="0" table:formula="of:=IF([Mads.J127]-[Mads.C127]&lt;0;[Mads.J127]-[Mads.C127]+60;[Mads.J127]-[Mads.C127])-IF([Mads.K127]-[Mads.D127]&lt;0;1;0)" table:style-name="ce2">
            <text:p>0</text:p>
          </table:table-cell>
          <table:table-cell office:value-type="float" office:value="0" table:formula="of:=IF([Mads.K127]-[Mads.D127]&lt;0;[Mads.K127]-[Mads.D127]+60;[Mads.K127]-[Mads.D127])" table:style-name="ce2">
            <text:p>0</text:p>
          </table:table-cell>
          <table:table-cell office:value-type="float" office:value="0" table:formula="of:=[Mads.L127]-[Mads.E127]" table:style-name="ce2">
            <text:p>0</text:p>
          </table:table-cell>
          <table:table-cell office:value-type="float" office:value="0" table:formula="of:=[Mads.M127]-[Mads.F127]" table:style-name="ce9">
            <text:p>0.00</text:p>
          </table:table-cell>
          <table:table-cell office:value-type="float" office:value="0" table:formula="of:=[Mads.N127]-[Mads.G127]" table:style-name="ce2">
            <text:p>0</text:p>
          </table:table-cell>
          <table:table-cell table:style-name="ce2"/>
          <table:table-cell office:value-type="float" office:value="0" table:formula="of:=[Mads.P127]-[Mads.I127]-IF([Mads.Q127]-[Mads.J127]&lt;0;1;0)" table:style-name="ce2">
            <text:p>0</text:p>
          </table:table-cell>
          <table:table-cell office:value-type="float" office:value="0" table:formula="of:=IF([Mads.Q127]-[Mads.J127]&lt;0;[Mads.Q127]-[Mads.J127]+60;[Mads.Q127]-[Mads.J127])-IF([Mads.R127]-[Mads.K127]&lt;0;1;0)" table:style-name="ce2">
            <text:p>0</text:p>
          </table:table-cell>
          <table:table-cell office:value-type="float" office:value="29" table:formula="of:=IF([Mads.R127]-[Mads.K127]&lt;0;[Mads.R127]-[Mads.K127]+60;[Mads.R127]-[Mads.K127])" table:style-name="ce2">
            <text:p>29</text:p>
          </table:table-cell>
          <table:table-cell office:value-type="float" office:value="0" table:formula="of:=[Mads.S127]-[Mads.L127]" table:style-name="ce2">
            <text:p>0</text:p>
          </table:table-cell>
          <table:table-cell office:value-type="float" office:value="-7.4681910381707723" table:formula="of:=[Mads.T127]-[Mads.M127]" table:style-name="ce9">
            <text:p>-7.47</text:p>
          </table:table-cell>
          <table:table-cell office:value-type="float" office:value="0" table:formula="of:=[Mads.U127]-[Mads.N12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ptain Partyman</text:p>
          </table:table-cell>
          <table:table-cell office:value-type="float" office:value="0" table:formula="of:=[Mads.I128]-[Mads.B128]-IF([Mads.J128]-[Mads.C128]&lt;0;1;0)" table:style-name="ce2">
            <text:p>0</text:p>
          </table:table-cell>
          <table:table-cell office:value-type="float" office:value="0" table:formula="of:=IF([Mads.J128]-[Mads.C128]&lt;0;[Mads.J128]-[Mads.C128]+60;[Mads.J128]-[Mads.C128])-IF([Mads.K128]-[Mads.D128]&lt;0;1;0)" table:style-name="ce2">
            <text:p>0</text:p>
          </table:table-cell>
          <table:table-cell office:value-type="float" office:value="0" table:formula="of:=IF([Mads.K128]-[Mads.D128]&lt;0;[Mads.K128]-[Mads.D128]+60;[Mads.K128]-[Mads.D128])" table:style-name="ce2">
            <text:p>0</text:p>
          </table:table-cell>
          <table:table-cell office:value-type="float" office:value="0" table:formula="of:=[Mads.L128]-[Mads.E128]" table:style-name="ce2">
            <text:p>0</text:p>
          </table:table-cell>
          <table:table-cell office:value-type="float" office:value="0" table:formula="of:=[Mads.M128]-[Mads.F128]" table:style-name="ce9">
            <text:p>0.00</text:p>
          </table:table-cell>
          <table:table-cell office:value-type="float" office:value="0" table:formula="of:=[Mads.N128]-[Mads.G128]" table:style-name="ce2">
            <text:p>0</text:p>
          </table:table-cell>
          <table:table-cell table:style-name="ce2"/>
          <table:table-cell office:value-type="float" office:value="0" table:formula="of:=[Mads.P128]-[Mads.I128]-IF([Mads.Q128]-[Mads.J128]&lt;0;1;0)" table:style-name="ce2">
            <text:p>0</text:p>
          </table:table-cell>
          <table:table-cell office:value-type="float" office:value="0" table:formula="of:=IF([Mads.Q128]-[Mads.J128]&lt;0;[Mads.Q128]-[Mads.J128]+60;[Mads.Q128]-[Mads.J128])-IF([Mads.R128]-[Mads.K128]&lt;0;1;0)" table:style-name="ce2">
            <text:p>0</text:p>
          </table:table-cell>
          <table:table-cell office:value-type="float" office:value="0" table:formula="of:=IF([Mads.R128]-[Mads.K128]&lt;0;[Mads.R128]-[Mads.K128]+60;[Mads.R128]-[Mads.K128])" table:style-name="ce2">
            <text:p>0</text:p>
          </table:table-cell>
          <table:table-cell office:value-type="float" office:value="0" table:formula="of:=[Mads.S128]-[Mads.L128]" table:style-name="ce2">
            <text:p>0</text:p>
          </table:table-cell>
          <table:table-cell office:value-type="float" office:value="0" table:formula="of:=[Mads.T128]-[Mads.M128]" table:style-name="ce9">
            <text:p>0.00</text:p>
          </table:table-cell>
          <table:table-cell office:value-type="float" office:value="0" table:formula="of:=[Mads.U128]-[Mads.N128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uper Brainz</text:p>
          </table:table-cell>
          <table:table-cell office:value-type="float" office:value="0" table:formula="of:=[Mads.I130]-[Mads.B130]-IF([Mads.J130]-[Mads.C130]&lt;0;1;0)" table:style-name="ce2">
            <text:p>0</text:p>
          </table:table-cell>
          <table:table-cell office:value-type="float" office:value="0" table:formula="of:=IF([Mads.J130]-[Mads.C130]&lt;0;[Mads.J130]-[Mads.C130]+60;[Mads.J130]-[Mads.C130])-IF([Mads.K130]-[Mads.D130]&lt;0;1;0)" table:style-name="ce2">
            <text:p>0</text:p>
          </table:table-cell>
          <table:table-cell office:value-type="float" office:value="0" table:formula="of:=IF([Mads.K130]-[Mads.D130]&lt;0;[Mads.K130]-[Mads.D130]+60;[Mads.K130]-[Mads.D130])" table:style-name="ce2">
            <text:p>0</text:p>
          </table:table-cell>
          <table:table-cell office:value-type="float" office:value="0" table:formula="of:=[Mads.L130]-[Mads.E130]" table:style-name="ce2">
            <text:p>0</text:p>
          </table:table-cell>
          <table:table-cell office:value-type="float" office:value="0" table:formula="of:=[Mads.M130]-[Mads.F130]" table:style-name="ce9">
            <text:p>0.00</text:p>
          </table:table-cell>
          <table:table-cell office:value-type="float" office:value="0" table:formula="of:=[Mads.N130]-[Mads.G130]" table:style-name="ce2">
            <text:p>0</text:p>
          </table:table-cell>
          <table:table-cell table:style-name="ce2"/>
          <table:table-cell office:value-type="float" office:value="0" table:formula="of:=[Mads.P130]-[Mads.I130]-IF([Mads.Q130]-[Mads.J130]&lt;0;1;0)" table:style-name="ce2">
            <text:p>0</text:p>
          </table:table-cell>
          <table:table-cell office:value-type="float" office:value="38" table:formula="of:=IF([Mads.Q130]-[Mads.J130]&lt;0;[Mads.Q130]-[Mads.J130]+60;[Mads.Q130]-[Mads.J130])-IF([Mads.R130]-[Mads.K130]&lt;0;1;0)" table:style-name="ce2">
            <text:p>38</text:p>
          </table:table-cell>
          <table:table-cell office:value-type="float" office:value="34" table:formula="of:=IF([Mads.R130]-[Mads.K130]&lt;0;[Mads.R130]-[Mads.K130]+60;[Mads.R130]-[Mads.K130])" table:style-name="ce2">
            <text:p>34</text:p>
          </table:table-cell>
          <table:table-cell office:value-type="float" office:value="18681" table:formula="of:=[Mads.S130]-[Mads.L130]" table:style-name="ce2">
            <text:p>18681</text:p>
          </table:table-cell>
          <table:table-cell office:value-type="float" office:value="185.28256943870218" table:formula="of:=[Mads.T130]-[Mads.M130]" table:style-name="ce9">
            <text:p>185.28</text:p>
          </table:table-cell>
          <table:table-cell office:value-type="float" office:value="7" table:formula="of:=[Mads.U130]-[Mads.N130]" table:style-name="ce2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zmic Brainz</text:p>
          </table:table-cell>
          <table:table-cell office:value-type="float" office:value="0" table:formula="of:=[Mads.I131]-[Mads.B131]-IF([Mads.J131]-[Mads.C131]&lt;0;1;0)" table:style-name="ce2">
            <text:p>0</text:p>
          </table:table-cell>
          <table:table-cell office:value-type="float" office:value="0" table:formula="of:=IF([Mads.J131]-[Mads.C131]&lt;0;[Mads.J131]-[Mads.C131]+60;[Mads.J131]-[Mads.C131])-IF([Mads.K131]-[Mads.D131]&lt;0;1;0)" table:style-name="ce2">
            <text:p>0</text:p>
          </table:table-cell>
          <table:table-cell office:value-type="float" office:value="0" table:formula="of:=IF([Mads.K131]-[Mads.D131]&lt;0;[Mads.K131]-[Mads.D131]+60;[Mads.K131]-[Mads.D131])" table:style-name="ce2">
            <text:p>0</text:p>
          </table:table-cell>
          <table:table-cell office:value-type="float" office:value="0" table:formula="of:=[Mads.L131]-[Mads.E131]" table:style-name="ce2">
            <text:p>0</text:p>
          </table:table-cell>
          <table:table-cell office:value-type="float" office:value="0" table:formula="of:=[Mads.M131]-[Mads.F131]" table:style-name="ce9">
            <text:p>0.00</text:p>
          </table:table-cell>
          <table:table-cell office:value-type="float" office:value="0" table:formula="of:=[Mads.N131]-[Mads.G131]" table:style-name="ce2">
            <text:p>0</text:p>
          </table:table-cell>
          <table:table-cell table:style-name="ce2"/>
          <table:table-cell office:value-type="float" office:value="0" table:formula="of:=[Mads.P131]-[Mads.I131]-IF([Mads.Q131]-[Mads.J131]&lt;0;1;0)" table:style-name="ce2">
            <text:p>0</text:p>
          </table:table-cell>
          <table:table-cell office:value-type="float" office:value="1" table:formula="of:=IF([Mads.Q131]-[Mads.J131]&lt;0;[Mads.Q131]-[Mads.J131]+60;[Mads.Q131]-[Mads.J131])-IF([Mads.R131]-[Mads.K131]&lt;0;1;0)" table:style-name="ce2">
            <text:p>1</text:p>
          </table:table-cell>
          <table:table-cell office:value-type="float" office:value="44" table:formula="of:=IF([Mads.R131]-[Mads.K131]&lt;0;[Mads.R131]-[Mads.K131]+60;[Mads.R131]-[Mads.K131])" table:style-name="ce2">
            <text:p>44</text:p>
          </table:table-cell>
          <table:table-cell office:value-type="float" office:value="16" table:formula="of:=[Mads.S131]-[Mads.L131]" table:style-name="ce2">
            <text:p>16</text:p>
          </table:table-cell>
          <table:table-cell office:value-type="float" office:value="-6.8312935252394595" table:formula="of:=[Mads.T131]-[Mads.M131]" table:style-name="ce9">
            <text:p>-6.83</text:p>
          </table:table-cell>
          <table:table-cell office:value-type="float" office:value="0" table:formula="of:=[Mads.U131]-[Mads.N13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Electro Brainz</text:p>
          </table:table-cell>
          <table:table-cell office:value-type="float" office:value="0" table:formula="of:=[Mads.I132]-[Mads.B132]-IF([Mads.J132]-[Mads.C132]&lt;0;1;0)" table:style-name="ce2">
            <text:p>0</text:p>
          </table:table-cell>
          <table:table-cell office:value-type="float" office:value="0" table:formula="of:=IF([Mads.J132]-[Mads.C132]&lt;0;[Mads.J132]-[Mads.C132]+60;[Mads.J132]-[Mads.C132])-IF([Mads.K132]-[Mads.D132]&lt;0;1;0)" table:style-name="ce2">
            <text:p>0</text:p>
          </table:table-cell>
          <table:table-cell office:value-type="float" office:value="0" table:formula="of:=IF([Mads.K132]-[Mads.D132]&lt;0;[Mads.K132]-[Mads.D132]+60;[Mads.K132]-[Mads.D132])" table:style-name="ce2">
            <text:p>0</text:p>
          </table:table-cell>
          <table:table-cell office:value-type="float" office:value="0" table:formula="of:=[Mads.L132]-[Mads.E132]" table:style-name="ce2">
            <text:p>0</text:p>
          </table:table-cell>
          <table:table-cell office:value-type="float" office:value="0" table:formula="of:=[Mads.M132]-[Mads.F132]" table:style-name="ce9">
            <text:p>0.00</text:p>
          </table:table-cell>
          <table:table-cell office:value-type="float" office:value="0" table:formula="of:=[Mads.N132]-[Mads.G132]" table:style-name="ce2">
            <text:p>0</text:p>
          </table:table-cell>
          <table:table-cell table:style-name="ce2"/>
          <table:table-cell office:value-type="float" office:value="0" table:formula="of:=[Mads.P132]-[Mads.I132]-IF([Mads.Q132]-[Mads.J132]&lt;0;1;0)" table:style-name="ce2">
            <text:p>0</text:p>
          </table:table-cell>
          <table:table-cell office:value-type="float" office:value="0" table:formula="of:=IF([Mads.Q132]-[Mads.J132]&lt;0;[Mads.Q132]-[Mads.J132]+60;[Mads.Q132]-[Mads.J132])-IF([Mads.R132]-[Mads.K132]&lt;0;1;0)" table:style-name="ce2">
            <text:p>0</text:p>
          </table:table-cell>
          <table:table-cell office:value-type="float" office:value="0" table:formula="of:=IF([Mads.R132]-[Mads.K132]&lt;0;[Mads.R132]-[Mads.K132]+60;[Mads.R132]-[Mads.K132])" table:style-name="ce2">
            <text:p>0</text:p>
          </table:table-cell>
          <table:table-cell office:value-type="float" office:value="0" table:formula="of:=[Mads.S132]-[Mads.L132]" table:style-name="ce2">
            <text:p>0</text:p>
          </table:table-cell>
          <table:table-cell office:value-type="float" office:value="0" table:formula="of:=[Mads.T132]-[Mads.M132]" table:style-name="ce9">
            <text:p>0.00</text:p>
          </table:table-cell>
          <table:table-cell office:value-type="float" office:value="0" table:formula="of:=[Mads.U132]-[Mads.N13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reakfast Brainz</text:p>
          </table:table-cell>
          <table:table-cell office:value-type="float" office:value="0" table:formula="of:=[Mads.I133]-[Mads.B133]-IF([Mads.J133]-[Mads.C133]&lt;0;1;0)" table:style-name="ce2">
            <text:p>0</text:p>
          </table:table-cell>
          <table:table-cell office:value-type="float" office:value="0" table:formula="of:=IF([Mads.J133]-[Mads.C133]&lt;0;[Mads.J133]-[Mads.C133]+60;[Mads.J133]-[Mads.C133])-IF([Mads.K133]-[Mads.D133]&lt;0;1;0)" table:style-name="ce2">
            <text:p>0</text:p>
          </table:table-cell>
          <table:table-cell office:value-type="float" office:value="0" table:formula="of:=IF([Mads.K133]-[Mads.D133]&lt;0;[Mads.K133]-[Mads.D133]+60;[Mads.K133]-[Mads.D133])" table:style-name="ce2">
            <text:p>0</text:p>
          </table:table-cell>
          <table:table-cell office:value-type="float" office:value="0" table:formula="of:=[Mads.L133]-[Mads.E133]" table:style-name="ce2">
            <text:p>0</text:p>
          </table:table-cell>
          <table:table-cell office:value-type="float" office:value="0" table:formula="of:=[Mads.M133]-[Mads.F133]" table:style-name="ce9">
            <text:p>0.00</text:p>
          </table:table-cell>
          <table:table-cell office:value-type="float" office:value="0" table:formula="of:=[Mads.N133]-[Mads.G133]" table:style-name="ce2">
            <text:p>0</text:p>
          </table:table-cell>
          <table:table-cell table:style-name="ce2"/>
          <table:table-cell office:value-type="float" office:value="0" table:formula="of:=[Mads.P133]-[Mads.I133]-IF([Mads.Q133]-[Mads.J133]&lt;0;1;0)" table:style-name="ce2">
            <text:p>0</text:p>
          </table:table-cell>
          <table:table-cell office:value-type="float" office:value="0" table:formula="of:=IF([Mads.Q133]-[Mads.J133]&lt;0;[Mads.Q133]-[Mads.J133]+60;[Mads.Q133]-[Mads.J133])-IF([Mads.R133]-[Mads.K133]&lt;0;1;0)" table:style-name="ce2">
            <text:p>0</text:p>
          </table:table-cell>
          <table:table-cell office:value-type="float" office:value="0" table:formula="of:=IF([Mads.R133]-[Mads.K133]&lt;0;[Mads.R133]-[Mads.K133]+60;[Mads.R133]-[Mads.K133])" table:style-name="ce2">
            <text:p>0</text:p>
          </table:table-cell>
          <table:table-cell office:value-type="float" office:value="0" table:formula="of:=[Mads.S133]-[Mads.L133]" table:style-name="ce2">
            <text:p>0</text:p>
          </table:table-cell>
          <table:table-cell office:value-type="float" office:value="0" table:formula="of:=[Mads.T133]-[Mads.M133]" table:style-name="ce9">
            <text:p>0.00</text:p>
          </table:table-cell>
          <table:table-cell office:value-type="float" office:value="0" table:formula="of:=[Mads.U133]-[Mads.N133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oxic Brainz</text:p>
          </table:table-cell>
          <table:table-cell office:value-type="float" office:value="0" table:formula="of:=[Mads.I134]-[Mads.B134]-IF([Mads.J134]-[Mads.C134]&lt;0;1;0)" table:style-name="ce2">
            <text:p>0</text:p>
          </table:table-cell>
          <table:table-cell office:value-type="float" office:value="0" table:formula="of:=IF([Mads.J134]-[Mads.C134]&lt;0;[Mads.J134]-[Mads.C134]+60;[Mads.J134]-[Mads.C134])-IF([Mads.K134]-[Mads.D134]&lt;0;1;0)" table:style-name="ce2">
            <text:p>0</text:p>
          </table:table-cell>
          <table:table-cell office:value-type="float" office:value="0" table:formula="of:=IF([Mads.K134]-[Mads.D134]&lt;0;[Mads.K134]-[Mads.D134]+60;[Mads.K134]-[Mads.D134])" table:style-name="ce2">
            <text:p>0</text:p>
          </table:table-cell>
          <table:table-cell office:value-type="float" office:value="0" table:formula="of:=[Mads.L134]-[Mads.E134]" table:style-name="ce2">
            <text:p>0</text:p>
          </table:table-cell>
          <table:table-cell office:value-type="float" office:value="0" table:formula="of:=[Mads.M134]-[Mads.F134]" table:style-name="ce9">
            <text:p>0.00</text:p>
          </table:table-cell>
          <table:table-cell office:value-type="float" office:value="0" table:formula="of:=[Mads.N134]-[Mads.G134]" table:style-name="ce2">
            <text:p>0</text:p>
          </table:table-cell>
          <table:table-cell table:style-name="ce2"/>
          <table:table-cell office:value-type="float" office:value="0" table:formula="of:=[Mads.P134]-[Mads.I134]-IF([Mads.Q134]-[Mads.J134]&lt;0;1;0)" table:style-name="ce2">
            <text:p>0</text:p>
          </table:table-cell>
          <table:table-cell office:value-type="float" office:value="0" table:formula="of:=IF([Mads.Q134]-[Mads.J134]&lt;0;[Mads.Q134]-[Mads.J134]+60;[Mads.Q134]-[Mads.J134])-IF([Mads.R134]-[Mads.K134]&lt;0;1;0)" table:style-name="ce2">
            <text:p>0</text:p>
          </table:table-cell>
          <table:table-cell office:value-type="float" office:value="0" table:formula="of:=IF([Mads.R134]-[Mads.K134]&lt;0;[Mads.R134]-[Mads.K134]+60;[Mads.R134]-[Mads.K134])" table:style-name="ce2">
            <text:p>0</text:p>
          </table:table-cell>
          <table:table-cell office:value-type="float" office:value="0" table:formula="of:=[Mads.S134]-[Mads.L134]" table:style-name="ce2">
            <text:p>0</text:p>
          </table:table-cell>
          <table:table-cell office:value-type="float" office:value="0" table:formula="of:=[Mads.T134]-[Mads.M134]" table:style-name="ce9">
            <text:p>0.00</text:p>
          </table:table-cell>
          <table:table-cell office:value-type="float" office:value="0" table:formula="of:=[Mads.U134]-[Mads.N13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ty Brainz</text:p>
          </table:table-cell>
          <table:table-cell office:value-type="float" office:value="0" table:formula="of:=[Mads.I135]-[Mads.B135]-IF([Mads.J135]-[Mads.C135]&lt;0;1;0)" table:style-name="ce2">
            <text:p>0</text:p>
          </table:table-cell>
          <table:table-cell office:value-type="float" office:value="0" table:formula="of:=IF([Mads.J135]-[Mads.C135]&lt;0;[Mads.J135]-[Mads.C135]+60;[Mads.J135]-[Mads.C135])-IF([Mads.K135]-[Mads.D135]&lt;0;1;0)" table:style-name="ce2">
            <text:p>0</text:p>
          </table:table-cell>
          <table:table-cell office:value-type="float" office:value="0" table:formula="of:=IF([Mads.K135]-[Mads.D135]&lt;0;[Mads.K135]-[Mads.D135]+60;[Mads.K135]-[Mads.D135])" table:style-name="ce2">
            <text:p>0</text:p>
          </table:table-cell>
          <table:table-cell office:value-type="float" office:value="0" table:formula="of:=[Mads.L135]-[Mads.E135]" table:style-name="ce2">
            <text:p>0</text:p>
          </table:table-cell>
          <table:table-cell office:value-type="float" office:value="0" table:formula="of:=[Mads.M135]-[Mads.F135]" table:style-name="ce9">
            <text:p>0.00</text:p>
          </table:table-cell>
          <table:table-cell office:value-type="float" office:value="0" table:formula="of:=[Mads.N135]-[Mads.G135]" table:style-name="ce2">
            <text:p>0</text:p>
          </table:table-cell>
          <table:table-cell table:style-name="ce2"/>
          <table:table-cell office:value-type="float" office:value="0" table:formula="of:=[Mads.P135]-[Mads.I135]-IF([Mads.Q135]-[Mads.J135]&lt;0;1;0)" table:style-name="ce2">
            <text:p>0</text:p>
          </table:table-cell>
          <table:table-cell office:value-type="float" office:value="0" table:formula="of:=IF([Mads.Q135]-[Mads.J135]&lt;0;[Mads.Q135]-[Mads.J135]+60;[Mads.Q135]-[Mads.J135])-IF([Mads.R135]-[Mads.K135]&lt;0;1;0)" table:style-name="ce2">
            <text:p>0</text:p>
          </table:table-cell>
          <table:table-cell office:value-type="float" office:value="0" table:formula="of:=IF([Mads.R135]-[Mads.K135]&lt;0;[Mads.R135]-[Mads.K135]+60;[Mads.R135]-[Mads.K135])" table:style-name="ce2">
            <text:p>0</text:p>
          </table:table-cell>
          <table:table-cell office:value-type="float" office:value="0" table:formula="of:=[Mads.S135]-[Mads.L135]" table:style-name="ce2">
            <text:p>0</text:p>
          </table:table-cell>
          <table:table-cell office:value-type="float" office:value="0" table:formula="of:=[Mads.T135]-[Mads.M135]" table:style-name="ce9">
            <text:p>0.00</text:p>
          </table:table-cell>
          <table:table-cell office:value-type="float" office:value="0" table:formula="of:=[Mads.U135]-[Mads.N135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Hover Goat-3000</text:p>
          </table:table-cell>
          <table:table-cell office:value-type="float" office:value="0" table:formula="of:=[Mads.I137]-[Mads.B137]-IF([Mads.J137]-[Mads.C137]&lt;0;1;0)" table:style-name="ce2">
            <text:p>0</text:p>
          </table:table-cell>
          <table:table-cell office:value-type="float" office:value="0" table:formula="of:=IF([Mads.J137]-[Mads.C137]&lt;0;[Mads.J137]-[Mads.C137]+60;[Mads.J137]-[Mads.C137])-IF([Mads.K137]-[Mads.D137]&lt;0;1;0)" table:style-name="ce2">
            <text:p>0</text:p>
          </table:table-cell>
          <table:table-cell office:value-type="float" office:value="0" table:formula="of:=IF([Mads.K137]-[Mads.D137]&lt;0;[Mads.K137]-[Mads.D137]+60;[Mads.K137]-[Mads.D137])" table:style-name="ce2">
            <text:p>0</text:p>
          </table:table-cell>
          <table:table-cell office:value-type="float" office:value="0" table:formula="of:=[Mads.L137]-[Mads.E137]" table:style-name="ce2">
            <text:p>0</text:p>
          </table:table-cell>
          <table:table-cell office:value-type="float" office:value="0" table:formula="of:=[Mads.M137]-[Mads.F137]" table:style-name="ce9">
            <text:p>0.00</text:p>
          </table:table-cell>
          <table:table-cell office:value-type="float" office:value="0" table:formula="of:=[Mads.N137]-[Mads.G137]" table:style-name="ce2">
            <text:p>0</text:p>
          </table:table-cell>
          <table:table-cell table:style-name="ce2"/>
          <table:table-cell office:value-type="float" office:value="0" table:formula="of:=[Mads.P137]-[Mads.I137]-IF([Mads.Q137]-[Mads.J137]&lt;0;1;0)" table:style-name="ce2">
            <text:p>0</text:p>
          </table:table-cell>
          <table:table-cell office:value-type="float" office:value="0" table:formula="of:=IF([Mads.Q137]-[Mads.J137]&lt;0;[Mads.Q137]-[Mads.J137]+60;[Mads.Q137]-[Mads.J137])-IF([Mads.R137]-[Mads.K137]&lt;0;1;0)" table:style-name="ce2">
            <text:p>0</text:p>
          </table:table-cell>
          <table:table-cell office:value-type="float" office:value="0" table:formula="of:=IF([Mads.R137]-[Mads.K137]&lt;0;[Mads.R137]-[Mads.K137]+60;[Mads.R137]-[Mads.K137])" table:style-name="ce2">
            <text:p>0</text:p>
          </table:table-cell>
          <table:table-cell office:value-type="float" office:value="0" table:formula="of:=[Mads.S137]-[Mads.L137]" table:style-name="ce2">
            <text:p>0</text:p>
          </table:table-cell>
          <table:table-cell office:value-type="float" office:value="0" table:formula="of:=[Mads.T137]-[Mads.M137]" table:style-name="ce9">
            <text:p>0.00</text:p>
          </table:table-cell>
          <table:table-cell office:value-type="float" office:value="0" table:formula="of:=[Mads.U137]-[Mads.N137]" table:style-name="ce2">
            <text:p>0</text:p>
          </table:table-cell>
          <table:table-cell table:number-columns-repeated="16370"/>
        </table:table-row>
        <table:table-row table:number-rows-repeated="1048439" table:style-name="ro1">
          <table:table-cell table:number-columns-repeated="16384"/>
        </table:table-row>
      </table:table>
      <table:table table:name="Diff_Thomas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7" table:number-columns-repeated="16370" table:default-cell-style-name="ce2"/>
        <table:table-row table:style-name="ro1">
          <table:table-cell table:style-name="ce2"/>
          <table:table-cell office:value-type="string" table:number-columns-spanned="6" table:number-rows-spanned="1" table:style-name="ce5">
            <text:p>20-11-2017 to 04-12-2017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1" table:style-name="ce5">
            <text:p>04-12-2017 to 18-12-2017</text:p>
          </table:table-cell>
          <table:covered-table-cell table:number-columns-repeated="5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style-name="ce2"/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Lv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eashooter</text:p>
          </table:table-cell>
          <table:table-cell office:value-type="float" office:value="0" table:formula="of:=[Thomas.I3]-[Thomas.B3]-IF([Thomas.J3]-[Thomas.C3]&lt;0;1;0)" table:style-name="ce2">
            <text:p>0</text:p>
          </table:table-cell>
          <table:table-cell office:value-type="float" office:value="1" table:formula="of:=IF([Thomas.J3]-[Thomas.C3]&lt;0;[Thomas.J3]-[Thomas.C3]+60;[Thomas.J3]-[Thomas.C3])-IF([Thomas.K3]-[Thomas.D3]&lt;0;1;0)" table:style-name="ce2">
            <text:p>1</text:p>
          </table:table-cell>
          <table:table-cell office:value-type="float" office:value="34" table:formula="of:=IF([Thomas.K3]-[Thomas.D3]&lt;0;[Thomas.K3]-[Thomas.D3]+60;[Thomas.K3]-[Thomas.D3])" table:style-name="ce2">
            <text:p>34</text:p>
          </table:table-cell>
          <table:table-cell office:value-type="float" office:value="0" table:formula="of:=[Thomas.L3]-[Thomas.E3]" table:style-name="ce2">
            <text:p>0</text:p>
          </table:table-cell>
          <table:table-cell office:value-type="float" office:value="-1.0050862789520068" table:formula="of:=[Thomas.M3]-[Thomas.F3]" table:style-name="ce10">
            <text:p>-1.01</text:p>
          </table:table-cell>
          <table:table-cell office:value-type="float" office:value="0" table:formula="of:=[Thomas.N3]-[Thomas.G3]" table:style-name="ce2">
            <text:p>0</text:p>
          </table:table-cell>
          <table:table-cell table:style-name="ce2"/>
          <table:table-cell office:value-type="float" office:value="0" table:formula="of:=[Thomas.P3]-[Thomas.I3]-IF([Thomas.Q3]-[Thomas.J3]&lt;0;1;0)" table:style-name="ce2">
            <text:p>0</text:p>
          </table:table-cell>
          <table:table-cell office:value-type="float" office:value="0" table:formula="of:=IF([Thomas.Q3]-[Thomas.J3]&lt;0;[Thomas.Q3]-[Thomas.J3]+60;[Thomas.Q3]-[Thomas.J3])-IF([Thomas.R3]-[Thomas.K3]&lt;0;1;0)" table:style-name="ce2">
            <text:p>0</text:p>
          </table:table-cell>
          <table:table-cell office:value-type="float" office:value="0" table:formula="of:=IF([Thomas.R3]-[Thomas.K3]&lt;0;[Thomas.R3]-[Thomas.K3]+60;[Thomas.R3]-[Thomas.K3])" table:style-name="ce2">
            <text:p>0</text:p>
          </table:table-cell>
          <table:table-cell office:value-type="float" office:value="0" table:formula="of:=[Thomas.S3]-[Thomas.L3]" table:style-name="ce2">
            <text:p>0</text:p>
          </table:table-cell>
          <table:table-cell office:value-type="float" office:value="0" table:formula="of:=[Thomas.T3]-[Thomas.M3]" table:style-name="ce10">
            <text:p>0.00</text:p>
          </table:table-cell>
          <table:table-cell office:value-type="float" office:value="0" table:formula="of:=[Thomas.U3]-[Thomas.N3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ire Pea</text:p>
          </table:table-cell>
          <table:table-cell office:value-type="float" office:value="0" table:formula="of:=[Thomas.I4]-[Thomas.B4]-IF([Thomas.J4]-[Thomas.C4]&lt;0;1;0)" table:style-name="ce2">
            <text:p>0</text:p>
          </table:table-cell>
          <table:table-cell office:value-type="float" office:value="0" table:formula="of:=IF([Thomas.J4]-[Thomas.C4]&lt;0;[Thomas.J4]-[Thomas.C4]+60;[Thomas.J4]-[Thomas.C4])-IF([Thomas.K4]-[Thomas.D4]&lt;0;1;0)" table:style-name="ce2">
            <text:p>0</text:p>
          </table:table-cell>
          <table:table-cell office:value-type="float" office:value="0" table:formula="of:=IF([Thomas.K4]-[Thomas.D4]&lt;0;[Thomas.K4]-[Thomas.D4]+60;[Thomas.K4]-[Thomas.D4])" table:style-name="ce2">
            <text:p>0</text:p>
          </table:table-cell>
          <table:table-cell office:value-type="float" office:value="0" table:formula="of:=[Thomas.L4]-[Thomas.E4]" table:style-name="ce2">
            <text:p>0</text:p>
          </table:table-cell>
          <table:table-cell office:value-type="float" office:value="0" table:formula="of:=[Thomas.M4]-[Thomas.F4]" table:style-name="ce10">
            <text:p>0.00</text:p>
          </table:table-cell>
          <table:table-cell office:value-type="float" office:value="0" table:formula="of:=[Thomas.N4]-[Thomas.G4]" table:style-name="ce2">
            <text:p>0</text:p>
          </table:table-cell>
          <table:table-cell table:style-name="ce2"/>
          <table:table-cell office:value-type="float" office:value="0" table:formula="of:=[Thomas.P4]-[Thomas.I4]-IF([Thomas.Q4]-[Thomas.J4]&lt;0;1;0)" table:style-name="ce2">
            <text:p>0</text:p>
          </table:table-cell>
          <table:table-cell office:value-type="float" office:value="3" table:formula="of:=IF([Thomas.Q4]-[Thomas.J4]&lt;0;[Thomas.Q4]-[Thomas.J4]+60;[Thomas.Q4]-[Thomas.J4])-IF([Thomas.R4]-[Thomas.K4]&lt;0;1;0)" table:style-name="ce2">
            <text:p>3</text:p>
          </table:table-cell>
          <table:table-cell office:value-type="float" office:value="16" table:formula="of:=IF([Thomas.R4]-[Thomas.K4]&lt;0;[Thomas.R4]-[Thomas.K4]+60;[Thomas.R4]-[Thomas.K4])" table:style-name="ce2">
            <text:p>16</text:p>
          </table:table-cell>
          <table:table-cell office:value-type="float" office:value="29" table:formula="of:=[Thomas.S4]-[Thomas.L4]" table:style-name="ce2">
            <text:p>29</text:p>
          </table:table-cell>
          <table:table-cell office:value-type="float" office:value="-2.0557256159083011" table:formula="of:=[Thomas.T4]-[Thomas.M4]" table:style-name="ce10">
            <text:p>-2.06</text:p>
          </table:table-cell>
          <table:table-cell office:value-type="float" office:value="0" table:formula="of:=[Thomas.U4]-[Thomas.N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Ice pea</text:p>
          </table:table-cell>
          <table:table-cell office:value-type="float" office:value="0" table:formula="of:=[Thomas.I5]-[Thomas.B5]-IF([Thomas.J5]-[Thomas.C5]&lt;0;1;0)" table:style-name="ce2">
            <text:p>0</text:p>
          </table:table-cell>
          <table:table-cell office:value-type="float" office:value="13" table:formula="of:=IF([Thomas.J5]-[Thomas.C5]&lt;0;[Thomas.J5]-[Thomas.C5]+60;[Thomas.J5]-[Thomas.C5])-IF([Thomas.K5]-[Thomas.D5]&lt;0;1;0)" table:style-name="ce2">
            <text:p>13</text:p>
          </table:table-cell>
          <table:table-cell office:value-type="float" office:value="14" table:formula="of:=IF([Thomas.K5]-[Thomas.D5]&lt;0;[Thomas.K5]-[Thomas.D5]+60;[Thomas.K5]-[Thomas.D5])" table:style-name="ce2">
            <text:p>14</text:p>
          </table:table-cell>
          <table:table-cell office:value-type="float" office:value="8640" table:formula="of:=[Thomas.L5]-[Thomas.E5]" table:style-name="ce2">
            <text:p>8640</text:p>
          </table:table-cell>
          <table:table-cell office:value-type="float" office:value="116.09599985680347" table:formula="of:=[Thomas.M5]-[Thomas.F5]" table:style-name="ce10">
            <text:p>116.10</text:p>
          </table:table-cell>
          <table:table-cell office:value-type="float" office:value="3" table:formula="of:=[Thomas.N5]-[Thomas.G5]" table:style-name="ce2">
            <text:p>3</text:p>
          </table:table-cell>
          <table:table-cell table:style-name="ce2"/>
          <table:table-cell office:value-type="float" office:value="0" table:formula="of:=[Thomas.P5]-[Thomas.I5]-IF([Thomas.Q5]-[Thomas.J5]&lt;0;1;0)" table:style-name="ce2">
            <text:p>0</text:p>
          </table:table-cell>
          <table:table-cell office:value-type="float" office:value="15" table:formula="of:=IF([Thomas.Q5]-[Thomas.J5]&lt;0;[Thomas.Q5]-[Thomas.J5]+60;[Thomas.Q5]-[Thomas.J5])-IF([Thomas.R5]-[Thomas.K5]&lt;0;1;0)" table:style-name="ce2">
            <text:p>15</text:p>
          </table:table-cell>
          <table:table-cell office:value-type="float" office:value="20" table:formula="of:=IF([Thomas.R5]-[Thomas.K5]&lt;0;[Thomas.R5]-[Thomas.K5]+60;[Thomas.R5]-[Thomas.K5])" table:style-name="ce2">
            <text:p>20</text:p>
          </table:table-cell>
          <table:table-cell office:value-type="float" office:value="7408" table:formula="of:=[Thomas.S5]-[Thomas.L5]" table:style-name="ce2">
            <text:p>7408</text:p>
          </table:table-cell>
          <table:table-cell office:value-type="float" office:value="42.017247604762133" table:formula="of:=[Thomas.T5]-[Thomas.M5]" table:style-name="ce10">
            <text:p>42.02</text:p>
          </table:table-cell>
          <table:table-cell office:value-type="float" office:value="3" table:formula="of:=[Thomas.U5]-[Thomas.N5]" table:style-name="ce2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oxic Pea</text:p>
          </table:table-cell>
          <table:table-cell office:value-type="float" office:value="0" table:formula="of:=[Thomas.I6]-[Thomas.B6]-IF([Thomas.J6]-[Thomas.C6]&lt;0;1;0)" table:style-name="ce2">
            <text:p>0</text:p>
          </table:table-cell>
          <table:table-cell office:value-type="float" office:value="24" table:formula="of:=IF([Thomas.J6]-[Thomas.C6]&lt;0;[Thomas.J6]-[Thomas.C6]+60;[Thomas.J6]-[Thomas.C6])-IF([Thomas.K6]-[Thomas.D6]&lt;0;1;0)" table:style-name="ce2">
            <text:p>24</text:p>
          </table:table-cell>
          <table:table-cell office:value-type="float" office:value="44" table:formula="of:=IF([Thomas.K6]-[Thomas.D6]&lt;0;[Thomas.K6]-[Thomas.D6]+60;[Thomas.K6]-[Thomas.D6])" table:style-name="ce2">
            <text:p>44</text:p>
          </table:table-cell>
          <table:table-cell office:value-type="float" office:value="6180" table:formula="of:=[Thomas.L6]-[Thomas.E6]" table:style-name="ce2">
            <text:p>6180</text:p>
          </table:table-cell>
          <table:table-cell office:value-type="float" office:value="249.86522911051213" table:formula="of:=[Thomas.M6]-[Thomas.F6]" table:style-name="ce10">
            <text:p>249.87</text:p>
          </table:table-cell>
          <table:table-cell office:value-type="float" office:value="4" table:formula="of:=[Thomas.N6]-[Thomas.G6]" table:style-name="ce2">
            <text:p>4</text:p>
          </table:table-cell>
          <table:table-cell table:style-name="ce2"/>
          <table:table-cell office:value-type="float" office:value="0" table:formula="of:=[Thomas.P6]-[Thomas.I6]-IF([Thomas.Q6]-[Thomas.J6]&lt;0;1;0)" table:style-name="ce2">
            <text:p>0</text:p>
          </table:table-cell>
          <table:table-cell office:value-type="float" office:value="18" table:formula="of:=IF([Thomas.Q6]-[Thomas.J6]&lt;0;[Thomas.Q6]-[Thomas.J6]+60;[Thomas.Q6]-[Thomas.J6])-IF([Thomas.R6]-[Thomas.K6]&lt;0;1;0)" table:style-name="ce2">
            <text:p>18</text:p>
          </table:table-cell>
          <table:table-cell office:value-type="float" office:value="44" table:formula="of:=IF([Thomas.R6]-[Thomas.K6]&lt;0;[Thomas.R6]-[Thomas.K6]+60;[Thomas.R6]-[Thomas.K6])" table:style-name="ce2">
            <text:p>44</text:p>
          </table:table-cell>
          <table:table-cell office:value-type="float" office:value="4040" table:formula="of:=[Thomas.S6]-[Thomas.L6]" table:style-name="ce2">
            <text:p>4040</text:p>
          </table:table-cell>
          <table:table-cell office:value-type="float" office:value="-14.742529724009074" table:formula="of:=[Thomas.T6]-[Thomas.M6]" table:style-name="ce10">
            <text:p>-14.74</text:p>
          </table:table-cell>
          <table:table-cell office:value-type="float" office:value="1" table:formula="of:=[Thomas.U6]-[Thomas.N6]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mmando Pea</text:p>
          </table:table-cell>
          <table:table-cell office:value-type="float" office:value="0" table:formula="of:=[Thomas.I7]-[Thomas.B7]-IF([Thomas.J7]-[Thomas.C7]&lt;0;1;0)" table:style-name="ce2">
            <text:p>0</text:p>
          </table:table-cell>
          <table:table-cell office:value-type="float" office:value="0" table:formula="of:=IF([Thomas.J7]-[Thomas.C7]&lt;0;[Thomas.J7]-[Thomas.C7]+60;[Thomas.J7]-[Thomas.C7])-IF([Thomas.K7]-[Thomas.D7]&lt;0;1;0)" table:style-name="ce2">
            <text:p>0</text:p>
          </table:table-cell>
          <table:table-cell office:value-type="float" office:value="0" table:formula="of:=IF([Thomas.K7]-[Thomas.D7]&lt;0;[Thomas.K7]-[Thomas.D7]+60;[Thomas.K7]-[Thomas.D7])" table:style-name="ce2">
            <text:p>0</text:p>
          </table:table-cell>
          <table:table-cell office:value-type="float" office:value="0" table:formula="of:=[Thomas.L7]-[Thomas.E7]" table:style-name="ce2">
            <text:p>0</text:p>
          </table:table-cell>
          <table:table-cell office:value-type="float" office:value="0" table:formula="of:=[Thomas.M7]-[Thomas.F7]" table:style-name="ce10">
            <text:p>0.00</text:p>
          </table:table-cell>
          <table:table-cell office:value-type="float" office:value="0" table:formula="of:=[Thomas.N7]-[Thomas.G7]" table:style-name="ce2">
            <text:p>0</text:p>
          </table:table-cell>
          <table:table-cell table:style-name="ce2"/>
          <table:table-cell office:value-type="float" office:value="0" table:formula="of:=[Thomas.P7]-[Thomas.I7]-IF([Thomas.Q7]-[Thomas.J7]&lt;0;1;0)" table:style-name="ce2">
            <text:p>0</text:p>
          </table:table-cell>
          <table:table-cell office:value-type="float" office:value="0" table:formula="of:=IF([Thomas.Q7]-[Thomas.J7]&lt;0;[Thomas.Q7]-[Thomas.J7]+60;[Thomas.Q7]-[Thomas.J7])-IF([Thomas.R7]-[Thomas.K7]&lt;0;1;0)" table:style-name="ce2">
            <text:p>0</text:p>
          </table:table-cell>
          <table:table-cell office:value-type="float" office:value="28" table:formula="of:=IF([Thomas.R7]-[Thomas.K7]&lt;0;[Thomas.R7]-[Thomas.K7]+60;[Thomas.R7]-[Thomas.K7])" table:style-name="ce2">
            <text:p>28</text:p>
          </table:table-cell>
          <table:table-cell office:value-type="float" office:value="0" table:formula="of:=[Thomas.S7]-[Thomas.L7]" table:style-name="ce2">
            <text:p>0</text:p>
          </table:table-cell>
          <table:table-cell office:value-type="float" office:value="-0.37547441521016367" table:formula="of:=[Thomas.T7]-[Thomas.M7]" table:style-name="ce10">
            <text:p>-0.38</text:p>
          </table:table-cell>
          <table:table-cell office:value-type="float" office:value="0" table:formula="of:=[Thomas.U7]-[Thomas.N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gent Pea</text:p>
          </table:table-cell>
          <table:table-cell office:value-type="float" office:value="0" table:formula="of:=[Thomas.I8]-[Thomas.B8]-IF([Thomas.J8]-[Thomas.C8]&lt;0;1;0)" table:style-name="ce2">
            <text:p>0</text:p>
          </table:table-cell>
          <table:table-cell office:value-type="float" office:value="34" table:formula="of:=IF([Thomas.J8]-[Thomas.C8]&lt;0;[Thomas.J8]-[Thomas.C8]+60;[Thomas.J8]-[Thomas.C8])-IF([Thomas.K8]-[Thomas.D8]&lt;0;1;0)" table:style-name="ce2">
            <text:p>34</text:p>
          </table:table-cell>
          <table:table-cell office:value-type="float" office:value="31" table:formula="of:=IF([Thomas.K8]-[Thomas.D8]&lt;0;[Thomas.K8]-[Thomas.D8]+60;[Thomas.K8]-[Thomas.D8])" table:style-name="ce2">
            <text:p>31</text:p>
          </table:table-cell>
          <table:table-cell office:value-type="float" office:value="11200" table:formula="of:=[Thomas.L8]-[Thomas.E8]" table:style-name="ce2">
            <text:p>11200</text:p>
          </table:table-cell>
          <table:table-cell office:value-type="float" office:value="-207.6276182833559" table:formula="of:=[Thomas.M8]-[Thomas.F8]" table:style-name="ce10">
            <text:p>-207.63</text:p>
          </table:table-cell>
          <table:table-cell office:value-type="float" office:value="4" table:formula="of:=[Thomas.N8]-[Thomas.G8]" table:style-name="ce2">
            <text:p>4</text:p>
          </table:table-cell>
          <table:table-cell table:style-name="ce2"/>
          <table:table-cell office:value-type="float" office:value="0" table:formula="of:=[Thomas.P8]-[Thomas.I8]-IF([Thomas.Q8]-[Thomas.J8]&lt;0;1;0)" table:style-name="ce2">
            <text:p>0</text:p>
          </table:table-cell>
          <table:table-cell office:value-type="float" office:value="0" table:formula="of:=IF([Thomas.Q8]-[Thomas.J8]&lt;0;[Thomas.Q8]-[Thomas.J8]+60;[Thomas.Q8]-[Thomas.J8])-IF([Thomas.R8]-[Thomas.K8]&lt;0;1;0)" table:style-name="ce2">
            <text:p>0</text:p>
          </table:table-cell>
          <table:table-cell office:value-type="float" office:value="0" table:formula="of:=IF([Thomas.R8]-[Thomas.K8]&lt;0;[Thomas.R8]-[Thomas.K8]+60;[Thomas.R8]-[Thomas.K8])" table:style-name="ce2">
            <text:p>0</text:p>
          </table:table-cell>
          <table:table-cell office:value-type="float" office:value="0" table:formula="of:=[Thomas.S8]-[Thomas.L8]" table:style-name="ce2">
            <text:p>0</text:p>
          </table:table-cell>
          <table:table-cell office:value-type="float" office:value="0" table:formula="of:=[Thomas.T8]-[Thomas.M8]" table:style-name="ce10">
            <text:p>0.00</text:p>
          </table:table-cell>
          <table:table-cell office:value-type="float" office:value="0" table:formula="of:=[Thomas.U8]-[Thomas.N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w Pea</text:p>
          </table:table-cell>
          <table:table-cell office:value-type="float" office:value="0" table:formula="of:=[Thomas.I9]-[Thomas.B9]-IF([Thomas.J9]-[Thomas.C9]&lt;0;1;0)" table:style-name="ce2">
            <text:p>0</text:p>
          </table:table-cell>
          <table:table-cell office:value-type="float" office:value="0" table:formula="of:=IF([Thomas.J9]-[Thomas.C9]&lt;0;[Thomas.J9]-[Thomas.C9]+60;[Thomas.J9]-[Thomas.C9])-IF([Thomas.K9]-[Thomas.D9]&lt;0;1;0)" table:style-name="ce2">
            <text:p>0</text:p>
          </table:table-cell>
          <table:table-cell office:value-type="float" office:value="0" table:formula="of:=IF([Thomas.K9]-[Thomas.D9]&lt;0;[Thomas.K9]-[Thomas.D9]+60;[Thomas.K9]-[Thomas.D9])" table:style-name="ce2">
            <text:p>0</text:p>
          </table:table-cell>
          <table:table-cell office:value-type="float" office:value="0" table:formula="of:=[Thomas.L9]-[Thomas.E9]" table:style-name="ce2">
            <text:p>0</text:p>
          </table:table-cell>
          <table:table-cell office:value-type="float" office:value="0" table:formula="of:=[Thomas.M9]-[Thomas.F9]" table:style-name="ce10">
            <text:p>0.00</text:p>
          </table:table-cell>
          <table:table-cell office:value-type="float" office:value="1" table:formula="of:=[Thomas.N9]-[Thomas.G9]" table:style-name="ce2">
            <text:p>1</text:p>
          </table:table-cell>
          <table:table-cell table:style-name="ce2"/>
          <table:table-cell office:value-type="float" office:value="0" table:formula="of:=[Thomas.P9]-[Thomas.I9]-IF([Thomas.Q9]-[Thomas.J9]&lt;0;1;0)" table:style-name="ce2">
            <text:p>0</text:p>
          </table:table-cell>
          <table:table-cell office:value-type="float" office:value="33" table:formula="of:=IF([Thomas.Q9]-[Thomas.J9]&lt;0;[Thomas.Q9]-[Thomas.J9]+60;[Thomas.Q9]-[Thomas.J9])-IF([Thomas.R9]-[Thomas.K9]&lt;0;1;0)" table:style-name="ce2">
            <text:p>33</text:p>
          </table:table-cell>
          <table:table-cell office:value-type="float" office:value="40" table:formula="of:=IF([Thomas.R9]-[Thomas.K9]&lt;0;[Thomas.R9]-[Thomas.K9]+60;[Thomas.R9]-[Thomas.K9])" table:style-name="ce2">
            <text:p>40</text:p>
          </table:table-cell>
          <table:table-cell office:value-type="float" office:value="10670" table:formula="of:=[Thomas.S9]-[Thomas.L9]" table:style-name="ce2">
            <text:p>10670</text:p>
          </table:table-cell>
          <table:table-cell office:value-type="float" office:value="316.93069306930693" table:formula="of:=[Thomas.T9]-[Thomas.M9]" table:style-name="ce10">
            <text:p>316.93</text:p>
          </table:table-cell>
          <table:table-cell office:value-type="float" office:value="5" table:formula="of:=[Thomas.U9]-[Thomas.N9]" table:style-name="ce2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lasma Pea</text:p>
          </table:table-cell>
          <table:table-cell office:value-type="float" office:value="0" table:formula="of:=[Thomas.I10]-[Thomas.B10]-IF([Thomas.J10]-[Thomas.C10]&lt;0;1;0)" table:style-name="ce2">
            <text:p>0</text:p>
          </table:table-cell>
          <table:table-cell office:value-type="float" office:value="28" table:formula="of:=IF([Thomas.J10]-[Thomas.C10]&lt;0;[Thomas.J10]-[Thomas.C10]+60;[Thomas.J10]-[Thomas.C10])-IF([Thomas.K10]-[Thomas.D10]&lt;0;1;0)" table:style-name="ce2">
            <text:p>28</text:p>
          </table:table-cell>
          <table:table-cell office:value-type="float" office:value="4" table:formula="of:=IF([Thomas.K10]-[Thomas.D10]&lt;0;[Thomas.K10]-[Thomas.D10]+60;[Thomas.K10]-[Thomas.D10])" table:style-name="ce2">
            <text:p>4</text:p>
          </table:table-cell>
          <table:table-cell office:value-type="float" office:value="5282" table:formula="of:=[Thomas.L10]-[Thomas.E10]" table:style-name="ce2">
            <text:p>5282</text:p>
          </table:table-cell>
          <table:table-cell office:value-type="float" office:value="-251.97935968890522" table:formula="of:=[Thomas.M10]-[Thomas.F10]" table:style-name="ce10">
            <text:p>-251.98</text:p>
          </table:table-cell>
          <table:table-cell office:value-type="float" office:value="2" table:formula="of:=[Thomas.N10]-[Thomas.G10]" table:style-name="ce2">
            <text:p>2</text:p>
          </table:table-cell>
          <table:table-cell table:style-name="ce2"/>
          <table:table-cell office:value-type="float" office:value="0" table:formula="of:=[Thomas.P10]-[Thomas.I10]-IF([Thomas.Q10]-[Thomas.J10]&lt;0;1;0)" table:style-name="ce2">
            <text:p>0</text:p>
          </table:table-cell>
          <table:table-cell office:value-type="float" office:value="35" table:formula="of:=IF([Thomas.Q10]-[Thomas.J10]&lt;0;[Thomas.Q10]-[Thomas.J10]+60;[Thomas.Q10]-[Thomas.J10])-IF([Thomas.R10]-[Thomas.K10]&lt;0;1;0)" table:style-name="ce2">
            <text:p>35</text:p>
          </table:table-cell>
          <table:table-cell office:value-type="float" office:value="16" table:formula="of:=IF([Thomas.R10]-[Thomas.K10]&lt;0;[Thomas.R10]-[Thomas.K10]+60;[Thomas.R10]-[Thomas.K10])" table:style-name="ce2">
            <text:p>16</text:p>
          </table:table-cell>
          <table:table-cell office:value-type="float" office:value="10328" table:formula="of:=[Thomas.S10]-[Thomas.L10]" table:style-name="ce2">
            <text:p>10328</text:p>
          </table:table-cell>
          <table:table-cell office:value-type="float" office:value="10.351718249326609" table:formula="of:=[Thomas.T10]-[Thomas.M10]" table:style-name="ce10">
            <text:p>10.35</text:p>
          </table:table-cell>
          <table:table-cell office:value-type="float" office:value="3" table:formula="of:=[Thomas.U10]-[Thomas.N10]" table:style-name="ce2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ock Pea</text:p>
          </table:table-cell>
          <table:table-cell office:value-type="float" office:value="0" table:formula="of:=[Thomas.I11]-[Thomas.B11]-IF([Thomas.J11]-[Thomas.C11]&lt;0;1;0)" table:style-name="ce2">
            <text:p>0</text:p>
          </table:table-cell>
          <table:table-cell office:value-type="float" office:value="31" table:formula="of:=IF([Thomas.J11]-[Thomas.C11]&lt;0;[Thomas.J11]-[Thomas.C11]+60;[Thomas.J11]-[Thomas.C11])-IF([Thomas.K11]-[Thomas.D11]&lt;0;1;0)" table:style-name="ce2">
            <text:p>31</text:p>
          </table:table-cell>
          <table:table-cell office:value-type="float" office:value="24" table:formula="of:=IF([Thomas.K11]-[Thomas.D11]&lt;0;[Thomas.K11]-[Thomas.D11]+60;[Thomas.K11]-[Thomas.D11])" table:style-name="ce2">
            <text:p>24</text:p>
          </table:table-cell>
          <table:table-cell office:value-type="float" office:value="11250" table:formula="of:=[Thomas.L11]-[Thomas.E11]" table:style-name="ce2">
            <text:p>11250</text:p>
          </table:table-cell>
          <table:table-cell office:value-type="float" office:value="-93.667488118289043" table:formula="of:=[Thomas.M11]-[Thomas.F11]" table:style-name="ce10">
            <text:p>-93.67</text:p>
          </table:table-cell>
          <table:table-cell office:value-type="float" office:value="6" table:formula="of:=[Thomas.N11]-[Thomas.G11]" table:style-name="ce2">
            <text:p>6</text:p>
          </table:table-cell>
          <table:table-cell table:style-name="ce2"/>
          <table:table-cell office:value-type="float" office:value="0" table:formula="of:=[Thomas.P11]-[Thomas.I11]-IF([Thomas.Q11]-[Thomas.J11]&lt;0;1;0)" table:style-name="ce2">
            <text:p>0</text:p>
          </table:table-cell>
          <table:table-cell office:value-type="float" office:value="0" table:formula="of:=IF([Thomas.Q11]-[Thomas.J11]&lt;0;[Thomas.Q11]-[Thomas.J11]+60;[Thomas.Q11]-[Thomas.J11])-IF([Thomas.R11]-[Thomas.K11]&lt;0;1;0)" table:style-name="ce2">
            <text:p>0</text:p>
          </table:table-cell>
          <table:table-cell office:value-type="float" office:value="0" table:formula="of:=IF([Thomas.R11]-[Thomas.K11]&lt;0;[Thomas.R11]-[Thomas.K11]+60;[Thomas.R11]-[Thomas.K11])" table:style-name="ce2">
            <text:p>0</text:p>
          </table:table-cell>
          <table:table-cell office:value-type="float" office:value="0" table:formula="of:=[Thomas.S11]-[Thomas.L11]" table:style-name="ce2">
            <text:p>0</text:p>
          </table:table-cell>
          <table:table-cell office:value-type="float" office:value="0" table:formula="of:=[Thomas.T11]-[Thomas.M11]" table:style-name="ce10">
            <text:p>0.00</text:p>
          </table:table-cell>
          <table:table-cell office:value-type="float" office:value="0" table:formula="of:=[Thomas.U11]-[Thomas.N1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Electro Pea</text:p>
          </table:table-cell>
          <table:table-cell office:value-type="float" office:value="0" table:formula="of:=[Thomas.I12]-[Thomas.B12]-IF([Thomas.J12]-[Thomas.C12]&lt;0;1;0)" table:style-name="ce2">
            <text:p>0</text:p>
          </table:table-cell>
          <table:table-cell office:value-type="float" office:value="0" table:formula="of:=IF([Thomas.J12]-[Thomas.C12]&lt;0;[Thomas.J12]-[Thomas.C12]+60;[Thomas.J12]-[Thomas.C12])-IF([Thomas.K12]-[Thomas.D12]&lt;0;1;0)" table:style-name="ce2">
            <text:p>0</text:p>
          </table:table-cell>
          <table:table-cell office:value-type="float" office:value="0" table:formula="of:=IF([Thomas.K12]-[Thomas.D12]&lt;0;[Thomas.K12]-[Thomas.D12]+60;[Thomas.K12]-[Thomas.D12])" table:style-name="ce2">
            <text:p>0</text:p>
          </table:table-cell>
          <table:table-cell office:value-type="float" office:value="0" table:formula="of:=[Thomas.L12]-[Thomas.E12]" table:style-name="ce2">
            <text:p>0</text:p>
          </table:table-cell>
          <table:table-cell office:value-type="float" office:value="0" table:formula="of:=[Thomas.M12]-[Thomas.F12]" table:style-name="ce10">
            <text:p>0.00</text:p>
          </table:table-cell>
          <table:table-cell office:value-type="float" office:value="0" table:formula="of:=[Thomas.N12]-[Thomas.G12]" table:style-name="ce2">
            <text:p>0</text:p>
          </table:table-cell>
          <table:table-cell table:style-name="ce2"/>
          <table:table-cell office:value-type="float" office:value="0" table:formula="of:=[Thomas.P12]-[Thomas.I12]-IF([Thomas.Q12]-[Thomas.J12]&lt;0;1;0)" table:style-name="ce2">
            <text:p>0</text:p>
          </table:table-cell>
          <table:table-cell office:value-type="float" office:value="0" table:formula="of:=IF([Thomas.Q12]-[Thomas.J12]&lt;0;[Thomas.Q12]-[Thomas.J12]+60;[Thomas.Q12]-[Thomas.J12])-IF([Thomas.R12]-[Thomas.K12]&lt;0;1;0)" table:style-name="ce2">
            <text:p>0</text:p>
          </table:table-cell>
          <table:table-cell office:value-type="float" office:value="0" table:formula="of:=IF([Thomas.R12]-[Thomas.K12]&lt;0;[Thomas.R12]-[Thomas.K12]+60;[Thomas.R12]-[Thomas.K12])" table:style-name="ce2">
            <text:p>0</text:p>
          </table:table-cell>
          <table:table-cell office:value-type="float" office:value="0" table:formula="of:=[Thomas.S12]-[Thomas.L12]" table:style-name="ce2">
            <text:p>0</text:p>
          </table:table-cell>
          <table:table-cell office:value-type="float" office:value="0" table:formula="of:=[Thomas.T12]-[Thomas.M12]" table:style-name="ce10">
            <text:p>0.00</text:p>
          </table:table-cell>
          <table:table-cell office:value-type="float" office:value="0" table:formula="of:=[Thomas.U12]-[Thomas.N12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unflower</text:p>
          </table:table-cell>
          <table:table-cell office:value-type="float" office:value="0" table:formula="of:=[Thomas.I14]-[Thomas.B14]-IF([Thomas.J14]-[Thomas.C14]&lt;0;1;0)" table:style-name="ce2">
            <text:p>0</text:p>
          </table:table-cell>
          <table:table-cell office:value-type="float" office:value="0" table:formula="of:=IF([Thomas.J14]-[Thomas.C14]&lt;0;[Thomas.J14]-[Thomas.C14]+60;[Thomas.J14]-[Thomas.C14])-IF([Thomas.K14]-[Thomas.D14]&lt;0;1;0)" table:style-name="ce2">
            <text:p>0</text:p>
          </table:table-cell>
          <table:table-cell office:value-type="float" office:value="0" table:formula="of:=IF([Thomas.K14]-[Thomas.D14]&lt;0;[Thomas.K14]-[Thomas.D14]+60;[Thomas.K14]-[Thomas.D14])" table:style-name="ce2">
            <text:p>0</text:p>
          </table:table-cell>
          <table:table-cell office:value-type="float" office:value="0" table:formula="of:=[Thomas.L14]-[Thomas.E14]" table:style-name="ce2">
            <text:p>0</text:p>
          </table:table-cell>
          <table:table-cell office:value-type="float" office:value="0" table:formula="of:=[Thomas.M14]-[Thomas.F14]" table:style-name="ce10">
            <text:p>0.00</text:p>
          </table:table-cell>
          <table:table-cell office:value-type="float" office:value="0" table:formula="of:=[Thomas.N14]-[Thomas.G14]" table:style-name="ce2">
            <text:p>0</text:p>
          </table:table-cell>
          <table:table-cell table:style-name="ce2"/>
          <table:table-cell office:value-type="float" office:value="0" table:formula="of:=[Thomas.P14]-[Thomas.I14]-IF([Thomas.Q14]-[Thomas.J14]&lt;0;1;0)" table:style-name="ce2">
            <text:p>0</text:p>
          </table:table-cell>
          <table:table-cell office:value-type="float" office:value="0" table:formula="of:=IF([Thomas.Q14]-[Thomas.J14]&lt;0;[Thomas.Q14]-[Thomas.J14]+60;[Thomas.Q14]-[Thomas.J14])-IF([Thomas.R14]-[Thomas.K14]&lt;0;1;0)" table:style-name="ce2">
            <text:p>0</text:p>
          </table:table-cell>
          <table:table-cell office:value-type="float" office:value="0" table:formula="of:=IF([Thomas.R14]-[Thomas.K14]&lt;0;[Thomas.R14]-[Thomas.K14]+60;[Thomas.R14]-[Thomas.K14])" table:style-name="ce2">
            <text:p>0</text:p>
          </table:table-cell>
          <table:table-cell office:value-type="float" office:value="0" table:formula="of:=[Thomas.S14]-[Thomas.L14]" table:style-name="ce2">
            <text:p>0</text:p>
          </table:table-cell>
          <table:table-cell office:value-type="float" office:value="0" table:formula="of:=[Thomas.T14]-[Thomas.M14]" table:style-name="ce10">
            <text:p>0.00</text:p>
          </table:table-cell>
          <table:table-cell office:value-type="float" office:value="-1" table:formula="of:=[Thomas.U14]-[Thomas.N14]" table:style-name="ce2">
            <text:p>-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ire Flower</text:p>
          </table:table-cell>
          <table:table-cell office:value-type="float" office:value="0" table:formula="of:=[Thomas.I15]-[Thomas.B15]-IF([Thomas.J15]-[Thomas.C15]&lt;0;1;0)" table:style-name="ce2">
            <text:p>0</text:p>
          </table:table-cell>
          <table:table-cell office:value-type="float" office:value="11" table:formula="of:=IF([Thomas.J15]-[Thomas.C15]&lt;0;[Thomas.J15]-[Thomas.C15]+60;[Thomas.J15]-[Thomas.C15])-IF([Thomas.K15]-[Thomas.D15]&lt;0;1;0)" table:style-name="ce2">
            <text:p>11</text:p>
          </table:table-cell>
          <table:table-cell office:value-type="float" office:value="4" table:formula="of:=IF([Thomas.K15]-[Thomas.D15]&lt;0;[Thomas.K15]-[Thomas.D15]+60;[Thomas.K15]-[Thomas.D15])" table:style-name="ce2">
            <text:p>4</text:p>
          </table:table-cell>
          <table:table-cell office:value-type="float" office:value="2910" table:formula="of:=[Thomas.L15]-[Thomas.E15]" table:style-name="ce2">
            <text:p>2910</text:p>
          </table:table-cell>
          <table:table-cell office:value-type="float" office:value="15.895256916996033" table:formula="of:=[Thomas.M15]-[Thomas.F15]" table:style-name="ce10">
            <text:p>15.90</text:p>
          </table:table-cell>
          <table:table-cell office:value-type="float" office:value="1" table:formula="of:=[Thomas.N15]-[Thomas.G15]" table:style-name="ce2">
            <text:p>1</text:p>
          </table:table-cell>
          <table:table-cell table:style-name="ce2"/>
          <table:table-cell office:value-type="float" office:value="0" table:formula="of:=[Thomas.P15]-[Thomas.I15]-IF([Thomas.Q15]-[Thomas.J15]&lt;0;1;0)" table:style-name="ce2">
            <text:p>0</text:p>
          </table:table-cell>
          <table:table-cell office:value-type="float" office:value="38" table:formula="of:=IF([Thomas.Q15]-[Thomas.J15]&lt;0;[Thomas.Q15]-[Thomas.J15]+60;[Thomas.Q15]-[Thomas.J15])-IF([Thomas.R15]-[Thomas.K15]&lt;0;1;0)" table:style-name="ce2">
            <text:p>38</text:p>
          </table:table-cell>
          <table:table-cell office:value-type="float" office:value="52" table:formula="of:=IF([Thomas.R15]-[Thomas.K15]&lt;0;[Thomas.R15]-[Thomas.K15]+60;[Thomas.R15]-[Thomas.K15])" table:style-name="ce2">
            <text:p>52</text:p>
          </table:table-cell>
          <table:table-cell office:value-type="float" office:value="10650" table:formula="of:=[Thomas.S15]-[Thomas.L15]" table:style-name="ce2">
            <text:p>10650</text:p>
          </table:table-cell>
          <table:table-cell office:value-type="float" office:value="23.351299556833197" table:formula="of:=[Thomas.T15]-[Thomas.M15]" table:style-name="ce10">
            <text:p>23.35</text:p>
          </table:table-cell>
          <table:table-cell office:value-type="float" office:value="3" table:formula="of:=[Thomas.U15]-[Thomas.N15]" table:style-name="ce2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ower Flower</text:p>
          </table:table-cell>
          <table:table-cell office:value-type="float" office:value="0" table:formula="of:=[Thomas.I16]-[Thomas.B16]-IF([Thomas.J16]-[Thomas.C16]&lt;0;1;0)" table:style-name="ce2">
            <text:p>0</text:p>
          </table:table-cell>
          <table:table-cell office:value-type="float" office:value="0" table:formula="of:=IF([Thomas.J16]-[Thomas.C16]&lt;0;[Thomas.J16]-[Thomas.C16]+60;[Thomas.J16]-[Thomas.C16])-IF([Thomas.K16]-[Thomas.D16]&lt;0;1;0)" table:style-name="ce2">
            <text:p>0</text:p>
          </table:table-cell>
          <table:table-cell office:value-type="float" office:value="0" table:formula="of:=IF([Thomas.K16]-[Thomas.D16]&lt;0;[Thomas.K16]-[Thomas.D16]+60;[Thomas.K16]-[Thomas.D16])" table:style-name="ce2">
            <text:p>0</text:p>
          </table:table-cell>
          <table:table-cell office:value-type="float" office:value="0" table:formula="of:=[Thomas.L16]-[Thomas.E16]" table:style-name="ce2">
            <text:p>0</text:p>
          </table:table-cell>
          <table:table-cell office:value-type="float" office:value="0" table:formula="of:=[Thomas.M16]-[Thomas.F16]" table:style-name="ce10">
            <text:p>0.00</text:p>
          </table:table-cell>
          <table:table-cell office:value-type="float" office:value="0" table:formula="of:=[Thomas.N16]-[Thomas.G16]" table:style-name="ce2">
            <text:p>0</text:p>
          </table:table-cell>
          <table:table-cell table:style-name="ce2"/>
          <table:table-cell office:value-type="float" office:value="0" table:formula="of:=[Thomas.P16]-[Thomas.I16]-IF([Thomas.Q16]-[Thomas.J16]&lt;0;1;0)" table:style-name="ce2">
            <text:p>0</text:p>
          </table:table-cell>
          <table:table-cell office:value-type="float" office:value="0" table:formula="of:=IF([Thomas.Q16]-[Thomas.J16]&lt;0;[Thomas.Q16]-[Thomas.J16]+60;[Thomas.Q16]-[Thomas.J16])-IF([Thomas.R16]-[Thomas.K16]&lt;0;1;0)" table:style-name="ce2">
            <text:p>0</text:p>
          </table:table-cell>
          <table:table-cell office:value-type="float" office:value="0" table:formula="of:=IF([Thomas.R16]-[Thomas.K16]&lt;0;[Thomas.R16]-[Thomas.K16]+60;[Thomas.R16]-[Thomas.K16])" table:style-name="ce2">
            <text:p>0</text:p>
          </table:table-cell>
          <table:table-cell office:value-type="float" office:value="0" table:formula="of:=[Thomas.S16]-[Thomas.L16]" table:style-name="ce2">
            <text:p>0</text:p>
          </table:table-cell>
          <table:table-cell office:value-type="float" office:value="0" table:formula="of:=[Thomas.T16]-[Thomas.M16]" table:style-name="ce10">
            <text:p>0.00</text:p>
          </table:table-cell>
          <table:table-cell office:value-type="float" office:value="0" table:formula="of:=[Thomas.U16]-[Thomas.N1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hadow Flower</text:p>
          </table:table-cell>
          <table:table-cell office:value-type="float" office:value="0" table:formula="of:=[Thomas.I17]-[Thomas.B17]-IF([Thomas.J17]-[Thomas.C17]&lt;0;1;0)" table:style-name="ce2">
            <text:p>0</text:p>
          </table:table-cell>
          <table:table-cell office:value-type="float" office:value="21" table:formula="of:=IF([Thomas.J17]-[Thomas.C17]&lt;0;[Thomas.J17]-[Thomas.C17]+60;[Thomas.J17]-[Thomas.C17])-IF([Thomas.K17]-[Thomas.D17]&lt;0;1;0)" table:style-name="ce2">
            <text:p>21</text:p>
          </table:table-cell>
          <table:table-cell office:value-type="float" office:value="25" table:formula="of:=IF([Thomas.K17]-[Thomas.D17]&lt;0;[Thomas.K17]-[Thomas.D17]+60;[Thomas.K17]-[Thomas.D17])" table:style-name="ce2">
            <text:p>25</text:p>
          </table:table-cell>
          <table:table-cell office:value-type="float" office:value="8460" table:formula="of:=[Thomas.L17]-[Thomas.E17]" table:style-name="ce2">
            <text:p>8460</text:p>
          </table:table-cell>
          <table:table-cell office:value-type="float" office:value="395.01945525291825" table:formula="of:=[Thomas.M17]-[Thomas.F17]" table:style-name="ce10">
            <text:p>395.02</text:p>
          </table:table-cell>
          <table:table-cell office:value-type="float" office:value="5" table:formula="of:=[Thomas.N17]-[Thomas.G17]" table:style-name="ce2">
            <text:p>5</text:p>
          </table:table-cell>
          <table:table-cell table:style-name="ce2"/>
          <table:table-cell office:value-type="float" office:value="0" table:formula="of:=[Thomas.P17]-[Thomas.I17]-IF([Thomas.Q17]-[Thomas.J17]&lt;0;1;0)" table:style-name="ce2">
            <text:p>0</text:p>
          </table:table-cell>
          <table:table-cell office:value-type="float" office:value="1" table:formula="of:=IF([Thomas.Q17]-[Thomas.J17]&lt;0;[Thomas.Q17]-[Thomas.J17]+60;[Thomas.Q17]-[Thomas.J17])-IF([Thomas.R17]-[Thomas.K17]&lt;0;1;0)" table:style-name="ce2">
            <text:p>1</text:p>
          </table:table-cell>
          <table:table-cell office:value-type="float" office:value="27" table:formula="of:=IF([Thomas.R17]-[Thomas.K17]&lt;0;[Thomas.R17]-[Thomas.K17]+60;[Thomas.R17]-[Thomas.K17])" table:style-name="ce2">
            <text:p>27</text:p>
          </table:table-cell>
          <table:table-cell office:value-type="float" office:value="0" table:formula="of:=[Thomas.S17]-[Thomas.L17]" table:style-name="ce2">
            <text:p>0</text:p>
          </table:table-cell>
          <table:table-cell office:value-type="float" office:value="-25.048609771868712" table:formula="of:=[Thomas.T17]-[Thomas.M17]" table:style-name="ce10">
            <text:p>-25.05</text:p>
          </table:table-cell>
          <table:table-cell office:value-type="float" office:value="0" table:formula="of:=[Thomas.U17]-[Thomas.N1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ystic Flower</text:p>
          </table:table-cell>
          <table:table-cell office:value-type="float" office:value="0" table:formula="of:=[Thomas.I18]-[Thomas.B18]-IF([Thomas.J18]-[Thomas.C18]&lt;0;1;0)" table:style-name="ce2">
            <text:p>0</text:p>
          </table:table-cell>
          <table:table-cell office:value-type="float" office:value="4" table:formula="of:=IF([Thomas.J18]-[Thomas.C18]&lt;0;[Thomas.J18]-[Thomas.C18]+60;[Thomas.J18]-[Thomas.C18])-IF([Thomas.K18]-[Thomas.D18]&lt;0;1;0)" table:style-name="ce2">
            <text:p>4</text:p>
          </table:table-cell>
          <table:table-cell office:value-type="float" office:value="34" table:formula="of:=IF([Thomas.K18]-[Thomas.D18]&lt;0;[Thomas.K18]-[Thomas.D18]+60;[Thomas.K18]-[Thomas.D18])" table:style-name="ce2">
            <text:p>34</text:p>
          </table:table-cell>
          <table:table-cell office:value-type="float" office:value="1690" table:formula="of:=[Thomas.L18]-[Thomas.E18]" table:style-name="ce2">
            <text:p>1690</text:p>
          </table:table-cell>
          <table:table-cell office:value-type="float" office:value="100.46557202803396" table:formula="of:=[Thomas.M18]-[Thomas.F18]" table:style-name="ce10">
            <text:p>100.47</text:p>
          </table:table-cell>
          <table:table-cell office:value-type="float" office:value="1" table:formula="of:=[Thomas.N18]-[Thomas.G18]" table:style-name="ce2">
            <text:p>1</text:p>
          </table:table-cell>
          <table:table-cell table:style-name="ce2"/>
          <table:table-cell office:value-type="float" office:value="0" table:formula="of:=[Thomas.P18]-[Thomas.I18]-IF([Thomas.Q18]-[Thomas.J18]&lt;0;1;0)" table:style-name="ce2">
            <text:p>0</text:p>
          </table:table-cell>
          <table:table-cell office:value-type="float" office:value="11" table:formula="of:=IF([Thomas.Q18]-[Thomas.J18]&lt;0;[Thomas.Q18]-[Thomas.J18]+60;[Thomas.Q18]-[Thomas.J18])-IF([Thomas.R18]-[Thomas.K18]&lt;0;1;0)" table:style-name="ce2">
            <text:p>11</text:p>
          </table:table-cell>
          <table:table-cell office:value-type="float" office:value="56" table:formula="of:=IF([Thomas.R18]-[Thomas.K18]&lt;0;[Thomas.R18]-[Thomas.K18]+60;[Thomas.R18]-[Thomas.K18])" table:style-name="ce2">
            <text:p>56</text:p>
          </table:table-cell>
          <table:table-cell office:value-type="float" office:value="3810" table:formula="of:=[Thomas.S18]-[Thomas.L18]" table:style-name="ce2">
            <text:p>3810</text:p>
          </table:table-cell>
          <table:table-cell office:value-type="float" office:value="89.67316195985903" table:formula="of:=[Thomas.T18]-[Thomas.M18]" table:style-name="ce10">
            <text:p>89.67</text:p>
          </table:table-cell>
          <table:table-cell office:value-type="float" office:value="2" table:formula="of:=[Thomas.U18]-[Thomas.N18]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etal Petal</text:p>
          </table:table-cell>
          <table:table-cell office:value-type="float" office:value="0" table:formula="of:=[Thomas.I19]-[Thomas.B19]-IF([Thomas.J19]-[Thomas.C19]&lt;0;1;0)" table:style-name="ce2">
            <text:p>0</text:p>
          </table:table-cell>
          <table:table-cell office:value-type="float" office:value="0" table:formula="of:=IF([Thomas.J19]-[Thomas.C19]&lt;0;[Thomas.J19]-[Thomas.C19]+60;[Thomas.J19]-[Thomas.C19])-IF([Thomas.K19]-[Thomas.D19]&lt;0;1;0)" table:style-name="ce2">
            <text:p>0</text:p>
          </table:table-cell>
          <table:table-cell office:value-type="float" office:value="0" table:formula="of:=IF([Thomas.K19]-[Thomas.D19]&lt;0;[Thomas.K19]-[Thomas.D19]+60;[Thomas.K19]-[Thomas.D19])" table:style-name="ce2">
            <text:p>0</text:p>
          </table:table-cell>
          <table:table-cell office:value-type="float" office:value="0" table:formula="of:=[Thomas.L19]-[Thomas.E19]" table:style-name="ce2">
            <text:p>0</text:p>
          </table:table-cell>
          <table:table-cell office:value-type="float" office:value="0" table:formula="of:=[Thomas.M19]-[Thomas.F19]" table:style-name="ce10">
            <text:p>0.00</text:p>
          </table:table-cell>
          <table:table-cell office:value-type="float" office:value="0" table:formula="of:=[Thomas.N19]-[Thomas.G19]" table:style-name="ce2">
            <text:p>0</text:p>
          </table:table-cell>
          <table:table-cell table:style-name="ce2"/>
          <table:table-cell office:value-type="float" office:value="0" table:formula="of:=[Thomas.P19]-[Thomas.I19]-IF([Thomas.Q19]-[Thomas.J19]&lt;0;1;0)" table:style-name="ce2">
            <text:p>0</text:p>
          </table:table-cell>
          <table:table-cell office:value-type="float" office:value="0" table:formula="of:=IF([Thomas.Q19]-[Thomas.J19]&lt;0;[Thomas.Q19]-[Thomas.J19]+60;[Thomas.Q19]-[Thomas.J19])-IF([Thomas.R19]-[Thomas.K19]&lt;0;1;0)" table:style-name="ce2">
            <text:p>0</text:p>
          </table:table-cell>
          <table:table-cell office:value-type="float" office:value="0" table:formula="of:=IF([Thomas.R19]-[Thomas.K19]&lt;0;[Thomas.R19]-[Thomas.K19]+60;[Thomas.R19]-[Thomas.K19])" table:style-name="ce2">
            <text:p>0</text:p>
          </table:table-cell>
          <table:table-cell office:value-type="float" office:value="0" table:formula="of:=[Thomas.S19]-[Thomas.L19]" table:style-name="ce2">
            <text:p>0</text:p>
          </table:table-cell>
          <table:table-cell office:value-type="float" office:value="0" table:formula="of:=[Thomas.T19]-[Thomas.M19]" table:style-name="ce10">
            <text:p>0.00</text:p>
          </table:table-cell>
          <table:table-cell office:value-type="float" office:value="0" table:formula="of:=[Thomas.U19]-[Thomas.N1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un Pharaoh</text:p>
          </table:table-cell>
          <table:table-cell office:value-type="float" office:value="0" table:formula="of:=[Thomas.I20]-[Thomas.B20]-IF([Thomas.J20]-[Thomas.C20]&lt;0;1;0)" table:style-name="ce2">
            <text:p>0</text:p>
          </table:table-cell>
          <table:table-cell office:value-type="float" office:value="0" table:formula="of:=IF([Thomas.J20]-[Thomas.C20]&lt;0;[Thomas.J20]-[Thomas.C20]+60;[Thomas.J20]-[Thomas.C20])-IF([Thomas.K20]-[Thomas.D20]&lt;0;1;0)" table:style-name="ce2">
            <text:p>0</text:p>
          </table:table-cell>
          <table:table-cell office:value-type="float" office:value="0" table:formula="of:=IF([Thomas.K20]-[Thomas.D20]&lt;0;[Thomas.K20]-[Thomas.D20]+60;[Thomas.K20]-[Thomas.D20])" table:style-name="ce2">
            <text:p>0</text:p>
          </table:table-cell>
          <table:table-cell office:value-type="float" office:value="0" table:formula="of:=[Thomas.L20]-[Thomas.E20]" table:style-name="ce2">
            <text:p>0</text:p>
          </table:table-cell>
          <table:table-cell office:value-type="float" office:value="0" table:formula="of:=[Thomas.M20]-[Thomas.F20]" table:style-name="ce10">
            <text:p>0.00</text:p>
          </table:table-cell>
          <table:table-cell office:value-type="float" office:value="0" table:formula="of:=[Thomas.N20]-[Thomas.G20]" table:style-name="ce2">
            <text:p>0</text:p>
          </table:table-cell>
          <table:table-cell table:style-name="ce2"/>
          <table:table-cell office:value-type="float" office:value="0" table:formula="of:=[Thomas.P20]-[Thomas.I20]-IF([Thomas.Q20]-[Thomas.J20]&lt;0;1;0)" table:style-name="ce2">
            <text:p>0</text:p>
          </table:table-cell>
          <table:table-cell office:value-type="float" office:value="30" table:formula="of:=IF([Thomas.Q20]-[Thomas.J20]&lt;0;[Thomas.Q20]-[Thomas.J20]+60;[Thomas.Q20]-[Thomas.J20])-IF([Thomas.R20]-[Thomas.K20]&lt;0;1;0)" table:style-name="ce2">
            <text:p>30</text:p>
          </table:table-cell>
          <table:table-cell office:value-type="float" office:value="39" table:formula="of:=IF([Thomas.R20]-[Thomas.K20]&lt;0;[Thomas.R20]-[Thomas.K20]+60;[Thomas.R20]-[Thomas.K20])" table:style-name="ce2">
            <text:p>39</text:p>
          </table:table-cell>
          <table:table-cell office:value-type="float" office:value="9658" table:formula="of:=[Thomas.S20]-[Thomas.L20]" table:style-name="ce2">
            <text:p>9658</text:p>
          </table:table-cell>
          <table:table-cell office:value-type="float" office:value="315.10603588907014" table:formula="of:=[Thomas.T20]-[Thomas.M20]" table:style-name="ce10">
            <text:p>315.11</text:p>
          </table:table-cell>
          <table:table-cell office:value-type="float" office:value="5" table:formula="of:=[Thomas.U20]-[Thomas.N20]" table:style-name="ce2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lien Flower</text:p>
          </table:table-cell>
          <table:table-cell office:value-type="float" office:value="0" table:formula="of:=[Thomas.I21]-[Thomas.B21]-IF([Thomas.J21]-[Thomas.C21]&lt;0;1;0)" table:style-name="ce2">
            <text:p>0</text:p>
          </table:table-cell>
          <table:table-cell office:value-type="float" office:value="0" table:formula="of:=IF([Thomas.J21]-[Thomas.C21]&lt;0;[Thomas.J21]-[Thomas.C21]+60;[Thomas.J21]-[Thomas.C21])-IF([Thomas.K21]-[Thomas.D21]&lt;0;1;0)" table:style-name="ce2">
            <text:p>0</text:p>
          </table:table-cell>
          <table:table-cell office:value-type="float" office:value="0" table:formula="of:=IF([Thomas.K21]-[Thomas.D21]&lt;0;[Thomas.K21]-[Thomas.D21]+60;[Thomas.K21]-[Thomas.D21])" table:style-name="ce2">
            <text:p>0</text:p>
          </table:table-cell>
          <table:table-cell office:value-type="float" office:value="0" table:formula="of:=[Thomas.L21]-[Thomas.E21]" table:style-name="ce2">
            <text:p>0</text:p>
          </table:table-cell>
          <table:table-cell office:value-type="float" office:value="0" table:formula="of:=[Thomas.M21]-[Thomas.F21]" table:style-name="ce10">
            <text:p>0.00</text:p>
          </table:table-cell>
          <table:table-cell office:value-type="float" office:value="0" table:formula="of:=[Thomas.N21]-[Thomas.G21]" table:style-name="ce2">
            <text:p>0</text:p>
          </table:table-cell>
          <table:table-cell table:style-name="ce2"/>
          <table:table-cell office:value-type="float" office:value="0" table:formula="of:=[Thomas.P21]-[Thomas.I21]-IF([Thomas.Q21]-[Thomas.J21]&lt;0;1;0)" table:style-name="ce2">
            <text:p>0</text:p>
          </table:table-cell>
          <table:table-cell office:value-type="float" office:value="0" table:formula="of:=IF([Thomas.Q21]-[Thomas.J21]&lt;0;[Thomas.Q21]-[Thomas.J21]+60;[Thomas.Q21]-[Thomas.J21])-IF([Thomas.R21]-[Thomas.K21]&lt;0;1;0)" table:style-name="ce2">
            <text:p>0</text:p>
          </table:table-cell>
          <table:table-cell office:value-type="float" office:value="0" table:formula="of:=IF([Thomas.R21]-[Thomas.K21]&lt;0;[Thomas.R21]-[Thomas.K21]+60;[Thomas.R21]-[Thomas.K21])" table:style-name="ce2">
            <text:p>0</text:p>
          </table:table-cell>
          <table:table-cell office:value-type="float" office:value="0" table:formula="of:=[Thomas.S21]-[Thomas.L21]" table:style-name="ce2">
            <text:p>0</text:p>
          </table:table-cell>
          <table:table-cell office:value-type="float" office:value="0" table:formula="of:=[Thomas.T21]-[Thomas.M21]" table:style-name="ce10">
            <text:p>0.00</text:p>
          </table:table-cell>
          <table:table-cell office:value-type="float" office:value="0" table:formula="of:=[Thomas.U21]-[Thomas.N2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Vampire Flower</text:p>
          </table:table-cell>
          <table:table-cell office:value-type="float" office:value="1" table:formula="of:=[Thomas.I22]-[Thomas.B22]-IF([Thomas.J22]-[Thomas.C22]&lt;0;1;0)" table:style-name="ce2">
            <text:p>1</text:p>
          </table:table-cell>
          <table:table-cell office:value-type="float" office:value="26" table:formula="of:=IF([Thomas.J22]-[Thomas.C22]&lt;0;[Thomas.J22]-[Thomas.C22]+60;[Thomas.J22]-[Thomas.C22])-IF([Thomas.K22]-[Thomas.D22]&lt;0;1;0)" table:style-name="ce2">
            <text:p>26</text:p>
          </table:table-cell>
          <table:table-cell office:value-type="float" office:value="10" table:formula="of:=IF([Thomas.K22]-[Thomas.D22]&lt;0;[Thomas.K22]-[Thomas.D22]+60;[Thomas.K22]-[Thomas.D22])" table:style-name="ce2">
            <text:p>10</text:p>
          </table:table-cell>
          <table:table-cell office:value-type="float" office:value="13068" table:formula="of:=[Thomas.L22]-[Thomas.E22]" table:style-name="ce2">
            <text:p>13068</text:p>
          </table:table-cell>
          <table:table-cell office:value-type="float" office:value="-95.495577569737009" table:formula="of:=[Thomas.M22]-[Thomas.F22]" table:style-name="ce10">
            <text:p>-95.50</text:p>
          </table:table-cell>
          <table:table-cell office:value-type="float" office:value="6" table:formula="of:=[Thomas.N22]-[Thomas.G22]" table:style-name="ce2">
            <text:p>6</text:p>
          </table:table-cell>
          <table:table-cell table:style-name="ce2"/>
          <table:table-cell office:value-type="float" office:value="0" table:formula="of:=[Thomas.P22]-[Thomas.I22]-IF([Thomas.Q22]-[Thomas.J22]&lt;0;1;0)" table:style-name="ce2">
            <text:p>0</text:p>
          </table:table-cell>
          <table:table-cell office:value-type="float" office:value="18" table:formula="of:=IF([Thomas.Q22]-[Thomas.J22]&lt;0;[Thomas.Q22]-[Thomas.J22]+60;[Thomas.Q22]-[Thomas.J22])-IF([Thomas.R22]-[Thomas.K22]&lt;0;1;0)" table:style-name="ce2">
            <text:p>18</text:p>
          </table:table-cell>
          <table:table-cell office:value-type="float" office:value="49" table:formula="of:=IF([Thomas.R22]-[Thomas.K22]&lt;0;[Thomas.R22]-[Thomas.K22]+60;[Thomas.R22]-[Thomas.K22])" table:style-name="ce2">
            <text:p>49</text:p>
          </table:table-cell>
          <table:table-cell office:value-type="float" office:value="320" table:formula="of:=[Thomas.S22]-[Thomas.L22]" table:style-name="ce2">
            <text:p>320</text:p>
          </table:table-cell>
          <table:table-cell office:value-type="float" office:value="-23.158960018926763" table:formula="of:=[Thomas.T22]-[Thomas.M22]" table:style-name="ce10">
            <text:p>-23.16</text:p>
          </table:table-cell>
          <table:table-cell office:value-type="float" office:value="0" table:formula="of:=[Thomas.U22]-[Thomas.N2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tuffy Flower</text:p>
          </table:table-cell>
          <table:table-cell office:value-type="float" office:value="0" table:formula="of:=[Thomas.I23]-[Thomas.B23]-IF([Thomas.J23]-[Thomas.C23]&lt;0;1;0)" table:style-name="ce2">
            <text:p>0</text:p>
          </table:table-cell>
          <table:table-cell office:value-type="float" office:value="21" table:formula="of:=IF([Thomas.J23]-[Thomas.C23]&lt;0;[Thomas.J23]-[Thomas.C23]+60;[Thomas.J23]-[Thomas.C23])-IF([Thomas.K23]-[Thomas.D23]&lt;0;1;0)" table:style-name="ce2">
            <text:p>21</text:p>
          </table:table-cell>
          <table:table-cell office:value-type="float" office:value="0" table:formula="of:=IF([Thomas.K23]-[Thomas.D23]&lt;0;[Thomas.K23]-[Thomas.D23]+60;[Thomas.K23]-[Thomas.D23])" table:style-name="ce2">
            <text:p>0</text:p>
          </table:table-cell>
          <table:table-cell office:value-type="float" office:value="4510" table:formula="of:=[Thomas.L23]-[Thomas.E23]" table:style-name="ce2">
            <text:p>4510</text:p>
          </table:table-cell>
          <table:table-cell office:value-type="float" office:value="-42.990333374193312" table:formula="of:=[Thomas.M23]-[Thomas.F23]" table:style-name="ce10">
            <text:p>-42.99</text:p>
          </table:table-cell>
          <table:table-cell office:value-type="float" office:value="1" table:formula="of:=[Thomas.N23]-[Thomas.G23]" table:style-name="ce2">
            <text:p>1</text:p>
          </table:table-cell>
          <table:table-cell table:style-name="ce2"/>
          <table:table-cell office:value-type="float" office:value="0" table:formula="of:=[Thomas.P23]-[Thomas.I23]-IF([Thomas.Q23]-[Thomas.J23]&lt;0;1;0)" table:style-name="ce2">
            <text:p>0</text:p>
          </table:table-cell>
          <table:table-cell office:value-type="float" office:value="0" table:formula="of:=IF([Thomas.Q23]-[Thomas.J23]&lt;0;[Thomas.Q23]-[Thomas.J23]+60;[Thomas.Q23]-[Thomas.J23])-IF([Thomas.R23]-[Thomas.K23]&lt;0;1;0)" table:style-name="ce2">
            <text:p>0</text:p>
          </table:table-cell>
          <table:table-cell office:value-type="float" office:value="0" table:formula="of:=IF([Thomas.R23]-[Thomas.K23]&lt;0;[Thomas.R23]-[Thomas.K23]+60;[Thomas.R23]-[Thomas.K23])" table:style-name="ce2">
            <text:p>0</text:p>
          </table:table-cell>
          <table:table-cell office:value-type="float" office:value="0" table:formula="of:=[Thomas.S23]-[Thomas.L23]" table:style-name="ce2">
            <text:p>0</text:p>
          </table:table-cell>
          <table:table-cell office:value-type="float" office:value="0" table:formula="of:=[Thomas.T23]-[Thomas.M23]" table:style-name="ce10">
            <text:p>0.00</text:p>
          </table:table-cell>
          <table:table-cell office:value-type="float" office:value="0" table:formula="of:=[Thomas.U23]-[Thomas.N23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homper</text:p>
          </table:table-cell>
          <table:table-cell office:value-type="float" office:value="0" table:formula="of:=[Thomas.I25]-[Thomas.B25]-IF([Thomas.J25]-[Thomas.C25]&lt;0;1;0)" table:style-name="ce2">
            <text:p>0</text:p>
          </table:table-cell>
          <table:table-cell office:value-type="float" office:value="2" table:formula="of:=IF([Thomas.J25]-[Thomas.C25]&lt;0;[Thomas.J25]-[Thomas.C25]+60;[Thomas.J25]-[Thomas.C25])-IF([Thomas.K25]-[Thomas.D25]&lt;0;1;0)" table:style-name="ce2">
            <text:p>2</text:p>
          </table:table-cell>
          <table:table-cell office:value-type="float" office:value="59" table:formula="of:=IF([Thomas.K25]-[Thomas.D25]&lt;0;[Thomas.K25]-[Thomas.D25]+60;[Thomas.K25]-[Thomas.D25])" table:style-name="ce2">
            <text:p>59</text:p>
          </table:table-cell>
          <table:table-cell office:value-type="float" office:value="35" table:formula="of:=[Thomas.L25]-[Thomas.E25]" table:style-name="ce2">
            <text:p>35</text:p>
          </table:table-cell>
          <table:table-cell office:value-type="float" office:value="-9.4829785134602105" table:formula="of:=[Thomas.M25]-[Thomas.F25]" table:style-name="ce10">
            <text:p>-9.48</text:p>
          </table:table-cell>
          <table:table-cell office:value-type="float" office:value="0" table:formula="of:=[Thomas.N25]-[Thomas.G25]" table:style-name="ce2">
            <text:p>0</text:p>
          </table:table-cell>
          <table:table-cell table:style-name="ce2"/>
          <table:table-cell office:value-type="float" office:value="0" table:formula="of:=[Thomas.P25]-[Thomas.I25]-IF([Thomas.Q25]-[Thomas.J25]&lt;0;1;0)" table:style-name="ce2">
            <text:p>0</text:p>
          </table:table-cell>
          <table:table-cell office:value-type="float" office:value="0" table:formula="of:=IF([Thomas.Q25]-[Thomas.J25]&lt;0;[Thomas.Q25]-[Thomas.J25]+60;[Thomas.Q25]-[Thomas.J25])-IF([Thomas.R25]-[Thomas.K25]&lt;0;1;0)" table:style-name="ce2">
            <text:p>0</text:p>
          </table:table-cell>
          <table:table-cell office:value-type="float" office:value="0" table:formula="of:=IF([Thomas.R25]-[Thomas.K25]&lt;0;[Thomas.R25]-[Thomas.K25]+60;[Thomas.R25]-[Thomas.K25])" table:style-name="ce2">
            <text:p>0</text:p>
          </table:table-cell>
          <table:table-cell office:value-type="float" office:value="0" table:formula="of:=[Thomas.S25]-[Thomas.L25]" table:style-name="ce2">
            <text:p>0</text:p>
          </table:table-cell>
          <table:table-cell office:value-type="float" office:value="0" table:formula="of:=[Thomas.T25]-[Thomas.M25]" table:style-name="ce10">
            <text:p>0.00</text:p>
          </table:table-cell>
          <table:table-cell office:value-type="float" office:value="0" table:formula="of:=[Thomas.U25]-[Thomas.N2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ire Chomper</text:p>
          </table:table-cell>
          <table:table-cell office:value-type="float" office:value="0" table:formula="of:=[Thomas.I26]-[Thomas.B26]-IF([Thomas.J26]-[Thomas.C26]&lt;0;1;0)" table:style-name="ce2">
            <text:p>0</text:p>
          </table:table-cell>
          <table:table-cell office:value-type="float" office:value="0" table:formula="of:=IF([Thomas.J26]-[Thomas.C26]&lt;0;[Thomas.J26]-[Thomas.C26]+60;[Thomas.J26]-[Thomas.C26])-IF([Thomas.K26]-[Thomas.D26]&lt;0;1;0)" table:style-name="ce2">
            <text:p>0</text:p>
          </table:table-cell>
          <table:table-cell office:value-type="float" office:value="0" table:formula="of:=IF([Thomas.K26]-[Thomas.D26]&lt;0;[Thomas.K26]-[Thomas.D26]+60;[Thomas.K26]-[Thomas.D26])" table:style-name="ce2">
            <text:p>0</text:p>
          </table:table-cell>
          <table:table-cell office:value-type="float" office:value="0" table:formula="of:=[Thomas.L26]-[Thomas.E26]" table:style-name="ce2">
            <text:p>0</text:p>
          </table:table-cell>
          <table:table-cell office:value-type="float" office:value="0" table:formula="of:=[Thomas.M26]-[Thomas.F26]" table:style-name="ce10">
            <text:p>0.00</text:p>
          </table:table-cell>
          <table:table-cell office:value-type="float" office:value="0" table:formula="of:=[Thomas.N26]-[Thomas.G26]" table:style-name="ce2">
            <text:p>0</text:p>
          </table:table-cell>
          <table:table-cell table:style-name="ce2"/>
          <table:table-cell office:value-type="float" office:value="0" table:formula="of:=[Thomas.P26]-[Thomas.I26]-IF([Thomas.Q26]-[Thomas.J26]&lt;0;1;0)" table:style-name="ce2">
            <text:p>0</text:p>
          </table:table-cell>
          <table:table-cell office:value-type="float" office:value="27" table:formula="of:=IF([Thomas.Q26]-[Thomas.J26]&lt;0;[Thomas.Q26]-[Thomas.J26]+60;[Thomas.Q26]-[Thomas.J26])-IF([Thomas.R26]-[Thomas.K26]&lt;0;1;0)" table:style-name="ce2">
            <text:p>27</text:p>
          </table:table-cell>
          <table:table-cell office:value-type="float" office:value="29" table:formula="of:=IF([Thomas.R26]-[Thomas.K26]&lt;0;[Thomas.R26]-[Thomas.K26]+60;[Thomas.R26]-[Thomas.K26])" table:style-name="ce2">
            <text:p>29</text:p>
          </table:table-cell>
          <table:table-cell office:value-type="float" office:value="5714" table:formula="of:=[Thomas.S26]-[Thomas.L26]" table:style-name="ce2">
            <text:p>5714</text:p>
          </table:table-cell>
          <table:table-cell office:value-type="float" office:value="-9.2909190602395029" table:formula="of:=[Thomas.T26]-[Thomas.M26]" table:style-name="ce10">
            <text:p>-9.29</text:p>
          </table:table-cell>
          <table:table-cell office:value-type="float" office:value="3" table:formula="of:=[Thomas.U26]-[Thomas.N26]" table:style-name="ce2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Hot Rod Chomper</text:p>
          </table:table-cell>
          <table:table-cell office:value-type="float" office:value="0" table:formula="of:=[Thomas.I27]-[Thomas.B27]-IF([Thomas.J27]-[Thomas.C27]&lt;0;1;0)" table:style-name="ce2">
            <text:p>0</text:p>
          </table:table-cell>
          <table:table-cell office:value-type="float" office:value="6" table:formula="of:=IF([Thomas.J27]-[Thomas.C27]&lt;0;[Thomas.J27]-[Thomas.C27]+60;[Thomas.J27]-[Thomas.C27])-IF([Thomas.K27]-[Thomas.D27]&lt;0;1;0)" table:style-name="ce2">
            <text:p>6</text:p>
          </table:table-cell>
          <table:table-cell office:value-type="float" office:value="54" table:formula="of:=IF([Thomas.K27]-[Thomas.D27]&lt;0;[Thomas.K27]-[Thomas.D27]+60;[Thomas.K27]-[Thomas.D27])" table:style-name="ce2">
            <text:p>54</text:p>
          </table:table-cell>
          <table:table-cell office:value-type="float" office:value="3410" table:formula="of:=[Thomas.L27]-[Thomas.E27]" table:style-name="ce2">
            <text:p>3410</text:p>
          </table:table-cell>
          <table:table-cell office:value-type="float" office:value="48.415433964396726" table:formula="of:=[Thomas.M27]-[Thomas.F27]" table:style-name="ce10">
            <text:p>48.42</text:p>
          </table:table-cell>
          <table:table-cell office:value-type="float" office:value="1" table:formula="of:=[Thomas.N27]-[Thomas.G27]" table:style-name="ce2">
            <text:p>1</text:p>
          </table:table-cell>
          <table:table-cell table:style-name="ce2"/>
          <table:table-cell office:value-type="float" office:value="0" table:formula="of:=[Thomas.P27]-[Thomas.I27]-IF([Thomas.Q27]-[Thomas.J27]&lt;0;1;0)" table:style-name="ce2">
            <text:p>0</text:p>
          </table:table-cell>
          <table:table-cell office:value-type="float" office:value="19" table:formula="of:=IF([Thomas.Q27]-[Thomas.J27]&lt;0;[Thomas.Q27]-[Thomas.J27]+60;[Thomas.Q27]-[Thomas.J27])-IF([Thomas.R27]-[Thomas.K27]&lt;0;1;0)" table:style-name="ce2">
            <text:p>19</text:p>
          </table:table-cell>
          <table:table-cell office:value-type="float" office:value="22" table:formula="of:=IF([Thomas.R27]-[Thomas.K27]&lt;0;[Thomas.R27]-[Thomas.K27]+60;[Thomas.R27]-[Thomas.K27])" table:style-name="ce2">
            <text:p>22</text:p>
          </table:table-cell>
          <table:table-cell office:value-type="float" office:value="9100" table:formula="of:=[Thomas.S27]-[Thomas.L27]" table:style-name="ce2">
            <text:p>9100</text:p>
          </table:table-cell>
          <table:table-cell office:value-type="float" office:value="84.321325703759015" table:formula="of:=[Thomas.T27]-[Thomas.M27]" table:style-name="ce10">
            <text:p>84.32</text:p>
          </table:table-cell>
          <table:table-cell office:value-type="float" office:value="3" table:formula="of:=[Thomas.U27]-[Thomas.N27]" table:style-name="ce2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ower Chomper</text:p>
          </table:table-cell>
          <table:table-cell office:value-type="float" office:value="0" table:formula="of:=[Thomas.I28]-[Thomas.B28]-IF([Thomas.J28]-[Thomas.C28]&lt;0;1;0)" table:style-name="ce2">
            <text:p>0</text:p>
          </table:table-cell>
          <table:table-cell office:value-type="float" office:value="0" table:formula="of:=IF([Thomas.J28]-[Thomas.C28]&lt;0;[Thomas.J28]-[Thomas.C28]+60;[Thomas.J28]-[Thomas.C28])-IF([Thomas.K28]-[Thomas.D28]&lt;0;1;0)" table:style-name="ce2">
            <text:p>0</text:p>
          </table:table-cell>
          <table:table-cell office:value-type="float" office:value="0" table:formula="of:=IF([Thomas.K28]-[Thomas.D28]&lt;0;[Thomas.K28]-[Thomas.D28]+60;[Thomas.K28]-[Thomas.D28])" table:style-name="ce2">
            <text:p>0</text:p>
          </table:table-cell>
          <table:table-cell office:value-type="float" office:value="0" table:formula="of:=[Thomas.L28]-[Thomas.E28]" table:style-name="ce2">
            <text:p>0</text:p>
          </table:table-cell>
          <table:table-cell office:value-type="float" office:value="0" table:formula="of:=[Thomas.M28]-[Thomas.F28]" table:style-name="ce10">
            <text:p>0.00</text:p>
          </table:table-cell>
          <table:table-cell office:value-type="float" office:value="0" table:formula="of:=[Thomas.N28]-[Thomas.G28]" table:style-name="ce2">
            <text:p>0</text:p>
          </table:table-cell>
          <table:table-cell table:style-name="ce2"/>
          <table:table-cell office:value-type="float" office:value="0" table:formula="of:=[Thomas.P28]-[Thomas.I28]-IF([Thomas.Q28]-[Thomas.J28]&lt;0;1;0)" table:style-name="ce2">
            <text:p>0</text:p>
          </table:table-cell>
          <table:table-cell office:value-type="float" office:value="41" table:formula="of:=IF([Thomas.Q28]-[Thomas.J28]&lt;0;[Thomas.Q28]-[Thomas.J28]+60;[Thomas.Q28]-[Thomas.J28])-IF([Thomas.R28]-[Thomas.K28]&lt;0;1;0)" table:style-name="ce2">
            <text:p>41</text:p>
          </table:table-cell>
          <table:table-cell office:value-type="float" office:value="10" table:formula="of:=IF([Thomas.R28]-[Thomas.K28]&lt;0;[Thomas.R28]-[Thomas.K28]+60;[Thomas.R28]-[Thomas.K28])" table:style-name="ce2">
            <text:p>10</text:p>
          </table:table-cell>
          <table:table-cell office:value-type="float" office:value="7903" table:formula="of:=[Thomas.S28]-[Thomas.L28]" table:style-name="ce2">
            <text:p>7903</text:p>
          </table:table-cell>
          <table:table-cell office:value-type="float" office:value="19.789459407075881" table:formula="of:=[Thomas.T28]-[Thomas.M28]" table:style-name="ce10">
            <text:p>19.79</text:p>
          </table:table-cell>
          <table:table-cell office:value-type="float" office:value="3" table:formula="of:=[Thomas.U28]-[Thomas.N28]" table:style-name="ce2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unt Chompula</text:p>
          </table:table-cell>
          <table:table-cell office:value-type="float" office:value="0" table:formula="of:=[Thomas.I29]-[Thomas.B29]-IF([Thomas.J29]-[Thomas.C29]&lt;0;1;0)" table:style-name="ce2">
            <text:p>0</text:p>
          </table:table-cell>
          <table:table-cell office:value-type="float" office:value="13" table:formula="of:=IF([Thomas.J29]-[Thomas.C29]&lt;0;[Thomas.J29]-[Thomas.C29]+60;[Thomas.J29]-[Thomas.C29])-IF([Thomas.K29]-[Thomas.D29]&lt;0;1;0)" table:style-name="ce2">
            <text:p>13</text:p>
          </table:table-cell>
          <table:table-cell office:value-type="float" office:value="13" table:formula="of:=IF([Thomas.K29]-[Thomas.D29]&lt;0;[Thomas.K29]-[Thomas.D29]+60;[Thomas.K29]-[Thomas.D29])" table:style-name="ce2">
            <text:p>13</text:p>
          </table:table-cell>
          <table:table-cell office:value-type="float" office:value="4750" table:formula="of:=[Thomas.L29]-[Thomas.E29]" table:style-name="ce2">
            <text:p>4750</text:p>
          </table:table-cell>
          <table:table-cell office:value-type="float" office:value="22.924500330705428" table:formula="of:=[Thomas.M29]-[Thomas.F29]" table:style-name="ce10">
            <text:p>22.92</text:p>
          </table:table-cell>
          <table:table-cell office:value-type="float" office:value="2" table:formula="of:=[Thomas.N29]-[Thomas.G29]" table:style-name="ce2">
            <text:p>2</text:p>
          </table:table-cell>
          <table:table-cell table:style-name="ce2"/>
          <table:table-cell office:value-type="float" office:value="0" table:formula="of:=[Thomas.P29]-[Thomas.I29]-IF([Thomas.Q29]-[Thomas.J29]&lt;0;1;0)" table:style-name="ce2">
            <text:p>0</text:p>
          </table:table-cell>
          <table:table-cell office:value-type="float" office:value="21" table:formula="of:=IF([Thomas.Q29]-[Thomas.J29]&lt;0;[Thomas.Q29]-[Thomas.J29]+60;[Thomas.Q29]-[Thomas.J29])-IF([Thomas.R29]-[Thomas.K29]&lt;0;1;0)" table:style-name="ce2">
            <text:p>21</text:p>
          </table:table-cell>
          <table:table-cell office:value-type="float" office:value="44" table:formula="of:=IF([Thomas.R29]-[Thomas.K29]&lt;0;[Thomas.R29]-[Thomas.K29]+60;[Thomas.R29]-[Thomas.K29])" table:style-name="ce2">
            <text:p>44</text:p>
          </table:table-cell>
          <table:table-cell office:value-type="float" office:value="4700" table:formula="of:=[Thomas.S29]-[Thomas.L29]" table:style-name="ce2">
            <text:p>4700</text:p>
          </table:table-cell>
          <table:table-cell office:value-type="float" office:value="-53.484015909488164" table:formula="of:=[Thomas.T29]-[Thomas.M29]" table:style-name="ce10">
            <text:p>-53.48</text:p>
          </table:table-cell>
          <table:table-cell office:value-type="float" office:value="1" table:formula="of:=[Thomas.U29]-[Thomas.N29]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oxic Chomper</text:p>
          </table:table-cell>
          <table:table-cell office:value-type="float" office:value="0" table:formula="of:=[Thomas.I30]-[Thomas.B30]-IF([Thomas.J30]-[Thomas.C30]&lt;0;1;0)" table:style-name="ce2">
            <text:p>0</text:p>
          </table:table-cell>
          <table:table-cell office:value-type="float" office:value="0" table:formula="of:=IF([Thomas.J30]-[Thomas.C30]&lt;0;[Thomas.J30]-[Thomas.C30]+60;[Thomas.J30]-[Thomas.C30])-IF([Thomas.K30]-[Thomas.D30]&lt;0;1;0)" table:style-name="ce2">
            <text:p>0</text:p>
          </table:table-cell>
          <table:table-cell office:value-type="float" office:value="0" table:formula="of:=IF([Thomas.K30]-[Thomas.D30]&lt;0;[Thomas.K30]-[Thomas.D30]+60;[Thomas.K30]-[Thomas.D30])" table:style-name="ce2">
            <text:p>0</text:p>
          </table:table-cell>
          <table:table-cell office:value-type="float" office:value="0" table:formula="of:=[Thomas.L30]-[Thomas.E30]" table:style-name="ce2">
            <text:p>0</text:p>
          </table:table-cell>
          <table:table-cell office:value-type="float" office:value="0" table:formula="of:=[Thomas.M30]-[Thomas.F30]" table:style-name="ce10">
            <text:p>0.00</text:p>
          </table:table-cell>
          <table:table-cell office:value-type="float" office:value="1" table:formula="of:=[Thomas.N30]-[Thomas.G30]" table:style-name="ce2">
            <text:p>1</text:p>
          </table:table-cell>
          <table:table-cell table:style-name="ce2"/>
          <table:table-cell office:value-type="float" office:value="0" table:formula="of:=[Thomas.P30]-[Thomas.I30]-IF([Thomas.Q30]-[Thomas.J30]&lt;0;1;0)" table:style-name="ce2">
            <text:p>0</text:p>
          </table:table-cell>
          <table:table-cell office:value-type="float" office:value="0" table:formula="of:=IF([Thomas.Q30]-[Thomas.J30]&lt;0;[Thomas.Q30]-[Thomas.J30]+60;[Thomas.Q30]-[Thomas.J30])-IF([Thomas.R30]-[Thomas.K30]&lt;0;1;0)" table:style-name="ce2">
            <text:p>0</text:p>
          </table:table-cell>
          <table:table-cell office:value-type="float" office:value="0" table:formula="of:=IF([Thomas.R30]-[Thomas.K30]&lt;0;[Thomas.R30]-[Thomas.K30]+60;[Thomas.R30]-[Thomas.K30])" table:style-name="ce2">
            <text:p>0</text:p>
          </table:table-cell>
          <table:table-cell office:value-type="float" office:value="0" table:formula="of:=[Thomas.S30]-[Thomas.L30]" table:style-name="ce2">
            <text:p>0</text:p>
          </table:table-cell>
          <table:table-cell office:value-type="float" office:value="0" table:formula="of:=[Thomas.T30]-[Thomas.M30]" table:style-name="ce10">
            <text:p>0.00</text:p>
          </table:table-cell>
          <table:table-cell office:value-type="float" office:value="0" table:formula="of:=[Thomas.U30]-[Thomas.N3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rmor Chomper</text:p>
          </table:table-cell>
          <table:table-cell office:value-type="float" office:value="0" table:formula="of:=[Thomas.I31]-[Thomas.B31]-IF([Thomas.J31]-[Thomas.C31]&lt;0;1;0)" table:style-name="ce2">
            <text:p>0</text:p>
          </table:table-cell>
          <table:table-cell office:value-type="float" office:value="26" table:formula="of:=IF([Thomas.J31]-[Thomas.C31]&lt;0;[Thomas.J31]-[Thomas.C31]+60;[Thomas.J31]-[Thomas.C31])-IF([Thomas.K31]-[Thomas.D31]&lt;0;1;0)" table:style-name="ce2">
            <text:p>26</text:p>
          </table:table-cell>
          <table:table-cell office:value-type="float" office:value="3" table:formula="of:=IF([Thomas.K31]-[Thomas.D31]&lt;0;[Thomas.K31]-[Thomas.D31]+60;[Thomas.K31]-[Thomas.D31])" table:style-name="ce2">
            <text:p>3</text:p>
          </table:table-cell>
          <table:table-cell office:value-type="float" office:value="6730" table:formula="of:=[Thomas.L31]-[Thomas.E31]" table:style-name="ce2">
            <text:p>6730</text:p>
          </table:table-cell>
          <table:table-cell office:value-type="float" office:value="44.077583377525926" table:formula="of:=[Thomas.M31]-[Thomas.F31]" table:style-name="ce10">
            <text:p>44.08</text:p>
          </table:table-cell>
          <table:table-cell office:value-type="float" office:value="2" table:formula="of:=[Thomas.N31]-[Thomas.G31]" table:style-name="ce2">
            <text:p>2</text:p>
          </table:table-cell>
          <table:table-cell table:style-name="ce2"/>
          <table:table-cell office:value-type="float" office:value="0" table:formula="of:=[Thomas.P31]-[Thomas.I31]-IF([Thomas.Q31]-[Thomas.J31]&lt;0;1;0)" table:style-name="ce2">
            <text:p>0</text:p>
          </table:table-cell>
          <table:table-cell office:value-type="float" office:value="6" table:formula="of:=IF([Thomas.Q31]-[Thomas.J31]&lt;0;[Thomas.Q31]-[Thomas.J31]+60;[Thomas.Q31]-[Thomas.J31])-IF([Thomas.R31]-[Thomas.K31]&lt;0;1;0)" table:style-name="ce2">
            <text:p>6</text:p>
          </table:table-cell>
          <table:table-cell office:value-type="float" office:value="24" table:formula="of:=IF([Thomas.R31]-[Thomas.K31]&lt;0;[Thomas.R31]-[Thomas.K31]+60;[Thomas.R31]-[Thomas.K31])" table:style-name="ce2">
            <text:p>24</text:p>
          </table:table-cell>
          <table:table-cell office:value-type="float" office:value="3990" table:formula="of:=[Thomas.S31]-[Thomas.L31]" table:style-name="ce2">
            <text:p>3990</text:p>
          </table:table-cell>
          <table:table-cell office:value-type="float" office:value="32.190181119612333" table:formula="of:=[Thomas.T31]-[Thomas.M31]" table:style-name="ce10">
            <text:p>32.19</text:p>
          </table:table-cell>
          <table:table-cell office:value-type="float" office:value="1" table:formula="of:=[Thomas.U31]-[Thomas.N31]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homp Thing</text:p>
          </table:table-cell>
          <table:table-cell office:value-type="float" office:value="0" table:formula="of:=[Thomas.I32]-[Thomas.B32]-IF([Thomas.J32]-[Thomas.C32]&lt;0;1;0)" table:style-name="ce2">
            <text:p>0</text:p>
          </table:table-cell>
          <table:table-cell office:value-type="float" office:value="30" table:formula="of:=IF([Thomas.J32]-[Thomas.C32]&lt;0;[Thomas.J32]-[Thomas.C32]+60;[Thomas.J32]-[Thomas.C32])-IF([Thomas.K32]-[Thomas.D32]&lt;0;1;0)" table:style-name="ce2">
            <text:p>30</text:p>
          </table:table-cell>
          <table:table-cell office:value-type="float" office:value="3" table:formula="of:=IF([Thomas.K32]-[Thomas.D32]&lt;0;[Thomas.K32]-[Thomas.D32]+60;[Thomas.K32]-[Thomas.D32])" table:style-name="ce2">
            <text:p>3</text:p>
          </table:table-cell>
          <table:table-cell office:value-type="float" office:value="2578" table:formula="of:=[Thomas.L32]-[Thomas.E32]" table:style-name="ce2">
            <text:p>2578</text:p>
          </table:table-cell>
          <table:table-cell office:value-type="float" office:value="-50.289504823402439" table:formula="of:=[Thomas.M32]-[Thomas.F32]" table:style-name="ce10">
            <text:p>-50.29</text:p>
          </table:table-cell>
          <table:table-cell office:value-type="float" office:value="2" table:formula="of:=[Thomas.N32]-[Thomas.G32]" table:style-name="ce2">
            <text:p>2</text:p>
          </table:table-cell>
          <table:table-cell table:style-name="ce2"/>
          <table:table-cell office:value-type="float" office:value="0" table:formula="of:=[Thomas.P32]-[Thomas.I32]-IF([Thomas.Q32]-[Thomas.J32]&lt;0;1;0)" table:style-name="ce2">
            <text:p>0</text:p>
          </table:table-cell>
          <table:table-cell office:value-type="float" office:value="0" table:formula="of:=IF([Thomas.Q32]-[Thomas.J32]&lt;0;[Thomas.Q32]-[Thomas.J32]+60;[Thomas.Q32]-[Thomas.J32])-IF([Thomas.R32]-[Thomas.K32]&lt;0;1;0)" table:style-name="ce2">
            <text:p>0</text:p>
          </table:table-cell>
          <table:table-cell office:value-type="float" office:value="0" table:formula="of:=IF([Thomas.R32]-[Thomas.K32]&lt;0;[Thomas.R32]-[Thomas.K32]+60;[Thomas.R32]-[Thomas.K32])" table:style-name="ce2">
            <text:p>0</text:p>
          </table:table-cell>
          <table:table-cell office:value-type="float" office:value="0" table:formula="of:=[Thomas.S32]-[Thomas.L32]" table:style-name="ce2">
            <text:p>0</text:p>
          </table:table-cell>
          <table:table-cell office:value-type="float" office:value="0" table:formula="of:=[Thomas.T32]-[Thomas.M32]" table:style-name="ce10">
            <text:p>0.00</text:p>
          </table:table-cell>
          <table:table-cell office:value-type="float" office:value="0" table:formula="of:=[Thomas.U32]-[Thomas.N3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Yeti Chomper</text:p>
          </table:table-cell>
          <table:table-cell office:value-type="float" office:value="0" table:formula="of:=[Thomas.I33]-[Thomas.B33]-IF([Thomas.J33]-[Thomas.C33]&lt;0;1;0)" table:style-name="ce2">
            <text:p>0</text:p>
          </table:table-cell>
          <table:table-cell office:value-type="float" office:value="0" table:formula="of:=IF([Thomas.J33]-[Thomas.C33]&lt;0;[Thomas.J33]-[Thomas.C33]+60;[Thomas.J33]-[Thomas.C33])-IF([Thomas.K33]-[Thomas.D33]&lt;0;1;0)" table:style-name="ce2">
            <text:p>0</text:p>
          </table:table-cell>
          <table:table-cell office:value-type="float" office:value="0" table:formula="of:=IF([Thomas.K33]-[Thomas.D33]&lt;0;[Thomas.K33]-[Thomas.D33]+60;[Thomas.K33]-[Thomas.D33])" table:style-name="ce2">
            <text:p>0</text:p>
          </table:table-cell>
          <table:table-cell office:value-type="float" office:value="0" table:formula="of:=[Thomas.L33]-[Thomas.E33]" table:style-name="ce2">
            <text:p>0</text:p>
          </table:table-cell>
          <table:table-cell office:value-type="float" office:value="0" table:formula="of:=[Thomas.M33]-[Thomas.F33]" table:style-name="ce10">
            <text:p>0.00</text:p>
          </table:table-cell>
          <table:table-cell office:value-type="float" office:value="1" table:formula="of:=[Thomas.N33]-[Thomas.G33]" table:style-name="ce2">
            <text:p>1</text:p>
          </table:table-cell>
          <table:table-cell table:style-name="ce2"/>
          <table:table-cell office:value-type="float" office:value="0" table:formula="of:=[Thomas.P33]-[Thomas.I33]-IF([Thomas.Q33]-[Thomas.J33]&lt;0;1;0)" table:style-name="ce2">
            <text:p>0</text:p>
          </table:table-cell>
          <table:table-cell office:value-type="float" office:value="13" table:formula="of:=IF([Thomas.Q33]-[Thomas.J33]&lt;0;[Thomas.Q33]-[Thomas.J33]+60;[Thomas.Q33]-[Thomas.J33])-IF([Thomas.R33]-[Thomas.K33]&lt;0;1;0)" table:style-name="ce2">
            <text:p>13</text:p>
          </table:table-cell>
          <table:table-cell office:value-type="float" office:value="40" table:formula="of:=IF([Thomas.R33]-[Thomas.K33]&lt;0;[Thomas.R33]-[Thomas.K33]+60;[Thomas.R33]-[Thomas.K33])" table:style-name="ce2">
            <text:p>40</text:p>
          </table:table-cell>
          <table:table-cell office:value-type="float" office:value="5960" table:formula="of:=[Thomas.S33]-[Thomas.L33]" table:style-name="ce2">
            <text:p>5960</text:p>
          </table:table-cell>
          <table:table-cell office:value-type="float" office:value="436.09756097560978" table:formula="of:=[Thomas.T33]-[Thomas.M33]" table:style-name="ce10">
            <text:p>436.10</text:p>
          </table:table-cell>
          <table:table-cell office:value-type="float" office:value="4" table:formula="of:=[Thomas.U33]-[Thomas.N33]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isco Chomper</text:p>
          </table:table-cell>
          <table:table-cell office:value-type="float" office:value="0" table:formula="of:=[Thomas.I34]-[Thomas.B34]-IF([Thomas.J34]-[Thomas.C34]&lt;0;1;0)" table:style-name="ce2">
            <text:p>0</text:p>
          </table:table-cell>
          <table:table-cell office:value-type="float" office:value="0" table:formula="of:=IF([Thomas.J34]-[Thomas.C34]&lt;0;[Thomas.J34]-[Thomas.C34]+60;[Thomas.J34]-[Thomas.C34])-IF([Thomas.K34]-[Thomas.D34]&lt;0;1;0)" table:style-name="ce2">
            <text:p>0</text:p>
          </table:table-cell>
          <table:table-cell office:value-type="float" office:value="0" table:formula="of:=IF([Thomas.K34]-[Thomas.D34]&lt;0;[Thomas.K34]-[Thomas.D34]+60;[Thomas.K34]-[Thomas.D34])" table:style-name="ce2">
            <text:p>0</text:p>
          </table:table-cell>
          <table:table-cell office:value-type="float" office:value="0" table:formula="of:=[Thomas.L34]-[Thomas.E34]" table:style-name="ce2">
            <text:p>0</text:p>
          </table:table-cell>
          <table:table-cell office:value-type="float" office:value="0" table:formula="of:=[Thomas.M34]-[Thomas.F34]" table:style-name="ce10">
            <text:p>0.00</text:p>
          </table:table-cell>
          <table:table-cell office:value-type="float" office:value="0" table:formula="of:=[Thomas.N34]-[Thomas.G34]" table:style-name="ce2">
            <text:p>0</text:p>
          </table:table-cell>
          <table:table-cell table:style-name="ce2"/>
          <table:table-cell office:value-type="float" office:value="0" table:formula="of:=[Thomas.P34]-[Thomas.I34]-IF([Thomas.Q34]-[Thomas.J34]&lt;0;1;0)" table:style-name="ce2">
            <text:p>0</text:p>
          </table:table-cell>
          <table:table-cell office:value-type="float" office:value="0" table:formula="of:=IF([Thomas.Q34]-[Thomas.J34]&lt;0;[Thomas.Q34]-[Thomas.J34]+60;[Thomas.Q34]-[Thomas.J34])-IF([Thomas.R34]-[Thomas.K34]&lt;0;1;0)" table:style-name="ce2">
            <text:p>0</text:p>
          </table:table-cell>
          <table:table-cell office:value-type="float" office:value="0" table:formula="of:=IF([Thomas.R34]-[Thomas.K34]&lt;0;[Thomas.R34]-[Thomas.K34]+60;[Thomas.R34]-[Thomas.K34])" table:style-name="ce2">
            <text:p>0</text:p>
          </table:table-cell>
          <table:table-cell office:value-type="float" office:value="0" table:formula="of:=[Thomas.S34]-[Thomas.L34]" table:style-name="ce2">
            <text:p>0</text:p>
          </table:table-cell>
          <table:table-cell office:value-type="float" office:value="0" table:formula="of:=[Thomas.T34]-[Thomas.M34]" table:style-name="ce10">
            <text:p>0.00</text:p>
          </table:table-cell>
          <table:table-cell office:value-type="float" office:value="0" table:formula="of:=[Thomas.U34]-[Thomas.N3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ni Chomper</text:p>
          </table:table-cell>
          <table:table-cell office:value-type="float" office:value="0" table:formula="of:=[Thomas.I35]-[Thomas.B35]-IF([Thomas.J35]-[Thomas.C35]&lt;0;1;0)" table:style-name="ce2">
            <text:p>0</text:p>
          </table:table-cell>
          <table:table-cell office:value-type="float" office:value="0" table:formula="of:=IF([Thomas.J35]-[Thomas.C35]&lt;0;[Thomas.J35]-[Thomas.C35]+60;[Thomas.J35]-[Thomas.C35])-IF([Thomas.K35]-[Thomas.D35]&lt;0;1;0)" table:style-name="ce2">
            <text:p>0</text:p>
          </table:table-cell>
          <table:table-cell office:value-type="float" office:value="0" table:formula="of:=IF([Thomas.K35]-[Thomas.D35]&lt;0;[Thomas.K35]-[Thomas.D35]+60;[Thomas.K35]-[Thomas.D35])" table:style-name="ce2">
            <text:p>0</text:p>
          </table:table-cell>
          <table:table-cell office:value-type="float" office:value="0" table:formula="of:=[Thomas.L35]-[Thomas.E35]" table:style-name="ce2">
            <text:p>0</text:p>
          </table:table-cell>
          <table:table-cell office:value-type="float" office:value="0" table:formula="of:=[Thomas.M35]-[Thomas.F35]" table:style-name="ce10">
            <text:p>0.00</text:p>
          </table:table-cell>
          <table:table-cell office:value-type="float" office:value="0" table:formula="of:=[Thomas.N35]-[Thomas.G35]" table:style-name="ce2">
            <text:p>0</text:p>
          </table:table-cell>
          <table:table-cell table:style-name="ce2"/>
          <table:table-cell office:value-type="float" office:value="0" table:formula="of:=[Thomas.P35]-[Thomas.I35]-IF([Thomas.Q35]-[Thomas.J35]&lt;0;1;0)" table:style-name="ce2">
            <text:p>0</text:p>
          </table:table-cell>
          <table:table-cell office:value-type="float" office:value="0" table:formula="of:=IF([Thomas.Q35]-[Thomas.J35]&lt;0;[Thomas.Q35]-[Thomas.J35]+60;[Thomas.Q35]-[Thomas.J35])-IF([Thomas.R35]-[Thomas.K35]&lt;0;1;0)" table:style-name="ce2">
            <text:p>0</text:p>
          </table:table-cell>
          <table:table-cell office:value-type="float" office:value="0" table:formula="of:=IF([Thomas.R35]-[Thomas.K35]&lt;0;[Thomas.R35]-[Thomas.K35]+60;[Thomas.R35]-[Thomas.K35])" table:style-name="ce2">
            <text:p>0</text:p>
          </table:table-cell>
          <table:table-cell office:value-type="float" office:value="0" table:formula="of:=[Thomas.S35]-[Thomas.L35]" table:style-name="ce2">
            <text:p>0</text:p>
          </table:table-cell>
          <table:table-cell office:value-type="float" office:value="0" table:formula="of:=[Thomas.T35]-[Thomas.M35]" table:style-name="ce10">
            <text:p>0.00</text:p>
          </table:table-cell>
          <table:table-cell office:value-type="float" office:value="0" table:formula="of:=[Thomas.U35]-[Thomas.N35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actus</text:p>
          </table:table-cell>
          <table:table-cell office:value-type="float" office:value="0" table:formula="of:=[Thomas.I37]-[Thomas.B37]-IF([Thomas.J37]-[Thomas.C37]&lt;0;1;0)" table:style-name="ce2">
            <text:p>0</text:p>
          </table:table-cell>
          <table:table-cell office:value-type="float" office:value="5" table:formula="of:=IF([Thomas.J37]-[Thomas.C37]&lt;0;[Thomas.J37]-[Thomas.C37]+60;[Thomas.J37]-[Thomas.C37])-IF([Thomas.K37]-[Thomas.D37]&lt;0;1;0)" table:style-name="ce2">
            <text:p>5</text:p>
          </table:table-cell>
          <table:table-cell office:value-type="float" office:value="21" table:formula="of:=IF([Thomas.K37]-[Thomas.D37]&lt;0;[Thomas.K37]-[Thomas.D37]+60;[Thomas.K37]-[Thomas.D37])" table:style-name="ce2">
            <text:p>21</text:p>
          </table:table-cell>
          <table:table-cell office:value-type="float" office:value="300" table:formula="of:=[Thomas.L37]-[Thomas.E37]" table:style-name="ce2">
            <text:p>300</text:p>
          </table:table-cell>
          <table:table-cell office:value-type="float" office:value="-7.6248409125121412" table:formula="of:=[Thomas.M37]-[Thomas.F37]" table:style-name="ce10">
            <text:p>-7.62</text:p>
          </table:table-cell>
          <table:table-cell office:value-type="float" office:value="0" table:formula="of:=[Thomas.N37]-[Thomas.G37]" table:style-name="ce2">
            <text:p>0</text:p>
          </table:table-cell>
          <table:table-cell table:style-name="ce2"/>
          <table:table-cell office:value-type="float" office:value="0" table:formula="of:=[Thomas.P37]-[Thomas.I37]-IF([Thomas.Q37]-[Thomas.J37]&lt;0;1;0)" table:style-name="ce2">
            <text:p>0</text:p>
          </table:table-cell>
          <table:table-cell office:value-type="float" office:value="1" table:formula="of:=IF([Thomas.Q37]-[Thomas.J37]&lt;0;[Thomas.Q37]-[Thomas.J37]+60;[Thomas.Q37]-[Thomas.J37])-IF([Thomas.R37]-[Thomas.K37]&lt;0;1;0)" table:style-name="ce2">
            <text:p>1</text:p>
          </table:table-cell>
          <table:table-cell office:value-type="float" office:value="21" table:formula="of:=IF([Thomas.R37]-[Thomas.K37]&lt;0;[Thomas.R37]-[Thomas.K37]+60;[Thomas.R37]-[Thomas.K37])" table:style-name="ce2">
            <text:p>21</text:p>
          </table:table-cell>
          <table:table-cell office:value-type="float" office:value="0" table:formula="of:=[Thomas.S37]-[Thomas.L37]" table:style-name="ce2">
            <text:p>0</text:p>
          </table:table-cell>
          <table:table-cell office:value-type="float" office:value="-3.264686220929562" table:formula="of:=[Thomas.T37]-[Thomas.M37]" table:style-name="ce10">
            <text:p>-3.26</text:p>
          </table:table-cell>
          <table:table-cell office:value-type="float" office:value="0" table:formula="of:=[Thomas.U37]-[Thomas.N3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ire Cactus</text:p>
          </table:table-cell>
          <table:table-cell office:value-type="float" office:value="0" table:formula="of:=[Thomas.I38]-[Thomas.B38]-IF([Thomas.J38]-[Thomas.C38]&lt;0;1;0)" table:style-name="ce2">
            <text:p>0</text:p>
          </table:table-cell>
          <table:table-cell office:value-type="float" office:value="6" table:formula="of:=IF([Thomas.J38]-[Thomas.C38]&lt;0;[Thomas.J38]-[Thomas.C38]+60;[Thomas.J38]-[Thomas.C38])-IF([Thomas.K38]-[Thomas.D38]&lt;0;1;0)" table:style-name="ce2">
            <text:p>6</text:p>
          </table:table-cell>
          <table:table-cell office:value-type="float" office:value="32" table:formula="of:=IF([Thomas.K38]-[Thomas.D38]&lt;0;[Thomas.K38]-[Thomas.D38]+60;[Thomas.K38]-[Thomas.D38])" table:style-name="ce2">
            <text:p>32</text:p>
          </table:table-cell>
          <table:table-cell office:value-type="float" office:value="3730" table:formula="of:=[Thomas.L38]-[Thomas.E38]" table:style-name="ce2">
            <text:p>3730</text:p>
          </table:table-cell>
          <table:table-cell office:value-type="float" office:value="570.91836734693879" table:formula="of:=[Thomas.M38]-[Thomas.F38]" table:style-name="ce10">
            <text:p>570.92</text:p>
          </table:table-cell>
          <table:table-cell office:value-type="float" office:value="3" table:formula="of:=[Thomas.N38]-[Thomas.G38]" table:style-name="ce2">
            <text:p>3</text:p>
          </table:table-cell>
          <table:table-cell table:style-name="ce2"/>
          <table:table-cell office:value-type="float" office:value="0" table:formula="of:=[Thomas.P38]-[Thomas.I38]-IF([Thomas.Q38]-[Thomas.J38]&lt;0;1;0)" table:style-name="ce2">
            <text:p>0</text:p>
          </table:table-cell>
          <table:table-cell office:value-type="float" office:value="0" table:formula="of:=IF([Thomas.Q38]-[Thomas.J38]&lt;0;[Thomas.Q38]-[Thomas.J38]+60;[Thomas.Q38]-[Thomas.J38])-IF([Thomas.R38]-[Thomas.K38]&lt;0;1;0)" table:style-name="ce2">
            <text:p>0</text:p>
          </table:table-cell>
          <table:table-cell office:value-type="float" office:value="0" table:formula="of:=IF([Thomas.R38]-[Thomas.K38]&lt;0;[Thomas.R38]-[Thomas.K38]+60;[Thomas.R38]-[Thomas.K38])" table:style-name="ce2">
            <text:p>0</text:p>
          </table:table-cell>
          <table:table-cell office:value-type="float" office:value="0" table:formula="of:=[Thomas.S38]-[Thomas.L38]" table:style-name="ce2">
            <text:p>0</text:p>
          </table:table-cell>
          <table:table-cell office:value-type="float" office:value="0" table:formula="of:=[Thomas.T38]-[Thomas.M38]" table:style-name="ce10">
            <text:p>0.00</text:p>
          </table:table-cell>
          <table:table-cell office:value-type="float" office:value="0" table:formula="of:=[Thomas.U38]-[Thomas.N3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Ice Cactus</text:p>
          </table:table-cell>
          <table:table-cell office:value-type="float" office:value="0" table:formula="of:=[Thomas.I39]-[Thomas.B39]-IF([Thomas.J39]-[Thomas.C39]&lt;0;1;0)" table:style-name="ce2">
            <text:p>0</text:p>
          </table:table-cell>
          <table:table-cell office:value-type="float" office:value="0" table:formula="of:=IF([Thomas.J39]-[Thomas.C39]&lt;0;[Thomas.J39]-[Thomas.C39]+60;[Thomas.J39]-[Thomas.C39])-IF([Thomas.K39]-[Thomas.D39]&lt;0;1;0)" table:style-name="ce2">
            <text:p>0</text:p>
          </table:table-cell>
          <table:table-cell office:value-type="float" office:value="0" table:formula="of:=IF([Thomas.K39]-[Thomas.D39]&lt;0;[Thomas.K39]-[Thomas.D39]+60;[Thomas.K39]-[Thomas.D39])" table:style-name="ce2">
            <text:p>0</text:p>
          </table:table-cell>
          <table:table-cell office:value-type="float" office:value="0" table:formula="of:=[Thomas.L39]-[Thomas.E39]" table:style-name="ce2">
            <text:p>0</text:p>
          </table:table-cell>
          <table:table-cell office:value-type="float" office:value="0" table:formula="of:=[Thomas.M39]-[Thomas.F39]" table:style-name="ce10">
            <text:p>0.00</text:p>
          </table:table-cell>
          <table:table-cell office:value-type="float" office:value="1" table:formula="of:=[Thomas.N39]-[Thomas.G39]" table:style-name="ce2">
            <text:p>1</text:p>
          </table:table-cell>
          <table:table-cell table:style-name="ce2"/>
          <table:table-cell office:value-type="float" office:value="1" table:formula="of:=[Thomas.P39]-[Thomas.I39]-IF([Thomas.Q39]-[Thomas.J39]&lt;0;1;0)" table:style-name="ce2">
            <text:p>1</text:p>
          </table:table-cell>
          <table:table-cell office:value-type="float" office:value="18" table:formula="of:=IF([Thomas.Q39]-[Thomas.J39]&lt;0;[Thomas.Q39]-[Thomas.J39]+60;[Thomas.Q39]-[Thomas.J39])-IF([Thomas.R39]-[Thomas.K39]&lt;0;1;0)" table:style-name="ce2">
            <text:p>18</text:p>
          </table:table-cell>
          <table:table-cell office:value-type="float" office:value="58" table:formula="of:=IF([Thomas.R39]-[Thomas.K39]&lt;0;[Thomas.R39]-[Thomas.K39]+60;[Thomas.R39]-[Thomas.K39])" table:style-name="ce2">
            <text:p>58</text:p>
          </table:table-cell>
          <table:table-cell office:value-type="float" office:value="16659" table:formula="of:=[Thomas.S39]-[Thomas.L39]" table:style-name="ce2">
            <text:p>16659</text:p>
          </table:table-cell>
          <table:table-cell office:value-type="float" office:value="210.96243140565639" table:formula="of:=[Thomas.T39]-[Thomas.M39]" table:style-name="ce10">
            <text:p>210.96</text:p>
          </table:table-cell>
          <table:table-cell office:value-type="float" office:value="7" table:formula="of:=[Thomas.U39]-[Thomas.N39]" table:style-name="ce2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ower Cactus</text:p>
          </table:table-cell>
          <table:table-cell office:value-type="float" office:value="0" table:formula="of:=[Thomas.I40]-[Thomas.B40]-IF([Thomas.J40]-[Thomas.C40]&lt;0;1;0)" table:style-name="ce2">
            <text:p>0</text:p>
          </table:table-cell>
          <table:table-cell office:value-type="float" office:value="0" table:formula="of:=IF([Thomas.J40]-[Thomas.C40]&lt;0;[Thomas.J40]-[Thomas.C40]+60;[Thomas.J40]-[Thomas.C40])-IF([Thomas.K40]-[Thomas.D40]&lt;0;1;0)" table:style-name="ce2">
            <text:p>0</text:p>
          </table:table-cell>
          <table:table-cell office:value-type="float" office:value="0" table:formula="of:=IF([Thomas.K40]-[Thomas.D40]&lt;0;[Thomas.K40]-[Thomas.D40]+60;[Thomas.K40]-[Thomas.D40])" table:style-name="ce2">
            <text:p>0</text:p>
          </table:table-cell>
          <table:table-cell office:value-type="float" office:value="0" table:formula="of:=[Thomas.L40]-[Thomas.E40]" table:style-name="ce2">
            <text:p>0</text:p>
          </table:table-cell>
          <table:table-cell office:value-type="float" office:value="0" table:formula="of:=[Thomas.M40]-[Thomas.F40]" table:style-name="ce10">
            <text:p>0.00</text:p>
          </table:table-cell>
          <table:table-cell office:value-type="float" office:value="0" table:formula="of:=[Thomas.N40]-[Thomas.G40]" table:style-name="ce2">
            <text:p>0</text:p>
          </table:table-cell>
          <table:table-cell table:style-name="ce2"/>
          <table:table-cell office:value-type="float" office:value="0" table:formula="of:=[Thomas.P40]-[Thomas.I40]-IF([Thomas.Q40]-[Thomas.J40]&lt;0;1;0)" table:style-name="ce2">
            <text:p>0</text:p>
          </table:table-cell>
          <table:table-cell office:value-type="float" office:value="0" table:formula="of:=IF([Thomas.Q40]-[Thomas.J40]&lt;0;[Thomas.Q40]-[Thomas.J40]+60;[Thomas.Q40]-[Thomas.J40])-IF([Thomas.R40]-[Thomas.K40]&lt;0;1;0)" table:style-name="ce2">
            <text:p>0</text:p>
          </table:table-cell>
          <table:table-cell office:value-type="float" office:value="0" table:formula="of:=IF([Thomas.R40]-[Thomas.K40]&lt;0;[Thomas.R40]-[Thomas.K40]+60;[Thomas.R40]-[Thomas.K40])" table:style-name="ce2">
            <text:p>0</text:p>
          </table:table-cell>
          <table:table-cell office:value-type="float" office:value="0" table:formula="of:=[Thomas.S40]-[Thomas.L40]" table:style-name="ce2">
            <text:p>0</text:p>
          </table:table-cell>
          <table:table-cell office:value-type="float" office:value="0" table:formula="of:=[Thomas.T40]-[Thomas.M40]" table:style-name="ce10">
            <text:p>0.00</text:p>
          </table:table-cell>
          <table:table-cell office:value-type="float" office:value="0" table:formula="of:=[Thomas.U40]-[Thomas.N4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uture Cactus</text:p>
          </table:table-cell>
          <table:table-cell office:value-type="float" office:value="0" table:formula="of:=[Thomas.I41]-[Thomas.B41]-IF([Thomas.J41]-[Thomas.C41]&lt;0;1;0)" table:style-name="ce2">
            <text:p>0</text:p>
          </table:table-cell>
          <table:table-cell office:value-type="float" office:value="11" table:formula="of:=IF([Thomas.J41]-[Thomas.C41]&lt;0;[Thomas.J41]-[Thomas.C41]+60;[Thomas.J41]-[Thomas.C41])-IF([Thomas.K41]-[Thomas.D41]&lt;0;1;0)" table:style-name="ce2">
            <text:p>11</text:p>
          </table:table-cell>
          <table:table-cell office:value-type="float" office:value="18" table:formula="of:=IF([Thomas.K41]-[Thomas.D41]&lt;0;[Thomas.K41]-[Thomas.D41]+60;[Thomas.K41]-[Thomas.D41])" table:style-name="ce2">
            <text:p>18</text:p>
          </table:table-cell>
          <table:table-cell office:value-type="float" office:value="4230" table:formula="of:=[Thomas.L41]-[Thomas.E41]" table:style-name="ce2">
            <text:p>4230</text:p>
          </table:table-cell>
          <table:table-cell office:value-type="float" office:value="169.61884961884959" table:formula="of:=[Thomas.M41]-[Thomas.F41]" table:style-name="ce10">
            <text:p>169.62</text:p>
          </table:table-cell>
          <table:table-cell office:value-type="float" office:value="3" table:formula="of:=[Thomas.N41]-[Thomas.G41]" table:style-name="ce2">
            <text:p>3</text:p>
          </table:table-cell>
          <table:table-cell table:style-name="ce2"/>
          <table:table-cell office:value-type="float" office:value="0" table:formula="of:=[Thomas.P41]-[Thomas.I41]-IF([Thomas.Q41]-[Thomas.J41]&lt;0;1;0)" table:style-name="ce2">
            <text:p>0</text:p>
          </table:table-cell>
          <table:table-cell office:value-type="float" office:value="0" table:formula="of:=IF([Thomas.Q41]-[Thomas.J41]&lt;0;[Thomas.Q41]-[Thomas.J41]+60;[Thomas.Q41]-[Thomas.J41])-IF([Thomas.R41]-[Thomas.K41]&lt;0;1;0)" table:style-name="ce2">
            <text:p>0</text:p>
          </table:table-cell>
          <table:table-cell office:value-type="float" office:value="0" table:formula="of:=IF([Thomas.R41]-[Thomas.K41]&lt;0;[Thomas.R41]-[Thomas.K41]+60;[Thomas.R41]-[Thomas.K41])" table:style-name="ce2">
            <text:p>0</text:p>
          </table:table-cell>
          <table:table-cell office:value-type="float" office:value="0" table:formula="of:=[Thomas.S41]-[Thomas.L41]" table:style-name="ce2">
            <text:p>0</text:p>
          </table:table-cell>
          <table:table-cell office:value-type="float" office:value="0" table:formula="of:=[Thomas.T41]-[Thomas.M41]" table:style-name="ce10">
            <text:p>0.00</text:p>
          </table:table-cell>
          <table:table-cell office:value-type="float" office:value="0" table:formula="of:=[Thomas.U41]-[Thomas.N4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mo Cactus</text:p>
          </table:table-cell>
          <table:table-cell office:value-type="float" office:value="1" table:formula="of:=[Thomas.I42]-[Thomas.B42]-IF([Thomas.J42]-[Thomas.C42]&lt;0;1;0)" table:style-name="ce2">
            <text:p>1</text:p>
          </table:table-cell>
          <table:table-cell office:value-type="float" office:value="14" table:formula="of:=IF([Thomas.J42]-[Thomas.C42]&lt;0;[Thomas.J42]-[Thomas.C42]+60;[Thomas.J42]-[Thomas.C42])-IF([Thomas.K42]-[Thomas.D42]&lt;0;1;0)" table:style-name="ce2">
            <text:p>14</text:p>
          </table:table-cell>
          <table:table-cell office:value-type="float" office:value="58" table:formula="of:=IF([Thomas.K42]-[Thomas.D42]&lt;0;[Thomas.K42]-[Thomas.D42]+60;[Thomas.K42]-[Thomas.D42])" table:style-name="ce2">
            <text:p>58</text:p>
          </table:table-cell>
          <table:table-cell office:value-type="float" office:value="21265" table:formula="of:=[Thomas.L42]-[Thomas.E42]" table:style-name="ce2">
            <text:p>21265</text:p>
          </table:table-cell>
          <table:table-cell office:value-type="float" office:value="283.65940417963537" table:formula="of:=[Thomas.M42]-[Thomas.F42]" table:style-name="ce10">
            <text:p>283.66</text:p>
          </table:table-cell>
          <table:table-cell office:value-type="float" office:value="8" table:formula="of:=[Thomas.N42]-[Thomas.G42]" table:style-name="ce2">
            <text:p>8</text:p>
          </table:table-cell>
          <table:table-cell table:style-name="ce2"/>
          <table:table-cell office:value-type="float" office:value="0" table:formula="of:=[Thomas.P42]-[Thomas.I42]-IF([Thomas.Q42]-[Thomas.J42]&lt;0;1;0)" table:style-name="ce2">
            <text:p>0</text:p>
          </table:table-cell>
          <table:table-cell office:value-type="float" office:value="0" table:formula="of:=IF([Thomas.Q42]-[Thomas.J42]&lt;0;[Thomas.Q42]-[Thomas.J42]+60;[Thomas.Q42]-[Thomas.J42])-IF([Thomas.R42]-[Thomas.K42]&lt;0;1;0)" table:style-name="ce2">
            <text:p>0</text:p>
          </table:table-cell>
          <table:table-cell office:value-type="float" office:value="0" table:formula="of:=IF([Thomas.R42]-[Thomas.K42]&lt;0;[Thomas.R42]-[Thomas.K42]+60;[Thomas.R42]-[Thomas.K42])" table:style-name="ce2">
            <text:p>0</text:p>
          </table:table-cell>
          <table:table-cell office:value-type="float" office:value="0" table:formula="of:=[Thomas.S42]-[Thomas.L42]" table:style-name="ce2">
            <text:p>0</text:p>
          </table:table-cell>
          <table:table-cell office:value-type="float" office:value="0" table:formula="of:=[Thomas.T42]-[Thomas.M42]" table:style-name="ce10">
            <text:p>0.00</text:p>
          </table:table-cell>
          <table:table-cell office:value-type="float" office:value="0" table:formula="of:=[Thomas.U42]-[Thomas.N4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andit Cactus</text:p>
          </table:table-cell>
          <table:table-cell office:value-type="float" office:value="0" table:formula="of:=[Thomas.I43]-[Thomas.B43]-IF([Thomas.J43]-[Thomas.C43]&lt;0;1;0)" table:style-name="ce2">
            <text:p>0</text:p>
          </table:table-cell>
          <table:table-cell office:value-type="float" office:value="1" table:formula="of:=IF([Thomas.J43]-[Thomas.C43]&lt;0;[Thomas.J43]-[Thomas.C43]+60;[Thomas.J43]-[Thomas.C43])-IF([Thomas.K43]-[Thomas.D43]&lt;0;1;0)" table:style-name="ce2">
            <text:p>1</text:p>
          </table:table-cell>
          <table:table-cell office:value-type="float" office:value="20" table:formula="of:=IF([Thomas.K43]-[Thomas.D43]&lt;0;[Thomas.K43]-[Thomas.D43]+60;[Thomas.K43]-[Thomas.D43])" table:style-name="ce2">
            <text:p>20</text:p>
          </table:table-cell>
          <table:table-cell office:value-type="float" office:value="0" table:formula="of:=[Thomas.L43]-[Thomas.E43]" table:style-name="ce2">
            <text:p>0</text:p>
          </table:table-cell>
          <table:table-cell office:value-type="float" office:value="-1.9604530101972841" table:formula="of:=[Thomas.M43]-[Thomas.F43]" table:style-name="ce10">
            <text:p>-1.96</text:p>
          </table:table-cell>
          <table:table-cell office:value-type="float" office:value="0" table:formula="of:=[Thomas.N43]-[Thomas.G43]" table:style-name="ce2">
            <text:p>0</text:p>
          </table:table-cell>
          <table:table-cell table:style-name="ce2"/>
          <table:table-cell office:value-type="float" office:value="0" table:formula="of:=[Thomas.P43]-[Thomas.I43]-IF([Thomas.Q43]-[Thomas.J43]&lt;0;1;0)" table:style-name="ce2">
            <text:p>0</text:p>
          </table:table-cell>
          <table:table-cell office:value-type="float" office:value="0" table:formula="of:=IF([Thomas.Q43]-[Thomas.J43]&lt;0;[Thomas.Q43]-[Thomas.J43]+60;[Thomas.Q43]-[Thomas.J43])-IF([Thomas.R43]-[Thomas.K43]&lt;0;1;0)" table:style-name="ce2">
            <text:p>0</text:p>
          </table:table-cell>
          <table:table-cell office:value-type="float" office:value="0" table:formula="of:=IF([Thomas.R43]-[Thomas.K43]&lt;0;[Thomas.R43]-[Thomas.K43]+60;[Thomas.R43]-[Thomas.K43])" table:style-name="ce2">
            <text:p>0</text:p>
          </table:table-cell>
          <table:table-cell office:value-type="float" office:value="0" table:formula="of:=[Thomas.S43]-[Thomas.L43]" table:style-name="ce2">
            <text:p>0</text:p>
          </table:table-cell>
          <table:table-cell office:value-type="float" office:value="0" table:formula="of:=[Thomas.T43]-[Thomas.M43]" table:style-name="ce10">
            <text:p>0.00</text:p>
          </table:table-cell>
          <table:table-cell office:value-type="float" office:value="0" table:formula="of:=[Thomas.U43]-[Thomas.N43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Jade Cactus</text:p>
          </table:table-cell>
          <table:table-cell office:value-type="float" office:value="0" table:formula="of:=[Thomas.I44]-[Thomas.B44]-IF([Thomas.J44]-[Thomas.C44]&lt;0;1;0)" table:style-name="ce2">
            <text:p>0</text:p>
          </table:table-cell>
          <table:table-cell office:value-type="float" office:value="45" table:formula="of:=IF([Thomas.J44]-[Thomas.C44]&lt;0;[Thomas.J44]-[Thomas.C44]+60;[Thomas.J44]-[Thomas.C44])-IF([Thomas.K44]-[Thomas.D44]&lt;0;1;0)" table:style-name="ce2">
            <text:p>45</text:p>
          </table:table-cell>
          <table:table-cell office:value-type="float" office:value="42" table:formula="of:=IF([Thomas.K44]-[Thomas.D44]&lt;0;[Thomas.K44]-[Thomas.D44]+60;[Thomas.K44]-[Thomas.D44])" table:style-name="ce2">
            <text:p>42</text:p>
          </table:table-cell>
          <table:table-cell office:value-type="float" office:value="13430" table:formula="of:=[Thomas.L44]-[Thomas.E44]" table:style-name="ce2">
            <text:p>13430</text:p>
          </table:table-cell>
          <table:table-cell office:value-type="float" office:value="65.888234498715377" table:formula="of:=[Thomas.M44]-[Thomas.F44]" table:style-name="ce10">
            <text:p>65.89</text:p>
          </table:table-cell>
          <table:table-cell office:value-type="float" office:value="4" table:formula="of:=[Thomas.N44]-[Thomas.G44]" table:style-name="ce2">
            <text:p>4</text:p>
          </table:table-cell>
          <table:table-cell table:style-name="ce2"/>
          <table:table-cell office:value-type="float" office:value="0" table:formula="of:=[Thomas.P44]-[Thomas.I44]-IF([Thomas.Q44]-[Thomas.J44]&lt;0;1;0)" table:style-name="ce2">
            <text:p>0</text:p>
          </table:table-cell>
          <table:table-cell office:value-type="float" office:value="0" table:formula="of:=IF([Thomas.Q44]-[Thomas.J44]&lt;0;[Thomas.Q44]-[Thomas.J44]+60;[Thomas.Q44]-[Thomas.J44])-IF([Thomas.R44]-[Thomas.K44]&lt;0;1;0)" table:style-name="ce2">
            <text:p>0</text:p>
          </table:table-cell>
          <table:table-cell office:value-type="float" office:value="0" table:formula="of:=IF([Thomas.R44]-[Thomas.K44]&lt;0;[Thomas.R44]-[Thomas.K44]+60;[Thomas.R44]-[Thomas.K44])" table:style-name="ce2">
            <text:p>0</text:p>
          </table:table-cell>
          <table:table-cell office:value-type="float" office:value="0" table:formula="of:=[Thomas.S44]-[Thomas.L44]" table:style-name="ce2">
            <text:p>0</text:p>
          </table:table-cell>
          <table:table-cell office:value-type="float" office:value="0" table:formula="of:=[Thomas.T44]-[Thomas.M44]" table:style-name="ce10">
            <text:p>0.00</text:p>
          </table:table-cell>
          <table:table-cell office:value-type="float" office:value="0" table:formula="of:=[Thomas.U44]-[Thomas.N4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Zen Cactus</text:p>
          </table:table-cell>
          <table:table-cell office:value-type="float" office:value="0" table:formula="of:=[Thomas.I45]-[Thomas.B45]-IF([Thomas.J45]-[Thomas.C45]&lt;0;1;0)" table:style-name="ce2">
            <text:p>0</text:p>
          </table:table-cell>
          <table:table-cell office:value-type="float" office:value="51" table:formula="of:=IF([Thomas.J45]-[Thomas.C45]&lt;0;[Thomas.J45]-[Thomas.C45]+60;[Thomas.J45]-[Thomas.C45])-IF([Thomas.K45]-[Thomas.D45]&lt;0;1;0)" table:style-name="ce2">
            <text:p>51</text:p>
          </table:table-cell>
          <table:table-cell office:value-type="float" office:value="11" table:formula="of:=IF([Thomas.K45]-[Thomas.D45]&lt;0;[Thomas.K45]-[Thomas.D45]+60;[Thomas.K45]-[Thomas.D45])" table:style-name="ce2">
            <text:p>11</text:p>
          </table:table-cell>
          <table:table-cell office:value-type="float" office:value="19838" table:formula="of:=[Thomas.L45]-[Thomas.E45]" table:style-name="ce2">
            <text:p>19838</text:p>
          </table:table-cell>
          <table:table-cell office:value-type="float" office:value="100.34488033323129" table:formula="of:=[Thomas.M45]-[Thomas.F45]" table:style-name="ce10">
            <text:p>100.34</text:p>
          </table:table-cell>
          <table:table-cell office:value-type="float" office:value="8" table:formula="of:=[Thomas.N45]-[Thomas.G45]" table:style-name="ce2">
            <text:p>8</text:p>
          </table:table-cell>
          <table:table-cell table:style-name="ce2"/>
          <table:table-cell office:value-type="float" office:value="0" table:formula="of:=[Thomas.P45]-[Thomas.I45]-IF([Thomas.Q45]-[Thomas.J45]&lt;0;1;0)" table:style-name="ce2">
            <text:p>0</text:p>
          </table:table-cell>
          <table:table-cell office:value-type="float" office:value="0" table:formula="of:=IF([Thomas.Q45]-[Thomas.J45]&lt;0;[Thomas.Q45]-[Thomas.J45]+60;[Thomas.Q45]-[Thomas.J45])-IF([Thomas.R45]-[Thomas.K45]&lt;0;1;0)" table:style-name="ce2">
            <text:p>0</text:p>
          </table:table-cell>
          <table:table-cell office:value-type="float" office:value="0" table:formula="of:=IF([Thomas.R45]-[Thomas.K45]&lt;0;[Thomas.R45]-[Thomas.K45]+60;[Thomas.R45]-[Thomas.K45])" table:style-name="ce2">
            <text:p>0</text:p>
          </table:table-cell>
          <table:table-cell office:value-type="float" office:value="0" table:formula="of:=[Thomas.S45]-[Thomas.L45]" table:style-name="ce2">
            <text:p>0</text:p>
          </table:table-cell>
          <table:table-cell office:value-type="float" office:value="0" table:formula="of:=[Thomas.T45]-[Thomas.M45]" table:style-name="ce10">
            <text:p>0.00</text:p>
          </table:table-cell>
          <table:table-cell office:value-type="float" office:value="0" table:formula="of:=[Thomas.U45]-[Thomas.N4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etrified Cactus</text:p>
          </table:table-cell>
          <table:table-cell office:value-type="float" office:value="0" table:formula="of:=[Thomas.I46]-[Thomas.B46]-IF([Thomas.J46]-[Thomas.C46]&lt;0;1;0)" table:style-name="ce2">
            <text:p>0</text:p>
          </table:table-cell>
          <table:table-cell office:value-type="float" office:value="0" table:formula="of:=IF([Thomas.J46]-[Thomas.C46]&lt;0;[Thomas.J46]-[Thomas.C46]+60;[Thomas.J46]-[Thomas.C46])-IF([Thomas.K46]-[Thomas.D46]&lt;0;1;0)" table:style-name="ce2">
            <text:p>0</text:p>
          </table:table-cell>
          <table:table-cell office:value-type="float" office:value="0" table:formula="of:=IF([Thomas.K46]-[Thomas.D46]&lt;0;[Thomas.K46]-[Thomas.D46]+60;[Thomas.K46]-[Thomas.D46])" table:style-name="ce2">
            <text:p>0</text:p>
          </table:table-cell>
          <table:table-cell office:value-type="float" office:value="0" table:formula="of:=[Thomas.L46]-[Thomas.E46]" table:style-name="ce2">
            <text:p>0</text:p>
          </table:table-cell>
          <table:table-cell office:value-type="float" office:value="0" table:formula="of:=[Thomas.M46]-[Thomas.F46]" table:style-name="ce10">
            <text:p>0.00</text:p>
          </table:table-cell>
          <table:table-cell office:value-type="float" office:value="1" table:formula="of:=[Thomas.N46]-[Thomas.G46]" table:style-name="ce2">
            <text:p>1</text:p>
          </table:table-cell>
          <table:table-cell table:style-name="ce2"/>
          <table:table-cell office:value-type="float" office:value="0" table:formula="of:=[Thomas.P46]-[Thomas.I46]-IF([Thomas.Q46]-[Thomas.J46]&lt;0;1;0)" table:style-name="ce2">
            <text:p>0</text:p>
          </table:table-cell>
          <table:table-cell office:value-type="float" office:value="0" table:formula="of:=IF([Thomas.Q46]-[Thomas.J46]&lt;0;[Thomas.Q46]-[Thomas.J46]+60;[Thomas.Q46]-[Thomas.J46])-IF([Thomas.R46]-[Thomas.K46]&lt;0;1;0)" table:style-name="ce2">
            <text:p>0</text:p>
          </table:table-cell>
          <table:table-cell office:value-type="float" office:value="0" table:formula="of:=IF([Thomas.R46]-[Thomas.K46]&lt;0;[Thomas.R46]-[Thomas.K46]+60;[Thomas.R46]-[Thomas.K46])" table:style-name="ce2">
            <text:p>0</text:p>
          </table:table-cell>
          <table:table-cell office:value-type="float" office:value="0" table:formula="of:=[Thomas.S46]-[Thomas.L46]" table:style-name="ce2">
            <text:p>0</text:p>
          </table:table-cell>
          <table:table-cell office:value-type="float" office:value="0" table:formula="of:=[Thomas.T46]-[Thomas.M46]" table:style-name="ce10">
            <text:p>0.00</text:p>
          </table:table-cell>
          <table:table-cell office:value-type="float" office:value="0" table:formula="of:=[Thomas.U46]-[Thomas.N46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itron</text:p>
          </table:table-cell>
          <table:table-cell office:value-type="float" office:value="0" table:formula="of:=[Thomas.I48]-[Thomas.B48]-IF([Thomas.J48]-[Thomas.C48]&lt;0;1;0)" table:style-name="ce2">
            <text:p>0</text:p>
          </table:table-cell>
          <table:table-cell office:value-type="float" office:value="42" table:formula="of:=IF([Thomas.J48]-[Thomas.C48]&lt;0;[Thomas.J48]-[Thomas.C48]+60;[Thomas.J48]-[Thomas.C48])-IF([Thomas.K48]-[Thomas.D48]&lt;0;1;0)" table:style-name="ce2">
            <text:p>42</text:p>
          </table:table-cell>
          <table:table-cell office:value-type="float" office:value="17" table:formula="of:=IF([Thomas.K48]-[Thomas.D48]&lt;0;[Thomas.K48]-[Thomas.D48]+60;[Thomas.K48]-[Thomas.D48])" table:style-name="ce2">
            <text:p>17</text:p>
          </table:table-cell>
          <table:table-cell office:value-type="float" office:value="20" table:formula="of:=[Thomas.L48]-[Thomas.E48]" table:style-name="ce2">
            <text:p>20</text:p>
          </table:table-cell>
          <table:table-cell office:value-type="float" office:value="-12.504937832148556" table:formula="of:=[Thomas.M48]-[Thomas.F48]" table:style-name="ce10">
            <text:p>-12.50</text:p>
          </table:table-cell>
          <table:table-cell office:value-type="float" office:value="0" table:formula="of:=[Thomas.N48]-[Thomas.G48]" table:style-name="ce2">
            <text:p>0</text:p>
          </table:table-cell>
          <table:table-cell table:style-name="ce2"/>
          <table:table-cell office:value-type="float" office:value="0" table:formula="of:=[Thomas.P48]-[Thomas.I48]-IF([Thomas.Q48]-[Thomas.J48]&lt;0;1;0)" table:style-name="ce2">
            <text:p>0</text:p>
          </table:table-cell>
          <table:table-cell office:value-type="float" office:value="15" table:formula="of:=IF([Thomas.Q48]-[Thomas.J48]&lt;0;[Thomas.Q48]-[Thomas.J48]+60;[Thomas.Q48]-[Thomas.J48])-IF([Thomas.R48]-[Thomas.K48]&lt;0;1;0)" table:style-name="ce2">
            <text:p>15</text:p>
          </table:table-cell>
          <table:table-cell office:value-type="float" office:value="33" table:formula="of:=IF([Thomas.R48]-[Thomas.K48]&lt;0;[Thomas.R48]-[Thomas.K48]+60;[Thomas.R48]-[Thomas.K48])" table:style-name="ce2">
            <text:p>33</text:p>
          </table:table-cell>
          <table:table-cell office:value-type="float" office:value="838" table:formula="of:=[Thomas.S48]-[Thomas.L48]" table:style-name="ce2">
            <text:p>838</text:p>
          </table:table-cell>
          <table:table-cell office:value-type="float" office:value="-2.0716468399081975" table:formula="of:=[Thomas.T48]-[Thomas.M48]" table:style-name="ce10">
            <text:p>-2.07</text:p>
          </table:table-cell>
          <table:table-cell office:value-type="float" office:value="1" table:formula="of:=[Thomas.U48]-[Thomas.N48]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rozen Citron</text:p>
          </table:table-cell>
          <table:table-cell office:value-type="float" office:value="0" table:formula="of:=[Thomas.I49]-[Thomas.B49]-IF([Thomas.J49]-[Thomas.C49]&lt;0;1;0)" table:style-name="ce2">
            <text:p>0</text:p>
          </table:table-cell>
          <table:table-cell office:value-type="float" office:value="1" table:formula="of:=IF([Thomas.J49]-[Thomas.C49]&lt;0;[Thomas.J49]-[Thomas.C49]+60;[Thomas.J49]-[Thomas.C49])-IF([Thomas.K49]-[Thomas.D49]&lt;0;1;0)" table:style-name="ce2">
            <text:p>1</text:p>
          </table:table-cell>
          <table:table-cell office:value-type="float" office:value="5" table:formula="of:=IF([Thomas.K49]-[Thomas.D49]&lt;0;[Thomas.K49]-[Thomas.D49]+60;[Thomas.K49]-[Thomas.D49])" table:style-name="ce2">
            <text:p>5</text:p>
          </table:table-cell>
          <table:table-cell office:value-type="float" office:value="0" table:formula="of:=[Thomas.L49]-[Thomas.E49]" table:style-name="ce2">
            <text:p>0</text:p>
          </table:table-cell>
          <table:table-cell office:value-type="float" office:value="-0.69757897808153757" table:formula="of:=[Thomas.M49]-[Thomas.F49]" table:style-name="ce10">
            <text:p>-0.70</text:p>
          </table:table-cell>
          <table:table-cell office:value-type="float" office:value="0" table:formula="of:=[Thomas.N49]-[Thomas.G49]" table:style-name="ce2">
            <text:p>0</text:p>
          </table:table-cell>
          <table:table-cell table:style-name="ce2"/>
          <table:table-cell office:value-type="float" office:value="0" table:formula="of:=[Thomas.P49]-[Thomas.I49]-IF([Thomas.Q49]-[Thomas.J49]&lt;0;1;0)" table:style-name="ce2">
            <text:p>0</text:p>
          </table:table-cell>
          <table:table-cell office:value-type="float" office:value="0" table:formula="of:=IF([Thomas.Q49]-[Thomas.J49]&lt;0;[Thomas.Q49]-[Thomas.J49]+60;[Thomas.Q49]-[Thomas.J49])-IF([Thomas.R49]-[Thomas.K49]&lt;0;1;0)" table:style-name="ce2">
            <text:p>0</text:p>
          </table:table-cell>
          <table:table-cell office:value-type="float" office:value="0" table:formula="of:=IF([Thomas.R49]-[Thomas.K49]&lt;0;[Thomas.R49]-[Thomas.K49]+60;[Thomas.R49]-[Thomas.K49])" table:style-name="ce2">
            <text:p>0</text:p>
          </table:table-cell>
          <table:table-cell office:value-type="float" office:value="0" table:formula="of:=[Thomas.S49]-[Thomas.L49]" table:style-name="ce2">
            <text:p>0</text:p>
          </table:table-cell>
          <table:table-cell office:value-type="float" office:value="0" table:formula="of:=[Thomas.T49]-[Thomas.M49]" table:style-name="ce10">
            <text:p>0.00</text:p>
          </table:table-cell>
          <table:table-cell office:value-type="float" office:value="0" table:formula="of:=[Thomas.U49]-[Thomas.N4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Electro Citron</text:p>
          </table:table-cell>
          <table:table-cell office:value-type="float" office:value="0" table:formula="of:=[Thomas.I50]-[Thomas.B50]-IF([Thomas.J50]-[Thomas.C50]&lt;0;1;0)" table:style-name="ce2">
            <text:p>0</text:p>
          </table:table-cell>
          <table:table-cell office:value-type="float" office:value="58" table:formula="of:=IF([Thomas.J50]-[Thomas.C50]&lt;0;[Thomas.J50]-[Thomas.C50]+60;[Thomas.J50]-[Thomas.C50])-IF([Thomas.K50]-[Thomas.D50]&lt;0;1;0)" table:style-name="ce2">
            <text:p>58</text:p>
          </table:table-cell>
          <table:table-cell office:value-type="float" office:value="37" table:formula="of:=IF([Thomas.K50]-[Thomas.D50]&lt;0;[Thomas.K50]-[Thomas.D50]+60;[Thomas.K50]-[Thomas.D50])" table:style-name="ce2">
            <text:p>37</text:p>
          </table:table-cell>
          <table:table-cell office:value-type="float" office:value="10684" table:formula="of:=[Thomas.L50]-[Thomas.E50]" table:style-name="ce2">
            <text:p>10684</text:p>
          </table:table-cell>
          <table:table-cell office:value-type="float" office:value="19.783507724312983" table:formula="of:=[Thomas.M50]-[Thomas.F50]" table:style-name="ce10">
            <text:p>19.78</text:p>
          </table:table-cell>
          <table:table-cell office:value-type="float" office:value="4" table:formula="of:=[Thomas.N50]-[Thomas.G50]" table:style-name="ce2">
            <text:p>4</text:p>
          </table:table-cell>
          <table:table-cell table:style-name="ce2"/>
          <table:table-cell office:value-type="float" office:value="0" table:formula="of:=[Thomas.P50]-[Thomas.I50]-IF([Thomas.Q50]-[Thomas.J50]&lt;0;1;0)" table:style-name="ce2">
            <text:p>0</text:p>
          </table:table-cell>
          <table:table-cell office:value-type="float" office:value="14" table:formula="of:=IF([Thomas.Q50]-[Thomas.J50]&lt;0;[Thomas.Q50]-[Thomas.J50]+60;[Thomas.Q50]-[Thomas.J50])-IF([Thomas.R50]-[Thomas.K50]&lt;0;1;0)" table:style-name="ce2">
            <text:p>14</text:p>
          </table:table-cell>
          <table:table-cell office:value-type="float" office:value="8" table:formula="of:=IF([Thomas.R50]-[Thomas.K50]&lt;0;[Thomas.R50]-[Thomas.K50]+60;[Thomas.R50]-[Thomas.K50])" table:style-name="ce2">
            <text:p>8</text:p>
          </table:table-cell>
          <table:table-cell office:value-type="float" office:value="1711" table:formula="of:=[Thomas.S50]-[Thomas.L50]" table:style-name="ce2">
            <text:p>1711</text:p>
          </table:table-cell>
          <table:table-cell office:value-type="float" office:value="-2.2294791539113135" table:formula="of:=[Thomas.T50]-[Thomas.M50]" table:style-name="ce10">
            <text:p>-2.23</text:p>
          </table:table-cell>
          <table:table-cell office:value-type="float" office:value="1" table:formula="of:=[Thomas.U50]-[Thomas.N50]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oxic Citron</text:p>
          </table:table-cell>
          <table:table-cell office:value-type="float" office:value="0" table:formula="of:=[Thomas.I51]-[Thomas.B51]-IF([Thomas.J51]-[Thomas.C51]&lt;0;1;0)" table:style-name="ce2">
            <text:p>0</text:p>
          </table:table-cell>
          <table:table-cell office:value-type="float" office:value="0" table:formula="of:=IF([Thomas.J51]-[Thomas.C51]&lt;0;[Thomas.J51]-[Thomas.C51]+60;[Thomas.J51]-[Thomas.C51])-IF([Thomas.K51]-[Thomas.D51]&lt;0;1;0)" table:style-name="ce2">
            <text:p>0</text:p>
          </table:table-cell>
          <table:table-cell office:value-type="float" office:value="0" table:formula="of:=IF([Thomas.K51]-[Thomas.D51]&lt;0;[Thomas.K51]-[Thomas.D51]+60;[Thomas.K51]-[Thomas.D51])" table:style-name="ce2">
            <text:p>0</text:p>
          </table:table-cell>
          <table:table-cell office:value-type="float" office:value="0" table:formula="of:=[Thomas.L51]-[Thomas.E51]" table:style-name="ce2">
            <text:p>0</text:p>
          </table:table-cell>
          <table:table-cell office:value-type="float" office:value="0" table:formula="of:=[Thomas.M51]-[Thomas.F51]" table:style-name="ce10">
            <text:p>0.00</text:p>
          </table:table-cell>
          <table:table-cell office:value-type="float" office:value="0" table:formula="of:=[Thomas.N51]-[Thomas.G51]" table:style-name="ce2">
            <text:p>0</text:p>
          </table:table-cell>
          <table:table-cell table:style-name="ce2"/>
          <table:table-cell office:value-type="float" office:value="0" table:formula="of:=[Thomas.P51]-[Thomas.I51]-IF([Thomas.Q51]-[Thomas.J51]&lt;0;1;0)" table:style-name="ce2">
            <text:p>0</text:p>
          </table:table-cell>
          <table:table-cell office:value-type="float" office:value="26" table:formula="of:=IF([Thomas.Q51]-[Thomas.J51]&lt;0;[Thomas.Q51]-[Thomas.J51]+60;[Thomas.Q51]-[Thomas.J51])-IF([Thomas.R51]-[Thomas.K51]&lt;0;1;0)" table:style-name="ce2">
            <text:p>26</text:p>
          </table:table-cell>
          <table:table-cell office:value-type="float" office:value="49" table:formula="of:=IF([Thomas.R51]-[Thomas.K51]&lt;0;[Thomas.R51]-[Thomas.K51]+60;[Thomas.R51]-[Thomas.K51])" table:style-name="ce2">
            <text:p>49</text:p>
          </table:table-cell>
          <table:table-cell office:value-type="float" office:value="6565" table:formula="of:=[Thomas.S51]-[Thomas.L51]" table:style-name="ce2">
            <text:p>6565</text:p>
          </table:table-cell>
          <table:table-cell office:value-type="float" office:value="-35.921961694930303" table:formula="of:=[Thomas.T51]-[Thomas.M51]" table:style-name="ce10">
            <text:p>-35.92</text:p>
          </table:table-cell>
          <table:table-cell office:value-type="float" office:value="4" table:formula="of:=[Thomas.U51]-[Thomas.N51]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ty Citron</text:p>
          </table:table-cell>
          <table:table-cell office:value-type="float" office:value="0" table:formula="of:=[Thomas.I52]-[Thomas.B52]-IF([Thomas.J52]-[Thomas.C52]&lt;0;1;0)" table:style-name="ce2">
            <text:p>0</text:p>
          </table:table-cell>
          <table:table-cell office:value-type="float" office:value="0" table:formula="of:=IF([Thomas.J52]-[Thomas.C52]&lt;0;[Thomas.J52]-[Thomas.C52]+60;[Thomas.J52]-[Thomas.C52])-IF([Thomas.K52]-[Thomas.D52]&lt;0;1;0)" table:style-name="ce2">
            <text:p>0</text:p>
          </table:table-cell>
          <table:table-cell office:value-type="float" office:value="0" table:formula="of:=IF([Thomas.K52]-[Thomas.D52]&lt;0;[Thomas.K52]-[Thomas.D52]+60;[Thomas.K52]-[Thomas.D52])" table:style-name="ce2">
            <text:p>0</text:p>
          </table:table-cell>
          <table:table-cell office:value-type="float" office:value="0" table:formula="of:=[Thomas.L52]-[Thomas.E52]" table:style-name="ce2">
            <text:p>0</text:p>
          </table:table-cell>
          <table:table-cell office:value-type="float" office:value="0" table:formula="of:=[Thomas.M52]-[Thomas.F52]" table:style-name="ce10">
            <text:p>0.00</text:p>
          </table:table-cell>
          <table:table-cell office:value-type="float" office:value="0" table:formula="of:=[Thomas.N52]-[Thomas.G52]" table:style-name="ce2">
            <text:p>0</text:p>
          </table:table-cell>
          <table:table-cell table:style-name="ce2"/>
          <table:table-cell office:value-type="float" office:value="0" table:formula="of:=[Thomas.P52]-[Thomas.I52]-IF([Thomas.Q52]-[Thomas.J52]&lt;0;1;0)" table:style-name="ce2">
            <text:p>0</text:p>
          </table:table-cell>
          <table:table-cell office:value-type="float" office:value="0" table:formula="of:=IF([Thomas.Q52]-[Thomas.J52]&lt;0;[Thomas.Q52]-[Thomas.J52]+60;[Thomas.Q52]-[Thomas.J52])-IF([Thomas.R52]-[Thomas.K52]&lt;0;1;0)" table:style-name="ce2">
            <text:p>0</text:p>
          </table:table-cell>
          <table:table-cell office:value-type="float" office:value="0" table:formula="of:=IF([Thomas.R52]-[Thomas.K52]&lt;0;[Thomas.R52]-[Thomas.K52]+60;[Thomas.R52]-[Thomas.K52])" table:style-name="ce2">
            <text:p>0</text:p>
          </table:table-cell>
          <table:table-cell office:value-type="float" office:value="0" table:formula="of:=[Thomas.S52]-[Thomas.L52]" table:style-name="ce2">
            <text:p>0</text:p>
          </table:table-cell>
          <table:table-cell office:value-type="float" office:value="0" table:formula="of:=[Thomas.T52]-[Thomas.M52]" table:style-name="ce10">
            <text:p>0.00</text:p>
          </table:table-cell>
          <table:table-cell office:value-type="float" office:value="0" table:formula="of:=[Thomas.U52]-[Thomas.N5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Iron Citron</text:p>
          </table:table-cell>
          <table:table-cell office:value-type="float" office:value="0" table:formula="of:=[Thomas.I53]-[Thomas.B53]-IF([Thomas.J53]-[Thomas.C53]&lt;0;1;0)" table:style-name="ce2">
            <text:p>0</text:p>
          </table:table-cell>
          <table:table-cell office:value-type="float" office:value="0" table:formula="of:=IF([Thomas.J53]-[Thomas.C53]&lt;0;[Thomas.J53]-[Thomas.C53]+60;[Thomas.J53]-[Thomas.C53])-IF([Thomas.K53]-[Thomas.D53]&lt;0;1;0)" table:style-name="ce2">
            <text:p>0</text:p>
          </table:table-cell>
          <table:table-cell office:value-type="float" office:value="0" table:formula="of:=IF([Thomas.K53]-[Thomas.D53]&lt;0;[Thomas.K53]-[Thomas.D53]+60;[Thomas.K53]-[Thomas.D53])" table:style-name="ce2">
            <text:p>0</text:p>
          </table:table-cell>
          <table:table-cell office:value-type="float" office:value="0" table:formula="of:=[Thomas.L53]-[Thomas.E53]" table:style-name="ce2">
            <text:p>0</text:p>
          </table:table-cell>
          <table:table-cell office:value-type="float" office:value="0" table:formula="of:=[Thomas.M53]-[Thomas.F53]" table:style-name="ce10">
            <text:p>0.00</text:p>
          </table:table-cell>
          <table:table-cell office:value-type="float" office:value="0" table:formula="of:=[Thomas.N53]-[Thomas.G53]" table:style-name="ce2">
            <text:p>0</text:p>
          </table:table-cell>
          <table:table-cell table:style-name="ce2"/>
          <table:table-cell office:value-type="float" office:value="0" table:formula="of:=[Thomas.P53]-[Thomas.I53]-IF([Thomas.Q53]-[Thomas.J53]&lt;0;1;0)" table:style-name="ce2">
            <text:p>0</text:p>
          </table:table-cell>
          <table:table-cell office:value-type="float" office:value="0" table:formula="of:=IF([Thomas.Q53]-[Thomas.J53]&lt;0;[Thomas.Q53]-[Thomas.J53]+60;[Thomas.Q53]-[Thomas.J53])-IF([Thomas.R53]-[Thomas.K53]&lt;0;1;0)" table:style-name="ce2">
            <text:p>0</text:p>
          </table:table-cell>
          <table:table-cell office:value-type="float" office:value="0" table:formula="of:=IF([Thomas.R53]-[Thomas.K53]&lt;0;[Thomas.R53]-[Thomas.K53]+60;[Thomas.R53]-[Thomas.K53])" table:style-name="ce2">
            <text:p>0</text:p>
          </table:table-cell>
          <table:table-cell office:value-type="float" office:value="0" table:formula="of:=[Thomas.S53]-[Thomas.L53]" table:style-name="ce2">
            <text:p>0</text:p>
          </table:table-cell>
          <table:table-cell office:value-type="float" office:value="0" table:formula="of:=[Thomas.T53]-[Thomas.M53]" table:style-name="ce10">
            <text:p>0.00</text:p>
          </table:table-cell>
          <table:table-cell office:value-type="float" office:value="0" table:formula="of:=[Thomas.U53]-[Thomas.N53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Rose</text:p>
          </table:table-cell>
          <table:table-cell office:value-type="float" office:value="0" table:formula="of:=[Thomas.I55]-[Thomas.B55]-IF([Thomas.J55]-[Thomas.C55]&lt;0;1;0)" table:style-name="ce2">
            <text:p>0</text:p>
          </table:table-cell>
          <table:table-cell office:value-type="float" office:value="4" table:formula="of:=IF([Thomas.J55]-[Thomas.C55]&lt;0;[Thomas.J55]-[Thomas.C55]+60;[Thomas.J55]-[Thomas.C55])-IF([Thomas.K55]-[Thomas.D55]&lt;0;1;0)" table:style-name="ce2">
            <text:p>4</text:p>
          </table:table-cell>
          <table:table-cell office:value-type="float" office:value="52" table:formula="of:=IF([Thomas.K55]-[Thomas.D55]&lt;0;[Thomas.K55]-[Thomas.D55]+60;[Thomas.K55]-[Thomas.D55])" table:style-name="ce2">
            <text:p>52</text:p>
          </table:table-cell>
          <table:table-cell office:value-type="float" office:value="18946" table:formula="of:=[Thomas.L55]-[Thomas.E55]" table:style-name="ce2">
            <text:p>18946</text:p>
          </table:table-cell>
          <table:table-cell office:value-type="float" office:value="142.53860083034837" table:formula="of:=[Thomas.M55]-[Thomas.F55]" table:style-name="ce10">
            <text:p>142.54</text:p>
          </table:table-cell>
          <table:table-cell office:value-type="float" office:value="7" table:formula="of:=[Thomas.N55]-[Thomas.G55]" table:style-name="ce2">
            <text:p>7</text:p>
          </table:table-cell>
          <table:table-cell table:style-name="ce2"/>
          <table:table-cell office:value-type="float" office:value="0" table:formula="of:=[Thomas.P55]-[Thomas.I55]-IF([Thomas.Q55]-[Thomas.J55]&lt;0;1;0)" table:style-name="ce2">
            <text:p>0</text:p>
          </table:table-cell>
          <table:table-cell office:value-type="float" office:value="0" table:formula="of:=IF([Thomas.Q55]-[Thomas.J55]&lt;0;[Thomas.Q55]-[Thomas.J55]+60;[Thomas.Q55]-[Thomas.J55])-IF([Thomas.R55]-[Thomas.K55]&lt;0;1;0)" table:style-name="ce2">
            <text:p>0</text:p>
          </table:table-cell>
          <table:table-cell office:value-type="float" office:value="0" table:formula="of:=IF([Thomas.R55]-[Thomas.K55]&lt;0;[Thomas.R55]-[Thomas.K55]+60;[Thomas.R55]-[Thomas.K55])" table:style-name="ce2">
            <text:p>0</text:p>
          </table:table-cell>
          <table:table-cell office:value-type="float" office:value="0" table:formula="of:=[Thomas.S55]-[Thomas.L55]" table:style-name="ce2">
            <text:p>0</text:p>
          </table:table-cell>
          <table:table-cell office:value-type="float" office:value="0" table:formula="of:=[Thomas.T55]-[Thomas.M55]" table:style-name="ce10">
            <text:p>0.00</text:p>
          </table:table-cell>
          <table:table-cell office:value-type="float" office:value="0" table:formula="of:=[Thomas.U55]-[Thomas.N5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ruid Rose</text:p>
          </table:table-cell>
          <table:table-cell office:value-type="float" office:value="0" table:formula="of:=[Thomas.I56]-[Thomas.B56]-IF([Thomas.J56]-[Thomas.C56]&lt;0;1;0)" table:style-name="ce2">
            <text:p>0</text:p>
          </table:table-cell>
          <table:table-cell office:value-type="float" office:value="32" table:formula="of:=IF([Thomas.J56]-[Thomas.C56]&lt;0;[Thomas.J56]-[Thomas.C56]+60;[Thomas.J56]-[Thomas.C56])-IF([Thomas.K56]-[Thomas.D56]&lt;0;1;0)" table:style-name="ce2">
            <text:p>32</text:p>
          </table:table-cell>
          <table:table-cell office:value-type="float" office:value="31" table:formula="of:=IF([Thomas.K56]-[Thomas.D56]&lt;0;[Thomas.K56]-[Thomas.D56]+60;[Thomas.K56]-[Thomas.D56])" table:style-name="ce2">
            <text:p>31</text:p>
          </table:table-cell>
          <table:table-cell office:value-type="float" office:value="9622" table:formula="of:=[Thomas.L56]-[Thomas.E56]" table:style-name="ce2">
            <text:p>9622</text:p>
          </table:table-cell>
          <table:table-cell office:value-type="float" office:value="18.070944201002987" table:formula="of:=[Thomas.M56]-[Thomas.F56]" table:style-name="ce10">
            <text:p>18.07</text:p>
          </table:table-cell>
          <table:table-cell office:value-type="float" office:value="3" table:formula="of:=[Thomas.N56]-[Thomas.G56]" table:style-name="ce2">
            <text:p>3</text:p>
          </table:table-cell>
          <table:table-cell table:style-name="ce2"/>
          <table:table-cell office:value-type="float" office:value="0" table:formula="of:=[Thomas.P56]-[Thomas.I56]-IF([Thomas.Q56]-[Thomas.J56]&lt;0;1;0)" table:style-name="ce2">
            <text:p>0</text:p>
          </table:table-cell>
          <table:table-cell office:value-type="float" office:value="2" table:formula="of:=IF([Thomas.Q56]-[Thomas.J56]&lt;0;[Thomas.Q56]-[Thomas.J56]+60;[Thomas.Q56]-[Thomas.J56])-IF([Thomas.R56]-[Thomas.K56]&lt;0;1;0)" table:style-name="ce2">
            <text:p>2</text:p>
          </table:table-cell>
          <table:table-cell office:value-type="float" office:value="39" table:formula="of:=IF([Thomas.R56]-[Thomas.K56]&lt;0;[Thomas.R56]-[Thomas.K56]+60;[Thomas.R56]-[Thomas.K56])" table:style-name="ce2">
            <text:p>39</text:p>
          </table:table-cell>
          <table:table-cell office:value-type="float" office:value="61" table:formula="of:=[Thomas.S56]-[Thomas.L56]" table:style-name="ce2">
            <text:p>61</text:p>
          </table:table-cell>
          <table:table-cell office:value-type="float" office:value="-10.180686642212379" table:formula="of:=[Thomas.T56]-[Thomas.M56]" table:style-name="ce10">
            <text:p>-10.18</text:p>
          </table:table-cell>
          <table:table-cell office:value-type="float" office:value="0" table:formula="of:=[Thomas.U56]-[Thomas.N5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ire Rose</text:p>
          </table:table-cell>
          <table:table-cell office:value-type="float" office:value="0" table:formula="of:=[Thomas.I57]-[Thomas.B57]-IF([Thomas.J57]-[Thomas.C57]&lt;0;1;0)" table:style-name="ce2">
            <text:p>0</text:p>
          </table:table-cell>
          <table:table-cell office:value-type="float" office:value="6" table:formula="of:=IF([Thomas.J57]-[Thomas.C57]&lt;0;[Thomas.J57]-[Thomas.C57]+60;[Thomas.J57]-[Thomas.C57])-IF([Thomas.K57]-[Thomas.D57]&lt;0;1;0)" table:style-name="ce2">
            <text:p>6</text:p>
          </table:table-cell>
          <table:table-cell office:value-type="float" office:value="53" table:formula="of:=IF([Thomas.K57]-[Thomas.D57]&lt;0;[Thomas.K57]-[Thomas.D57]+60;[Thomas.K57]-[Thomas.D57])" table:style-name="ce2">
            <text:p>53</text:p>
          </table:table-cell>
          <table:table-cell office:value-type="float" office:value="137" table:formula="of:=[Thomas.L57]-[Thomas.E57]" table:style-name="ce2">
            <text:p>137</text:p>
          </table:table-cell>
          <table:table-cell office:value-type="float" office:value="-72.247230927338023" table:formula="of:=[Thomas.M57]-[Thomas.F57]" table:style-name="ce10">
            <text:p>-72.25</text:p>
          </table:table-cell>
          <table:table-cell office:value-type="float" office:value="0" table:formula="of:=[Thomas.N57]-[Thomas.G57]" table:style-name="ce2">
            <text:p>0</text:p>
          </table:table-cell>
          <table:table-cell table:style-name="ce2"/>
          <table:table-cell office:value-type="float" office:value="0" table:formula="of:=[Thomas.P57]-[Thomas.I57]-IF([Thomas.Q57]-[Thomas.J57]&lt;0;1;0)" table:style-name="ce2">
            <text:p>0</text:p>
          </table:table-cell>
          <table:table-cell office:value-type="float" office:value="0" table:formula="of:=IF([Thomas.Q57]-[Thomas.J57]&lt;0;[Thomas.Q57]-[Thomas.J57]+60;[Thomas.Q57]-[Thomas.J57])-IF([Thomas.R57]-[Thomas.K57]&lt;0;1;0)" table:style-name="ce2">
            <text:p>0</text:p>
          </table:table-cell>
          <table:table-cell office:value-type="float" office:value="0" table:formula="of:=IF([Thomas.R57]-[Thomas.K57]&lt;0;[Thomas.R57]-[Thomas.K57]+60;[Thomas.R57]-[Thomas.K57])" table:style-name="ce2">
            <text:p>0</text:p>
          </table:table-cell>
          <table:table-cell office:value-type="float" office:value="0" table:formula="of:=[Thomas.S57]-[Thomas.L57]" table:style-name="ce2">
            <text:p>0</text:p>
          </table:table-cell>
          <table:table-cell office:value-type="float" office:value="0" table:formula="of:=[Thomas.T57]-[Thomas.M57]" table:style-name="ce10">
            <text:p>0.00</text:p>
          </table:table-cell>
          <table:table-cell office:value-type="float" office:value="0" table:formula="of:=[Thomas.U57]-[Thomas.N5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rost Rose</text:p>
          </table:table-cell>
          <table:table-cell office:value-type="float" office:value="0" table:formula="of:=[Thomas.I58]-[Thomas.B58]-IF([Thomas.J58]-[Thomas.C58]&lt;0;1;0)" table:style-name="ce2">
            <text:p>0</text:p>
          </table:table-cell>
          <table:table-cell office:value-type="float" office:value="40" table:formula="of:=IF([Thomas.J58]-[Thomas.C58]&lt;0;[Thomas.J58]-[Thomas.C58]+60;[Thomas.J58]-[Thomas.C58])-IF([Thomas.K58]-[Thomas.D58]&lt;0;1;0)" table:style-name="ce2">
            <text:p>40</text:p>
          </table:table-cell>
          <table:table-cell office:value-type="float" office:value="41" table:formula="of:=IF([Thomas.K58]-[Thomas.D58]&lt;0;[Thomas.K58]-[Thomas.D58]+60;[Thomas.K58]-[Thomas.D58])" table:style-name="ce2">
            <text:p>41</text:p>
          </table:table-cell>
          <table:table-cell office:value-type="float" office:value="11692" table:formula="of:=[Thomas.L58]-[Thomas.E58]" table:style-name="ce2">
            <text:p>11692</text:p>
          </table:table-cell>
          <table:table-cell office:value-type="float" office:value="287.39041376485051" table:formula="of:=[Thomas.M58]-[Thomas.F58]" table:style-name="ce10">
            <text:p>287.39</text:p>
          </table:table-cell>
          <table:table-cell office:value-type="float" office:value="6" table:formula="of:=[Thomas.N58]-[Thomas.G58]" table:style-name="ce2">
            <text:p>6</text:p>
          </table:table-cell>
          <table:table-cell table:style-name="ce2"/>
          <table:table-cell office:value-type="float" office:value="0" table:formula="of:=[Thomas.P58]-[Thomas.I58]-IF([Thomas.Q58]-[Thomas.J58]&lt;0;1;0)" table:style-name="ce2">
            <text:p>0</text:p>
          </table:table-cell>
          <table:table-cell office:value-type="float" office:value="20" table:formula="of:=IF([Thomas.Q58]-[Thomas.J58]&lt;0;[Thomas.Q58]-[Thomas.J58]+60;[Thomas.Q58]-[Thomas.J58])-IF([Thomas.R58]-[Thomas.K58]&lt;0;1;0)" table:style-name="ce2">
            <text:p>20</text:p>
          </table:table-cell>
          <table:table-cell office:value-type="float" office:value="8" table:formula="of:=IF([Thomas.R58]-[Thomas.K58]&lt;0;[Thomas.R58]-[Thomas.K58]+60;[Thomas.R58]-[Thomas.K58])" table:style-name="ce2">
            <text:p>8</text:p>
          </table:table-cell>
          <table:table-cell office:value-type="float" office:value="5680" table:formula="of:=[Thomas.S58]-[Thomas.L58]" table:style-name="ce2">
            <text:p>5680</text:p>
          </table:table-cell>
          <table:table-cell office:value-type="float" office:value="-1.7450314683309216" table:formula="of:=[Thomas.T58]-[Thomas.M58]" table:style-name="ce10">
            <text:p>-1.75</text:p>
          </table:table-cell>
          <table:table-cell office:value-type="float" office:value="1" table:formula="of:=[Thomas.U58]-[Thomas.N58]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ty Rose</text:p>
          </table:table-cell>
          <table:table-cell office:value-type="float" office:value="0" table:formula="of:=[Thomas.I59]-[Thomas.B59]-IF([Thomas.J59]-[Thomas.C59]&lt;0;1;0)" table:style-name="ce2">
            <text:p>0</text:p>
          </table:table-cell>
          <table:table-cell office:value-type="float" office:value="0" table:formula="of:=IF([Thomas.J59]-[Thomas.C59]&lt;0;[Thomas.J59]-[Thomas.C59]+60;[Thomas.J59]-[Thomas.C59])-IF([Thomas.K59]-[Thomas.D59]&lt;0;1;0)" table:style-name="ce2">
            <text:p>0</text:p>
          </table:table-cell>
          <table:table-cell office:value-type="float" office:value="0" table:formula="of:=IF([Thomas.K59]-[Thomas.D59]&lt;0;[Thomas.K59]-[Thomas.D59]+60;[Thomas.K59]-[Thomas.D59])" table:style-name="ce2">
            <text:p>0</text:p>
          </table:table-cell>
          <table:table-cell office:value-type="float" office:value="0" table:formula="of:=[Thomas.L59]-[Thomas.E59]" table:style-name="ce2">
            <text:p>0</text:p>
          </table:table-cell>
          <table:table-cell office:value-type="float" office:value="0" table:formula="of:=[Thomas.M59]-[Thomas.F59]" table:style-name="ce10">
            <text:p>0.00</text:p>
          </table:table-cell>
          <table:table-cell office:value-type="float" office:value="0" table:formula="of:=[Thomas.N59]-[Thomas.G59]" table:style-name="ce2">
            <text:p>0</text:p>
          </table:table-cell>
          <table:table-cell table:style-name="ce2"/>
          <table:table-cell office:value-type="float" office:value="0" table:formula="of:=[Thomas.P59]-[Thomas.I59]-IF([Thomas.Q59]-[Thomas.J59]&lt;0;1;0)" table:style-name="ce2">
            <text:p>0</text:p>
          </table:table-cell>
          <table:table-cell office:value-type="float" office:value="0" table:formula="of:=IF([Thomas.Q59]-[Thomas.J59]&lt;0;[Thomas.Q59]-[Thomas.J59]+60;[Thomas.Q59]-[Thomas.J59])-IF([Thomas.R59]-[Thomas.K59]&lt;0;1;0)" table:style-name="ce2">
            <text:p>0</text:p>
          </table:table-cell>
          <table:table-cell office:value-type="float" office:value="0" table:formula="of:=IF([Thomas.R59]-[Thomas.K59]&lt;0;[Thomas.R59]-[Thomas.K59]+60;[Thomas.R59]-[Thomas.K59])" table:style-name="ce2">
            <text:p>0</text:p>
          </table:table-cell>
          <table:table-cell office:value-type="float" office:value="0" table:formula="of:=[Thomas.S59]-[Thomas.L59]" table:style-name="ce2">
            <text:p>0</text:p>
          </table:table-cell>
          <table:table-cell office:value-type="float" office:value="0" table:formula="of:=[Thomas.T59]-[Thomas.M59]" table:style-name="ce10">
            <text:p>0.00</text:p>
          </table:table-cell>
          <table:table-cell office:value-type="float" office:value="0" table:formula="of:=[Thomas.U59]-[Thomas.N5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Nec'Rose</text:p>
          </table:table-cell>
          <table:table-cell office:value-type="float" office:value="0" table:formula="of:=[Thomas.I60]-[Thomas.B60]-IF([Thomas.J60]-[Thomas.C60]&lt;0;1;0)" table:style-name="ce2">
            <text:p>0</text:p>
          </table:table-cell>
          <table:table-cell office:value-type="float" office:value="2" table:formula="of:=IF([Thomas.J60]-[Thomas.C60]&lt;0;[Thomas.J60]-[Thomas.C60]+60;[Thomas.J60]-[Thomas.C60])-IF([Thomas.K60]-[Thomas.D60]&lt;0;1;0)" table:style-name="ce2">
            <text:p>2</text:p>
          </table:table-cell>
          <table:table-cell office:value-type="float" office:value="38" table:formula="of:=IF([Thomas.K60]-[Thomas.D60]&lt;0;[Thomas.K60]-[Thomas.D60]+60;[Thomas.K60]-[Thomas.D60])" table:style-name="ce2">
            <text:p>38</text:p>
          </table:table-cell>
          <table:table-cell office:value-type="float" office:value="560" table:formula="of:=[Thomas.L60]-[Thomas.E60]" table:style-name="ce2">
            <text:p>560</text:p>
          </table:table-cell>
          <table:table-cell office:value-type="float" office:value="10.33540372670808" table:formula="of:=[Thomas.M60]-[Thomas.F60]" table:style-name="ce10">
            <text:p>10.34</text:p>
          </table:table-cell>
          <table:table-cell office:value-type="float" office:value="1" table:formula="of:=[Thomas.N60]-[Thomas.G60]" table:style-name="ce2">
            <text:p>1</text:p>
          </table:table-cell>
          <table:table-cell table:style-name="ce2"/>
          <table:table-cell office:value-type="float" office:value="0" table:formula="of:=[Thomas.P60]-[Thomas.I60]-IF([Thomas.Q60]-[Thomas.J60]&lt;0;1;0)" table:style-name="ce2">
            <text:p>0</text:p>
          </table:table-cell>
          <table:table-cell office:value-type="float" office:value="4" table:formula="of:=IF([Thomas.Q60]-[Thomas.J60]&lt;0;[Thomas.Q60]-[Thomas.J60]+60;[Thomas.Q60]-[Thomas.J60])-IF([Thomas.R60]-[Thomas.K60]&lt;0;1;0)" table:style-name="ce2">
            <text:p>4</text:p>
          </table:table-cell>
          <table:table-cell office:value-type="float" office:value="41" table:formula="of:=IF([Thomas.R60]-[Thomas.K60]&lt;0;[Thomas.R60]-[Thomas.K60]+60;[Thomas.R60]-[Thomas.K60])" table:style-name="ce2">
            <text:p>41</text:p>
          </table:table-cell>
          <table:table-cell office:value-type="float" office:value="20557" table:formula="of:=[Thomas.S60]-[Thomas.L60]" table:style-name="ce2">
            <text:p>20557</text:p>
          </table:table-cell>
          <table:table-cell office:value-type="float" office:value="955.35369774919604" table:formula="of:=[Thomas.T60]-[Thomas.M60]" table:style-name="ce10">
            <text:p>955.35</text:p>
          </table:table-cell>
          <table:table-cell office:value-type="float" office:value="6" table:formula="of:=[Thomas.U60]-[Thomas.N60]" table:style-name="ce2">
            <text:p>6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Kernel Corn</text:p>
          </table:table-cell>
          <table:table-cell office:value-type="float" office:value="0" table:formula="of:=[Thomas.I62]-[Thomas.B62]-IF([Thomas.J62]-[Thomas.C62]&lt;0;1;0)" table:style-name="ce2">
            <text:p>0</text:p>
          </table:table-cell>
          <table:table-cell office:value-type="float" office:value="24" table:formula="of:=IF([Thomas.J62]-[Thomas.C62]&lt;0;[Thomas.J62]-[Thomas.C62]+60;[Thomas.J62]-[Thomas.C62])-IF([Thomas.K62]-[Thomas.D62]&lt;0;1;0)" table:style-name="ce2">
            <text:p>24</text:p>
          </table:table-cell>
          <table:table-cell office:value-type="float" office:value="16" table:formula="of:=IF([Thomas.K62]-[Thomas.D62]&lt;0;[Thomas.K62]-[Thomas.D62]+60;[Thomas.K62]-[Thomas.D62])" table:style-name="ce2">
            <text:p>16</text:p>
          </table:table-cell>
          <table:table-cell office:value-type="float" office:value="4367" table:formula="of:=[Thomas.L62]-[Thomas.E62]" table:style-name="ce2">
            <text:p>4367</text:p>
          </table:table-cell>
          <table:table-cell office:value-type="float" office:value="7.7382423694547953" table:formula="of:=[Thomas.M62]-[Thomas.F62]" table:style-name="ce10">
            <text:p>7.74</text:p>
          </table:table-cell>
          <table:table-cell office:value-type="float" office:value="2" table:formula="of:=[Thomas.N62]-[Thomas.G62]" table:style-name="ce2">
            <text:p>2</text:p>
          </table:table-cell>
          <table:table-cell table:style-name="ce2"/>
          <table:table-cell office:value-type="float" office:value="0" table:formula="of:=[Thomas.P62]-[Thomas.I62]-IF([Thomas.Q62]-[Thomas.J62]&lt;0;1;0)" table:style-name="ce2">
            <text:p>0</text:p>
          </table:table-cell>
          <table:table-cell office:value-type="float" office:value="1" table:formula="of:=IF([Thomas.Q62]-[Thomas.J62]&lt;0;[Thomas.Q62]-[Thomas.J62]+60;[Thomas.Q62]-[Thomas.J62])-IF([Thomas.R62]-[Thomas.K62]&lt;0;1;0)" table:style-name="ce2">
            <text:p>1</text:p>
          </table:table-cell>
          <table:table-cell office:value-type="float" office:value="25" table:formula="of:=IF([Thomas.R62]-[Thomas.K62]&lt;0;[Thomas.R62]-[Thomas.K62]+60;[Thomas.R62]-[Thomas.K62])" table:style-name="ce2">
            <text:p>25</text:p>
          </table:table-cell>
          <table:table-cell office:value-type="float" office:value="0" table:formula="of:=[Thomas.S62]-[Thomas.L62]" table:style-name="ce2">
            <text:p>0</text:p>
          </table:table-cell>
          <table:table-cell office:value-type="float" office:value="-1.0359362836489652" table:formula="of:=[Thomas.T62]-[Thomas.M62]" table:style-name="ce10">
            <text:p>-1.04</text:p>
          </table:table-cell>
          <table:table-cell office:value-type="float" office:value="0" table:formula="of:=[Thomas.U62]-[Thomas.N6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BQ Corn</text:p>
          </table:table-cell>
          <table:table-cell office:value-type="float" office:value="0" table:formula="of:=[Thomas.I63]-[Thomas.B63]-IF([Thomas.J63]-[Thomas.C63]&lt;0;1;0)" table:style-name="ce2">
            <text:p>0</text:p>
          </table:table-cell>
          <table:table-cell office:value-type="float" office:value="0" table:formula="of:=IF([Thomas.J63]-[Thomas.C63]&lt;0;[Thomas.J63]-[Thomas.C63]+60;[Thomas.J63]-[Thomas.C63])-IF([Thomas.K63]-[Thomas.D63]&lt;0;1;0)" table:style-name="ce2">
            <text:p>0</text:p>
          </table:table-cell>
          <table:table-cell office:value-type="float" office:value="0" table:formula="of:=IF([Thomas.K63]-[Thomas.D63]&lt;0;[Thomas.K63]-[Thomas.D63]+60;[Thomas.K63]-[Thomas.D63])" table:style-name="ce2">
            <text:p>0</text:p>
          </table:table-cell>
          <table:table-cell office:value-type="float" office:value="0" table:formula="of:=[Thomas.L63]-[Thomas.E63]" table:style-name="ce2">
            <text:p>0</text:p>
          </table:table-cell>
          <table:table-cell office:value-type="float" office:value="0" table:formula="of:=[Thomas.M63]-[Thomas.F63]" table:style-name="ce10">
            <text:p>0.00</text:p>
          </table:table-cell>
          <table:table-cell office:value-type="float" office:value="0" table:formula="of:=[Thomas.N63]-[Thomas.G63]" table:style-name="ce2">
            <text:p>0</text:p>
          </table:table-cell>
          <table:table-cell table:style-name="ce2"/>
          <table:table-cell office:value-type="float" office:value="0" table:formula="of:=[Thomas.P63]-[Thomas.I63]-IF([Thomas.Q63]-[Thomas.J63]&lt;0;1;0)" table:style-name="ce2">
            <text:p>0</text:p>
          </table:table-cell>
          <table:table-cell office:value-type="float" office:value="0" table:formula="of:=IF([Thomas.Q63]-[Thomas.J63]&lt;0;[Thomas.Q63]-[Thomas.J63]+60;[Thomas.Q63]-[Thomas.J63])-IF([Thomas.R63]-[Thomas.K63]&lt;0;1;0)" table:style-name="ce2">
            <text:p>0</text:p>
          </table:table-cell>
          <table:table-cell office:value-type="float" office:value="0" table:formula="of:=IF([Thomas.R63]-[Thomas.K63]&lt;0;[Thomas.R63]-[Thomas.K63]+60;[Thomas.R63]-[Thomas.K63])" table:style-name="ce2">
            <text:p>0</text:p>
          </table:table-cell>
          <table:table-cell office:value-type="float" office:value="0" table:formula="of:=[Thomas.S63]-[Thomas.L63]" table:style-name="ce2">
            <text:p>0</text:p>
          </table:table-cell>
          <table:table-cell office:value-type="float" office:value="0" table:formula="of:=[Thomas.T63]-[Thomas.M63]" table:style-name="ce10">
            <text:p>0.00</text:p>
          </table:table-cell>
          <table:table-cell office:value-type="float" office:value="0" table:formula="of:=[Thomas.U63]-[Thomas.N63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ob Cob</text:p>
          </table:table-cell>
          <table:table-cell office:value-type="float" office:value="0" table:formula="of:=[Thomas.I64]-[Thomas.B64]-IF([Thomas.J64]-[Thomas.C64]&lt;0;1;0)" table:style-name="ce2">
            <text:p>0</text:p>
          </table:table-cell>
          <table:table-cell office:value-type="float" office:value="47" table:formula="of:=IF([Thomas.J64]-[Thomas.C64]&lt;0;[Thomas.J64]-[Thomas.C64]+60;[Thomas.J64]-[Thomas.C64])-IF([Thomas.K64]-[Thomas.D64]&lt;0;1;0)" table:style-name="ce2">
            <text:p>47</text:p>
          </table:table-cell>
          <table:table-cell office:value-type="float" office:value="21" table:formula="of:=IF([Thomas.K64]-[Thomas.D64]&lt;0;[Thomas.K64]-[Thomas.D64]+60;[Thomas.K64]-[Thomas.D64])" table:style-name="ce2">
            <text:p>21</text:p>
          </table:table-cell>
          <table:table-cell office:value-type="float" office:value="22320" table:formula="of:=[Thomas.L64]-[Thomas.E64]" table:style-name="ce2">
            <text:p>22320</text:p>
          </table:table-cell>
          <table:table-cell office:value-type="float" office:value="471.3833157338965" table:formula="of:=[Thomas.M64]-[Thomas.F64]" table:style-name="ce10">
            <text:p>471.38</text:p>
          </table:table-cell>
          <table:table-cell office:value-type="float" office:value="9" table:formula="of:=[Thomas.N64]-[Thomas.G64]" table:style-name="ce2">
            <text:p>9</text:p>
          </table:table-cell>
          <table:table-cell table:style-name="ce2"/>
          <table:table-cell office:value-type="float" office:value="0" table:formula="of:=[Thomas.P64]-[Thomas.I64]-IF([Thomas.Q64]-[Thomas.J64]&lt;0;1;0)" table:style-name="ce2">
            <text:p>0</text:p>
          </table:table-cell>
          <table:table-cell office:value-type="float" office:value="21" table:formula="of:=IF([Thomas.Q64]-[Thomas.J64]&lt;0;[Thomas.Q64]-[Thomas.J64]+60;[Thomas.Q64]-[Thomas.J64])-IF([Thomas.R64]-[Thomas.K64]&lt;0;1;0)" table:style-name="ce2">
            <text:p>21</text:p>
          </table:table-cell>
          <table:table-cell office:value-type="float" office:value="14" table:formula="of:=IF([Thomas.R64]-[Thomas.K64]&lt;0;[Thomas.R64]-[Thomas.K64]+60;[Thomas.R64]-[Thomas.K64])" table:style-name="ce2">
            <text:p>14</text:p>
          </table:table-cell>
          <table:table-cell office:value-type="float" office:value="1008" table:formula="of:=[Thomas.S64]-[Thomas.L64]" table:style-name="ce2">
            <text:p>1008</text:p>
          </table:table-cell>
          <table:table-cell office:value-type="float" office:value="-131.24236798177009" table:formula="of:=[Thomas.T64]-[Thomas.M64]" table:style-name="ce10">
            <text:p>-131.24</text:p>
          </table:table-cell>
          <table:table-cell office:value-type="float" office:value="2" table:formula="of:=[Thomas.U64]-[Thomas.N64]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ops Corn</text:p>
          </table:table-cell>
          <table:table-cell office:value-type="float" office:value="0" table:formula="of:=[Thomas.I65]-[Thomas.B65]-IF([Thomas.J65]-[Thomas.C65]&lt;0;1;0)" table:style-name="ce2">
            <text:p>0</text:p>
          </table:table-cell>
          <table:table-cell office:value-type="float" office:value="48" table:formula="of:=IF([Thomas.J65]-[Thomas.C65]&lt;0;[Thomas.J65]-[Thomas.C65]+60;[Thomas.J65]-[Thomas.C65])-IF([Thomas.K65]-[Thomas.D65]&lt;0;1;0)" table:style-name="ce2">
            <text:p>48</text:p>
          </table:table-cell>
          <table:table-cell office:value-type="float" office:value="55" table:formula="of:=IF([Thomas.K65]-[Thomas.D65]&lt;0;[Thomas.K65]-[Thomas.D65]+60;[Thomas.K65]-[Thomas.D65])" table:style-name="ce2">
            <text:p>55</text:p>
          </table:table-cell>
          <table:table-cell office:value-type="float" office:value="11130" table:formula="of:=[Thomas.L65]-[Thomas.E65]" table:style-name="ce2">
            <text:p>11130</text:p>
          </table:table-cell>
          <table:table-cell office:value-type="float" office:value="77.537477256938701" table:formula="of:=[Thomas.M65]-[Thomas.F65]" table:style-name="ce10">
            <text:p>77.54</text:p>
          </table:table-cell>
          <table:table-cell office:value-type="float" office:value="4" table:formula="of:=[Thomas.N65]-[Thomas.G65]" table:style-name="ce2">
            <text:p>4</text:p>
          </table:table-cell>
          <table:table-cell table:style-name="ce2"/>
          <table:table-cell office:value-type="float" office:value="0" table:formula="of:=[Thomas.P65]-[Thomas.I65]-IF([Thomas.Q65]-[Thomas.J65]&lt;0;1;0)" table:style-name="ce2">
            <text:p>0</text:p>
          </table:table-cell>
          <table:table-cell office:value-type="float" office:value="0" table:formula="of:=IF([Thomas.Q65]-[Thomas.J65]&lt;0;[Thomas.Q65]-[Thomas.J65]+60;[Thomas.Q65]-[Thomas.J65])-IF([Thomas.R65]-[Thomas.K65]&lt;0;1;0)" table:style-name="ce2">
            <text:p>0</text:p>
          </table:table-cell>
          <table:table-cell office:value-type="float" office:value="0" table:formula="of:=IF([Thomas.R65]-[Thomas.K65]&lt;0;[Thomas.R65]-[Thomas.K65]+60;[Thomas.R65]-[Thomas.K65])" table:style-name="ce2">
            <text:p>0</text:p>
          </table:table-cell>
          <table:table-cell office:value-type="float" office:value="0" table:formula="of:=[Thomas.S65]-[Thomas.L65]" table:style-name="ce2">
            <text:p>0</text:p>
          </table:table-cell>
          <table:table-cell office:value-type="float" office:value="0" table:formula="of:=[Thomas.T65]-[Thomas.M65]" table:style-name="ce10">
            <text:p>0.00</text:p>
          </table:table-cell>
          <table:table-cell office:value-type="float" office:value="0" table:formula="of:=[Thomas.U65]-[Thomas.N6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ty Corn</text:p>
          </table:table-cell>
          <table:table-cell office:value-type="float" office:value="0" table:formula="of:=[Thomas.I66]-[Thomas.B66]-IF([Thomas.J66]-[Thomas.C66]&lt;0;1;0)" table:style-name="ce2">
            <text:p>0</text:p>
          </table:table-cell>
          <table:table-cell office:value-type="float" office:value="0" table:formula="of:=IF([Thomas.J66]-[Thomas.C66]&lt;0;[Thomas.J66]-[Thomas.C66]+60;[Thomas.J66]-[Thomas.C66])-IF([Thomas.K66]-[Thomas.D66]&lt;0;1;0)" table:style-name="ce2">
            <text:p>0</text:p>
          </table:table-cell>
          <table:table-cell office:value-type="float" office:value="0" table:formula="of:=IF([Thomas.K66]-[Thomas.D66]&lt;0;[Thomas.K66]-[Thomas.D66]+60;[Thomas.K66]-[Thomas.D66])" table:style-name="ce2">
            <text:p>0</text:p>
          </table:table-cell>
          <table:table-cell office:value-type="float" office:value="0" table:formula="of:=[Thomas.L66]-[Thomas.E66]" table:style-name="ce2">
            <text:p>0</text:p>
          </table:table-cell>
          <table:table-cell office:value-type="float" office:value="0" table:formula="of:=[Thomas.M66]-[Thomas.F66]" table:style-name="ce10">
            <text:p>0.00</text:p>
          </table:table-cell>
          <table:table-cell office:value-type="float" office:value="0" table:formula="of:=[Thomas.N66]-[Thomas.G66]" table:style-name="ce2">
            <text:p>0</text:p>
          </table:table-cell>
          <table:table-cell table:style-name="ce2"/>
          <table:table-cell office:value-type="float" office:value="0" table:formula="of:=[Thomas.P66]-[Thomas.I66]-IF([Thomas.Q66]-[Thomas.J66]&lt;0;1;0)" table:style-name="ce2">
            <text:p>0</text:p>
          </table:table-cell>
          <table:table-cell office:value-type="float" office:value="0" table:formula="of:=IF([Thomas.Q66]-[Thomas.J66]&lt;0;[Thomas.Q66]-[Thomas.J66]+60;[Thomas.Q66]-[Thomas.J66])-IF([Thomas.R66]-[Thomas.K66]&lt;0;1;0)" table:style-name="ce2">
            <text:p>0</text:p>
          </table:table-cell>
          <table:table-cell office:value-type="float" office:value="0" table:formula="of:=IF([Thomas.R66]-[Thomas.K66]&lt;0;[Thomas.R66]-[Thomas.K66]+60;[Thomas.R66]-[Thomas.K66])" table:style-name="ce2">
            <text:p>0</text:p>
          </table:table-cell>
          <table:table-cell office:value-type="float" office:value="0" table:formula="of:=[Thomas.S66]-[Thomas.L66]" table:style-name="ce2">
            <text:p>0</text:p>
          </table:table-cell>
          <table:table-cell office:value-type="float" office:value="0" table:formula="of:=[Thomas.T66]-[Thomas.M66]" table:style-name="ce10">
            <text:p>0.00</text:p>
          </table:table-cell>
          <table:table-cell office:value-type="float" office:value="0" table:formula="of:=[Thomas.U66]-[Thomas.N6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mmando Corn</text:p>
          </table:table-cell>
          <table:table-cell office:value-type="float" office:value="0" table:formula="of:=[Thomas.I67]-[Thomas.B67]-IF([Thomas.J67]-[Thomas.C67]&lt;0;1;0)" table:style-name="ce2">
            <text:p>0</text:p>
          </table:table-cell>
          <table:table-cell office:value-type="float" office:value="0" table:formula="of:=IF([Thomas.J67]-[Thomas.C67]&lt;0;[Thomas.J67]-[Thomas.C67]+60;[Thomas.J67]-[Thomas.C67])-IF([Thomas.K67]-[Thomas.D67]&lt;0;1;0)" table:style-name="ce2">
            <text:p>0</text:p>
          </table:table-cell>
          <table:table-cell office:value-type="float" office:value="0" table:formula="of:=IF([Thomas.K67]-[Thomas.D67]&lt;0;[Thomas.K67]-[Thomas.D67]+60;[Thomas.K67]-[Thomas.D67])" table:style-name="ce2">
            <text:p>0</text:p>
          </table:table-cell>
          <table:table-cell office:value-type="float" office:value="0" table:formula="of:=[Thomas.L67]-[Thomas.E67]" table:style-name="ce2">
            <text:p>0</text:p>
          </table:table-cell>
          <table:table-cell office:value-type="float" office:value="0" table:formula="of:=[Thomas.M67]-[Thomas.F67]" table:style-name="ce10">
            <text:p>0.00</text:p>
          </table:table-cell>
          <table:table-cell office:value-type="float" office:value="0" table:formula="of:=[Thomas.N67]-[Thomas.G67]" table:style-name="ce2">
            <text:p>0</text:p>
          </table:table-cell>
          <table:table-cell table:style-name="ce2"/>
          <table:table-cell office:value-type="float" office:value="0" table:formula="of:=[Thomas.P67]-[Thomas.I67]-IF([Thomas.Q67]-[Thomas.J67]&lt;0;1;0)" table:style-name="ce2">
            <text:p>0</text:p>
          </table:table-cell>
          <table:table-cell office:value-type="float" office:value="0" table:formula="of:=IF([Thomas.Q67]-[Thomas.J67]&lt;0;[Thomas.Q67]-[Thomas.J67]+60;[Thomas.Q67]-[Thomas.J67])-IF([Thomas.R67]-[Thomas.K67]&lt;0;1;0)" table:style-name="ce2">
            <text:p>0</text:p>
          </table:table-cell>
          <table:table-cell office:value-type="float" office:value="0" table:formula="of:=IF([Thomas.R67]-[Thomas.K67]&lt;0;[Thomas.R67]-[Thomas.K67]+60;[Thomas.R67]-[Thomas.K67])" table:style-name="ce2">
            <text:p>0</text:p>
          </table:table-cell>
          <table:table-cell office:value-type="float" office:value="0" table:formula="of:=[Thomas.S67]-[Thomas.L67]" table:style-name="ce2">
            <text:p>0</text:p>
          </table:table-cell>
          <table:table-cell office:value-type="float" office:value="0" table:formula="of:=[Thomas.T67]-[Thomas.M67]" table:style-name="ce10">
            <text:p>0.00</text:p>
          </table:table-cell>
          <table:table-cell office:value-type="float" office:value="0" table:formula="of:=[Thomas.U67]-[Thomas.N67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Torchwood</text:p>
          </table:table-cell>
          <table:table-cell office:value-type="float" office:value="0" table:formula="of:=[Thomas.I69]-[Thomas.B69]-IF([Thomas.J69]-[Thomas.C69]&lt;0;1;0)" table:style-name="ce2">
            <text:p>0</text:p>
          </table:table-cell>
          <table:table-cell office:value-type="float" office:value="25" table:formula="of:=IF([Thomas.J69]-[Thomas.C69]&lt;0;[Thomas.J69]-[Thomas.C69]+60;[Thomas.J69]-[Thomas.C69])-IF([Thomas.K69]-[Thomas.D69]&lt;0;1;0)" table:style-name="ce2">
            <text:p>25</text:p>
          </table:table-cell>
          <table:table-cell office:value-type="float" office:value="37" table:formula="of:=IF([Thomas.K69]-[Thomas.D69]&lt;0;[Thomas.K69]-[Thomas.D69]+60;[Thomas.K69]-[Thomas.D69])" table:style-name="ce2">
            <text:p>37</text:p>
          </table:table-cell>
          <table:table-cell office:value-type="float" office:value="4470" table:formula="of:=[Thomas.L69]-[Thomas.E69]" table:style-name="ce2">
            <text:p>4470</text:p>
          </table:table-cell>
          <table:table-cell office:value-type="float" office:value="-85.743242166966695" table:formula="of:=[Thomas.M69]-[Thomas.F69]" table:style-name="ce10">
            <text:p>-85.74</text:p>
          </table:table-cell>
          <table:table-cell office:value-type="float" office:value="1" table:formula="of:=[Thomas.N69]-[Thomas.G69]" table:style-name="ce2">
            <text:p>1</text:p>
          </table:table-cell>
          <table:table-cell table:style-name="ce2"/>
          <table:table-cell office:value-type="float" office:value="0" table:formula="of:=[Thomas.P69]-[Thomas.I69]-IF([Thomas.Q69]-[Thomas.J69]&lt;0;1;0)" table:style-name="ce2">
            <text:p>0</text:p>
          </table:table-cell>
          <table:table-cell office:value-type="float" office:value="0" table:formula="of:=IF([Thomas.Q69]-[Thomas.J69]&lt;0;[Thomas.Q69]-[Thomas.J69]+60;[Thomas.Q69]-[Thomas.J69])-IF([Thomas.R69]-[Thomas.K69]&lt;0;1;0)" table:style-name="ce2">
            <text:p>0</text:p>
          </table:table-cell>
          <table:table-cell office:value-type="float" office:value="0" table:formula="of:=IF([Thomas.R69]-[Thomas.K69]&lt;0;[Thomas.R69]-[Thomas.K69]+60;[Thomas.R69]-[Thomas.K69])" table:style-name="ce2">
            <text:p>0</text:p>
          </table:table-cell>
          <table:table-cell office:value-type="float" office:value="0" table:formula="of:=[Thomas.S69]-[Thomas.L69]" table:style-name="ce2">
            <text:p>0</text:p>
          </table:table-cell>
          <table:table-cell office:value-type="float" office:value="0" table:formula="of:=[Thomas.T69]-[Thomas.M69]" table:style-name="ce10">
            <text:p>0.00</text:p>
          </table:table-cell>
          <table:table-cell office:value-type="float" office:value="0" table:formula="of:=[Thomas.U69]-[Thomas.N69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Foot Soldier</text:p>
          </table:table-cell>
          <table:table-cell office:value-type="float" office:value="0" table:formula="of:=[Thomas.I71]-[Thomas.B71]-IF([Thomas.J71]-[Thomas.C71]&lt;0;1;0)" table:style-name="ce2">
            <text:p>0</text:p>
          </table:table-cell>
          <table:table-cell office:value-type="float" office:value="0" table:formula="of:=IF([Thomas.J71]-[Thomas.C71]&lt;0;[Thomas.J71]-[Thomas.C71]+60;[Thomas.J71]-[Thomas.C71])-IF([Thomas.K71]-[Thomas.D71]&lt;0;1;0)" table:style-name="ce2">
            <text:p>0</text:p>
          </table:table-cell>
          <table:table-cell office:value-type="float" office:value="0" table:formula="of:=IF([Thomas.K71]-[Thomas.D71]&lt;0;[Thomas.K71]-[Thomas.D71]+60;[Thomas.K71]-[Thomas.D71])" table:style-name="ce2">
            <text:p>0</text:p>
          </table:table-cell>
          <table:table-cell office:value-type="float" office:value="0" table:formula="of:=[Thomas.L71]-[Thomas.E71]" table:style-name="ce2">
            <text:p>0</text:p>
          </table:table-cell>
          <table:table-cell office:value-type="float" office:value="0" table:formula="of:=[Thomas.M71]-[Thomas.F71]" table:style-name="ce10">
            <text:p>0.00</text:p>
          </table:table-cell>
          <table:table-cell office:value-type="float" office:value="0" table:formula="of:=[Thomas.N71]-[Thomas.G71]" table:style-name="ce2">
            <text:p>0</text:p>
          </table:table-cell>
          <table:table-cell table:style-name="ce2"/>
          <table:table-cell office:value-type="float" office:value="0" table:formula="of:=[Thomas.P71]-[Thomas.I71]-IF([Thomas.Q71]-[Thomas.J71]&lt;0;1;0)" table:style-name="ce2">
            <text:p>0</text:p>
          </table:table-cell>
          <table:table-cell office:value-type="float" office:value="0" table:formula="of:=IF([Thomas.Q71]-[Thomas.J71]&lt;0;[Thomas.Q71]-[Thomas.J71]+60;[Thomas.Q71]-[Thomas.J71])-IF([Thomas.R71]-[Thomas.K71]&lt;0;1;0)" table:style-name="ce2">
            <text:p>0</text:p>
          </table:table-cell>
          <table:table-cell office:value-type="float" office:value="0" table:formula="of:=IF([Thomas.R71]-[Thomas.K71]&lt;0;[Thomas.R71]-[Thomas.K71]+60;[Thomas.R71]-[Thomas.K71])" table:style-name="ce2">
            <text:p>0</text:p>
          </table:table-cell>
          <table:table-cell office:value-type="float" office:value="0" table:formula="of:=[Thomas.S71]-[Thomas.L71]" table:style-name="ce2">
            <text:p>0</text:p>
          </table:table-cell>
          <table:table-cell office:value-type="float" office:value="0" table:formula="of:=[Thomas.T71]-[Thomas.M71]" table:style-name="ce10">
            <text:p>0.00</text:p>
          </table:table-cell>
          <table:table-cell office:value-type="float" office:value="0" table:formula="of:=[Thomas.U71]-[Thomas.N7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uper Commando</text:p>
          </table:table-cell>
          <table:table-cell office:value-type="float" office:value="0" table:formula="of:=[Thomas.I72]-[Thomas.B72]-IF([Thomas.J72]-[Thomas.C72]&lt;0;1;0)" table:style-name="ce2">
            <text:p>0</text:p>
          </table:table-cell>
          <table:table-cell office:value-type="float" office:value="0" table:formula="of:=IF([Thomas.J72]-[Thomas.C72]&lt;0;[Thomas.J72]-[Thomas.C72]+60;[Thomas.J72]-[Thomas.C72])-IF([Thomas.K72]-[Thomas.D72]&lt;0;1;0)" table:style-name="ce2">
            <text:p>0</text:p>
          </table:table-cell>
          <table:table-cell office:value-type="float" office:value="0" table:formula="of:=IF([Thomas.K72]-[Thomas.D72]&lt;0;[Thomas.K72]-[Thomas.D72]+60;[Thomas.K72]-[Thomas.D72])" table:style-name="ce2">
            <text:p>0</text:p>
          </table:table-cell>
          <table:table-cell office:value-type="float" office:value="0" table:formula="of:=[Thomas.L72]-[Thomas.E72]" table:style-name="ce2">
            <text:p>0</text:p>
          </table:table-cell>
          <table:table-cell office:value-type="float" office:value="0" table:formula="of:=[Thomas.M72]-[Thomas.F72]" table:style-name="ce10">
            <text:p>0.00</text:p>
          </table:table-cell>
          <table:table-cell office:value-type="float" office:value="0" table:formula="of:=[Thomas.N72]-[Thomas.G72]" table:style-name="ce2">
            <text:p>0</text:p>
          </table:table-cell>
          <table:table-cell table:style-name="ce2"/>
          <table:table-cell office:value-type="float" office:value="0" table:formula="of:=[Thomas.P72]-[Thomas.I72]-IF([Thomas.Q72]-[Thomas.J72]&lt;0;1;0)" table:style-name="ce2">
            <text:p>0</text:p>
          </table:table-cell>
          <table:table-cell office:value-type="float" office:value="0" table:formula="of:=IF([Thomas.Q72]-[Thomas.J72]&lt;0;[Thomas.Q72]-[Thomas.J72]+60;[Thomas.Q72]-[Thomas.J72])-IF([Thomas.R72]-[Thomas.K72]&lt;0;1;0)" table:style-name="ce2">
            <text:p>0</text:p>
          </table:table-cell>
          <table:table-cell office:value-type="float" office:value="0" table:formula="of:=IF([Thomas.R72]-[Thomas.K72]&lt;0;[Thomas.R72]-[Thomas.K72]+60;[Thomas.R72]-[Thomas.K72])" table:style-name="ce2">
            <text:p>0</text:p>
          </table:table-cell>
          <table:table-cell office:value-type="float" office:value="0" table:formula="of:=[Thomas.S72]-[Thomas.L72]" table:style-name="ce2">
            <text:p>0</text:p>
          </table:table-cell>
          <table:table-cell office:value-type="float" office:value="0" table:formula="of:=[Thomas.T72]-[Thomas.M72]" table:style-name="ce10">
            <text:p>0.00</text:p>
          </table:table-cell>
          <table:table-cell office:value-type="float" office:value="0" table:formula="of:=[Thomas.U72]-[Thomas.N7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rctic Trooper</text:p>
          </table:table-cell>
          <table:table-cell office:value-type="float" office:value="0" table:formula="of:=[Thomas.I73]-[Thomas.B73]-IF([Thomas.J73]-[Thomas.C73]&lt;0;1;0)" table:style-name="ce2">
            <text:p>0</text:p>
          </table:table-cell>
          <table:table-cell office:value-type="float" office:value="4" table:formula="of:=IF([Thomas.J73]-[Thomas.C73]&lt;0;[Thomas.J73]-[Thomas.C73]+60;[Thomas.J73]-[Thomas.C73])-IF([Thomas.K73]-[Thomas.D73]&lt;0;1;0)" table:style-name="ce2">
            <text:p>4</text:p>
          </table:table-cell>
          <table:table-cell office:value-type="float" office:value="29" table:formula="of:=IF([Thomas.K73]-[Thomas.D73]&lt;0;[Thomas.K73]-[Thomas.D73]+60;[Thomas.K73]-[Thomas.D73])" table:style-name="ce2">
            <text:p>29</text:p>
          </table:table-cell>
          <table:table-cell office:value-type="float" office:value="810" table:formula="of:=[Thomas.L73]-[Thomas.E73]" table:style-name="ce2">
            <text:p>810</text:p>
          </table:table-cell>
          <table:table-cell office:value-type="float" office:value="-5.0332604549471966" table:formula="of:=[Thomas.M73]-[Thomas.F73]" table:style-name="ce10">
            <text:p>-5.03</text:p>
          </table:table-cell>
          <table:table-cell office:value-type="float" office:value="0" table:formula="of:=[Thomas.N73]-[Thomas.G73]" table:style-name="ce2">
            <text:p>0</text:p>
          </table:table-cell>
          <table:table-cell table:style-name="ce2"/>
          <table:table-cell office:value-type="float" office:value="0" table:formula="of:=[Thomas.P73]-[Thomas.I73]-IF([Thomas.Q73]-[Thomas.J73]&lt;0;1;0)" table:style-name="ce2">
            <text:p>0</text:p>
          </table:table-cell>
          <table:table-cell office:value-type="float" office:value="46" table:formula="of:=IF([Thomas.Q73]-[Thomas.J73]&lt;0;[Thomas.Q73]-[Thomas.J73]+60;[Thomas.Q73]-[Thomas.J73])-IF([Thomas.R73]-[Thomas.K73]&lt;0;1;0)" table:style-name="ce2">
            <text:p>46</text:p>
          </table:table-cell>
          <table:table-cell office:value-type="float" office:value="27" table:formula="of:=IF([Thomas.R73]-[Thomas.K73]&lt;0;[Thomas.R73]-[Thomas.K73]+60;[Thomas.R73]-[Thomas.K73])" table:style-name="ce2">
            <text:p>27</text:p>
          </table:table-cell>
          <table:table-cell office:value-type="float" office:value="8286" table:formula="of:=[Thomas.S73]-[Thomas.L73]" table:style-name="ce2">
            <text:p>8286</text:p>
          </table:table-cell>
          <table:table-cell office:value-type="float" office:value="-5.8546603660068115" table:formula="of:=[Thomas.T73]-[Thomas.M73]" table:style-name="ce10">
            <text:p>-5.85</text:p>
          </table:table-cell>
          <table:table-cell office:value-type="float" office:value="4" table:formula="of:=[Thomas.U73]-[Thomas.N73]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ank Commander</text:p>
          </table:table-cell>
          <table:table-cell office:value-type="float" office:value="0" table:formula="of:=[Thomas.I74]-[Thomas.B74]-IF([Thomas.J74]-[Thomas.C74]&lt;0;1;0)" table:style-name="ce2">
            <text:p>0</text:p>
          </table:table-cell>
          <table:table-cell office:value-type="float" office:value="21" table:formula="of:=IF([Thomas.J74]-[Thomas.C74]&lt;0;[Thomas.J74]-[Thomas.C74]+60;[Thomas.J74]-[Thomas.C74])-IF([Thomas.K74]-[Thomas.D74]&lt;0;1;0)" table:style-name="ce2">
            <text:p>21</text:p>
          </table:table-cell>
          <table:table-cell office:value-type="float" office:value="43" table:formula="of:=IF([Thomas.K74]-[Thomas.D74]&lt;0;[Thomas.K74]-[Thomas.D74]+60;[Thomas.K74]-[Thomas.D74])" table:style-name="ce2">
            <text:p>43</text:p>
          </table:table-cell>
          <table:table-cell office:value-type="float" office:value="4116" table:formula="of:=[Thomas.L74]-[Thomas.E74]" table:style-name="ce2">
            <text:p>4116</text:p>
          </table:table-cell>
          <table:table-cell office:value-type="float" office:value="-50.810095919589088" table:formula="of:=[Thomas.M74]-[Thomas.F74]" table:style-name="ce10">
            <text:p>-50.81</text:p>
          </table:table-cell>
          <table:table-cell office:value-type="float" office:value="2" table:formula="of:=[Thomas.N74]-[Thomas.G74]" table:style-name="ce2">
            <text:p>2</text:p>
          </table:table-cell>
          <table:table-cell table:style-name="ce2"/>
          <table:table-cell office:value-type="float" office:value="0" table:formula="of:=[Thomas.P74]-[Thomas.I74]-IF([Thomas.Q74]-[Thomas.J74]&lt;0;1;0)" table:style-name="ce2">
            <text:p>0</text:p>
          </table:table-cell>
          <table:table-cell office:value-type="float" office:value="0" table:formula="of:=IF([Thomas.Q74]-[Thomas.J74]&lt;0;[Thomas.Q74]-[Thomas.J74]+60;[Thomas.Q74]-[Thomas.J74])-IF([Thomas.R74]-[Thomas.K74]&lt;0;1;0)" table:style-name="ce2">
            <text:p>0</text:p>
          </table:table-cell>
          <table:table-cell office:value-type="float" office:value="0" table:formula="of:=IF([Thomas.R74]-[Thomas.K74]&lt;0;[Thomas.R74]-[Thomas.K74]+60;[Thomas.R74]-[Thomas.K74])" table:style-name="ce2">
            <text:p>0</text:p>
          </table:table-cell>
          <table:table-cell office:value-type="float" office:value="0" table:formula="of:=[Thomas.S74]-[Thomas.L74]" table:style-name="ce2">
            <text:p>0</text:p>
          </table:table-cell>
          <table:table-cell office:value-type="float" office:value="0" table:formula="of:=[Thomas.T74]-[Thomas.M74]" table:style-name="ce10">
            <text:p>0.00</text:p>
          </table:table-cell>
          <table:table-cell office:value-type="float" office:value="0" table:formula="of:=[Thomas.U74]-[Thomas.N7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General Supremo</text:p>
          </table:table-cell>
          <table:table-cell office:value-type="float" office:value="0" table:formula="of:=[Thomas.I75]-[Thomas.B75]-IF([Thomas.J75]-[Thomas.C75]&lt;0;1;0)" table:style-name="ce2">
            <text:p>0</text:p>
          </table:table-cell>
          <table:table-cell office:value-type="float" office:value="27" table:formula="of:=IF([Thomas.J75]-[Thomas.C75]&lt;0;[Thomas.J75]-[Thomas.C75]+60;[Thomas.J75]-[Thomas.C75])-IF([Thomas.K75]-[Thomas.D75]&lt;0;1;0)" table:style-name="ce2">
            <text:p>27</text:p>
          </table:table-cell>
          <table:table-cell office:value-type="float" office:value="5" table:formula="of:=IF([Thomas.K75]-[Thomas.D75]&lt;0;[Thomas.K75]-[Thomas.D75]+60;[Thomas.K75]-[Thomas.D75])" table:style-name="ce2">
            <text:p>5</text:p>
          </table:table-cell>
          <table:table-cell office:value-type="float" office:value="8360" table:formula="of:=[Thomas.L75]-[Thomas.E75]" table:style-name="ce2">
            <text:p>8360</text:p>
          </table:table-cell>
          <table:table-cell office:value-type="float" office:value="69.536170181421767" table:formula="of:=[Thomas.M75]-[Thomas.F75]" table:style-name="ce10">
            <text:p>69.54</text:p>
          </table:table-cell>
          <table:table-cell office:value-type="float" office:value="4" table:formula="of:=[Thomas.N75]-[Thomas.G75]" table:style-name="ce2">
            <text:p>4</text:p>
          </table:table-cell>
          <table:table-cell table:style-name="ce2"/>
          <table:table-cell office:value-type="float" office:value="0" table:formula="of:=[Thomas.P75]-[Thomas.I75]-IF([Thomas.Q75]-[Thomas.J75]&lt;0;1;0)" table:style-name="ce2">
            <text:p>0</text:p>
          </table:table-cell>
          <table:table-cell office:value-type="float" office:value="0" table:formula="of:=IF([Thomas.Q75]-[Thomas.J75]&lt;0;[Thomas.Q75]-[Thomas.J75]+60;[Thomas.Q75]-[Thomas.J75])-IF([Thomas.R75]-[Thomas.K75]&lt;0;1;0)" table:style-name="ce2">
            <text:p>0</text:p>
          </table:table-cell>
          <table:table-cell office:value-type="float" office:value="44" table:formula="of:=IF([Thomas.R75]-[Thomas.K75]&lt;0;[Thomas.R75]-[Thomas.K75]+60;[Thomas.R75]-[Thomas.K75])" table:style-name="ce2">
            <text:p>44</text:p>
          </table:table-cell>
          <table:table-cell office:value-type="float" office:value="0" table:formula="of:=[Thomas.S75]-[Thomas.L75]" table:style-name="ce2">
            <text:p>0</text:p>
          </table:table-cell>
          <table:table-cell office:value-type="float" office:value="-4.0142902752575367" table:formula="of:=[Thomas.T75]-[Thomas.M75]" table:style-name="ce10">
            <text:p>-4.01</text:p>
          </table:table-cell>
          <table:table-cell office:value-type="float" office:value="0" table:formula="of:=[Thomas.U75]-[Thomas.N7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mo Ranger</text:p>
          </table:table-cell>
          <table:table-cell office:value-type="float" office:value="0" table:formula="of:=[Thomas.I76]-[Thomas.B76]-IF([Thomas.J76]-[Thomas.C76]&lt;0;1;0)" table:style-name="ce2">
            <text:p>0</text:p>
          </table:table-cell>
          <table:table-cell office:value-type="float" office:value="0" table:formula="of:=IF([Thomas.J76]-[Thomas.C76]&lt;0;[Thomas.J76]-[Thomas.C76]+60;[Thomas.J76]-[Thomas.C76])-IF([Thomas.K76]-[Thomas.D76]&lt;0;1;0)" table:style-name="ce2">
            <text:p>0</text:p>
          </table:table-cell>
          <table:table-cell office:value-type="float" office:value="0" table:formula="of:=IF([Thomas.K76]-[Thomas.D76]&lt;0;[Thomas.K76]-[Thomas.D76]+60;[Thomas.K76]-[Thomas.D76])" table:style-name="ce2">
            <text:p>0</text:p>
          </table:table-cell>
          <table:table-cell office:value-type="float" office:value="0" table:formula="of:=[Thomas.L76]-[Thomas.E76]" table:style-name="ce2">
            <text:p>0</text:p>
          </table:table-cell>
          <table:table-cell office:value-type="float" office:value="0" table:formula="of:=[Thomas.M76]-[Thomas.F76]" table:style-name="ce10">
            <text:p>0.00</text:p>
          </table:table-cell>
          <table:table-cell office:value-type="float" office:value="1" table:formula="of:=[Thomas.N76]-[Thomas.G76]" table:style-name="ce2">
            <text:p>1</text:p>
          </table:table-cell>
          <table:table-cell table:style-name="ce2"/>
          <table:table-cell office:value-type="float" office:value="0" table:formula="of:=[Thomas.P76]-[Thomas.I76]-IF([Thomas.Q76]-[Thomas.J76]&lt;0;1;0)" table:style-name="ce2">
            <text:p>0</text:p>
          </table:table-cell>
          <table:table-cell office:value-type="float" office:value="0" table:formula="of:=IF([Thomas.Q76]-[Thomas.J76]&lt;0;[Thomas.Q76]-[Thomas.J76]+60;[Thomas.Q76]-[Thomas.J76])-IF([Thomas.R76]-[Thomas.K76]&lt;0;1;0)" table:style-name="ce2">
            <text:p>0</text:p>
          </table:table-cell>
          <table:table-cell office:value-type="float" office:value="0" table:formula="of:=IF([Thomas.R76]-[Thomas.K76]&lt;0;[Thomas.R76]-[Thomas.K76]+60;[Thomas.R76]-[Thomas.K76])" table:style-name="ce2">
            <text:p>0</text:p>
          </table:table-cell>
          <table:table-cell office:value-type="float" office:value="0" table:formula="of:=[Thomas.S76]-[Thomas.L76]" table:style-name="ce2">
            <text:p>0</text:p>
          </table:table-cell>
          <table:table-cell office:value-type="float" office:value="0" table:formula="of:=[Thomas.T76]-[Thomas.M76]" table:style-name="ce10">
            <text:p>0.00</text:p>
          </table:table-cell>
          <table:table-cell office:value-type="float" office:value="0" table:formula="of:=[Thomas.U76]-[Thomas.N7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ky Tropper</text:p>
          </table:table-cell>
          <table:table-cell office:value-type="float" office:value="0" table:formula="of:=[Thomas.I77]-[Thomas.B77]-IF([Thomas.J77]-[Thomas.C77]&lt;0;1;0)" table:style-name="ce2">
            <text:p>0</text:p>
          </table:table-cell>
          <table:table-cell office:value-type="float" office:value="20" table:formula="of:=IF([Thomas.J77]-[Thomas.C77]&lt;0;[Thomas.J77]-[Thomas.C77]+60;[Thomas.J77]-[Thomas.C77])-IF([Thomas.K77]-[Thomas.D77]&lt;0;1;0)" table:style-name="ce2">
            <text:p>20</text:p>
          </table:table-cell>
          <table:table-cell office:value-type="float" office:value="31" table:formula="of:=IF([Thomas.K77]-[Thomas.D77]&lt;0;[Thomas.K77]-[Thomas.D77]+60;[Thomas.K77]-[Thomas.D77])" table:style-name="ce2">
            <text:p>31</text:p>
          </table:table-cell>
          <table:table-cell office:value-type="float" office:value="5440" table:formula="of:=[Thomas.L77]-[Thomas.E77]" table:style-name="ce2">
            <text:p>5440</text:p>
          </table:table-cell>
          <table:table-cell office:value-type="float" office:value="265.1502843216897" table:formula="of:=[Thomas.M77]-[Thomas.F77]" table:style-name="ce10">
            <text:p>265.15</text:p>
          </table:table-cell>
          <table:table-cell office:value-type="float" office:value="3" table:formula="of:=[Thomas.N77]-[Thomas.G77]" table:style-name="ce2">
            <text:p>3</text:p>
          </table:table-cell>
          <table:table-cell table:style-name="ce2"/>
          <table:table-cell office:value-type="float" office:value="0" table:formula="of:=[Thomas.P77]-[Thomas.I77]-IF([Thomas.Q77]-[Thomas.J77]&lt;0;1;0)" table:style-name="ce2">
            <text:p>0</text:p>
          </table:table-cell>
          <table:table-cell office:value-type="float" office:value="0" table:formula="of:=IF([Thomas.Q77]-[Thomas.J77]&lt;0;[Thomas.Q77]-[Thomas.J77]+60;[Thomas.Q77]-[Thomas.J77])-IF([Thomas.R77]-[Thomas.K77]&lt;0;1;0)" table:style-name="ce2">
            <text:p>0</text:p>
          </table:table-cell>
          <table:table-cell office:value-type="float" office:value="0" table:formula="of:=IF([Thomas.R77]-[Thomas.K77]&lt;0;[Thomas.R77]-[Thomas.K77]+60;[Thomas.R77]-[Thomas.K77])" table:style-name="ce2">
            <text:p>0</text:p>
          </table:table-cell>
          <table:table-cell office:value-type="float" office:value="0" table:formula="of:=[Thomas.S77]-[Thomas.L77]" table:style-name="ce2">
            <text:p>0</text:p>
          </table:table-cell>
          <table:table-cell office:value-type="float" office:value="0" table:formula="of:=[Thomas.T77]-[Thomas.M77]" table:style-name="ce10">
            <text:p>0.00</text:p>
          </table:table-cell>
          <table:table-cell office:value-type="float" office:value="0" table:formula="of:=[Thomas.U77]-[Thomas.N7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enturion</text:p>
          </table:table-cell>
          <table:table-cell office:value-type="float" office:value="0" table:formula="of:=[Thomas.I78]-[Thomas.B78]-IF([Thomas.J78]-[Thomas.C78]&lt;0;1;0)" table:style-name="ce2">
            <text:p>0</text:p>
          </table:table-cell>
          <table:table-cell office:value-type="float" office:value="38" table:formula="of:=IF([Thomas.J78]-[Thomas.C78]&lt;0;[Thomas.J78]-[Thomas.C78]+60;[Thomas.J78]-[Thomas.C78])-IF([Thomas.K78]-[Thomas.D78]&lt;0;1;0)" table:style-name="ce2">
            <text:p>38</text:p>
          </table:table-cell>
          <table:table-cell office:value-type="float" office:value="41" table:formula="of:=IF([Thomas.K78]-[Thomas.D78]&lt;0;[Thomas.K78]-[Thomas.D78]+60;[Thomas.K78]-[Thomas.D78])" table:style-name="ce2">
            <text:p>41</text:p>
          </table:table-cell>
          <table:table-cell office:value-type="float" office:value="11931" table:formula="of:=[Thomas.L78]-[Thomas.E78]" table:style-name="ce2">
            <text:p>11931</text:p>
          </table:table-cell>
          <table:table-cell office:value-type="float" office:value="49.662911764093366" table:formula="of:=[Thomas.M78]-[Thomas.F78]" table:style-name="ce10">
            <text:p>49.66</text:p>
          </table:table-cell>
          <table:table-cell office:value-type="float" office:value="5" table:formula="of:=[Thomas.N78]-[Thomas.G78]" table:style-name="ce2">
            <text:p>5</text:p>
          </table:table-cell>
          <table:table-cell table:style-name="ce2"/>
          <table:table-cell office:value-type="float" office:value="0" table:formula="of:=[Thomas.P78]-[Thomas.I78]-IF([Thomas.Q78]-[Thomas.J78]&lt;0;1;0)" table:style-name="ce2">
            <text:p>0</text:p>
          </table:table-cell>
          <table:table-cell office:value-type="float" office:value="8" table:formula="of:=IF([Thomas.Q78]-[Thomas.J78]&lt;0;[Thomas.Q78]-[Thomas.J78]+60;[Thomas.Q78]-[Thomas.J78])-IF([Thomas.R78]-[Thomas.K78]&lt;0;1;0)" table:style-name="ce2">
            <text:p>8</text:p>
          </table:table-cell>
          <table:table-cell office:value-type="float" office:value="18" table:formula="of:=IF([Thomas.R78]-[Thomas.K78]&lt;0;[Thomas.R78]-[Thomas.K78]+60;[Thomas.R78]-[Thomas.K78])" table:style-name="ce2">
            <text:p>18</text:p>
          </table:table-cell>
          <table:table-cell office:value-type="float" office:value="3030" table:formula="of:=[Thomas.S78]-[Thomas.L78]" table:style-name="ce2">
            <text:p>3030</text:p>
          </table:table-cell>
          <table:table-cell office:value-type="float" office:value="10.3815968473738" table:formula="of:=[Thomas.T78]-[Thomas.M78]" table:style-name="ce10">
            <text:p>10.38</text:p>
          </table:table-cell>
          <table:table-cell office:value-type="float" office:value="2" table:formula="of:=[Thomas.U78]-[Thomas.N78]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k Ranger</text:p>
          </table:table-cell>
          <table:table-cell office:value-type="float" office:value="1" table:formula="of:=[Thomas.I79]-[Thomas.B79]-IF([Thomas.J79]-[Thomas.C79]&lt;0;1;0)" table:style-name="ce2">
            <text:p>1</text:p>
          </table:table-cell>
          <table:table-cell office:value-type="float" office:value="33" table:formula="of:=IF([Thomas.J79]-[Thomas.C79]&lt;0;[Thomas.J79]-[Thomas.C79]+60;[Thomas.J79]-[Thomas.C79])-IF([Thomas.K79]-[Thomas.D79]&lt;0;1;0)" table:style-name="ce2">
            <text:p>33</text:p>
          </table:table-cell>
          <table:table-cell office:value-type="float" office:value="42" table:formula="of:=IF([Thomas.K79]-[Thomas.D79]&lt;0;[Thomas.K79]-[Thomas.D79]+60;[Thomas.K79]-[Thomas.D79])" table:style-name="ce2">
            <text:p>42</text:p>
          </table:table-cell>
          <table:table-cell office:value-type="float" office:value="23288" table:formula="of:=[Thomas.L79]-[Thomas.E79]" table:style-name="ce2">
            <text:p>23288</text:p>
          </table:table-cell>
          <table:table-cell office:value-type="float" office:value="233.97186872069659" table:formula="of:=[Thomas.M79]-[Thomas.F79]" table:style-name="ce10">
            <text:p>233.97</text:p>
          </table:table-cell>
          <table:table-cell office:value-type="float" office:value="10" table:formula="of:=[Thomas.N79]-[Thomas.G79]" table:style-name="ce2">
            <text:p>10</text:p>
          </table:table-cell>
          <table:table-cell table:style-name="ce2"/>
          <table:table-cell office:value-type="float" office:value="0" table:formula="of:=[Thomas.P79]-[Thomas.I79]-IF([Thomas.Q79]-[Thomas.J79]&lt;0;1;0)" table:style-name="ce2">
            <text:p>0</text:p>
          </table:table-cell>
          <table:table-cell office:value-type="float" office:value="0" table:formula="of:=IF([Thomas.Q79]-[Thomas.J79]&lt;0;[Thomas.Q79]-[Thomas.J79]+60;[Thomas.Q79]-[Thomas.J79])-IF([Thomas.R79]-[Thomas.K79]&lt;0;1;0)" table:style-name="ce2">
            <text:p>0</text:p>
          </table:table-cell>
          <table:table-cell office:value-type="float" office:value="0" table:formula="of:=IF([Thomas.R79]-[Thomas.K79]&lt;0;[Thomas.R79]-[Thomas.K79]+60;[Thomas.R79]-[Thomas.K79])" table:style-name="ce2">
            <text:p>0</text:p>
          </table:table-cell>
          <table:table-cell office:value-type="float" office:value="0" table:formula="of:=[Thomas.S79]-[Thomas.L79]" table:style-name="ce2">
            <text:p>0</text:p>
          </table:table-cell>
          <table:table-cell office:value-type="float" office:value="0" table:formula="of:=[Thomas.T79]-[Thomas.M79]" table:style-name="ce10">
            <text:p>0.00</text:p>
          </table:table-cell>
          <table:table-cell office:value-type="float" office:value="0" table:formula="of:=[Thomas.U79]-[Thomas.N7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cuba Soldier</text:p>
          </table:table-cell>
          <table:table-cell office:value-type="float" office:value="0" table:formula="of:=[Thomas.I80]-[Thomas.B80]-IF([Thomas.J80]-[Thomas.C80]&lt;0;1;0)" table:style-name="ce2">
            <text:p>0</text:p>
          </table:table-cell>
          <table:table-cell office:value-type="float" office:value="29" table:formula="of:=IF([Thomas.J80]-[Thomas.C80]&lt;0;[Thomas.J80]-[Thomas.C80]+60;[Thomas.J80]-[Thomas.C80])-IF([Thomas.K80]-[Thomas.D80]&lt;0;1;0)" table:style-name="ce2">
            <text:p>29</text:p>
          </table:table-cell>
          <table:table-cell office:value-type="float" office:value="44" table:formula="of:=IF([Thomas.K80]-[Thomas.D80]&lt;0;[Thomas.K80]-[Thomas.D80]+60;[Thomas.K80]-[Thomas.D80])" table:style-name="ce2">
            <text:p>44</text:p>
          </table:table-cell>
          <table:table-cell office:value-type="float" office:value="11170" table:formula="of:=[Thomas.L80]-[Thomas.E80]" table:style-name="ce2">
            <text:p>11170</text:p>
          </table:table-cell>
          <table:table-cell office:value-type="float" office:value="375.67264573991031" table:formula="of:=[Thomas.M80]-[Thomas.F80]" table:style-name="ce10">
            <text:p>375.67</text:p>
          </table:table-cell>
          <table:table-cell office:value-type="float" office:value="5" table:formula="of:=[Thomas.N80]-[Thomas.G80]" table:style-name="ce2">
            <text:p>5</text:p>
          </table:table-cell>
          <table:table-cell table:style-name="ce2"/>
          <table:table-cell office:value-type="float" office:value="0" table:formula="of:=[Thomas.P80]-[Thomas.I80]-IF([Thomas.Q80]-[Thomas.J80]&lt;0;1;0)" table:style-name="ce2">
            <text:p>0</text:p>
          </table:table-cell>
          <table:table-cell office:value-type="float" office:value="0" table:formula="of:=IF([Thomas.Q80]-[Thomas.J80]&lt;0;[Thomas.Q80]-[Thomas.J80]+60;[Thomas.Q80]-[Thomas.J80])-IF([Thomas.R80]-[Thomas.K80]&lt;0;1;0)" table:style-name="ce2">
            <text:p>0</text:p>
          </table:table-cell>
          <table:table-cell office:value-type="float" office:value="0" table:formula="of:=IF([Thomas.R80]-[Thomas.K80]&lt;0;[Thomas.R80]-[Thomas.K80]+60;[Thomas.R80]-[Thomas.K80])" table:style-name="ce2">
            <text:p>0</text:p>
          </table:table-cell>
          <table:table-cell office:value-type="float" office:value="0" table:formula="of:=[Thomas.S80]-[Thomas.L80]" table:style-name="ce2">
            <text:p>0</text:p>
          </table:table-cell>
          <table:table-cell office:value-type="float" office:value="0" table:formula="of:=[Thomas.T80]-[Thomas.M80]" table:style-name="ce10">
            <text:p>0.00</text:p>
          </table:table-cell>
          <table:table-cell office:value-type="float" office:value="0" table:formula="of:=[Thomas.U80]-[Thomas.N80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Engineer</text:p>
          </table:table-cell>
          <table:table-cell office:value-type="float" office:value="0" table:formula="of:=[Thomas.I82]-[Thomas.B82]-IF([Thomas.J82]-[Thomas.C82]&lt;0;1;0)" table:style-name="ce2">
            <text:p>0</text:p>
          </table:table-cell>
          <table:table-cell office:value-type="float" office:value="52" table:formula="of:=IF([Thomas.J82]-[Thomas.C82]&lt;0;[Thomas.J82]-[Thomas.C82]+60;[Thomas.J82]-[Thomas.C82])-IF([Thomas.K82]-[Thomas.D82]&lt;0;1;0)" table:style-name="ce2">
            <text:p>52</text:p>
          </table:table-cell>
          <table:table-cell office:value-type="float" office:value="14" table:formula="of:=IF([Thomas.K82]-[Thomas.D82]&lt;0;[Thomas.K82]-[Thomas.D82]+60;[Thomas.K82]-[Thomas.D82])" table:style-name="ce2">
            <text:p>14</text:p>
          </table:table-cell>
          <table:table-cell office:value-type="float" office:value="23281" table:formula="of:=[Thomas.L82]-[Thomas.E82]" table:style-name="ce2">
            <text:p>23281</text:p>
          </table:table-cell>
          <table:table-cell office:value-type="float" office:value="364.31602819076676" table:formula="of:=[Thomas.M82]-[Thomas.F82]" table:style-name="ce10">
            <text:p>364.32</text:p>
          </table:table-cell>
          <table:table-cell office:value-type="float" office:value="10" table:formula="of:=[Thomas.N82]-[Thomas.G82]" table:style-name="ce2">
            <text:p>10</text:p>
          </table:table-cell>
          <table:table-cell table:style-name="ce2"/>
          <table:table-cell office:value-type="float" office:value="0" table:formula="of:=[Thomas.P82]-[Thomas.I82]-IF([Thomas.Q82]-[Thomas.J82]&lt;0;1;0)" table:style-name="ce2">
            <text:p>0</text:p>
          </table:table-cell>
          <table:table-cell office:value-type="float" office:value="0" table:formula="of:=IF([Thomas.Q82]-[Thomas.J82]&lt;0;[Thomas.Q82]-[Thomas.J82]+60;[Thomas.Q82]-[Thomas.J82])-IF([Thomas.R82]-[Thomas.K82]&lt;0;1;0)" table:style-name="ce2">
            <text:p>0</text:p>
          </table:table-cell>
          <table:table-cell office:value-type="float" office:value="0" table:formula="of:=IF([Thomas.R82]-[Thomas.K82]&lt;0;[Thomas.R82]-[Thomas.K82]+60;[Thomas.R82]-[Thomas.K82])" table:style-name="ce2">
            <text:p>0</text:p>
          </table:table-cell>
          <table:table-cell office:value-type="float" office:value="0" table:formula="of:=[Thomas.S82]-[Thomas.L82]" table:style-name="ce2">
            <text:p>0</text:p>
          </table:table-cell>
          <table:table-cell office:value-type="float" office:value="0" table:formula="of:=[Thomas.T82]-[Thomas.M82]" table:style-name="ce10">
            <text:p>0.00</text:p>
          </table:table-cell>
          <table:table-cell office:value-type="float" office:value="0" table:formula="of:=[Thomas.U82]-[Thomas.N8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Welder</text:p>
          </table:table-cell>
          <table:table-cell office:value-type="float" office:value="0" table:formula="of:=[Thomas.I83]-[Thomas.B83]-IF([Thomas.J83]-[Thomas.C83]&lt;0;1;0)" table:style-name="ce2">
            <text:p>0</text:p>
          </table:table-cell>
          <table:table-cell office:value-type="float" office:value="0" table:formula="of:=IF([Thomas.J83]-[Thomas.C83]&lt;0;[Thomas.J83]-[Thomas.C83]+60;[Thomas.J83]-[Thomas.C83])-IF([Thomas.K83]-[Thomas.D83]&lt;0;1;0)" table:style-name="ce2">
            <text:p>0</text:p>
          </table:table-cell>
          <table:table-cell office:value-type="float" office:value="16" table:formula="of:=IF([Thomas.K83]-[Thomas.D83]&lt;0;[Thomas.K83]-[Thomas.D83]+60;[Thomas.K83]-[Thomas.D83])" table:style-name="ce2">
            <text:p>16</text:p>
          </table:table-cell>
          <table:table-cell office:value-type="float" office:value="0" table:formula="of:=[Thomas.L83]-[Thomas.E83]" table:style-name="ce2">
            <text:p>0</text:p>
          </table:table-cell>
          <table:table-cell office:value-type="float" office:value="-0.15211577955562916" table:formula="of:=[Thomas.M83]-[Thomas.F83]" table:style-name="ce10">
            <text:p>-0.15</text:p>
          </table:table-cell>
          <table:table-cell office:value-type="float" office:value="0" table:formula="of:=[Thomas.N83]-[Thomas.G83]" table:style-name="ce2">
            <text:p>0</text:p>
          </table:table-cell>
          <table:table-cell table:style-name="ce2"/>
          <table:table-cell office:value-type="float" office:value="0" table:formula="of:=[Thomas.P83]-[Thomas.I83]-IF([Thomas.Q83]-[Thomas.J83]&lt;0;1;0)" table:style-name="ce2">
            <text:p>0</text:p>
          </table:table-cell>
          <table:table-cell office:value-type="float" office:value="20" table:formula="of:=IF([Thomas.Q83]-[Thomas.J83]&lt;0;[Thomas.Q83]-[Thomas.J83]+60;[Thomas.Q83]-[Thomas.J83])-IF([Thomas.R83]-[Thomas.K83]&lt;0;1;0)" table:style-name="ce2">
            <text:p>20</text:p>
          </table:table-cell>
          <table:table-cell office:value-type="float" office:value="5" table:formula="of:=IF([Thomas.R83]-[Thomas.K83]&lt;0;[Thomas.R83]-[Thomas.K83]+60;[Thomas.R83]-[Thomas.K83])" table:style-name="ce2">
            <text:p>5</text:p>
          </table:table-cell>
          <table:table-cell office:value-type="float" office:value="3878" table:formula="of:=[Thomas.S83]-[Thomas.L83]" table:style-name="ce2">
            <text:p>3878</text:p>
          </table:table-cell>
          <table:table-cell office:value-type="float" office:value="-1.5883137314742726" table:formula="of:=[Thomas.T83]-[Thomas.M83]" table:style-name="ce10">
            <text:p>-1.59</text:p>
          </table:table-cell>
          <table:table-cell office:value-type="float" office:value="2" table:formula="of:=[Thomas.U83]-[Thomas.N83]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Electrician</text:p>
          </table:table-cell>
          <table:table-cell office:value-type="float" office:value="0" table:formula="of:=[Thomas.I84]-[Thomas.B84]-IF([Thomas.J84]-[Thomas.C84]&lt;0;1;0)" table:style-name="ce2">
            <text:p>0</text:p>
          </table:table-cell>
          <table:table-cell office:value-type="float" office:value="0" table:formula="of:=IF([Thomas.J84]-[Thomas.C84]&lt;0;[Thomas.J84]-[Thomas.C84]+60;[Thomas.J84]-[Thomas.C84])-IF([Thomas.K84]-[Thomas.D84]&lt;0;1;0)" table:style-name="ce2">
            <text:p>0</text:p>
          </table:table-cell>
          <table:table-cell office:value-type="float" office:value="0" table:formula="of:=IF([Thomas.K84]-[Thomas.D84]&lt;0;[Thomas.K84]-[Thomas.D84]+60;[Thomas.K84]-[Thomas.D84])" table:style-name="ce2">
            <text:p>0</text:p>
          </table:table-cell>
          <table:table-cell office:value-type="float" office:value="0" table:formula="of:=[Thomas.L84]-[Thomas.E84]" table:style-name="ce2">
            <text:p>0</text:p>
          </table:table-cell>
          <table:table-cell office:value-type="float" office:value="0" table:formula="of:=[Thomas.M84]-[Thomas.F84]" table:style-name="ce10">
            <text:p>0.00</text:p>
          </table:table-cell>
          <table:table-cell office:value-type="float" office:value="0" table:formula="of:=[Thomas.N84]-[Thomas.G84]" table:style-name="ce2">
            <text:p>0</text:p>
          </table:table-cell>
          <table:table-cell table:style-name="ce2"/>
          <table:table-cell office:value-type="float" office:value="0" table:formula="of:=[Thomas.P84]-[Thomas.I84]-IF([Thomas.Q84]-[Thomas.J84]&lt;0;1;0)" table:style-name="ce2">
            <text:p>0</text:p>
          </table:table-cell>
          <table:table-cell office:value-type="float" office:value="0" table:formula="of:=IF([Thomas.Q84]-[Thomas.J84]&lt;0;[Thomas.Q84]-[Thomas.J84]+60;[Thomas.Q84]-[Thomas.J84])-IF([Thomas.R84]-[Thomas.K84]&lt;0;1;0)" table:style-name="ce2">
            <text:p>0</text:p>
          </table:table-cell>
          <table:table-cell office:value-type="float" office:value="0" table:formula="of:=IF([Thomas.R84]-[Thomas.K84]&lt;0;[Thomas.R84]-[Thomas.K84]+60;[Thomas.R84]-[Thomas.K84])" table:style-name="ce2">
            <text:p>0</text:p>
          </table:table-cell>
          <table:table-cell office:value-type="float" office:value="0" table:formula="of:=[Thomas.S84]-[Thomas.L84]" table:style-name="ce2">
            <text:p>0</text:p>
          </table:table-cell>
          <table:table-cell office:value-type="float" office:value="0" table:formula="of:=[Thomas.T84]-[Thomas.M84]" table:style-name="ce10">
            <text:p>0.00</text:p>
          </table:table-cell>
          <table:table-cell office:value-type="float" office:value="0" table:formula="of:=[Thomas.U84]-[Thomas.N8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echanic</text:p>
          </table:table-cell>
          <table:table-cell office:value-type="float" office:value="0" table:formula="of:=[Thomas.I85]-[Thomas.B85]-IF([Thomas.J85]-[Thomas.C85]&lt;0;1;0)" table:style-name="ce2">
            <text:p>0</text:p>
          </table:table-cell>
          <table:table-cell office:value-type="float" office:value="55" table:formula="of:=IF([Thomas.J85]-[Thomas.C85]&lt;0;[Thomas.J85]-[Thomas.C85]+60;[Thomas.J85]-[Thomas.C85])-IF([Thomas.K85]-[Thomas.D85]&lt;0;1;0)" table:style-name="ce2">
            <text:p>55</text:p>
          </table:table-cell>
          <table:table-cell office:value-type="float" office:value="23" table:formula="of:=IF([Thomas.K85]-[Thomas.D85]&lt;0;[Thomas.K85]-[Thomas.D85]+60;[Thomas.K85]-[Thomas.D85])" table:style-name="ce2">
            <text:p>23</text:p>
          </table:table-cell>
          <table:table-cell office:value-type="float" office:value="23288" table:formula="of:=[Thomas.L85]-[Thomas.E85]" table:style-name="ce2">
            <text:p>23288</text:p>
          </table:table-cell>
          <table:table-cell office:value-type="float" office:value="420.48751128498344" table:formula="of:=[Thomas.M85]-[Thomas.F85]" table:style-name="ce10">
            <text:p>420.49</text:p>
          </table:table-cell>
          <table:table-cell office:value-type="float" office:value="11" table:formula="of:=[Thomas.N85]-[Thomas.G85]" table:style-name="ce2">
            <text:p>11</text:p>
          </table:table-cell>
          <table:table-cell table:style-name="ce2"/>
          <table:table-cell office:value-type="float" office:value="0" table:formula="of:=[Thomas.P85]-[Thomas.I85]-IF([Thomas.Q85]-[Thomas.J85]&lt;0;1;0)" table:style-name="ce2">
            <text:p>0</text:p>
          </table:table-cell>
          <table:table-cell office:value-type="float" office:value="0" table:formula="of:=IF([Thomas.Q85]-[Thomas.J85]&lt;0;[Thomas.Q85]-[Thomas.J85]+60;[Thomas.Q85]-[Thomas.J85])-IF([Thomas.R85]-[Thomas.K85]&lt;0;1;0)" table:style-name="ce2">
            <text:p>0</text:p>
          </table:table-cell>
          <table:table-cell office:value-type="float" office:value="0" table:formula="of:=IF([Thomas.R85]-[Thomas.K85]&lt;0;[Thomas.R85]-[Thomas.K85]+60;[Thomas.R85]-[Thomas.K85])" table:style-name="ce2">
            <text:p>0</text:p>
          </table:table-cell>
          <table:table-cell office:value-type="float" office:value="0" table:formula="of:=[Thomas.S85]-[Thomas.L85]" table:style-name="ce2">
            <text:p>0</text:p>
          </table:table-cell>
          <table:table-cell office:value-type="float" office:value="0" table:formula="of:=[Thomas.T85]-[Thomas.M85]" table:style-name="ce10">
            <text:p>0.00</text:p>
          </table:table-cell>
          <table:table-cell office:value-type="float" office:value="0" table:formula="of:=[Thomas.U85]-[Thomas.N8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inter</text:p>
          </table:table-cell>
          <table:table-cell office:value-type="float" office:value="0" table:formula="of:=[Thomas.I86]-[Thomas.B86]-IF([Thomas.J86]-[Thomas.C86]&lt;0;1;0)" table:style-name="ce2">
            <text:p>0</text:p>
          </table:table-cell>
          <table:table-cell office:value-type="float" office:value="0" table:formula="of:=IF([Thomas.J86]-[Thomas.C86]&lt;0;[Thomas.J86]-[Thomas.C86]+60;[Thomas.J86]-[Thomas.C86])-IF([Thomas.K86]-[Thomas.D86]&lt;0;1;0)" table:style-name="ce2">
            <text:p>0</text:p>
          </table:table-cell>
          <table:table-cell office:value-type="float" office:value="0" table:formula="of:=IF([Thomas.K86]-[Thomas.D86]&lt;0;[Thomas.K86]-[Thomas.D86]+60;[Thomas.K86]-[Thomas.D86])" table:style-name="ce2">
            <text:p>0</text:p>
          </table:table-cell>
          <table:table-cell office:value-type="float" office:value="0" table:formula="of:=[Thomas.L86]-[Thomas.E86]" table:style-name="ce2">
            <text:p>0</text:p>
          </table:table-cell>
          <table:table-cell office:value-type="float" office:value="0" table:formula="of:=[Thomas.M86]-[Thomas.F86]" table:style-name="ce10">
            <text:p>0.00</text:p>
          </table:table-cell>
          <table:table-cell office:value-type="float" office:value="1" table:formula="of:=[Thomas.N86]-[Thomas.G86]" table:style-name="ce2">
            <text:p>1</text:p>
          </table:table-cell>
          <table:table-cell table:style-name="ce2"/>
          <table:table-cell office:value-type="float" office:value="0" table:formula="of:=[Thomas.P86]-[Thomas.I86]-IF([Thomas.Q86]-[Thomas.J86]&lt;0;1;0)" table:style-name="ce2">
            <text:p>0</text:p>
          </table:table-cell>
          <table:table-cell office:value-type="float" office:value="29" table:formula="of:=IF([Thomas.Q86]-[Thomas.J86]&lt;0;[Thomas.Q86]-[Thomas.J86]+60;[Thomas.Q86]-[Thomas.J86])-IF([Thomas.R86]-[Thomas.K86]&lt;0;1;0)" table:style-name="ce2">
            <text:p>29</text:p>
          </table:table-cell>
          <table:table-cell office:value-type="float" office:value="58" table:formula="of:=IF([Thomas.R86]-[Thomas.K86]&lt;0;[Thomas.R86]-[Thomas.K86]+60;[Thomas.R86]-[Thomas.K86])" table:style-name="ce2">
            <text:p>58</text:p>
          </table:table-cell>
          <table:table-cell office:value-type="float" office:value="14580" table:formula="of:=[Thomas.S86]-[Thomas.L86]" table:style-name="ce2">
            <text:p>14580</text:p>
          </table:table-cell>
          <table:table-cell office:value-type="float" office:value="486.54060066740828" table:formula="of:=[Thomas.T86]-[Thomas.M86]" table:style-name="ce10">
            <text:p>486.54</text:p>
          </table:table-cell>
          <table:table-cell office:value-type="float" office:value="6" table:formula="of:=[Thomas.U86]-[Thomas.N86]" table:style-name="ce2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lumber</text:p>
          </table:table-cell>
          <table:table-cell office:value-type="float" office:value="0" table:formula="of:=[Thomas.I87]-[Thomas.B87]-IF([Thomas.J87]-[Thomas.C87]&lt;0;1;0)" table:style-name="ce2">
            <text:p>0</text:p>
          </table:table-cell>
          <table:table-cell office:value-type="float" office:value="0" table:formula="of:=IF([Thomas.J87]-[Thomas.C87]&lt;0;[Thomas.J87]-[Thomas.C87]+60;[Thomas.J87]-[Thomas.C87])-IF([Thomas.K87]-[Thomas.D87]&lt;0;1;0)" table:style-name="ce2">
            <text:p>0</text:p>
          </table:table-cell>
          <table:table-cell office:value-type="float" office:value="0" table:formula="of:=IF([Thomas.K87]-[Thomas.D87]&lt;0;[Thomas.K87]-[Thomas.D87]+60;[Thomas.K87]-[Thomas.D87])" table:style-name="ce2">
            <text:p>0</text:p>
          </table:table-cell>
          <table:table-cell office:value-type="float" office:value="-3000" table:formula="of:=[Thomas.L87]-[Thomas.E87]" table:style-name="ce2">
            <text:p>-3000</text:p>
          </table:table-cell>
          <table:table-cell office:value-type="float" office:value="-53.475935828877027" table:formula="of:=[Thomas.M87]-[Thomas.F87]" table:style-name="ce10">
            <text:p>-53.48</text:p>
          </table:table-cell>
          <table:table-cell office:value-type="float" office:value="0" table:formula="of:=[Thomas.N87]-[Thomas.G87]" table:style-name="ce2">
            <text:p>0</text:p>
          </table:table-cell>
          <table:table-cell table:style-name="ce2"/>
          <table:table-cell office:value-type="float" office:value="0" table:formula="of:=[Thomas.P87]-[Thomas.I87]-IF([Thomas.Q87]-[Thomas.J87]&lt;0;1;0)" table:style-name="ce2">
            <text:p>0</text:p>
          </table:table-cell>
          <table:table-cell office:value-type="float" office:value="0" table:formula="of:=IF([Thomas.Q87]-[Thomas.J87]&lt;0;[Thomas.Q87]-[Thomas.J87]+60;[Thomas.Q87]-[Thomas.J87])-IF([Thomas.R87]-[Thomas.K87]&lt;0;1;0)" table:style-name="ce2">
            <text:p>0</text:p>
          </table:table-cell>
          <table:table-cell office:value-type="float" office:value="0" table:formula="of:=IF([Thomas.R87]-[Thomas.K87]&lt;0;[Thomas.R87]-[Thomas.K87]+60;[Thomas.R87]-[Thomas.K87])" table:style-name="ce2">
            <text:p>0</text:p>
          </table:table-cell>
          <table:table-cell office:value-type="float" office:value="0" table:formula="of:=[Thomas.S87]-[Thomas.L87]" table:style-name="ce2">
            <text:p>0</text:p>
          </table:table-cell>
          <table:table-cell office:value-type="float" office:value="0" table:formula="of:=[Thomas.T87]-[Thomas.M87]" table:style-name="ce10">
            <text:p>0.00</text:p>
          </table:table-cell>
          <table:table-cell office:value-type="float" office:value="0" table:formula="of:=[Thomas.U87]-[Thomas.N8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andscaper</text:p>
          </table:table-cell>
          <table:table-cell office:value-type="float" office:value="0" table:formula="of:=[Thomas.I88]-[Thomas.B88]-IF([Thomas.J88]-[Thomas.C88]&lt;0;1;0)" table:style-name="ce2">
            <text:p>0</text:p>
          </table:table-cell>
          <table:table-cell office:value-type="float" office:value="41" table:formula="of:=IF([Thomas.J88]-[Thomas.C88]&lt;0;[Thomas.J88]-[Thomas.C88]+60;[Thomas.J88]-[Thomas.C88])-IF([Thomas.K88]-[Thomas.D88]&lt;0;1;0)" table:style-name="ce2">
            <text:p>41</text:p>
          </table:table-cell>
          <table:table-cell office:value-type="float" office:value="13" table:formula="of:=IF([Thomas.K88]-[Thomas.D88]&lt;0;[Thomas.K88]-[Thomas.D88]+60;[Thomas.K88]-[Thomas.D88])" table:style-name="ce2">
            <text:p>13</text:p>
          </table:table-cell>
          <table:table-cell office:value-type="float" office:value="21688" table:formula="of:=[Thomas.L88]-[Thomas.E88]" table:style-name="ce2">
            <text:p>21688</text:p>
          </table:table-cell>
          <table:table-cell office:value-type="float" office:value="14.457530763510704" table:formula="of:=[Thomas.M88]-[Thomas.F88]" table:style-name="ce10">
            <text:p>14.46</text:p>
          </table:table-cell>
          <table:table-cell office:value-type="float" office:value="9" table:formula="of:=[Thomas.N88]-[Thomas.G88]" table:style-name="ce2">
            <text:p>9</text:p>
          </table:table-cell>
          <table:table-cell table:style-name="ce2"/>
          <table:table-cell office:value-type="float" office:value="0" table:formula="of:=[Thomas.P88]-[Thomas.I88]-IF([Thomas.Q88]-[Thomas.J88]&lt;0;1;0)" table:style-name="ce2">
            <text:p>0</text:p>
          </table:table-cell>
          <table:table-cell office:value-type="float" office:value="0" table:formula="of:=IF([Thomas.Q88]-[Thomas.J88]&lt;0;[Thomas.Q88]-[Thomas.J88]+60;[Thomas.Q88]-[Thomas.J88])-IF([Thomas.R88]-[Thomas.K88]&lt;0;1;0)" table:style-name="ce2">
            <text:p>0</text:p>
          </table:table-cell>
          <table:table-cell office:value-type="float" office:value="0" table:formula="of:=IF([Thomas.R88]-[Thomas.K88]&lt;0;[Thomas.R88]-[Thomas.K88]+60;[Thomas.R88]-[Thomas.K88])" table:style-name="ce2">
            <text:p>0</text:p>
          </table:table-cell>
          <table:table-cell office:value-type="float" office:value="0" table:formula="of:=[Thomas.S88]-[Thomas.L88]" table:style-name="ce2">
            <text:p>0</text:p>
          </table:table-cell>
          <table:table-cell office:value-type="float" office:value="0" table:formula="of:=[Thomas.T88]-[Thomas.M88]" table:style-name="ce10">
            <text:p>0.00</text:p>
          </table:table-cell>
          <table:table-cell office:value-type="float" office:value="0" table:formula="of:=[Thomas.U88]-[Thomas.N8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anitation</text:p>
          </table:table-cell>
          <table:table-cell office:value-type="float" office:value="1" table:formula="of:=[Thomas.I89]-[Thomas.B89]-IF([Thomas.J89]-[Thomas.C89]&lt;0;1;0)" table:style-name="ce2">
            <text:p>1</text:p>
          </table:table-cell>
          <table:table-cell office:value-type="float" office:value="5" table:formula="of:=IF([Thomas.J89]-[Thomas.C89]&lt;0;[Thomas.J89]-[Thomas.C89]+60;[Thomas.J89]-[Thomas.C89])-IF([Thomas.K89]-[Thomas.D89]&lt;0;1;0)" table:style-name="ce2">
            <text:p>5</text:p>
          </table:table-cell>
          <table:table-cell office:value-type="float" office:value="41" table:formula="of:=IF([Thomas.K89]-[Thomas.D89]&lt;0;[Thomas.K89]-[Thomas.D89]+60;[Thomas.K89]-[Thomas.D89])" table:style-name="ce2">
            <text:p>41</text:p>
          </table:table-cell>
          <table:table-cell office:value-type="float" office:value="23288" table:formula="of:=[Thomas.L89]-[Thomas.E89]" table:style-name="ce2">
            <text:p>23288</text:p>
          </table:table-cell>
          <table:table-cell office:value-type="float" office:value="354.54960669880739" table:formula="of:=[Thomas.M89]-[Thomas.F89]" table:style-name="ce10">
            <text:p>354.55</text:p>
          </table:table-cell>
          <table:table-cell office:value-type="float" office:value="10" table:formula="of:=[Thomas.N89]-[Thomas.G89]" table:style-name="ce2">
            <text:p>10</text:p>
          </table:table-cell>
          <table:table-cell table:style-name="ce2"/>
          <table:table-cell office:value-type="float" office:value="0" table:formula="of:=[Thomas.P89]-[Thomas.I89]-IF([Thomas.Q89]-[Thomas.J89]&lt;0;1;0)" table:style-name="ce2">
            <text:p>0</text:p>
          </table:table-cell>
          <table:table-cell office:value-type="float" office:value="0" table:formula="of:=IF([Thomas.Q89]-[Thomas.J89]&lt;0;[Thomas.Q89]-[Thomas.J89]+60;[Thomas.Q89]-[Thomas.J89])-IF([Thomas.R89]-[Thomas.K89]&lt;0;1;0)" table:style-name="ce2">
            <text:p>0</text:p>
          </table:table-cell>
          <table:table-cell office:value-type="float" office:value="0" table:formula="of:=IF([Thomas.R89]-[Thomas.K89]&lt;0;[Thomas.R89]-[Thomas.K89]+60;[Thomas.R89]-[Thomas.K89])" table:style-name="ce2">
            <text:p>0</text:p>
          </table:table-cell>
          <table:table-cell office:value-type="float" office:value="0" table:formula="of:=[Thomas.S89]-[Thomas.L89]" table:style-name="ce2">
            <text:p>0</text:p>
          </table:table-cell>
          <table:table-cell office:value-type="float" office:value="0" table:formula="of:=[Thomas.T89]-[Thomas.M89]" table:style-name="ce10">
            <text:p>0.00</text:p>
          </table:table-cell>
          <table:table-cell office:value-type="float" office:value="0" table:formula="of:=[Thomas.U89]-[Thomas.N8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oadie Z</text:p>
          </table:table-cell>
          <table:table-cell office:value-type="float" office:value="0" table:formula="of:=[Thomas.I90]-[Thomas.B90]-IF([Thomas.J90]-[Thomas.C90]&lt;0;1;0)" table:style-name="ce2">
            <text:p>0</text:p>
          </table:table-cell>
          <table:table-cell office:value-type="float" office:value="8" table:formula="of:=IF([Thomas.J90]-[Thomas.C90]&lt;0;[Thomas.J90]-[Thomas.C90]+60;[Thomas.J90]-[Thomas.C90])-IF([Thomas.K90]-[Thomas.D90]&lt;0;1;0)" table:style-name="ce2">
            <text:p>8</text:p>
          </table:table-cell>
          <table:table-cell office:value-type="float" office:value="38" table:formula="of:=IF([Thomas.K90]-[Thomas.D90]&lt;0;[Thomas.K90]-[Thomas.D90]+60;[Thomas.K90]-[Thomas.D90])" table:style-name="ce2">
            <text:p>38</text:p>
          </table:table-cell>
          <table:table-cell office:value-type="float" office:value="225" table:formula="of:=[Thomas.L90]-[Thomas.E90]" table:style-name="ce2">
            <text:p>225</text:p>
          </table:table-cell>
          <table:table-cell office:value-type="float" office:value="-25.866291712501635" table:formula="of:=[Thomas.M90]-[Thomas.F90]" table:style-name="ce10">
            <text:p>-25.87</text:p>
          </table:table-cell>
          <table:table-cell office:value-type="float" office:value="0" table:formula="of:=[Thomas.N90]-[Thomas.G90]" table:style-name="ce2">
            <text:p>0</text:p>
          </table:table-cell>
          <table:table-cell table:style-name="ce2"/>
          <table:table-cell office:value-type="float" office:value="0" table:formula="of:=[Thomas.P90]-[Thomas.I90]-IF([Thomas.Q90]-[Thomas.J90]&lt;0;1;0)" table:style-name="ce2">
            <text:p>0</text:p>
          </table:table-cell>
          <table:table-cell office:value-type="float" office:value="14" table:formula="of:=IF([Thomas.Q90]-[Thomas.J90]&lt;0;[Thomas.Q90]-[Thomas.J90]+60;[Thomas.Q90]-[Thomas.J90])-IF([Thomas.R90]-[Thomas.K90]&lt;0;1;0)" table:style-name="ce2">
            <text:p>14</text:p>
          </table:table-cell>
          <table:table-cell office:value-type="float" office:value="54" table:formula="of:=IF([Thomas.R90]-[Thomas.K90]&lt;0;[Thomas.R90]-[Thomas.K90]+60;[Thomas.R90]-[Thomas.K90])" table:style-name="ce2">
            <text:p>54</text:p>
          </table:table-cell>
          <table:table-cell office:value-type="float" office:value="6700" table:formula="of:=[Thomas.S90]-[Thomas.L90]" table:style-name="ce2">
            <text:p>6700</text:p>
          </table:table-cell>
          <table:table-cell office:value-type="float" office:value="56.65031723419429" table:formula="of:=[Thomas.T90]-[Thomas.M90]" table:style-name="ce10">
            <text:p>56.65</text:p>
          </table:table-cell>
          <table:table-cell office:value-type="float" office:value="2" table:formula="of:=[Thomas.U90]-[Thomas.N90]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C Perry</text:p>
          </table:table-cell>
          <table:table-cell office:value-type="float" office:value="0" table:formula="of:=[Thomas.I91]-[Thomas.B91]-IF([Thomas.J91]-[Thomas.C91]&lt;0;1;0)" table:style-name="ce2">
            <text:p>0</text:p>
          </table:table-cell>
          <table:table-cell office:value-type="float" office:value="0" table:formula="of:=IF([Thomas.J91]-[Thomas.C91]&lt;0;[Thomas.J91]-[Thomas.C91]+60;[Thomas.J91]-[Thomas.C91])-IF([Thomas.K91]-[Thomas.D91]&lt;0;1;0)" table:style-name="ce2">
            <text:p>0</text:p>
          </table:table-cell>
          <table:table-cell office:value-type="float" office:value="0" table:formula="of:=IF([Thomas.K91]-[Thomas.D91]&lt;0;[Thomas.K91]-[Thomas.D91]+60;[Thomas.K91]-[Thomas.D91])" table:style-name="ce2">
            <text:p>0</text:p>
          </table:table-cell>
          <table:table-cell office:value-type="float" office:value="0" table:formula="of:=[Thomas.L91]-[Thomas.E91]" table:style-name="ce2">
            <text:p>0</text:p>
          </table:table-cell>
          <table:table-cell office:value-type="float" office:value="0" table:formula="of:=[Thomas.M91]-[Thomas.F91]" table:style-name="ce10">
            <text:p>0.00</text:p>
          </table:table-cell>
          <table:table-cell office:value-type="float" office:value="0" table:formula="of:=[Thomas.N91]-[Thomas.G91]" table:style-name="ce2">
            <text:p>0</text:p>
          </table:table-cell>
          <table:table-cell table:style-name="ce2"/>
          <table:table-cell office:value-type="float" office:value="1" table:formula="of:=[Thomas.P91]-[Thomas.I91]-IF([Thomas.Q91]-[Thomas.J91]&lt;0;1;0)" table:style-name="ce2">
            <text:p>1</text:p>
          </table:table-cell>
          <table:table-cell office:value-type="float" office:value="4" table:formula="of:=IF([Thomas.Q91]-[Thomas.J91]&lt;0;[Thomas.Q91]-[Thomas.J91]+60;[Thomas.Q91]-[Thomas.J91])-IF([Thomas.R91]-[Thomas.K91]&lt;0;1;0)" table:style-name="ce2">
            <text:p>4</text:p>
          </table:table-cell>
          <table:table-cell office:value-type="float" office:value="1" table:formula="of:=IF([Thomas.R91]-[Thomas.K91]&lt;0;[Thomas.R91]-[Thomas.K91]+60;[Thomas.R91]-[Thomas.K91])" table:style-name="ce2">
            <text:p>1</text:p>
          </table:table-cell>
          <table:table-cell office:value-type="float" office:value="23188" table:formula="of:=[Thomas.S91]-[Thomas.L91]" table:style-name="ce2">
            <text:p>23188</text:p>
          </table:table-cell>
          <table:table-cell office:value-type="float" office:value="270.40409207161122" table:formula="of:=[Thomas.T91]-[Thomas.M91]" table:style-name="ce10">
            <text:p>270.40</text:p>
          </table:table-cell>
          <table:table-cell office:value-type="float" office:value="10" table:formula="of:=[Thomas.U91]-[Thomas.N91]" table:style-name="ce2">
            <text:p>1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cientist</text:p>
          </table:table-cell>
          <table:table-cell office:value-type="float" office:value="0" table:formula="of:=[Thomas.I93]-[Thomas.B93]-IF([Thomas.J93]-[Thomas.C93]&lt;0;1;0)" table:style-name="ce2">
            <text:p>0</text:p>
          </table:table-cell>
          <table:table-cell office:value-type="float" office:value="18" table:formula="of:=IF([Thomas.J93]-[Thomas.C93]&lt;0;[Thomas.J93]-[Thomas.C93]+60;[Thomas.J93]-[Thomas.C93])-IF([Thomas.K93]-[Thomas.D93]&lt;0;1;0)" table:style-name="ce2">
            <text:p>18</text:p>
          </table:table-cell>
          <table:table-cell office:value-type="float" office:value="19" table:formula="of:=IF([Thomas.K93]-[Thomas.D93]&lt;0;[Thomas.K93]-[Thomas.D93]+60;[Thomas.K93]-[Thomas.D93])" table:style-name="ce2">
            <text:p>19</text:p>
          </table:table-cell>
          <table:table-cell office:value-type="float" office:value="2580" table:formula="of:=[Thomas.L93]-[Thomas.E93]" table:style-name="ce2">
            <text:p>2580</text:p>
          </table:table-cell>
          <table:table-cell office:value-type="float" office:value="2.0170501307306949" table:formula="of:=[Thomas.M93]-[Thomas.F93]" table:style-name="ce10">
            <text:p>2.02</text:p>
          </table:table-cell>
          <table:table-cell office:value-type="float" office:value="1" table:formula="of:=[Thomas.N93]-[Thomas.G93]" table:style-name="ce2">
            <text:p>1</text:p>
          </table:table-cell>
          <table:table-cell table:style-name="ce2"/>
          <table:table-cell office:value-type="float" office:value="0" table:formula="of:=[Thomas.P93]-[Thomas.I93]-IF([Thomas.Q93]-[Thomas.J93]&lt;0;1;0)" table:style-name="ce2">
            <text:p>0</text:p>
          </table:table-cell>
          <table:table-cell office:value-type="float" office:value="23" table:formula="of:=IF([Thomas.Q93]-[Thomas.J93]&lt;0;[Thomas.Q93]-[Thomas.J93]+60;[Thomas.Q93]-[Thomas.J93])-IF([Thomas.R93]-[Thomas.K93]&lt;0;1;0)" table:style-name="ce2">
            <text:p>23</text:p>
          </table:table-cell>
          <table:table-cell office:value-type="float" office:value="9" table:formula="of:=IF([Thomas.R93]-[Thomas.K93]&lt;0;[Thomas.R93]-[Thomas.K93]+60;[Thomas.R93]-[Thomas.K93])" table:style-name="ce2">
            <text:p>9</text:p>
          </table:table-cell>
          <table:table-cell office:value-type="float" office:value="3850" table:formula="of:=[Thomas.S93]-[Thomas.L93]" table:style-name="ce2">
            <text:p>3850</text:p>
          </table:table-cell>
          <table:table-cell office:value-type="float" office:value="8.0155338192124646" table:formula="of:=[Thomas.T93]-[Thomas.M93]" table:style-name="ce10">
            <text:p>8.02</text:p>
          </table:table-cell>
          <table:table-cell office:value-type="float" office:value="1" table:formula="of:=[Thomas.U93]-[Thomas.N93]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arine Biologist</text:p>
          </table:table-cell>
          <table:table-cell office:value-type="float" office:value="0" table:formula="of:=[Thomas.I94]-[Thomas.B94]-IF([Thomas.J94]-[Thomas.C94]&lt;0;1;0)" table:style-name="ce2">
            <text:p>0</text:p>
          </table:table-cell>
          <table:table-cell office:value-type="float" office:value="28" table:formula="of:=IF([Thomas.J94]-[Thomas.C94]&lt;0;[Thomas.J94]-[Thomas.C94]+60;[Thomas.J94]-[Thomas.C94])-IF([Thomas.K94]-[Thomas.D94]&lt;0;1;0)" table:style-name="ce2">
            <text:p>28</text:p>
          </table:table-cell>
          <table:table-cell office:value-type="float" office:value="33" table:formula="of:=IF([Thomas.K94]-[Thomas.D94]&lt;0;[Thomas.K94]-[Thomas.D94]+60;[Thomas.K94]-[Thomas.D94])" table:style-name="ce2">
            <text:p>33</text:p>
          </table:table-cell>
          <table:table-cell office:value-type="float" office:value="5947" table:formula="of:=[Thomas.L94]-[Thomas.E94]" table:style-name="ce2">
            <text:p>5947</text:p>
          </table:table-cell>
          <table:table-cell office:value-type="float" office:value="78.646672854192616" table:formula="of:=[Thomas.M94]-[Thomas.F94]" table:style-name="ce10">
            <text:p>78.65</text:p>
          </table:table-cell>
          <table:table-cell office:value-type="float" office:value="3" table:formula="of:=[Thomas.N94]-[Thomas.G94]" table:style-name="ce2">
            <text:p>3</text:p>
          </table:table-cell>
          <table:table-cell table:style-name="ce2"/>
          <table:table-cell office:value-type="float" office:value="0" table:formula="of:=[Thomas.P94]-[Thomas.I94]-IF([Thomas.Q94]-[Thomas.J94]&lt;0;1;0)" table:style-name="ce2">
            <text:p>0</text:p>
          </table:table-cell>
          <table:table-cell office:value-type="float" office:value="5" table:formula="of:=IF([Thomas.Q94]-[Thomas.J94]&lt;0;[Thomas.Q94]-[Thomas.J94]+60;[Thomas.Q94]-[Thomas.J94])-IF([Thomas.R94]-[Thomas.K94]&lt;0;1;0)" table:style-name="ce2">
            <text:p>5</text:p>
          </table:table-cell>
          <table:table-cell office:value-type="float" office:value="55" table:formula="of:=IF([Thomas.R94]-[Thomas.K94]&lt;0;[Thomas.R94]-[Thomas.K94]+60;[Thomas.R94]-[Thomas.K94])" table:style-name="ce2">
            <text:p>55</text:p>
          </table:table-cell>
          <table:table-cell office:value-type="float" office:value="4060" table:formula="of:=[Thomas.S94]-[Thomas.L94]" table:style-name="ce2">
            <text:p>4060</text:p>
          </table:table-cell>
          <table:table-cell office:value-type="float" office:value="51.454439262658781" table:formula="of:=[Thomas.T94]-[Thomas.M94]" table:style-name="ce10">
            <text:p>51.45</text:p>
          </table:table-cell>
          <table:table-cell office:value-type="float" office:value="1" table:formula="of:=[Thomas.U94]-[Thomas.N94]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r. Toxic</text:p>
          </table:table-cell>
          <table:table-cell office:value-type="float" office:value="0" table:formula="of:=[Thomas.I95]-[Thomas.B95]-IF([Thomas.J95]-[Thomas.C95]&lt;0;1;0)" table:style-name="ce2">
            <text:p>0</text:p>
          </table:table-cell>
          <table:table-cell office:value-type="float" office:value="0" table:formula="of:=IF([Thomas.J95]-[Thomas.C95]&lt;0;[Thomas.J95]-[Thomas.C95]+60;[Thomas.J95]-[Thomas.C95])-IF([Thomas.K95]-[Thomas.D95]&lt;0;1;0)" table:style-name="ce2">
            <text:p>0</text:p>
          </table:table-cell>
          <table:table-cell office:value-type="float" office:value="0" table:formula="of:=IF([Thomas.K95]-[Thomas.D95]&lt;0;[Thomas.K95]-[Thomas.D95]+60;[Thomas.K95]-[Thomas.D95])" table:style-name="ce2">
            <text:p>0</text:p>
          </table:table-cell>
          <table:table-cell office:value-type="float" office:value="0" table:formula="of:=[Thomas.L95]-[Thomas.E95]" table:style-name="ce2">
            <text:p>0</text:p>
          </table:table-cell>
          <table:table-cell office:value-type="float" office:value="0" table:formula="of:=[Thomas.M95]-[Thomas.F95]" table:style-name="ce10">
            <text:p>0.00</text:p>
          </table:table-cell>
          <table:table-cell office:value-type="float" office:value="0" table:formula="of:=[Thomas.N95]-[Thomas.G95]" table:style-name="ce2">
            <text:p>0</text:p>
          </table:table-cell>
          <table:table-cell table:style-name="ce2"/>
          <table:table-cell office:value-type="float" office:value="0" table:formula="of:=[Thomas.P95]-[Thomas.I95]-IF([Thomas.Q95]-[Thomas.J95]&lt;0;1;0)" table:style-name="ce2">
            <text:p>0</text:p>
          </table:table-cell>
          <table:table-cell office:value-type="float" office:value="0" table:formula="of:=IF([Thomas.Q95]-[Thomas.J95]&lt;0;[Thomas.Q95]-[Thomas.J95]+60;[Thomas.Q95]-[Thomas.J95])-IF([Thomas.R95]-[Thomas.K95]&lt;0;1;0)" table:style-name="ce2">
            <text:p>0</text:p>
          </table:table-cell>
          <table:table-cell office:value-type="float" office:value="0" table:formula="of:=IF([Thomas.R95]-[Thomas.K95]&lt;0;[Thomas.R95]-[Thomas.K95]+60;[Thomas.R95]-[Thomas.K95])" table:style-name="ce2">
            <text:p>0</text:p>
          </table:table-cell>
          <table:table-cell office:value-type="float" office:value="0" table:formula="of:=[Thomas.S95]-[Thomas.L95]" table:style-name="ce2">
            <text:p>0</text:p>
          </table:table-cell>
          <table:table-cell office:value-type="float" office:value="0" table:formula="of:=[Thomas.T95]-[Thomas.M95]" table:style-name="ce10">
            <text:p>0.00</text:p>
          </table:table-cell>
          <table:table-cell office:value-type="float" office:value="0" table:formula="of:=[Thomas.U95]-[Thomas.N9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hysicist</text:p>
          </table:table-cell>
          <table:table-cell office:value-type="float" office:value="0" table:formula="of:=[Thomas.I96]-[Thomas.B96]-IF([Thomas.J96]-[Thomas.C96]&lt;0;1;0)" table:style-name="ce2">
            <text:p>0</text:p>
          </table:table-cell>
          <table:table-cell office:value-type="float" office:value="0" table:formula="of:=IF([Thomas.J96]-[Thomas.C96]&lt;0;[Thomas.J96]-[Thomas.C96]+60;[Thomas.J96]-[Thomas.C96])-IF([Thomas.K96]-[Thomas.D96]&lt;0;1;0)" table:style-name="ce2">
            <text:p>0</text:p>
          </table:table-cell>
          <table:table-cell office:value-type="float" office:value="0" table:formula="of:=IF([Thomas.K96]-[Thomas.D96]&lt;0;[Thomas.K96]-[Thomas.D96]+60;[Thomas.K96]-[Thomas.D96])" table:style-name="ce2">
            <text:p>0</text:p>
          </table:table-cell>
          <table:table-cell office:value-type="float" office:value="0" table:formula="of:=[Thomas.L96]-[Thomas.E96]" table:style-name="ce2">
            <text:p>0</text:p>
          </table:table-cell>
          <table:table-cell office:value-type="float" office:value="0" table:formula="of:=[Thomas.M96]-[Thomas.F96]" table:style-name="ce10">
            <text:p>0.00</text:p>
          </table:table-cell>
          <table:table-cell office:value-type="float" office:value="0" table:formula="of:=[Thomas.N96]-[Thomas.G96]" table:style-name="ce2">
            <text:p>0</text:p>
          </table:table-cell>
          <table:table-cell table:style-name="ce2"/>
          <table:table-cell office:value-type="float" office:value="0" table:formula="of:=[Thomas.P96]-[Thomas.I96]-IF([Thomas.Q96]-[Thomas.J96]&lt;0;1;0)" table:style-name="ce2">
            <text:p>0</text:p>
          </table:table-cell>
          <table:table-cell office:value-type="float" office:value="0" table:formula="of:=IF([Thomas.Q96]-[Thomas.J96]&lt;0;[Thomas.Q96]-[Thomas.J96]+60;[Thomas.Q96]-[Thomas.J96])-IF([Thomas.R96]-[Thomas.K96]&lt;0;1;0)" table:style-name="ce2">
            <text:p>0</text:p>
          </table:table-cell>
          <table:table-cell office:value-type="float" office:value="0" table:formula="of:=IF([Thomas.R96]-[Thomas.K96]&lt;0;[Thomas.R96]-[Thomas.K96]+60;[Thomas.R96]-[Thomas.K96])" table:style-name="ce2">
            <text:p>0</text:p>
          </table:table-cell>
          <table:table-cell office:value-type="float" office:value="0" table:formula="of:=[Thomas.S96]-[Thomas.L96]" table:style-name="ce2">
            <text:p>0</text:p>
          </table:table-cell>
          <table:table-cell office:value-type="float" office:value="0" table:formula="of:=[Thomas.T96]-[Thomas.M96]" table:style-name="ce10">
            <text:p>0.00</text:p>
          </table:table-cell>
          <table:table-cell office:value-type="float" office:value="0" table:formula="of:=[Thomas.U96]-[Thomas.N9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stronaut</text:p>
          </table:table-cell>
          <table:table-cell office:value-type="float" office:value="0" table:formula="of:=[Thomas.I97]-[Thomas.B97]-IF([Thomas.J97]-[Thomas.C97]&lt;0;1;0)" table:style-name="ce2">
            <text:p>0</text:p>
          </table:table-cell>
          <table:table-cell office:value-type="float" office:value="7" table:formula="of:=IF([Thomas.J97]-[Thomas.C97]&lt;0;[Thomas.J97]-[Thomas.C97]+60;[Thomas.J97]-[Thomas.C97])-IF([Thomas.K97]-[Thomas.D97]&lt;0;1;0)" table:style-name="ce2">
            <text:p>7</text:p>
          </table:table-cell>
          <table:table-cell office:value-type="float" office:value="8" table:formula="of:=IF([Thomas.K97]-[Thomas.D97]&lt;0;[Thomas.K97]-[Thomas.D97]+60;[Thomas.K97]-[Thomas.D97])" table:style-name="ce2">
            <text:p>8</text:p>
          </table:table-cell>
          <table:table-cell office:value-type="float" office:value="4150" table:formula="of:=[Thomas.L97]-[Thomas.E97]" table:style-name="ce2">
            <text:p>4150</text:p>
          </table:table-cell>
          <table:table-cell office:value-type="float" office:value="86.464379594445319" table:formula="of:=[Thomas.M97]-[Thomas.F97]" table:style-name="ce10">
            <text:p>86.46</text:p>
          </table:table-cell>
          <table:table-cell office:value-type="float" office:value="2" table:formula="of:=[Thomas.N97]-[Thomas.G97]" table:style-name="ce2">
            <text:p>2</text:p>
          </table:table-cell>
          <table:table-cell table:style-name="ce2"/>
          <table:table-cell office:value-type="float" office:value="0" table:formula="of:=[Thomas.P97]-[Thomas.I97]-IF([Thomas.Q97]-[Thomas.J97]&lt;0;1;0)" table:style-name="ce2">
            <text:p>0</text:p>
          </table:table-cell>
          <table:table-cell office:value-type="float" office:value="1" table:formula="of:=IF([Thomas.Q97]-[Thomas.J97]&lt;0;[Thomas.Q97]-[Thomas.J97]+60;[Thomas.Q97]-[Thomas.J97])-IF([Thomas.R97]-[Thomas.K97]&lt;0;1;0)" table:style-name="ce2">
            <text:p>1</text:p>
          </table:table-cell>
          <table:table-cell office:value-type="float" office:value="12" table:formula="of:=IF([Thomas.R97]-[Thomas.K97]&lt;0;[Thomas.R97]-[Thomas.K97]+60;[Thomas.R97]-[Thomas.K97])" table:style-name="ce2">
            <text:p>12</text:p>
          </table:table-cell>
          <table:table-cell office:value-type="float" office:value="280" table:formula="of:=[Thomas.S97]-[Thomas.L97]" table:style-name="ce2">
            <text:p>280</text:p>
          </table:table-cell>
          <table:table-cell office:value-type="float" office:value="-0.62597117044074935" table:formula="of:=[Thomas.T97]-[Thomas.M97]" table:style-name="ce10">
            <text:p>-0.63</text:p>
          </table:table-cell>
          <table:table-cell office:value-type="float" office:value="0" table:formula="of:=[Thomas.U97]-[Thomas.N9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hemist</text:p>
          </table:table-cell>
          <table:table-cell office:value-type="float" office:value="0" table:formula="of:=[Thomas.I98]-[Thomas.B98]-IF([Thomas.J98]-[Thomas.C98]&lt;0;1;0)" table:style-name="ce2">
            <text:p>0</text:p>
          </table:table-cell>
          <table:table-cell office:value-type="float" office:value="0" table:formula="of:=IF([Thomas.J98]-[Thomas.C98]&lt;0;[Thomas.J98]-[Thomas.C98]+60;[Thomas.J98]-[Thomas.C98])-IF([Thomas.K98]-[Thomas.D98]&lt;0;1;0)" table:style-name="ce2">
            <text:p>0</text:p>
          </table:table-cell>
          <table:table-cell office:value-type="float" office:value="0" table:formula="of:=IF([Thomas.K98]-[Thomas.D98]&lt;0;[Thomas.K98]-[Thomas.D98]+60;[Thomas.K98]-[Thomas.D98])" table:style-name="ce2">
            <text:p>0</text:p>
          </table:table-cell>
          <table:table-cell office:value-type="float" office:value="0" table:formula="of:=[Thomas.L98]-[Thomas.E98]" table:style-name="ce2">
            <text:p>0</text:p>
          </table:table-cell>
          <table:table-cell office:value-type="float" office:value="0" table:formula="of:=[Thomas.M98]-[Thomas.F98]" table:style-name="ce10">
            <text:p>0.00</text:p>
          </table:table-cell>
          <table:table-cell office:value-type="float" office:value="0" table:formula="of:=[Thomas.N98]-[Thomas.G98]" table:style-name="ce2">
            <text:p>0</text:p>
          </table:table-cell>
          <table:table-cell table:style-name="ce2"/>
          <table:table-cell office:value-type="float" office:value="0" table:formula="of:=[Thomas.P98]-[Thomas.I98]-IF([Thomas.Q98]-[Thomas.J98]&lt;0;1;0)" table:style-name="ce2">
            <text:p>0</text:p>
          </table:table-cell>
          <table:table-cell office:value-type="float" office:value="0" table:formula="of:=IF([Thomas.Q98]-[Thomas.J98]&lt;0;[Thomas.Q98]-[Thomas.J98]+60;[Thomas.Q98]-[Thomas.J98])-IF([Thomas.R98]-[Thomas.K98]&lt;0;1;0)" table:style-name="ce2">
            <text:p>0</text:p>
          </table:table-cell>
          <table:table-cell office:value-type="float" office:value="0" table:formula="of:=IF([Thomas.R98]-[Thomas.K98]&lt;0;[Thomas.R98]-[Thomas.K98]+60;[Thomas.R98]-[Thomas.K98])" table:style-name="ce2">
            <text:p>0</text:p>
          </table:table-cell>
          <table:table-cell office:value-type="float" office:value="0" table:formula="of:=[Thomas.S98]-[Thomas.L98]" table:style-name="ce2">
            <text:p>0</text:p>
          </table:table-cell>
          <table:table-cell office:value-type="float" office:value="0" table:formula="of:=[Thomas.T98]-[Thomas.M98]" table:style-name="ce10">
            <text:p>0.00</text:p>
          </table:table-cell>
          <table:table-cell office:value-type="float" office:value="0" table:formula="of:=[Thomas.U98]-[Thomas.N9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rchaeologist</text:p>
          </table:table-cell>
          <table:table-cell office:value-type="float" office:value="0" table:formula="of:=[Thomas.I99]-[Thomas.B99]-IF([Thomas.J99]-[Thomas.C99]&lt;0;1;0)" table:style-name="ce2">
            <text:p>0</text:p>
          </table:table-cell>
          <table:table-cell office:value-type="float" office:value="0" table:formula="of:=IF([Thomas.J99]-[Thomas.C99]&lt;0;[Thomas.J99]-[Thomas.C99]+60;[Thomas.J99]-[Thomas.C99])-IF([Thomas.K99]-[Thomas.D99]&lt;0;1;0)" table:style-name="ce2">
            <text:p>0</text:p>
          </table:table-cell>
          <table:table-cell office:value-type="float" office:value="0" table:formula="of:=IF([Thomas.K99]-[Thomas.D99]&lt;0;[Thomas.K99]-[Thomas.D99]+60;[Thomas.K99]-[Thomas.D99])" table:style-name="ce2">
            <text:p>0</text:p>
          </table:table-cell>
          <table:table-cell office:value-type="float" office:value="0" table:formula="of:=[Thomas.L99]-[Thomas.E99]" table:style-name="ce2">
            <text:p>0</text:p>
          </table:table-cell>
          <table:table-cell office:value-type="float" office:value="0" table:formula="of:=[Thomas.M99]-[Thomas.F99]" table:style-name="ce10">
            <text:p>0.00</text:p>
          </table:table-cell>
          <table:table-cell office:value-type="float" office:value="0" table:formula="of:=[Thomas.N99]-[Thomas.G99]" table:style-name="ce2">
            <text:p>0</text:p>
          </table:table-cell>
          <table:table-cell table:style-name="ce2"/>
          <table:table-cell office:value-type="float" office:value="0" table:formula="of:=[Thomas.P99]-[Thomas.I99]-IF([Thomas.Q99]-[Thomas.J99]&lt;0;1;0)" table:style-name="ce2">
            <text:p>0</text:p>
          </table:table-cell>
          <table:table-cell office:value-type="float" office:value="0" table:formula="of:=IF([Thomas.Q99]-[Thomas.J99]&lt;0;[Thomas.Q99]-[Thomas.J99]+60;[Thomas.Q99]-[Thomas.J99])-IF([Thomas.R99]-[Thomas.K99]&lt;0;1;0)" table:style-name="ce2">
            <text:p>0</text:p>
          </table:table-cell>
          <table:table-cell office:value-type="float" office:value="0" table:formula="of:=IF([Thomas.R99]-[Thomas.K99]&lt;0;[Thomas.R99]-[Thomas.K99]+60;[Thomas.R99]-[Thomas.K99])" table:style-name="ce2">
            <text:p>0</text:p>
          </table:table-cell>
          <table:table-cell office:value-type="float" office:value="0" table:formula="of:=[Thomas.S99]-[Thomas.L99]" table:style-name="ce2">
            <text:p>0</text:p>
          </table:table-cell>
          <table:table-cell office:value-type="float" office:value="0" table:formula="of:=[Thomas.T99]-[Thomas.M99]" table:style-name="ce10">
            <text:p>0.00</text:p>
          </table:table-cell>
          <table:table-cell office:value-type="float" office:value="0" table:formula="of:=[Thomas.U99]-[Thomas.N9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leontologist</text:p>
          </table:table-cell>
          <table:table-cell office:value-type="float" office:value="0" table:formula="of:=[Thomas.I100]-[Thomas.B100]-IF([Thomas.J100]-[Thomas.C100]&lt;0;1;0)" table:style-name="ce2">
            <text:p>0</text:p>
          </table:table-cell>
          <table:table-cell office:value-type="float" office:value="0" table:formula="of:=IF([Thomas.J100]-[Thomas.C100]&lt;0;[Thomas.J100]-[Thomas.C100]+60;[Thomas.J100]-[Thomas.C100])-IF([Thomas.K100]-[Thomas.D100]&lt;0;1;0)" table:style-name="ce2">
            <text:p>0</text:p>
          </table:table-cell>
          <table:table-cell office:value-type="float" office:value="0" table:formula="of:=IF([Thomas.K100]-[Thomas.D100]&lt;0;[Thomas.K100]-[Thomas.D100]+60;[Thomas.K100]-[Thomas.D100])" table:style-name="ce2">
            <text:p>0</text:p>
          </table:table-cell>
          <table:table-cell office:value-type="float" office:value="0" table:formula="of:=[Thomas.L100]-[Thomas.E100]" table:style-name="ce2">
            <text:p>0</text:p>
          </table:table-cell>
          <table:table-cell office:value-type="float" office:value="0" table:formula="of:=[Thomas.M100]-[Thomas.F100]" table:style-name="ce10">
            <text:p>0.00</text:p>
          </table:table-cell>
          <table:table-cell office:value-type="float" office:value="0" table:formula="of:=[Thomas.N100]-[Thomas.G100]" table:style-name="ce2">
            <text:p>0</text:p>
          </table:table-cell>
          <table:table-cell table:style-name="ce2"/>
          <table:table-cell office:value-type="float" office:value="0" table:formula="of:=[Thomas.P100]-[Thomas.I100]-IF([Thomas.Q100]-[Thomas.J100]&lt;0;1;0)" table:style-name="ce2">
            <text:p>0</text:p>
          </table:table-cell>
          <table:table-cell office:value-type="float" office:value="9" table:formula="of:=IF([Thomas.Q100]-[Thomas.J100]&lt;0;[Thomas.Q100]-[Thomas.J100]+60;[Thomas.Q100]-[Thomas.J100])-IF([Thomas.R100]-[Thomas.K100]&lt;0;1;0)" table:style-name="ce2">
            <text:p>9</text:p>
          </table:table-cell>
          <table:table-cell office:value-type="float" office:value="42" table:formula="of:=IF([Thomas.R100]-[Thomas.K100]&lt;0;[Thomas.R100]-[Thomas.K100]+60;[Thomas.R100]-[Thomas.K100])" table:style-name="ce2">
            <text:p>42</text:p>
          </table:table-cell>
          <table:table-cell office:value-type="float" office:value="4820" table:formula="of:=[Thomas.S100]-[Thomas.L100]" table:style-name="ce2">
            <text:p>4820</text:p>
          </table:table-cell>
          <table:table-cell office:value-type="float" office:value="23.351276052041271" table:formula="of:=[Thomas.T100]-[Thomas.M100]" table:style-name="ce10">
            <text:p>23.35</text:p>
          </table:table-cell>
          <table:table-cell office:value-type="float" office:value="3" table:formula="of:=[Thomas.U100]-[Thomas.N100]" table:style-name="ce2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Zoologist</text:p>
          </table:table-cell>
          <table:table-cell office:value-type="float" office:value="0" table:formula="of:=[Thomas.I101]-[Thomas.B101]-IF([Thomas.J101]-[Thomas.C101]&lt;0;1;0)" table:style-name="ce2">
            <text:p>0</text:p>
          </table:table-cell>
          <table:table-cell office:value-type="float" office:value="11" table:formula="of:=IF([Thomas.J101]-[Thomas.C101]&lt;0;[Thomas.J101]-[Thomas.C101]+60;[Thomas.J101]-[Thomas.C101])-IF([Thomas.K101]-[Thomas.D101]&lt;0;1;0)" table:style-name="ce2">
            <text:p>11</text:p>
          </table:table-cell>
          <table:table-cell office:value-type="float" office:value="56" table:formula="of:=IF([Thomas.K101]-[Thomas.D101]&lt;0;[Thomas.K101]-[Thomas.D101]+60;[Thomas.K101]-[Thomas.D101])" table:style-name="ce2">
            <text:p>56</text:p>
          </table:table-cell>
          <table:table-cell office:value-type="float" office:value="7920" table:formula="of:=[Thomas.L101]-[Thomas.E101]" table:style-name="ce2">
            <text:p>7920</text:p>
          </table:table-cell>
          <table:table-cell office:value-type="float" office:value="126.72308973184067" table:formula="of:=[Thomas.M101]-[Thomas.F101]" table:style-name="ce10">
            <text:p>126.72</text:p>
          </table:table-cell>
          <table:table-cell office:value-type="float" office:value="2" table:formula="of:=[Thomas.N101]-[Thomas.G101]" table:style-name="ce2">
            <text:p>2</text:p>
          </table:table-cell>
          <table:table-cell table:style-name="ce2"/>
          <table:table-cell office:value-type="float" office:value="0" table:formula="of:=[Thomas.P101]-[Thomas.I101]-IF([Thomas.Q101]-[Thomas.J101]&lt;0;1;0)" table:style-name="ce2">
            <text:p>0</text:p>
          </table:table-cell>
          <table:table-cell office:value-type="float" office:value="20" table:formula="of:=IF([Thomas.Q101]-[Thomas.J101]&lt;0;[Thomas.Q101]-[Thomas.J101]+60;[Thomas.Q101]-[Thomas.J101])-IF([Thomas.R101]-[Thomas.K101]&lt;0;1;0)" table:style-name="ce2">
            <text:p>20</text:p>
          </table:table-cell>
          <table:table-cell office:value-type="float" office:value="25" table:formula="of:=IF([Thomas.R101]-[Thomas.K101]&lt;0;[Thomas.R101]-[Thomas.K101]+60;[Thomas.R101]-[Thomas.K101])" table:style-name="ce2">
            <text:p>25</text:p>
          </table:table-cell>
          <table:table-cell office:value-type="float" office:value="5610" table:formula="of:=[Thomas.S101]-[Thomas.L101]" table:style-name="ce2">
            <text:p>5610</text:p>
          </table:table-cell>
          <table:table-cell office:value-type="float" office:value="-78.045484469577445" table:formula="of:=[Thomas.T101]-[Thomas.M101]" table:style-name="ce10">
            <text:p>-78.05</text:p>
          </table:table-cell>
          <table:table-cell office:value-type="float" office:value="2" table:formula="of:=[Thomas.U101]-[Thomas.N101]" table:style-name="ce2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mputer Scientist</text:p>
          </table:table-cell>
          <table:table-cell office:value-type="float" office:value="0" table:formula="of:=[Thomas.I102]-[Thomas.B102]-IF([Thomas.J102]-[Thomas.C102]&lt;0;1;0)" table:style-name="ce2">
            <text:p>0</text:p>
          </table:table-cell>
          <table:table-cell office:value-type="float" office:value="0" table:formula="of:=IF([Thomas.J102]-[Thomas.C102]&lt;0;[Thomas.J102]-[Thomas.C102]+60;[Thomas.J102]-[Thomas.C102])-IF([Thomas.K102]-[Thomas.D102]&lt;0;1;0)" table:style-name="ce2">
            <text:p>0</text:p>
          </table:table-cell>
          <table:table-cell office:value-type="float" office:value="0" table:formula="of:=IF([Thomas.K102]-[Thomas.D102]&lt;0;[Thomas.K102]-[Thomas.D102]+60;[Thomas.K102]-[Thomas.D102])" table:style-name="ce2">
            <text:p>0</text:p>
          </table:table-cell>
          <table:table-cell office:value-type="float" office:value="0" table:formula="of:=[Thomas.L102]-[Thomas.E102]" table:style-name="ce2">
            <text:p>0</text:p>
          </table:table-cell>
          <table:table-cell office:value-type="float" office:value="0" table:formula="of:=[Thomas.M102]-[Thomas.F102]" table:style-name="ce10">
            <text:p>0.00</text:p>
          </table:table-cell>
          <table:table-cell office:value-type="float" office:value="0" table:formula="of:=[Thomas.N102]-[Thomas.G102]" table:style-name="ce2">
            <text:p>0</text:p>
          </table:table-cell>
          <table:table-cell table:style-name="ce2"/>
          <table:table-cell office:value-type="float" office:value="0" table:formula="of:=[Thomas.P102]-[Thomas.I102]-IF([Thomas.Q102]-[Thomas.J102]&lt;0;1;0)" table:style-name="ce2">
            <text:p>0</text:p>
          </table:table-cell>
          <table:table-cell office:value-type="float" office:value="0" table:formula="of:=IF([Thomas.Q102]-[Thomas.J102]&lt;0;[Thomas.Q102]-[Thomas.J102]+60;[Thomas.Q102]-[Thomas.J102])-IF([Thomas.R102]-[Thomas.K102]&lt;0;1;0)" table:style-name="ce2">
            <text:p>0</text:p>
          </table:table-cell>
          <table:table-cell office:value-type="float" office:value="0" table:formula="of:=IF([Thomas.R102]-[Thomas.K102]&lt;0;[Thomas.R102]-[Thomas.K102]+60;[Thomas.R102]-[Thomas.K102])" table:style-name="ce2">
            <text:p>0</text:p>
          </table:table-cell>
          <table:table-cell office:value-type="float" office:value="0" table:formula="of:=[Thomas.S102]-[Thomas.L102]" table:style-name="ce2">
            <text:p>0</text:p>
          </table:table-cell>
          <table:table-cell office:value-type="float" office:value="0" table:formula="of:=[Thomas.T102]-[Thomas.M102]" table:style-name="ce10">
            <text:p>0.00</text:p>
          </table:table-cell>
          <table:table-cell office:value-type="float" office:value="0" table:formula="of:=[Thomas.U102]-[Thomas.N102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All-Star</text:p>
          </table:table-cell>
          <table:table-cell office:value-type="float" office:value="0" table:formula="of:=[Thomas.I104]-[Thomas.B104]-IF([Thomas.J104]-[Thomas.C104]&lt;0;1;0)" table:style-name="ce2">
            <text:p>0</text:p>
          </table:table-cell>
          <table:table-cell office:value-type="float" office:value="0" table:formula="of:=IF([Thomas.J104]-[Thomas.C104]&lt;0;[Thomas.J104]-[Thomas.C104]+60;[Thomas.J104]-[Thomas.C104])-IF([Thomas.K104]-[Thomas.D104]&lt;0;1;0)" table:style-name="ce2">
            <text:p>0</text:p>
          </table:table-cell>
          <table:table-cell office:value-type="float" office:value="0" table:formula="of:=IF([Thomas.K104]-[Thomas.D104]&lt;0;[Thomas.K104]-[Thomas.D104]+60;[Thomas.K104]-[Thomas.D104])" table:style-name="ce2">
            <text:p>0</text:p>
          </table:table-cell>
          <table:table-cell office:value-type="float" office:value="0" table:formula="of:=[Thomas.L104]-[Thomas.E104]" table:style-name="ce2">
            <text:p>0</text:p>
          </table:table-cell>
          <table:table-cell office:value-type="float" office:value="0" table:formula="of:=[Thomas.M104]-[Thomas.F104]" table:style-name="ce10">
            <text:p>0.00</text:p>
          </table:table-cell>
          <table:table-cell office:value-type="float" office:value="0" table:formula="of:=[Thomas.N104]-[Thomas.G104]" table:style-name="ce2">
            <text:p>0</text:p>
          </table:table-cell>
          <table:table-cell table:style-name="ce2"/>
          <table:table-cell office:value-type="float" office:value="0" table:formula="of:=[Thomas.P104]-[Thomas.I104]-IF([Thomas.Q104]-[Thomas.J104]&lt;0;1;0)" table:style-name="ce2">
            <text:p>0</text:p>
          </table:table-cell>
          <table:table-cell office:value-type="float" office:value="0" table:formula="of:=IF([Thomas.Q104]-[Thomas.J104]&lt;0;[Thomas.Q104]-[Thomas.J104]+60;[Thomas.Q104]-[Thomas.J104])-IF([Thomas.R104]-[Thomas.K104]&lt;0;1;0)" table:style-name="ce2">
            <text:p>0</text:p>
          </table:table-cell>
          <table:table-cell office:value-type="float" office:value="0" table:formula="of:=IF([Thomas.R104]-[Thomas.K104]&lt;0;[Thomas.R104]-[Thomas.K104]+60;[Thomas.R104]-[Thomas.K104])" table:style-name="ce2">
            <text:p>0</text:p>
          </table:table-cell>
          <table:table-cell office:value-type="float" office:value="0" table:formula="of:=[Thomas.S104]-[Thomas.L104]" table:style-name="ce2">
            <text:p>0</text:p>
          </table:table-cell>
          <table:table-cell office:value-type="float" office:value="0" table:formula="of:=[Thomas.T104]-[Thomas.M104]" table:style-name="ce10">
            <text:p>0.00</text:p>
          </table:table-cell>
          <table:table-cell office:value-type="float" office:value="0" table:formula="of:=[Thomas.U104]-[Thomas.N10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ricket Star</text:p>
          </table:table-cell>
          <table:table-cell office:value-type="float" office:value="0" table:formula="of:=[Thomas.I105]-[Thomas.B105]-IF([Thomas.J105]-[Thomas.C105]&lt;0;1;0)" table:style-name="ce2">
            <text:p>0</text:p>
          </table:table-cell>
          <table:table-cell office:value-type="float" office:value="3" table:formula="of:=IF([Thomas.J105]-[Thomas.C105]&lt;0;[Thomas.J105]-[Thomas.C105]+60;[Thomas.J105]-[Thomas.C105])-IF([Thomas.K105]-[Thomas.D105]&lt;0;1;0)" table:style-name="ce2">
            <text:p>3</text:p>
          </table:table-cell>
          <table:table-cell office:value-type="float" office:value="7" table:formula="of:=IF([Thomas.K105]-[Thomas.D105]&lt;0;[Thomas.K105]-[Thomas.D105]+60;[Thomas.K105]-[Thomas.D105])" table:style-name="ce2">
            <text:p>7</text:p>
          </table:table-cell>
          <table:table-cell office:value-type="float" office:value="0" table:formula="of:=[Thomas.L105]-[Thomas.E105]" table:style-name="ce2">
            <text:p>0</text:p>
          </table:table-cell>
          <table:table-cell office:value-type="float" office:value="-2.210981748465656" table:formula="of:=[Thomas.M105]-[Thomas.F105]" table:style-name="ce10">
            <text:p>-2.21</text:p>
          </table:table-cell>
          <table:table-cell office:value-type="float" office:value="0" table:formula="of:=[Thomas.N105]-[Thomas.G105]" table:style-name="ce2">
            <text:p>0</text:p>
          </table:table-cell>
          <table:table-cell table:style-name="ce2"/>
          <table:table-cell office:value-type="float" office:value="0" table:formula="of:=[Thomas.P105]-[Thomas.I105]-IF([Thomas.Q105]-[Thomas.J105]&lt;0;1;0)" table:style-name="ce2">
            <text:p>0</text:p>
          </table:table-cell>
          <table:table-cell office:value-type="float" office:value="1" table:formula="of:=IF([Thomas.Q105]-[Thomas.J105]&lt;0;[Thomas.Q105]-[Thomas.J105]+60;[Thomas.Q105]-[Thomas.J105])-IF([Thomas.R105]-[Thomas.K105]&lt;0;1;0)" table:style-name="ce2">
            <text:p>1</text:p>
          </table:table-cell>
          <table:table-cell office:value-type="float" office:value="20" table:formula="of:=IF([Thomas.R105]-[Thomas.K105]&lt;0;[Thomas.R105]-[Thomas.K105]+60;[Thomas.R105]-[Thomas.K105])" table:style-name="ce2">
            <text:p>20</text:p>
          </table:table-cell>
          <table:table-cell office:value-type="float" office:value="0" table:formula="of:=[Thomas.S105]-[Thomas.L105]" table:style-name="ce2">
            <text:p>0</text:p>
          </table:table-cell>
          <table:table-cell office:value-type="float" office:value="-0.93555886374832653" table:formula="of:=[Thomas.T105]-[Thomas.M105]" table:style-name="ce10">
            <text:p>-0.94</text:p>
          </table:table-cell>
          <table:table-cell office:value-type="float" office:value="0" table:formula="of:=[Thomas.U105]-[Thomas.N10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Goalie Star</text:p>
          </table:table-cell>
          <table:table-cell office:value-type="float" office:value="0" table:formula="of:=[Thomas.I106]-[Thomas.B106]-IF([Thomas.J106]-[Thomas.C106]&lt;0;1;0)" table:style-name="ce2">
            <text:p>0</text:p>
          </table:table-cell>
          <table:table-cell office:value-type="float" office:value="42" table:formula="of:=IF([Thomas.J106]-[Thomas.C106]&lt;0;[Thomas.J106]-[Thomas.C106]+60;[Thomas.J106]-[Thomas.C106])-IF([Thomas.K106]-[Thomas.D106]&lt;0;1;0)" table:style-name="ce2">
            <text:p>42</text:p>
          </table:table-cell>
          <table:table-cell office:value-type="float" office:value="25" table:formula="of:=IF([Thomas.K106]-[Thomas.D106]&lt;0;[Thomas.K106]-[Thomas.D106]+60;[Thomas.K106]-[Thomas.D106])" table:style-name="ce2">
            <text:p>25</text:p>
          </table:table-cell>
          <table:table-cell office:value-type="float" office:value="22648" table:formula="of:=[Thomas.L106]-[Thomas.E106]" table:style-name="ce2">
            <text:p>22648</text:p>
          </table:table-cell>
          <table:table-cell office:value-type="float" office:value="367.08238266240767" table:formula="of:=[Thomas.M106]-[Thomas.F106]" table:style-name="ce10">
            <text:p>367.08</text:p>
          </table:table-cell>
          <table:table-cell office:value-type="float" office:value="10" table:formula="of:=[Thomas.N106]-[Thomas.G106]" table:style-name="ce2">
            <text:p>10</text:p>
          </table:table-cell>
          <table:table-cell table:style-name="ce2"/>
          <table:table-cell office:value-type="float" office:value="0" table:formula="of:=[Thomas.P106]-[Thomas.I106]-IF([Thomas.Q106]-[Thomas.J106]&lt;0;1;0)" table:style-name="ce2">
            <text:p>0</text:p>
          </table:table-cell>
          <table:table-cell office:value-type="float" office:value="0" table:formula="of:=IF([Thomas.Q106]-[Thomas.J106]&lt;0;[Thomas.Q106]-[Thomas.J106]+60;[Thomas.Q106]-[Thomas.J106])-IF([Thomas.R106]-[Thomas.K106]&lt;0;1;0)" table:style-name="ce2">
            <text:p>0</text:p>
          </table:table-cell>
          <table:table-cell office:value-type="float" office:value="0" table:formula="of:=IF([Thomas.R106]-[Thomas.K106]&lt;0;[Thomas.R106]-[Thomas.K106]+60;[Thomas.R106]-[Thomas.K106])" table:style-name="ce2">
            <text:p>0</text:p>
          </table:table-cell>
          <table:table-cell office:value-type="float" office:value="0" table:formula="of:=[Thomas.S106]-[Thomas.L106]" table:style-name="ce2">
            <text:p>0</text:p>
          </table:table-cell>
          <table:table-cell office:value-type="float" office:value="0" table:formula="of:=[Thomas.T106]-[Thomas.M106]" table:style-name="ce10">
            <text:p>0.00</text:p>
          </table:table-cell>
          <table:table-cell office:value-type="float" office:value="0" table:formula="of:=[Thomas.U106]-[Thomas.N10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aseball Star</text:p>
          </table:table-cell>
          <table:table-cell office:value-type="float" office:value="0" table:formula="of:=[Thomas.I107]-[Thomas.B107]-IF([Thomas.J107]-[Thomas.C107]&lt;0;1;0)" table:style-name="ce2">
            <text:p>0</text:p>
          </table:table-cell>
          <table:table-cell office:value-type="float" office:value="0" table:formula="of:=IF([Thomas.J107]-[Thomas.C107]&lt;0;[Thomas.J107]-[Thomas.C107]+60;[Thomas.J107]-[Thomas.C107])-IF([Thomas.K107]-[Thomas.D107]&lt;0;1;0)" table:style-name="ce2">
            <text:p>0</text:p>
          </table:table-cell>
          <table:table-cell office:value-type="float" office:value="0" table:formula="of:=IF([Thomas.K107]-[Thomas.D107]&lt;0;[Thomas.K107]-[Thomas.D107]+60;[Thomas.K107]-[Thomas.D107])" table:style-name="ce2">
            <text:p>0</text:p>
          </table:table-cell>
          <table:table-cell office:value-type="float" office:value="0" table:formula="of:=[Thomas.L107]-[Thomas.E107]" table:style-name="ce2">
            <text:p>0</text:p>
          </table:table-cell>
          <table:table-cell office:value-type="float" office:value="0" table:formula="of:=[Thomas.M107]-[Thomas.F107]" table:style-name="ce10">
            <text:p>0.00</text:p>
          </table:table-cell>
          <table:table-cell office:value-type="float" office:value="1" table:formula="of:=[Thomas.N107]-[Thomas.G107]" table:style-name="ce2">
            <text:p>1</text:p>
          </table:table-cell>
          <table:table-cell table:style-name="ce2"/>
          <table:table-cell office:value-type="float" office:value="0" table:formula="of:=[Thomas.P107]-[Thomas.I107]-IF([Thomas.Q107]-[Thomas.J107]&lt;0;1;0)" table:style-name="ce2">
            <text:p>0</text:p>
          </table:table-cell>
          <table:table-cell office:value-type="float" office:value="25" table:formula="of:=IF([Thomas.Q107]-[Thomas.J107]&lt;0;[Thomas.Q107]-[Thomas.J107]+60;[Thomas.Q107]-[Thomas.J107])-IF([Thomas.R107]-[Thomas.K107]&lt;0;1;0)" table:style-name="ce2">
            <text:p>25</text:p>
          </table:table-cell>
          <table:table-cell office:value-type="float" office:value="44" table:formula="of:=IF([Thomas.R107]-[Thomas.K107]&lt;0;[Thomas.R107]-[Thomas.K107]+60;[Thomas.R107]-[Thomas.K107])" table:style-name="ce2">
            <text:p>44</text:p>
          </table:table-cell>
          <table:table-cell office:value-type="float" office:value="12630" table:formula="of:=[Thomas.S107]-[Thomas.L107]" table:style-name="ce2">
            <text:p>12630</text:p>
          </table:table-cell>
          <table:table-cell office:value-type="float" office:value="490.80310880829012" table:formula="of:=[Thomas.T107]-[Thomas.M107]" table:style-name="ce10">
            <text:p>490.80</text:p>
          </table:table-cell>
          <table:table-cell office:value-type="float" office:value="6" table:formula="of:=[Thomas.U107]-[Thomas.N107]" table:style-name="ce2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Hockey Star</text:p>
          </table:table-cell>
          <table:table-cell office:value-type="float" office:value="0" table:formula="of:=[Thomas.I108]-[Thomas.B108]-IF([Thomas.J108]-[Thomas.C108]&lt;0;1;0)" table:style-name="ce2">
            <text:p>0</text:p>
          </table:table-cell>
          <table:table-cell office:value-type="float" office:value="5" table:formula="of:=IF([Thomas.J108]-[Thomas.C108]&lt;0;[Thomas.J108]-[Thomas.C108]+60;[Thomas.J108]-[Thomas.C108])-IF([Thomas.K108]-[Thomas.D108]&lt;0;1;0)" table:style-name="ce2">
            <text:p>5</text:p>
          </table:table-cell>
          <table:table-cell office:value-type="float" office:value="42" table:formula="of:=IF([Thomas.K108]-[Thomas.D108]&lt;0;[Thomas.K108]-[Thomas.D108]+60;[Thomas.K108]-[Thomas.D108])" table:style-name="ce2">
            <text:p>42</text:p>
          </table:table-cell>
          <table:table-cell office:value-type="float" office:value="263" table:formula="of:=[Thomas.L108]-[Thomas.E108]" table:style-name="ce2">
            <text:p>263</text:p>
          </table:table-cell>
          <table:table-cell office:value-type="float" office:value="-12.427876052444589" table:formula="of:=[Thomas.M108]-[Thomas.F108]" table:style-name="ce10">
            <text:p>-12.43</text:p>
          </table:table-cell>
          <table:table-cell office:value-type="float" office:value="0" table:formula="of:=[Thomas.N108]-[Thomas.G108]" table:style-name="ce2">
            <text:p>0</text:p>
          </table:table-cell>
          <table:table-cell table:style-name="ce2"/>
          <table:table-cell office:value-type="float" office:value="0" table:formula="of:=[Thomas.P108]-[Thomas.I108]-IF([Thomas.Q108]-[Thomas.J108]&lt;0;1;0)" table:style-name="ce2">
            <text:p>0</text:p>
          </table:table-cell>
          <table:table-cell office:value-type="float" office:value="0" table:formula="of:=IF([Thomas.Q108]-[Thomas.J108]&lt;0;[Thomas.Q108]-[Thomas.J108]+60;[Thomas.Q108]-[Thomas.J108])-IF([Thomas.R108]-[Thomas.K108]&lt;0;1;0)" table:style-name="ce2">
            <text:p>0</text:p>
          </table:table-cell>
          <table:table-cell office:value-type="float" office:value="0" table:formula="of:=IF([Thomas.R108]-[Thomas.K108]&lt;0;[Thomas.R108]-[Thomas.K108]+60;[Thomas.R108]-[Thomas.K108])" table:style-name="ce2">
            <text:p>0</text:p>
          </table:table-cell>
          <table:table-cell office:value-type="float" office:value="0" table:formula="of:=[Thomas.S108]-[Thomas.L108]" table:style-name="ce2">
            <text:p>0</text:p>
          </table:table-cell>
          <table:table-cell office:value-type="float" office:value="0" table:formula="of:=[Thomas.T108]-[Thomas.M108]" table:style-name="ce10">
            <text:p>0.00</text:p>
          </table:table-cell>
          <table:table-cell office:value-type="float" office:value="0" table:formula="of:=[Thomas.U108]-[Thomas.N10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ugby Star</text:p>
          </table:table-cell>
          <table:table-cell office:value-type="float" office:value="0" table:formula="of:=[Thomas.I109]-[Thomas.B109]-IF([Thomas.J109]-[Thomas.C109]&lt;0;1;0)" table:style-name="ce2">
            <text:p>0</text:p>
          </table:table-cell>
          <table:table-cell office:value-type="float" office:value="1" table:formula="of:=IF([Thomas.J109]-[Thomas.C109]&lt;0;[Thomas.J109]-[Thomas.C109]+60;[Thomas.J109]-[Thomas.C109])-IF([Thomas.K109]-[Thomas.D109]&lt;0;1;0)" table:style-name="ce2">
            <text:p>1</text:p>
          </table:table-cell>
          <table:table-cell office:value-type="float" office:value="33" table:formula="of:=IF([Thomas.K109]-[Thomas.D109]&lt;0;[Thomas.K109]-[Thomas.D109]+60;[Thomas.K109]-[Thomas.D109])" table:style-name="ce2">
            <text:p>33</text:p>
          </table:table-cell>
          <table:table-cell office:value-type="float" office:value="400" table:formula="of:=[Thomas.L109]-[Thomas.E109]" table:style-name="ce2">
            <text:p>400</text:p>
          </table:table-cell>
          <table:table-cell office:value-type="float" office:value="-0.37309643108812907" table:formula="of:=[Thomas.M109]-[Thomas.F109]" table:style-name="ce10">
            <text:p>-0.37</text:p>
          </table:table-cell>
          <table:table-cell office:value-type="float" office:value="0" table:formula="of:=[Thomas.N109]-[Thomas.G109]" table:style-name="ce2">
            <text:p>0</text:p>
          </table:table-cell>
          <table:table-cell table:style-name="ce2"/>
          <table:table-cell office:value-type="float" office:value="0" table:formula="of:=[Thomas.P109]-[Thomas.I109]-IF([Thomas.Q109]-[Thomas.J109]&lt;0;1;0)" table:style-name="ce2">
            <text:p>0</text:p>
          </table:table-cell>
          <table:table-cell office:value-type="float" office:value="0" table:formula="of:=IF([Thomas.Q109]-[Thomas.J109]&lt;0;[Thomas.Q109]-[Thomas.J109]+60;[Thomas.Q109]-[Thomas.J109])-IF([Thomas.R109]-[Thomas.K109]&lt;0;1;0)" table:style-name="ce2">
            <text:p>0</text:p>
          </table:table-cell>
          <table:table-cell office:value-type="float" office:value="0" table:formula="of:=IF([Thomas.R109]-[Thomas.K109]&lt;0;[Thomas.R109]-[Thomas.K109]+60;[Thomas.R109]-[Thomas.K109])" table:style-name="ce2">
            <text:p>0</text:p>
          </table:table-cell>
          <table:table-cell office:value-type="float" office:value="0" table:formula="of:=[Thomas.S109]-[Thomas.L109]" table:style-name="ce2">
            <text:p>0</text:p>
          </table:table-cell>
          <table:table-cell office:value-type="float" office:value="0" table:formula="of:=[Thomas.T109]-[Thomas.M109]" table:style-name="ce10">
            <text:p>0.00</text:p>
          </table:table-cell>
          <table:table-cell office:value-type="float" office:value="0" table:formula="of:=[Thomas.U109]-[Thomas.N10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Wrestling Star</text:p>
          </table:table-cell>
          <table:table-cell office:value-type="float" office:value="0" table:formula="of:=[Thomas.I110]-[Thomas.B110]-IF([Thomas.J110]-[Thomas.C110]&lt;0;1;0)" table:style-name="ce2">
            <text:p>0</text:p>
          </table:table-cell>
          <table:table-cell office:value-type="float" office:value="0" table:formula="of:=IF([Thomas.J110]-[Thomas.C110]&lt;0;[Thomas.J110]-[Thomas.C110]+60;[Thomas.J110]-[Thomas.C110])-IF([Thomas.K110]-[Thomas.D110]&lt;0;1;0)" table:style-name="ce2">
            <text:p>0</text:p>
          </table:table-cell>
          <table:table-cell office:value-type="float" office:value="0" table:formula="of:=IF([Thomas.K110]-[Thomas.D110]&lt;0;[Thomas.K110]-[Thomas.D110]+60;[Thomas.K110]-[Thomas.D110])" table:style-name="ce2">
            <text:p>0</text:p>
          </table:table-cell>
          <table:table-cell office:value-type="float" office:value="0" table:formula="of:=[Thomas.L110]-[Thomas.E110]" table:style-name="ce2">
            <text:p>0</text:p>
          </table:table-cell>
          <table:table-cell office:value-type="float" office:value="0" table:formula="of:=[Thomas.M110]-[Thomas.F110]" table:style-name="ce10">
            <text:p>0.00</text:p>
          </table:table-cell>
          <table:table-cell office:value-type="float" office:value="1" table:formula="of:=[Thomas.N110]-[Thomas.G110]" table:style-name="ce2">
            <text:p>1</text:p>
          </table:table-cell>
          <table:table-cell table:style-name="ce2"/>
          <table:table-cell office:value-type="float" office:value="0" table:formula="of:=[Thomas.P110]-[Thomas.I110]-IF([Thomas.Q110]-[Thomas.J110]&lt;0;1;0)" table:style-name="ce2">
            <text:p>0</text:p>
          </table:table-cell>
          <table:table-cell office:value-type="float" office:value="0" table:formula="of:=IF([Thomas.Q110]-[Thomas.J110]&lt;0;[Thomas.Q110]-[Thomas.J110]+60;[Thomas.Q110]-[Thomas.J110])-IF([Thomas.R110]-[Thomas.K110]&lt;0;1;0)" table:style-name="ce2">
            <text:p>0</text:p>
          </table:table-cell>
          <table:table-cell office:value-type="float" office:value="0" table:formula="of:=IF([Thomas.R110]-[Thomas.K110]&lt;0;[Thomas.R110]-[Thomas.K110]+60;[Thomas.R110]-[Thomas.K110])" table:style-name="ce2">
            <text:p>0</text:p>
          </table:table-cell>
          <table:table-cell office:value-type="float" office:value="0" table:formula="of:=[Thomas.S110]-[Thomas.L110]" table:style-name="ce2">
            <text:p>0</text:p>
          </table:table-cell>
          <table:table-cell office:value-type="float" office:value="0" table:formula="of:=[Thomas.T110]-[Thomas.M110]" table:style-name="ce10">
            <text:p>0.00</text:p>
          </table:table-cell>
          <table:table-cell office:value-type="float" office:value="0" table:formula="of:=[Thomas.U110]-[Thomas.N11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Golf Star</text:p>
          </table:table-cell>
          <table:table-cell office:value-type="float" office:value="0" table:formula="of:=[Thomas.I111]-[Thomas.B111]-IF([Thomas.J111]-[Thomas.C111]&lt;0;1;0)" table:style-name="ce2">
            <text:p>0</text:p>
          </table:table-cell>
          <table:table-cell office:value-type="float" office:value="12" table:formula="of:=IF([Thomas.J111]-[Thomas.C111]&lt;0;[Thomas.J111]-[Thomas.C111]+60;[Thomas.J111]-[Thomas.C111])-IF([Thomas.K111]-[Thomas.D111]&lt;0;1;0)" table:style-name="ce2">
            <text:p>12</text:p>
          </table:table-cell>
          <table:table-cell office:value-type="float" office:value="37" table:formula="of:=IF([Thomas.K111]-[Thomas.D111]&lt;0;[Thomas.K111]-[Thomas.D111]+60;[Thomas.K111]-[Thomas.D111])" table:style-name="ce2">
            <text:p>37</text:p>
          </table:table-cell>
          <table:table-cell office:value-type="float" office:value="3010" table:formula="of:=[Thomas.L111]-[Thomas.E111]" table:style-name="ce2">
            <text:p>3010</text:p>
          </table:table-cell>
          <table:table-cell office:value-type="float" office:value="-25.970164518862646" table:formula="of:=[Thomas.M111]-[Thomas.F111]" table:style-name="ce10">
            <text:p>-25.97</text:p>
          </table:table-cell>
          <table:table-cell office:value-type="float" office:value="1" table:formula="of:=[Thomas.N111]-[Thomas.G111]" table:style-name="ce2">
            <text:p>1</text:p>
          </table:table-cell>
          <table:table-cell table:style-name="ce2"/>
          <table:table-cell office:value-type="float" office:value="0" table:formula="of:=[Thomas.P111]-[Thomas.I111]-IF([Thomas.Q111]-[Thomas.J111]&lt;0;1;0)" table:style-name="ce2">
            <text:p>0</text:p>
          </table:table-cell>
          <table:table-cell office:value-type="float" office:value="0" table:formula="of:=IF([Thomas.Q111]-[Thomas.J111]&lt;0;[Thomas.Q111]-[Thomas.J111]+60;[Thomas.Q111]-[Thomas.J111])-IF([Thomas.R111]-[Thomas.K111]&lt;0;1;0)" table:style-name="ce2">
            <text:p>0</text:p>
          </table:table-cell>
          <table:table-cell office:value-type="float" office:value="0" table:formula="of:=IF([Thomas.R111]-[Thomas.K111]&lt;0;[Thomas.R111]-[Thomas.K111]+60;[Thomas.R111]-[Thomas.K111])" table:style-name="ce2">
            <text:p>0</text:p>
          </table:table-cell>
          <table:table-cell office:value-type="float" office:value="0" table:formula="of:=[Thomas.S111]-[Thomas.L111]" table:style-name="ce2">
            <text:p>0</text:p>
          </table:table-cell>
          <table:table-cell office:value-type="float" office:value="0" table:formula="of:=[Thomas.T111]-[Thomas.M111]" table:style-name="ce10">
            <text:p>0.00</text:p>
          </table:table-cell>
          <table:table-cell office:value-type="float" office:value="0" table:formula="of:=[Thomas.U111]-[Thomas.N111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oto-X Star</text:p>
          </table:table-cell>
          <table:table-cell office:value-type="float" office:value="0" table:formula="of:=[Thomas.I112]-[Thomas.B112]-IF([Thomas.J112]-[Thomas.C112]&lt;0;1;0)" table:style-name="ce2">
            <text:p>0</text:p>
          </table:table-cell>
          <table:table-cell office:value-type="float" office:value="0" table:formula="of:=IF([Thomas.J112]-[Thomas.C112]&lt;0;[Thomas.J112]-[Thomas.C112]+60;[Thomas.J112]-[Thomas.C112])-IF([Thomas.K112]-[Thomas.D112]&lt;0;1;0)" table:style-name="ce2">
            <text:p>0</text:p>
          </table:table-cell>
          <table:table-cell office:value-type="float" office:value="0" table:formula="of:=IF([Thomas.K112]-[Thomas.D112]&lt;0;[Thomas.K112]-[Thomas.D112]+60;[Thomas.K112]-[Thomas.D112])" table:style-name="ce2">
            <text:p>0</text:p>
          </table:table-cell>
          <table:table-cell office:value-type="float" office:value="0" table:formula="of:=[Thomas.L112]-[Thomas.E112]" table:style-name="ce2">
            <text:p>0</text:p>
          </table:table-cell>
          <table:table-cell office:value-type="float" office:value="0" table:formula="of:=[Thomas.M112]-[Thomas.F112]" table:style-name="ce10">
            <text:p>0.00</text:p>
          </table:table-cell>
          <table:table-cell office:value-type="float" office:value="0" table:formula="of:=[Thomas.N112]-[Thomas.G112]" table:style-name="ce2">
            <text:p>0</text:p>
          </table:table-cell>
          <table:table-cell table:style-name="ce2"/>
          <table:table-cell office:value-type="float" office:value="0" table:formula="of:=[Thomas.P112]-[Thomas.I112]-IF([Thomas.Q112]-[Thomas.J112]&lt;0;1;0)" table:style-name="ce2">
            <text:p>0</text:p>
          </table:table-cell>
          <table:table-cell office:value-type="float" office:value="0" table:formula="of:=IF([Thomas.Q112]-[Thomas.J112]&lt;0;[Thomas.Q112]-[Thomas.J112]+60;[Thomas.Q112]-[Thomas.J112])-IF([Thomas.R112]-[Thomas.K112]&lt;0;1;0)" table:style-name="ce2">
            <text:p>0</text:p>
          </table:table-cell>
          <table:table-cell office:value-type="float" office:value="0" table:formula="of:=IF([Thomas.R112]-[Thomas.K112]&lt;0;[Thomas.R112]-[Thomas.K112]+60;[Thomas.R112]-[Thomas.K112])" table:style-name="ce2">
            <text:p>0</text:p>
          </table:table-cell>
          <table:table-cell office:value-type="float" office:value="0" table:formula="of:=[Thomas.S112]-[Thomas.L112]" table:style-name="ce2">
            <text:p>0</text:p>
          </table:table-cell>
          <table:table-cell office:value-type="float" office:value="0" table:formula="of:=[Thomas.T112]-[Thomas.M112]" table:style-name="ce10">
            <text:p>0.00</text:p>
          </table:table-cell>
          <table:table-cell office:value-type="float" office:value="0" table:formula="of:=[Thomas.U112]-[Thomas.N11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ennis Star</text:p>
          </table:table-cell>
          <table:table-cell office:value-type="float" office:value="0" table:formula="of:=[Thomas.I113]-[Thomas.B113]-IF([Thomas.J113]-[Thomas.C113]&lt;0;1;0)" table:style-name="ce2">
            <text:p>0</text:p>
          </table:table-cell>
          <table:table-cell office:value-type="float" office:value="1" table:formula="of:=IF([Thomas.J113]-[Thomas.C113]&lt;0;[Thomas.J113]-[Thomas.C113]+60;[Thomas.J113]-[Thomas.C113])-IF([Thomas.K113]-[Thomas.D113]&lt;0;1;0)" table:style-name="ce2">
            <text:p>1</text:p>
          </table:table-cell>
          <table:table-cell office:value-type="float" office:value="59" table:formula="of:=IF([Thomas.K113]-[Thomas.D113]&lt;0;[Thomas.K113]-[Thomas.D113]+60;[Thomas.K113]-[Thomas.D113])" table:style-name="ce2">
            <text:p>59</text:p>
          </table:table-cell>
          <table:table-cell office:value-type="float" office:value="0" table:formula="of:=[Thomas.L113]-[Thomas.E113]" table:style-name="ce2">
            <text:p>0</text:p>
          </table:table-cell>
          <table:table-cell office:value-type="float" office:value="-2.5727412741013893" table:formula="of:=[Thomas.M113]-[Thomas.F113]" table:style-name="ce10">
            <text:p>-2.57</text:p>
          </table:table-cell>
          <table:table-cell office:value-type="float" office:value="0" table:formula="of:=[Thomas.N113]-[Thomas.G113]" table:style-name="ce2">
            <text:p>0</text:p>
          </table:table-cell>
          <table:table-cell table:style-name="ce2"/>
          <table:table-cell office:value-type="float" office:value="0" table:formula="of:=[Thomas.P113]-[Thomas.I113]-IF([Thomas.Q113]-[Thomas.J113]&lt;0;1;0)" table:style-name="ce2">
            <text:p>0</text:p>
          </table:table-cell>
          <table:table-cell office:value-type="float" office:value="0" table:formula="of:=IF([Thomas.Q113]-[Thomas.J113]&lt;0;[Thomas.Q113]-[Thomas.J113]+60;[Thomas.Q113]-[Thomas.J113])-IF([Thomas.R113]-[Thomas.K113]&lt;0;1;0)" table:style-name="ce2">
            <text:p>0</text:p>
          </table:table-cell>
          <table:table-cell office:value-type="float" office:value="0" table:formula="of:=IF([Thomas.R113]-[Thomas.K113]&lt;0;[Thomas.R113]-[Thomas.K113]+60;[Thomas.R113]-[Thomas.K113])" table:style-name="ce2">
            <text:p>0</text:p>
          </table:table-cell>
          <table:table-cell office:value-type="float" office:value="0" table:formula="of:=[Thomas.S113]-[Thomas.L113]" table:style-name="ce2">
            <text:p>0</text:p>
          </table:table-cell>
          <table:table-cell office:value-type="float" office:value="0" table:formula="of:=[Thomas.T113]-[Thomas.M113]" table:style-name="ce10">
            <text:p>0.00</text:p>
          </table:table-cell>
          <table:table-cell office:value-type="float" office:value="0" table:formula="of:=[Thomas.U113]-[Thomas.N113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Imp</text:p>
          </table:table-cell>
          <table:table-cell office:value-type="float" office:value="0" table:formula="of:=[Thomas.I115]-[Thomas.B115]-IF([Thomas.J115]-[Thomas.C115]&lt;0;1;0)" table:style-name="ce2">
            <text:p>0</text:p>
          </table:table-cell>
          <table:table-cell office:value-type="float" office:value="20" table:formula="of:=IF([Thomas.J115]-[Thomas.C115]&lt;0;[Thomas.J115]-[Thomas.C115]+60;[Thomas.J115]-[Thomas.C115])-IF([Thomas.K115]-[Thomas.D115]&lt;0;1;0)" table:style-name="ce2">
            <text:p>20</text:p>
          </table:table-cell>
          <table:table-cell office:value-type="float" office:value="43" table:formula="of:=IF([Thomas.K115]-[Thomas.D115]&lt;0;[Thomas.K115]-[Thomas.D115]+60;[Thomas.K115]-[Thomas.D115])" table:style-name="ce2">
            <text:p>43</text:p>
          </table:table-cell>
          <table:table-cell office:value-type="float" office:value="310" table:formula="of:=[Thomas.L115]-[Thomas.E115]" table:style-name="ce2">
            <text:p>310</text:p>
          </table:table-cell>
          <table:table-cell office:value-type="float" office:value="-9.2167864066598355" table:formula="of:=[Thomas.M115]-[Thomas.F115]" table:style-name="ce10">
            <text:p>-9.22</text:p>
          </table:table-cell>
          <table:table-cell office:value-type="float" office:value="0" table:formula="of:=[Thomas.N115]-[Thomas.G115]" table:style-name="ce2">
            <text:p>0</text:p>
          </table:table-cell>
          <table:table-cell table:style-name="ce2"/>
          <table:table-cell office:value-type="float" office:value="0" table:formula="of:=[Thomas.P115]-[Thomas.I115]-IF([Thomas.Q115]-[Thomas.J115]&lt;0;1;0)" table:style-name="ce2">
            <text:p>0</text:p>
          </table:table-cell>
          <table:table-cell office:value-type="float" office:value="0" table:formula="of:=IF([Thomas.Q115]-[Thomas.J115]&lt;0;[Thomas.Q115]-[Thomas.J115]+60;[Thomas.Q115]-[Thomas.J115])-IF([Thomas.R115]-[Thomas.K115]&lt;0;1;0)" table:style-name="ce2">
            <text:p>0</text:p>
          </table:table-cell>
          <table:table-cell office:value-type="float" office:value="0" table:formula="of:=IF([Thomas.R115]-[Thomas.K115]&lt;0;[Thomas.R115]-[Thomas.K115]+60;[Thomas.R115]-[Thomas.K115])" table:style-name="ce2">
            <text:p>0</text:p>
          </table:table-cell>
          <table:table-cell office:value-type="float" office:value="0" table:formula="of:=[Thomas.S115]-[Thomas.L115]" table:style-name="ce2">
            <text:p>0</text:p>
          </table:table-cell>
          <table:table-cell office:value-type="float" office:value="0" table:formula="of:=[Thomas.T115]-[Thomas.M115]" table:style-name="ce10">
            <text:p>0.00</text:p>
          </table:table-cell>
          <table:table-cell office:value-type="float" office:value="0" table:formula="of:=[Thomas.U115]-[Thomas.N11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il' Drake</text:p>
          </table:table-cell>
          <table:table-cell office:value-type="float" office:value="1" table:formula="of:=[Thomas.I116]-[Thomas.B116]-IF([Thomas.J116]-[Thomas.C116]&lt;0;1;0)" table:style-name="ce2">
            <text:p>1</text:p>
          </table:table-cell>
          <table:table-cell office:value-type="float" office:value="6" table:formula="of:=IF([Thomas.J116]-[Thomas.C116]&lt;0;[Thomas.J116]-[Thomas.C116]+60;[Thomas.J116]-[Thomas.C116])-IF([Thomas.K116]-[Thomas.D116]&lt;0;1;0)" table:style-name="ce2">
            <text:p>6</text:p>
          </table:table-cell>
          <table:table-cell office:value-type="float" office:value="37" table:formula="of:=IF([Thomas.K116]-[Thomas.D116]&lt;0;[Thomas.K116]-[Thomas.D116]+60;[Thomas.K116]-[Thomas.D116])" table:style-name="ce2">
            <text:p>37</text:p>
          </table:table-cell>
          <table:table-cell office:value-type="float" office:value="20037" table:formula="of:=[Thomas.L116]-[Thomas.E116]" table:style-name="ce2">
            <text:p>20037</text:p>
          </table:table-cell>
          <table:table-cell office:value-type="float" office:value="-58.758060330199044" table:formula="of:=[Thomas.M116]-[Thomas.F116]" table:style-name="ce10">
            <text:p>-58.76</text:p>
          </table:table-cell>
          <table:table-cell office:value-type="float" office:value="8" table:formula="of:=[Thomas.N116]-[Thomas.G116]" table:style-name="ce2">
            <text:p>8</text:p>
          </table:table-cell>
          <table:table-cell table:style-name="ce2"/>
          <table:table-cell office:value-type="float" office:value="0" table:formula="of:=[Thomas.P116]-[Thomas.I116]-IF([Thomas.Q116]-[Thomas.J116]&lt;0;1;0)" table:style-name="ce2">
            <text:p>0</text:p>
          </table:table-cell>
          <table:table-cell office:value-type="float" office:value="7" table:formula="of:=IF([Thomas.Q116]-[Thomas.J116]&lt;0;[Thomas.Q116]-[Thomas.J116]+60;[Thomas.Q116]-[Thomas.J116])-IF([Thomas.R116]-[Thomas.K116]&lt;0;1;0)" table:style-name="ce2">
            <text:p>7</text:p>
          </table:table-cell>
          <table:table-cell office:value-type="float" office:value="24" table:formula="of:=IF([Thomas.R116]-[Thomas.K116]&lt;0;[Thomas.R116]-[Thomas.K116]+60;[Thomas.R116]-[Thomas.K116])" table:style-name="ce2">
            <text:p>24</text:p>
          </table:table-cell>
          <table:table-cell office:value-type="float" office:value="461" table:formula="of:=[Thomas.S116]-[Thomas.L116]" table:style-name="ce2">
            <text:p>461</text:p>
          </table:table-cell>
          <table:table-cell office:value-type="float" office:value="-21.993652084180212" table:formula="of:=[Thomas.T116]-[Thomas.M116]" table:style-name="ce10">
            <text:p>-21.99</text:p>
          </table:table-cell>
          <table:table-cell office:value-type="float" office:value="0" table:formula="of:=[Thomas.U116]-[Thomas.N116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ylon Imp</text:p>
          </table:table-cell>
          <table:table-cell office:value-type="float" office:value="0" table:formula="of:=[Thomas.I117]-[Thomas.B117]-IF([Thomas.J117]-[Thomas.C117]&lt;0;1;0)" table:style-name="ce2">
            <text:p>0</text:p>
          </table:table-cell>
          <table:table-cell office:value-type="float" office:value="32" table:formula="of:=IF([Thomas.J117]-[Thomas.C117]&lt;0;[Thomas.J117]-[Thomas.C117]+60;[Thomas.J117]-[Thomas.C117])-IF([Thomas.K117]-[Thomas.D117]&lt;0;1;0)" table:style-name="ce2">
            <text:p>32</text:p>
          </table:table-cell>
          <table:table-cell office:value-type="float" office:value="26" table:formula="of:=IF([Thomas.K117]-[Thomas.D117]&lt;0;[Thomas.K117]-[Thomas.D117]+60;[Thomas.K117]-[Thomas.D117])" table:style-name="ce2">
            <text:p>26</text:p>
          </table:table-cell>
          <table:table-cell office:value-type="float" office:value="5100" table:formula="of:=[Thomas.L117]-[Thomas.E117]" table:style-name="ce2">
            <text:p>5100</text:p>
          </table:table-cell>
          <table:table-cell office:value-type="float" office:value="-38.074326303708716" table:formula="of:=[Thomas.M117]-[Thomas.F117]" table:style-name="ce10">
            <text:p>-38.07</text:p>
          </table:table-cell>
          <table:table-cell office:value-type="float" office:value="2" table:formula="of:=[Thomas.N117]-[Thomas.G117]" table:style-name="ce2">
            <text:p>2</text:p>
          </table:table-cell>
          <table:table-cell table:style-name="ce2"/>
          <table:table-cell office:value-type="float" office:value="0" table:formula="of:=[Thomas.P117]-[Thomas.I117]-IF([Thomas.Q117]-[Thomas.J117]&lt;0;1;0)" table:style-name="ce2">
            <text:p>0</text:p>
          </table:table-cell>
          <table:table-cell office:value-type="float" office:value="11" table:formula="of:=IF([Thomas.Q117]-[Thomas.J117]&lt;0;[Thomas.Q117]-[Thomas.J117]+60;[Thomas.Q117]-[Thomas.J117])-IF([Thomas.R117]-[Thomas.K117]&lt;0;1;0)" table:style-name="ce2">
            <text:p>11</text:p>
          </table:table-cell>
          <table:table-cell office:value-type="float" office:value="23" table:formula="of:=IF([Thomas.R117]-[Thomas.K117]&lt;0;[Thomas.R117]-[Thomas.K117]+60;[Thomas.R117]-[Thomas.K117])" table:style-name="ce2">
            <text:p>23</text:p>
          </table:table-cell>
          <table:table-cell office:value-type="float" office:value="2530" table:formula="of:=[Thomas.S117]-[Thomas.L117]" table:style-name="ce2">
            <text:p>2530</text:p>
          </table:table-cell>
          <table:table-cell office:value-type="float" office:value="1.9345718013837541" table:formula="of:=[Thomas.T117]-[Thomas.M117]" table:style-name="ce10">
            <text:p>1.93</text:p>
          </table:table-cell>
          <table:table-cell office:value-type="float" office:value="0" table:formula="of:=[Thomas.U117]-[Thomas.N11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.H.R.IMP</text:p>
          </table:table-cell>
          <table:table-cell office:value-type="float" office:value="0" table:formula="of:=[Thomas.I118]-[Thomas.B118]-IF([Thomas.J118]-[Thomas.C118]&lt;0;1;0)" table:style-name="ce2">
            <text:p>0</text:p>
          </table:table-cell>
          <table:table-cell office:value-type="float" office:value="16" table:formula="of:=IF([Thomas.J118]-[Thomas.C118]&lt;0;[Thomas.J118]-[Thomas.C118]+60;[Thomas.J118]-[Thomas.C118])-IF([Thomas.K118]-[Thomas.D118]&lt;0;1;0)" table:style-name="ce2">
            <text:p>16</text:p>
          </table:table-cell>
          <table:table-cell office:value-type="float" office:value="16" table:formula="of:=IF([Thomas.K118]-[Thomas.D118]&lt;0;[Thomas.K118]-[Thomas.D118]+60;[Thomas.K118]-[Thomas.D118])" table:style-name="ce2">
            <text:p>16</text:p>
          </table:table-cell>
          <table:table-cell office:value-type="float" office:value="8598" table:formula="of:=[Thomas.L118]-[Thomas.E118]" table:style-name="ce2">
            <text:p>8598</text:p>
          </table:table-cell>
          <table:table-cell office:value-type="float" office:value="57.754137666099041" table:formula="of:=[Thomas.M118]-[Thomas.F118]" table:style-name="ce10">
            <text:p>57.75</text:p>
          </table:table-cell>
          <table:table-cell office:value-type="float" office:value="4" table:formula="of:=[Thomas.N118]-[Thomas.G118]" table:style-name="ce2">
            <text:p>4</text:p>
          </table:table-cell>
          <table:table-cell table:style-name="ce2"/>
          <table:table-cell office:value-type="float" office:value="0" table:formula="of:=[Thomas.P118]-[Thomas.I118]-IF([Thomas.Q118]-[Thomas.J118]&lt;0;1;0)" table:style-name="ce2">
            <text:p>0</text:p>
          </table:table-cell>
          <table:table-cell office:value-type="float" office:value="0" table:formula="of:=IF([Thomas.Q118]-[Thomas.J118]&lt;0;[Thomas.Q118]-[Thomas.J118]+60;[Thomas.Q118]-[Thomas.J118])-IF([Thomas.R118]-[Thomas.K118]&lt;0;1;0)" table:style-name="ce2">
            <text:p>0</text:p>
          </table:table-cell>
          <table:table-cell office:value-type="float" office:value="0" table:formula="of:=IF([Thomas.R118]-[Thomas.K118]&lt;0;[Thomas.R118]-[Thomas.K118]+60;[Thomas.R118]-[Thomas.K118])" table:style-name="ce2">
            <text:p>0</text:p>
          </table:table-cell>
          <table:table-cell office:value-type="float" office:value="0" table:formula="of:=[Thomas.S118]-[Thomas.L118]" table:style-name="ce2">
            <text:p>0</text:p>
          </table:table-cell>
          <table:table-cell office:value-type="float" office:value="0" table:formula="of:=[Thomas.T118]-[Thomas.M118]" table:style-name="ce10">
            <text:p>0.00</text:p>
          </table:table-cell>
          <table:table-cell office:value-type="float" office:value="0" table:formula="of:=[Thomas.U118]-[Thomas.N118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Z7 Imp</text:p>
          </table:table-cell>
          <table:table-cell office:value-type="float" office:value="0" table:formula="of:=[Thomas.I119]-[Thomas.B119]-IF([Thomas.J119]-[Thomas.C119]&lt;0;1;0)" table:style-name="ce2">
            <text:p>0</text:p>
          </table:table-cell>
          <table:table-cell office:value-type="float" office:value="0" table:formula="of:=IF([Thomas.J119]-[Thomas.C119]&lt;0;[Thomas.J119]-[Thomas.C119]+60;[Thomas.J119]-[Thomas.C119])-IF([Thomas.K119]-[Thomas.D119]&lt;0;1;0)" table:style-name="ce2">
            <text:p>0</text:p>
          </table:table-cell>
          <table:table-cell office:value-type="float" office:value="0" table:formula="of:=IF([Thomas.K119]-[Thomas.D119]&lt;0;[Thomas.K119]-[Thomas.D119]+60;[Thomas.K119]-[Thomas.D119])" table:style-name="ce2">
            <text:p>0</text:p>
          </table:table-cell>
          <table:table-cell office:value-type="float" office:value="0" table:formula="of:=[Thomas.L119]-[Thomas.E119]" table:style-name="ce2">
            <text:p>0</text:p>
          </table:table-cell>
          <table:table-cell office:value-type="float" office:value="0" table:formula="of:=[Thomas.M119]-[Thomas.F119]" table:style-name="ce10">
            <text:p>0.00</text:p>
          </table:table-cell>
          <table:table-cell office:value-type="float" office:value="0" table:formula="of:=[Thomas.N119]-[Thomas.G119]" table:style-name="ce2">
            <text:p>0</text:p>
          </table:table-cell>
          <table:table-cell table:style-name="ce2"/>
          <table:table-cell office:value-type="float" office:value="0" table:formula="of:=[Thomas.P119]-[Thomas.I119]-IF([Thomas.Q119]-[Thomas.J119]&lt;0;1;0)" table:style-name="ce2">
            <text:p>0</text:p>
          </table:table-cell>
          <table:table-cell office:value-type="float" office:value="0" table:formula="of:=IF([Thomas.Q119]-[Thomas.J119]&lt;0;[Thomas.Q119]-[Thomas.J119]+60;[Thomas.Q119]-[Thomas.J119])-IF([Thomas.R119]-[Thomas.K119]&lt;0;1;0)" table:style-name="ce2">
            <text:p>0</text:p>
          </table:table-cell>
          <table:table-cell office:value-type="float" office:value="0" table:formula="of:=IF([Thomas.R119]-[Thomas.K119]&lt;0;[Thomas.R119]-[Thomas.K119]+60;[Thomas.R119]-[Thomas.K119])" table:style-name="ce2">
            <text:p>0</text:p>
          </table:table-cell>
          <table:table-cell office:value-type="float" office:value="0" table:formula="of:=[Thomas.S119]-[Thomas.L119]" table:style-name="ce2">
            <text:p>0</text:p>
          </table:table-cell>
          <table:table-cell office:value-type="float" office:value="0" table:formula="of:=[Thomas.T119]-[Thomas.M119]" table:style-name="ce10">
            <text:p>0.00</text:p>
          </table:table-cell>
          <table:table-cell office:value-type="float" office:value="0" table:formula="of:=[Thomas.U119]-[Thomas.N119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ty Imp</text:p>
          </table:table-cell>
          <table:table-cell office:value-type="float" office:value="0" table:formula="of:=[Thomas.I120]-[Thomas.B120]-IF([Thomas.J120]-[Thomas.C120]&lt;0;1;0)" table:style-name="ce2">
            <text:p>0</text:p>
          </table:table-cell>
          <table:table-cell office:value-type="float" office:value="0" table:formula="of:=IF([Thomas.J120]-[Thomas.C120]&lt;0;[Thomas.J120]-[Thomas.C120]+60;[Thomas.J120]-[Thomas.C120])-IF([Thomas.K120]-[Thomas.D120]&lt;0;1;0)" table:style-name="ce2">
            <text:p>0</text:p>
          </table:table-cell>
          <table:table-cell office:value-type="float" office:value="0" table:formula="of:=IF([Thomas.K120]-[Thomas.D120]&lt;0;[Thomas.K120]-[Thomas.D120]+60;[Thomas.K120]-[Thomas.D120])" table:style-name="ce2">
            <text:p>0</text:p>
          </table:table-cell>
          <table:table-cell office:value-type="float" office:value="0" table:formula="of:=[Thomas.L120]-[Thomas.E120]" table:style-name="ce2">
            <text:p>0</text:p>
          </table:table-cell>
          <table:table-cell office:value-type="float" office:value="0" table:formula="of:=[Thomas.M120]-[Thomas.F120]" table:style-name="ce10">
            <text:p>0.00</text:p>
          </table:table-cell>
          <table:table-cell office:value-type="float" office:value="0" table:formula="of:=[Thomas.N120]-[Thomas.G120]" table:style-name="ce2">
            <text:p>0</text:p>
          </table:table-cell>
          <table:table-cell table:style-name="ce2"/>
          <table:table-cell office:value-type="float" office:value="0" table:formula="of:=[Thomas.P120]-[Thomas.I120]-IF([Thomas.Q120]-[Thomas.J120]&lt;0;1;0)" table:style-name="ce2">
            <text:p>0</text:p>
          </table:table-cell>
          <table:table-cell office:value-type="float" office:value="0" table:formula="of:=IF([Thomas.Q120]-[Thomas.J120]&lt;0;[Thomas.Q120]-[Thomas.J120]+60;[Thomas.Q120]-[Thomas.J120])-IF([Thomas.R120]-[Thomas.K120]&lt;0;1;0)" table:style-name="ce2">
            <text:p>0</text:p>
          </table:table-cell>
          <table:table-cell office:value-type="float" office:value="0" table:formula="of:=IF([Thomas.R120]-[Thomas.K120]&lt;0;[Thomas.R120]-[Thomas.K120]+60;[Thomas.R120]-[Thomas.K120])" table:style-name="ce2">
            <text:p>0</text:p>
          </table:table-cell>
          <table:table-cell office:value-type="float" office:value="0" table:formula="of:=[Thomas.S120]-[Thomas.L120]" table:style-name="ce2">
            <text:p>0</text:p>
          </table:table-cell>
          <table:table-cell office:value-type="float" office:value="0" table:formula="of:=[Thomas.T120]-[Thomas.M120]" table:style-name="ce10">
            <text:p>0.00</text:p>
          </table:table-cell>
          <table:table-cell office:value-type="float" office:value="0" table:formula="of:=[Thomas.U120]-[Thomas.N12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callywag Imp</text:p>
          </table:table-cell>
          <table:table-cell office:value-type="float" office:value="0" table:formula="of:=[Thomas.I121]-[Thomas.B121]-IF([Thomas.J121]-[Thomas.C121]&lt;0;1;0)" table:style-name="ce2">
            <text:p>0</text:p>
          </table:table-cell>
          <table:table-cell office:value-type="float" office:value="0" table:formula="of:=IF([Thomas.J121]-[Thomas.C121]&lt;0;[Thomas.J121]-[Thomas.C121]+60;[Thomas.J121]-[Thomas.C121])-IF([Thomas.K121]-[Thomas.D121]&lt;0;1;0)" table:style-name="ce2">
            <text:p>0</text:p>
          </table:table-cell>
          <table:table-cell office:value-type="float" office:value="0" table:formula="of:=IF([Thomas.K121]-[Thomas.D121]&lt;0;[Thomas.K121]-[Thomas.D121]+60;[Thomas.K121]-[Thomas.D121])" table:style-name="ce2">
            <text:p>0</text:p>
          </table:table-cell>
          <table:table-cell office:value-type="float" office:value="0" table:formula="of:=[Thomas.L121]-[Thomas.E121]" table:style-name="ce2">
            <text:p>0</text:p>
          </table:table-cell>
          <table:table-cell office:value-type="float" office:value="0" table:formula="of:=[Thomas.M121]-[Thomas.F121]" table:style-name="ce10">
            <text:p>0.00</text:p>
          </table:table-cell>
          <table:table-cell office:value-type="float" office:value="0" table:formula="of:=[Thomas.N121]-[Thomas.G121]" table:style-name="ce2">
            <text:p>0</text:p>
          </table:table-cell>
          <table:table-cell table:style-name="ce2"/>
          <table:table-cell office:value-type="float" office:value="0" table:formula="of:=[Thomas.P121]-[Thomas.I121]-IF([Thomas.Q121]-[Thomas.J121]&lt;0;1;0)" table:style-name="ce2">
            <text:p>0</text:p>
          </table:table-cell>
          <table:table-cell office:value-type="float" office:value="0" table:formula="of:=IF([Thomas.Q121]-[Thomas.J121]&lt;0;[Thomas.Q121]-[Thomas.J121]+60;[Thomas.Q121]-[Thomas.J121])-IF([Thomas.R121]-[Thomas.K121]&lt;0;1;0)" table:style-name="ce2">
            <text:p>0</text:p>
          </table:table-cell>
          <table:table-cell office:value-type="float" office:value="0" table:formula="of:=IF([Thomas.R121]-[Thomas.K121]&lt;0;[Thomas.R121]-[Thomas.K121]+60;[Thomas.R121]-[Thomas.K121])" table:style-name="ce2">
            <text:p>0</text:p>
          </table:table-cell>
          <table:table-cell office:value-type="float" office:value="0" table:formula="of:=[Thomas.S121]-[Thomas.L121]" table:style-name="ce2">
            <text:p>0</text:p>
          </table:table-cell>
          <table:table-cell office:value-type="float" office:value="0" table:formula="of:=[Thomas.T121]-[Thomas.M121]" table:style-name="ce10">
            <text:p>0.00</text:p>
          </table:table-cell>
          <table:table-cell office:value-type="float" office:value="0" table:formula="of:=[Thomas.U121]-[Thomas.N121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Captain Deadbeard</text:p>
          </table:table-cell>
          <table:table-cell office:value-type="float" office:value="0" table:formula="of:=[Thomas.I123]-[Thomas.B123]-IF([Thomas.J123]-[Thomas.C123]&lt;0;1;0)" table:style-name="ce2">
            <text:p>0</text:p>
          </table:table-cell>
          <table:table-cell office:value-type="float" office:value="0" table:formula="of:=IF([Thomas.J123]-[Thomas.C123]&lt;0;[Thomas.J123]-[Thomas.C123]+60;[Thomas.J123]-[Thomas.C123])-IF([Thomas.K123]-[Thomas.D123]&lt;0;1;0)" table:style-name="ce2">
            <text:p>0</text:p>
          </table:table-cell>
          <table:table-cell office:value-type="float" office:value="4" table:formula="of:=IF([Thomas.K123]-[Thomas.D123]&lt;0;[Thomas.K123]-[Thomas.D123]+60;[Thomas.K123]-[Thomas.D123])" table:style-name="ce2">
            <text:p>4</text:p>
          </table:table-cell>
          <table:table-cell office:value-type="float" office:value="0" table:formula="of:=[Thomas.L123]-[Thomas.E123]" table:style-name="ce2">
            <text:p>0</text:p>
          </table:table-cell>
          <table:table-cell office:value-type="float" office:value="-0.14922467311978949" table:formula="of:=[Thomas.M123]-[Thomas.F123]" table:style-name="ce10">
            <text:p>-0.15</text:p>
          </table:table-cell>
          <table:table-cell office:value-type="float" office:value="0" table:formula="of:=[Thomas.N123]-[Thomas.G123]" table:style-name="ce2">
            <text:p>0</text:p>
          </table:table-cell>
          <table:table-cell table:style-name="ce2"/>
          <table:table-cell office:value-type="float" office:value="0" table:formula="of:=[Thomas.P123]-[Thomas.I123]-IF([Thomas.Q123]-[Thomas.J123]&lt;0;1;0)" table:style-name="ce2">
            <text:p>0</text:p>
          </table:table-cell>
          <table:table-cell office:value-type="float" office:value="1" table:formula="of:=IF([Thomas.Q123]-[Thomas.J123]&lt;0;[Thomas.Q123]-[Thomas.J123]+60;[Thomas.Q123]-[Thomas.J123])-IF([Thomas.R123]-[Thomas.K123]&lt;0;1;0)" table:style-name="ce2">
            <text:p>1</text:p>
          </table:table-cell>
          <table:table-cell office:value-type="float" office:value="22" table:formula="of:=IF([Thomas.R123]-[Thomas.K123]&lt;0;[Thomas.R123]-[Thomas.K123]+60;[Thomas.R123]-[Thomas.K123])" table:style-name="ce2">
            <text:p>22</text:p>
          </table:table-cell>
          <table:table-cell office:value-type="float" office:value="0" table:formula="of:=[Thomas.S123]-[Thomas.L123]" table:style-name="ce2">
            <text:p>0</text:p>
          </table:table-cell>
          <table:table-cell office:value-type="float" office:value="-3.0167003994219783" table:formula="of:=[Thomas.T123]-[Thomas.M123]" table:style-name="ce10">
            <text:p>-3.02</text:p>
          </table:table-cell>
          <table:table-cell office:value-type="float" office:value="0" table:formula="of:=[Thomas.U123]-[Thomas.N123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ptain Cannon</text:p>
          </table:table-cell>
          <table:table-cell office:value-type="float" office:value="0" table:formula="of:=[Thomas.I124]-[Thomas.B124]-IF([Thomas.J124]-[Thomas.C124]&lt;0;1;0)" table:style-name="ce2">
            <text:p>0</text:p>
          </table:table-cell>
          <table:table-cell office:value-type="float" office:value="2" table:formula="of:=IF([Thomas.J124]-[Thomas.C124]&lt;0;[Thomas.J124]-[Thomas.C124]+60;[Thomas.J124]-[Thomas.C124])-IF([Thomas.K124]-[Thomas.D124]&lt;0;1;0)" table:style-name="ce2">
            <text:p>2</text:p>
          </table:table-cell>
          <table:table-cell office:value-type="float" office:value="59" table:formula="of:=IF([Thomas.K124]-[Thomas.D124]&lt;0;[Thomas.K124]-[Thomas.D124]+60;[Thomas.K124]-[Thomas.D124])" table:style-name="ce2">
            <text:p>59</text:p>
          </table:table-cell>
          <table:table-cell office:value-type="float" office:value="658" table:formula="of:=[Thomas.L124]-[Thomas.E124]" table:style-name="ce2">
            <text:p>658</text:p>
          </table:table-cell>
          <table:table-cell office:value-type="float" office:value="220.55865921787708" table:formula="of:=[Thomas.M124]-[Thomas.F124]" table:style-name="ce10">
            <text:p>220.56</text:p>
          </table:table-cell>
          <table:table-cell office:value-type="float" office:value="1" table:formula="of:=[Thomas.N124]-[Thomas.G124]" table:style-name="ce2">
            <text:p>1</text:p>
          </table:table-cell>
          <table:table-cell table:style-name="ce2"/>
          <table:table-cell office:value-type="float" office:value="1" table:formula="of:=[Thomas.P124]-[Thomas.I124]-IF([Thomas.Q124]-[Thomas.J124]&lt;0;1;0)" table:style-name="ce2">
            <text:p>1</text:p>
          </table:table-cell>
          <table:table-cell office:value-type="float" office:value="1" table:formula="of:=IF([Thomas.Q124]-[Thomas.J124]&lt;0;[Thomas.Q124]-[Thomas.J124]+60;[Thomas.Q124]-[Thomas.J124])-IF([Thomas.R124]-[Thomas.K124]&lt;0;1;0)" table:style-name="ce2">
            <text:p>1</text:p>
          </table:table-cell>
          <table:table-cell office:value-type="float" office:value="44" table:formula="of:=IF([Thomas.R124]-[Thomas.K124]&lt;0;[Thomas.R124]-[Thomas.K124]+60;[Thomas.R124]-[Thomas.K124])" table:style-name="ce2">
            <text:p>44</text:p>
          </table:table-cell>
          <table:table-cell office:value-type="float" office:value="17515" table:formula="of:=[Thomas.S124]-[Thomas.L124]" table:style-name="ce2">
            <text:p>17515</text:p>
          </table:table-cell>
          <table:table-cell office:value-type="float" office:value="60.249993885393593" table:formula="of:=[Thomas.T124]-[Thomas.M124]" table:style-name="ce10">
            <text:p>60.25</text:p>
          </table:table-cell>
          <table:table-cell office:value-type="float" office:value="7" table:formula="of:=[Thomas.U124]-[Thomas.N124]" table:style-name="ce2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ptain Flameface</text:p>
          </table:table-cell>
          <table:table-cell office:value-type="float" office:value="1" table:formula="of:=[Thomas.I125]-[Thomas.B125]-IF([Thomas.J125]-[Thomas.C125]&lt;0;1;0)" table:style-name="ce2">
            <text:p>1</text:p>
          </table:table-cell>
          <table:table-cell office:value-type="float" office:value="36" table:formula="of:=IF([Thomas.J125]-[Thomas.C125]&lt;0;[Thomas.J125]-[Thomas.C125]+60;[Thomas.J125]-[Thomas.C125])-IF([Thomas.K125]-[Thomas.D125]&lt;0;1;0)" table:style-name="ce2">
            <text:p>36</text:p>
          </table:table-cell>
          <table:table-cell office:value-type="float" office:value="54" table:formula="of:=IF([Thomas.K125]-[Thomas.D125]&lt;0;[Thomas.K125]-[Thomas.D125]+60;[Thomas.K125]-[Thomas.D125])" table:style-name="ce2">
            <text:p>54</text:p>
          </table:table-cell>
          <table:table-cell office:value-type="float" office:value="23288" table:formula="of:=[Thomas.L125]-[Thomas.E125]" table:style-name="ce2">
            <text:p>23288</text:p>
          </table:table-cell>
          <table:table-cell office:value-type="float" office:value="240.33023735810113" table:formula="of:=[Thomas.M125]-[Thomas.F125]" table:style-name="ce10">
            <text:p>240.33</text:p>
          </table:table-cell>
          <table:table-cell office:value-type="float" office:value="10" table:formula="of:=[Thomas.N125]-[Thomas.G125]" table:style-name="ce2">
            <text:p>10</text:p>
          </table:table-cell>
          <table:table-cell table:style-name="ce2"/>
          <table:table-cell office:value-type="float" office:value="0" table:formula="of:=[Thomas.P125]-[Thomas.I125]-IF([Thomas.Q125]-[Thomas.J125]&lt;0;1;0)" table:style-name="ce2">
            <text:p>0</text:p>
          </table:table-cell>
          <table:table-cell office:value-type="float" office:value="0" table:formula="of:=IF([Thomas.Q125]-[Thomas.J125]&lt;0;[Thomas.Q125]-[Thomas.J125]+60;[Thomas.Q125]-[Thomas.J125])-IF([Thomas.R125]-[Thomas.K125]&lt;0;1;0)" table:style-name="ce2">
            <text:p>0</text:p>
          </table:table-cell>
          <table:table-cell office:value-type="float" office:value="0" table:formula="of:=IF([Thomas.R125]-[Thomas.K125]&lt;0;[Thomas.R125]-[Thomas.K125]+60;[Thomas.R125]-[Thomas.K125])" table:style-name="ce2">
            <text:p>0</text:p>
          </table:table-cell>
          <table:table-cell office:value-type="float" office:value="0" table:formula="of:=[Thomas.S125]-[Thomas.L125]" table:style-name="ce2">
            <text:p>0</text:p>
          </table:table-cell>
          <table:table-cell office:value-type="float" office:value="0" table:formula="of:=[Thomas.T125]-[Thomas.M125]" table:style-name="ce10">
            <text:p>0.00</text:p>
          </table:table-cell>
          <table:table-cell office:value-type="float" office:value="0" table:formula="of:=[Thomas.U125]-[Thomas.N125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ptain Sharkbite</text:p>
          </table:table-cell>
          <table:table-cell office:value-type="float" office:value="0" table:formula="of:=[Thomas.I126]-[Thomas.B126]-IF([Thomas.J126]-[Thomas.C126]&lt;0;1;0)" table:style-name="ce2">
            <text:p>0</text:p>
          </table:table-cell>
          <table:table-cell office:value-type="float" office:value="26" table:formula="of:=IF([Thomas.J126]-[Thomas.C126]&lt;0;[Thomas.J126]-[Thomas.C126]+60;[Thomas.J126]-[Thomas.C126])-IF([Thomas.K126]-[Thomas.D126]&lt;0;1;0)" table:style-name="ce2">
            <text:p>26</text:p>
          </table:table-cell>
          <table:table-cell office:value-type="float" office:value="8" table:formula="of:=IF([Thomas.K126]-[Thomas.D126]&lt;0;[Thomas.K126]-[Thomas.D126]+60;[Thomas.K126]-[Thomas.D126])" table:style-name="ce2">
            <text:p>8</text:p>
          </table:table-cell>
          <table:table-cell office:value-type="float" office:value="5440" table:formula="of:=[Thomas.L126]-[Thomas.E126]" table:style-name="ce2">
            <text:p>5440</text:p>
          </table:table-cell>
          <table:table-cell office:value-type="float" office:value="23.377103659562465" table:formula="of:=[Thomas.M126]-[Thomas.F126]" table:style-name="ce10">
            <text:p>23.38</text:p>
          </table:table-cell>
          <table:table-cell office:value-type="float" office:value="2" table:formula="of:=[Thomas.N126]-[Thomas.G126]" table:style-name="ce2">
            <text:p>2</text:p>
          </table:table-cell>
          <table:table-cell table:style-name="ce2"/>
          <table:table-cell office:value-type="float" office:value="0" table:formula="of:=[Thomas.P126]-[Thomas.I126]-IF([Thomas.Q126]-[Thomas.J126]&lt;0;1;0)" table:style-name="ce2">
            <text:p>0</text:p>
          </table:table-cell>
          <table:table-cell office:value-type="float" office:value="1" table:formula="of:=IF([Thomas.Q126]-[Thomas.J126]&lt;0;[Thomas.Q126]-[Thomas.J126]+60;[Thomas.Q126]-[Thomas.J126])-IF([Thomas.R126]-[Thomas.K126]&lt;0;1;0)" table:style-name="ce2">
            <text:p>1</text:p>
          </table:table-cell>
          <table:table-cell office:value-type="float" office:value="28" table:formula="of:=IF([Thomas.R126]-[Thomas.K126]&lt;0;[Thomas.R126]-[Thomas.K126]+60;[Thomas.R126]-[Thomas.K126])" table:style-name="ce2">
            <text:p>28</text:p>
          </table:table-cell>
          <table:table-cell office:value-type="float" office:value="15562" table:formula="of:=[Thomas.S126]-[Thomas.L126]" table:style-name="ce2">
            <text:p>15562</text:p>
          </table:table-cell>
          <table:table-cell office:value-type="float" office:value="374.21071173411542" table:formula="of:=[Thomas.T126]-[Thomas.M126]" table:style-name="ce10">
            <text:p>374.21</text:p>
          </table:table-cell>
          <table:table-cell office:value-type="float" office:value="-4" table:formula="of:=[Thomas.U126]-[Thomas.N126]" table:style-name="ce2">
            <text:p>-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ptain Squawk</text:p>
          </table:table-cell>
          <table:table-cell office:value-type="float" office:value="0" table:formula="of:=[Thomas.I127]-[Thomas.B127]-IF([Thomas.J127]-[Thomas.C127]&lt;0;1;0)" table:style-name="ce2">
            <text:p>0</text:p>
          </table:table-cell>
          <table:table-cell office:value-type="float" office:value="0" table:formula="of:=IF([Thomas.J127]-[Thomas.C127]&lt;0;[Thomas.J127]-[Thomas.C127]+60;[Thomas.J127]-[Thomas.C127])-IF([Thomas.K127]-[Thomas.D127]&lt;0;1;0)" table:style-name="ce2">
            <text:p>0</text:p>
          </table:table-cell>
          <table:table-cell office:value-type="float" office:value="0" table:formula="of:=IF([Thomas.K127]-[Thomas.D127]&lt;0;[Thomas.K127]-[Thomas.D127]+60;[Thomas.K127]-[Thomas.D127])" table:style-name="ce2">
            <text:p>0</text:p>
          </table:table-cell>
          <table:table-cell office:value-type="float" office:value="0" table:formula="of:=[Thomas.L127]-[Thomas.E127]" table:style-name="ce2">
            <text:p>0</text:p>
          </table:table-cell>
          <table:table-cell office:value-type="float" office:value="0" table:formula="of:=[Thomas.M127]-[Thomas.F127]" table:style-name="ce10">
            <text:p>0.00</text:p>
          </table:table-cell>
          <table:table-cell office:value-type="float" office:value="0" table:formula="of:=[Thomas.N127]-[Thomas.G127]" table:style-name="ce2">
            <text:p>0</text:p>
          </table:table-cell>
          <table:table-cell table:style-name="ce2"/>
          <table:table-cell office:value-type="float" office:value="0" table:formula="of:=[Thomas.P127]-[Thomas.I127]-IF([Thomas.Q127]-[Thomas.J127]&lt;0;1;0)" table:style-name="ce2">
            <text:p>0</text:p>
          </table:table-cell>
          <table:table-cell office:value-type="float" office:value="3" table:formula="of:=IF([Thomas.Q127]-[Thomas.J127]&lt;0;[Thomas.Q127]-[Thomas.J127]+60;[Thomas.Q127]-[Thomas.J127])-IF([Thomas.R127]-[Thomas.K127]&lt;0;1;0)" table:style-name="ce2">
            <text:p>3</text:p>
          </table:table-cell>
          <table:table-cell office:value-type="float" office:value="12" table:formula="of:=IF([Thomas.R127]-[Thomas.K127]&lt;0;[Thomas.R127]-[Thomas.K127]+60;[Thomas.R127]-[Thomas.K127])" table:style-name="ce2">
            <text:p>12</text:p>
          </table:table-cell>
          <table:table-cell office:value-type="float" office:value="100" table:formula="of:=[Thomas.S127]-[Thomas.L127]" table:style-name="ce2">
            <text:p>100</text:p>
          </table:table-cell>
          <table:table-cell office:value-type="float" office:value="-39.118874059720497" table:formula="of:=[Thomas.T127]-[Thomas.M127]" table:style-name="ce10">
            <text:p>-39.12</text:p>
          </table:table-cell>
          <table:table-cell office:value-type="float" office:value="0" table:formula="of:=[Thomas.U127]-[Thomas.N127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aptain Partyman</text:p>
          </table:table-cell>
          <table:table-cell office:value-type="float" office:value="0" table:formula="of:=[Thomas.I128]-[Thomas.B128]-IF([Thomas.J128]-[Thomas.C128]&lt;0;1;0)" table:style-name="ce2">
            <text:p>0</text:p>
          </table:table-cell>
          <table:table-cell office:value-type="float" office:value="0" table:formula="of:=IF([Thomas.J128]-[Thomas.C128]&lt;0;[Thomas.J128]-[Thomas.C128]+60;[Thomas.J128]-[Thomas.C128])-IF([Thomas.K128]-[Thomas.D128]&lt;0;1;0)" table:style-name="ce2">
            <text:p>0</text:p>
          </table:table-cell>
          <table:table-cell office:value-type="float" office:value="0" table:formula="of:=IF([Thomas.K128]-[Thomas.D128]&lt;0;[Thomas.K128]-[Thomas.D128]+60;[Thomas.K128]-[Thomas.D128])" table:style-name="ce2">
            <text:p>0</text:p>
          </table:table-cell>
          <table:table-cell office:value-type="float" office:value="0" table:formula="of:=[Thomas.L128]-[Thomas.E128]" table:style-name="ce2">
            <text:p>0</text:p>
          </table:table-cell>
          <table:table-cell office:value-type="float" office:value="0" table:formula="of:=[Thomas.M128]-[Thomas.F128]" table:style-name="ce10">
            <text:p>0.00</text:p>
          </table:table-cell>
          <table:table-cell office:value-type="float" office:value="0" table:formula="of:=[Thomas.N128]-[Thomas.G128]" table:style-name="ce2">
            <text:p>0</text:p>
          </table:table-cell>
          <table:table-cell table:style-name="ce2"/>
          <table:table-cell office:value-type="float" office:value="0" table:formula="of:=[Thomas.P128]-[Thomas.I128]-IF([Thomas.Q128]-[Thomas.J128]&lt;0;1;0)" table:style-name="ce2">
            <text:p>0</text:p>
          </table:table-cell>
          <table:table-cell office:value-type="float" office:value="0" table:formula="of:=IF([Thomas.Q128]-[Thomas.J128]&lt;0;[Thomas.Q128]-[Thomas.J128]+60;[Thomas.Q128]-[Thomas.J128])-IF([Thomas.R128]-[Thomas.K128]&lt;0;1;0)" table:style-name="ce2">
            <text:p>0</text:p>
          </table:table-cell>
          <table:table-cell office:value-type="float" office:value="0" table:formula="of:=IF([Thomas.R128]-[Thomas.K128]&lt;0;[Thomas.R128]-[Thomas.K128]+60;[Thomas.R128]-[Thomas.K128])" table:style-name="ce2">
            <text:p>0</text:p>
          </table:table-cell>
          <table:table-cell office:value-type="float" office:value="0" table:formula="of:=[Thomas.S128]-[Thomas.L128]" table:style-name="ce2">
            <text:p>0</text:p>
          </table:table-cell>
          <table:table-cell office:value-type="float" office:value="0" table:formula="of:=[Thomas.T128]-[Thomas.M128]" table:style-name="ce10">
            <text:p>0.00</text:p>
          </table:table-cell>
          <table:table-cell office:value-type="float" office:value="0" table:formula="of:=[Thomas.U128]-[Thomas.N128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Super Brainz</text:p>
          </table:table-cell>
          <table:table-cell office:value-type="float" office:value="0" table:formula="of:=[Thomas.I130]-[Thomas.B130]-IF([Thomas.J130]-[Thomas.C130]&lt;0;1;0)" table:style-name="ce2">
            <text:p>0</text:p>
          </table:table-cell>
          <table:table-cell office:value-type="float" office:value="4" table:formula="of:=IF([Thomas.J130]-[Thomas.C130]&lt;0;[Thomas.J130]-[Thomas.C130]+60;[Thomas.J130]-[Thomas.C130])-IF([Thomas.K130]-[Thomas.D130]&lt;0;1;0)" table:style-name="ce2">
            <text:p>4</text:p>
          </table:table-cell>
          <table:table-cell office:value-type="float" office:value="18" table:formula="of:=IF([Thomas.K130]-[Thomas.D130]&lt;0;[Thomas.K130]-[Thomas.D130]+60;[Thomas.K130]-[Thomas.D130])" table:style-name="ce2">
            <text:p>18</text:p>
          </table:table-cell>
          <table:table-cell office:value-type="float" office:value="0" table:formula="of:=[Thomas.L130]-[Thomas.E130]" table:style-name="ce2">
            <text:p>0</text:p>
          </table:table-cell>
          <table:table-cell office:value-type="float" office:value="-2.3118716187630355" table:formula="of:=[Thomas.M130]-[Thomas.F130]" table:style-name="ce10">
            <text:p>-2.31</text:p>
          </table:table-cell>
          <table:table-cell office:value-type="float" office:value="0" table:formula="of:=[Thomas.N130]-[Thomas.G130]" table:style-name="ce2">
            <text:p>0</text:p>
          </table:table-cell>
          <table:table-cell table:style-name="ce2"/>
          <table:table-cell office:value-type="float" office:value="0" table:formula="of:=[Thomas.P130]-[Thomas.I130]-IF([Thomas.Q130]-[Thomas.J130]&lt;0;1;0)" table:style-name="ce2">
            <text:p>0</text:p>
          </table:table-cell>
          <table:table-cell office:value-type="float" office:value="11" table:formula="of:=IF([Thomas.Q130]-[Thomas.J130]&lt;0;[Thomas.Q130]-[Thomas.J130]+60;[Thomas.Q130]-[Thomas.J130])-IF([Thomas.R130]-[Thomas.K130]&lt;0;1;0)" table:style-name="ce2">
            <text:p>11</text:p>
          </table:table-cell>
          <table:table-cell office:value-type="float" office:value="42" table:formula="of:=IF([Thomas.R130]-[Thomas.K130]&lt;0;[Thomas.R130]-[Thomas.K130]+60;[Thomas.R130]-[Thomas.K130])" table:style-name="ce2">
            <text:p>42</text:p>
          </table:table-cell>
          <table:table-cell office:value-type="float" office:value="0" table:formula="of:=[Thomas.S130]-[Thomas.L130]" table:style-name="ce2">
            <text:p>0</text:p>
          </table:table-cell>
          <table:table-cell office:value-type="float" office:value="-5.8370421977105593" table:formula="of:=[Thomas.T130]-[Thomas.M130]" table:style-name="ce10">
            <text:p>-5.84</text:p>
          </table:table-cell>
          <table:table-cell office:value-type="float" office:value="0" table:formula="of:=[Thomas.U130]-[Thomas.N130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zmic Brainz</text:p>
          </table:table-cell>
          <table:table-cell office:value-type="float" office:value="0" table:formula="of:=[Thomas.I131]-[Thomas.B131]-IF([Thomas.J131]-[Thomas.C131]&lt;0;1;0)" table:style-name="ce2">
            <text:p>0</text:p>
          </table:table-cell>
          <table:table-cell office:value-type="float" office:value="13" table:formula="of:=IF([Thomas.J131]-[Thomas.C131]&lt;0;[Thomas.J131]-[Thomas.C131]+60;[Thomas.J131]-[Thomas.C131])-IF([Thomas.K131]-[Thomas.D131]&lt;0;1;0)" table:style-name="ce2">
            <text:p>13</text:p>
          </table:table-cell>
          <table:table-cell office:value-type="float" office:value="48" table:formula="of:=IF([Thomas.K131]-[Thomas.D131]&lt;0;[Thomas.K131]-[Thomas.D131]+60;[Thomas.K131]-[Thomas.D131])" table:style-name="ce2">
            <text:p>48</text:p>
          </table:table-cell>
          <table:table-cell office:value-type="float" office:value="1650" table:formula="of:=[Thomas.L131]-[Thomas.E131]" table:style-name="ce2">
            <text:p>1650</text:p>
          </table:table-cell>
          <table:table-cell office:value-type="float" office:value="119.56521739130434" table:formula="of:=[Thomas.M131]-[Thomas.F131]" table:style-name="ce10">
            <text:p>119.57</text:p>
          </table:table-cell>
          <table:table-cell office:value-type="float" office:value="2" table:formula="of:=[Thomas.N131]-[Thomas.G131]" table:style-name="ce2">
            <text:p>2</text:p>
          </table:table-cell>
          <table:table-cell table:style-name="ce2"/>
          <table:table-cell office:value-type="float" office:value="0" table:formula="of:=[Thomas.P131]-[Thomas.I131]-IF([Thomas.Q131]-[Thomas.J131]&lt;0;1;0)" table:style-name="ce2">
            <text:p>0</text:p>
          </table:table-cell>
          <table:table-cell office:value-type="float" office:value="34" table:formula="of:=IF([Thomas.Q131]-[Thomas.J131]&lt;0;[Thomas.Q131]-[Thomas.J131]+60;[Thomas.Q131]-[Thomas.J131])-IF([Thomas.R131]-[Thomas.K131]&lt;0;1;0)" table:style-name="ce2">
            <text:p>34</text:p>
          </table:table-cell>
          <table:table-cell office:value-type="float" office:value="54" table:formula="of:=IF([Thomas.R131]-[Thomas.K131]&lt;0;[Thomas.R131]-[Thomas.K131]+60;[Thomas.R131]-[Thomas.K131])" table:style-name="ce2">
            <text:p>54</text:p>
          </table:table-cell>
          <table:table-cell office:value-type="float" office:value="1076" table:formula="of:=[Thomas.S131]-[Thomas.L131]" table:style-name="ce2">
            <text:p>1076</text:p>
          </table:table-cell>
          <table:table-cell office:value-type="float" office:value="-63.589858048388535" table:formula="of:=[Thomas.T131]-[Thomas.M131]" table:style-name="ce10">
            <text:p>-63.59</text:p>
          </table:table-cell>
          <table:table-cell office:value-type="float" office:value="1" table:formula="of:=[Thomas.U131]-[Thomas.N131]" table:style-name="ce2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Electro Brainz</text:p>
          </table:table-cell>
          <table:table-cell office:value-type="float" office:value="1" table:formula="of:=[Thomas.I132]-[Thomas.B132]-IF([Thomas.J132]-[Thomas.C132]&lt;0;1;0)" table:style-name="ce2">
            <text:p>1</text:p>
          </table:table-cell>
          <table:table-cell office:value-type="float" office:value="44" table:formula="of:=IF([Thomas.J132]-[Thomas.C132]&lt;0;[Thomas.J132]-[Thomas.C132]+60;[Thomas.J132]-[Thomas.C132])-IF([Thomas.K132]-[Thomas.D132]&lt;0;1;0)" table:style-name="ce2">
            <text:p>44</text:p>
          </table:table-cell>
          <table:table-cell office:value-type="float" office:value="46" table:formula="of:=IF([Thomas.K132]-[Thomas.D132]&lt;0;[Thomas.K132]-[Thomas.D132]+60;[Thomas.K132]-[Thomas.D132])" table:style-name="ce2">
            <text:p>46</text:p>
          </table:table-cell>
          <table:table-cell office:value-type="float" office:value="23288" table:formula="of:=[Thomas.L132]-[Thomas.E132]" table:style-name="ce2">
            <text:p>23288</text:p>
          </table:table-cell>
          <table:table-cell office:value-type="float" office:value="222.28444161629017" table:formula="of:=[Thomas.M132]-[Thomas.F132]" table:style-name="ce10">
            <text:p>222.28</text:p>
          </table:table-cell>
          <table:table-cell office:value-type="float" office:value="11" table:formula="of:=[Thomas.N132]-[Thomas.G132]" table:style-name="ce2">
            <text:p>11</text:p>
          </table:table-cell>
          <table:table-cell table:style-name="ce2"/>
          <table:table-cell office:value-type="float" office:value="0" table:formula="of:=[Thomas.P132]-[Thomas.I132]-IF([Thomas.Q132]-[Thomas.J132]&lt;0;1;0)" table:style-name="ce2">
            <text:p>0</text:p>
          </table:table-cell>
          <table:table-cell office:value-type="float" office:value="0" table:formula="of:=IF([Thomas.Q132]-[Thomas.J132]&lt;0;[Thomas.Q132]-[Thomas.J132]+60;[Thomas.Q132]-[Thomas.J132])-IF([Thomas.R132]-[Thomas.K132]&lt;0;1;0)" table:style-name="ce2">
            <text:p>0</text:p>
          </table:table-cell>
          <table:table-cell office:value-type="float" office:value="0" table:formula="of:=IF([Thomas.R132]-[Thomas.K132]&lt;0;[Thomas.R132]-[Thomas.K132]+60;[Thomas.R132]-[Thomas.K132])" table:style-name="ce2">
            <text:p>0</text:p>
          </table:table-cell>
          <table:table-cell office:value-type="float" office:value="0" table:formula="of:=[Thomas.S132]-[Thomas.L132]" table:style-name="ce2">
            <text:p>0</text:p>
          </table:table-cell>
          <table:table-cell office:value-type="float" office:value="0" table:formula="of:=[Thomas.T132]-[Thomas.M132]" table:style-name="ce10">
            <text:p>0.00</text:p>
          </table:table-cell>
          <table:table-cell office:value-type="float" office:value="0" table:formula="of:=[Thomas.U132]-[Thomas.N132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reakfast Brainz</text:p>
          </table:table-cell>
          <table:table-cell office:value-type="float" office:value="1" table:formula="of:=[Thomas.I133]-[Thomas.B133]-IF([Thomas.J133]-[Thomas.C133]&lt;0;1;0)" table:style-name="ce2">
            <text:p>1</text:p>
          </table:table-cell>
          <table:table-cell office:value-type="float" office:value="7" table:formula="of:=IF([Thomas.J133]-[Thomas.C133]&lt;0;[Thomas.J133]-[Thomas.C133]+60;[Thomas.J133]-[Thomas.C133])-IF([Thomas.K133]-[Thomas.D133]&lt;0;1;0)" table:style-name="ce2">
            <text:p>7</text:p>
          </table:table-cell>
          <table:table-cell office:value-type="float" office:value="39" table:formula="of:=IF([Thomas.K133]-[Thomas.D133]&lt;0;[Thomas.K133]-[Thomas.D133]+60;[Thomas.K133]-[Thomas.D133])" table:style-name="ce2">
            <text:p>39</text:p>
          </table:table-cell>
          <table:table-cell office:value-type="float" office:value="20633" table:formula="of:=[Thomas.L133]-[Thomas.E133]" table:style-name="ce2">
            <text:p>20633</text:p>
          </table:table-cell>
          <table:table-cell office:value-type="float" office:value="151.00701182715977" table:formula="of:=[Thomas.M133]-[Thomas.F133]" table:style-name="ce10">
            <text:p>151.01</text:p>
          </table:table-cell>
          <table:table-cell office:value-type="float" office:value="8" table:formula="of:=[Thomas.N133]-[Thomas.G133]" table:style-name="ce2">
            <text:p>8</text:p>
          </table:table-cell>
          <table:table-cell table:style-name="ce2"/>
          <table:table-cell office:value-type="float" office:value="0" table:formula="of:=[Thomas.P133]-[Thomas.I133]-IF([Thomas.Q133]-[Thomas.J133]&lt;0;1;0)" table:style-name="ce2">
            <text:p>0</text:p>
          </table:table-cell>
          <table:table-cell office:value-type="float" office:value="0" table:formula="of:=IF([Thomas.Q133]-[Thomas.J133]&lt;0;[Thomas.Q133]-[Thomas.J133]+60;[Thomas.Q133]-[Thomas.J133])-IF([Thomas.R133]-[Thomas.K133]&lt;0;1;0)" table:style-name="ce2">
            <text:p>0</text:p>
          </table:table-cell>
          <table:table-cell office:value-type="float" office:value="0" table:formula="of:=IF([Thomas.R133]-[Thomas.K133]&lt;0;[Thomas.R133]-[Thomas.K133]+60;[Thomas.R133]-[Thomas.K133])" table:style-name="ce2">
            <text:p>0</text:p>
          </table:table-cell>
          <table:table-cell office:value-type="float" office:value="0" table:formula="of:=[Thomas.S133]-[Thomas.L133]" table:style-name="ce2">
            <text:p>0</text:p>
          </table:table-cell>
          <table:table-cell office:value-type="float" office:value="0" table:formula="of:=[Thomas.T133]-[Thomas.M133]" table:style-name="ce10">
            <text:p>0.00</text:p>
          </table:table-cell>
          <table:table-cell office:value-type="float" office:value="0" table:formula="of:=[Thomas.U133]-[Thomas.N133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oxic Brainz</text:p>
          </table:table-cell>
          <table:table-cell office:value-type="float" office:value="0" table:formula="of:=[Thomas.I134]-[Thomas.B134]-IF([Thomas.J134]-[Thomas.C134]&lt;0;1;0)" table:style-name="ce2">
            <text:p>0</text:p>
          </table:table-cell>
          <table:table-cell office:value-type="float" office:value="0" table:formula="of:=IF([Thomas.J134]-[Thomas.C134]&lt;0;[Thomas.J134]-[Thomas.C134]+60;[Thomas.J134]-[Thomas.C134])-IF([Thomas.K134]-[Thomas.D134]&lt;0;1;0)" table:style-name="ce2">
            <text:p>0</text:p>
          </table:table-cell>
          <table:table-cell office:value-type="float" office:value="0" table:formula="of:=IF([Thomas.K134]-[Thomas.D134]&lt;0;[Thomas.K134]-[Thomas.D134]+60;[Thomas.K134]-[Thomas.D134])" table:style-name="ce2">
            <text:p>0</text:p>
          </table:table-cell>
          <table:table-cell office:value-type="float" office:value="0" table:formula="of:=[Thomas.L134]-[Thomas.E134]" table:style-name="ce2">
            <text:p>0</text:p>
          </table:table-cell>
          <table:table-cell office:value-type="float" office:value="0" table:formula="of:=[Thomas.M134]-[Thomas.F134]" table:style-name="ce10">
            <text:p>0.00</text:p>
          </table:table-cell>
          <table:table-cell office:value-type="float" office:value="0" table:formula="of:=[Thomas.N134]-[Thomas.G134]" table:style-name="ce2">
            <text:p>0</text:p>
          </table:table-cell>
          <table:table-cell table:style-name="ce2"/>
          <table:table-cell office:value-type="float" office:value="0" table:formula="of:=[Thomas.P134]-[Thomas.I134]-IF([Thomas.Q134]-[Thomas.J134]&lt;0;1;0)" table:style-name="ce2">
            <text:p>0</text:p>
          </table:table-cell>
          <table:table-cell office:value-type="float" office:value="0" table:formula="of:=IF([Thomas.Q134]-[Thomas.J134]&lt;0;[Thomas.Q134]-[Thomas.J134]+60;[Thomas.Q134]-[Thomas.J134])-IF([Thomas.R134]-[Thomas.K134]&lt;0;1;0)" table:style-name="ce2">
            <text:p>0</text:p>
          </table:table-cell>
          <table:table-cell office:value-type="float" office:value="0" table:formula="of:=IF([Thomas.R134]-[Thomas.K134]&lt;0;[Thomas.R134]-[Thomas.K134]+60;[Thomas.R134]-[Thomas.K134])" table:style-name="ce2">
            <text:p>0</text:p>
          </table:table-cell>
          <table:table-cell office:value-type="float" office:value="0" table:formula="of:=[Thomas.S134]-[Thomas.L134]" table:style-name="ce2">
            <text:p>0</text:p>
          </table:table-cell>
          <table:table-cell office:value-type="float" office:value="0" table:formula="of:=[Thomas.T134]-[Thomas.M134]" table:style-name="ce10">
            <text:p>0.00</text:p>
          </table:table-cell>
          <table:table-cell office:value-type="float" office:value="0" table:formula="of:=[Thomas.U134]-[Thomas.N134]" table:style-name="ce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Party Brainz</text:p>
          </table:table-cell>
          <table:table-cell office:value-type="float" office:value="0" table:formula="of:=[Thomas.I135]-[Thomas.B135]-IF([Thomas.J135]-[Thomas.C135]&lt;0;1;0)" table:style-name="ce2">
            <text:p>0</text:p>
          </table:table-cell>
          <table:table-cell office:value-type="float" office:value="0" table:formula="of:=IF([Thomas.J135]-[Thomas.C135]&lt;0;[Thomas.J135]-[Thomas.C135]+60;[Thomas.J135]-[Thomas.C135])-IF([Thomas.K135]-[Thomas.D135]&lt;0;1;0)" table:style-name="ce2">
            <text:p>0</text:p>
          </table:table-cell>
          <table:table-cell office:value-type="float" office:value="0" table:formula="of:=IF([Thomas.K135]-[Thomas.D135]&lt;0;[Thomas.K135]-[Thomas.D135]+60;[Thomas.K135]-[Thomas.D135])" table:style-name="ce2">
            <text:p>0</text:p>
          </table:table-cell>
          <table:table-cell office:value-type="float" office:value="0" table:formula="of:=[Thomas.L135]-[Thomas.E135]" table:style-name="ce2">
            <text:p>0</text:p>
          </table:table-cell>
          <table:table-cell office:value-type="float" office:value="0" table:formula="of:=[Thomas.M135]-[Thomas.F135]" table:style-name="ce10">
            <text:p>0.00</text:p>
          </table:table-cell>
          <table:table-cell office:value-type="float" office:value="0" table:formula="of:=[Thomas.N135]-[Thomas.G135]" table:style-name="ce2">
            <text:p>0</text:p>
          </table:table-cell>
          <table:table-cell table:style-name="ce2"/>
          <table:table-cell office:value-type="float" office:value="0" table:formula="of:=[Thomas.P135]-[Thomas.I135]-IF([Thomas.Q135]-[Thomas.J135]&lt;0;1;0)" table:style-name="ce2">
            <text:p>0</text:p>
          </table:table-cell>
          <table:table-cell office:value-type="float" office:value="0" table:formula="of:=IF([Thomas.Q135]-[Thomas.J135]&lt;0;[Thomas.Q135]-[Thomas.J135]+60;[Thomas.Q135]-[Thomas.J135])-IF([Thomas.R135]-[Thomas.K135]&lt;0;1;0)" table:style-name="ce2">
            <text:p>0</text:p>
          </table:table-cell>
          <table:table-cell office:value-type="float" office:value="0" table:formula="of:=IF([Thomas.R135]-[Thomas.K135]&lt;0;[Thomas.R135]-[Thomas.K135]+60;[Thomas.R135]-[Thomas.K135])" table:style-name="ce2">
            <text:p>0</text:p>
          </table:table-cell>
          <table:table-cell office:value-type="float" office:value="0" table:formula="of:=[Thomas.S135]-[Thomas.L135]" table:style-name="ce2">
            <text:p>0</text:p>
          </table:table-cell>
          <table:table-cell office:value-type="float" office:value="0" table:formula="of:=[Thomas.T135]-[Thomas.M135]" table:style-name="ce10">
            <text:p>0.00</text:p>
          </table:table-cell>
          <table:table-cell office:value-type="float" office:value="0" table:formula="of:=[Thomas.U135]-[Thomas.N135]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5" table:style-name="ce2"/>
          <table:table-cell table:style-name="ce4"/>
          <table:table-cell table:number-columns-repeated="6" table:style-name="ce2"/>
          <table:table-cell table:style-name="ce4"/>
          <table:table-cell table:number-columns-repeated="16371" table:style-name="ce2"/>
        </table:table-row>
        <table:table-row table:style-name="ro1">
          <table:table-cell office:value-type="string" table:style-name="ce2">
            <text:p>Hover Goat-3000</text:p>
          </table:table-cell>
          <table:table-cell office:value-type="float" office:value="0" table:formula="of:=[Thomas.I137]-[Thomas.B137]-IF([Thomas.J137]-[Thomas.C137]&lt;0;1;0)" table:style-name="ce2">
            <text:p>0</text:p>
          </table:table-cell>
          <table:table-cell office:value-type="float" office:value="0" table:formula="of:=IF([Thomas.J137]-[Thomas.C137]&lt;0;[Thomas.J137]-[Thomas.C137]+60;[Thomas.J137]-[Thomas.C137])-IF([Thomas.K137]-[Thomas.D137]&lt;0;1;0)" table:style-name="ce2">
            <text:p>0</text:p>
          </table:table-cell>
          <table:table-cell office:value-type="float" office:value="0" table:formula="of:=IF([Thomas.K137]-[Thomas.D137]&lt;0;[Thomas.K137]-[Thomas.D137]+60;[Thomas.K137]-[Thomas.D137])" table:style-name="ce2">
            <text:p>0</text:p>
          </table:table-cell>
          <table:table-cell office:value-type="float" office:value="0" table:formula="of:=[Thomas.L137]-[Thomas.E137]" table:style-name="ce2">
            <text:p>0</text:p>
          </table:table-cell>
          <table:table-cell office:value-type="float" office:value="0" table:formula="of:=[Thomas.M137]-[Thomas.F137]" table:style-name="ce10">
            <text:p>0.00</text:p>
          </table:table-cell>
          <table:table-cell office:value-type="float" office:value="0" table:formula="of:=[Thomas.N137]-[Thomas.G137]" table:style-name="ce2">
            <text:p>0</text:p>
          </table:table-cell>
          <table:table-cell table:style-name="ce2"/>
          <table:table-cell office:value-type="float" office:value="0" table:formula="of:=[Thomas.P137]-[Thomas.I137]-IF([Thomas.Q137]-[Thomas.J137]&lt;0;1;0)" table:style-name="ce2">
            <text:p>0</text:p>
          </table:table-cell>
          <table:table-cell office:value-type="float" office:value="12" table:formula="of:=IF([Thomas.Q137]-[Thomas.J137]&lt;0;[Thomas.Q137]-[Thomas.J137]+60;[Thomas.Q137]-[Thomas.J137])-IF([Thomas.R137]-[Thomas.K137]&lt;0;1;0)" table:style-name="ce2">
            <text:p>12</text:p>
          </table:table-cell>
          <table:table-cell office:value-type="float" office:value="18" table:formula="of:=IF([Thomas.R137]-[Thomas.K137]&lt;0;[Thomas.R137]-[Thomas.K137]+60;[Thomas.R137]-[Thomas.K137])" table:style-name="ce2">
            <text:p>18</text:p>
          </table:table-cell>
          <table:table-cell office:value-type="float" office:value="5070" table:formula="of:=[Thomas.S137]-[Thomas.L137]" table:style-name="ce2">
            <text:p>5070</text:p>
          </table:table-cell>
          <table:table-cell office:value-type="float" office:value="0" table:formula="of:=[Thomas.T137]-[Thomas.M137]" table:style-name="ce10">
            <text:p>0.00</text:p>
          </table:table-cell>
          <table:table-cell office:value-type="float" office:value="4" table:formula="of:=[Thomas.U137]-[Thomas.N137]" table:style-name="ce2">
            <text:p>4</text:p>
          </table:table-cell>
          <table:table-cell table:number-columns-repeated="16370"/>
        </table:table-row>
        <table:table-row table:number-rows-repeated="1048439" table:style-name="ro1">
          <table:table-cell table:number-columns-repeated="16384"/>
        </table:table-row>
      </table:table>
      <table:table table:name="Fuld_Rank" table:style-name="ta4">
        <table:table-column table:style-name="co14" table:default-cell-style-name="ce2"/>
        <table:table-column table:style-name="co9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5" table:default-cell-style-name="ce2"/>
        <table:table-column table:style-name="co16" table:number-columns-repeated="16377" table:default-cell-style-name="ce2"/>
        <table:table-row table:style-name="ro1">
          <table:table-cell table:style-name="ce2"/>
          <table:table-cell office:value-type="string" table:style-name="ce2">
            <text:p>Player</text:p>
          </table:table-cell>
          <table:table-cell office:value-type="string" table:style-name="ce2">
            <text:p>Hour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</text:p>
          </table:table-cell>
          <table:table-cell office:value-type="string" table:style-name="ce2">
            <text:p>XP/Min</text:p>
          </table:table-cell>
          <table:table-cell office:value-type="string" table:style-name="ce2">
            <text:p>Record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mmando Pea</text:p>
          </table:table-cell>
          <table:table-cell office:value-type="string" table:style-name="ce2">
            <text:p>Mads</text:p>
          </table:table-cell>
          <table:table-cell office:value-type="float" office:value="4" table:style-name="ce2">
            <text:p>4</text:p>
          </table:table-cell>
          <table:table-cell office:value-type="float" office:value="47" table:style-name="ce2">
            <text:p>47</text:p>
          </table:table-cell>
          <table:table-cell office:value-type="float" office:value="11" table:style-name="ce2">
            <text:p>11</text:p>
          </table:table-cell>
          <table:table-cell office:value-type="float" office:value="405.45528408101677" table:formula="of:=IFERROR(116440/([.C2]*60+[.D2]+[.E2]/60);0)" table:style-name="ce7">
            <text:p>405.5</text:p>
          </table:table-cell>
          <table:table-cell office:value-type="string" table:style-name="ce2">
            <text:p>20-11-201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ricket Star</text:p>
          </table:table-cell>
          <table:table-cell office:value-type="string" table:style-name="ce2">
            <text:p>Mads</text:p>
          </table:table-cell>
          <table:table-cell office:value-type="float" office:value="6" table:style-name="ce2">
            <text:p>6</text:p>
          </table:table-cell>
          <table:table-cell office:value-type="float" office:value="39" table:style-name="ce2">
            <text:p>39</text:p>
          </table:table-cell>
          <table:table-cell office:value-type="float" office:value="53" table:style-name="ce2">
            <text:p>53</text:p>
          </table:table-cell>
          <table:table-cell office:value-type="float" office:value="291.1849289376068" table:formula="of:=IFERROR(116440/([.C3]*60+[.D3]+[.E3]/60);0)" table:style-name="ce7">
            <text:p>291.2</text:p>
          </table:table-cell>
          <table:table-cell office:value-type="string" table:style-name="ce2">
            <text:p>20-11-201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rozen Citron</text:p>
          </table:table-cell>
          <table:table-cell office:value-type="string" table:style-name="ce2">
            <text:p>Thomas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42" table:style-name="ce2">
            <text:p>42</text:p>
          </table:table-cell>
          <table:table-cell office:value-type="float" office:value="274.17000235460324" table:formula="of:=IFERROR(116440/([.C4]*60+[.D4]+[.E4]/60);0)" table:style-name="ce7">
            <text:p>274.2</text:p>
          </table:table-cell>
          <table:table-cell office:value-type="string" table:style-name="ce2">
            <text:p>20-11-201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ricket Star</text:p>
          </table:table-cell>
          <table:table-cell office:value-type="string" table:style-name="ce2">
            <text:p>Thomas</text:p>
          </table:table-cell>
          <table:table-cell office:value-type="float" office:value="6" table:style-name="ce2">
            <text:p>6</text:p>
          </table:table-cell>
          <table:table-cell office:value-type="float" office:value="43" table:style-name="ce2">
            <text:p>43</text:p>
          </table:table-cell>
          <table:table-cell office:value-type="float" office:value="35" table:style-name="ce2">
            <text:p>35</text:p>
          </table:table-cell>
          <table:table-cell office:value-type="float" office:value="288.51538302704938" table:formula="of:=IFERROR(116440/([.C5]*60+[.D5]+[.E5]/60);0)" table:style-name="ce7">
            <text:p>288.5</text:p>
          </table:table-cell>
          <table:table-cell office:value-type="string" table:style-name="ce2">
            <text:p>20-11-201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elder</text:p>
          </table:table-cell>
          <table:table-cell office:value-type="string" table:style-name="ce2">
            <text:p>Mads</text:p>
          </table:table-cell>
          <table:table-cell office:value-type="float" office:value="6" table:style-name="ce2">
            <text:p>6</text:p>
          </table:table-cell>
          <table:table-cell office:value-type="float" office:value="30" table:style-name="ce2">
            <text:p>30</text:p>
          </table:table-cell>
          <table:table-cell office:value-type="float" office:value="15" table:style-name="ce2">
            <text:p>15</text:p>
          </table:table-cell>
          <table:table-cell office:value-type="float" office:value="298.37283792440741" table:formula="of:=IFERROR(116440/([.C6]*60+[.D6]+[.E6]/60);0)" table:style-name="ce7">
            <text:p>298.4</text:p>
          </table:table-cell>
          <table:table-cell office:value-type="string" table:style-name="ce2">
            <text:p>18-12-2017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  <table:table table:name="Ranks" table:style-name="ta4">
        <table:table-column table:style-name="co9" table:default-cell-style-name="ce2"/>
        <table:table-column table:style-name="co17" table:default-cell-style-name="ce2"/>
        <table:table-column table:style-name="co15" table:number-columns-repeated="3" table:default-cell-style-name="ce2"/>
        <table:table-column table:style-name="co7" table:number-columns-repeated="16379" table:default-cell-style-name="ce2"/>
        <table:table-row table:style-name="ro1">
          <table:table-cell table:number-columns-repeated="2" table:style-name="ce2"/>
          <table:table-cell office:value-type="string" table:style-name="ce2">
            <text:p>20-11-2017</text:p>
          </table:table-cell>
          <table:table-cell office:value-type="string" table:style-name="ce2">
            <text:p>04-12-2017</text:p>
          </table:table-cell>
          <table:table-cell office:value-type="string" table:style-name="ce2">
            <text:p>18-12-2017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6" table:style-name="ce6">
            <text:p>Mads</text:p>
          </table:table-cell>
          <table:table-cell office:value-type="string" table:style-name="ce2">
            <text:p>Total</text:p>
          </table:table-cell>
          <table:table-cell office:value-type="float" office:value="56" table:formula="of:=COUNTIF([Mads.G:.G];&quot;&gt;0&quot;)" table:style-name="ce2">
            <text:p>56</text:p>
          </table:table-cell>
          <table:table-cell office:value-type="float" office:value="66" table:formula="of:=COUNTIF([Mads.N:.N];&quot;&gt;0&quot;)" table:style-name="ce2">
            <text:p>66</text:p>
          </table:table-cell>
          <table:table-cell office:value-type="float" office:value="67" table:formula="of:=COUNTIF([Mads.U:.U];&quot;&gt;0&quot;)" table:style-name="ce2">
            <text:p>67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Rank 1</text:p>
          </table:table-cell>
          <table:table-cell office:value-type="float" office:value="19" table:formula="of:=COUNTIF([Mads.G:.G];&quot;&gt;10&quot;)" table:style-name="ce2">
            <text:p>19</text:p>
          </table:table-cell>
          <table:table-cell office:value-type="float" office:value="32" table:formula="of:=COUNTIF([Mads.N:.N];&quot;&gt;10&quot;)" table:style-name="ce2">
            <text:p>32</text:p>
          </table:table-cell>
          <table:table-cell office:value-type="float" office:value="43" table:formula="of:=COUNTIF([Mads.U:.U];&quot;&gt;10&quot;)" table:style-name="ce2">
            <text:p>43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Rank 2</text:p>
          </table:table-cell>
          <table:table-cell office:value-type="float" office:value="7" table:formula="of:=COUNTIF([Mads.G:.G];&quot;&gt;20&quot;)" table:style-name="ce2">
            <text:p>7</text:p>
          </table:table-cell>
          <table:table-cell office:value-type="float" office:value="7" table:formula="of:=COUNTIF([Mads.N:.N];&quot;&gt;20&quot;)" table:style-name="ce2">
            <text:p>7</text:p>
          </table:table-cell>
          <table:table-cell office:value-type="float" office:value="7" table:formula="of:=COUNTIF([Mads.U:.U];&quot;&gt;20&quot;)" table:style-name="ce2">
            <text:p>7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Rank 3</text:p>
          </table:table-cell>
          <table:table-cell office:value-type="float" office:value="4" table:formula="of:=COUNTIF([Mads.G:.G];&quot;&gt;30&quot;)" table:style-name="ce2">
            <text:p>4</text:p>
          </table:table-cell>
          <table:table-cell office:value-type="float" office:value="4" table:formula="of:=COUNTIF([Mads.N:.N];&quot;&gt;30&quot;)" table:style-name="ce2">
            <text:p>4</text:p>
          </table:table-cell>
          <table:table-cell office:value-type="float" office:value="4" table:formula="of:=COUNTIF([Mads.U:.U];&quot;&gt;30&quot;)" table:style-name="ce2">
            <text:p>4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Rank 4</text:p>
          </table:table-cell>
          <table:table-cell office:value-type="float" office:value="3" table:formula="of:=COUNTIF([Mads.G:.G];&quot;&gt;40&quot;)" table:style-name="ce2">
            <text:p>3</text:p>
          </table:table-cell>
          <table:table-cell office:value-type="float" office:value="3" table:formula="of:=COUNTIF([Mads.N:.N];&quot;&gt;40&quot;)" table:style-name="ce2">
            <text:p>3</text:p>
          </table:table-cell>
          <table:table-cell office:value-type="float" office:value="3" table:formula="of:=COUNTIF([Mads.U:.U];&quot;&gt;40&quot;)" table:style-name="ce2">
            <text:p>3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Rank 5</text:p>
          </table:table-cell>
          <table:table-cell office:value-type="float" office:value="2" table:formula="of:=COUNTIF([Mads.G:.G];&quot;&gt;50&quot;)" table:style-name="ce2">
            <text:p>2</text:p>
          </table:table-cell>
          <table:table-cell office:value-type="float" office:value="2" table:formula="of:=COUNTIF([Mads.N:.N];&quot;&gt;50&quot;)" table:style-name="ce2">
            <text:p>2</text:p>
          </table:table-cell>
          <table:table-cell office:value-type="float" office:value="3" table:formula="of:=COUNTIF([Mads.U:.U];&quot;&gt;50&quot;)" table:style-name="ce2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6" table:style-name="ce6">
            <text:p>Thomas</text:p>
          </table:table-cell>
          <table:table-cell office:value-type="string" table:style-name="ce2">
            <text:p>Total</text:p>
          </table:table-cell>
          <table:table-cell office:value-type="float" office:value="91" table:formula="of:=COUNTIF([Thomas.G:.G];&quot;&gt;0&quot;)" table:style-name="ce2">
            <text:p>91</text:p>
          </table:table-cell>
          <table:table-cell office:value-type="float" office:value="105" table:formula="of:=COUNTIF([Thomas.N:.N];&quot;&gt;0&quot;)" table:style-name="ce2">
            <text:p>105</text:p>
          </table:table-cell>
          <table:table-cell office:value-type="float" office:value="106" table:formula="of:=COUNTIF([Thomas.U:.U];&quot;&gt;0&quot;)" table:style-name="ce2">
            <text:p>106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Rank 1</text:p>
          </table:table-cell>
          <table:table-cell office:value-type="float" office:value="23" table:formula="of:=COUNTIF([Thomas.G:.G];&quot;&gt;10&quot;)" table:style-name="ce2">
            <text:p>23</text:p>
          </table:table-cell>
          <table:table-cell office:value-type="float" office:value="41" table:formula="of:=COUNTIF([Thomas.N:.N];&quot;&gt;10&quot;)" table:style-name="ce2">
            <text:p>41</text:p>
          </table:table-cell>
          <table:table-cell office:value-type="float" office:value="45" table:formula="of:=COUNTIF([Thomas.U:.U];&quot;&gt;10&quot;)" table:style-name="ce2">
            <text:p>45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Rank 2</text:p>
          </table:table-cell>
          <table:table-cell office:value-type="float" office:value="9" table:formula="of:=COUNTIF([Thomas.G:.G];&quot;&gt;20&quot;)" table:style-name="ce2">
            <text:p>9</text:p>
          </table:table-cell>
          <table:table-cell office:value-type="float" office:value="9" table:formula="of:=COUNTIF([Thomas.N:.N];&quot;&gt;20&quot;)" table:style-name="ce2">
            <text:p>9</text:p>
          </table:table-cell>
          <table:table-cell office:value-type="float" office:value="10" table:formula="of:=COUNTIF([Thomas.U:.U];&quot;&gt;20&quot;)" table:style-name="ce2">
            <text:p>10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Rank 3</text:p>
          </table:table-cell>
          <table:table-cell office:value-type="float" office:value="6" table:formula="of:=COUNTIF([Thomas.G:.G];&quot;&gt;30&quot;)" table:style-name="ce2">
            <text:p>6</text:p>
          </table:table-cell>
          <table:table-cell office:value-type="float" office:value="6" table:formula="of:=COUNTIF([Thomas.N:.N];&quot;&gt;30&quot;)" table:style-name="ce2">
            <text:p>6</text:p>
          </table:table-cell>
          <table:table-cell office:value-type="float" office:value="6" table:formula="of:=COUNTIF([Thomas.U:.U];&quot;&gt;30&quot;)" table:style-name="ce2">
            <text:p>6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Rank 4</text:p>
          </table:table-cell>
          <table:table-cell office:value-type="float" office:value="3" table:formula="of:=COUNTIF([Thomas.G:.G];&quot;&gt;40&quot;)" table:style-name="ce2">
            <text:p>3</text:p>
          </table:table-cell>
          <table:table-cell office:value-type="float" office:value="3" table:formula="of:=COUNTIF([Thomas.N:.N];&quot;&gt;40&quot;)" table:style-name="ce2">
            <text:p>3</text:p>
          </table:table-cell>
          <table:table-cell office:value-type="float" office:value="4" table:formula="of:=COUNTIF([Thomas.U:.U];&quot;&gt;40&quot;)" table:style-name="ce2">
            <text:p>4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2">
            <text:p>Rank 5</text:p>
          </table:table-cell>
          <table:table-cell office:value-type="float" office:value="2" table:formula="of:=COUNTIF([Thomas.G:.G];&quot;&gt;50&quot;)" table:style-name="ce2">
            <text:p>2</text:p>
          </table:table-cell>
          <table:table-cell office:value-type="float" office:value="2" table:formula="of:=COUNTIF([Thomas.N:.N];&quot;&gt;50&quot;)" table:style-name="ce2">
            <text:p>2</text:p>
          </table:table-cell>
          <table:table-cell office:value-type="float" office:value="2" table:formula="of:=COUNTIF([Thomas.U:.U];&quot;&gt;50&quot;)" table:style-name="ce2">
            <text:p>2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style:vertical-align="automatic" fo:background-color="#FFEB9C"/>
      <style:text-properties fo:color="#9C5700"/>
    </style:style>
    <style:style style:name="cf2" style:family="table-cell" style:data-style-name="N0">
      <style:table-cell-properties style:vertical-align="automatic" fo:background-color="#FFC7CE"/>
      <style:text-properties fo:color="#9C0006"/>
    </style:style>
    <style:style style:name="cf3" style:family="table-cell" style:data-style-name="N0">
      <style:table-cell-properties style:vertical-align="automatic" fo:background-color="#C6EFCE"/>
      <style:text-properties fo:color="#006100"/>
    </style:style>
    <style:style style:name="cf4" style:family="table-cell" style:data-style-name="N0">
      <style:table-cell-properties style:vertical-align="automatic" fo:background-color="#FFC7CE"/>
      <style:text-properties fo:color="#9C0006"/>
    </style:style>
    <style:style style:name="cf5" style:family="table-cell" style:data-style-name="N0">
      <style:table-cell-properties style:vertical-align="automatic" fo:background-color="#FFEB9C"/>
      <style:text-properties fo:color="#9C5700"/>
    </style:style>
    <style:style style:name="cf6" style:family="table-cell" style:data-style-name="N0">
      <style:table-cell-properties style:vertical-align="automatic"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EB9C"/>
      <style:text-properties fo:color="#9C5700"/>
    </style:style>
    <style:style style:name="cf9" style:family="table-cell" style:data-style-name="N0">
      <style:table-cell-properties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Gotti</dc:creator>
    <meta:creation-date>2017-11-16T08:25:30Z</meta:creation-date>
    <dc:date>2017-12-18T12:56:05Z</dc:date>
    <meta:editing-cycles>7</meta:editing-cycles>
    <meta:editing-duration>PT1737S</meta:editing-duration>
  </office:meta>
</office:document-meta>
</file>